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15/"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4/" manifest:media-type="application/vnd.oasis.opendocument.chart"/>
  <manifest:file-entry manifest:full-path="/" manifest:media-type="application/vnd.oasis.opendocument.spreadsheet"/>
  <manifest:file-entry manifest:full-path="Object 1/" manifest:media-type="application/vnd.oasis.opendocument.chart"/>
  <manifest:file-entry manifest:full-path="Object 9/" manifest:media-type="application/vnd.oasis.opendocument.chart"/>
  <manifest:file-entry manifest:full-path="Object 14/"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fo:background-color="#3366FF"/>
      <style:text-properties fo:color="#FFFFFF" fo:font-weight="bold" style:font-weight-asian="bold" style:font-weight-complex="bold"/>
    </style:style>
    <style:style style:name="ce4" style:family="table-cell" style:parent-style-name="Default" style:data-style-name="N0">
      <style:table-cell-properties style:vertical-align="automatic" fo:wrap-option="wrap" fo:background-color="#3366FF"/>
      <style:text-properties fo:color="#FFFFFF" fo:font-weight="bold" style:font-weight-asian="bold" style:font-weight-complex="bold"/>
    </style:style>
    <style:style style:name="ce5" style:family="table-cell" style:parent-style-name="Default" style:data-style-name="N19">
      <style:table-cell-properties fo:background-color="#3366FF"/>
      <style:text-properties fo:color="#FFFFFF" fo:font-weight="bold" style:font-weight-asian="bold" style:font-weight-complex="bold"/>
    </style:style>
    <style:style style:name="ce6" style:family="table-cell" style:parent-style-name="Default" style:data-style-name="N0">
      <style:table-cell-properties style:vertical-align="automatic" fo:background-color="#3366FF" style:repeat-content="false"/>
      <style:paragraph-properties fo:text-align="end" fo:margin-right="0cm"/>
      <style:text-properties fo:color="#FFFFFF" fo:font-weight="bold" style:font-weight-asian="bold" style:font-weight-complex="bold"/>
    </style:style>
    <style:style style:name="ce7" style:family="table-cell" style:parent-style-name="Default" style:data-style-name="N21"/>
    <style:style style:name="ce8" style:family="table-cell" style:parent-style-name="Default" style:data-style-name="N0">
      <style:table-cell-properties style:vertical-align="top" fo:wrap-option="wrap"/>
    </style:style>
    <style:style style:name="ce9" style:family="table-cell" style:parent-style-name="Default" style:data-style-name="N0">
      <style:table-cell-properties style:vertical-align="top" fo:wrap-option="wrap" fo:background-color="transparent"/>
    </style:style>
    <style:style style:name="ce10" style:family="table-cell" style:parent-style-name="Default" style:data-style-name="N0">
      <style:table-cell-properties style:vertical-align="top" fo:wrap-option="wrap"/>
    </style:style>
    <style:style style:name="ce11" style:family="table-cell" style:parent-style-name="Default" style:data-style-name="N0">
      <style:table-cell-properties style:vertical-align="top" fo:wrap-option="wrap"/>
    </style:style>
    <style:style style:name="ce12" style:family="table-cell" style:parent-style-name="Default" style:data-style-name="N0">
      <style:table-cell-properties style:vertical-align="top" fo:wrap-option="wrap"/>
      <style:text-properties fo:color="#000000"/>
    </style:style>
    <style:style style:name="ce13" style:family="table-cell" style:parent-style-name="Default" style:data-style-name="N0">
      <style:table-cell-properties style:vertical-align="automatic" fo:wrap-option="wrap" fo:background-color="#3366FF"/>
    </style:style>
    <style:style style:name="ce14" style:family="table-cell" style:parent-style-name="Default" style:data-style-name="N0">
      <style:table-cell-properties style:vertical-align="automatic" fo:wrap-option="wrap" fo:background-color="#3366FF"/>
      <style:text-properties fo:color="#FFFFFF"/>
    </style:style>
    <style:style style:name="ce15" style:family="table-cell" style:parent-style-name="Default" style:data-style-name="N0">
      <style:table-cell-properties fo:background-color="#3366FF"/>
      <style:text-properties fo:color="#FFFFFF"/>
    </style:style>
    <style:style style:name="ce16" style:family="table-cell" style:parent-style-name="Default" style:data-style-name="N0">
      <style:table-cell-properties fo:background-color="#3366FF"/>
      <style:text-properties fo:color="#FFFFFF" fo:font-weight="bold" style:font-weight-asian="bold" style:font-weight-complex="bold"/>
    </style:style>
    <style:style style:name="ce17" style:family="table-cell" style:parent-style-name="Default" style:data-style-name="N0">
      <style:table-cell-properties style:vertical-align="top" fo:wrap-option="wrap"/>
      <style:text-properties fo:font-weight="bold" style:font-weight-asian="bold" style:font-weight-complex="bold"/>
    </style:style>
    <style:style style:name="ce18" style:family="table-cell" style:parent-style-name="Default" style:data-style-name="N2">
      <style:table-cell-properties style:vertical-align="top" fo:wrap-option="wrap"/>
      <style:text-properties fo:font-weight="bold" style:font-weight-asian="bold" style:font-weight-complex="bold"/>
    </style:style>
    <style:style style:name="ce19" style:family="table-cell" style:parent-style-name="Default" style:data-style-name="N2">
      <style:table-cell-properties style:vertical-align="top" fo:wrap-option="wrap"/>
    </style:style>
    <style:style style:name="ce20" style:family="table-cell" style:parent-style-name="Default" style:data-style-name="N2">
      <style:table-cell-properties style:vertical-align="top" fo:wrap-option="wrap"/>
      <style:text-properties fo:font-weight="bold" style:font-weight-asian="bold" style:font-weight-complex="bold"/>
    </style:style>
    <style:style style:name="ce21" style:family="table-cell" style:parent-style-name="Default" style:data-style-name="N0">
      <style:table-cell-properties style:vertical-align="top"/>
      <style:text-properties fo:font-weight="bold" style:font-weight-asian="bold" style:font-weight-complex="bold"/>
    </style:style>
    <style:style style:name="ce22" style:family="table-cell" style:parent-style-name="Default" style:data-style-name="N0">
      <style:table-cell-properties fo:border-top="thin solid #000000" fo:border-bottom="none" fo:border-left="thin solid #000000" fo:border-right="none" style:vertical-align="automatic" fo:background-color="#3366FF"/>
      <style:text-properties fo:color="#FFFFFF" fo:font-weight="bold" style:font-weight-asian="bold" style:font-weight-complex="bold"/>
    </style:style>
    <style:style style:name="ce23" style:family="table-cell" style:parent-style-name="Default" style:data-style-name="N0">
      <style:table-cell-properties fo:border-top="thin solid #000000" fo:border-bottom="none" fo:border-left="none" fo:border-right="none" style:vertical-align="automatic" fo:wrap-option="wrap" fo:background-color="#3366FF"/>
    </style:style>
    <style:style style:name="ce24" style:family="table-cell" style:parent-style-name="Default" style:data-style-name="N0">
      <style:table-cell-properties fo:border-top="thin solid #000000" fo:border-bottom="none" fo:border-left="none" fo:border-right="thin solid #000000" style:vertical-align="automatic" fo:wrap-option="wrap" fo:background-color="#3366FF"/>
    </style:style>
    <style:style style:name="ce25" style:family="table-cell" style:parent-style-name="Default" style:data-style-name="N0">
      <style:table-cell-properties fo:border-top="none" fo:border-bottom="thin solid #000000" fo:border-left="thin solid #000000" fo:border-right="none" style:vertical-align="automatic" fo:wrap-option="wrap" fo:background-color="#3366FF"/>
      <style:text-properties fo:color="#FFFFFF" fo:font-weight="bold" style:font-weight-asian="bold" style:font-weight-complex="bold"/>
    </style:style>
    <style:style style:name="ce26" style:family="table-cell" style:parent-style-name="Default" style:data-style-name="N0">
      <style:table-cell-properties fo:border-top="none" fo:border-bottom="thin solid #000000" fo:border-left="none" fo:border-right="none" style:vertical-align="automatic" fo:wrap-option="wrap" fo:background-color="#3366FF"/>
      <style:text-properties fo:color="#FFFFFF" fo:font-weight="bold" style:font-weight-asian="bold" style:font-weight-complex="bold"/>
    </style:style>
    <style:style style:name="ce27" style:family="table-cell" style:parent-style-name="Default" style:data-style-name="N0">
      <style:table-cell-properties fo:border-top="none" fo:border-bottom="thin solid #000000" fo:border-left="none" fo:border-right="thin solid #000000" style:vertical-align="automatic" fo:wrap-option="wrap" fo:background-color="#3366FF"/>
      <style:text-properties fo:color="#FFFFFF" fo:font-weight="bold" style:font-weight-asian="bold" style:font-weight-complex="bold"/>
    </style:style>
    <style:style style:name="ce28" style:family="table-cell" style:parent-style-name="Default" style:data-style-name="N2"/>
    <style:style style:name="ce29" style:family="table-cell" style:parent-style-name="Default" style:data-style-name="N0">
      <style:table-cell-properties fo:border-top="thin solid #000000" fo:border-bottom="none" fo:border-left="none" fo:border-right="none" style:vertical-align="automatic" fo:wrap-option="wrap" fo:background-color="#3366FF"/>
      <style:text-properties fo:font-weight="bold" style:font-weight-asian="bold" style:font-weight-complex="bold"/>
    </style:style>
    <style:style style:name="ce30" style:family="table-cell" style:parent-style-name="Default" style:data-style-name="N0">
      <style:table-cell-properties fo:border-top="thin solid #000000" fo:border-bottom="none" fo:border-left="thin solid #000000" fo:border-right="none" style:vertical-align="automatic" fo:wrap-option="wrap" fo:background-color="#3366FF"/>
      <style:text-properties fo:color="#FFFFFF" fo:font-weight="bold" style:font-weight-asian="bold" style:font-weight-complex="bold"/>
    </style:style>
    <style:style style:name="ce31" style:family="table-cell" style:parent-style-name="Default" style:data-style-name="N0">
      <style:table-cell-properties style:vertical-align="top" fo:wrap-option="wrap" fo:background-color="#99CCFF"/>
    </style:style>
    <style:style style:name="ce32" style:family="table-cell" style:parent-style-name="Default" style:data-style-name="N0">
      <style:table-cell-properties style:vertical-align="top" fo:wrap-option="wrap" fo:background-color="#99CCFF"/>
      <style:text-properties fo:font-weight="bold" style:font-weight-asian="bold" style:font-weight-complex="bold"/>
    </style:style>
    <style:style style:name="ce33" style:family="table-cell" style:parent-style-name="Default" style:data-style-name="N0">
      <style:table-cell-properties style:vertical-align="top" fo:wrap-option="wrap" fo:background-color="#99CCFF"/>
      <style:text-properties fo:font-weight="bold" style:font-weight-asian="bold" style:font-weight-complex="bold"/>
    </style:style>
    <style:style style:name="ce34" style:family="table-cell" style:parent-style-name="Default" style:data-style-name="N0">
      <style:table-cell-properties style:vertical-align="top" fo:wrap-option="wrap" fo:background-color="#99CCFF"/>
    </style:style>
    <style:style style:name="ce35" style:family="table-cell" style:parent-style-name="Default" style:data-style-name="N0">
      <style:table-cell-properties fo:border-top="none" fo:border-bottom="none" fo:border-left="none" fo:border-right="thin solid #000000" fo:background-color="#3366FF"/>
      <style:text-properties fo:color="#FFFFFF" style:font-name="Arial" style:font-name-asian="Arial" style:font-name-complex="Arial" fo:font-size="10pt" style:font-size-asian="10pt" style:font-size-complex="10pt" fo:font-weight="bold" style:font-weight-asian="bold" style:font-weight-complex="bold"/>
    </style:style>
    <style:style style:name="ce36" style:family="table-cell" style:parent-style-name="Default" style:data-style-name="N0">
      <style:table-cell-properties fo:background-color="#3366FF"/>
      <style:text-properties fo:color="#FFFFFF" style:font-name="Arial" style:font-name-asian="Arial" style:font-name-complex="Arial" fo:font-size="10pt" style:font-size-asian="10pt" style:font-size-complex="10pt" fo:font-weight="bold" style:font-weight-asian="bold" style:font-weight-complex="bold"/>
    </style:style>
    <style:style style:name="ce37" style:family="table-cell" style:parent-style-name="Default" style:data-style-name="N1">
      <style:table-cell-properties style:vertical-align="top" fo:wrap-option="wrap"/>
    </style:style>
    <style:style style:name="ce38" style:family="table-cell" style:parent-style-name="Default" style:data-style-name="N1">
      <style:table-cell-properties style:vertical-align="top" fo:wrap-option="wrap"/>
      <style:text-properties fo:font-weight="bold" style:font-weight-asian="bold" style:font-weight-complex="bold"/>
    </style:style>
    <style:style style:name="ce39" style:family="table-cell" style:parent-style-name="Default" style:data-style-name="N0">
      <style:table-cell-properties fo:background-color="#3366FF"/>
    </style:style>
    <style:style style:name="ce40" style:family="table-cell" style:parent-style-name="Default" style:data-style-name="N19">
      <style:table-cell-properties fo:background-color="#CCFFCC"/>
    </style:style>
    <style:style style:name="ce41" style:family="table-cell" style:parent-style-name="Default" style:data-style-name="N1">
      <style:table-cell-properties fo:border-top="none" fo:border-bottom="none" fo:border-left="thin solid #000000" fo:border-right="none" fo:background-color="#0000FF"/>
      <style:text-properties fo:color="#FFFFFF" fo:font-weight="bold" style:font-weight-asian="bold" style:font-weight-complex="bold"/>
    </style:style>
    <style:style style:name="ce42" style:family="table-cell" style:parent-style-name="Default" style:data-style-name="N1">
      <style:table-cell-properties fo:border-top="none" fo:border-bottom="none" fo:border-left="none" fo:border-right="thin solid #000000" fo:background-color="#0000FF"/>
      <style:text-properties fo:color="#FFFFFF" fo:font-weight="bold" style:font-weight-asian="bold" style:font-weight-complex="bold"/>
    </style:style>
    <style:style style:name="ce43" style:family="table-cell" style:parent-style-name="Default" style:data-style-name="N0">
      <style:table-cell-properties fo:border-top="none" fo:border-bottom="none" fo:border-left="thin solid #000000" fo:border-right="none" fo:background-color="#3366FF"/>
      <style:text-properties fo:color="#FFFFFF" style:font-name="Arial" style:font-name-asian="Arial" style:font-name-complex="Arial" fo:font-size="10pt" style:font-size-asian="10pt" style:font-size-complex="10pt" fo:font-weight="bold" style:font-weight-asian="bold" style:font-weight-complex="bold"/>
    </style:style>
    <style:style style:name="ce44" style:family="table-cell" style:parent-style-name="Default" style:data-style-name="N0">
      <style:table-cell-properties fo:border-top="none" fo:border-bottom="none" fo:border-left="thin solid #000000" fo:border-right="none" fo:background-color="transparent"/>
    </style:style>
    <style:style style:name="ce45" style:family="table-cell" style:parent-style-name="Default" style:data-style-name="N0">
      <style:table-cell-properties fo:border-top="none" fo:border-bottom="none" fo:border-left="none" fo:border-right="thin solid #000000" fo:background-color="transparent"/>
    </style:style>
    <style:style style:name="ce46" style:family="table-cell" style:parent-style-name="Default" style:data-style-name="N0">
      <style:table-cell-properties fo:border-top="none" fo:border-bottom="none" fo:border-left="thin solid #000000" fo:border-right="none"/>
    </style:style>
    <style:style style:name="ce47" style:family="table-cell" style:parent-style-name="Default" style:data-style-name="N0">
      <style:table-cell-properties fo:border-top="none" fo:border-bottom="none" fo:border-left="none" fo:border-right="thin solid #000000"/>
    </style:style>
    <style:style style:name="ce48" style:family="table-cell" style:parent-style-name="Default" style:data-style-name="N0">
      <style:table-cell-properties style:vertical-align="top" fo:background-color="#99CCFF"/>
      <style:text-properties fo:font-weight="bold" style:font-weight-asian="bold" style:font-weight-complex="bold"/>
    </style:style>
    <style:style style:name="ce49" style:family="table-cell" style:parent-style-name="Default" style:data-style-name="N0">
      <style:table-cell-properties style:vertical-align="top" fo:background-color="#99CCFF"/>
    </style:style>
    <style:style style:name="ce50" style:family="table-cell" style:parent-style-name="Default" style:data-style-name="N2">
      <style:table-cell-properties style:vertical-align="top" fo:background-color="#99CCFF"/>
      <style:text-properties fo:font-weight="bold" style:font-weight-asian="bold" style:font-weight-complex="bold"/>
    </style:style>
    <style:style style:name="ce51" style:family="table-cell" style:parent-style-name="Default" style:data-style-name="N1">
      <style:table-cell-properties style:vertical-align="top" fo:wrap-option="wrap" fo:background-color="#99CCFF"/>
      <style:text-properties fo:font-weight="bold" style:font-weight-asian="bold" style:font-weight-complex="bold"/>
    </style:style>
    <style:style style:name="ce52" style:family="table-cell" style:parent-style-name="Default" style:data-style-name="N0">
      <style:table-cell-properties style:vertical-align="top"/>
    </style:style>
    <style:style style:name="ce53" style:family="table-cell" style:parent-style-name="Default" style:data-style-name="N1">
      <style:table-cell-properties style:vertical-align="top" fo:wrap-option="wrap" fo:background-color="#99CCFF"/>
      <style:text-properties fo:font-weight="bold" style:font-weight-asian="bold" style:font-weight-complex="bold"/>
    </style:style>
    <style:style style:name="ce54" style:family="table-cell" style:parent-style-name="Default" style:data-style-name="N72">
      <style:table-cell-properties style:vertical-align="top" fo:wrap-option="wrap" fo:background-color="#99CCFF"/>
      <style:text-properties fo:font-weight="bold" style:font-weight-asian="bold" style:font-weight-complex="bold"/>
    </style:style>
    <style:style style:name="ce55" style:family="table-cell" style:parent-style-name="Default" style:data-style-name="N0">
      <style:table-cell-properties style:vertical-align="top" fo:wrap-option="wrap" fo:background-color="transparent"/>
      <style:text-properties fo:color="#000000"/>
    </style:style>
    <style:style style:name="ce56" style:family="table-cell" style:parent-style-name="Default" style:data-style-name="N0">
      <style:table-cell-properties style:vertical-align="automatic" fo:wrap-option="wrap" fo:background-color="#3366FF" style:repeat-content="false"/>
      <style:paragraph-properties fo:text-align="end" fo:margin-right="0cm"/>
    </style:style>
    <style:style style:name="ce57" style:family="table-cell" style:parent-style-name="Berekening" style:data-style-name="N0">
      <style:table-cell-properties fo:border="thin solid #808080" style:vertical-align="top" fo:wrap-option="wrap" fo:background-color="#99CCFF" style:repeat-content="false"/>
      <style:paragraph-properties fo:text-align="end" fo:margin-right="0cm"/>
      <style:text-properties fo:color="#000000" fo:font-weight="bold" style:font-weight-asian="bold" style:font-weight-complex="bold"/>
    </style:style>
    <style:style style:name="ce58" style:family="table-cell" style:parent-style-name="Berekening" style:data-style-name="N0">
      <style:table-cell-properties fo:border="thin solid #808080" style:vertical-align="top" fo:wrap-option="wrap" fo:background-color="#C0C0C0" style:repeat-content="false"/>
      <style:paragraph-properties fo:text-align="end" fo:margin-right="0cm"/>
      <style:text-properties fo:color="#000000" fo:font-weight="bold" style:font-weight-asian="bold" style:font-weight-complex="bold"/>
    </style:style>
    <style:style style:name="ce59" style:family="table-cell" style:parent-style-name="Berekening" style:data-style-name="N0">
      <style:table-cell-properties fo:border="thin solid #808080" style:vertical-align="top" fo:wrap-option="wrap" fo:background-color="transparent" style:repeat-content="false"/>
      <style:paragraph-properties fo:text-align="end" fo:margin-right="0cm"/>
      <style:text-properties fo:color="#000000" fo:font-weight="bold" style:font-weight-asian="bold" style:font-weight-complex="bold"/>
    </style:style>
    <style:style style:name="ce60" style:family="table-cell" style:parent-style-name="Berekening" style:data-style-name="N0">
      <style:table-cell-properties fo:border="thin solid #808080" style:vertical-align="top" fo:wrap-option="wrap" fo:background-color="#C0C0C0" style:repeat-content="false"/>
      <style:paragraph-properties fo:text-align="end" fo:margin-right="0cm"/>
      <style:text-properties fo:color="#000000" fo:font-weight="bold" style:font-weight-asian="bold" style:font-weight-complex="bold"/>
    </style:style>
    <style:style style:name="ce61" style:family="table-cell" style:parent-style-name="Berekening" style:data-style-name="N0">
      <style:table-cell-properties fo:border="thin solid #808080" style:vertical-align="top" fo:background-color="#99CCFF" style:repeat-content="false"/>
      <style:paragraph-properties fo:text-align="end" fo:margin-right="0cm"/>
      <style:text-properties fo:color="#000000" fo:font-weight="bold" style:font-weight-asian="bold" style:font-weight-complex="bold"/>
    </style:style>
    <style:style style:name="ce62" style:family="table-cell" style:parent-style-name="Berekening" style:data-style-name="N0">
      <style:table-cell-properties fo:border="none" style:vertical-align="top" fo:wrap-option="wrap" fo:background-color="transparent" style:repeat-content="false"/>
      <style:paragraph-properties fo:text-align="end" fo:margin-right="0cm"/>
      <style:text-properties fo:color="#000000" fo:font-weight="bold" style:font-weight-asian="bold" style:font-weight-complex="bold"/>
    </style:style>
    <style:style style:name="ce63" style:family="table-cell" style:parent-style-name="Default" style:data-style-name="N0">
      <style:table-cell-properties style:vertical-align="top" fo:wrap-option="wrap" style:repeat-content="false"/>
      <style:paragraph-properties fo:text-align="end" fo:margin-right="0cm"/>
    </style:style>
    <style:style style:name="ce64" style:family="table-cell" style:parent-style-name="Default" style:data-style-name="N0">
      <style:table-cell-properties style:vertical-align="top" fo:wrap-option="wrap" fo:background-color="#99CCFF" style:repeat-content="false"/>
      <style:paragraph-properties fo:text-align="end" fo:margin-right="0cm"/>
      <style:text-properties fo:font-weight="bold" style:font-weight-asian="bold" style:font-weight-complex="bold"/>
    </style:style>
    <style:style style:name="ce65" style:family="table-cell" style:parent-style-name="Default" style:data-style-name="N0">
      <style:text-properties fo:font-size="16pt" style:font-size-asian="16pt" style:font-size-complex="16pt" fo:font-weight="bold" style:font-weight-asian="bold" style:font-weight-complex="bold"/>
    </style:style>
    <style:style style:name="ce66" style:family="table-cell" style:parent-style-name="Default" style:data-style-name="N0">
      <style:table-cell-properties fo:background-color="#CCCCFF"/>
    </style:style>
    <style:style style:name="ce67" style:family="table-cell" style:parent-style-name="Default" style:data-style-name="N21">
      <style:table-cell-properties fo:background-color="#CCCCFF"/>
    </style:style>
    <style:style style:name="ce68" style:family="table-cell" style:parent-style-name="Default" style:data-style-name="N0">
      <style:table-cell-properties style:vertical-align="automatic"/>
      <style:text-properties fo:font-weight="bold" style:font-weight-asian="bold" style:font-weight-complex="bold"/>
    </style:style>
    <style:style style:name="ce69" style:family="table-cell" style:parent-style-name="Default" style:data-style-name="N0">
      <style:table-cell-properties style:vertical-align="automatic" fo:wrap-option="wrap" fo:background-color="#3366FF"/>
      <style:text-properties fo:font-weight="bold" style:font-weight-asian="bold" style:font-weight-complex="bold"/>
    </style:style>
    <style:style style:name="ce70" style:family="table-cell" style:parent-style-name="Default" style:data-style-name="N0">
      <style:table-cell-properties style:vertical-align="top" fo:wrap-option="wrap" fo:background-color="transparent"/>
      <style:text-properties fo:font-weight="bold" style:font-weight-asian="bold" style:font-weight-complex="bold"/>
    </style:style>
    <style:style style:name="ce71" style:family="table-cell" style:parent-style-name="Default" style:data-style-name="N0">
      <style:table-cell-properties style:vertical-align="top" fo:wrap-option="wrap" fo:background-color="#99CCFF" style:repeat-content="false"/>
      <style:paragraph-properties fo:text-align="start" fo:margin-left="0cm"/>
      <style:text-properties fo:font-weight="bold" style:font-weight-asian="bold" style:font-weight-complex="bold"/>
    </style:style>
    <style:style style:name="ce72" style:family="table-cell" style:parent-style-name="Default" style:data-style-name="N0">
      <style:table-cell-properties style:vertical-align="top" fo:wrap-option="wrap" fo:background-color="#99CCFF" style:repeat-content="false"/>
      <style:paragraph-properties fo:text-align="start" fo:margin-left="0cm"/>
    </style:style>
    <style:style style:name="ce73" style:family="table-cell" style:parent-style-name="Default" style:data-style-name="N0">
      <style:table-cell-properties style:vertical-align="top" fo:wrap-option="wrap" fo:background-color="#99CCFF" style:repeat-content="false"/>
      <style:paragraph-properties fo:text-align="start" fo:margin-left="0cm"/>
      <style:text-properties fo:font-weight="bold" style:font-weight-asian="bold" style:font-weight-complex="bold"/>
    </style:style>
    <style:style style:name="ce74" style:family="table-cell" style:parent-style-name="Berekening" style:data-style-name="N0">
      <style:table-cell-properties fo:border="thin solid #808080" style:vertical-align="top" fo:wrap-option="wrap" fo:background-color="#99CCFF" style:repeat-content="false"/>
      <style:paragraph-properties fo:text-align="start" fo:margin-left="0cm"/>
      <style:text-properties fo:color="#000000" fo:font-weight="bold" style:font-weight-asian="bold" style:font-weight-complex="bold"/>
    </style:style>
    <style:style style:name="ce75" style:family="table-cell" style:parent-style-name="Standaard_32_2" style:data-style-name="N0">
      <style:table-cell-properties style:vertical-align="top" fo:wrap-option="wrap" fo:background-color="transparent" style:cell-protect="protected"/>
    </style:style>
    <style:style style:name="ce76" style:family="table-cell" style:parent-style-name="Default" style:data-style-name="N0">
      <style:table-cell-properties style:vertical-align="automatic" fo:wrap-option="wrap"/>
    </style:style>
    <style:style style:name="ce77" style:family="table-cell" style:parent-style-name="Default" style:data-style-name="N13">
      <style:table-cell-properties style:vertical-align="top" fo:wrap-option="wrap" fo:background-color="#99CCFF"/>
      <style:text-properties fo:font-weight="bold" style:font-weight-asian="bold" style:font-weight-complex="bold"/>
    </style:style>
    <style:style style:name="ce7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9" style:family="table-cell" style:parent-style-name="Default" style:data-style-name="N0">
      <style:table-cell-properties style:vertical-align="automatic" fo:wrap-option="wrap" fo:background-color="#3366FF" style:repeat-content="false"/>
      <style:paragraph-properties fo:text-align="center"/>
    </style:style>
    <style:style style:name="ce80" style:family="table-cell" style:parent-style-name="Default" style:data-style-name="N0">
      <style:table-cell-properties style:vertical-align="automatic" fo:wrap-option="wrap" fo:background-color="#3366FF" style:repeat-content="false"/>
      <style:paragraph-properties fo:text-align="center"/>
      <style:text-properties fo:color="#FFFFFF" fo:font-weight="bold" style:font-weight-asian="bold" style:font-weight-complex="bold"/>
    </style:style>
    <style:style style:name="ce81" style:family="table-cell" style:parent-style-name="Default" style:data-style-name="N0">
      <style:table-cell-properties style:vertical-align="top" fo:wrap-option="wrap" fo:background-color="#99CCFF" style:repeat-content="false"/>
      <style:paragraph-properties fo:text-align="center"/>
      <style:text-properties fo:font-weight="bold" style:font-weight-asian="bold" style:font-weight-complex="bold"/>
    </style:style>
    <style:style style:name="ce82" style:family="table-cell" style:parent-style-name="Default" style:data-style-name="N0">
      <style:table-cell-properties style:vertical-align="top" fo:wrap-option="wrap" style:repeat-content="false"/>
      <style:paragraph-properties fo:text-align="center"/>
    </style:style>
    <style:style style:name="ce83" style:family="table-cell" style:parent-style-name="Default" style:data-style-name="N0">
      <style:table-cell-properties style:vertical-align="top" fo:wrap-option="wrap" fo:background-color="transparent" style:repeat-content="false"/>
      <style:paragraph-properties fo:text-align="center"/>
    </style:style>
    <style:style style:name="ce84" style:family="table-cell" style:parent-style-name="Default" style:data-style-name="N0">
      <style:table-cell-properties style:vertical-align="top" fo:background-color="#99CCFF" style:repeat-content="false"/>
      <style:paragraph-properties fo:text-align="center"/>
    </style:style>
    <style:style style:name="ce85" style:family="table-cell" style:parent-style-name="Default" style:data-style-name="N0">
      <style:table-cell-properties style:vertical-align="top" fo:wrap-option="wrap" style:repeat-content="false"/>
      <style:paragraph-properties fo:text-align="center"/>
    </style:style>
    <style:style style:name="ce86" style:family="table-cell" style:parent-style-name="Default" style:data-style-name="N0">
      <style:table-cell-properties style:vertical-align="top" fo:wrap-option="wrap" fo:background-color="#99CCFF" style:repeat-content="false"/>
      <style:paragraph-properties fo:text-align="center"/>
    </style:style>
    <style:style style:name="ce87" style:family="table-cell" style:parent-style-name="Default" style:data-style-name="N0">
      <style:table-cell-properties style:vertical-align="top" fo:wrap-option="wrap" fo:background-color="#99CCFF" style:repeat-content="false"/>
      <style:paragraph-properties fo:text-align="center"/>
    </style:style>
    <style:style style:name="ce88" style:family="table-cell" style:parent-style-name="Default" style:data-style-name="N0">
      <style:table-cell-properties style:vertical-align="top" fo:wrap-option="wrap"/>
    </style:style>
    <style:style style:name="ce89" style:family="table-cell" style:parent-style-name="Default" style:data-style-name="N0">
      <style:table-cell-properties style:vertical-align="top" fo:wrap-option="wrap"/>
      <style:text-properties fo:color="#000000" style:font-name="Arial" style:font-name-asian="Arial" style:font-name-complex="Arial" fo:font-size="10pt" style:font-size-asian="10pt" style:font-size-complex="10pt"/>
    </style:style>
    <style:style style:name="ce90" style:family="table-cell" style:parent-style-name="Default" style:data-style-name="N0">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91" style:family="table-cell" style:parent-style-name="Default" style:data-style-name="N1">
      <style:table-cell-properties style:vertical-align="top" fo:wrap-option="wrap" fo:background-color="transparent"/>
      <style:text-properties fo:font-weight="bold" style:font-weight-asian="bold" style:font-weight-complex="bold"/>
    </style:style>
    <style:style style:name="ce92"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fo:font-weight="bold" style:font-weight-asian="bold" style:font-weight-complex="bold"/>
    </style:style>
    <style:style style:name="ce93"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fo:font-weight="bold" style:font-weight-asian="bold" style:font-weight-complex="bold"/>
    </style:style>
    <style:style style:name="ce94" style:family="table-cell" style:parent-style-name="Default" style:data-style-name="N0">
      <style:table-cell-properties style:vertical-align="automatic" style:repeat-content="false"/>
      <style:paragraph-properties fo:text-align="center"/>
    </style:style>
    <style:style style:name="ce95" style:family="table-cell" style:parent-style-name="Default" style:data-style-name="N0">
      <style:table-cell-properties style:vertical-align="top" fo:wrap-option="wrap" fo:background-color="transparent"/>
      <style:text-properties fo:color="#000000"/>
    </style:style>
    <style:style style:name="ce96" style:family="table-cell" style:parent-style-name="Default" style:data-style-name="N2">
      <style:table-cell-properties style:vertical-align="top" fo:wrap-option="wrap" fo:background-color="#99CCFF"/>
      <style:text-properties fo:font-weight="bold" style:font-weight-asian="bold" style:font-weight-complex="bold"/>
    </style:style>
    <style:style style:name="ce97" style:family="table-cell" style:parent-style-name="Default" style:data-style-name="N0">
      <style:table-cell-properties style:vertical-align="top" fo:wrap-option="wrap" fo:background-color="#C0C0C0"/>
    </style:style>
    <style:style style:name="ce98" style:family="table-cell" style:parent-style-name="Default" style:data-style-name="N0">
      <style:table-cell-properties style:vertical-align="top" fo:wrap-option="wrap" fo:background-color="#C0C0C0" style:repeat-content="false"/>
      <style:paragraph-properties fo:text-align="center"/>
    </style:style>
    <style:style style:name="ce99" style:family="table-cell" style:parent-style-name="Default" style:data-style-name="N0">
      <style:table-cell-properties style:vertical-align="top" fo:wrap-option="wrap" fo:background-color="#C0C0C0"/>
    </style:style>
    <style:style style:name="ce100" style:family="table-cell" style:parent-style-name="Default" style:data-style-name="N0">
      <style:table-cell-properties style:vertical-align="top" fo:wrap-option="wrap" fo:background-color="#C0C0C0"/>
      <style:text-properties fo:font-weight="bold" style:font-weight-asian="bold" style:font-weight-complex="bold"/>
    </style:style>
    <style:style style:name="ce101" style:family="table-cell" style:parent-style-name="Default" style:data-style-name="N0">
      <style:table-cell-properties style:vertical-align="top" fo:background-color="transparent"/>
      <style:text-properties fo:font-weight="bold" style:font-weight-asian="bold" style:font-weight-complex="bold"/>
    </style:style>
    <style:style style:name="ce102" style:family="table-cell" style:parent-style-name="Default" style:data-style-name="N0">
      <style:table-cell-properties style:vertical-align="top" fo:background-color="transparent"/>
    </style:style>
    <style:style style:name="ce103" style:family="table-cell" style:parent-style-name="Default" style:data-style-name="N0">
      <style:table-cell-properties style:vertical-align="top" fo:wrap-option="wrap" fo:background-color="transparent"/>
      <style:text-properties fo:font-weight="bold" style:font-weight-asian="bold" style:font-weight-complex="bold"/>
    </style:style>
    <style:style style:name="ce104" style:family="table-cell" style:parent-style-name="Default" style:data-style-name="N72">
      <style:table-cell-properties style:vertical-align="top" fo:wrap-option="wrap" fo:background-color="transparent"/>
      <style:text-properties fo:font-weight="bold" style:font-weight-asian="bold" style:font-weight-complex="bold"/>
    </style:style>
    <style:style style:name="ce105" style:family="table-cell" style:parent-style-name="Standaard_32_2" style:data-style-name="N0">
      <style:table-cell-properties style:vertical-align="top" fo:wrap-option="wrap" fo:background-color="transparent" style:cell-protect="protected"/>
    </style:style>
    <style:style style:name="ce106" style:family="table-cell" style:parent-style-name="Default" style:data-style-name="N0">
      <style:table-cell-properties style:vertical-align="top" fo:wrap-option="wrap"/>
      <style:text-properties fo:color="#000000"/>
    </style:style>
    <style:style style:name="ce107" style:family="table-cell" style:parent-style-name="Default" style:data-style-name="N0">
      <style:table-cell-properties style:vertical-align="top" fo:wrap-option="wrap" fo:background-color="#BFBFBF"/>
    </style:style>
    <style:style style:name="ce108" style:family="table-cell" style:parent-style-name="Default" style:data-style-name="N0">
      <style:table-cell-properties style:vertical-align="top" fo:wrap-option="wrap" fo:background-color="#BFBFBF" style:repeat-content="false"/>
      <style:paragraph-properties fo:text-align="center"/>
    </style:style>
    <style:style style:name="ce109" style:family="table-cell" style:parent-style-name="Default" style:data-style-name="N0">
      <style:table-cell-properties style:vertical-align="top" fo:wrap-option="wrap" fo:background-color="#99CCFF" style:repeat-content="false"/>
      <style:paragraph-properties fo:text-align="end" fo:margin-right="0cm"/>
      <style:text-properties fo:font-weight="bold" style:font-weight-asian="bold" style:font-weight-complex="bold"/>
    </style:style>
    <style:style style:name="ce110" style:family="table-cell" style:parent-style-name="Default" style:data-style-name="N0">
      <style:table-cell-properties style:vertical-align="top" fo:background-color="#99CCFF"/>
      <style:text-properties fo:font-weight="bold" style:font-weight-asian="bold" style:font-weight-complex="bold"/>
    </style:style>
    <style:style style:name="ce111" style:family="table-cell" style:parent-style-name="Default" style:data-style-name="N0">
      <style:table-cell-properties style:vertical-align="top"/>
    </style:style>
    <style:style style:name="ce112" style:family="table-cell" style:parent-style-name="Default" style:data-style-name="N0">
      <style:table-cell-properties style:vertical-align="top" fo:wrap-option="wrap" fo:background-color="#99CCFF"/>
      <style:text-properties fo:font-weight="bold" style:font-weight-asian="bold" style:font-weight-complex="bold"/>
    </style:style>
    <style:style style:name="ce113" style:family="table-cell" style:parent-style-name="Default" style:data-style-name="N0">
      <style:table-cell-properties style:vertical-align="top" fo:wrap-option="wrap"/>
    </style:style>
    <style:style style:name="ce114" style:family="table-cell" style:parent-style-name="Default" style:data-style-name="N0">
      <style:table-cell-properties style:vertical-align="top" fo:wrap-option="wrap" fo:background-color="transparent"/>
      <style:text-properties fo:font-weight="bold" style:font-weight-asian="bold" style:font-weight-complex="bold"/>
    </style:style>
    <style:style style:name="ce115" style:family="table-cell" style:parent-style-name="Default" style:data-style-name="N0">
      <style:table-cell-properties style:vertical-align="top" fo:wrap-option="wrap" fo:background-color="transparent"/>
    </style:style>
    <style:style style:name="ce116" style:family="table-cell" style:parent-style-name="Default" style:data-style-name="N0">
      <style:table-cell-properties style:vertical-align="top" fo:background-color="transparent"/>
      <style:text-properties fo:font-weight="bold" style:font-weight-asian="bold" style:font-weight-complex="bold"/>
    </style:style>
    <style:style style:name="ce117" style:family="table-cell" style:parent-style-name="Default" style:data-style-name="N0">
      <style:table-cell-properties style:vertical-align="top" fo:background-color="transparent"/>
    </style:style>
    <style:style style:name="ce118" style:family="table-cell" style:parent-style-name="Default" style:data-style-name="N0">
      <style:table-cell-properties fo:border-top="thin solid #000000" fo:border-bottom="none" fo:border-left="thin solid #000000" fo:border-right="none" style:vertical-align="automatic" fo:wrap-option="wrap" fo:background-color="#3366FF"/>
      <style:text-properties fo:color="#FFFFFF" fo:font-weight="bold" style:font-weight-asian="bold" style:font-weight-complex="bold"/>
    </style:style>
    <style:style style:name="ce119" style:family="table-cell" style:parent-style-name="Default" style:data-style-name="N0">
      <style:table-cell-properties fo:border-top="thin solid #000000" fo:border-bottom="none" fo:border-left="none" fo:border-right="thin solid #000000" style:vertical-align="automatic" fo:wrap-option="wrap"/>
    </style:style>
    <style:style style:name="ce120"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21"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fo:font-weight="bold" style:font-weight-asian="bold" style:font-weight-complex="bold"/>
    </style:style>
    <style:style style:name="ce122"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fo:font-weight="bold" style:font-weight-asian="bold" style:font-weight-complex="bold"/>
    </style:style>
    <style:style style:name="ce123"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fo:font-weight="bold" style:font-weight-asian="bold" style:font-weight-complex="bold"/>
    </style:style>
    <style:style style:name="ce124" style:family="table-cell" style:parent-style-name="Default" style:data-style-name="N0">
      <style:table-cell-properties style:vertical-align="automatic" fo:background-color="#3366FF" style:repeat-content="false"/>
      <style:paragraph-properties fo:text-align="center"/>
      <style:text-properties fo:color="#FFFFFF" fo:font-weight="bold" style:font-weight-asian="bold" style:font-weight-complex="bold"/>
    </style:style>
    <style:style style:name="ce125" style:family="table-cell" style:parent-style-name="Default" style:data-style-name="N0">
      <style:table-cell-properties fo:border-top="thin solid #000000" fo:border-bottom="none" fo:border-left="thin solid #000000" fo:border-right="thin solid #000000" style:vertical-align="automatic" fo:wrap-option="wrap" fo:background-color="#3366FF"/>
      <style:text-properties fo:color="#FFFFFF" fo:font-weight="bold" style:font-weight-asian="bold" style:font-weight-complex="bold"/>
    </style:style>
    <style:style style:name="ce126" style:family="table-cell" style:parent-style-name="Default" style:data-style-name="N0">
      <style:table-cell-properties fo:border="thin solid #000000" style:vertical-align="automatic"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0"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1.350625cm"/>
    </style:style>
    <style:style style:name="co2" style:family="table-column">
      <style:table-column-properties fo:break-before="auto" style:column-width="1.031875cm"/>
    </style:style>
    <style:style style:name="co3" style:family="table-column">
      <style:table-column-properties fo:break-before="auto" style:column-width="3.67770833333333cm"/>
    </style:style>
    <style:style style:name="co4" style:family="table-column">
      <style:table-column-properties fo:break-before="auto" style:column-width="5.318125cm"/>
    </style:style>
    <style:style style:name="co5" style:family="table-column">
      <style:table-column-properties fo:break-before="auto" style:column-width="2.143125cm"/>
    </style:style>
    <style:style style:name="co6" style:family="table-column">
      <style:table-column-properties fo:break-before="auto" style:column-width="2.64583333333333cm"/>
    </style:style>
    <style:style style:name="co7" style:family="table-column">
      <style:table-column-properties fo:break-before="auto" style:column-width="2.75166666666667cm"/>
    </style:style>
    <style:style style:name="co8" style:family="table-column">
      <style:table-column-properties fo:break-before="auto" style:column-width="3.54541666666667cm"/>
    </style:style>
    <style:style style:name="co9" style:family="table-column">
      <style:table-column-properties fo:break-before="auto" style:column-width="3.59833333333333cm"/>
    </style:style>
    <style:style style:name="co10" style:family="table-column">
      <style:table-column-properties fo:break-before="auto" style:column-width="2.98979166666667cm"/>
    </style:style>
    <style:style style:name="co11" style:family="table-column">
      <style:table-column-properties fo:break-before="auto" style:column-width="2.778125cm"/>
    </style:style>
    <style:style style:name="co12" style:family="table-column">
      <style:table-column-properties fo:break-before="auto" style:column-width="2.69875cm"/>
    </style:style>
    <style:style style:name="co13" style:family="table-column">
      <style:table-column-properties fo:break-before="auto" style:column-width="2.48708333333333cm"/>
    </style:style>
    <style:style style:name="co14" style:family="table-column">
      <style:table-column-properties fo:break-before="auto" style:column-width="2.38125cm"/>
    </style:style>
    <style:style style:name="co15" style:family="table-column">
      <style:table-column-properties fo:break-before="auto" style:column-width="2.54cm"/>
    </style:style>
    <style:style style:name="co16" style:family="table-column">
      <style:table-column-properties fo:break-before="auto" style:column-width="2.35479166666667cm"/>
    </style:style>
    <style:style style:name="co17" style:family="table-column">
      <style:table-column-properties fo:break-before="auto" style:column-width="1.190625cm"/>
    </style:style>
    <style:style style:name="co18" style:family="table-column">
      <style:table-column-properties fo:break-before="auto" style:column-width="3.254375cm"/>
    </style:style>
    <style:style style:name="co19" style:family="table-column">
      <style:table-column-properties fo:break-before="auto" style:column-width="2.619375cm"/>
    </style:style>
    <style:style style:name="co20" style:family="table-column">
      <style:table-column-properties fo:break-before="auto" style:column-width="2.2225cm"/>
    </style:style>
    <style:style style:name="co21" style:family="table-column">
      <style:table-column-properties fo:break-before="auto" style:column-width="2.16958333333333cm"/>
    </style:style>
    <style:style style:name="co22" style:family="table-column">
      <style:table-column-properties fo:break-before="auto" style:column-width="2.88395833333333cm"/>
    </style:style>
    <style:style style:name="co23" style:family="table-column">
      <style:table-column-properties fo:break-before="auto" style:column-width="2.40770833333333cm"/>
    </style:style>
    <style:style style:name="co24" style:family="table-column">
      <style:table-column-properties fo:break-before="auto" style:column-width="2.11666666666667cm"/>
    </style:style>
    <style:style style:name="co25" style:family="table-column">
      <style:table-column-properties fo:break-before="auto" style:column-width="3.095625cm"/>
    </style:style>
    <style:style style:name="co26" style:family="table-column">
      <style:table-column-properties fo:break-before="auto" style:column-width="1.5875cm" style:use-optimal-column-width="true"/>
    </style:style>
    <style:style style:name="co27" style:family="table-column">
      <style:table-column-properties fo:break-before="auto" style:column-width="2.01083333333333cm" style:use-optimal-column-width="true"/>
    </style:style>
    <style:style style:name="co28" style:family="table-column">
      <style:table-column-properties fo:break-before="auto" style:column-width="2.01083333333333cm"/>
    </style:style>
    <style:style style:name="co29" style:family="table-column">
      <style:table-column-properties fo:break-before="auto" style:column-width="1.984375cm"/>
    </style:style>
    <style:style style:name="co30" style:family="table-column">
      <style:table-column-properties fo:break-before="auto" style:column-width="2.03729166666667cm"/>
    </style:style>
    <style:style style:name="co31" style:family="table-column">
      <style:table-column-properties fo:break-before="auto" style:column-width="2.48708333333333cm" style:use-optimal-column-width="true"/>
    </style:style>
    <style:style style:name="co32" style:family="table-column">
      <style:table-column-properties fo:break-before="auto" style:column-width="2.72520833333333cm"/>
    </style:style>
    <style:style style:name="co33" style:family="table-column">
      <style:table-column-properties fo:break-before="auto" style:column-width="4.048125cm"/>
    </style:style>
    <style:style style:name="co34" style:family="table-column">
      <style:table-column-properties fo:break-before="auto" style:column-width="4.89479166666667cm"/>
    </style:style>
    <style:style style:name="co35" style:family="table-column">
      <style:table-column-properties fo:break-before="auto" style:column-width="3.730625cm"/>
    </style:style>
    <style:style style:name="co36" style:family="table-column">
      <style:table-column-properties fo:break-before="auto" style:column-width="3.571875cm"/>
    </style:style>
    <style:style style:name="co37" style:family="table-column">
      <style:table-column-properties fo:break-before="auto" style:column-width="4.78895833333333cm"/>
    </style:style>
    <style:style style:name="co38" style:family="table-column">
      <style:table-column-properties fo:break-before="auto" style:column-width="4.73604166666667cm"/>
    </style:style>
    <style:style style:name="co39" style:family="table-column">
      <style:table-column-properties fo:break-before="auto" style:column-width="5.08cm"/>
    </style:style>
    <style:style style:name="co40" style:family="table-column">
      <style:table-column-properties fo:break-before="auto" style:column-width="3.12208333333333cm"/>
    </style:style>
    <style:style style:name="co41" style:family="table-column">
      <style:table-column-properties fo:break-before="auto" style:column-width="4.445cm"/>
    </style:style>
    <style:style style:name="co42" style:family="table-column">
      <style:table-column-properties fo:break-before="auto" style:column-width="2.06375cm"/>
    </style:style>
    <style:style style:name="co43" style:family="table-column">
      <style:table-column-properties fo:break-before="auto" style:column-width="3.01625cm"/>
    </style:style>
    <style:style style:name="ro1" style:family="table-row">
      <style:table-row-properties style:row-height="15.75pt" style:use-optimal-row-height="false" fo:break-before="auto"/>
    </style:style>
    <style:style style:name="ro2" style:family="table-row">
      <style:table-row-properties style:row-height="44.2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8pt" style:use-optimal-row-height="false" fo:break-before="auto"/>
    </style:style>
    <style:style style:name="ro5" style:family="table-row">
      <style:table-row-properties style:row-height="34.5pt" style:use-optimal-row-height="false" fo:break-before="auto"/>
    </style:style>
    <style:style style:name="ro6" style:family="table-row">
      <style:table-row-properties style:row-height="45pt" style:use-optimal-row-height="false" fo:break-before="auto"/>
    </style:style>
    <style:style style:name="ro7" style:family="table-row">
      <style:table-row-properties style:row-height="47.25pt" style:use-optimal-row-height="false" fo:break-before="auto"/>
    </style:style>
    <style:style style:name="ro8" style:family="table-row">
      <style:table-row-properties style:row-height="14.4pt" style:use-optimal-row-height="true" fo:break-before="auto"/>
    </style:style>
    <style:style style:name="ro9" style:family="table-row">
      <style:table-row-properties style:row-height="30.6pt" style:use-optimal-row-height="false" fo:break-before="auto"/>
    </style:style>
    <style:style style:name="ro10" style:family="table-row">
      <style:table-row-properties style:row-height="30pt" style:use-optimal-row-height="false" fo:break-before="auto"/>
    </style:style>
    <style:style style:name="ro11" style:family="table-row">
      <style:table-row-properties style:row-height="18.75pt" style:use-optimal-row-height="false" fo:break-before="auto"/>
    </style:style>
    <style:style style:name="ro12" style:family="table-row">
      <style:table-row-properties style:row-height="28.8pt" style:use-optimal-row-height="true" fo:break-before="auto"/>
    </style:style>
    <style:style style:name="ro13" style:family="table-row">
      <style:table-row-properties style:row-height="33pt" style:use-optimal-row-height="false" fo:break-before="auto"/>
    </style:style>
    <style:style style:name="ro14" style:family="table-row">
      <style:table-row-properties style:row-height="32.25pt" style:use-optimal-row-height="false" fo:break-before="auto"/>
    </style:style>
    <style:style style:name="ro15" style:family="table-row">
      <style:table-row-properties style:row-height="39pt" style:use-optimal-row-height="false" fo:break-before="auto"/>
    </style:style>
    <style:style style:name="ro16" style:family="table-row">
      <style:table-row-properties style:row-height="30.75pt" style:use-optimal-row-height="false" fo:break-before="auto"/>
    </style:style>
    <style:style style:name="ro17" style:family="table-row">
      <style:table-row-properties style:row-height="31.5pt" style:use-optimal-row-height="false" fo:break-before="auto"/>
    </style:style>
    <style:style style:name="ro18" style:family="table-row">
      <style:table-row-properties style:row-height="19.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36pt" style:use-optimal-row-height="false" fo:break-before="auto"/>
    </style:style>
    <style:style style:name="ro21" style:family="table-row">
      <style:table-row-properties style:row-height="28.5pt" style:use-optimal-row-height="false" fo:break-before="auto"/>
    </style:style>
    <style:style style:name="ro22" style:family="table-row">
      <style:table-row-properties style:row-height="21.75pt" style:use-optimal-row-height="false" fo:break-before="auto"/>
    </style:style>
    <style:style style:name="ro23" style:family="table-row">
      <style:table-row-properties style:row-height="37.5pt" style:use-optimal-row-height="false" fo:break-before="auto"/>
    </style:style>
    <style:style style:name="ro24" style:family="table-row">
      <style:table-row-properties style:row-height="33.75pt" style:use-optimal-row-height="false" fo:break-before="auto"/>
    </style:style>
    <style:style style:name="ro25" style:family="table-row">
      <style:table-row-properties style:row-height="12.75pt" style:use-optimal-row-height="false" fo:break-before="auto"/>
    </style:style>
    <style:style style:name="ro26" style:family="table-row">
      <style:table-row-properties style:row-height="21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
      <style:table-properties table:display="false" style:writing-mode="lr-tb"/>
    </style:style>
    <style:style style:name="ce127" style:family="table-cell" style:parent-style-name="Default" style:data-style-name="N0">
      <style:table-cell-properties fo:border-top="thin solid #000000" fo:border-bottom="none" fo:border-left="none" fo:border-right="none" style:vertical-align="automatic" fo:wrap-option="wrap" fo:background-color="#3366FF"/>
      <style:map style:condition="of:cell-content()=&quot;To Do&quot;" style:apply-style-name="cf1"/>
      <style:map style:condition="of:cell-content()=&quot;In Progress&quot;" style:apply-style-name="cf2"/>
      <style:map style:condition="of:cell-content()=&quot;Finished&quot;" style:apply-style-name="cf3"/>
    </style:style>
    <style:style style:name="ce128" style:family="table-cell" style:parent-style-name="Default" style:data-style-name="N0">
      <style:table-cell-properties fo:border-top="none" fo:border-bottom="thin solid #000000" fo:border-left="none" fo:border-right="none" style:vertical-align="automatic" fo:wrap-option="wrap" fo:background-color="#3366FF"/>
      <style:text-properties fo:color="#FFFFFF" fo:font-weight="bold" style:font-weight-asian="bold" style:font-weight-complex="bold"/>
      <style:map style:condition="of:cell-content()=&quot;To Do&quot;" style:apply-style-name="cf1"/>
      <style:map style:condition="of:cell-content()=&quot;In Progress&quot;" style:apply-style-name="cf2"/>
      <style:map style:condition="of:cell-content()=&quot;Finished&quot;" style:apply-style-name="cf3"/>
    </style:style>
    <style:style style:name="ce129" style:family="table-cell" style:parent-style-name="Default" style:data-style-name="N0">
      <style:table-cell-properties style:vertical-align="top" fo:wrap-option="wrap" fo:background-color="#99CCFF"/>
      <style:map style:condition="of:cell-content()=&quot;To Do&quot;" style:apply-style-name="cf1"/>
      <style:map style:condition="of:cell-content()=&quot;In Progress&quot;" style:apply-style-name="cf2"/>
      <style:map style:condition="of:cell-content()=&quot;Finished&quot;" style:apply-style-name="cf3"/>
    </style:style>
    <style:style style:name="ce130" style:family="table-cell" style:parent-style-name="Default" style:data-style-name="N0">
      <style:table-cell-properties style:vertical-align="top" fo:wrap-option="wrap"/>
      <style:map style:condition="of:cell-content()=&quot;To Do&quot;" style:apply-style-name="cf1"/>
      <style:map style:condition="of:cell-content()=&quot;In Progress&quot;" style:apply-style-name="cf2"/>
      <style:map style:condition="of:cell-content()=&quot;Finished&quot;" style:apply-style-name="cf3"/>
    </style:style>
    <style:style style:name="ce131" style:family="table-cell" style:parent-style-name="Default" style:data-style-name="N0">
      <style:table-cell-properties style:vertical-align="top" fo:wrap-option="wrap" fo:background-color="transparent"/>
      <style:map style:condition="of:cell-content()=&quot;To Do&quot;" style:apply-style-name="cf1"/>
      <style:map style:condition="of:cell-content()=&quot;In Progress&quot;" style:apply-style-name="cf2"/>
      <style:map style:condition="of:cell-content()=&quot;Finished&quot;" style:apply-style-name="cf3"/>
    </style:style>
    <style:style style:name="ce132" style:family="table-cell" style:parent-style-name="Default" style:data-style-name="N0">
      <style:table-cell-properties fo:border-top="thin solid #000000" fo:border-bottom="none" fo:border-left="thin solid #000000" fo:border-right="none" style:vertical-align="automatic" fo:wrap-option="wrap" fo:background-color="#3366FF"/>
      <style:text-properties fo:color="#FFFFFF" fo:font-weight="bold" style:font-weight-asian="bold" style:font-weight-complex="bold"/>
      <style:map style:condition="of:cell-content()=&quot;To Do&quot;" style:apply-style-name="cf1"/>
      <style:map style:condition="of:cell-content()=&quot;N.v.t.&quot;" style:apply-style-name="cf4"/>
      <style:map style:condition="of:cell-content()=&quot;Finished&quot;" style:apply-style-name="cf3"/>
    </style:style>
    <style:style style:name="ce133" style:family="table-cell" style:parent-style-name="Default" style:data-style-name="N0">
      <style:table-cell-properties fo:border-top="thin solid #000000" fo:border-bottom="none" fo:border-left="none" fo:border-right="none" style:vertical-align="automatic" fo:wrap-option="wrap" fo:background-color="#3366FF"/>
      <style:map style:condition="of:cell-content()=&quot;To Do&quot;" style:apply-style-name="cf1"/>
      <style:map style:condition="of:cell-content()=&quot;N.v.t.&quot;" style:apply-style-name="cf4"/>
      <style:map style:condition="of:cell-content()=&quot;Finished&quot;" style:apply-style-name="cf3"/>
    </style:style>
    <style:style style:name="ce134" style:family="table-cell" style:parent-style-name="Default" style:data-style-name="N0">
      <style:table-cell-properties fo:border-top="none" fo:border-bottom="thin solid #000000" fo:border-left="thin solid #000000" fo:border-right="none" style:vertical-align="automatic" fo:wrap-option="wrap" fo:background-color="#3366FF"/>
      <style:text-properties fo:color="#FFFFFF" fo:font-weight="bold" style:font-weight-asian="bold" style:font-weight-complex="bold"/>
      <style:map style:condition="of:cell-content()=&quot;To Do&quot;" style:apply-style-name="cf1"/>
      <style:map style:condition="of:cell-content()=&quot;N.v.t.&quot;" style:apply-style-name="cf4"/>
      <style:map style:condition="of:cell-content()=&quot;Finished&quot;" style:apply-style-name="cf3"/>
    </style:style>
    <style:style style:name="ce135" style:family="table-cell" style:parent-style-name="Default" style:data-style-name="N0">
      <style:table-cell-properties fo:border-top="none" fo:border-bottom="thin solid #000000" fo:border-left="none" fo:border-right="none" style:vertical-align="automatic" fo:wrap-option="wrap" fo:background-color="#3366FF"/>
      <style:text-properties fo:color="#FFFFFF" fo:font-weight="bold" style:font-weight-asian="bold" style:font-weight-complex="bold"/>
      <style:map style:condition="of:cell-content()=&quot;To Do&quot;" style:apply-style-name="cf1"/>
      <style:map style:condition="of:cell-content()=&quot;N.v.t.&quot;" style:apply-style-name="cf4"/>
      <style:map style:condition="of:cell-content()=&quot;Finished&quot;" style:apply-style-name="cf3"/>
    </style:style>
    <style:style style:name="ce136" style:family="table-cell" style:parent-style-name="Default" style:data-style-name="N0">
      <style:table-cell-properties style:vertical-align="top" fo:wrap-option="wrap" fo:background-color="#99CCFF"/>
      <style:map style:condition="of:cell-content()=&quot;To Do&quot;" style:apply-style-name="cf1"/>
      <style:map style:condition="of:cell-content()=&quot;N.v.t.&quot;" style:apply-style-name="cf4"/>
      <style:map style:condition="of:cell-content()=&quot;Finished&quot;" style:apply-style-name="cf3"/>
    </style:style>
    <style:style style:name="ce137" style:family="table-cell" style:parent-style-name="Default" style:data-style-name="N0">
      <style:table-cell-properties style:vertical-align="top" fo:wrap-option="wrap"/>
      <style:map style:condition="of:cell-content()=&quot;To Do&quot;" style:apply-style-name="cf1"/>
      <style:map style:condition="of:cell-content()=&quot;N.v.t.&quot;" style:apply-style-name="cf4"/>
      <style:map style:condition="of:cell-content()=&quot;Finished&quot;" style:apply-style-name="cf3"/>
    </style:style>
    <style:style style:name="ce138" style:family="table-cell" style:parent-style-name="Default" style:data-style-name="N0">
      <style:table-cell-properties style:vertical-align="top" fo:wrap-option="wrap" fo:background-color="transparent"/>
      <style:map style:condition="of:cell-content()=&quot;To Do&quot;" style:apply-style-name="cf1"/>
      <style:map style:condition="of:cell-content()=&quot;N.v.t.&quot;" style:apply-style-name="cf4"/>
      <style:map style:condition="of:cell-content()=&quot;Finished&quot;" style:apply-style-name="cf3"/>
    </style:style>
    <style:style style:name="ce139" style:family="table-cell" style:parent-style-name="Default" style:data-style-name="N0">
      <style:table-cell-properties fo:border-top="none" fo:border-bottom="thin solid #000000" fo:border-left="thin solid #000000" fo:border-right="none" style:vertical-align="automatic" fo:wrap-option="wrap" fo:background-color="#3366FF"/>
      <style:text-properties fo:color="#FFFFFF" fo:font-weight="bold" style:font-weight-asian="bold" style:font-weight-complex="bold"/>
      <style:map style:condition="of:cell-content()=&quot;To Do&quot;" style:apply-style-name="cf1"/>
      <style:map style:condition="of:cell-content()=&quot;In Progress&quot;" style:apply-style-name="cf2"/>
      <style:map style:condition="of:cell-content()=&quot;Finished&quot;" style:apply-style-name="cf3"/>
    </style:style>
    <style:style style:name="ce140" style:family="table-cell" style:parent-style-name="Default" style:data-style-name="N0">
      <style:table-cell-properties style:vertical-align="top" fo:wrap-option="wrap" fo:background-color="#99CCFF" style:repeat-content="false"/>
      <style:paragraph-properties fo:text-align="start" fo:margin-left="0cm"/>
      <style:map style:condition="of:cell-content()=&quot;To Do&quot;" style:apply-style-name="cf1"/>
      <style:map style:condition="of:cell-content()=&quot;In Progress&quot;" style:apply-style-name="cf2"/>
      <style:map style:condition="of:cell-content()=&quot;Finished&quot;" style:apply-style-name="cf3"/>
    </style:style>
    <style:style style:name="ce141" style:family="table-cell" style:parent-style-name="Default" style:data-style-name="N0">
      <style:table-cell-properties style:vertical-align="top" fo:wrap-option="wrap"/>
      <style:map style:condition="of:cell-content()=&quot;To Do&quot;" style:apply-style-name="cf1"/>
      <style:map style:condition="of:cell-content()=&quot;In Progress&quot;" style:apply-style-name="cf2"/>
      <style:map style:condition="of:cell-content()=&quot;Finished&quot;" style:apply-style-name="cf3"/>
    </style:style>
    <style:style style:name="ce142" style:family="table-cell" style:parent-style-name="Default" style:data-style-name="N0">
      <style:table-cell-properties style:vertical-align="top" fo:background-color="#99CCFF"/>
      <style:map style:condition="of:cell-content()=&quot;To Do&quot;" style:apply-style-name="cf1"/>
      <style:map style:condition="of:cell-content()=&quot;N.v.t.&quot;" style:apply-style-name="cf4"/>
      <style:map style:condition="of:cell-content()=&quot;Finished&quot;" style:apply-style-name="cf3"/>
    </style:style>
    <style:style style:name="ce143" style:family="table-cell" style:parent-style-name="Default" style:data-style-name="N0">
      <style:table-cell-properties style:vertical-align="top" fo:background-color="#99CCFF"/>
      <style:map style:condition="of:cell-content()=&quot;To Do&quot;" style:apply-style-name="cf1"/>
      <style:map style:condition="of:cell-content()=&quot;In Progress&quot;" style:apply-style-name="cf2"/>
      <style:map style:condition="of:cell-content()=&quot;Finished&quot;" style:apply-style-name="cf3"/>
    </style:style>
    <style:style style:name="ce144" style:family="table-cell" style:parent-style-name="Default" style:data-style-name="N0">
      <style:table-cell-properties style:vertical-align="top" fo:wrap-option="wrap" fo:background-color="#99CCFF" style:repeat-content="false"/>
      <style:paragraph-properties fo:text-align="start" fo:margin-left="0cm"/>
      <style:map style:condition="of:cell-content()=&quot;To Do&quot;" style:apply-style-name="cf1"/>
      <style:map style:condition="of:cell-content()=&quot;N.v.t.&quot;" style:apply-style-name="cf4"/>
      <style:map style:condition="of:cell-content()=&quot;Finished&quot;" style:apply-style-name="cf3"/>
    </style:style>
    <style:style style:name="ce145" style:family="table-cell" style:parent-style-name="Default" style:data-style-name="N0">
      <style:table-cell-properties style:vertical-align="top" fo:wrap-option="wrap"/>
      <style:map style:condition="of:cell-content()=&quot;To Do&quot;" style:apply-style-name="cf1"/>
      <style:map style:condition="of:cell-content()=&quot;N.v.t.&quot;" style:apply-style-name="cf4"/>
      <style:map style:condition="of:cell-content()=&quot;Finished&quot;" style:apply-style-name="cf3"/>
    </style:style>
    <style:style style:name="ce146" style:family="table-cell" style:parent-style-name="Default" style:data-style-name="N0">
      <style:table-cell-properties style:vertical-align="top" fo:wrap-option="wrap"/>
      <style:map style:condition="of:cell-content()=&quot;To Do&quot;" style:apply-style-name="cf1"/>
      <style:map style:condition="of:cell-content()=&quot;N.v.t.&quot;" style:apply-style-name="cf4"/>
      <style:map style:condition="of:cell-content()=&quot;Finished&quot;" style:apply-style-name="cf3"/>
    </style:style>
    <style:style style:name="ce147" style:family="table-cell" style:parent-style-name="Default" style:data-style-name="N0">
      <style:table-cell-properties style:vertical-align="top" fo:wrap-option="wrap"/>
      <style:map style:condition="of:cell-content()=&quot;To Do&quot;" style:apply-style-name="cf1"/>
      <style:map style:condition="of:cell-content()=&quot;In Progress&quot;" style:apply-style-name="cf2"/>
      <style:map style:condition="of:cell-content()=&quot;Finished&quot;" style:apply-style-name="cf3"/>
    </style:style>
    <style:style style:name="ce148" style:family="table-cell" style:parent-style-name="Default" style:data-style-name="N0">
      <style:table-cell-properties style:vertical-align="top" fo:wrap-option="wrap" fo:background-color="#99CCFF" style:repeat-content="false"/>
      <style:paragraph-properties fo:text-align="start" fo:margin-left="0cm"/>
      <style:map style:condition="of:cell-content()=&quot;To Do&quot;" style:apply-style-name="cf1"/>
      <style:map style:condition="of:cell-content()=&quot;N.v.t.&quot;" style:apply-style-name="cf4"/>
      <style:map style:condition="of:cell-content()=&quot;Finished&quot;" style:apply-style-name="cf3"/>
    </style:style>
    <style:style style:name="ce149" style:family="table-cell" style:parent-style-name="Default" style:data-style-name="N0">
      <style:table-cell-properties style:vertical-align="top" fo:wrap-option="wrap" fo:background-color="#99CCFF" style:repeat-content="false"/>
      <style:paragraph-properties fo:text-align="start" fo:margin-left="0cm"/>
      <style:map style:condition="of:cell-content()=&quot;To Do&quot;" style:apply-style-name="cf1"/>
      <style:map style:condition="of:cell-content()=&quot;In Progress&quot;" style:apply-style-name="cf2"/>
      <style:map style:condition="of:cell-content()=&quot;Finished&quot;" style:apply-style-name="cf3"/>
    </style:style>
    <style:style style:name="ce150" style:family="table-cell" style:parent-style-name="Default" style:data-style-name="N0">
      <style:table-cell-properties fo:border-top="thin solid #000000" fo:border-bottom="none" fo:border-left="thin solid #000000" fo:border-right="none" style:vertical-align="automatic" fo:wrap-option="wrap" fo:background-color="#3366FF"/>
      <style:text-properties fo:color="#FFFFFF" fo:font-weight="bold" style:font-weight-asian="bold" style:font-weight-complex="bold"/>
      <style:map style:condition="of:cell-content()=&quot;To Do&quot;" style:apply-style-name="cf1"/>
      <style:map style:condition="of:cell-content()=&quot;N.v.t.&quot;" style:apply-style-name="cf4"/>
      <style:map style:condition="of:cell-content()=&quot;Finished&quot;" style:apply-style-name="cf3"/>
    </style:style>
    <style:style style:name="ce151" style:family="table-cell" style:parent-style-name="Default" style:data-style-name="N0">
      <style:table-cell-properties fo:border-top="none" fo:border-bottom="thin solid #000000" fo:border-left="thin solid #000000" fo:border-right="none" style:vertical-align="automatic" fo:wrap-option="wrap" fo:background-color="#3366FF"/>
      <style:text-properties fo:color="#FFFFFF" fo:font-weight="bold" style:font-weight-asian="bold" style:font-weight-complex="bold"/>
      <style:map style:condition="of:cell-content()=&quot;To Do&quot;" style:apply-style-name="cf1"/>
      <style:map style:condition="of:cell-content()=&quot;N.v.t.&quot;" style:apply-style-name="cf4"/>
      <style:map style:condition="of:cell-content()=&quot;Finished&quot;" style:apply-style-name="cf3"/>
    </style:style>
    <style:style style:name="ce152" style:family="table-cell" style:parent-style-name="Default" style:data-style-name="N0">
      <style:table-cell-properties style:vertical-align="top" fo:wrap-option="wrap" fo:background-color="#99CCFF"/>
      <style:map style:condition="of:cell-content()=&quot;To Do&quot;" style:apply-style-name="cf1"/>
      <style:map style:condition="of:cell-content()=&quot;N.v.t.&quot;" style:apply-style-name="cf4"/>
      <style:map style:condition="of:cell-content()=&quot;Finished&quot;" style:apply-style-name="cf3"/>
    </style:style>
    <style:style style:name="ce153" style:family="table-cell" style:parent-style-name="Default" style:data-style-name="N0">
      <style:table-cell-properties style:vertical-align="top" fo:wrap-option="wrap"/>
      <style:map style:condition="of:cell-content()=&quot;To Do&quot;" style:apply-style-name="cf1"/>
      <style:map style:condition="of:cell-content()=&quot;N.v.t.&quot;" style:apply-style-name="cf4"/>
      <style:map style:condition="of:cell-content()=&quot;Finished&quot;" style:apply-style-name="cf3"/>
    </style:style>
    <style:style style:name="ce154" style:family="table-cell" style:parent-style-name="Default" style:data-style-name="N0">
      <style:table-cell-properties style:vertical-align="top" fo:wrap-option="wrap" fo:background-color="transparent"/>
      <style:map style:condition="of:cell-content()=&quot;To Do&quot;" style:apply-style-name="cf1"/>
      <style:map style:condition="of:cell-content()=&quot;N.v.t.&quot;" style:apply-style-name="cf4"/>
      <style:map style:condition="of:cell-content()=&quot;Finished&quot;" style:apply-style-name="cf3"/>
    </style:style>
    <style:style style:name="ce155" style:family="table-cell" style:parent-style-name="Default" style:data-style-name="N0">
      <style:table-cell-properties fo:border-top="thin solid #000000" fo:border-bottom="none" fo:border-left="none" fo:border-right="none" style:vertical-align="automatic" fo:wrap-option="wrap" fo:background-color="#3366FF"/>
      <style:map style:condition="of:cell-content()=&quot;To Do&quot;" style:apply-style-name="cf1"/>
      <style:map style:condition="of:cell-content()=&quot;In Progress&quot;" style:apply-style-name="cf2"/>
      <style:map style:condition="of:cell-content()=&quot;Finished&quot;" style:apply-style-name="cf3"/>
    </style:style>
    <style:style style:name="ce156" style:family="table-cell" style:parent-style-name="Default" style:data-style-name="N0">
      <style:table-cell-properties fo:border-top="none" fo:border-bottom="thin solid #000000" fo:border-left="none" fo:border-right="none" style:vertical-align="automatic" fo:wrap-option="wrap" fo:background-color="#3366FF"/>
      <style:text-properties fo:color="#FFFFFF" fo:font-weight="bold" style:font-weight-asian="bold" style:font-weight-complex="bold"/>
      <style:map style:condition="of:cell-content()=&quot;To Do&quot;" style:apply-style-name="cf1"/>
      <style:map style:condition="of:cell-content()=&quot;In Progress&quot;" style:apply-style-name="cf2"/>
      <style:map style:condition="of:cell-content()=&quot;Finished&quot;" style:apply-style-name="cf3"/>
    </style:style>
    <style:style style:name="ce157" style:family="table-cell" style:parent-style-name="Default" style:data-style-name="N0">
      <style:table-cell-properties style:vertical-align="top" fo:wrap-option="wrap" fo:background-color="#99CCFF"/>
      <style:map style:condition="of:cell-content()=&quot;To Do&quot;" style:apply-style-name="cf1"/>
      <style:map style:condition="of:cell-content()=&quot;In Progress&quot;" style:apply-style-name="cf2"/>
      <style:map style:condition="of:cell-content()=&quot;Finished&quot;" style:apply-style-name="cf3"/>
    </style:style>
    <style:style style:name="ce158" style:family="table-cell" style:parent-style-name="Default" style:data-style-name="N0">
      <style:table-cell-properties style:vertical-align="top" fo:wrap-option="wrap"/>
      <style:map style:condition="of:cell-content()=&quot;To Do&quot;" style:apply-style-name="cf1"/>
      <style:map style:condition="of:cell-content()=&quot;In Progress&quot;" style:apply-style-name="cf2"/>
      <style:map style:condition="of:cell-content()=&quot;Finished&quot;" style:apply-style-name="cf3"/>
    </style:style>
    <style:style style:name="ce159" style:family="table-cell" style:parent-style-name="Default" style:data-style-name="N0">
      <style:table-cell-properties style:vertical-align="top" fo:wrap-option="wrap" fo:background-color="transparent"/>
      <style:map style:condition="of:cell-content()=&quot;To Do&quot;" style:apply-style-name="cf1"/>
      <style:map style:condition="of:cell-content()=&quot;In Progress&quot;" style:apply-style-name="cf2"/>
      <style:map style:condition="of:cell-content()=&quot;Finished&quot;" style:apply-style-name="cf3"/>
    </style:style>
    <style:style style:name="ce160" style:family="table-cell" style:parent-style-name="Default" style:data-style-name="N0">
      <style:table-cell-properties fo:border-top="none" fo:border-bottom="thin solid #000000" fo:border-left="thin solid #000000" fo:border-right="none" style:vertical-align="automatic" fo:wrap-option="wrap" fo:background-color="#3366FF"/>
      <style:text-properties fo:color="#FFFFFF" fo:font-weight="bold" style:font-weight-asian="bold" style:font-weight-complex="bold"/>
      <style:map style:condition="of:cell-content()=&quot;To Do&quot;" style:apply-style-name="cf1"/>
      <style:map style:condition="of:cell-content()=&quot;In Progress&quot;" style:apply-style-name="cf2"/>
      <style:map style:condition="of:cell-content()=&quot;Finished&quot;" style:apply-style-name="cf3"/>
    </style:style>
    <style:style style:name="ce161" style:family="table-cell" style:parent-style-name="Default" style:data-style-name="N0">
      <style:table-cell-properties style:vertical-align="top" fo:wrap-option="wrap" fo:background-color="#99CCFF"/>
      <style:map style:condition="of:cell-content()=&quot;To Do&quot;" style:apply-style-name="cf1"/>
      <style:map style:condition="of:cell-content()=&quot;N.v.t.&quot;" style:apply-style-name="cf4"/>
      <style:map style:condition="of:cell-content()=&quot;Finished&quot;" style:apply-style-name="cf3"/>
    </style:style>
    <style:style style:name="ce162" style:family="table-cell" style:parent-style-name="Default" style:data-style-name="N0">
      <style:table-cell-properties style:vertical-align="top" fo:wrap-option="wrap" fo:background-color="#99CCFF"/>
      <style:map style:condition="of:cell-content()=&quot;To Do&quot;" style:apply-style-name="cf1"/>
      <style:map style:condition="of:cell-content()=&quot;In Progress&quot;" style:apply-style-name="cf2"/>
      <style:map style:condition="of:cell-content()=&quot;Finished&quot;" style:apply-style-name="cf3"/>
    </style:style>
    <style:style style:name="ce163" style:family="table-cell" style:parent-style-name="Default" style:data-style-name="N0">
      <style:table-cell-properties style:vertical-align="automatic" fo:wrap-option="wrap" fo:background-color="#3366FF" style:repeat-content="false"/>
      <style:paragraph-properties fo:text-align="center"/>
      <style:map style:condition="of:is-true-formula(AND(COUNTIF([.$E:.$E]; [.E1])&gt;1;NOT(ISBLANK([.E1]))))" style:apply-style-name="cf5" style:base-cell-address="Keten_Backlog.E1"/>
    </style:style>
    <style:style style:name="ce164" style:family="table-cell" style:parent-style-name="Default" style:data-style-name="N0">
      <style:table-cell-properties style:vertical-align="automatic" fo:wrap-option="wrap" fo:background-color="#3366FF" style:repeat-content="false"/>
      <style:paragraph-properties fo:text-align="center"/>
      <style:text-properties fo:color="#FFFFFF" fo:font-weight="bold" style:font-weight-asian="bold" style:font-weight-complex="bold"/>
      <style:map style:condition="of:is-true-formula(AND(COUNTIF([.$E:.$E]; [.E1])&gt;1;NOT(ISBLANK([.E1]))))" style:apply-style-name="cf5" style:base-cell-address="Keten_Backlog.E1"/>
    </style:style>
    <style:style style:name="ce165" style:family="table-cell" style:parent-style-name="Default" style:data-style-name="N0">
      <style:table-cell-properties style:vertical-align="top" fo:wrap-option="wrap" fo:background-color="#99CCFF" style:repeat-content="false"/>
      <style:paragraph-properties fo:text-align="center"/>
      <style:map style:condition="of:is-true-formula(AND(COUNTIF([.$E:.$E]; [.E1])&gt;1;NOT(ISBLANK([.E1]))))" style:apply-style-name="cf5" style:base-cell-address="Keten_Backlog.E1"/>
    </style:style>
    <style:style style:name="ce166" style:family="table-cell" style:parent-style-name="Default" style:data-style-name="N0">
      <style:table-cell-properties style:vertical-align="top" fo:wrap-option="wrap" style:repeat-content="false"/>
      <style:paragraph-properties fo:text-align="center"/>
      <style:map style:condition="of:is-true-formula(AND(COUNTIF([.$E:.$E]; [.E1])&gt;1;NOT(ISBLANK([.E1]))))" style:apply-style-name="cf5" style:base-cell-address="Keten_Backlog.E1"/>
    </style:style>
    <style:style style:name="ce167" style:family="table-cell" style:parent-style-name="Default" style:data-style-name="N0">
      <style:table-cell-properties style:vertical-align="top" fo:wrap-option="wrap" fo:background-color="transparent" style:repeat-content="false"/>
      <style:paragraph-properties fo:text-align="center"/>
      <style:map style:condition="of:is-true-formula(AND(COUNTIF([.$E:.$E]; [.E1])&gt;1;NOT(ISBLANK([.E1]))))" style:apply-style-name="cf5" style:base-cell-address="Keten_Backlog.E1"/>
    </style:style>
    <style:style style:name="ce168" style:family="table-cell" style:parent-style-name="Default" style:data-style-name="N0">
      <style:table-cell-properties style:vertical-align="top" fo:wrap-option="wrap" fo:background-color="#99CCFF"/>
      <style:map style:condition="of:cell-content()=&quot;To Do&quot;" style:apply-style-name="cf1"/>
      <style:map style:condition="of:cell-content()=&quot;In Progress&quot;" style:apply-style-name="cf2"/>
      <style:map style:condition="of:cell-content()=&quot;Finished&quot;" style:apply-style-name="cf3"/>
    </style:style>
    <style:style style:name="ce169" style:family="table-cell" style:parent-style-name="Default" style:data-style-name="N0">
      <style:table-cell-properties style:vertical-align="top" fo:wrap-option="wrap" fo:background-color="#99CCFF"/>
      <style:map style:condition="of:cell-content()=&quot;To Do&quot;" style:apply-style-name="cf1"/>
      <style:map style:condition="of:cell-content()=&quot;N.v.t.&quot;" style:apply-style-name="cf4"/>
      <style:map style:condition="of:cell-content()=&quot;Finished&quot;" style:apply-style-name="cf3"/>
    </style:style>
    <style:style style:name="ce170" style:family="table-cell" style:parent-style-name="Default" style:data-style-name="N0">
      <style:table-cell-properties style:vertical-align="top" fo:wrap-option="wrap"/>
      <style:map style:condition="of:cell-content()=&quot;To Do&quot;" style:apply-style-name="cf1"/>
      <style:map style:condition="of:cell-content()=&quot;N.v.t.&quot;" style:apply-style-name="cf4"/>
      <style:map style:condition="of:cell-content()=&quot;Finished&quot;" style:apply-style-name="cf3"/>
    </style:style>
    <style:style style:name="ce171" style:family="table-cell" style:parent-style-name="Default" style:data-style-name="N0">
      <style:table-cell-properties style:vertical-align="top" fo:wrap-option="wrap"/>
      <style:map style:condition="of:cell-content()=&quot;To Do&quot;" style:apply-style-name="cf1"/>
      <style:map style:condition="of:cell-content()=&quot;In Progress&quot;" style:apply-style-name="cf2"/>
      <style:map style:condition="of:cell-content()=&quot;Finished&quot;" style:apply-style-name="cf3"/>
    </style:style>
    <style:style style:name="ce172" style:family="table-cell" style:parent-style-name="Default" style:data-style-name="N0">
      <style:table-cell-properties style:vertical-align="top" fo:wrap-option="wrap"/>
      <style:map style:condition="of:cell-content()=&quot;To Do&quot;" style:apply-style-name="cf1"/>
      <style:map style:condition="of:cell-content()=&quot;In Progress&quot;" style:apply-style-name="cf2"/>
      <style:map style:condition="of:cell-content()=&quot;Finished&quot;" style:apply-style-name="cf3"/>
    </style:style>
    <style:style style:name="ce173" style:family="table-cell" style:parent-style-name="Default" style:data-style-name="N0">
      <style:table-cell-properties style:vertical-align="top" fo:wrap-option="wrap"/>
      <style:map style:condition="of:cell-content()=&quot;To Do&quot;" style:apply-style-name="cf1"/>
      <style:map style:condition="of:cell-content()=&quot;N.v.t.&quot;" style:apply-style-name="cf4"/>
      <style:map style:condition="of:cell-content()=&quot;Finished&quot;" style:apply-style-name="cf3"/>
    </style:style>
    <style:style style:name="ce174" style:family="table-cell" style:parent-style-name="Default" style:data-style-name="N0">
      <style:table-cell-properties style:vertical-align="top" fo:wrap-option="wrap"/>
      <style:map style:condition="of:cell-content()=&quot;To Do&quot;" style:apply-style-name="cf1"/>
      <style:map style:condition="of:cell-content()=&quot;In Progress&quot;" style:apply-style-name="cf2"/>
      <style:map style:condition="of:cell-content()=&quot;Finished&quot;" style:apply-style-name="cf3"/>
    </style:style>
    <style:style style:name="ce175" style:family="table-cell" style:parent-style-name="Default" style:data-style-name="N0">
      <style:table-cell-properties style:vertical-align="top" fo:wrap-option="wrap"/>
      <style:map style:condition="of:cell-content()=&quot;To Do&quot;" style:apply-style-name="cf1"/>
      <style:map style:condition="of:cell-content()=&quot;N.v.t.&quot;" style:apply-style-name="cf4"/>
      <style:map style:condition="of:cell-content()=&quot;Finished&quot;" style:apply-style-name="cf3"/>
    </style:style>
    <style:style style:name="ce176" style:family="table-cell" style:parent-style-name="Default" style:data-style-name="N0">
      <style:table-cell-properties style:vertical-align="top" fo:wrap-option="wrap" fo:background-color="#99CCFF"/>
      <style:map style:condition="of:cell-content()=&quot;To Do&quot;" style:apply-style-name="cf1"/>
      <style:map style:condition="of:cell-content()=&quot;N.v.t.&quot;" style:apply-style-name="cf4"/>
      <style:map style:condition="of:cell-content()=&quot;Finished&quot;" style:apply-style-name="cf3"/>
    </style:style>
    <style:style style:name="ce177" style:family="table-cell" style:parent-style-name="Default" style:data-style-name="N0">
      <style:table-cell-properties style:vertical-align="top" fo:wrap-option="wrap" fo:background-color="#99CCFF"/>
      <style:map style:condition="of:cell-content()=&quot;To Do&quot;" style:apply-style-name="cf1"/>
      <style:map style:condition="of:cell-content()=&quot;In Progress&quot;" style:apply-style-name="cf2"/>
      <style:map style:condition="of:cell-content()=&quot;Finished&quot;" style:apply-style-name="cf3"/>
    </style:style>
    <style:style style:name="ce178" style:family="table-cell" style:parent-style-name="Default" style:data-style-name="N0">
      <style:table-cell-properties style:vertical-align="top" fo:wrap-option="wrap" fo:background-color="transparent"/>
      <style:text-properties fo:color="#000000"/>
      <style:map style:condition="of:cell-content()=&quot;To Do&quot;" style:apply-style-name="cf1"/>
      <style:map style:condition="of:cell-content()=&quot;In Progress&quot;" style:apply-style-name="cf2"/>
      <style:map style:condition="of:cell-content()=&quot;Finished&quot;" style:apply-style-name="cf3"/>
    </style:style>
    <style:style style:family="graphic" style:name="a86">
      <style:graphic-properties draw:stroke="solid" svg:stroke-color="#000000" draw:auto-grow-width="false" draw:auto-grow-height="false"/>
    </style:style>
    <style:style style:family="graphic" style:name="a87">
      <style:graphic-properties draw:stroke="solid" svg:stroke-color="#000000" draw:auto-grow-width="false" draw:auto-grow-height="false"/>
    </style:style>
    <style:style style:family="graphic"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05in" fo:padding-bottom="0.05in" fo:padding-left="0.1in" fo:padding-right="0.1in" draw:textarea-vertical-align="middle" draw:textarea-horizontal-align="left" draw:fill="solid" draw:fill-color="#ffff00" draw:opacity="100%" draw:stroke="none" draw:auto-grow-width="false" draw:auto-grow-height="false"/>
      <style:paragraph-properties style:font-independent-line-spacing="fals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middle" draw:textarea-horizontal-align="left" draw:fill="none" draw:stroke="solid" svg:stroke-width="0.01042in" svg:stroke-color="#000000" svg:stroke-opacity="100%" svg:stroke-linecap="butt" draw:auto-grow-width="false" draw:auto-grow-height="false"/>
      <style:paragraph-properties style:font-independent-line-spacing="false" style:writing-mode="lr-tb"/>
    </style:style>
    <style:style style:family="graphic" style:name="a2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22">
      <style:graphic-properties/>
    </style:style>
    <style:style style:family="graphic" style:name="a23">
      <style:graphic-properties/>
    </style:style>
    <style:style style:family="graphic" style:name="a24">
      <style:graphic-properties/>
    </style:style>
    <style:style style:family="graphic" style:name="a25">
      <style:graphic-properties/>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graphic-properties draw:stroke="solid" svg:stroke-color="#000000" draw:auto-grow-width="false" draw:auto-grow-height="false"/>
    </style:style>
    <style:style style:family="graphic" style:name="a65">
      <style:graphic-properties fo:wrap-option="wrap" fo:padding-top="0.05in" fo:padding-bottom="0.05in" fo:padding-left="0.1in" fo:padding-right="0.1in" draw:textarea-vertical-align="middle" draw:textarea-horizontal-align="left" draw:fill="solid" draw:fill-color="#0070c0" draw:opacity="100%" draw:stroke="none" draw:auto-grow-width="false" draw:auto-grow-height="false"/>
      <style:paragraph-properties style:font-independent-line-spacing="false" style:writing-mode="lr-tb"/>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66">
      <style:graphic-properties draw:stroke="solid" svg:stroke-color="#000000" draw:auto-grow-width="false" draw:auto-grow-height="false"/>
    </style:style>
    <style:style style:family="graphic" style:name="a3">
      <style:graphic-properties/>
    </style:style>
    <style:style style:family="graphic" style:name="a67">
      <style:graphic-properties draw:stroke="solid" svg:stroke-color="#000000" draw:auto-grow-width="false" draw:auto-grow-height="false"/>
    </style:style>
    <style:style style:family="paragraph" style:name="a3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stroke="solid" svg:stroke-color="#000000" draw:auto-grow-width="false" draw:auto-grow-height="false"/>
    </style:style>
    <style:style style:family="graphic" style:name="a4">
      <style:graphic-properties/>
    </style:style>
    <style:style style:family="graphic" style:name="a31">
      <style:graphic-properties fo:wrap-option="wrap" fo:padding-top="0.05in" fo:padding-bottom="0.05in" fo:padding-left="0.1in" fo:padding-right="0.1in" draw:textarea-vertical-align="middle" draw:textarea-horizontal-align="left" draw:fill="solid" draw:fill-color="#ff0000" draw:opacity="100%" draw:stroke="none" draw:auto-grow-width="false" draw:auto-grow-height="false"/>
      <style:paragraph-properties style:font-independent-line-spacing="false" style:writing-mode="lr-tb"/>
    </style:style>
    <style:style style:family="graphic" style:name="a69">
      <style:graphic-properties draw:stroke="solid" svg:stroke-color="#000000" draw:auto-grow-width="false" draw:auto-grow-height="false"/>
    </style:style>
    <style:style style:family="graphic" style:name="a5">
      <style:graphic-properties/>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
      <style:graphic-properties/>
    </style:style>
    <style:style style:family="paragraph" style:name="a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style:style>
    <style:style style:family="graphic"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style:style>
    <style:style style:family="paragraph" style:name="a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05in" fo:padding-bottom="0.05in" fo:padding-left="0.1in" fo:padding-right="0.1in" draw:textarea-vertical-align="middle" draw:textarea-horizontal-align="left" draw:fill="solid" draw:fill-color="#20ee39" draw:opacity="100%" draw:stroke="none" draw:auto-grow-width="false" draw:auto-grow-height="false"/>
      <style:paragraph-properties style:font-independent-line-spacing="false" style:writing-mode="lr-tb"/>
    </style:style>
    <style:style style:family="graphic" style:name="a38">
      <style:graphic-properties draw:fill="none" draw:stroke="solid" svg:stroke-width="0.01042in" svg:stroke-color="#000000" svg:stroke-opacity="100%" draw:stroke-linejoin="miter"/>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draw:stroke="solid" svg:stroke-color="#000000" draw:auto-grow-width="false" draw:auto-grow-height="false"/>
    </style:style>
    <style:style style:family="graphic" style:name="a71">
      <style:graphic-properties draw:stroke="solid" svg:stroke-color="#000000" draw:auto-grow-width="false" draw:auto-grow-height="false"/>
    </style:style>
    <style:style style:family="graphic" style:name="a72">
      <style:graphic-properties draw:stroke="solid" svg:stroke-color="#000000" draw:auto-grow-width="false" draw:auto-grow-height="false"/>
    </style:style>
    <style:style style:family="graphic" style:name="a73">
      <style:graphic-properties draw:stroke="solid" svg:stroke-color="#000000" draw:auto-grow-width="false" draw:auto-grow-height="false"/>
    </style:style>
    <style:style style:family="graphic" style:name="a74">
      <style:graphic-properties draw:stroke="solid" svg:stroke-color="#000000" draw:auto-grow-width="false" draw:auto-grow-height="false"/>
    </style:style>
    <style:style style:family="graphic" style:name="a75">
      <style:graphic-properties draw:stroke="solid" svg:stroke-color="#000000" draw:auto-grow-width="false" draw:auto-grow-height="false"/>
    </style:style>
    <style:style style:family="graphic" style:name="a76">
      <style:graphic-properties draw:stroke="solid" svg:stroke-color="#000000" draw:auto-grow-width="false" draw:auto-grow-height="false"/>
    </style:style>
    <style:style style:family="graphic" style:name="a77">
      <style:graphic-properties draw:stroke="solid" svg:stroke-color="#000000" draw:auto-grow-width="false" draw:auto-grow-height="false"/>
    </style:style>
    <style:style style:family="paragraph" style:name="a4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draw:stroke="solid" svg:stroke-color="#000000" draw:auto-grow-width="false" draw:auto-grow-height="false"/>
    </style:style>
    <style:style style:family="graphic" style:name="a41">
      <style:graphic-properties fo:wrap-option="wrap" fo:padding-top="0.05in" fo:padding-bottom="0.05in" fo:padding-left="0.1in" fo:padding-right="0.1in" draw:textarea-vertical-align="middle" draw:textarea-horizontal-align="left" draw:fill="none" draw:stroke="solid" svg:stroke-width="0.01042in" svg:stroke-color="#000000" svg:stroke-opacity="100%" svg:stroke-linecap="butt" draw:auto-grow-width="false" draw:auto-grow-height="false"/>
      <style:paragraph-properties style:font-independent-line-spacing="false" style:writing-mode="lr-tb"/>
    </style:style>
    <style:style style:family="graphic" style:name="a79">
      <style:graphic-properties draw:stroke="solid" svg:stroke-color="#000000" draw:auto-grow-width="false" draw:auto-grow-height="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middle" draw:textarea-horizontal-align="left" draw:fill="solid" draw:fill-color="#00b050" draw:opacity="100%" draw:stroke="none" draw:auto-grow-width="false" draw:auto-grow-height="false"/>
      <style:paragraph-properties style:font-independent-line-spacing="false" style:writing-mode="lr-tb"/>
    </style:style>
    <style:style style:family="graphic" style:name="a10">
      <style:graphic-properties/>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
      <style:graphic-properties/>
    </style:style>
    <style:style style:family="paragraph" style:name="a4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17">
      <style:graphic-properties/>
    </style:style>
    <style:style style:family="graphic" style:name="a18">
      <style:graphic-properties/>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
      <style:graphic-properties draw:stroke="solid" svg:stroke-color="#000000" draw:auto-grow-width="false" draw:auto-grow-height="false"/>
    </style:style>
    <style:style style:family="graphic" style:name="a81">
      <style:graphic-properties draw:stroke="solid" svg:stroke-color="#000000" draw:auto-grow-width="false" draw:auto-grow-height="false"/>
    </style:style>
    <style:style style:family="graphic" style:name="a82">
      <style:graphic-properties draw:stroke="solid" svg:stroke-color="#000000" draw:auto-grow-width="false" draw:auto-grow-height="false"/>
    </style:style>
    <style:style style:family="graphic" style:name="a83">
      <style:graphic-properties draw:stroke="solid" svg:stroke-color="#000000" draw:auto-grow-width="false" draw:auto-grow-height="false"/>
    </style:style>
    <style:style style:family="graphic" style:name="a84">
      <style:graphic-properties draw:stroke="solid" svg:stroke-color="#000000" draw:auto-grow-width="false" draw:auto-grow-height="false"/>
    </style:style>
    <style:style style:family="graphic" style:name="a8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Type)" table:base-cell-address="Keten_Backlog_KUC.D4">
          <table:help-message table:display="true"/>
          <table:error-message table:display="true"/>
        </table:content-validation>
        <table:content-validation table:name="val2" table:condition="of:cell-content-is-in-list($$Priority)" table:base-cell-address="Keten_Backlog_KUC.G3">
          <table:help-message table:display="true"/>
          <table:error-message table:display="true"/>
        </table:content-validation>
        <table:content-validation table:name="val3" table:condition="of:cell-content-is-in-list($$Size)" table:base-cell-address="Keten_Backlog_KUC.J4">
          <table:help-message table:display="true"/>
          <table:error-message table:display="true"/>
        </table:content-validation>
        <table:content-validation table:name="val4" table:condition="of:cell-content-is-in-list($$Complexity)" table:base-cell-address="Keten_Backlog_KUC.K4">
          <table:help-message table:display="true"/>
          <table:error-message table:display="true"/>
        </table:content-validation>
        <table:content-validation table:name="val5" table:condition="of:cell-content-is-in-list($$ModuleState)" table:base-cell-address="Keten_Backlog_KUC.E4">
          <table:help-message table:display="true"/>
          <table:error-message table:display="true"/>
        </table:content-validation>
        <table:content-validation table:name="val6" table:condition="of:cell-content-is-in-list($$TaakStatus)" table:base-cell-address="Keten_Backlog_KUC.M4">
          <table:help-message table:display="true"/>
          <table:error-message table:display="true"/>
        </table:content-validation>
        <table:content-validation table:name="val7" table:condition="of:cell-content-is-in-list($$TaakStatus)" table:base-cell-address="Keten_Backlog.G4">
          <table:help-message table:display="true"/>
          <table:error-message table:display="true"/>
        </table:content-validation>
        <table:content-validation table:name="val8" table:condition="of:cell-content-is-in-list($$ModuleState)" table:base-cell-address="Keten_Backlog.D4">
          <table:help-message table:display="true"/>
          <table:error-message table:display="true"/>
        </table:content-validation>
      </table:content-validations>
      <table:table table:name="Keten_Backlog_KUC" table:style-name="ta1">
        <table:table-column table:style-name="co1" table:default-cell-style-name="ce8"/>
        <table:table-column table:style-name="co2" table:default-cell-style-name="ce82"/>
        <table:table-column table:style-name="co1" table:default-cell-style-name="ce8"/>
        <table:table-column table:style-name="co3" table:default-cell-style-name="ce8"/>
        <table:table-column-group>
          <table:table-column table:style-name="co4" table:default-cell-style-name="ce8"/>
          <table:table-column-group table:display="false">
            <table:table-column table:style-name="co5" table:default-cell-style-name="ce17" table:visibility="collapse"/>
            <table:table-column table:style-name="co5" table:number-columns-repeated="2" table:default-cell-style-name="ce8" table:visibility="collapse"/>
            <table:table-column table:style-name="co6" table:default-cell-style-name="ce8" table:visibility="collapse"/>
          </table:table-column-group>
          <table:table-column table:style-name="co7" table:default-cell-style-name="ce8"/>
          <table:table-column table:style-name="co8" table:default-cell-style-name="ce8"/>
        </table:table-column-group>
        <table:table-column table:style-name="co9" table:default-cell-style-name="ce63"/>
        <table:table-column-group>
          <table:table-column table:style-name="co10" table:default-cell-style-name="ce8"/>
          <table:table-column table:style-name="co6" table:default-cell-style-name="ce8"/>
          <table:table-column table:style-name="co11" table:default-cell-style-name="ce8"/>
          <table:table-column table:style-name="co12" table:default-cell-style-name="ce8"/>
          <table:table-column table:style-name="co13" table:default-cell-style-name="ce8"/>
          <table:table-column table:style-name="co14" table:default-cell-style-name="ce8"/>
          <table:table-column table:style-name="co15" table:default-cell-style-name="ce8"/>
          <table:table-column table:style-name="co16" table:default-cell-style-name="ce8"/>
        </table:table-column-group>
        <table:table-column table:style-name="co17" table:default-cell-style-name="ce8"/>
        <table:table-column-group>
          <table:table-column table:style-name="co18" table:default-cell-style-name="ce8"/>
          <table:table-column table:style-name="co10" table:default-cell-style-name="ce8"/>
          <table:table-column table:style-name="co11" table:default-cell-style-name="ce8"/>
          <table:table-column table:style-name="co19" table:default-cell-style-name="ce8"/>
          <table:table-column table:style-name="co11" table:default-cell-style-name="ce17"/>
          <table:table-column table:style-name="co20" table:default-cell-style-name="ce8"/>
          <table:table-column table:style-name="co21" table:default-cell-style-name="ce8"/>
          <table:table-column table:style-name="co22" table:default-cell-style-name="ce8"/>
          <table:table-column table:style-name="co23" table:default-cell-style-name="ce8"/>
          <table:table-column table:style-name="co21" table:number-columns-repeated="4" table:default-cell-style-name="ce8"/>
        </table:table-column-group>
        <table:table-column table:style-name="co21" table:number-columns-repeated="16350" table:default-cell-style-name="ce8"/>
        <table:table-row table:style-name="ro1">
          <table:table-cell office:value-type="string" table:style-name="ce13">
            <text:p>f</text:p>
          </table:table-cell>
          <table:table-cell table:style-name="ce79"/>
          <table:table-cell table:number-columns-repeated="3" table:style-name="ce13"/>
          <table:table-cell table:style-name="ce69"/>
          <table:table-cell table:number-columns-repeated="5" table:style-name="ce13"/>
          <table:table-cell table:style-name="ce56"/>
          <table:table-cell office:value-type="string" table:style-name="ce132">
            <text:p>UCM TAKEN</text:p>
          </table:table-cell>
          <table:table-cell table:style-name="ce133"/>
          <table:table-cell table:style-name="ce133"/>
          <table:table-cell table:style-name="ce133"/>
          <table:table-cell table:style-name="ce133"/>
          <table:table-cell table:style-name="ce133"/>
          <table:table-cell table:style-name="ce133"/>
          <table:table-cell table:style-name="ce133"/>
          <table:table-cell table:style-name="ce127"/>
          <table:table-cell office:value-type="string" table:style-name="ce22">
            <text:p>Geschatte uren</text:p>
          </table:table-cell>
          <table:table-cell table:number-columns-repeated="3" table:style-name="ce23"/>
          <table:table-cell table:style-name="ce29"/>
          <table:table-cell table:number-columns-repeated="3" table:style-name="ce23"/>
          <table:table-cell table:style-name="ce24"/>
          <table:table-cell table:number-columns-repeated="16354" table:style-name="ce13"/>
        </table:table-row>
        <table:table-row table:style-name="ro2">
          <table:table-cell office:value-type="string" table:style-name="ce4">
            <text:p>Use Case</text:p>
          </table:table-cell>
          <table:table-cell office:value-type="string" table:style-name="ce80">
            <text:p>ID</text:p>
          </table:table-cell>
          <table:table-cell office:value-type="string" table:style-name="ce4">
            <text:p>Module</text:p>
          </table:table-cell>
          <table:table-cell office:value-type="string" table:style-name="ce4">
            <text:p>Type</text:p>
          </table:table-cell>
          <table:table-cell office:value-type="string" table:style-name="ce4">
            <text:p>Status</text:p>
          </table:table-cell>
          <table:table-cell office:value-type="string" table:style-name="ce4">
            <text:p>Analist Priority</text:p>
          </table:table-cell>
          <table:table-cell office:value-type="string" table:style-name="ce4">
            <text:p>Business priority</text:p>
          </table:table-cell>
          <table:table-cell office:value-type="string" table:style-name="ce4">
            <text:p>Architect priority</text:p>
          </table:table-cell>
          <table:table-cell office:value-type="string" table:style-name="ce4">
            <text:p>Ranking</text:p>
          </table:table-cell>
          <table:table-cell office:value-type="string" table:style-name="ce4">
            <text:p>Omvang</text:p>
          </table:table-cell>
          <table:table-cell office:value-type="string" table:style-name="ce4">
            <text:p>Complexiteit</text:p>
          </table:table-cell>
          <table:table-cell office:value-type="string" table:style-name="ce4">
            <text:p>Schatting</text:p>
          </table:table-cell>
          <table:table-cell office:value-type="string" table:style-name="ce134">
            <text:p>UCM detailleren</text:p>
          </table:table-cell>
          <table:table-cell office:value-type="string" table:style-name="ce135">
            <text:p>Glossary bijwerken</text:p>
          </table:table-cell>
          <table:table-cell office:value-type="string" table:style-name="ce135">
            <text:p>Needs en features traceren</text:p>
          </table:table-cell>
          <table:table-cell office:value-type="string" table:style-name="ce135">
            <text:p>Business rules vastleggen</text:p>
          </table:table-cell>
          <table:table-cell office:value-type="string" table:style-name="ce135">
            <text:p>Domeinmodel bijwerken</text:p>
          </table:table-cell>
          <table:table-cell office:value-type="string" table:style-name="ce135">
            <text:p>Test cases</text:p>
          </table:table-cell>
          <table:table-cell office:value-type="string" table:style-name="ce135">
            <text:p>UCR maken</text:p>
          </table:table-cell>
          <table:table-cell office:value-type="string" table:style-name="ce135">
            <text:p>Interfaces specificeren</text:p>
          </table:table-cell>
          <table:table-cell table:style-name="ce128"/>
          <table:table-cell office:value-type="string" table:style-name="ce139">
            <text:p>UCM detailleren</text:p>
          </table:table-cell>
          <table:table-cell office:value-type="string" table:style-name="ce128">
            <text:p>Glossary bijwerken</text:p>
          </table:table-cell>
          <table:table-cell office:value-type="string" table:style-name="ce128">
            <text:p>Needs en features traceren</text:p>
          </table:table-cell>
          <table:table-cell office:value-type="string" table:style-name="ce128">
            <text:p>Business rules vastleggen</text:p>
          </table:table-cell>
          <table:table-cell office:value-type="string" table:style-name="ce128">
            <text:p>Domeinmodel bijwerken</text:p>
          </table:table-cell>
          <table:table-cell office:value-type="string" table:style-name="ce128">
            <text:p>Test cases identificeren</text:p>
          </table:table-cell>
          <table:table-cell office:value-type="string" table:style-name="ce128">
            <text:p>UCR maken</text:p>
          </table:table-cell>
          <table:table-cell office:value-type="string" table:style-name="ce128">
            <text:p>Interfaces specificeren</text:p>
          </table:table-cell>
          <table:table-cell office:value-type="string" table:style-name="ce27">
            <text:p>Totaal</text:p>
          </table:table-cell>
          <table:table-cell table:number-columns-repeated="16354" table:style-name="ce14"/>
        </table:table-row>
        <table:table-row table:style-name="ro3">
          <table:table-cell office:value-type="string" table:style-name="ce32">
            <text:p>KUC001 Registreren geboorte</text:p>
          </table:table-cell>
          <table:table-cell table:style-name="ce81"/>
          <table:table-cell table:number-columns-repeated="3" table:style-name="ce31"/>
          <table:table-cell office:value-type="float" office:value="2" table:style-name="ce33">
            <text:p>2</text:p>
          </table:table-cell>
          <table:table-cell table:content-validation-name="val2" table:style-name="ce31"/>
          <table:table-cell table:content-validation-name="val2" table:style-name="ce31"/>
          <table:table-cell table:number-columns-repeated="3" table:style-name="ce31"/>
          <table:table-cell table:style-name="ce57"/>
          <table:table-cell table:style-name="ce136"/>
          <table:table-cell table:style-name="ce136"/>
          <table:table-cell table:style-name="ce136"/>
          <table:table-cell table:style-name="ce136"/>
          <table:table-cell table:style-name="ce136"/>
          <table:table-cell table:style-name="ce136"/>
          <table:table-cell table:style-name="ce136"/>
          <table:table-cell table:style-name="ce136"/>
          <table:table-cell table:style-name="ce129"/>
          <table:table-cell table:number-columns-repeated="4" table:style-name="ce31"/>
          <table:table-cell table:style-name="ce33"/>
          <table:table-cell table:number-columns-repeated="16358" table:style-name="ce31"/>
        </table:table-row>
        <table:table-row-group>
          <table:table-row table:style-name="ro4">
            <table:table-cell office:value-type="string" table:style-name="ce8">
              <text:p>KUC001 Registreren geboorte</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4];$$Size;0);MATCH([.K4];$$Complexity;0)+1)" table:style-name="ce58">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4]);0;[.L4]*[Referenties.$E$14])" table:style-name="ce19">
              <text:p>5,00</text:p>
            </table:table-cell>
            <table:table-cell office:value-type="float" office:value="0.5" table:formula="of:=IF(ISNA([.L4]);0;[.L4]*[Referenties.$E$15])" table:style-name="ce19">
              <text:p>0,50</text:p>
            </table:table-cell>
            <table:table-cell office:value-type="float" office:value="1" table:formula="of:=IF(ISNA([.L4]);0;[.L4]*[Referenties.$E$16])" table:style-name="ce19">
              <text:p>1,00</text:p>
            </table:table-cell>
            <table:table-cell office:value-type="float" office:value="2" table:formula="of:=IF(ISNA([.L4]);0;[.L4]*[Referenties.$E$17])" table:style-name="ce19">
              <text:p>2,00</text:p>
            </table:table-cell>
            <table:table-cell office:value-type="float" office:value="2" table:formula="of:=IF(ISNA([.L4]);0;[.L4]*[Referenties.$E$18])" table:style-name="ce19">
              <text:p>2,00</text:p>
            </table:table-cell>
            <table:table-cell office:value-type="float" office:value="4" table:formula="of:=IF(ISNA([.L4]);0;[.L4]*[Referenties.$E$20])" table:style-name="ce19">
              <text:p>4,00</text:p>
            </table:table-cell>
            <table:table-cell office:value-type="float" office:value="1" table:formula="of:=IF(ISNA([.L4]);0;[.L4]*[Referenties.$E$21])" table:style-name="ce19">
              <text:p>1,00</text:p>
            </table:table-cell>
            <table:table-cell office:value-type="float" office:value="4" table:formula="of:=IF(ISNA([.L4]);0;[.L4]*[Referenties.$E$22])" table:style-name="ce19">
              <text:p>4,00</text:p>
            </table:table-cell>
            <table:table-cell table:number-columns-repeated="16355" table:style-name="ce8"/>
          </table:table-row>
          <table:table-row table:style-name="ro3">
            <table:table-cell office:value-type="string" table:style-name="ce8">
              <text:p>KUC001 Registreren geboorte</text:p>
            </table:table-cell>
            <table:table-cell office:value-type="float" office:value="2" table:style-name="ce82">
              <text:p>2</text:p>
            </table:table-cell>
            <table:table-cell office:value-type="string" table:style-name="ce8">
              <text:p>AF1 Vondeling, AF2 Aangifte door derde</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5];$$Size;0);MATCH([.K5];$$Complexity;0)+1)" table:style-name="ce58">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5]);0;[.L5]*[Referenties.$E$14])" table:style-name="ce19">
              <text:p>5,00</text:p>
            </table:table-cell>
            <table:table-cell office:value-type="float" office:value="0.5" table:formula="of:=IF(ISNA([.L5]);0;[.L5]*[Referenties.$E$15])" table:style-name="ce19">
              <text:p>0,50</text:p>
            </table:table-cell>
            <table:table-cell office:value-type="float" office:value="1" table:formula="of:=IF(ISNA([.L5]);0;[.L5]*[Referenties.$E$16])" table:style-name="ce19">
              <text:p>1,00</text:p>
            </table:table-cell>
            <table:table-cell office:value-type="float" office:value="2" table:formula="of:=IF(ISNA([.L5]);0;[.L5]*[Referenties.$E$17])" table:style-name="ce19">
              <text:p>2,00</text:p>
            </table:table-cell>
            <table:table-cell office:value-type="float" office:value="2" table:formula="of:=IF(ISNA([.L5]);0;[.L5]*[Referenties.$E$18])" table:style-name="ce19">
              <text:p>2,00</text:p>
            </table:table-cell>
            <table:table-cell office:value-type="float" office:value="4" table:formula="of:=IF(ISNA([.L5]);0;[.L5]*[Referenties.$E$20])" table:style-name="ce19">
              <text:p>4,00</text:p>
            </table:table-cell>
            <table:table-cell office:value-type="float" office:value="1" table:formula="of:=IF(ISNA([.L5]);0;[.L5]*[Referenties.$E$21])" table:style-name="ce19">
              <text:p>1,00</text:p>
            </table:table-cell>
            <table:table-cell office:value-type="float" office:value="4" table:formula="of:=IF(ISNA([.L5]);0;[.L5]*[Referenties.$E$22])" table:style-name="ce19">
              <text:p>4,00</text:p>
            </table:table-cell>
            <table:table-cell table:number-columns-repeated="16355" table:style-name="ce8"/>
          </table:table-row>
          <table:table-row table:style-name="ro5">
            <table:table-cell office:value-type="string" table:style-name="ce8">
              <text:p>KUC001 Registreren geboorte</text:p>
            </table:table-cell>
            <table:table-cell office:value-type="float" office:value="3" table:style-name="ce82">
              <text:p>3</text:p>
            </table:table-cell>
            <table:table-cell office:value-type="string" table:style-name="ce88">
              <text:p>AF3 Geen persoon gevonden bij aanvrager, moeder, relaties gevonden</text:p>
            </table:table-cell>
            <table:table-cell office:value-type="string" table:content-validation-name="val1" table:style-name="ce8">
              <text:p>BRP zoeken</text:p>
            </table:table-cell>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Hard</text:p>
            </table:table-cell>
            <table:table-cell office:value-type="float" office:value="1" table:formula="of:=INDEX($$EstimateMatrix;MATCH([.J6];$$Size;0);MATCH([.K6];$$Complexity;0)+1)" table:style-name="ce58">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6]);0;[.L6]*[Referenties.$E$14])" table:style-name="ce19">
              <text:p>2,50</text:p>
            </table:table-cell>
            <table:table-cell office:value-type="float" office:value="0.25" table:formula="of:=IF(ISNA([.L6]);0;[.L6]*[Referenties.$E$15])" table:style-name="ce19">
              <text:p>0,25</text:p>
            </table:table-cell>
            <table:table-cell office:value-type="float" office:value="0.5" table:formula="of:=IF(ISNA([.L6]);0;[.L6]*[Referenties.$E$16])" table:style-name="ce19">
              <text:p>0,50</text:p>
            </table:table-cell>
            <table:table-cell office:value-type="float" office:value="1" table:formula="of:=IF(ISNA([.L6]);0;[.L6]*[Referenties.$E$17])" table:style-name="ce19">
              <text:p>1,00</text:p>
            </table:table-cell>
            <table:table-cell office:value-type="float" office:value="1" table:formula="of:=IF(ISNA([.L6]);0;[.L6]*[Referenties.$E$18])" table:style-name="ce19">
              <text:p>1,00</text:p>
            </table:table-cell>
            <table:table-cell office:value-type="float" office:value="2" table:formula="of:=IF(ISNA([.L6]);0;[.L6]*[Referenties.$E$20])" table:style-name="ce19">
              <text:p>2,00</text:p>
            </table:table-cell>
            <table:table-cell office:value-type="float" office:value="0.5" table:formula="of:=IF(ISNA([.L6]);0;[.L6]*[Referenties.$E$21])" table:style-name="ce19">
              <text:p>0,50</text:p>
            </table:table-cell>
            <table:table-cell office:value-type="float" office:value="2" table:formula="of:=IF(ISNA([.L6]);0;[.L6]*[Referenties.$E$22])" table:style-name="ce19">
              <text:p>2,00</text:p>
            </table:table-cell>
            <table:table-cell table:number-columns-repeated="16355" table:style-name="ce8"/>
          </table:table-row>
          <table:table-row table:style-name="ro6">
            <table:table-cell office:value-type="string" table:style-name="ce8">
              <text:p>KUC001 Registreren geboorte</text:p>
            </table:table-cell>
            <table:table-cell office:value-type="float" office:value="5" table:style-name="ce82">
              <text:p>5</text:p>
            </table:table-cell>
            <table:table-cell office:value-type="string" table:style-name="ce88">
              <text:p>AF4 inschrijving al gebeurd,<text:s/></text:p>
              <text:p>AF5 buiten wettelijk term,<text:s/></text:p>
              <text:p>AF7 geslacht onbekend,<text:s/></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7];$$Size;0);MATCH([.K7];$$Complexity;0)+1)" table:style-name="ce58">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7]);0;[.L7]*[Referenties.$E$14])" table:style-name="ce19">
              <text:p>5,00</text:p>
            </table:table-cell>
            <table:table-cell office:value-type="float" office:value="0.5" table:formula="of:=IF(ISNA([.L7]);0;[.L7]*[Referenties.$E$15])" table:style-name="ce19">
              <text:p>0,50</text:p>
            </table:table-cell>
            <table:table-cell office:value-type="float" office:value="1" table:formula="of:=IF(ISNA([.L7]);0;[.L7]*[Referenties.$E$16])" table:style-name="ce19">
              <text:p>1,00</text:p>
            </table:table-cell>
            <table:table-cell office:value-type="float" office:value="2" table:formula="of:=IF(ISNA([.L7]);0;[.L7]*[Referenties.$E$17])" table:style-name="ce19">
              <text:p>2,00</text:p>
            </table:table-cell>
            <table:table-cell office:value-type="float" office:value="2" table:formula="of:=IF(ISNA([.L7]);0;[.L7]*[Referenties.$E$18])" table:style-name="ce19">
              <text:p>2,00</text:p>
            </table:table-cell>
            <table:table-cell office:value-type="float" office:value="4" table:formula="of:=IF(ISNA([.L7]);0;[.L7]*[Referenties.$E$20])" table:style-name="ce19">
              <text:p>4,00</text:p>
            </table:table-cell>
            <table:table-cell office:value-type="float" office:value="1" table:formula="of:=IF(ISNA([.L7]);0;[.L7]*[Referenties.$E$21])" table:style-name="ce19">
              <text:p>1,00</text:p>
            </table:table-cell>
            <table:table-cell office:value-type="float" office:value="4" table:formula="of:=IF(ISNA([.L7]);0;[.L7]*[Referenties.$E$22])" table:style-name="ce19">
              <text:p>4,00</text:p>
            </table:table-cell>
            <table:table-cell table:number-columns-repeated="16355" table:style-name="ce8"/>
          </table:table-row>
          <table:table-row table:style-name="ro7">
            <table:table-cell office:value-type="string" table:style-name="ce8">
              <text:p>KUC001 Registreren geboorte</text:p>
            </table:table-cell>
            <table:table-cell office:value-type="float" office:value="8" table:style-name="ce82">
              <text:p>8</text:p>
            </table:table-cell>
            <table:table-cell office:value-type="string" table:style-name="ce89">
              <text:p>A6 Registeren gelijktijdige ontkenning,<text:s/></text:p>
              <text:p>AF8 erkenning tijdens geboorteaangifte,<text:s/></text:p>
              <text:p>AF10 geen vader bepaald.</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8];$$Size;0);MATCH([.K8];$$Complexity;0)+1)" table:style-name="ce58">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8]);0;[.L8]*[Referenties.$E$14])" table:style-name="ce19">
              <text:p>5,00</text:p>
            </table:table-cell>
            <table:table-cell office:value-type="float" office:value="0.5" table:formula="of:=IF(ISNA([.L8]);0;[.L8]*[Referenties.$E$15])" table:style-name="ce19">
              <text:p>0,50</text:p>
            </table:table-cell>
            <table:table-cell office:value-type="float" office:value="1" table:formula="of:=IF(ISNA([.L8]);0;[.L8]*[Referenties.$E$16])" table:style-name="ce19">
              <text:p>1,00</text:p>
            </table:table-cell>
            <table:table-cell office:value-type="float" office:value="2" table:formula="of:=IF(ISNA([.L8]);0;[.L8]*[Referenties.$E$17])" table:style-name="ce19">
              <text:p>2,00</text:p>
            </table:table-cell>
            <table:table-cell office:value-type="float" office:value="2" table:formula="of:=IF(ISNA([.L8]);0;[.L8]*[Referenties.$E$18])" table:style-name="ce19">
              <text:p>2,00</text:p>
            </table:table-cell>
            <table:table-cell office:value-type="float" office:value="4" table:formula="of:=IF(ISNA([.L8]);0;[.L8]*[Referenties.$E$20])" table:style-name="ce19">
              <text:p>4,00</text:p>
            </table:table-cell>
            <table:table-cell office:value-type="float" office:value="1" table:formula="of:=IF(ISNA([.L8]);0;[.L8]*[Referenties.$E$21])" table:style-name="ce19">
              <text:p>1,00</text:p>
            </table:table-cell>
            <table:table-cell office:value-type="float" office:value="4" table:formula="of:=IF(ISNA([.L8]);0;[.L8]*[Referenties.$E$22])" table:style-name="ce19">
              <text:p>4,00</text:p>
            </table:table-cell>
            <table:table-cell table:number-columns-repeated="16355" table:style-name="ce8"/>
          </table:table-row>
          <table:table-row table:style-name="ro3">
            <table:table-cell office:value-type="string" table:style-name="ce97">
              <text:p>KUC001 Registreren geboorte</text:p>
            </table:table-cell>
            <table:table-cell office:value-type="float" office:value="9" table:style-name="ce98">
              <text:p>9</text:p>
            </table:table-cell>
            <table:table-cell office:value-type="string" table:style-name="ce99">
              <text:p>AF14 Toevalige geboorte</text:p>
            </table:table-cell>
            <table:table-cell table:content-validation-name="val1" table:style-name="ce97"/>
            <table:table-cell office:value-type="string" table:content-validation-name="val5" table:style-name="ce97">
              <office:annotation draw:style-name="a0" svg:x="10.4479166666667in" svg:y="2.6875in" svg:width="1.55208333333333in" svg:height="0.8125in">
                <dc:creator>Dennis</dc:creator>
                <text:p><text:span text:style-name="T9">Dennis:</text:span><text:span text:style-name="T8"/></text:p>
                <text:p><text:span text:style-name="T8">Fiatterings voorstellen (in afwachting beleid)</text:span></text:p>
              </office:annotation>
              <text:p>Out of Scope</text:p>
            </table:table-cell>
            <table:table-cell table:style-name="ce100"/>
            <table:table-cell table:content-validation-name="val2" table:style-name="ce97"/>
            <table:table-cell table:content-validation-name="val2" table:style-name="ce97"/>
            <table:table-cell table:style-name="ce97"/>
            <table:table-cell office:value-type="string" table:content-validation-name="val3" table:style-name="ce97">
              <text:p>Very Small</text:p>
            </table:table-cell>
            <table:table-cell office:value-type="string" table:content-validation-name="val4" table:style-name="ce97">
              <text:p>Easy</text:p>
            </table:table-cell>
            <table:table-cell office:value-type="float" office:value="0.5" table:formula="of:=INDEX($$EstimateMatrix;MATCH([.J9];$$Size;0);MATCH([.K9];$$Complexity;0)+1)" table:style-name="ce58">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Out of Scope</text:p>
            </table:table-cell>
            <table:table-cell office:value-type="string" table:content-validation-name="val6" table:style-name="ce137">
              <text:p>Out of Scope</text:p>
            </table:table-cell>
            <table:table-cell table:content-validation-name="val6" table:style-name="ce130"/>
            <table:table-cell office:value-type="float" office:value="1.25" table:formula="of:=IF(ISNA([.L9]);0;[.L9]*[Referenties.$E$14])" table:style-name="ce19">
              <text:p>1,25</text:p>
            </table:table-cell>
            <table:table-cell office:value-type="float" office:value="0.125" table:formula="of:=IF(ISNA([.L9]);0;[.L9]*[Referenties.$E$15])" table:style-name="ce19">
              <text:p>0,13</text:p>
            </table:table-cell>
            <table:table-cell office:value-type="float" office:value="0.25" table:formula="of:=IF(ISNA([.L9]);0;[.L9]*[Referenties.$E$16])" table:style-name="ce19">
              <text:p>0,25</text:p>
            </table:table-cell>
            <table:table-cell office:value-type="float" office:value="0.5" table:formula="of:=IF(ISNA([.L9]);0;[.L9]*[Referenties.$E$17])" table:style-name="ce19">
              <text:p>0,50</text:p>
            </table:table-cell>
            <table:table-cell office:value-type="float" office:value="0.5" table:formula="of:=IF(ISNA([.L9]);0;[.L9]*[Referenties.$E$18])" table:style-name="ce19">
              <text:p>0,50</text:p>
            </table:table-cell>
            <table:table-cell office:value-type="float" office:value="1" table:formula="of:=IF(ISNA([.L9]);0;[.L9]*[Referenties.$E$20])" table:style-name="ce19">
              <text:p>1,00</text:p>
            </table:table-cell>
            <table:table-cell office:value-type="float" office:value="0.25" table:formula="of:=IF(ISNA([.L9]);0;[.L9]*[Referenties.$E$21])" table:style-name="ce19">
              <text:p>0,25</text:p>
            </table:table-cell>
            <table:table-cell office:value-type="float" office:value="1" table:formula="of:=IF(ISNA([.L9]);0;[.L9]*[Referenties.$E$22])" table:style-name="ce19">
              <text:p>1,00</text:p>
            </table:table-cell>
            <table:table-cell table:number-columns-repeated="16355" table:style-name="ce8"/>
          </table:table-row>
          <table:table-row table:style-name="ro8">
            <table:table-cell office:value-type="string" table:style-name="ce9">
              <text:p>KUC001 Registreren geboorte</text:p>
            </table:table-cell>
            <table:table-cell office:value-type="float" office:value="11" table:style-name="ce83">
              <text:p>11</text:p>
            </table:table-cell>
            <table:table-cell office:value-type="string" table:style-name="ce89">
              <text:p>AF9 Personen al bekend</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0];$$Size;0);MATCH([.K10];$$Complexity;0)+1)" table:style-name="ce58">
              <text:p>0,25</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N.v.t.</text:p>
            </table:table-cell>
            <table:table-cell office:value-type="string" table:content-validation-name="val6" table:style-name="ce137">
              <text:p>N.v.t.</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0.625" table:formula="of:=IF(ISNA([.L10]);0;[.L10]*[Referenties.$E$14])" table:style-name="ce19">
              <text:p>0,63</text:p>
            </table:table-cell>
            <table:table-cell office:value-type="float" office:value="6.25E-2" table:formula="of:=IF(ISNA([.L10]);0;[.L10]*[Referenties.$E$15])" table:style-name="ce19">
              <text:p>0,06</text:p>
            </table:table-cell>
            <table:table-cell office:value-type="float" office:value="0.125" table:formula="of:=IF(ISNA([.L10]);0;[.L10]*[Referenties.$E$16])" table:style-name="ce19">
              <text:p>0,13</text:p>
            </table:table-cell>
            <table:table-cell office:value-type="float" office:value="0.25" table:formula="of:=IF(ISNA([.L10]);0;[.L10]*[Referenties.$E$17])" table:style-name="ce19">
              <text:p>0,25</text:p>
            </table:table-cell>
            <table:table-cell office:value-type="float" office:value="0.25" table:formula="of:=IF(ISNA([.L10]);0;[.L10]*[Referenties.$E$18])" table:style-name="ce19">
              <text:p>0,25</text:p>
            </table:table-cell>
            <table:table-cell office:value-type="float" office:value="0.5" table:formula="of:=IF(ISNA([.L10]);0;[.L10]*[Referenties.$E$20])" table:style-name="ce19">
              <text:p>0,50</text:p>
            </table:table-cell>
            <table:table-cell office:value-type="float" office:value="0.125" table:formula="of:=IF(ISNA([.L10]);0;[.L10]*[Referenties.$E$21])" table:style-name="ce19">
              <text:p>0,13</text:p>
            </table:table-cell>
            <table:table-cell office:value-type="float" office:value="0.5" table:formula="of:=IF(ISNA([.L10]);0;[.L10]*[Referenties.$E$22])" table:style-name="ce19">
              <text:p>0,50</text:p>
            </table:table-cell>
            <table:table-cell table:number-columns-repeated="16355" table:style-name="ce8"/>
          </table:table-row>
          <table:table-row table:style-name="ro9">
            <table:table-cell office:value-type="string" table:style-name="ce97">
              <text:p>KUC001 Registreren geboorte</text:p>
            </table:table-cell>
            <table:table-cell office:value-type="float" office:value="13" table:style-name="ce98">
              <text:p>13</text:p>
            </table:table-cell>
            <table:table-cell office:value-type="string" table:style-name="ce99">
              <text:p>AF15, 16, 17, 18 Afhandelen bijhoudingsmeldingen, In onderzoek en verstrijken bev. Termijn</text:p>
            </table:table-cell>
            <table:table-cell table:content-validation-name="val1" table:style-name="ce97"/>
            <table:table-cell office:value-type="string" table:content-validation-name="val5" table:style-name="ce97">
              <office:annotation draw:style-name="a1" svg:x="10.4479166666667in" svg:y="3.54166666666667in" svg:width="1.55208333333333in" svg:height="0.822916666666667in">
                <dc:creator>Dennis</dc:creator>
                <text:p><text:span text:style-name="T9">Dennis:</text:span><text:span text:style-name="T8"/></text:p>
                <text:p><text:span text:style-name="T8">Fiatterings voorstellen (in afwachting beleid)</text:span></text:p>
              </office:annotation>
              <text:p>Out of Scope</text:p>
            </table:table-cell>
            <table:table-cell table:style-name="ce100"/>
            <table:table-cell table:content-validation-name="val2" table:style-name="ce97"/>
            <table:table-cell table:content-validation-name="val2" table:style-name="ce97"/>
            <table:table-cell table:style-name="ce97"/>
            <table:table-cell office:value-type="string" table:content-validation-name="val3" table:style-name="ce97">
              <text:p>Very Small</text:p>
            </table:table-cell>
            <table:table-cell office:value-type="string" table:content-validation-name="val4" table:style-name="ce97">
              <text:p>Easy</text:p>
            </table:table-cell>
            <table:table-cell office:value-type="float" office:value="0.5" table:formula="of:=INDEX($$EstimateMatrix;MATCH([.J11];$$Size;0);MATCH([.K11];$$Complexity;0)+1)" table:style-name="ce58">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Out of Scope</text:p>
            </table:table-cell>
            <table:table-cell office:value-type="string" table:content-validation-name="val6" table:style-name="ce137">
              <text:p>Out of Scope</text:p>
            </table:table-cell>
            <table:table-cell table:content-validation-name="val6" table:style-name="ce130"/>
            <table:table-cell office:value-type="float" office:value="1.25" table:formula="of:=IF(ISNA([.L11]);0;[.L11]*[Referenties.$E$14])" table:style-name="ce19">
              <text:p>1,25</text:p>
            </table:table-cell>
            <table:table-cell office:value-type="float" office:value="0.125" table:formula="of:=IF(ISNA([.L11]);0;[.L11]*[Referenties.$E$15])" table:style-name="ce19">
              <text:p>0,13</text:p>
            </table:table-cell>
            <table:table-cell office:value-type="float" office:value="0.25" table:formula="of:=IF(ISNA([.L11]);0;[.L11]*[Referenties.$E$16])" table:style-name="ce19">
              <text:p>0,25</text:p>
            </table:table-cell>
            <table:table-cell office:value-type="float" office:value="0.5" table:formula="of:=IF(ISNA([.L11]);0;[.L11]*[Referenties.$E$17])" table:style-name="ce19">
              <text:p>0,50</text:p>
            </table:table-cell>
            <table:table-cell office:value-type="float" office:value="0.5" table:formula="of:=IF(ISNA([.L11]);0;[.L11]*[Referenties.$E$18])" table:style-name="ce19">
              <text:p>0,50</text:p>
            </table:table-cell>
            <table:table-cell office:value-type="float" office:value="1" table:formula="of:=IF(ISNA([.L11]);0;[.L11]*[Referenties.$E$20])" table:style-name="ce19">
              <text:p>1,00</text:p>
            </table:table-cell>
            <table:table-cell office:value-type="float" office:value="0.25" table:formula="of:=IF(ISNA([.L11]);0;[.L11]*[Referenties.$E$21])" table:style-name="ce19">
              <text:p>0,25</text:p>
            </table:table-cell>
            <table:table-cell office:value-type="float" office:value="1" table:formula="of:=IF(ISNA([.L11]);0;[.L11]*[Referenties.$E$22])" table:style-name="ce19">
              <text:p>1,00</text:p>
            </table:table-cell>
            <table:table-cell table:number-columns-repeated="16355" table:style-name="ce8"/>
          </table:table-row>
          <table:table-row table:style-name="ro10">
            <table:table-cell office:value-type="string" table:style-name="ce9">
              <text:p>KUC001 Registreren geboorte</text:p>
            </table:table-cell>
            <table:table-cell office:value-type="float" office:value="14" table:style-name="ce83">
              <text:p>14</text:p>
            </table:table-cell>
            <table:table-cell office:value-type="string" table:style-name="ce106">
              <text:p>AF11 Aangifte zonder inschrijving</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2];$$Size;0);MATCH([.K12];$$Complexity;0)+1)" table:style-name="ce58">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0.625" table:formula="of:=IF(ISNA([.L12]);0;[.L12]*[Referenties.$E$14])" table:style-name="ce19">
              <text:p>0,63</text:p>
            </table:table-cell>
            <table:table-cell office:value-type="float" office:value="6.25E-2" table:formula="of:=IF(ISNA([.L12]);0;[.L12]*[Referenties.$E$15])" table:style-name="ce19">
              <text:p>0,06</text:p>
            </table:table-cell>
            <table:table-cell office:value-type="float" office:value="0.125" table:formula="of:=IF(ISNA([.L12]);0;[.L12]*[Referenties.$E$16])" table:style-name="ce19">
              <text:p>0,13</text:p>
            </table:table-cell>
            <table:table-cell office:value-type="float" office:value="0.25" table:formula="of:=IF(ISNA([.L12]);0;[.L12]*[Referenties.$E$17])" table:style-name="ce19">
              <text:p>0,25</text:p>
            </table:table-cell>
            <table:table-cell office:value-type="float" office:value="0.25" table:formula="of:=IF(ISNA([.L12]);0;[.L12]*[Referenties.$E$18])" table:style-name="ce19">
              <text:p>0,25</text:p>
            </table:table-cell>
            <table:table-cell office:value-type="float" office:value="0.5" table:formula="of:=IF(ISNA([.L12]);0;[.L12]*[Referenties.$E$20])" table:style-name="ce19">
              <text:p>0,50</text:p>
            </table:table-cell>
            <table:table-cell office:value-type="float" office:value="0.125" table:formula="of:=IF(ISNA([.L12]);0;[.L12]*[Referenties.$E$21])" table:style-name="ce19">
              <text:p>0,13</text:p>
            </table:table-cell>
            <table:table-cell office:value-type="float" office:value="0.5" table:formula="of:=IF(ISNA([.L12]);0;[.L12]*[Referenties.$E$22])" table:style-name="ce19">
              <text:p>0,50</text:p>
            </table:table-cell>
            <table:table-cell table:style-name="ce18"/>
            <table:table-cell table:number-columns-repeated="16354"/>
          </table:table-row>
          <table:table-row table:style-name="ro8">
            <table:table-cell office:value-type="string" table:style-name="ce9">
              <text:p>KUC001 Registreren geboorte</text:p>
            </table:table-cell>
            <table:table-cell office:value-type="float" office:value="15" table:style-name="ce82">
              <text:p>15</text:p>
            </table:table-cell>
            <table:table-cell office:value-type="string" table:style-name="ce8">
              <text:p>AF13 ontkenning akte opgemaakt in andere gemeente<text:s/></text:p>
            </table:table-cell>
            <table:table-cell table:content-validation-name="val1" table:style-name="ce9"/>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3];$$Size;0);MATCH([.K13];$$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13]);0;[.L13]*[Referenties.$E$14])" table:style-name="ce19">
              <text:p>2,50</text:p>
            </table:table-cell>
            <table:table-cell office:value-type="float" office:value="0.25" table:formula="of:=IF(ISNA([.L13]);0;[.L13]*[Referenties.$E$15])" table:style-name="ce19">
              <text:p>0,25</text:p>
            </table:table-cell>
            <table:table-cell office:value-type="float" office:value="0.5" table:formula="of:=IF(ISNA([.L13]);0;[.L13]*[Referenties.$E$16])" table:style-name="ce19">
              <text:p>0,50</text:p>
            </table:table-cell>
            <table:table-cell office:value-type="float" office:value="1" table:formula="of:=IF(ISNA([.L13]);0;[.L13]*[Referenties.$E$17])" table:style-name="ce19">
              <text:p>1,00</text:p>
            </table:table-cell>
            <table:table-cell office:value-type="float" office:value="1" table:formula="of:=IF(ISNA([.L13]);0;[.L13]*[Referenties.$E$18])" table:style-name="ce19">
              <text:p>1,00</text:p>
            </table:table-cell>
            <table:table-cell office:value-type="float" office:value="2" table:formula="of:=IF(ISNA([.L13]);0;[.L13]*[Referenties.$E$20])" table:style-name="ce19">
              <text:p>2,00</text:p>
            </table:table-cell>
            <table:table-cell office:value-type="float" office:value="0.5" table:formula="of:=IF(ISNA([.L13]);0;[.L13]*[Referenties.$E$21])" table:style-name="ce19">
              <text:p>0,50</text:p>
            </table:table-cell>
            <table:table-cell office:value-type="float" office:value="2" table:formula="of:=IF(ISNA([.L13]);0;[.L13]*[Referenties.$E$22])" table:style-name="ce19">
              <text:p>2,00</text:p>
            </table:table-cell>
            <table:table-cell office:value-type="float" office:value="112.125" table:formula="of:=SUMIF([.V4:.AC13];&quot;&lt;&gt;#N/B&quot;)" table:style-name="ce18">
              <text:p>112,13</text:p>
            </table:table-cell>
            <table:table-cell table:number-columns-repeated="16354"/>
          </table:table-row>
        </table:table-row-group>
        <table:table-row table:style-name="ro3">
          <table:table-cell table:style-name="ce9"/>
          <table:table-cell table:style-name="ce83"/>
          <table:table-cell table:number-columns-repeated="3"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11">
          <table:table-cell office:value-type="string" table:style-name="ce32">
            <text:p>KUC002 Registratie erkenning ongeboren vrucht</text:p>
          </table:table-cell>
          <table:table-cell table:style-name="ce81"/>
          <table:table-cell table:number-columns-repeated="2" table:style-name="ce31"/>
          <table:table-cell table:content-validation-name="val5" table:style-name="ce31"/>
          <table:table-cell office:value-type="float" office:value="13" table:style-name="ce33">
            <text:p>13</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02 Registratie erkenning ongeboren vrucht</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16];$$Size;0);MATCH([.K16];$$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16]);0;[.L16]*[Referenties.$E$14])" table:style-name="ce19">
              <text:p>5,00</text:p>
            </table:table-cell>
            <table:table-cell office:value-type="float" office:value="0.5" table:formula="of:=IF(ISNA([.L16]);0;[.L16]*[Referenties.$E$15])" table:style-name="ce19">
              <text:p>0,50</text:p>
            </table:table-cell>
            <table:table-cell office:value-type="float" office:value="1" table:formula="of:=IF(ISNA([.L16]);0;[.L16]*[Referenties.$E$16])" table:style-name="ce19">
              <text:p>1,00</text:p>
            </table:table-cell>
            <table:table-cell office:value-type="float" office:value="2" table:formula="of:=IF(ISNA([.L16]);0;[.L16]*[Referenties.$E$17])" table:style-name="ce19">
              <text:p>2,00</text:p>
            </table:table-cell>
            <table:table-cell office:value-type="float" office:value="2" table:formula="of:=IF(ISNA([.L16]);0;[.L16]*[Referenties.$E$18])" table:style-name="ce19">
              <text:p>2,00</text:p>
            </table:table-cell>
            <table:table-cell office:value-type="float" office:value="4" table:formula="of:=IF(ISNA([.L16]);0;[.L16]*[Referenties.$E$20])" table:style-name="ce19">
              <text:p>4,00</text:p>
            </table:table-cell>
            <table:table-cell office:value-type="float" office:value="1" table:formula="of:=IF(ISNA([.L16]);0;[.L16]*[Referenties.$E$21])" table:style-name="ce19">
              <text:p>1,00</text:p>
            </table:table-cell>
            <table:table-cell office:value-type="float" office:value="4" table:formula="of:=IF(ISNA([.L16]);0;[.L16]*[Referenties.$E$22])" table:style-name="ce19">
              <text:p>4,00</text:p>
            </table:table-cell>
            <table:table-cell table:number-columns-repeated="16355" table:style-name="ce8"/>
          </table:table-row>
          <table:table-row table:style-name="ro3">
            <table:table-cell office:value-type="string" table:style-name="ce8">
              <text:p>KUC002 Registratie erkenning ongeboren vrucht</text:p>
            </table:table-cell>
            <table:table-cell office:value-type="float" office:value="2" table:style-name="ce82">
              <text:p>2</text:p>
            </table:table-cell>
            <table:table-cell office:value-type="string" table:style-name="ce8">
              <text:p>AF1 Erkenning zonder naamskeuze</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7];$$Size;0);MATCH([.K17];$$Complexity;0)+1)" table:style-name="ce60">
              <text:p>0,25</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0.625" table:formula="of:=IF(ISNA([.L17]);0;[.L17]*[Referenties.$E$14])" table:style-name="ce19">
              <text:p>0,63</text:p>
            </table:table-cell>
            <table:table-cell office:value-type="float" office:value="6.25E-2" table:formula="of:=IF(ISNA([.L17]);0;[.L17]*[Referenties.$E$15])" table:style-name="ce19">
              <text:p>0,06</text:p>
            </table:table-cell>
            <table:table-cell office:value-type="float" office:value="0.125" table:formula="of:=IF(ISNA([.L17]);0;[.L17]*[Referenties.$E$16])" table:style-name="ce19">
              <text:p>0,13</text:p>
            </table:table-cell>
            <table:table-cell office:value-type="float" office:value="0.25" table:formula="of:=IF(ISNA([.L17]);0;[.L17]*[Referenties.$E$17])" table:style-name="ce19">
              <text:p>0,25</text:p>
            </table:table-cell>
            <table:table-cell office:value-type="float" office:value="0.25" table:formula="of:=IF(ISNA([.L17]);0;[.L17]*[Referenties.$E$18])" table:style-name="ce19">
              <text:p>0,25</text:p>
            </table:table-cell>
            <table:table-cell office:value-type="float" office:value="0.5" table:formula="of:=IF(ISNA([.L17]);0;[.L17]*[Referenties.$E$20])" table:style-name="ce19">
              <text:p>0,50</text:p>
            </table:table-cell>
            <table:table-cell office:value-type="float" office:value="0.125" table:formula="of:=IF(ISNA([.L17]);0;[.L17]*[Referenties.$E$21])" table:style-name="ce19">
              <text:p>0,13</text:p>
            </table:table-cell>
            <table:table-cell office:value-type="float" office:value="0.5" table:formula="of:=IF(ISNA([.L17]);0;[.L17]*[Referenties.$E$22])" table:style-name="ce19">
              <text:p>0,50</text:p>
            </table:table-cell>
            <table:table-cell table:number-columns-repeated="16355" table:style-name="ce8"/>
          </table:table-row>
          <table:table-row table:style-name="ro3">
            <table:table-cell office:value-type="string" table:style-name="ce8">
              <text:p>KUC002 Registratie erkenning ongeboren vrucht</text:p>
            </table:table-cell>
            <table:table-cell office:value-type="float" office:value="3" table:style-name="ce82">
              <text:p>3</text:p>
            </table:table-cell>
            <table:table-cell office:value-type="string" table:style-name="ce8">
              <text:p>AF2 Erkenning na de geboorte</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18];$$Size;0);MATCH([.K18];$$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18]);0;[.L18]*[Referenties.$E$14])" table:style-name="ce19">
              <text:p>5,00</text:p>
            </table:table-cell>
            <table:table-cell office:value-type="float" office:value="0.5" table:formula="of:=IF(ISNA([.L18]);0;[.L18]*[Referenties.$E$15])" table:style-name="ce19">
              <text:p>0,50</text:p>
            </table:table-cell>
            <table:table-cell office:value-type="float" office:value="1" table:formula="of:=IF(ISNA([.L18]);0;[.L18]*[Referenties.$E$16])" table:style-name="ce19">
              <text:p>1,00</text:p>
            </table:table-cell>
            <table:table-cell office:value-type="float" office:value="2" table:formula="of:=IF(ISNA([.L18]);0;[.L18]*[Referenties.$E$17])" table:style-name="ce19">
              <text:p>2,00</text:p>
            </table:table-cell>
            <table:table-cell office:value-type="float" office:value="2" table:formula="of:=IF(ISNA([.L18]);0;[.L18]*[Referenties.$E$18])" table:style-name="ce19">
              <text:p>2,00</text:p>
            </table:table-cell>
            <table:table-cell office:value-type="float" office:value="4" table:formula="of:=IF(ISNA([.L18]);0;[.L18]*[Referenties.$E$20])" table:style-name="ce19">
              <text:p>4,00</text:p>
            </table:table-cell>
            <table:table-cell office:value-type="float" office:value="1" table:formula="of:=IF(ISNA([.L18]);0;[.L18]*[Referenties.$E$21])" table:style-name="ce19">
              <text:p>1,00</text:p>
            </table:table-cell>
            <table:table-cell office:value-type="float" office:value="4" table:formula="of:=IF(ISNA([.L18]);0;[.L18]*[Referenties.$E$22])" table:style-name="ce19">
              <text:p>4,00</text:p>
            </table:table-cell>
            <table:table-cell table:number-columns-repeated="16355" table:style-name="ce8"/>
          </table:table-row>
          <table:table-row table:style-name="ro10">
            <table:table-cell office:value-type="string" table:style-name="ce8">
              <text:p>KUC002 Registratie erkenning ongeboren vrucht</text:p>
            </table:table-cell>
            <table:table-cell office:value-type="float" office:value="5" table:style-name="ce82">
              <text:p>5</text:p>
            </table:table-cell>
            <table:table-cell office:value-type="string" table:style-name="ce8">
              <text:p>AF3 via Rechtbank, AF7 Al erkenning bekend,</text:p>
              <text:p>AF5 <text:s/>In onderzoek</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9];$$Size;0);MATCH([.K19];$$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0.625" table:formula="of:=IF(ISNA([.L19]);0;[.L19]*[Referenties.$E$14])" table:style-name="ce19">
              <text:p>0,63</text:p>
            </table:table-cell>
            <table:table-cell office:value-type="float" office:value="6.25E-2" table:formula="of:=IF(ISNA([.L19]);0;[.L19]*[Referenties.$E$15])" table:style-name="ce19">
              <text:p>0,06</text:p>
            </table:table-cell>
            <table:table-cell office:value-type="float" office:value="0.125" table:formula="of:=IF(ISNA([.L19]);0;[.L19]*[Referenties.$E$16])" table:style-name="ce19">
              <text:p>0,13</text:p>
            </table:table-cell>
            <table:table-cell office:value-type="float" office:value="0.25" table:formula="of:=IF(ISNA([.L19]);0;[.L19]*[Referenties.$E$17])" table:style-name="ce19">
              <text:p>0,25</text:p>
            </table:table-cell>
            <table:table-cell office:value-type="float" office:value="0.25" table:formula="of:=IF(ISNA([.L19]);0;[.L19]*[Referenties.$E$18])" table:style-name="ce19">
              <text:p>0,25</text:p>
            </table:table-cell>
            <table:table-cell office:value-type="float" office:value="0.5" table:formula="of:=IF(ISNA([.L19]);0;[.L19]*[Referenties.$E$20])" table:style-name="ce19">
              <text:p>0,50</text:p>
            </table:table-cell>
            <table:table-cell office:value-type="float" office:value="0.125" table:formula="of:=IF(ISNA([.L19]);0;[.L19]*[Referenties.$E$21])" table:style-name="ce19">
              <text:p>0,13</text:p>
            </table:table-cell>
            <table:table-cell office:value-type="float" office:value="0.5" table:formula="of:=IF(ISNA([.L19]);0;[.L19]*[Referenties.$E$22])" table:style-name="ce19">
              <text:p>0,50</text:p>
            </table:table-cell>
            <table:table-cell table:number-columns-repeated="16355" table:style-name="ce8"/>
          </table:table-row>
          <table:table-row table:style-name="ro8">
            <table:table-cell office:value-type="string" table:style-name="ce8">
              <text:p>KUC002 Registratie erkenning ongeboren vrucht</text:p>
            </table:table-cell>
            <table:table-cell office:value-type="float" office:value="10" table:style-name="ce82">
              <text:p>10</text:p>
            </table:table-cell>
            <table:table-cell office:value-type="string" table:style-name="ce8">
              <text:p>AF4 Perso(o)n(en) onbekend in het systeem.</text:p>
            </table:table-cell>
            <table:table-cell office:value-type="string" table:content-validation-name="val1" table:style-name="ce9">
              <text:p>BRP zoeken</text:p>
            </table:table-cell>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0];$$Size;0);MATCH([.K20];$$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20]);0;[.L20]*[Referenties.$E$14])" table:style-name="ce19">
              <text:p>2,50</text:p>
            </table:table-cell>
            <table:table-cell office:value-type="float" office:value="0.25" table:formula="of:=IF(ISNA([.L20]);0;[.L20]*[Referenties.$E$15])" table:style-name="ce19">
              <text:p>0,25</text:p>
            </table:table-cell>
            <table:table-cell office:value-type="float" office:value="0.5" table:formula="of:=IF(ISNA([.L20]);0;[.L20]*[Referenties.$E$16])" table:style-name="ce19">
              <text:p>0,50</text:p>
            </table:table-cell>
            <table:table-cell office:value-type="float" office:value="1" table:formula="of:=IF(ISNA([.L20]);0;[.L20]*[Referenties.$E$17])" table:style-name="ce19">
              <text:p>1,00</text:p>
            </table:table-cell>
            <table:table-cell office:value-type="float" office:value="1" table:formula="of:=IF(ISNA([.L20]);0;[.L20]*[Referenties.$E$18])" table:style-name="ce19">
              <text:p>1,00</text:p>
            </table:table-cell>
            <table:table-cell office:value-type="float" office:value="2" table:formula="of:=IF(ISNA([.L20]);0;[.L20]*[Referenties.$E$20])" table:style-name="ce19">
              <text:p>2,00</text:p>
            </table:table-cell>
            <table:table-cell office:value-type="float" office:value="0.5" table:formula="of:=IF(ISNA([.L20]);0;[.L20]*[Referenties.$E$21])" table:style-name="ce19">
              <text:p>0,50</text:p>
            </table:table-cell>
            <table:table-cell office:value-type="float" office:value="2" table:formula="of:=IF(ISNA([.L20]);0;[.L20]*[Referenties.$E$22])" table:style-name="ce19">
              <text:p>2,00</text:p>
            </table:table-cell>
            <table:table-cell table:number-columns-repeated="16355" table:style-name="ce8"/>
          </table:table-row>
          <table:table-row table:style-name="ro3">
            <table:table-cell office:value-type="string" table:style-name="ce8">
              <text:p>KUC002 Registratie erkenning ongeboren vrucht</text:p>
            </table:table-cell>
            <table:table-cell office:value-type="float" office:value="11" table:style-name="ce82">
              <text:p>11</text:p>
            </table:table-cell>
            <table:table-cell office:value-type="string" table:style-name="ce8">
              <text:p>A6 buitenlands bron document</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1];$$Size;0);MATCH([.K21];$$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0.625" table:formula="of:=IF(ISNA([.L21]);0;[.L21]*[Referenties.$E$14])" table:style-name="ce19">
              <text:p>0,63</text:p>
            </table:table-cell>
            <table:table-cell office:value-type="float" office:value="6.25E-2" table:formula="of:=IF(ISNA([.L21]);0;[.L21]*[Referenties.$E$15])" table:style-name="ce19">
              <text:p>0,06</text:p>
            </table:table-cell>
            <table:table-cell office:value-type="float" office:value="0.125" table:formula="of:=IF(ISNA([.L21]);0;[.L21]*[Referenties.$E$16])" table:style-name="ce19">
              <text:p>0,13</text:p>
            </table:table-cell>
            <table:table-cell office:value-type="float" office:value="0.25" table:formula="of:=IF(ISNA([.L21]);0;[.L21]*[Referenties.$E$17])" table:style-name="ce19">
              <text:p>0,25</text:p>
            </table:table-cell>
            <table:table-cell office:value-type="float" office:value="0.25" table:formula="of:=IF(ISNA([.L21]);0;[.L21]*[Referenties.$E$18])" table:style-name="ce19">
              <text:p>0,25</text:p>
            </table:table-cell>
            <table:table-cell office:value-type="float" office:value="0.5" table:formula="of:=IF(ISNA([.L21]);0;[.L21]*[Referenties.$E$20])" table:style-name="ce19">
              <text:p>0,50</text:p>
            </table:table-cell>
            <table:table-cell office:value-type="float" office:value="0.125" table:formula="of:=IF(ISNA([.L21]);0;[.L21]*[Referenties.$E$21])" table:style-name="ce19">
              <text:p>0,13</text:p>
            </table:table-cell>
            <table:table-cell office:value-type="float" office:value="0.5" table:formula="of:=IF(ISNA([.L21]);0;[.L21]*[Referenties.$E$22])" table:style-name="ce19">
              <text:p>0,50</text:p>
            </table:table-cell>
            <table:table-cell office:value-type="float" office:value="68.25" table:formula="of:=SUMIF([.V12:.AC21];&quot;&lt;&gt;#N/B&quot;)" table:style-name="ce18">
              <text:p>68,25</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32">
            <text:p>KUC003 Registreren ontbrekende geboorteakte</text:p>
          </table:table-cell>
          <table:table-cell table:style-name="ce81"/>
          <table:table-cell table:number-columns-repeated="2" table:style-name="ce31"/>
          <table:table-cell table:content-validation-name="val5" table:style-name="ce31"/>
          <table:table-cell office:value-type="float" office:value="38" table:style-name="ce33">
            <text:p>38</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03 Registreren ontbrekende geboorteakte</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Hard</text:p>
            </table:table-cell>
            <table:table-cell office:value-type="float" office:value="4" table:formula="of:=INDEX($$EstimateMatrix;MATCH([.J24];$$Size;0);MATCH([.K24];$$Complexity;0)+1)" table:style-name="ce60">
              <text:p>4</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0" table:formula="of:=IF(ISNA([.L24]);0;[.L24]*[Referenties.$E$14])" table:style-name="ce19">
              <text:p>10,00</text:p>
            </table:table-cell>
            <table:table-cell office:value-type="float" office:value="1" table:formula="of:=IF(ISNA([.L24]);0;[.L24]*[Referenties.$E$15])" table:style-name="ce19">
              <text:p>1,00</text:p>
            </table:table-cell>
            <table:table-cell office:value-type="float" office:value="2" table:formula="of:=IF(ISNA([.L24]);0;[.L24]*[Referenties.$E$16])" table:style-name="ce19">
              <text:p>2,00</text:p>
            </table:table-cell>
            <table:table-cell office:value-type="float" office:value="4" table:formula="of:=IF(ISNA([.L24]);0;[.L24]*[Referenties.$E$17])" table:style-name="ce19">
              <text:p>4,00</text:p>
            </table:table-cell>
            <table:table-cell office:value-type="float" office:value="4" table:formula="of:=IF(ISNA([.L24]);0;[.L24]*[Referenties.$E$18])" table:style-name="ce19">
              <text:p>4,00</text:p>
            </table:table-cell>
            <table:table-cell office:value-type="float" office:value="8" table:formula="of:=IF(ISNA([.L24]);0;[.L24]*[Referenties.$E$20])" table:style-name="ce19">
              <text:p>8,00</text:p>
            </table:table-cell>
            <table:table-cell office:value-type="float" office:value="2" table:formula="of:=IF(ISNA([.L24]);0;[.L24]*[Referenties.$E$21])" table:style-name="ce19">
              <text:p>2,00</text:p>
            </table:table-cell>
            <table:table-cell office:value-type="float" office:value="8" table:formula="of:=IF(ISNA([.L24]);0;[.L24]*[Referenties.$E$22])" table:style-name="ce19">
              <text:p>8,00</text:p>
            </table:table-cell>
            <table:table-cell table:number-columns-repeated="16355" table:style-name="ce8"/>
          </table:table-row>
          <table:table-row table:style-name="ro10">
            <table:table-cell office:value-type="string" table:style-name="ce8">
              <text:p>KUC003 Registreren ontbrekende geboorteakte</text:p>
            </table:table-cell>
            <table:table-cell office:value-type="float" office:value="3" table:style-name="ce82">
              <text:p>3</text:p>
            </table:table-cell>
            <table:table-cell office:value-type="string" table:style-name="ce8">
              <text:p>AF1 reeds geboorteakte, AF2 geen persoon, AF3 geen relaties</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5];$$Size;0);MATCH([.K25];$$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25]);0;[.L25]*[Referenties.$E$14])" table:style-name="ce19">
              <text:p>2,50</text:p>
            </table:table-cell>
            <table:table-cell office:value-type="float" office:value="0.25" table:formula="of:=IF(ISNA([.L25]);0;[.L25]*[Referenties.$E$15])" table:style-name="ce19">
              <text:p>0,25</text:p>
            </table:table-cell>
            <table:table-cell office:value-type="float" office:value="0.5" table:formula="of:=IF(ISNA([.L25]);0;[.L25]*[Referenties.$E$16])" table:style-name="ce19">
              <text:p>0,50</text:p>
            </table:table-cell>
            <table:table-cell office:value-type="float" office:value="1" table:formula="of:=IF(ISNA([.L25]);0;[.L25]*[Referenties.$E$17])" table:style-name="ce19">
              <text:p>1,00</text:p>
            </table:table-cell>
            <table:table-cell office:value-type="float" office:value="1" table:formula="of:=IF(ISNA([.L25]);0;[.L25]*[Referenties.$E$18])" table:style-name="ce19">
              <text:p>1,00</text:p>
            </table:table-cell>
            <table:table-cell office:value-type="float" office:value="2" table:formula="of:=IF(ISNA([.L25]);0;[.L25]*[Referenties.$E$20])" table:style-name="ce19">
              <text:p>2,00</text:p>
            </table:table-cell>
            <table:table-cell office:value-type="float" office:value="0.5" table:formula="of:=IF(ISNA([.L25]);0;[.L25]*[Referenties.$E$21])" table:style-name="ce19">
              <text:p>0,50</text:p>
            </table:table-cell>
            <table:table-cell office:value-type="float" office:value="2" table:formula="of:=IF(ISNA([.L25]);0;[.L25]*[Referenties.$E$22])" table:style-name="ce19">
              <text:p>2,00</text:p>
            </table:table-cell>
            <table:table-cell office:value-type="float" office:value="48.75" table:formula="of:=SUMIF([.V24:.AC25];&quot;&lt;&gt;#N/B&quot;)" table:style-name="ce18">
              <text:p>48,75</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32">
            <text:p>KUC004 Registratie ontkenning vaderschap</text:p>
          </table:table-cell>
          <table:table-cell table:style-name="ce81"/>
          <table:table-cell table:number-columns-repeated="2" table:style-name="ce31"/>
          <table:table-cell table:content-validation-name="val5" table:style-name="ce31"/>
          <table:table-cell office:value-type="float" office:value="40" table:style-name="ce33">
            <text:p>40</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04 Registratie ontkenning vaderschap</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28];$$Size;0);MATCH([.K28];$$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28]);0;[.L28]*[Referenties.$E$14])" table:style-name="ce19">
              <text:p>5,00</text:p>
            </table:table-cell>
            <table:table-cell office:value-type="float" office:value="0.5" table:formula="of:=IF(ISNA([.L28]);0;[.L28]*[Referenties.$E$15])" table:style-name="ce19">
              <text:p>0,50</text:p>
            </table:table-cell>
            <table:table-cell office:value-type="float" office:value="1" table:formula="of:=IF(ISNA([.L28]);0;[.L28]*[Referenties.$E$16])" table:style-name="ce19">
              <text:p>1,00</text:p>
            </table:table-cell>
            <table:table-cell office:value-type="float" office:value="2" table:formula="of:=IF(ISNA([.L28]);0;[.L28]*[Referenties.$E$17])" table:style-name="ce19">
              <text:p>2,00</text:p>
            </table:table-cell>
            <table:table-cell office:value-type="float" office:value="2" table:formula="of:=IF(ISNA([.L28]);0;[.L28]*[Referenties.$E$18])" table:style-name="ce19">
              <text:p>2,00</text:p>
            </table:table-cell>
            <table:table-cell office:value-type="float" office:value="4" table:formula="of:=IF(ISNA([.L28]);0;[.L28]*[Referenties.$E$20])" table:style-name="ce19">
              <text:p>4,00</text:p>
            </table:table-cell>
            <table:table-cell office:value-type="float" office:value="1" table:formula="of:=IF(ISNA([.L28]);0;[.L28]*[Referenties.$E$21])" table:style-name="ce19">
              <text:p>1,00</text:p>
            </table:table-cell>
            <table:table-cell office:value-type="float" office:value="4" table:formula="of:=IF(ISNA([.L28]);0;[.L28]*[Referenties.$E$22])" table:style-name="ce19">
              <text:p>4,00</text:p>
            </table:table-cell>
            <table:table-cell table:number-columns-repeated="16355" table:style-name="ce8"/>
          </table:table-row>
          <table:table-row table:style-name="ro3">
            <table:table-cell office:value-type="string" table:style-name="ce8">
              <text:p>KUC004 Registratie ontkenning vaderschap</text:p>
            </table:table-cell>
            <table:table-cell office:value-type="float" office:value="2" table:style-name="ce82">
              <text:p>2</text:p>
            </table:table-cell>
            <table:table-cell office:value-type="string" table:style-name="ce8">
              <text:p>AF2 ontkenning voor geboorte</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9];$$Size;0);MATCH([.K29];$$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9]);0;[.L29]*[Referenties.$E$14])" table:style-name="ce19">
              <text:p>0,63</text:p>
            </table:table-cell>
            <table:table-cell office:value-type="float" office:value="6.25E-2" table:formula="of:=IF(ISNA([.L29]);0;[.L29]*[Referenties.$E$15])" table:style-name="ce19">
              <text:p>0,06</text:p>
            </table:table-cell>
            <table:table-cell office:value-type="float" office:value="0.125" table:formula="of:=IF(ISNA([.L29]);0;[.L29]*[Referenties.$E$16])" table:style-name="ce19">
              <text:p>0,13</text:p>
            </table:table-cell>
            <table:table-cell office:value-type="float" office:value="0.25" table:formula="of:=IF(ISNA([.L29]);0;[.L29]*[Referenties.$E$17])" table:style-name="ce19">
              <text:p>0,25</text:p>
            </table:table-cell>
            <table:table-cell office:value-type="float" office:value="0.25" table:formula="of:=IF(ISNA([.L29]);0;[.L29]*[Referenties.$E$18])" table:style-name="ce19">
              <text:p>0,25</text:p>
            </table:table-cell>
            <table:table-cell office:value-type="float" office:value="0.5" table:formula="of:=IF(ISNA([.L29]);0;[.L29]*[Referenties.$E$20])" table:style-name="ce19">
              <text:p>0,50</text:p>
            </table:table-cell>
            <table:table-cell office:value-type="float" office:value="0.125" table:formula="of:=IF(ISNA([.L29]);0;[.L29]*[Referenties.$E$21])" table:style-name="ce19">
              <text:p>0,13</text:p>
            </table:table-cell>
            <table:table-cell office:value-type="float" office:value="0.5" table:formula="of:=IF(ISNA([.L29]);0;[.L29]*[Referenties.$E$22])" table:style-name="ce19">
              <text:p>0,50</text:p>
            </table:table-cell>
            <table:table-cell table:number-columns-repeated="16355" table:style-name="ce8"/>
          </table:table-row>
          <table:table-row table:style-name="ro8">
            <table:table-cell office:value-type="string" table:style-name="ce8">
              <text:p>KUC004 Registratie ontkenning vaderschap</text:p>
            </table:table-cell>
            <table:table-cell office:value-type="float" office:value="3" table:style-name="ce82">
              <text:p>3</text:p>
            </table:table-cell>
            <table:table-cell office:value-type="string" table:style-name="ce8">
              <text:p>AF6 aanpassing nav onderzoeksbesluit</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30];$$Size;0);MATCH([.K30];$$Complexity;0)+1)" table:style-name="ce60">
              <text:p>0,5</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30]);0;[.L30]*[Referenties.$E$14])" table:style-name="ce19">
              <text:p>1,25</text:p>
            </table:table-cell>
            <table:table-cell office:value-type="float" office:value="0.125" table:formula="of:=IF(ISNA([.L30]);0;[.L30]*[Referenties.$E$15])" table:style-name="ce19">
              <text:p>0,13</text:p>
            </table:table-cell>
            <table:table-cell office:value-type="float" office:value="0.25" table:formula="of:=IF(ISNA([.L30]);0;[.L30]*[Referenties.$E$16])" table:style-name="ce19">
              <text:p>0,25</text:p>
            </table:table-cell>
            <table:table-cell office:value-type="float" office:value="0.5" table:formula="of:=IF(ISNA([.L30]);0;[.L30]*[Referenties.$E$17])" table:style-name="ce19">
              <text:p>0,50</text:p>
            </table:table-cell>
            <table:table-cell office:value-type="float" office:value="0.5" table:formula="of:=IF(ISNA([.L30]);0;[.L30]*[Referenties.$E$18])" table:style-name="ce19">
              <text:p>0,50</text:p>
            </table:table-cell>
            <table:table-cell office:value-type="float" office:value="1" table:formula="of:=IF(ISNA([.L30]);0;[.L30]*[Referenties.$E$20])" table:style-name="ce19">
              <text:p>1,00</text:p>
            </table:table-cell>
            <table:table-cell office:value-type="float" office:value="0.25" table:formula="of:=IF(ISNA([.L30]);0;[.L30]*[Referenties.$E$21])" table:style-name="ce19">
              <text:p>0,25</text:p>
            </table:table-cell>
            <table:table-cell office:value-type="float" office:value="1" table:formula="of:=IF(ISNA([.L30]);0;[.L30]*[Referenties.$E$22])" table:style-name="ce19">
              <text:p>1,00</text:p>
            </table:table-cell>
            <table:table-cell table:number-columns-repeated="16355" table:style-name="ce8"/>
          </table:table-row>
          <table:table-row table:style-name="ro8">
            <table:table-cell office:value-type="string" table:style-name="ce8">
              <text:p>KUC004 Registratie ontkenning vaderschap</text:p>
            </table:table-cell>
            <table:table-cell office:value-type="float" office:value="4" table:style-name="ce82">
              <text:p>4</text:p>
            </table:table-cell>
            <table:table-cell office:value-type="string" table:style-name="ce8">
              <text:p>AF1 gelijktijdige registratie andere vader</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1];$$Size;0);MATCH([.K31];$$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31]);0;[.L31]*[Referenties.$E$14])" table:style-name="ce19">
              <text:p>2,50</text:p>
            </table:table-cell>
            <table:table-cell office:value-type="float" office:value="0.25" table:formula="of:=IF(ISNA([.L31]);0;[.L31]*[Referenties.$E$15])" table:style-name="ce19">
              <text:p>0,25</text:p>
            </table:table-cell>
            <table:table-cell office:value-type="float" office:value="0.5" table:formula="of:=IF(ISNA([.L31]);0;[.L31]*[Referenties.$E$16])" table:style-name="ce19">
              <text:p>0,50</text:p>
            </table:table-cell>
            <table:table-cell office:value-type="float" office:value="1" table:formula="of:=IF(ISNA([.L31]);0;[.L31]*[Referenties.$E$17])" table:style-name="ce19">
              <text:p>1,00</text:p>
            </table:table-cell>
            <table:table-cell office:value-type="float" office:value="1" table:formula="of:=IF(ISNA([.L31]);0;[.L31]*[Referenties.$E$18])" table:style-name="ce19">
              <text:p>1,00</text:p>
            </table:table-cell>
            <table:table-cell office:value-type="float" office:value="2" table:formula="of:=IF(ISNA([.L31]);0;[.L31]*[Referenties.$E$20])" table:style-name="ce19">
              <text:p>2,00</text:p>
            </table:table-cell>
            <table:table-cell office:value-type="float" office:value="0.5" table:formula="of:=IF(ISNA([.L31]);0;[.L31]*[Referenties.$E$21])" table:style-name="ce19">
              <text:p>0,50</text:p>
            </table:table-cell>
            <table:table-cell office:value-type="float" office:value="2" table:formula="of:=IF(ISNA([.L31]);0;[.L31]*[Referenties.$E$22])" table:style-name="ce19">
              <text:p>2,00</text:p>
            </table:table-cell>
            <table:table-cell table:number-columns-repeated="16355" table:style-name="ce8"/>
          </table:table-row>
          <table:table-row table:style-name="ro8">
            <table:table-cell office:value-type="string" table:style-name="ce8">
              <text:p>KUC004 Registratie ontkenning vaderschap</text:p>
            </table:table-cell>
            <table:table-cell office:value-type="float" office:value="6" table:style-name="ce82">
              <text:p>6</text:p>
            </table:table-cell>
            <table:table-cell office:value-type="string" table:style-name="ce8">
              <text:p>AF3 personen onbekend, AF4 relaties onbekend</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2];$$Size;0);MATCH([.K32];$$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32]);0;[.L32]*[Referenties.$E$14])" table:style-name="ce19">
              <text:p>2,50</text:p>
            </table:table-cell>
            <table:table-cell office:value-type="float" office:value="0.25" table:formula="of:=IF(ISNA([.L32]);0;[.L32]*[Referenties.$E$15])" table:style-name="ce19">
              <text:p>0,25</text:p>
            </table:table-cell>
            <table:table-cell office:value-type="float" office:value="0.5" table:formula="of:=IF(ISNA([.L32]);0;[.L32]*[Referenties.$E$16])" table:style-name="ce19">
              <text:p>0,50</text:p>
            </table:table-cell>
            <table:table-cell office:value-type="float" office:value="1" table:formula="of:=IF(ISNA([.L32]);0;[.L32]*[Referenties.$E$17])" table:style-name="ce19">
              <text:p>1,00</text:p>
            </table:table-cell>
            <table:table-cell office:value-type="float" office:value="1" table:formula="of:=IF(ISNA([.L32]);0;[.L32]*[Referenties.$E$18])" table:style-name="ce19">
              <text:p>1,00</text:p>
            </table:table-cell>
            <table:table-cell office:value-type="float" office:value="2" table:formula="of:=IF(ISNA([.L32]);0;[.L32]*[Referenties.$E$20])" table:style-name="ce19">
              <text:p>2,00</text:p>
            </table:table-cell>
            <table:table-cell office:value-type="float" office:value="0.5" table:formula="of:=IF(ISNA([.L32]);0;[.L32]*[Referenties.$E$21])" table:style-name="ce19">
              <text:p>0,50</text:p>
            </table:table-cell>
            <table:table-cell office:value-type="float" office:value="2" table:formula="of:=IF(ISNA([.L32]);0;[.L32]*[Referenties.$E$22])" table:style-name="ce19">
              <text:p>2,00</text:p>
            </table:table-cell>
            <table:table-cell table:number-columns-repeated="16355" table:style-name="ce8"/>
          </table:table-row>
          <table:table-row table:style-name="ro8">
            <table:table-cell office:value-type="string" table:style-name="ce8">
              <text:p>KUC004 Registratie ontkenning vaderschap</text:p>
            </table:table-cell>
            <table:table-cell office:value-type="float" office:value="7" table:style-name="ce82">
              <text:p>7</text:p>
            </table:table-cell>
            <table:table-cell office:value-type="string" table:style-name="ce8">
              <text:p>AF5 moeder kan niet ondertekenen,<text: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33];$$Size;0);MATCH([.K33];$$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33]);0;[.L33]*[Referenties.$E$14])" table:style-name="ce19">
              <text:p>1,25</text:p>
            </table:table-cell>
            <table:table-cell office:value-type="float" office:value="0.125" table:formula="of:=IF(ISNA([.L33]);0;[.L33]*[Referenties.$E$15])" table:style-name="ce19">
              <text:p>0,13</text:p>
            </table:table-cell>
            <table:table-cell office:value-type="float" office:value="0.25" table:formula="of:=IF(ISNA([.L33]);0;[.L33]*[Referenties.$E$16])" table:style-name="ce19">
              <text:p>0,25</text:p>
            </table:table-cell>
            <table:table-cell office:value-type="float" office:value="0.5" table:formula="of:=IF(ISNA([.L33]);0;[.L33]*[Referenties.$E$17])" table:style-name="ce19">
              <text:p>0,50</text:p>
            </table:table-cell>
            <table:table-cell office:value-type="float" office:value="0.5" table:formula="of:=IF(ISNA([.L33]);0;[.L33]*[Referenties.$E$18])" table:style-name="ce19">
              <text:p>0,50</text:p>
            </table:table-cell>
            <table:table-cell office:value-type="float" office:value="1" table:formula="of:=IF(ISNA([.L33]);0;[.L33]*[Referenties.$E$20])" table:style-name="ce19">
              <text:p>1,00</text:p>
            </table:table-cell>
            <table:table-cell office:value-type="float" office:value="0.25" table:formula="of:=IF(ISNA([.L33]);0;[.L33]*[Referenties.$E$21])" table:style-name="ce19">
              <text:p>0,25</text:p>
            </table:table-cell>
            <table:table-cell office:value-type="float" office:value="1" table:formula="of:=IF(ISNA([.L33]);0;[.L33]*[Referenties.$E$22])" table:style-name="ce19">
              <text:p>1,00</text:p>
            </table:table-cell>
            <table:table-cell office:value-type="float" office:value="51.1875" table:formula="of:=SUMIF([.V28:.AC33];&quot;&lt;&gt;#N/B&quot;)" table:style-name="ce18">
              <text:p>51,19</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32">
            <text:p>KUC005 Verwijderen erkenning</text:p>
          </table:table-cell>
          <table:table-cell table:style-name="ce81"/>
          <table:table-cell table:number-columns-repeated="2" table:style-name="ce31"/>
          <table:table-cell table:content-validation-name="val5" table:style-name="ce31"/>
          <table:table-cell office:value-type="float" office:value="39" table:style-name="ce33">
            <text:p>39</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05 Verwijderen erkenning</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6];$$Size;0);MATCH([.K36];$$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36]);0;[.L36]*[Referenties.$E$14])" table:style-name="ce19">
              <text:p>5,00</text:p>
            </table:table-cell>
            <table:table-cell office:value-type="float" office:value="0.5" table:formula="of:=IF(ISNA([.L36]);0;[.L36]*[Referenties.$E$15])" table:style-name="ce19">
              <text:p>0,50</text:p>
            </table:table-cell>
            <table:table-cell office:value-type="float" office:value="1" table:formula="of:=IF(ISNA([.L36]);0;[.L36]*[Referenties.$E$16])" table:style-name="ce19">
              <text:p>1,00</text:p>
            </table:table-cell>
            <table:table-cell office:value-type="float" office:value="2" table:formula="of:=IF(ISNA([.L36]);0;[.L36]*[Referenties.$E$17])" table:style-name="ce19">
              <text:p>2,00</text:p>
            </table:table-cell>
            <table:table-cell office:value-type="float" office:value="2" table:formula="of:=IF(ISNA([.L36]);0;[.L36]*[Referenties.$E$18])" table:style-name="ce19">
              <text:p>2,00</text:p>
            </table:table-cell>
            <table:table-cell office:value-type="float" office:value="4" table:formula="of:=IF(ISNA([.L36]);0;[.L36]*[Referenties.$E$20])" table:style-name="ce19">
              <text:p>4,00</text:p>
            </table:table-cell>
            <table:table-cell office:value-type="float" office:value="1" table:formula="of:=IF(ISNA([.L36]);0;[.L36]*[Referenties.$E$21])" table:style-name="ce19">
              <text:p>1,00</text:p>
            </table:table-cell>
            <table:table-cell office:value-type="float" office:value="4" table:formula="of:=IF(ISNA([.L36]);0;[.L36]*[Referenties.$E$22])" table:style-name="ce19">
              <text:p>4,00</text:p>
            </table:table-cell>
            <table:table-cell table:number-columns-repeated="16355" table:style-name="ce8"/>
          </table:table-row>
          <table:table-row table:style-name="ro8">
            <table:table-cell office:value-type="string" table:style-name="ce8">
              <text:p>KUC005 Verwijderen erkenning</text:p>
            </table:table-cell>
            <table:table-cell office:value-type="float" office:value="2" table:style-name="ce82">
              <text:p>2</text:p>
            </table:table-cell>
            <table:table-cell office:value-type="string" table:style-name="ce8">
              <text:p>AF1 vernietiging erkennin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37];$$Size;0);MATCH([.K37];$$Complexity;0)+1)" table:style-name="ce60">
              <text:p>0,5</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37]);0;[.L37]*[Referenties.$E$14])" table:style-name="ce19">
              <text:p>1,25</text:p>
            </table:table-cell>
            <table:table-cell office:value-type="float" office:value="0.125" table:formula="of:=IF(ISNA([.L37]);0;[.L37]*[Referenties.$E$15])" table:style-name="ce19">
              <text:p>0,13</text:p>
            </table:table-cell>
            <table:table-cell office:value-type="float" office:value="0.25" table:formula="of:=IF(ISNA([.L37]);0;[.L37]*[Referenties.$E$16])" table:style-name="ce19">
              <text:p>0,25</text:p>
            </table:table-cell>
            <table:table-cell office:value-type="float" office:value="0.5" table:formula="of:=IF(ISNA([.L37]);0;[.L37]*[Referenties.$E$17])" table:style-name="ce19">
              <text:p>0,50</text:p>
            </table:table-cell>
            <table:table-cell office:value-type="float" office:value="0.5" table:formula="of:=IF(ISNA([.L37]);0;[.L37]*[Referenties.$E$18])" table:style-name="ce19">
              <text:p>0,50</text:p>
            </table:table-cell>
            <table:table-cell office:value-type="float" office:value="1" table:formula="of:=IF(ISNA([.L37]);0;[.L37]*[Referenties.$E$20])" table:style-name="ce19">
              <text:p>1,00</text:p>
            </table:table-cell>
            <table:table-cell office:value-type="float" office:value="0.25" table:formula="of:=IF(ISNA([.L37]);0;[.L37]*[Referenties.$E$21])" table:style-name="ce19">
              <text:p>0,25</text:p>
            </table:table-cell>
            <table:table-cell office:value-type="float" office:value="1" table:formula="of:=IF(ISNA([.L37]);0;[.L37]*[Referenties.$E$22])" table:style-name="ce19">
              <text:p>1,00</text:p>
            </table:table-cell>
            <table:table-cell table:number-columns-repeated="16355" table:style-name="ce8"/>
          </table:table-row>
          <table:table-row table:style-name="ro12">
            <table:table-cell office:value-type="string" table:style-name="ce8">
              <text:p>KUC005 Verwijderen erkenning</text:p>
            </table:table-cell>
            <table:table-cell office:value-type="float" office:value="3" table:style-name="ce82">
              <text:p>3</text:p>
            </table:table-cell>
            <table:table-cell office:value-type="string" table:style-name="ce8">
              <text:p>AF2 naamskeuze erkenning, AF3 persoon onbekend, AF4 relaties niet opvraagbaar</text:p>
            </table:table-cell>
            <table:table-cell office:value-type="string" table:content-validation-name="val1" table:style-name="ce8">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8];$$Size;0);MATCH([.K38];$$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38]);0;[.L38]*[Referenties.$E$14])" table:style-name="ce19">
              <text:p>2,50</text:p>
            </table:table-cell>
            <table:table-cell office:value-type="float" office:value="0.25" table:formula="of:=IF(ISNA([.L38]);0;[.L38]*[Referenties.$E$15])" table:style-name="ce19">
              <text:p>0,25</text:p>
            </table:table-cell>
            <table:table-cell office:value-type="float" office:value="0.5" table:formula="of:=IF(ISNA([.L38]);0;[.L38]*[Referenties.$E$16])" table:style-name="ce19">
              <text:p>0,50</text:p>
            </table:table-cell>
            <table:table-cell office:value-type="float" office:value="1" table:formula="of:=IF(ISNA([.L38]);0;[.L38]*[Referenties.$E$17])" table:style-name="ce19">
              <text:p>1,00</text:p>
            </table:table-cell>
            <table:table-cell office:value-type="float" office:value="1" table:formula="of:=IF(ISNA([.L38]);0;[.L38]*[Referenties.$E$18])" table:style-name="ce19">
              <text:p>1,00</text:p>
            </table:table-cell>
            <table:table-cell office:value-type="float" office:value="2" table:formula="of:=IF(ISNA([.L38]);0;[.L38]*[Referenties.$E$20])" table:style-name="ce19">
              <text:p>2,00</text:p>
            </table:table-cell>
            <table:table-cell office:value-type="float" office:value="0.5" table:formula="of:=IF(ISNA([.L38]);0;[.L38]*[Referenties.$E$21])" table:style-name="ce19">
              <text:p>0,50</text:p>
            </table:table-cell>
            <table:table-cell office:value-type="float" office:value="2" table:formula="of:=IF(ISNA([.L38]);0;[.L38]*[Referenties.$E$22])" table:style-name="ce19">
              <text:p>2,00</text:p>
            </table:table-cell>
            <table:table-cell table:number-columns-repeated="16355" table:style-name="ce8"/>
          </table:table-row>
          <table:table-row table:style-name="ro8">
            <table:table-cell office:value-type="string" table:style-name="ce8">
              <text:p>KUC005 Verwijderen erkenning</text:p>
            </table:table-cell>
            <table:table-cell office:value-type="float" office:value="7" table:style-name="ce82">
              <text:p>7</text:p>
            </table:table-cell>
            <table:table-cell office:value-type="string" table:style-name="ce8">
              <text:p>AF5 Correctie nav onderzoek gerede twijfel</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9];$$Size;0);MATCH([.K39];$$Complexity;0)+1)" table:style-name="ce60">
              <text:p>0,25</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39]);0;[.L39]*[Referenties.$E$14])" table:style-name="ce19">
              <text:p>0,63</text:p>
            </table:table-cell>
            <table:table-cell office:value-type="float" office:value="6.25E-2" table:formula="of:=IF(ISNA([.L39]);0;[.L39]*[Referenties.$E$15])" table:style-name="ce19">
              <text:p>0,06</text:p>
            </table:table-cell>
            <table:table-cell office:value-type="float" office:value="0.125" table:formula="of:=IF(ISNA([.L39]);0;[.L39]*[Referenties.$E$16])" table:style-name="ce19">
              <text:p>0,13</text:p>
            </table:table-cell>
            <table:table-cell office:value-type="float" office:value="0.25" table:formula="of:=IF(ISNA([.L39]);0;[.L39]*[Referenties.$E$17])" table:style-name="ce19">
              <text:p>0,25</text:p>
            </table:table-cell>
            <table:table-cell office:value-type="float" office:value="0.25" table:formula="of:=IF(ISNA([.L39]);0;[.L39]*[Referenties.$E$18])" table:style-name="ce19">
              <text:p>0,25</text:p>
            </table:table-cell>
            <table:table-cell office:value-type="float" office:value="0.5" table:formula="of:=IF(ISNA([.L39]);0;[.L39]*[Referenties.$E$20])" table:style-name="ce19">
              <text:p>0,50</text:p>
            </table:table-cell>
            <table:table-cell office:value-type="float" office:value="0.125" table:formula="of:=IF(ISNA([.L39]);0;[.L39]*[Referenties.$E$21])" table:style-name="ce19">
              <text:p>0,13</text:p>
            </table:table-cell>
            <table:table-cell office:value-type="float" office:value="0.5" table:formula="of:=IF(ISNA([.L39]);0;[.L39]*[Referenties.$E$22])" table:style-name="ce19">
              <text:p>0,50</text:p>
            </table:table-cell>
            <table:table-cell office:value-type="float" office:value="36.5625" table:formula="of:=SUMIF([.V36:.AC39];&quot;&lt;&gt;#N/B&quot;)" table:style-name="ce18">
              <text:p>36,56</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32">
            <text:p>KUC006 Registratie adoptie</text:p>
          </table:table-cell>
          <table:table-cell table:style-name="ce81"/>
          <table:table-cell table:number-columns-repeated="2" table:style-name="ce31"/>
          <table:table-cell table:content-validation-name="val5" table:style-name="ce31"/>
          <table:table-cell office:value-type="float" office:value="22" table:style-name="ce33">
            <text:p>22</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06 Registratie adoptie</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42];$$Size;0);MATCH([.K42];$$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42]);0;[.L42]*[Referenties.$E$14])" table:style-name="ce19">
              <text:p>5,00</text:p>
            </table:table-cell>
            <table:table-cell office:value-type="float" office:value="0.5" table:formula="of:=IF(ISNA([.L42]);0;[.L42]*[Referenties.$E$15])" table:style-name="ce19">
              <text:p>0,50</text:p>
            </table:table-cell>
            <table:table-cell office:value-type="float" office:value="1" table:formula="of:=IF(ISNA([.L42]);0;[.L42]*[Referenties.$E$16])" table:style-name="ce19">
              <text:p>1,00</text:p>
            </table:table-cell>
            <table:table-cell office:value-type="float" office:value="2" table:formula="of:=IF(ISNA([.L42]);0;[.L42]*[Referenties.$E$17])" table:style-name="ce19">
              <text:p>2,00</text:p>
            </table:table-cell>
            <table:table-cell office:value-type="float" office:value="2" table:formula="of:=IF(ISNA([.L42]);0;[.L42]*[Referenties.$E$18])" table:style-name="ce19">
              <text:p>2,00</text:p>
            </table:table-cell>
            <table:table-cell office:value-type="float" office:value="4" table:formula="of:=IF(ISNA([.L42]);0;[.L42]*[Referenties.$E$20])" table:style-name="ce19">
              <text:p>4,00</text:p>
            </table:table-cell>
            <table:table-cell office:value-type="float" office:value="1" table:formula="of:=IF(ISNA([.L42]);0;[.L42]*[Referenties.$E$21])" table:style-name="ce19">
              <text:p>1,00</text:p>
            </table:table-cell>
            <table:table-cell office:value-type="float" office:value="4" table:formula="of:=IF(ISNA([.L42]);0;[.L42]*[Referenties.$E$22])" table:style-name="ce19">
              <text:p>4,00</text:p>
            </table:table-cell>
            <table:table-cell table:number-columns-repeated="16355" table:style-name="ce8"/>
          </table:table-row>
          <table:table-row table:style-name="ro3">
            <table:table-cell office:value-type="string" table:style-name="ce8">
              <text:p>KUC006 Registratie adoptie</text:p>
            </table:table-cell>
            <table:table-cell office:value-type="float" office:value="4" table:style-name="ce82">
              <text:p>4</text:p>
            </table:table-cell>
            <table:table-cell office:value-type="string" table:style-name="ce8">
              <text:p>AF Haagse akte</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43];$$Size;0);MATCH([.K43];$$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25" table:formula="of:=IF(ISNA([.L43]);0;[.L43]*[Referenties.$E$14])" table:style-name="ce19">
              <text:p>1,25</text:p>
            </table:table-cell>
            <table:table-cell office:value-type="float" office:value="0.125" table:formula="of:=IF(ISNA([.L43]);0;[.L43]*[Referenties.$E$15])" table:style-name="ce19">
              <text:p>0,13</text:p>
            </table:table-cell>
            <table:table-cell office:value-type="float" office:value="0.25" table:formula="of:=IF(ISNA([.L43]);0;[.L43]*[Referenties.$E$16])" table:style-name="ce19">
              <text:p>0,25</text:p>
            </table:table-cell>
            <table:table-cell office:value-type="float" office:value="0.5" table:formula="of:=IF(ISNA([.L43]);0;[.L43]*[Referenties.$E$17])" table:style-name="ce19">
              <text:p>0,50</text:p>
            </table:table-cell>
            <table:table-cell office:value-type="float" office:value="0.5" table:formula="of:=IF(ISNA([.L43]);0;[.L43]*[Referenties.$E$18])" table:style-name="ce19">
              <text:p>0,50</text:p>
            </table:table-cell>
            <table:table-cell office:value-type="float" office:value="1" table:formula="of:=IF(ISNA([.L43]);0;[.L43]*[Referenties.$E$20])" table:style-name="ce19">
              <text:p>1,00</text:p>
            </table:table-cell>
            <table:table-cell office:value-type="float" office:value="0.25" table:formula="of:=IF(ISNA([.L43]);0;[.L43]*[Referenties.$E$21])" table:style-name="ce19">
              <text:p>0,25</text:p>
            </table:table-cell>
            <table:table-cell office:value-type="float" office:value="1" table:formula="of:=IF(ISNA([.L43]);0;[.L43]*[Referenties.$E$22])" table:style-name="ce19">
              <text:p>1,00</text:p>
            </table:table-cell>
            <table:table-cell table:number-columns-repeated="16355" table:style-name="ce8"/>
          </table:table-row>
          <table:table-row table:style-name="ro8">
            <table:table-cell office:value-type="string" table:style-name="ce8">
              <text:p>KUC006 Registratie adoptie</text:p>
            </table:table-cell>
            <table:table-cell office:value-type="float" office:value="6" table:style-name="ce82">
              <text:p>6</text:p>
            </table:table-cell>
            <table:table-cell office:value-type="string" table:style-name="ce8">
              <text:p>AF2 geen persoon</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44];$$Size;0);MATCH([.K44];$$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44]);0;[.L44]*[Referenties.$E$14])" table:style-name="ce19">
              <text:p>1,25</text:p>
            </table:table-cell>
            <table:table-cell office:value-type="float" office:value="0.125" table:formula="of:=IF(ISNA([.L44]);0;[.L44]*[Referenties.$E$15])" table:style-name="ce19">
              <text:p>0,13</text:p>
            </table:table-cell>
            <table:table-cell office:value-type="float" office:value="0.25" table:formula="of:=IF(ISNA([.L44]);0;[.L44]*[Referenties.$E$16])" table:style-name="ce19">
              <text:p>0,25</text:p>
            </table:table-cell>
            <table:table-cell office:value-type="float" office:value="0.5" table:formula="of:=IF(ISNA([.L44]);0;[.L44]*[Referenties.$E$17])" table:style-name="ce19">
              <text:p>0,50</text:p>
            </table:table-cell>
            <table:table-cell office:value-type="float" office:value="0.5" table:formula="of:=IF(ISNA([.L44]);0;[.L44]*[Referenties.$E$18])" table:style-name="ce19">
              <text:p>0,50</text:p>
            </table:table-cell>
            <table:table-cell office:value-type="float" office:value="1" table:formula="of:=IF(ISNA([.L44]);0;[.L44]*[Referenties.$E$20])" table:style-name="ce19">
              <text:p>1,00</text:p>
            </table:table-cell>
            <table:table-cell office:value-type="float" office:value="0.25" table:formula="of:=IF(ISNA([.L44]);0;[.L44]*[Referenties.$E$21])" table:style-name="ce19">
              <text:p>0,25</text:p>
            </table:table-cell>
            <table:table-cell office:value-type="float" office:value="1" table:formula="of:=IF(ISNA([.L44]);0;[.L44]*[Referenties.$E$22])" table:style-name="ce19">
              <text:p>1,00</text:p>
            </table:table-cell>
            <table:table-cell table:number-columns-repeated="16355" table:style-name="ce8"/>
          </table:table-row>
          <table:table-row table:style-name="ro8">
            <table:table-cell office:value-type="string" table:style-name="ce8">
              <text:p>KUC006 Registratie adoptie</text:p>
            </table:table-cell>
            <table:table-cell office:value-type="float" office:value="9" table:style-name="ce82">
              <text:p>9</text:p>
            </table:table-cell>
            <table:table-cell office:value-type="string" table:style-name="ce8">
              <text:p>AF3 Correctie nav onderzoek gerede twijfel</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45];$$Size;0);MATCH([.K45];$$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45]);0;[.L45]*[Referenties.$E$14])" table:style-name="ce19">
              <text:p>0,63</text:p>
            </table:table-cell>
            <table:table-cell office:value-type="float" office:value="6.25E-2" table:formula="of:=IF(ISNA([.L45]);0;[.L45]*[Referenties.$E$15])" table:style-name="ce19">
              <text:p>0,06</text:p>
            </table:table-cell>
            <table:table-cell office:value-type="float" office:value="0.125" table:formula="of:=IF(ISNA([.L45]);0;[.L45]*[Referenties.$E$16])" table:style-name="ce19">
              <text:p>0,13</text:p>
            </table:table-cell>
            <table:table-cell office:value-type="float" office:value="0.25" table:formula="of:=IF(ISNA([.L45]);0;[.L45]*[Referenties.$E$17])" table:style-name="ce19">
              <text:p>0,25</text:p>
            </table:table-cell>
            <table:table-cell office:value-type="float" office:value="0.25" table:formula="of:=IF(ISNA([.L45]);0;[.L45]*[Referenties.$E$18])" table:style-name="ce19">
              <text:p>0,25</text:p>
            </table:table-cell>
            <table:table-cell office:value-type="float" office:value="0.5" table:formula="of:=IF(ISNA([.L45]);0;[.L45]*[Referenties.$E$20])" table:style-name="ce19">
              <text:p>0,50</text:p>
            </table:table-cell>
            <table:table-cell office:value-type="float" office:value="0.125" table:formula="of:=IF(ISNA([.L45]);0;[.L45]*[Referenties.$E$21])" table:style-name="ce19">
              <text:p>0,13</text:p>
            </table:table-cell>
            <table:table-cell office:value-type="float" office:value="0.5" table:formula="of:=IF(ISNA([.L45]);0;[.L45]*[Referenties.$E$22])" table:style-name="ce19">
              <text:p>0,50</text:p>
            </table:table-cell>
            <table:table-cell office:value-type="float" office:value="31.6875" table:formula="of:=SUMIF([.V41:.AC45];&quot;&lt;&gt;#N/B&quot;)" table:style-name="ce18">
              <text:p>31,69</text:p>
            </table:table-cell>
            <table:table-cell table:number-columns-repeated="16354"/>
          </table:table-row>
          <table:table-row table:style-name="ro8">
            <table:table-cell office:value-type="string" table:style-name="ce8">
              <text:p>KUC006 Registratie adoptie</text:p>
            </table:table-cell>
            <table:table-cell office:value-type="float" office:value="10" table:style-name="ce82">
              <text:p>10</text:p>
            </table:table-cell>
            <table:table-cell office:value-type="string" table:style-name="ce8">
              <text:p>AF4 Later beëindigen relatie met oorspronkelijke ouder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46];$$Size;0);MATCH([.K46];$$Complexity;0)+1)" table:style-name="ce60">
              <text:p>0,25</text:p>
            </table:table-cell>
            <table:table-cell office:value-type="string" table:content-validation-name="val6" table:style-name="ce146">
              <text:p>Identified</text:p>
            </table:table-cell>
            <table:table-cell office:value-type="string" table:content-validation-name="val6" table:style-name="ce146">
              <text:p>Identified</text:p>
            </table:table-cell>
            <table:table-cell office:value-type="string" table:content-validation-name="val6" table:style-name="ce146">
              <text:p>Identified</text:p>
            </table:table-cell>
            <table:table-cell office:value-type="string" table:content-validation-name="val6" table:style-name="ce146">
              <text:p>Identified</text:p>
            </table:table-cell>
            <table:table-cell office:value-type="string" table:content-validation-name="val6" table:style-name="ce146">
              <text:p>Identified</text:p>
            </table:table-cell>
            <table:table-cell office:value-type="string" table:content-validation-name="val6" table:style-name="ce146">
              <text:p>Identified</text:p>
            </table:table-cell>
            <table:table-cell office:value-type="string" table:content-validation-name="val6" table:style-name="ce146">
              <text:p>Identified</text:p>
            </table:table-cell>
            <table:table-cell office:value-type="string" table:content-validation-name="val6" table:style-name="ce146">
              <text:p>Identified</text:p>
            </table:table-cell>
            <table:table-cell table:content-validation-name="val6" table:style-name="ce147"/>
            <table:table-cell office:value-type="float" office:value="0.625" table:formula="of:=IF(ISNA([.L46]);0;[.L46]*[Referenties.$E$14])" table:style-name="ce19">
              <text:p>0,63</text:p>
            </table:table-cell>
            <table:table-cell office:value-type="float" office:value="6.25E-2" table:formula="of:=IF(ISNA([.L46]);0;[.L46]*[Referenties.$E$15])" table:style-name="ce19">
              <text:p>0,06</text:p>
            </table:table-cell>
            <table:table-cell office:value-type="float" office:value="0.125" table:formula="of:=IF(ISNA([.L46]);0;[.L46]*[Referenties.$E$16])" table:style-name="ce19">
              <text:p>0,13</text:p>
            </table:table-cell>
            <table:table-cell office:value-type="float" office:value="0.25" table:formula="of:=IF(ISNA([.L46]);0;[.L46]*[Referenties.$E$17])" table:style-name="ce19">
              <text:p>0,25</text:p>
            </table:table-cell>
            <table:table-cell office:value-type="float" office:value="0.25" table:formula="of:=IF(ISNA([.L46]);0;[.L46]*[Referenties.$E$18])" table:style-name="ce19">
              <text:p>0,25</text:p>
            </table:table-cell>
            <table:table-cell office:value-type="float" office:value="0.5" table:formula="of:=IF(ISNA([.L46]);0;[.L46]*[Referenties.$E$20])" table:style-name="ce19">
              <text:p>0,50</text:p>
            </table:table-cell>
            <table:table-cell office:value-type="float" office:value="0.125" table:formula="of:=IF(ISNA([.L46]);0;[.L46]*[Referenties.$E$21])" table:style-name="ce19">
              <text:p>0,13</text:p>
            </table:table-cell>
            <table:table-cell office:value-type="float" office:value="0.5" table:formula="of:=IF(ISNA([.L46]);0;[.L46]*[Referenties.$E$22])" table:style-name="ce19">
              <text:p>0,50</text:p>
            </table:table-cell>
            <table:table-cell office:value-type="float" office:value="34.125" table:formula="of:=SUMIF([.V42:.AC46];&quot;&lt;&gt;#N/B&quot;)" table:style-name="ce18">
              <text:p>34,13</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32">
            <text:p>KUC007 Verwijderen adoptie</text:p>
          </table:table-cell>
          <table:table-cell table:style-name="ce81"/>
          <table:table-cell table:number-columns-repeated="2" table:style-name="ce31"/>
          <table:table-cell table:content-validation-name="val5" table:style-name="ce31"/>
          <table:table-cell office:value-type="float" office:value="46" table:style-name="ce33">
            <text:p>46</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07 Verwijderen adoptie</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49];$$Size;0);MATCH([.K49];$$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49]);0;[.L49]*[Referenties.$E$14])" table:style-name="ce19">
              <text:p>5,00</text:p>
            </table:table-cell>
            <table:table-cell office:value-type="float" office:value="0.5" table:formula="of:=IF(ISNA([.L49]);0;[.L49]*[Referenties.$E$15])" table:style-name="ce19">
              <text:p>0,50</text:p>
            </table:table-cell>
            <table:table-cell office:value-type="float" office:value="1" table:formula="of:=IF(ISNA([.L49]);0;[.L49]*[Referenties.$E$16])" table:style-name="ce19">
              <text:p>1,00</text:p>
            </table:table-cell>
            <table:table-cell office:value-type="float" office:value="2" table:formula="of:=IF(ISNA([.L49]);0;[.L49]*[Referenties.$E$17])" table:style-name="ce19">
              <text:p>2,00</text:p>
            </table:table-cell>
            <table:table-cell office:value-type="float" office:value="2" table:formula="of:=IF(ISNA([.L49]);0;[.L49]*[Referenties.$E$18])" table:style-name="ce19">
              <text:p>2,00</text:p>
            </table:table-cell>
            <table:table-cell office:value-type="float" office:value="4" table:formula="of:=IF(ISNA([.L49]);0;[.L49]*[Referenties.$E$20])" table:style-name="ce19">
              <text:p>4,00</text:p>
            </table:table-cell>
            <table:table-cell office:value-type="float" office:value="1" table:formula="of:=IF(ISNA([.L49]);0;[.L49]*[Referenties.$E$21])" table:style-name="ce19">
              <text:p>1,00</text:p>
            </table:table-cell>
            <table:table-cell office:value-type="float" office:value="4" table:formula="of:=IF(ISNA([.L49]);0;[.L49]*[Referenties.$E$22])" table:style-name="ce19">
              <text:p>4,00</text:p>
            </table:table-cell>
            <table:table-cell table:number-columns-repeated="16355" table:style-name="ce8"/>
          </table:table-row>
          <table:table-row table:style-name="ro8">
            <table:table-cell office:value-type="string" table:style-name="ce8">
              <text:p>KUC007 Verwijderen adoptie</text:p>
            </table:table-cell>
            <table:table-cell office:value-type="float" office:value="2" table:style-name="ce82">
              <text:p>2</text:p>
            </table:table-cell>
            <table:table-cell office:value-type="string" table:style-name="ce8">
              <text:p>AF1 persoon onbekend, <text:s/>AF2 relatie niet opvraagbaar</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50];$$Size;0);MATCH([.K50];$$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50]);0;[.L50]*[Referenties.$E$14])" table:style-name="ce19">
              <text:p>1,25</text:p>
            </table:table-cell>
            <table:table-cell office:value-type="float" office:value="0.125" table:formula="of:=IF(ISNA([.L50]);0;[.L50]*[Referenties.$E$15])" table:style-name="ce19">
              <text:p>0,13</text:p>
            </table:table-cell>
            <table:table-cell office:value-type="float" office:value="0.25" table:formula="of:=IF(ISNA([.L50]);0;[.L50]*[Referenties.$E$16])" table:style-name="ce19">
              <text:p>0,25</text:p>
            </table:table-cell>
            <table:table-cell office:value-type="float" office:value="0.5" table:formula="of:=IF(ISNA([.L50]);0;[.L50]*[Referenties.$E$17])" table:style-name="ce19">
              <text:p>0,50</text:p>
            </table:table-cell>
            <table:table-cell office:value-type="float" office:value="0.5" table:formula="of:=IF(ISNA([.L50]);0;[.L50]*[Referenties.$E$18])" table:style-name="ce19">
              <text:p>0,50</text:p>
            </table:table-cell>
            <table:table-cell office:value-type="float" office:value="1" table:formula="of:=IF(ISNA([.L50]);0;[.L50]*[Referenties.$E$20])" table:style-name="ce19">
              <text:p>1,00</text:p>
            </table:table-cell>
            <table:table-cell office:value-type="float" office:value="0.25" table:formula="of:=IF(ISNA([.L50]);0;[.L50]*[Referenties.$E$21])" table:style-name="ce19">
              <text:p>0,25</text:p>
            </table:table-cell>
            <table:table-cell office:value-type="float" office:value="1" table:formula="of:=IF(ISNA([.L50]);0;[.L50]*[Referenties.$E$22])" table:style-name="ce19">
              <text:p>1,00</text:p>
            </table:table-cell>
            <table:table-cell table:number-columns-repeated="16355" table:style-name="ce8"/>
          </table:table-row>
          <table:table-row table:style-name="ro8">
            <table:table-cell office:value-type="string" table:style-name="ce8">
              <text:p>KUC007 Verwijderen adoptie</text:p>
            </table:table-cell>
            <table:table-cell office:value-type="float" office:value="3" table:style-name="ce82">
              <text:p>3</text:p>
            </table:table-cell>
            <table:table-cell office:value-type="string" table:style-name="ce8">
              <text:p>AF3 Relatie herstellen</text:p>
            </table:table-cell>
            <table:table-cell table:content-validation-name="val1" table:style-name="ce9"/>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51];$$Size;0);MATCH([.K51];$$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51]);0;[.L51]*[Referenties.$E$14])" table:style-name="ce19">
              <text:p>2,50</text:p>
            </table:table-cell>
            <table:table-cell office:value-type="float" office:value="0.25" table:formula="of:=IF(ISNA([.L51]);0;[.L51]*[Referenties.$E$15])" table:style-name="ce19">
              <text:p>0,25</text:p>
            </table:table-cell>
            <table:table-cell office:value-type="float" office:value="0.5" table:formula="of:=IF(ISNA([.L51]);0;[.L51]*[Referenties.$E$16])" table:style-name="ce19">
              <text:p>0,50</text:p>
            </table:table-cell>
            <table:table-cell office:value-type="float" office:value="1" table:formula="of:=IF(ISNA([.L51]);0;[.L51]*[Referenties.$E$17])" table:style-name="ce19">
              <text:p>1,00</text:p>
            </table:table-cell>
            <table:table-cell office:value-type="float" office:value="1" table:formula="of:=IF(ISNA([.L51]);0;[.L51]*[Referenties.$E$18])" table:style-name="ce19">
              <text:p>1,00</text:p>
            </table:table-cell>
            <table:table-cell office:value-type="float" office:value="2" table:formula="of:=IF(ISNA([.L51]);0;[.L51]*[Referenties.$E$20])" table:style-name="ce19">
              <text:p>2,00</text:p>
            </table:table-cell>
            <table:table-cell office:value-type="float" office:value="0.5" table:formula="of:=IF(ISNA([.L51]);0;[.L51]*[Referenties.$E$21])" table:style-name="ce19">
              <text:p>0,50</text:p>
            </table:table-cell>
            <table:table-cell office:value-type="float" office:value="2" table:formula="of:=IF(ISNA([.L51]);0;[.L51]*[Referenties.$E$22])" table:style-name="ce19">
              <text:p>2,00</text:p>
            </table:table-cell>
            <table:table-cell table:number-columns-repeated="16355" table:style-name="ce8"/>
          </table:table-row>
          <table:table-row table:style-name="ro8">
            <table:table-cell office:value-type="string" table:style-name="ce8">
              <text:p>KUC007 Verwijderen adoptie</text:p>
            </table:table-cell>
            <table:table-cell office:value-type="float" office:value="7" table:style-name="ce82">
              <text:p>7</text:p>
            </table:table-cell>
            <table:table-cell office:value-type="string" table:style-name="ce8">
              <text:p>AF4 Correctie nav onderzoek</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52];$$Size;0);MATCH([.K52];$$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52]);0;[.L52]*[Referenties.$E$14])" table:style-name="ce19">
              <text:p>0,63</text:p>
            </table:table-cell>
            <table:table-cell office:value-type="float" office:value="6.25E-2" table:formula="of:=IF(ISNA([.L52]);0;[.L52]*[Referenties.$E$15])" table:style-name="ce19">
              <text:p>0,06</text:p>
            </table:table-cell>
            <table:table-cell office:value-type="float" office:value="0.125" table:formula="of:=IF(ISNA([.L52]);0;[.L52]*[Referenties.$E$16])" table:style-name="ce19">
              <text:p>0,13</text:p>
            </table:table-cell>
            <table:table-cell office:value-type="float" office:value="0.25" table:formula="of:=IF(ISNA([.L52]);0;[.L52]*[Referenties.$E$17])" table:style-name="ce19">
              <text:p>0,25</text:p>
            </table:table-cell>
            <table:table-cell office:value-type="float" office:value="0.25" table:formula="of:=IF(ISNA([.L52]);0;[.L52]*[Referenties.$E$18])" table:style-name="ce19">
              <text:p>0,25</text:p>
            </table:table-cell>
            <table:table-cell office:value-type="float" office:value="0.5" table:formula="of:=IF(ISNA([.L52]);0;[.L52]*[Referenties.$E$20])" table:style-name="ce19">
              <text:p>0,50</text:p>
            </table:table-cell>
            <table:table-cell office:value-type="float" office:value="0.125" table:formula="of:=IF(ISNA([.L52]);0;[.L52]*[Referenties.$E$21])" table:style-name="ce19">
              <text:p>0,13</text:p>
            </table:table-cell>
            <table:table-cell office:value-type="float" office:value="0.5" table:formula="of:=IF(ISNA([.L52]);0;[.L52]*[Referenties.$E$22])" table:style-name="ce19">
              <text:p>0,50</text:p>
            </table:table-cell>
            <table:table-cell office:value-type="float" office:value="36.5625" table:formula="of:=SUMIF([.V48:.AC52];&quot;&lt;&gt;#N/B&quot;)" table:style-name="ce18">
              <text:p>36,56</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32">
            <text:p>KUC008 Verbeteren geboorteakte</text:p>
          </table:table-cell>
          <table:table-cell table:style-name="ce81"/>
          <table:table-cell table:number-columns-repeated="2" table:style-name="ce31"/>
          <table:table-cell table:content-validation-name="val5" table:style-name="ce31"/>
          <table:table-cell office:value-type="float" office:value="34" table:style-name="ce33">
            <text:p>34</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08 Verbeteren geboorteakte</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55];$$Size;0);MATCH([.K55];$$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55]);0;[.L55]*[Referenties.$E$14])" table:style-name="ce19">
              <text:p>5,00</text:p>
            </table:table-cell>
            <table:table-cell office:value-type="float" office:value="0.5" table:formula="of:=IF(ISNA([.L55]);0;[.L55]*[Referenties.$E$15])" table:style-name="ce19">
              <text:p>0,50</text:p>
            </table:table-cell>
            <table:table-cell office:value-type="float" office:value="1" table:formula="of:=IF(ISNA([.L55]);0;[.L55]*[Referenties.$E$16])" table:style-name="ce19">
              <text:p>1,00</text:p>
            </table:table-cell>
            <table:table-cell office:value-type="float" office:value="2" table:formula="of:=IF(ISNA([.L55]);0;[.L55]*[Referenties.$E$17])" table:style-name="ce19">
              <text:p>2,00</text:p>
            </table:table-cell>
            <table:table-cell office:value-type="float" office:value="2" table:formula="of:=IF(ISNA([.L55]);0;[.L55]*[Referenties.$E$18])" table:style-name="ce19">
              <text:p>2,00</text:p>
            </table:table-cell>
            <table:table-cell office:value-type="float" office:value="4" table:formula="of:=IF(ISNA([.L55]);0;[.L55]*[Referenties.$E$20])" table:style-name="ce19">
              <text:p>4,00</text:p>
            </table:table-cell>
            <table:table-cell office:value-type="float" office:value="1" table:formula="of:=IF(ISNA([.L55]);0;[.L55]*[Referenties.$E$21])" table:style-name="ce19">
              <text:p>1,00</text:p>
            </table:table-cell>
            <table:table-cell office:value-type="float" office:value="4" table:formula="of:=IF(ISNA([.L55]);0;[.L55]*[Referenties.$E$22])" table:style-name="ce19">
              <text:p>4,00</text:p>
            </table:table-cell>
            <table:table-cell table:number-columns-repeated="16355" table:style-name="ce8"/>
          </table:table-row>
          <table:table-row table:style-name="ro12">
            <table:table-cell office:value-type="string" table:style-name="ce8">
              <text:p>KUC008 Verbeteren geboorteakte</text:p>
            </table:table-cell>
            <table:table-cell office:value-type="float" office:value="2" table:style-name="ce82">
              <text:p>2</text:p>
            </table:table-cell>
            <table:table-cell office:value-type="string" table:style-name="ce8">
              <text:p>AF2 en AF5 originele akte ontbreekt of ligt zich in andere gemeente</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56];$$Size;0);MATCH([.K56];$$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56]);0;[.L56]*[Referenties.$E$14])" table:style-name="ce19">
              <text:p>1,25</text:p>
            </table:table-cell>
            <table:table-cell office:value-type="float" office:value="0.125" table:formula="of:=IF(ISNA([.L56]);0;[.L56]*[Referenties.$E$15])" table:style-name="ce19">
              <text:p>0,13</text:p>
            </table:table-cell>
            <table:table-cell office:value-type="float" office:value="0.25" table:formula="of:=IF(ISNA([.L56]);0;[.L56]*[Referenties.$E$16])" table:style-name="ce19">
              <text:p>0,25</text:p>
            </table:table-cell>
            <table:table-cell office:value-type="float" office:value="0.5" table:formula="of:=IF(ISNA([.L56]);0;[.L56]*[Referenties.$E$17])" table:style-name="ce19">
              <text:p>0,50</text:p>
            </table:table-cell>
            <table:table-cell office:value-type="float" office:value="0.5" table:formula="of:=IF(ISNA([.L56]);0;[.L56]*[Referenties.$E$18])" table:style-name="ce19">
              <text:p>0,50</text:p>
            </table:table-cell>
            <table:table-cell office:value-type="float" office:value="1" table:formula="of:=IF(ISNA([.L56]);0;[.L56]*[Referenties.$E$20])" table:style-name="ce19">
              <text:p>1,00</text:p>
            </table:table-cell>
            <table:table-cell office:value-type="float" office:value="0.25" table:formula="of:=IF(ISNA([.L56]);0;[.L56]*[Referenties.$E$21])" table:style-name="ce19">
              <text:p>0,25</text:p>
            </table:table-cell>
            <table:table-cell office:value-type="float" office:value="1" table:formula="of:=IF(ISNA([.L56]);0;[.L56]*[Referenties.$E$22])" table:style-name="ce19">
              <text:p>1,00</text:p>
            </table:table-cell>
            <table:table-cell table:number-columns-repeated="16355" table:style-name="ce8"/>
          </table:table-row>
          <table:table-row table:style-name="ro12">
            <table:table-cell office:value-type="string" table:style-name="ce8">
              <text:p>KUC008 Verbeteren geboorteakte</text:p>
            </table:table-cell>
            <table:table-cell office:value-type="float" office:value="3" table:style-name="ce82">
              <text:p>3</text:p>
            </table:table-cell>
            <table:table-cell office:value-type="string" table:style-name="ce8">
              <text:p>AF3 gerecht.uitspraak, AF4 officier van just., AF8 onderzoeksbesluit, AF9 alleen aktegegevens<text: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57];$$Size;0);MATCH([.K57];$$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57]);0;[.L57]*[Referenties.$E$14])" table:style-name="ce19">
              <text:p>0,63</text:p>
            </table:table-cell>
            <table:table-cell office:value-type="float" office:value="6.25E-2" table:formula="of:=IF(ISNA([.L57]);0;[.L57]*[Referenties.$E$15])" table:style-name="ce19">
              <text:p>0,06</text:p>
            </table:table-cell>
            <table:table-cell office:value-type="float" office:value="0.125" table:formula="of:=IF(ISNA([.L57]);0;[.L57]*[Referenties.$E$16])" table:style-name="ce19">
              <text:p>0,13</text:p>
            </table:table-cell>
            <table:table-cell office:value-type="float" office:value="0.25" table:formula="of:=IF(ISNA([.L57]);0;[.L57]*[Referenties.$E$17])" table:style-name="ce19">
              <text:p>0,25</text:p>
            </table:table-cell>
            <table:table-cell office:value-type="float" office:value="0.25" table:formula="of:=IF(ISNA([.L57]);0;[.L57]*[Referenties.$E$18])" table:style-name="ce19">
              <text:p>0,25</text:p>
            </table:table-cell>
            <table:table-cell office:value-type="float" office:value="0.5" table:formula="of:=IF(ISNA([.L57]);0;[.L57]*[Referenties.$E$20])" table:style-name="ce19">
              <text:p>0,50</text:p>
            </table:table-cell>
            <table:table-cell office:value-type="float" office:value="0.125" table:formula="of:=IF(ISNA([.L57]);0;[.L57]*[Referenties.$E$21])" table:style-name="ce19">
              <text:p>0,13</text:p>
            </table:table-cell>
            <table:table-cell office:value-type="float" office:value="0.5" table:formula="of:=IF(ISNA([.L57]);0;[.L57]*[Referenties.$E$22])" table:style-name="ce19">
              <text:p>0,50</text:p>
            </table:table-cell>
            <table:table-cell table:number-columns-repeated="16355" table:style-name="ce8"/>
          </table:table-row>
          <table:table-row table:style-name="ro8">
            <table:table-cell office:value-type="string" table:style-name="ce8">
              <text:p>KUC008 Verbeteren geboorteakte</text:p>
            </table:table-cell>
            <table:table-cell office:value-type="float" office:value="4" table:style-name="ce82">
              <text:p>4</text:p>
            </table:table-cell>
            <table:table-cell office:value-type="string" table:style-name="ce8">
              <text:p>AF1 verbetering al doorgevoerd</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58];$$Size;0);MATCH([.K58];$$Complexity;0)+1)" table:style-name="ce60">
              <text:p>0,25</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58]);0;[.L58]*[Referenties.$E$14])" table:style-name="ce19">
              <text:p>0,63</text:p>
            </table:table-cell>
            <table:table-cell office:value-type="float" office:value="6.25E-2" table:formula="of:=IF(ISNA([.L58]);0;[.L58]*[Referenties.$E$15])" table:style-name="ce19">
              <text:p>0,06</text:p>
            </table:table-cell>
            <table:table-cell office:value-type="float" office:value="0.125" table:formula="of:=IF(ISNA([.L58]);0;[.L58]*[Referenties.$E$16])" table:style-name="ce19">
              <text:p>0,13</text:p>
            </table:table-cell>
            <table:table-cell office:value-type="float" office:value="0.25" table:formula="of:=IF(ISNA([.L58]);0;[.L58]*[Referenties.$E$17])" table:style-name="ce19">
              <text:p>0,25</text:p>
            </table:table-cell>
            <table:table-cell office:value-type="float" office:value="0.25" table:formula="of:=IF(ISNA([.L58]);0;[.L58]*[Referenties.$E$18])" table:style-name="ce19">
              <text:p>0,25</text:p>
            </table:table-cell>
            <table:table-cell office:value-type="float" office:value="0.5" table:formula="of:=IF(ISNA([.L58]);0;[.L58]*[Referenties.$E$20])" table:style-name="ce19">
              <text:p>0,50</text:p>
            </table:table-cell>
            <table:table-cell office:value-type="float" office:value="0.125" table:formula="of:=IF(ISNA([.L58]);0;[.L58]*[Referenties.$E$21])" table:style-name="ce19">
              <text:p>0,13</text:p>
            </table:table-cell>
            <table:table-cell office:value-type="float" office:value="0.5" table:formula="of:=IF(ISNA([.L58]);0;[.L58]*[Referenties.$E$22])" table:style-name="ce19">
              <text:p>0,50</text:p>
            </table:table-cell>
            <table:table-cell table:number-columns-repeated="16355" table:style-name="ce8"/>
          </table:table-row>
          <table:table-row table:style-name="ro8">
            <table:table-cell office:value-type="string" table:style-name="ce8">
              <text:p>KUC008 Verbeteren geboorteakte</text:p>
            </table:table-cell>
            <table:table-cell office:value-type="float" office:value="5" table:style-name="ce82">
              <text:p>5</text:p>
            </table:table-cell>
            <table:table-cell office:value-type="string" table:style-name="ce8">
              <text:p>AF6 persoon onbekend, AF7 relaties onbekend</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59];$$Size;0);MATCH([.K59];$$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59]);0;[.L59]*[Referenties.$E$14])" table:style-name="ce19">
              <text:p>2,50</text:p>
            </table:table-cell>
            <table:table-cell office:value-type="float" office:value="0.25" table:formula="of:=IF(ISNA([.L59]);0;[.L59]*[Referenties.$E$15])" table:style-name="ce19">
              <text:p>0,25</text:p>
            </table:table-cell>
            <table:table-cell office:value-type="float" office:value="0.5" table:formula="of:=IF(ISNA([.L59]);0;[.L59]*[Referenties.$E$16])" table:style-name="ce19">
              <text:p>0,50</text:p>
            </table:table-cell>
            <table:table-cell office:value-type="float" office:value="1" table:formula="of:=IF(ISNA([.L59]);0;[.L59]*[Referenties.$E$17])" table:style-name="ce19">
              <text:p>1,00</text:p>
            </table:table-cell>
            <table:table-cell office:value-type="float" office:value="1" table:formula="of:=IF(ISNA([.L59]);0;[.L59]*[Referenties.$E$18])" table:style-name="ce19">
              <text:p>1,00</text:p>
            </table:table-cell>
            <table:table-cell office:value-type="float" office:value="2" table:formula="of:=IF(ISNA([.L59]);0;[.L59]*[Referenties.$E$20])" table:style-name="ce19">
              <text:p>2,00</text:p>
            </table:table-cell>
            <table:table-cell office:value-type="float" office:value="0.5" table:formula="of:=IF(ISNA([.L59]);0;[.L59]*[Referenties.$E$21])" table:style-name="ce19">
              <text:p>0,50</text:p>
            </table:table-cell>
            <table:table-cell office:value-type="float" office:value="2" table:formula="of:=IF(ISNA([.L59]);0;[.L59]*[Referenties.$E$22])" table:style-name="ce19">
              <text:p>2,00</text:p>
            </table:table-cell>
            <table:table-cell office:value-type="float" office:value="39" table:formula="of:=SUMIF([.V54:.AC59];&quot;&lt;&gt;#N/B&quot;)" table:style-name="ce18">
              <text:p>39,00</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32">
            <text:p>KUC009 Registratie gegrondverklaring van staat</text:p>
          </table:table-cell>
          <table:table-cell table:style-name="ce81"/>
          <table:table-cell table:number-columns-repeated="2" table:style-name="ce31"/>
          <table:table-cell table:content-validation-name="val5" table:style-name="ce31"/>
          <table:table-cell office:value-type="float" office:value="52" table:style-name="ce33">
            <text:p>52</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09 Registratie gegrondverklaring van staat</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62];$$Size;0);MATCH([.K62];$$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62]);0;[.L62]*[Referenties.$E$14])" table:style-name="ce19">
              <text:p>5,00</text:p>
            </table:table-cell>
            <table:table-cell office:value-type="float" office:value="0.5" table:formula="of:=IF(ISNA([.L62]);0;[.L62]*[Referenties.$E$15])" table:style-name="ce19">
              <text:p>0,50</text:p>
            </table:table-cell>
            <table:table-cell office:value-type="float" office:value="1" table:formula="of:=IF(ISNA([.L62]);0;[.L62]*[Referenties.$E$16])" table:style-name="ce19">
              <text:p>1,00</text:p>
            </table:table-cell>
            <table:table-cell office:value-type="float" office:value="2" table:formula="of:=IF(ISNA([.L62]);0;[.L62]*[Referenties.$E$17])" table:style-name="ce19">
              <text:p>2,00</text:p>
            </table:table-cell>
            <table:table-cell office:value-type="float" office:value="2" table:formula="of:=IF(ISNA([.L62]);0;[.L62]*[Referenties.$E$18])" table:style-name="ce19">
              <text:p>2,00</text:p>
            </table:table-cell>
            <table:table-cell office:value-type="float" office:value="4" table:formula="of:=IF(ISNA([.L62]);0;[.L62]*[Referenties.$E$20])" table:style-name="ce19">
              <text:p>4,00</text:p>
            </table:table-cell>
            <table:table-cell office:value-type="float" office:value="1" table:formula="of:=IF(ISNA([.L62]);0;[.L62]*[Referenties.$E$21])" table:style-name="ce19">
              <text:p>1,00</text:p>
            </table:table-cell>
            <table:table-cell office:value-type="float" office:value="4" table:formula="of:=IF(ISNA([.L62]);0;[.L62]*[Referenties.$E$22])" table:style-name="ce19">
              <text:p>4,00</text:p>
            </table:table-cell>
            <table:table-cell table:number-columns-repeated="16355" table:style-name="ce8"/>
          </table:table-row>
          <table:table-row table:style-name="ro8">
            <table:table-cell office:value-type="string" table:style-name="ce8">
              <text:p>KUC009 Registratie gegrondverklaring van staat</text:p>
            </table:table-cell>
            <table:table-cell office:value-type="float" office:value="4" table:style-name="ce82">
              <text:p>4</text:p>
            </table:table-cell>
            <table:table-cell office:value-type="string" table:style-name="ce8">
              <text:p>AF1 geen persoon, AF2 geen relatie<text:s/></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63];$$Size;0);MATCH([.K63];$$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63]);0;[.L63]*[Referenties.$E$14])" table:style-name="ce19">
              <text:p>2,50</text:p>
            </table:table-cell>
            <table:table-cell office:value-type="float" office:value="0.25" table:formula="of:=IF(ISNA([.L63]);0;[.L63]*[Referenties.$E$15])" table:style-name="ce19">
              <text:p>0,25</text:p>
            </table:table-cell>
            <table:table-cell office:value-type="float" office:value="0.5" table:formula="of:=IF(ISNA([.L63]);0;[.L63]*[Referenties.$E$16])" table:style-name="ce19">
              <text:p>0,50</text:p>
            </table:table-cell>
            <table:table-cell office:value-type="float" office:value="1" table:formula="of:=IF(ISNA([.L63]);0;[.L63]*[Referenties.$E$17])" table:style-name="ce19">
              <text:p>1,00</text:p>
            </table:table-cell>
            <table:table-cell office:value-type="float" office:value="1" table:formula="of:=IF(ISNA([.L63]);0;[.L63]*[Referenties.$E$18])" table:style-name="ce19">
              <text:p>1,00</text:p>
            </table:table-cell>
            <table:table-cell office:value-type="float" office:value="2" table:formula="of:=IF(ISNA([.L63]);0;[.L63]*[Referenties.$E$20])" table:style-name="ce19">
              <text:p>2,00</text:p>
            </table:table-cell>
            <table:table-cell office:value-type="float" office:value="0.5" table:formula="of:=IF(ISNA([.L63]);0;[.L63]*[Referenties.$E$21])" table:style-name="ce19">
              <text:p>0,50</text:p>
            </table:table-cell>
            <table:table-cell office:value-type="float" office:value="2" table:formula="of:=IF(ISNA([.L63]);0;[.L63]*[Referenties.$E$22])" table:style-name="ce19">
              <text:p>2,00</text:p>
            </table:table-cell>
            <table:table-cell table:number-columns-repeated="16355" table:style-name="ce8"/>
          </table:table-row>
          <table:table-row table:style-name="ro8">
            <table:table-cell office:value-type="string" table:style-name="ce8">
              <text:p>KUC009 Registratie gegrondverklaring van staat</text:p>
            </table:table-cell>
            <table:table-cell office:value-type="float" office:value="8" table:style-name="ce82">
              <text:p>8</text:p>
            </table:table-cell>
            <table:table-cell office:value-type="string" table:style-name="ce8">
              <text:p>AF3 correctie nav onderzoek</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64];$$Size;0);MATCH([.K64];$$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64]);0;[.L64]*[Referenties.$E$14])" table:style-name="ce19">
              <text:p>0,63</text:p>
            </table:table-cell>
            <table:table-cell office:value-type="float" office:value="6.25E-2" table:formula="of:=IF(ISNA([.L64]);0;[.L64]*[Referenties.$E$15])" table:style-name="ce19">
              <text:p>0,06</text:p>
            </table:table-cell>
            <table:table-cell office:value-type="float" office:value="0.125" table:formula="of:=IF(ISNA([.L64]);0;[.L64]*[Referenties.$E$16])" table:style-name="ce19">
              <text:p>0,13</text:p>
            </table:table-cell>
            <table:table-cell office:value-type="float" office:value="0.25" table:formula="of:=IF(ISNA([.L64]);0;[.L64]*[Referenties.$E$17])" table:style-name="ce19">
              <text:p>0,25</text:p>
            </table:table-cell>
            <table:table-cell office:value-type="float" office:value="0.25" table:formula="of:=IF(ISNA([.L64]);0;[.L64]*[Referenties.$E$18])" table:style-name="ce19">
              <text:p>0,25</text:p>
            </table:table-cell>
            <table:table-cell office:value-type="float" office:value="0.5" table:formula="of:=IF(ISNA([.L64]);0;[.L64]*[Referenties.$E$20])" table:style-name="ce19">
              <text:p>0,50</text:p>
            </table:table-cell>
            <table:table-cell office:value-type="float" office:value="0.125" table:formula="of:=IF(ISNA([.L64]);0;[.L64]*[Referenties.$E$21])" table:style-name="ce19">
              <text:p>0,13</text:p>
            </table:table-cell>
            <table:table-cell office:value-type="float" office:value="0.5" table:formula="of:=IF(ISNA([.L64]);0;[.L64]*[Referenties.$E$22])" table:style-name="ce19">
              <text:p>0,50</text:p>
            </table:table-cell>
            <table:table-cell table:style-name="ce18"/>
            <table:table-cell table:number-columns-repeated="16354"/>
          </table:table-row>
          <table:table-row table:style-name="ro8">
            <table:table-cell office:value-type="string" table:style-name="ce8">
              <text:p>KUC009 Registratie gegrondverklaring van staat</text:p>
            </table:table-cell>
            <table:table-cell office:value-type="float" office:value="9" table:style-name="ce82">
              <text:p>9</text:p>
            </table:table-cell>
            <table:table-cell office:value-type="string" table:style-name="ce8">
              <text:p>AF4 Vondelin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65];$$Size;0);MATCH([.K65];$$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65]);0;[.L65]*[Referenties.$E$14])" table:style-name="ce19">
              <text:p>0,63</text:p>
            </table:table-cell>
            <table:table-cell office:value-type="float" office:value="6.25E-2" table:formula="of:=IF(ISNA([.L65]);0;[.L65]*[Referenties.$E$15])" table:style-name="ce19">
              <text:p>0,06</text:p>
            </table:table-cell>
            <table:table-cell office:value-type="float" office:value="0.125" table:formula="of:=IF(ISNA([.L65]);0;[.L65]*[Referenties.$E$16])" table:style-name="ce19">
              <text:p>0,13</text:p>
            </table:table-cell>
            <table:table-cell office:value-type="float" office:value="0.25" table:formula="of:=IF(ISNA([.L65]);0;[.L65]*[Referenties.$E$17])" table:style-name="ce19">
              <text:p>0,25</text:p>
            </table:table-cell>
            <table:table-cell office:value-type="float" office:value="0.25" table:formula="of:=IF(ISNA([.L65]);0;[.L65]*[Referenties.$E$18])" table:style-name="ce19">
              <text:p>0,25</text:p>
            </table:table-cell>
            <table:table-cell office:value-type="float" office:value="0.5" table:formula="of:=IF(ISNA([.L65]);0;[.L65]*[Referenties.$E$20])" table:style-name="ce19">
              <text:p>0,50</text:p>
            </table:table-cell>
            <table:table-cell office:value-type="float" office:value="0.125" table:formula="of:=IF(ISNA([.L65]);0;[.L65]*[Referenties.$E$21])" table:style-name="ce19">
              <text:p>0,13</text:p>
            </table:table-cell>
            <table:table-cell office:value-type="float" office:value="0.5" table:formula="of:=IF(ISNA([.L65]);0;[.L65]*[Referenties.$E$22])" table:style-name="ce19">
              <text:p>0,50</text:p>
            </table:table-cell>
            <table:table-cell office:value-type="float" office:value="34.125" table:formula="of:=SUMIF([.V61:.AC65];&quot;&lt;&gt;#N/B&quot;)" table:style-name="ce18">
              <text:p>34,13</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32">
            <text:p>KUC010 Registratie betwisting van staat</text:p>
          </table:table-cell>
          <table:table-cell table:style-name="ce81"/>
          <table:table-cell table:number-columns-repeated="2" table:style-name="ce31"/>
          <table:table-cell table:content-validation-name="val5" table:style-name="ce31"/>
          <table:table-cell office:value-type="float" office:value="53" table:style-name="ce33">
            <text:p>53</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10 Registratie betwisting van staat</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68];$$Size;0);MATCH([.K68];$$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68]);0;[.L68]*[Referenties.$E$14])" table:style-name="ce19">
              <text:p>5,00</text:p>
            </table:table-cell>
            <table:table-cell office:value-type="float" office:value="0.5" table:formula="of:=IF(ISNA([.L68]);0;[.L68]*[Referenties.$E$15])" table:style-name="ce19">
              <text:p>0,50</text:p>
            </table:table-cell>
            <table:table-cell office:value-type="float" office:value="1" table:formula="of:=IF(ISNA([.L68]);0;[.L68]*[Referenties.$E$16])" table:style-name="ce19">
              <text:p>1,00</text:p>
            </table:table-cell>
            <table:table-cell office:value-type="float" office:value="2" table:formula="of:=IF(ISNA([.L68]);0;[.L68]*[Referenties.$E$17])" table:style-name="ce19">
              <text:p>2,00</text:p>
            </table:table-cell>
            <table:table-cell office:value-type="float" office:value="2" table:formula="of:=IF(ISNA([.L68]);0;[.L68]*[Referenties.$E$18])" table:style-name="ce19">
              <text:p>2,00</text:p>
            </table:table-cell>
            <table:table-cell office:value-type="float" office:value="4" table:formula="of:=IF(ISNA([.L68]);0;[.L68]*[Referenties.$E$20])" table:style-name="ce19">
              <text:p>4,00</text:p>
            </table:table-cell>
            <table:table-cell office:value-type="float" office:value="1" table:formula="of:=IF(ISNA([.L68]);0;[.L68]*[Referenties.$E$21])" table:style-name="ce19">
              <text:p>1,00</text:p>
            </table:table-cell>
            <table:table-cell office:value-type="float" office:value="4" table:formula="of:=IF(ISNA([.L68]);0;[.L68]*[Referenties.$E$22])" table:style-name="ce19">
              <text:p>4,00</text:p>
            </table:table-cell>
            <table:table-cell table:number-columns-repeated="16355" table:style-name="ce8"/>
          </table:table-row>
          <table:table-row table:style-name="ro8">
            <table:table-cell office:value-type="string" table:style-name="ce8">
              <text:p>KUC010 Registratie betwisting van staat</text:p>
            </table:table-cell>
            <table:table-cell office:value-type="float" office:value="4" table:style-name="ce82">
              <text:p>4</text:p>
            </table:table-cell>
            <table:table-cell office:value-type="string" table:style-name="ce8">
              <text:p>AF1, AF2 onbekend</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69];$$Size;0);MATCH([.K69];$$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69]);0;[.L69]*[Referenties.$E$14])" table:style-name="ce19">
              <text:p>2,50</text:p>
            </table:table-cell>
            <table:table-cell office:value-type="float" office:value="0.25" table:formula="of:=IF(ISNA([.L69]);0;[.L69]*[Referenties.$E$15])" table:style-name="ce19">
              <text:p>0,25</text:p>
            </table:table-cell>
            <table:table-cell office:value-type="float" office:value="0.5" table:formula="of:=IF(ISNA([.L69]);0;[.L69]*[Referenties.$E$16])" table:style-name="ce19">
              <text:p>0,50</text:p>
            </table:table-cell>
            <table:table-cell office:value-type="float" office:value="1" table:formula="of:=IF(ISNA([.L69]);0;[.L69]*[Referenties.$E$17])" table:style-name="ce19">
              <text:p>1,00</text:p>
            </table:table-cell>
            <table:table-cell office:value-type="float" office:value="1" table:formula="of:=IF(ISNA([.L69]);0;[.L69]*[Referenties.$E$18])" table:style-name="ce19">
              <text:p>1,00</text:p>
            </table:table-cell>
            <table:table-cell office:value-type="float" office:value="2" table:formula="of:=IF(ISNA([.L69]);0;[.L69]*[Referenties.$E$20])" table:style-name="ce19">
              <text:p>2,00</text:p>
            </table:table-cell>
            <table:table-cell office:value-type="float" office:value="0.5" table:formula="of:=IF(ISNA([.L69]);0;[.L69]*[Referenties.$E$21])" table:style-name="ce19">
              <text:p>0,50</text:p>
            </table:table-cell>
            <table:table-cell office:value-type="float" office:value="2" table:formula="of:=IF(ISNA([.L69]);0;[.L69]*[Referenties.$E$22])" table:style-name="ce19">
              <text:p>2,00</text:p>
            </table:table-cell>
            <table:table-cell table:number-columns-repeated="16355" table:style-name="ce8"/>
          </table:table-row>
          <table:table-row table:style-name="ro8">
            <table:table-cell office:value-type="string" table:style-name="ce8">
              <text:p>KUC010 Registratie betwisting van staat</text:p>
            </table:table-cell>
            <table:table-cell office:value-type="float" office:value="8" table:style-name="ce82">
              <text:p>8</text:p>
            </table:table-cell>
            <table:table-cell office:value-type="string" table:style-name="ce8">
              <text:p>AF3 correctie nav onderzoek</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70];$$Size;0);MATCH([.K70];$$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70]);0;[.L70]*[Referenties.$E$14])" table:style-name="ce19">
              <text:p>0,63</text:p>
            </table:table-cell>
            <table:table-cell office:value-type="float" office:value="6.25E-2" table:formula="of:=IF(ISNA([.L70]);0;[.L70]*[Referenties.$E$15])" table:style-name="ce19">
              <text:p>0,06</text:p>
            </table:table-cell>
            <table:table-cell office:value-type="float" office:value="0.125" table:formula="of:=IF(ISNA([.L70]);0;[.L70]*[Referenties.$E$16])" table:style-name="ce19">
              <text:p>0,13</text:p>
            </table:table-cell>
            <table:table-cell office:value-type="float" office:value="0.25" table:formula="of:=IF(ISNA([.L70]);0;[.L70]*[Referenties.$E$17])" table:style-name="ce19">
              <text:p>0,25</text:p>
            </table:table-cell>
            <table:table-cell office:value-type="float" office:value="0.25" table:formula="of:=IF(ISNA([.L70]);0;[.L70]*[Referenties.$E$18])" table:style-name="ce19">
              <text:p>0,25</text:p>
            </table:table-cell>
            <table:table-cell office:value-type="float" office:value="0.5" table:formula="of:=IF(ISNA([.L70]);0;[.L70]*[Referenties.$E$20])" table:style-name="ce19">
              <text:p>0,50</text:p>
            </table:table-cell>
            <table:table-cell office:value-type="float" office:value="0.125" table:formula="of:=IF(ISNA([.L70]);0;[.L70]*[Referenties.$E$21])" table:style-name="ce19">
              <text:p>0,13</text:p>
            </table:table-cell>
            <table:table-cell office:value-type="float" office:value="0.5" table:formula="of:=IF(ISNA([.L70]);0;[.L70]*[Referenties.$E$22])" table:style-name="ce19">
              <text:p>0,50</text:p>
            </table:table-cell>
            <table:table-cell table:style-name="ce18"/>
            <table:table-cell table:number-columns-repeated="16354"/>
          </table:table-row>
          <table:table-row table:style-name="ro8">
            <table:table-cell office:value-type="string" table:style-name="ce8">
              <text:p>KUC010 Registratie betwisting van staat</text:p>
            </table:table-cell>
            <table:table-cell office:value-type="float" office:value="9" table:style-name="ce82">
              <text:p>9</text:p>
            </table:table-cell>
            <table:table-cell office:value-type="string" table:style-name="ce8">
              <text:p>AF4 afhandelen (geen) ouder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71];$$Size;0);MATCH([.K71];$$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71]);0;[.L71]*[Referenties.$E$14])" table:style-name="ce19">
              <text:p>0,63</text:p>
            </table:table-cell>
            <table:table-cell office:value-type="float" office:value="6.25E-2" table:formula="of:=IF(ISNA([.L71]);0;[.L71]*[Referenties.$E$15])" table:style-name="ce19">
              <text:p>0,06</text:p>
            </table:table-cell>
            <table:table-cell office:value-type="float" office:value="0.125" table:formula="of:=IF(ISNA([.L71]);0;[.L71]*[Referenties.$E$16])" table:style-name="ce19">
              <text:p>0,13</text:p>
            </table:table-cell>
            <table:table-cell office:value-type="float" office:value="0.25" table:formula="of:=IF(ISNA([.L71]);0;[.L71]*[Referenties.$E$17])" table:style-name="ce19">
              <text:p>0,25</text:p>
            </table:table-cell>
            <table:table-cell office:value-type="float" office:value="0.25" table:formula="of:=IF(ISNA([.L71]);0;[.L71]*[Referenties.$E$18])" table:style-name="ce19">
              <text:p>0,25</text:p>
            </table:table-cell>
            <table:table-cell office:value-type="float" office:value="0.5" table:formula="of:=IF(ISNA([.L71]);0;[.L71]*[Referenties.$E$20])" table:style-name="ce19">
              <text:p>0,50</text:p>
            </table:table-cell>
            <table:table-cell office:value-type="float" office:value="0.125" table:formula="of:=IF(ISNA([.L71]);0;[.L71]*[Referenties.$E$21])" table:style-name="ce19">
              <text:p>0,13</text:p>
            </table:table-cell>
            <table:table-cell office:value-type="float" office:value="0.5" table:formula="of:=IF(ISNA([.L71]);0;[.L71]*[Referenties.$E$22])" table:style-name="ce19">
              <text:p>0,50</text:p>
            </table:table-cell>
            <table:table-cell office:value-type="float" office:value="34.125" table:formula="of:=SUMIF([.V67:.AC71];&quot;&lt;&gt;#N/B&quot;)" table:style-name="ce18">
              <text:p>34,13</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32">
            <text:p>KUC021 Wijzigen naam en/of geslacht</text:p>
          </table:table-cell>
          <table:table-cell table:style-name="ce81"/>
          <table:table-cell table:number-columns-repeated="2" table:style-name="ce31"/>
          <table:table-cell table:content-validation-name="val5" table:style-name="ce31"/>
          <table:table-cell office:value-type="float" office:value="15" table:style-name="ce33">
            <text:p>15</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21 Wijzigen naam en/of geslacht</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74];$$Size;0);MATCH([.K74];$$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74]);0;[.L74]*[Referenties.$E$14])" table:style-name="ce19">
              <text:p>5,00</text:p>
            </table:table-cell>
            <table:table-cell office:value-type="float" office:value="0.5" table:formula="of:=IF(ISNA([.L74]);0;[.L74]*[Referenties.$E$15])" table:style-name="ce19">
              <text:p>0,50</text:p>
            </table:table-cell>
            <table:table-cell office:value-type="float" office:value="1" table:formula="of:=IF(ISNA([.L74]);0;[.L74]*[Referenties.$E$16])" table:style-name="ce19">
              <text:p>1,00</text:p>
            </table:table-cell>
            <table:table-cell office:value-type="float" office:value="2" table:formula="of:=IF(ISNA([.L74]);0;[.L74]*[Referenties.$E$17])" table:style-name="ce19">
              <text:p>2,00</text:p>
            </table:table-cell>
            <table:table-cell office:value-type="float" office:value="2" table:formula="of:=IF(ISNA([.L74]);0;[.L74]*[Referenties.$E$18])" table:style-name="ce19">
              <text:p>2,00</text:p>
            </table:table-cell>
            <table:table-cell office:value-type="float" office:value="4" table:formula="of:=IF(ISNA([.L74]);0;[.L74]*[Referenties.$E$20])" table:style-name="ce19">
              <text:p>4,00</text:p>
            </table:table-cell>
            <table:table-cell office:value-type="float" office:value="1" table:formula="of:=IF(ISNA([.L74]);0;[.L74]*[Referenties.$E$21])" table:style-name="ce19">
              <text:p>1,00</text:p>
            </table:table-cell>
            <table:table-cell office:value-type="float" office:value="4" table:formula="of:=IF(ISNA([.L74]);0;[.L74]*[Referenties.$E$22])" table:style-name="ce19">
              <text:p>4,00</text:p>
            </table:table-cell>
            <table:table-cell table:number-columns-repeated="16355" table:style-name="ce8"/>
          </table:table-row>
          <table:table-row table:style-name="ro3">
            <table:table-cell office:value-type="string" table:style-name="ce8">
              <text:p>KUC021 Wijzigen naam en/of geslacht</text:p>
            </table:table-cell>
            <table:table-cell office:value-type="float" office:value="2" table:style-name="ce82">
              <text:p>2</text:p>
            </table:table-cell>
            <table:table-cell office:value-type="string" table:style-name="ce8">
              <text:p>AF1 Voornaam, AF2 Geslacht</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Hard</text:p>
            </table:table-cell>
            <table:table-cell office:value-type="float" office:value="3" table:formula="of:=INDEX($$EstimateMatrix;MATCH([.J75];$$Size;0);MATCH([.K75];$$Complexity;0)+1)" table:style-name="ce60">
              <text:p>3</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7.5" table:formula="of:=IF(ISNA([.L75]);0;[.L75]*[Referenties.$E$14])" table:style-name="ce19">
              <text:p>7,50</text:p>
            </table:table-cell>
            <table:table-cell office:value-type="float" office:value="0.75" table:formula="of:=IF(ISNA([.L75]);0;[.L75]*[Referenties.$E$15])" table:style-name="ce19">
              <text:p>0,75</text:p>
            </table:table-cell>
            <table:table-cell office:value-type="float" office:value="1.5" table:formula="of:=IF(ISNA([.L75]);0;[.L75]*[Referenties.$E$16])" table:style-name="ce19">
              <text:p>1,50</text:p>
            </table:table-cell>
            <table:table-cell office:value-type="float" office:value="3" table:formula="of:=IF(ISNA([.L75]);0;[.L75]*[Referenties.$E$17])" table:style-name="ce19">
              <text:p>3,00</text:p>
            </table:table-cell>
            <table:table-cell office:value-type="float" office:value="3" table:formula="of:=IF(ISNA([.L75]);0;[.L75]*[Referenties.$E$18])" table:style-name="ce19">
              <text:p>3,00</text:p>
            </table:table-cell>
            <table:table-cell office:value-type="float" office:value="6" table:formula="of:=IF(ISNA([.L75]);0;[.L75]*[Referenties.$E$20])" table:style-name="ce19">
              <text:p>6,00</text:p>
            </table:table-cell>
            <table:table-cell office:value-type="float" office:value="1.5" table:formula="of:=IF(ISNA([.L75]);0;[.L75]*[Referenties.$E$21])" table:style-name="ce19">
              <text:p>1,50</text:p>
            </table:table-cell>
            <table:table-cell office:value-type="float" office:value="6" table:formula="of:=IF(ISNA([.L75]);0;[.L75]*[Referenties.$E$22])" table:style-name="ce19">
              <text:p>6,00</text:p>
            </table:table-cell>
            <table:table-cell table:number-columns-repeated="16355" table:style-name="ce8"/>
          </table:table-row>
          <table:table-row table:style-name="ro3">
            <table:table-cell office:value-type="string" table:style-name="ce8">
              <text:p>KUC021 Wijzigen naam en/of geslacht</text:p>
            </table:table-cell>
            <table:table-cell office:value-type="float" office:value="3" table:style-name="ce82">
              <text:p>3</text:p>
            </table:table-cell>
            <table:table-cell office:value-type="string" table:style-name="ce8">
              <text:p>AF3 naam van kind</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76];$$Size;0);MATCH([.K76];$$Complexity;0)+1)" table:style-name="ce60">
              <text:p>0,25</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0.625" table:formula="of:=IF(ISNA([.L76]);0;[.L76]*[Referenties.$E$14])" table:style-name="ce19">
              <text:p>0,63</text:p>
            </table:table-cell>
            <table:table-cell office:value-type="float" office:value="6.25E-2" table:formula="of:=IF(ISNA([.L76]);0;[.L76]*[Referenties.$E$15])" table:style-name="ce19">
              <text:p>0,06</text:p>
            </table:table-cell>
            <table:table-cell office:value-type="float" office:value="0.125" table:formula="of:=IF(ISNA([.L76]);0;[.L76]*[Referenties.$E$16])" table:style-name="ce19">
              <text:p>0,13</text:p>
            </table:table-cell>
            <table:table-cell office:value-type="float" office:value="0.25" table:formula="of:=IF(ISNA([.L76]);0;[.L76]*[Referenties.$E$17])" table:style-name="ce19">
              <text:p>0,25</text:p>
            </table:table-cell>
            <table:table-cell office:value-type="float" office:value="0.25" table:formula="of:=IF(ISNA([.L76]);0;[.L76]*[Referenties.$E$18])" table:style-name="ce19">
              <text:p>0,25</text:p>
            </table:table-cell>
            <table:table-cell office:value-type="float" office:value="0.5" table:formula="of:=IF(ISNA([.L76]);0;[.L76]*[Referenties.$E$20])" table:style-name="ce19">
              <text:p>0,50</text:p>
            </table:table-cell>
            <table:table-cell office:value-type="float" office:value="0.125" table:formula="of:=IF(ISNA([.L76]);0;[.L76]*[Referenties.$E$21])" table:style-name="ce19">
              <text:p>0,13</text:p>
            </table:table-cell>
            <table:table-cell office:value-type="float" office:value="0.5" table:formula="of:=IF(ISNA([.L76]);0;[.L76]*[Referenties.$E$22])" table:style-name="ce19">
              <text:p>0,50</text:p>
            </table:table-cell>
            <table:table-cell table:number-columns-repeated="16355" table:style-name="ce8"/>
          </table:table-row>
          <table:table-row table:style-name="ro12">
            <table:table-cell office:value-type="string" table:style-name="ce8">
              <text:p>KUC021 Wijzigen naam en/of geslacht</text:p>
            </table:table-cell>
            <table:table-cell office:value-type="float" office:value="4" table:style-name="ce82">
              <text:p>4</text:p>
            </table:table-cell>
            <table:table-cell office:value-type="string" table:style-name="ce8">
              <text:p>AF4 Buitenl.doc, AF5, AF6 Koninklijk Besluit, AF 16 onderzoeksbesluit</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77];$$Size;0);MATCH([.K77];$$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77]);0;[.L77]*[Referenties.$E$14])" table:style-name="ce19">
              <text:p>0,63</text:p>
            </table:table-cell>
            <table:table-cell office:value-type="float" office:value="6.25E-2" table:formula="of:=IF(ISNA([.L77]);0;[.L77]*[Referenties.$E$15])" table:style-name="ce19">
              <text:p>0,06</text:p>
            </table:table-cell>
            <table:table-cell office:value-type="float" office:value="0.125" table:formula="of:=IF(ISNA([.L77]);0;[.L77]*[Referenties.$E$16])" table:style-name="ce19">
              <text:p>0,13</text:p>
            </table:table-cell>
            <table:table-cell office:value-type="float" office:value="0.25" table:formula="of:=IF(ISNA([.L77]);0;[.L77]*[Referenties.$E$17])" table:style-name="ce19">
              <text:p>0,25</text:p>
            </table:table-cell>
            <table:table-cell office:value-type="float" office:value="0.25" table:formula="of:=IF(ISNA([.L77]);0;[.L77]*[Referenties.$E$18])" table:style-name="ce19">
              <text:p>0,25</text:p>
            </table:table-cell>
            <table:table-cell office:value-type="float" office:value="0.5" table:formula="of:=IF(ISNA([.L77]);0;[.L77]*[Referenties.$E$20])" table:style-name="ce19">
              <text:p>0,50</text:p>
            </table:table-cell>
            <table:table-cell office:value-type="float" office:value="0.125" table:formula="of:=IF(ISNA([.L77]);0;[.L77]*[Referenties.$E$21])" table:style-name="ce19">
              <text:p>0,13</text:p>
            </table:table-cell>
            <table:table-cell office:value-type="float" office:value="0.5" table:formula="of:=IF(ISNA([.L77]);0;[.L77]*[Referenties.$E$22])" table:style-name="ce19">
              <text:p>0,50</text:p>
            </table:table-cell>
            <table:table-cell table:number-columns-repeated="16355" table:style-name="ce8"/>
          </table:table-row>
          <table:table-row table:style-name="ro8">
            <table:table-cell office:value-type="string" table:style-name="ce8">
              <text:p>KUC021 Wijzigen naam en/of geslacht</text:p>
            </table:table-cell>
            <table:table-cell office:value-type="float" office:value="5" table:style-name="ce82">
              <text:p>5</text:p>
            </table:table-cell>
            <table:table-cell office:value-type="string" table:style-name="ce8">
              <text:p>AF7 Naamsvaststelling, AF8 Verscheidnh.,<text:s/></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78];$$Size;0);MATCH([.K78];$$Complexity;0)+1)" table:style-name="ce60">
              <text:p>2</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78]);0;[.L78]*[Referenties.$E$14])" table:style-name="ce19">
              <text:p>5,00</text:p>
            </table:table-cell>
            <table:table-cell office:value-type="float" office:value="0.5" table:formula="of:=IF(ISNA([.L78]);0;[.L78]*[Referenties.$E$15])" table:style-name="ce19">
              <text:p>0,50</text:p>
            </table:table-cell>
            <table:table-cell office:value-type="float" office:value="1" table:formula="of:=IF(ISNA([.L78]);0;[.L78]*[Referenties.$E$16])" table:style-name="ce19">
              <text:p>1,00</text:p>
            </table:table-cell>
            <table:table-cell office:value-type="float" office:value="2" table:formula="of:=IF(ISNA([.L78]);0;[.L78]*[Referenties.$E$17])" table:style-name="ce19">
              <text:p>2,00</text:p>
            </table:table-cell>
            <table:table-cell office:value-type="float" office:value="2" table:formula="of:=IF(ISNA([.L78]);0;[.L78]*[Referenties.$E$18])" table:style-name="ce19">
              <text:p>2,00</text:p>
            </table:table-cell>
            <table:table-cell office:value-type="float" office:value="4" table:formula="of:=IF(ISNA([.L78]);0;[.L78]*[Referenties.$E$20])" table:style-name="ce19">
              <text:p>4,00</text:p>
            </table:table-cell>
            <table:table-cell office:value-type="float" office:value="1" table:formula="of:=IF(ISNA([.L78]);0;[.L78]*[Referenties.$E$21])" table:style-name="ce19">
              <text:p>1,00</text:p>
            </table:table-cell>
            <table:table-cell office:value-type="float" office:value="4" table:formula="of:=IF(ISNA([.L78]);0;[.L78]*[Referenties.$E$22])" table:style-name="ce19">
              <text:p>4,00</text:p>
            </table:table-cell>
            <table:table-cell table:number-columns-repeated="16355" table:style-name="ce8"/>
          </table:table-row>
          <table:table-row table:style-name="ro8">
            <table:table-cell office:value-type="string" table:style-name="ce8">
              <text:p>KUC021 Wijzigen naam en/of geslacht</text:p>
            </table:table-cell>
            <table:table-cell office:value-type="float" office:value="6" table:style-name="ce82">
              <text:p>6</text:p>
            </table:table-cell>
            <table:table-cell office:value-type="string" table:style-name="ce8">
              <text:p>AF9 Geen persoon gegevens</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79];$$Size;0);MATCH([.K79];$$Complexity;0)+1)" table:style-name="ce60">
              <text:p>0,25</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79]);0;[.L79]*[Referenties.$E$14])" table:style-name="ce19">
              <text:p>0,63</text:p>
            </table:table-cell>
            <table:table-cell office:value-type="float" office:value="6.25E-2" table:formula="of:=IF(ISNA([.L79]);0;[.L79]*[Referenties.$E$15])" table:style-name="ce19">
              <text:p>0,06</text:p>
            </table:table-cell>
            <table:table-cell office:value-type="float" office:value="0.125" table:formula="of:=IF(ISNA([.L79]);0;[.L79]*[Referenties.$E$16])" table:style-name="ce19">
              <text:p>0,13</text:p>
            </table:table-cell>
            <table:table-cell office:value-type="float" office:value="0.25" table:formula="of:=IF(ISNA([.L79]);0;[.L79]*[Referenties.$E$17])" table:style-name="ce19">
              <text:p>0,25</text:p>
            </table:table-cell>
            <table:table-cell office:value-type="float" office:value="0.25" table:formula="of:=IF(ISNA([.L79]);0;[.L79]*[Referenties.$E$18])" table:style-name="ce19">
              <text:p>0,25</text:p>
            </table:table-cell>
            <table:table-cell office:value-type="float" office:value="0.5" table:formula="of:=IF(ISNA([.L79]);0;[.L79]*[Referenties.$E$20])" table:style-name="ce19">
              <text:p>0,50</text:p>
            </table:table-cell>
            <table:table-cell office:value-type="float" office:value="0.125" table:formula="of:=IF(ISNA([.L79]);0;[.L79]*[Referenties.$E$21])" table:style-name="ce19">
              <text:p>0,13</text:p>
            </table:table-cell>
            <table:table-cell office:value-type="float" office:value="0.5" table:formula="of:=IF(ISNA([.L79]);0;[.L79]*[Referenties.$E$22])" table:style-name="ce19">
              <text:p>0,50</text:p>
            </table:table-cell>
            <table:table-cell table:number-columns-repeated="16355" table:style-name="ce8"/>
          </table:table-row>
          <table:table-row table:style-name="ro8">
            <table:table-cell office:value-type="string" table:style-name="ce8">
              <text:p>KUC021 Wijzigen naam en/of geslacht</text:p>
            </table:table-cell>
            <table:table-cell office:value-type="float" office:value="7" table:style-name="ce82">
              <text:p>7</text:p>
            </table:table-cell>
            <table:table-cell office:value-type="string" table:style-name="ce8">
              <text:p>AF10 Min.Just., AF16 Correctie</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80];$$Size;0);MATCH([.K80];$$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80]);0;[.L80]*[Referenties.$E$14])" table:style-name="ce19">
              <text:p>0,63</text:p>
            </table:table-cell>
            <table:table-cell office:value-type="float" office:value="6.25E-2" table:formula="of:=IF(ISNA([.L80]);0;[.L80]*[Referenties.$E$15])" table:style-name="ce19">
              <text:p>0,06</text:p>
            </table:table-cell>
            <table:table-cell office:value-type="float" office:value="0.125" table:formula="of:=IF(ISNA([.L80]);0;[.L80]*[Referenties.$E$16])" table:style-name="ce19">
              <text:p>0,13</text:p>
            </table:table-cell>
            <table:table-cell office:value-type="float" office:value="0.25" table:formula="of:=IF(ISNA([.L80]);0;[.L80]*[Referenties.$E$17])" table:style-name="ce19">
              <text:p>0,25</text:p>
            </table:table-cell>
            <table:table-cell office:value-type="float" office:value="0.25" table:formula="of:=IF(ISNA([.L80]);0;[.L80]*[Referenties.$E$18])" table:style-name="ce19">
              <text:p>0,25</text:p>
            </table:table-cell>
            <table:table-cell office:value-type="float" office:value="0.5" table:formula="of:=IF(ISNA([.L80]);0;[.L80]*[Referenties.$E$20])" table:style-name="ce19">
              <text:p>0,50</text:p>
            </table:table-cell>
            <table:table-cell office:value-type="float" office:value="0.125" table:formula="of:=IF(ISNA([.L80]);0;[.L80]*[Referenties.$E$21])" table:style-name="ce19">
              <text:p>0,13</text:p>
            </table:table-cell>
            <table:table-cell office:value-type="float" office:value="0.5" table:formula="of:=IF(ISNA([.L80]);0;[.L80]*[Referenties.$E$22])" table:style-name="ce19">
              <text:p>0,50</text:p>
            </table:table-cell>
            <table:table-cell table:number-columns-repeated="16355" table:style-name="ce8"/>
          </table:table-row>
          <table:table-row table:style-name="ro3">
            <table:table-cell office:value-type="string" table:style-name="ce8">
              <text:p>KUC021 Wijzigen naam en/of geslacht</text:p>
            </table:table-cell>
            <table:table-cell office:value-type="float" office:value="9" table:style-name="ce82">
              <text:p>9</text:p>
            </table:table-cell>
            <table:table-cell office:value-type="string" table:style-name="ce8">
              <text:p>AF11 wijzigen aanduiding naamgebruik</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81];$$Size;0);MATCH([.K81];$$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25" table:formula="of:=IF(ISNA([.L81]);0;[.L81]*[Referenties.$E$14])" table:style-name="ce19">
              <text:p>1,25</text:p>
            </table:table-cell>
            <table:table-cell office:value-type="float" office:value="0.125" table:formula="of:=IF(ISNA([.L81]);0;[.L81]*[Referenties.$E$15])" table:style-name="ce19">
              <text:p>0,13</text:p>
            </table:table-cell>
            <table:table-cell office:value-type="float" office:value="0.25" table:formula="of:=IF(ISNA([.L81]);0;[.L81]*[Referenties.$E$16])" table:style-name="ce19">
              <text:p>0,25</text:p>
            </table:table-cell>
            <table:table-cell office:value-type="float" office:value="0.5" table:formula="of:=IF(ISNA([.L81]);0;[.L81]*[Referenties.$E$17])" table:style-name="ce19">
              <text:p>0,50</text:p>
            </table:table-cell>
            <table:table-cell office:value-type="float" office:value="0.5" table:formula="of:=IF(ISNA([.L81]);0;[.L81]*[Referenties.$E$18])" table:style-name="ce19">
              <text:p>0,50</text:p>
            </table:table-cell>
            <table:table-cell office:value-type="float" office:value="1" table:formula="of:=IF(ISNA([.L81]);0;[.L81]*[Referenties.$E$20])" table:style-name="ce19">
              <text:p>1,00</text:p>
            </table:table-cell>
            <table:table-cell office:value-type="float" office:value="0.25" table:formula="of:=IF(ISNA([.L81]);0;[.L81]*[Referenties.$E$21])" table:style-name="ce19">
              <text:p>0,25</text:p>
            </table:table-cell>
            <table:table-cell office:value-type="float" office:value="1" table:formula="of:=IF(ISNA([.L81]);0;[.L81]*[Referenties.$E$22])" table:style-name="ce19">
              <text:p>1,00</text:p>
            </table:table-cell>
            <table:table-cell table:number-columns-repeated="16355" table:style-name="ce8"/>
          </table:table-row>
          <table:table-row table:style-name="ro3">
            <table:table-cell office:value-type="string" table:style-name="ce8">
              <text:p>KUC021 Wijzigen naam en/of geslacht</text:p>
            </table:table-cell>
            <table:table-cell office:value-type="float" office:value="10" table:style-name="ce82">
              <text:p>10</text:p>
            </table:table-cell>
            <table:table-cell office:value-type="string" table:style-name="ce8">
              <text:p>AF12 wijzigen aanduiding aanschrijfoptie</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82];$$Size;0);MATCH([.K82];$$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25" table:formula="of:=IF(ISNA([.L82]);0;[.L82]*[Referenties.$E$14])" table:style-name="ce19">
              <text:p>1,25</text:p>
            </table:table-cell>
            <table:table-cell office:value-type="float" office:value="0.125" table:formula="of:=IF(ISNA([.L82]);0;[.L82]*[Referenties.$E$15])" table:style-name="ce19">
              <text:p>0,13</text:p>
            </table:table-cell>
            <table:table-cell office:value-type="float" office:value="0.25" table:formula="of:=IF(ISNA([.L82]);0;[.L82]*[Referenties.$E$16])" table:style-name="ce19">
              <text:p>0,25</text:p>
            </table:table-cell>
            <table:table-cell office:value-type="float" office:value="0.5" table:formula="of:=IF(ISNA([.L82]);0;[.L82]*[Referenties.$E$17])" table:style-name="ce19">
              <text:p>0,50</text:p>
            </table:table-cell>
            <table:table-cell office:value-type="float" office:value="0.5" table:formula="of:=IF(ISNA([.L82]);0;[.L82]*[Referenties.$E$18])" table:style-name="ce19">
              <text:p>0,50</text:p>
            </table:table-cell>
            <table:table-cell office:value-type="float" office:value="1" table:formula="of:=IF(ISNA([.L82]);0;[.L82]*[Referenties.$E$20])" table:style-name="ce19">
              <text:p>1,00</text:p>
            </table:table-cell>
            <table:table-cell office:value-type="float" office:value="0.25" table:formula="of:=IF(ISNA([.L82]);0;[.L82]*[Referenties.$E$21])" table:style-name="ce19">
              <text:p>0,25</text:p>
            </table:table-cell>
            <table:table-cell office:value-type="float" office:value="1" table:formula="of:=IF(ISNA([.L82]);0;[.L82]*[Referenties.$E$22])" table:style-name="ce19">
              <text:p>1,00</text:p>
            </table:table-cell>
            <table:table-cell table:style-name="ce18"/>
            <table:table-cell table:number-columns-repeated="16354"/>
          </table:table-row>
          <table:table-row table:style-name="ro10">
            <table:table-cell office:value-type="string" table:style-name="ce8">
              <text:p>KUC021 Wijzigen naam en/of geslacht</text:p>
            </table:table-cell>
            <table:table-cell office:value-type="float" office:value="11" table:style-name="ce82">
              <text:p>11</text:p>
            </table:table-cell>
            <table:table-cell office:value-type="string" table:style-name="ce8">
              <text:p>AF13, 14 andere gemeenten, AF15 Verhuizing tijdens verzoek</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83];$$Size;0);MATCH([.K83];$$Complexity;0)+1)" table:style-name="ce58">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83]);0;[.L83]*[Referenties.$E$14])" table:style-name="ce19">
              <text:p>2,50</text:p>
            </table:table-cell>
            <table:table-cell office:value-type="float" office:value="0.25" table:formula="of:=IF(ISNA([.L83]);0;[.L83]*[Referenties.$E$15])" table:style-name="ce19">
              <text:p>0,25</text:p>
            </table:table-cell>
            <table:table-cell office:value-type="float" office:value="0.5" table:formula="of:=IF(ISNA([.L83]);0;[.L83]*[Referenties.$E$16])" table:style-name="ce19">
              <text:p>0,50</text:p>
            </table:table-cell>
            <table:table-cell office:value-type="float" office:value="1" table:formula="of:=IF(ISNA([.L83]);0;[.L83]*[Referenties.$E$17])" table:style-name="ce19">
              <text:p>1,00</text:p>
            </table:table-cell>
            <table:table-cell office:value-type="float" office:value="1" table:formula="of:=IF(ISNA([.L83]);0;[.L83]*[Referenties.$E$18])" table:style-name="ce19">
              <text:p>1,00</text:p>
            </table:table-cell>
            <table:table-cell office:value-type="float" office:value="2" table:formula="of:=IF(ISNA([.L83]);0;[.L83]*[Referenties.$E$20])" table:style-name="ce19">
              <text:p>2,00</text:p>
            </table:table-cell>
            <table:table-cell office:value-type="float" office:value="0.5" table:formula="of:=IF(ISNA([.L83]);0;[.L83]*[Referenties.$E$21])" table:style-name="ce19">
              <text:p>0,50</text:p>
            </table:table-cell>
            <table:table-cell office:value-type="float" office:value="2" table:formula="of:=IF(ISNA([.L83]);0;[.L83]*[Referenties.$E$22])" table:style-name="ce19">
              <text:p>2,00</text:p>
            </table:table-cell>
            <table:table-cell office:value-type="float" office:value="97.5" table:formula="of:=SUMIF([.V73:.AC83];&quot;&lt;&gt;#N/B&quot;)" table:style-name="ce18">
              <text:p>97,50</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48">
            <text:p>KUC022 Behandelen verzoek verklaring van verscheidenheid van familienamen</text:p>
          </table:table-cell>
          <table:table-cell table:style-name="ce84"/>
          <table:table-cell table:number-columns-repeated="2" table:style-name="ce49"/>
          <table:table-cell table:content-validation-name="val5" table:style-name="ce49"/>
          <table:table-cell office:value-type="float" office:value="42" table:style-name="ce33">
            <text:p>42</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10">
            <table:table-cell office:value-type="string" table:style-name="ce9">
              <text:p>KUC022 Behandelen verzoek verklaring van verscheidenheid van familienamen</text:p>
            </table:table-cell>
            <table:table-cell office:value-type="float" office:value="1" table:style-name="ce83">
              <text:p>1</text:p>
            </table:table-cell>
            <table:table-cell office:value-type="string" table:style-name="ce9">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86];$$Size;0);MATCH([.K86];$$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2.5" table:formula="of:=IF(ISNA([.L86]);0;[.L86]*[Referenties.$E$14])" table:style-name="ce19">
              <text:p>2,50</text:p>
            </table:table-cell>
            <table:table-cell office:value-type="float" office:value="0.25" table:formula="of:=IF(ISNA([.L86]);0;[.L86]*[Referenties.$E$15])" table:style-name="ce19">
              <text:p>0,25</text:p>
            </table:table-cell>
            <table:table-cell office:value-type="float" office:value="0.5" table:formula="of:=IF(ISNA([.L86]);0;[.L86]*[Referenties.$E$16])" table:style-name="ce19">
              <text:p>0,50</text:p>
            </table:table-cell>
            <table:table-cell office:value-type="float" office:value="1" table:formula="of:=IF(ISNA([.L86]);0;[.L86]*[Referenties.$E$17])" table:style-name="ce19">
              <text:p>1,00</text:p>
            </table:table-cell>
            <table:table-cell office:value-type="float" office:value="1" table:formula="of:=IF(ISNA([.L86]);0;[.L86]*[Referenties.$E$18])" table:style-name="ce19">
              <text:p>1,00</text:p>
            </table:table-cell>
            <table:table-cell office:value-type="float" office:value="2" table:formula="of:=IF(ISNA([.L86]);0;[.L86]*[Referenties.$E$20])" table:style-name="ce19">
              <text:p>2,00</text:p>
            </table:table-cell>
            <table:table-cell office:value-type="float" office:value="0.5" table:formula="of:=IF(ISNA([.L86]);0;[.L86]*[Referenties.$E$21])" table:style-name="ce19">
              <text:p>0,50</text:p>
            </table:table-cell>
            <table:table-cell office:value-type="float" office:value="2" table:formula="of:=IF(ISNA([.L86]);0;[.L86]*[Referenties.$E$22])" table:style-name="ce19">
              <text:p>2,00</text:p>
            </table:table-cell>
            <table:table-cell table:style-name="ce18"/>
            <table:table-cell table:number-columns-repeated="16354" table:style-name="ce9"/>
          </table:table-row>
          <table:table-row table:style-name="ro10">
            <table:table-cell office:value-type="string" table:style-name="ce9">
              <text:p>KUC022 Behandelen verzoek verklaring van verscheidenheid van familienamen</text:p>
            </table:table-cell>
            <table:table-cell office:value-type="float" office:value="2" table:style-name="ce83">
              <text:p>2</text:p>
            </table:table-cell>
            <table:table-cell office:value-type="string" table:style-name="ce9">
              <text:p>AF1 Aanvrager niet bekend, AF3 Validatie bevat signaleringen</text:p>
            </table:table-cell>
            <table:table-cell office:value-type="string" table:content-validation-name="val1" table:style-name="ce8">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87];$$Size;0);MATCH([.K87];$$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87]);0;[.L87]*[Referenties.$E$14])" table:style-name="ce19">
              <text:p>0,63</text:p>
            </table:table-cell>
            <table:table-cell office:value-type="float" office:value="6.25E-2" table:formula="of:=IF(ISNA([.L87]);0;[.L87]*[Referenties.$E$15])" table:style-name="ce19">
              <text:p>0,06</text:p>
            </table:table-cell>
            <table:table-cell office:value-type="float" office:value="0.125" table:formula="of:=IF(ISNA([.L87]);0;[.L87]*[Referenties.$E$16])" table:style-name="ce19">
              <text:p>0,13</text:p>
            </table:table-cell>
            <table:table-cell office:value-type="float" office:value="0.25" table:formula="of:=IF(ISNA([.L87]);0;[.L87]*[Referenties.$E$17])" table:style-name="ce19">
              <text:p>0,25</text:p>
            </table:table-cell>
            <table:table-cell office:value-type="float" office:value="0.25" table:formula="of:=IF(ISNA([.L87]);0;[.L87]*[Referenties.$E$18])" table:style-name="ce19">
              <text:p>0,25</text:p>
            </table:table-cell>
            <table:table-cell office:value-type="float" office:value="0.5" table:formula="of:=IF(ISNA([.L87]);0;[.L87]*[Referenties.$E$20])" table:style-name="ce19">
              <text:p>0,50</text:p>
            </table:table-cell>
            <table:table-cell office:value-type="float" office:value="0.125" table:formula="of:=IF(ISNA([.L87]);0;[.L87]*[Referenties.$E$21])" table:style-name="ce19">
              <text:p>0,13</text:p>
            </table:table-cell>
            <table:table-cell office:value-type="float" office:value="0.5" table:formula="of:=IF(ISNA([.L87]);0;[.L87]*[Referenties.$E$22])" table:style-name="ce19">
              <text:p>0,50</text:p>
            </table:table-cell>
            <table:table-cell table:style-name="ce18"/>
            <table:table-cell table:number-columns-repeated="16354" table:style-name="ce9"/>
          </table:table-row>
          <table:table-row table:style-name="ro10">
            <table:table-cell office:value-type="string" table:style-name="ce9">
              <text:p>KUC022 Behandelen verzoek verklaring van verscheidenheid van familienamen</text:p>
            </table:table-cell>
            <table:table-cell office:value-type="float" office:value="5" table:style-name="ce83">
              <text:p>5</text:p>
            </table:table-cell>
            <table:table-cell office:value-type="string" table:style-name="ce9">
              <text:p>AF2 Afhandelen meertali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88];$$Size;0);MATCH([.K88];$$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1.25" table:formula="of:=IF(ISNA([.L88]);0;[.L88]*[Referenties.$E$14])" table:style-name="ce19">
              <text:p>1,25</text:p>
            </table:table-cell>
            <table:table-cell office:value-type="float" office:value="0.125" table:formula="of:=IF(ISNA([.L88]);0;[.L88]*[Referenties.$E$15])" table:style-name="ce19">
              <text:p>0,13</text:p>
            </table:table-cell>
            <table:table-cell office:value-type="float" office:value="0.25" table:formula="of:=IF(ISNA([.L88]);0;[.L88]*[Referenties.$E$16])" table:style-name="ce19">
              <text:p>0,25</text:p>
            </table:table-cell>
            <table:table-cell office:value-type="float" office:value="0.5" table:formula="of:=IF(ISNA([.L88]);0;[.L88]*[Referenties.$E$17])" table:style-name="ce19">
              <text:p>0,50</text:p>
            </table:table-cell>
            <table:table-cell office:value-type="float" office:value="0.5" table:formula="of:=IF(ISNA([.L88]);0;[.L88]*[Referenties.$E$18])" table:style-name="ce19">
              <text:p>0,50</text:p>
            </table:table-cell>
            <table:table-cell office:value-type="float" office:value="1" table:formula="of:=IF(ISNA([.L88]);0;[.L88]*[Referenties.$E$20])" table:style-name="ce19">
              <text:p>1,00</text:p>
            </table:table-cell>
            <table:table-cell office:value-type="float" office:value="0.25" table:formula="of:=IF(ISNA([.L88]);0;[.L88]*[Referenties.$E$21])" table:style-name="ce19">
              <text:p>0,25</text:p>
            </table:table-cell>
            <table:table-cell office:value-type="float" office:value="1" table:formula="of:=IF(ISNA([.L88]);0;[.L88]*[Referenties.$E$22])" table:style-name="ce19">
              <text:p>1,00</text:p>
            </table:table-cell>
            <table:table-cell office:value-type="float" office:value="17.0625" table:formula="of:=SUMIF([.V85:.AC88];&quot;&lt;&gt;#N/B&quot;)" table:style-name="ce18">
              <text:p>17,06</text:p>
            </table:table-cell>
            <table:table-cell table:number-columns-repeated="16354" table:style-name="ce9"/>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48">
            <text:p>KUC023 Registreren akte van naamskeuze</text:p>
          </table:table-cell>
          <table:table-cell table:style-name="ce84"/>
          <table:table-cell table:number-columns-repeated="2" table:style-name="ce49"/>
          <table:table-cell table:content-validation-name="val5" table:style-name="ce49"/>
          <table:table-cell office:value-type="float" office:value="41" table:style-name="ce33">
            <text:p>41</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3">
            <table:table-cell office:value-type="string" table:style-name="ce9">
              <text:p>KUC023 Registreren akte van naamskeuze</text:p>
            </table:table-cell>
            <table:table-cell office:value-type="float" office:value="1" table:style-name="ce83">
              <text:p>1</text:p>
            </table:table-cell>
            <table:table-cell office:value-type="string" table:style-name="ce9">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91];$$Size;0);MATCH([.K91];$$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5" table:formula="of:=IF(ISNA([.L91]);0;[.L91]*[Referenties.$E$14])" table:style-name="ce19">
              <text:p>5,00</text:p>
            </table:table-cell>
            <table:table-cell office:value-type="float" office:value="0.5" table:formula="of:=IF(ISNA([.L91]);0;[.L91]*[Referenties.$E$15])" table:style-name="ce19">
              <text:p>0,50</text:p>
            </table:table-cell>
            <table:table-cell office:value-type="float" office:value="1" table:formula="of:=IF(ISNA([.L91]);0;[.L91]*[Referenties.$E$16])" table:style-name="ce19">
              <text:p>1,00</text:p>
            </table:table-cell>
            <table:table-cell office:value-type="float" office:value="2" table:formula="of:=IF(ISNA([.L91]);0;[.L91]*[Referenties.$E$17])" table:style-name="ce19">
              <text:p>2,00</text:p>
            </table:table-cell>
            <table:table-cell office:value-type="float" office:value="2" table:formula="of:=IF(ISNA([.L91]);0;[.L91]*[Referenties.$E$18])" table:style-name="ce19">
              <text:p>2,00</text:p>
            </table:table-cell>
            <table:table-cell office:value-type="float" office:value="4" table:formula="of:=IF(ISNA([.L91]);0;[.L91]*[Referenties.$E$20])" table:style-name="ce19">
              <text:p>4,00</text:p>
            </table:table-cell>
            <table:table-cell office:value-type="float" office:value="1" table:formula="of:=IF(ISNA([.L91]);0;[.L91]*[Referenties.$E$21])" table:style-name="ce19">
              <text:p>1,00</text:p>
            </table:table-cell>
            <table:table-cell office:value-type="float" office:value="4" table:formula="of:=IF(ISNA([.L91]);0;[.L91]*[Referenties.$E$22])" table:style-name="ce19">
              <text:p>4,00</text:p>
            </table:table-cell>
            <table:table-cell table:style-name="ce18"/>
            <table:table-cell table:number-columns-repeated="16354" table:style-name="ce9"/>
          </table:table-row>
          <table:table-row table:style-name="ro6">
            <table:table-cell office:value-type="string" table:style-name="ce9">
              <text:p>KUC023 Registreren akte van naamskeuze</text:p>
            </table:table-cell>
            <table:table-cell office:value-type="float" office:value="2" table:style-name="ce83">
              <text:p>2</text:p>
            </table:table-cell>
            <table:table-cell office:value-type="string" table:style-name="ce9">
              <text:p>AF1 geboren in buitenland, AF7 personen onbekend</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92];$$Size;0);MATCH([.K92];$$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2.5" table:formula="of:=IF(ISNA([.L92]);0;[.L92]*[Referenties.$E$14])" table:style-name="ce19">
              <text:p>2,50</text:p>
            </table:table-cell>
            <table:table-cell office:value-type="float" office:value="0.25" table:formula="of:=IF(ISNA([.L92]);0;[.L92]*[Referenties.$E$15])" table:style-name="ce19">
              <text:p>0,25</text:p>
            </table:table-cell>
            <table:table-cell office:value-type="float" office:value="0.5" table:formula="of:=IF(ISNA([.L92]);0;[.L92]*[Referenties.$E$16])" table:style-name="ce19">
              <text:p>0,50</text:p>
            </table:table-cell>
            <table:table-cell office:value-type="float" office:value="1" table:formula="of:=IF(ISNA([.L92]);0;[.L92]*[Referenties.$E$17])" table:style-name="ce19">
              <text:p>1,00</text:p>
            </table:table-cell>
            <table:table-cell office:value-type="float" office:value="1" table:formula="of:=IF(ISNA([.L92]);0;[.L92]*[Referenties.$E$18])" table:style-name="ce19">
              <text:p>1,00</text:p>
            </table:table-cell>
            <table:table-cell office:value-type="float" office:value="2" table:formula="of:=IF(ISNA([.L92]);0;[.L92]*[Referenties.$E$20])" table:style-name="ce19">
              <text:p>2,00</text:p>
            </table:table-cell>
            <table:table-cell office:value-type="float" office:value="0.5" table:formula="of:=IF(ISNA([.L92]);0;[.L92]*[Referenties.$E$21])" table:style-name="ce19">
              <text:p>0,50</text:p>
            </table:table-cell>
            <table:table-cell office:value-type="float" office:value="2" table:formula="of:=IF(ISNA([.L92]);0;[.L92]*[Referenties.$E$22])" table:style-name="ce19">
              <text:p>2,00</text:p>
            </table:table-cell>
            <table:table-cell table:style-name="ce18"/>
            <table:table-cell table:number-columns-repeated="16354" table:style-name="ce9"/>
          </table:table-row>
          <table:table-row table:style-name="ro10">
            <table:table-cell office:value-type="string" table:style-name="ce9">
              <text:p>KUC023 Registreren akte van naamskeuze</text:p>
            </table:table-cell>
            <table:table-cell office:value-type="float" office:value="3" table:style-name="ce83">
              <text:p>3</text:p>
            </table:table-cell>
            <table:table-cell office:value-type="string" table:style-name="ce9">
              <text:p>AF4 Validatie Signal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93];$$Size;0);MATCH([.K93];$$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93]);0;[.L93]*[Referenties.$E$14])" table:style-name="ce19">
              <text:p>0,63</text:p>
            </table:table-cell>
            <table:table-cell office:value-type="float" office:value="6.25E-2" table:formula="of:=IF(ISNA([.L93]);0;[.L93]*[Referenties.$E$15])" table:style-name="ce19">
              <text:p>0,06</text:p>
            </table:table-cell>
            <table:table-cell office:value-type="float" office:value="0.125" table:formula="of:=IF(ISNA([.L93]);0;[.L93]*[Referenties.$E$16])" table:style-name="ce19">
              <text:p>0,13</text:p>
            </table:table-cell>
            <table:table-cell office:value-type="float" office:value="0.25" table:formula="of:=IF(ISNA([.L93]);0;[.L93]*[Referenties.$E$17])" table:style-name="ce19">
              <text:p>0,25</text:p>
            </table:table-cell>
            <table:table-cell office:value-type="float" office:value="0.25" table:formula="of:=IF(ISNA([.L93]);0;[.L93]*[Referenties.$E$18])" table:style-name="ce19">
              <text:p>0,25</text:p>
            </table:table-cell>
            <table:table-cell office:value-type="float" office:value="0.5" table:formula="of:=IF(ISNA([.L93]);0;[.L93]*[Referenties.$E$20])" table:style-name="ce19">
              <text:p>0,50</text:p>
            </table:table-cell>
            <table:table-cell office:value-type="float" office:value="0.125" table:formula="of:=IF(ISNA([.L93]);0;[.L93]*[Referenties.$E$21])" table:style-name="ce19">
              <text:p>0,13</text:p>
            </table:table-cell>
            <table:table-cell office:value-type="float" office:value="0.5" table:formula="of:=IF(ISNA([.L93]);0;[.L93]*[Referenties.$E$22])" table:style-name="ce19">
              <text:p>0,50</text:p>
            </table:table-cell>
            <table:table-cell table:style-name="ce18"/>
            <table:table-cell table:number-columns-repeated="16354" table:style-name="ce9"/>
          </table:table-row>
          <table:table-row table:style-name="ro10">
            <table:table-cell office:value-type="string" table:style-name="ce9">
              <text:p>KUC023 Registreren akte van naamskeuze</text:p>
            </table:table-cell>
            <table:table-cell office:value-type="float" office:value="4" table:style-name="ce83">
              <text:p>4</text:p>
            </table:table-cell>
            <table:table-cell office:value-type="string" table:style-name="ce9">
              <text:p>AF3 geen relaties</text:p>
            </table:table-cell>
            <table:table-cell office:value-type="string" table:content-validation-name="val1" table:style-name="ce8">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94];$$Size;0);MATCH([.K94];$$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94]);0;[.L94]*[Referenties.$E$14])" table:style-name="ce19">
              <text:p>0,63</text:p>
            </table:table-cell>
            <table:table-cell office:value-type="float" office:value="6.25E-2" table:formula="of:=IF(ISNA([.L94]);0;[.L94]*[Referenties.$E$15])" table:style-name="ce19">
              <text:p>0,06</text:p>
            </table:table-cell>
            <table:table-cell office:value-type="float" office:value="0.125" table:formula="of:=IF(ISNA([.L94]);0;[.L94]*[Referenties.$E$16])" table:style-name="ce19">
              <text:p>0,13</text:p>
            </table:table-cell>
            <table:table-cell office:value-type="float" office:value="0.25" table:formula="of:=IF(ISNA([.L94]);0;[.L94]*[Referenties.$E$17])" table:style-name="ce19">
              <text:p>0,25</text:p>
            </table:table-cell>
            <table:table-cell office:value-type="float" office:value="0.25" table:formula="of:=IF(ISNA([.L94]);0;[.L94]*[Referenties.$E$18])" table:style-name="ce19">
              <text:p>0,25</text:p>
            </table:table-cell>
            <table:table-cell office:value-type="float" office:value="0.5" table:formula="of:=IF(ISNA([.L94]);0;[.L94]*[Referenties.$E$20])" table:style-name="ce19">
              <text:p>0,50</text:p>
            </table:table-cell>
            <table:table-cell office:value-type="float" office:value="0.125" table:formula="of:=IF(ISNA([.L94]);0;[.L94]*[Referenties.$E$21])" table:style-name="ce19">
              <text:p>0,13</text:p>
            </table:table-cell>
            <table:table-cell office:value-type="float" office:value="0.5" table:formula="of:=IF(ISNA([.L94]);0;[.L94]*[Referenties.$E$22])" table:style-name="ce19">
              <text:p>0,50</text:p>
            </table:table-cell>
            <table:table-cell table:style-name="ce18"/>
            <table:table-cell table:number-columns-repeated="16354" table:style-name="ce9"/>
          </table:table-row>
          <table:table-row table:style-name="ro10">
            <table:table-cell office:value-type="string" table:style-name="ce9">
              <text:p>KUC023 Registreren akte van naamskeuze</text:p>
            </table:table-cell>
            <table:table-cell office:value-type="float" office:value="5" table:style-name="ce83">
              <text:p>5</text:p>
            </table:table-cell>
            <table:table-cell office:value-type="string" table:style-name="ce9">
              <text:p>AF5 onderzoek, AF6 ouders in andere gemeente</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95];$$Size;0);MATCH([.K95];$$Complexity;0)+1)" table:style-name="ce60">
              <text:p>2</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5" table:formula="of:=IF(ISNA([.L95]);0;[.L95]*[Referenties.$E$14])" table:style-name="ce19">
              <text:p>5,00</text:p>
            </table:table-cell>
            <table:table-cell office:value-type="float" office:value="0.5" table:formula="of:=IF(ISNA([.L95]);0;[.L95]*[Referenties.$E$15])" table:style-name="ce19">
              <text:p>0,50</text:p>
            </table:table-cell>
            <table:table-cell office:value-type="float" office:value="1" table:formula="of:=IF(ISNA([.L95]);0;[.L95]*[Referenties.$E$16])" table:style-name="ce19">
              <text:p>1,00</text:p>
            </table:table-cell>
            <table:table-cell office:value-type="float" office:value="2" table:formula="of:=IF(ISNA([.L95]);0;[.L95]*[Referenties.$E$17])" table:style-name="ce19">
              <text:p>2,00</text:p>
            </table:table-cell>
            <table:table-cell office:value-type="float" office:value="2" table:formula="of:=IF(ISNA([.L95]);0;[.L95]*[Referenties.$E$18])" table:style-name="ce19">
              <text:p>2,00</text:p>
            </table:table-cell>
            <table:table-cell office:value-type="float" office:value="4" table:formula="of:=IF(ISNA([.L95]);0;[.L95]*[Referenties.$E$20])" table:style-name="ce19">
              <text:p>4,00</text:p>
            </table:table-cell>
            <table:table-cell office:value-type="float" office:value="1" table:formula="of:=IF(ISNA([.L95]);0;[.L95]*[Referenties.$E$21])" table:style-name="ce19">
              <text:p>1,00</text:p>
            </table:table-cell>
            <table:table-cell office:value-type="float" office:value="4" table:formula="of:=IF(ISNA([.L95]);0;[.L95]*[Referenties.$E$22])" table:style-name="ce19">
              <text:p>4,00</text:p>
            </table:table-cell>
            <table:table-cell office:value-type="float" office:value="53.625" table:formula="of:=SUMIF([.V91:.AC95];&quot;&lt;&gt;#N/B&quot;)" table:style-name="ce18">
              <text:p>53,63</text:p>
            </table:table-cell>
            <table:table-cell table:number-columns-repeated="16354" table:style-name="ce9"/>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32">
            <text:p>KUC031 Uitgeven document</text:p>
          </table:table-cell>
          <table:table-cell table:style-name="ce81"/>
          <table:table-cell table:number-columns-repeated="2" table:style-name="ce31"/>
          <table:table-cell table:content-validation-name="val5" table:style-name="ce31"/>
          <table:table-cell office:value-type="float" office:value="16" table:style-name="ce33">
            <text:p>16</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31 Uitgeven document</text:p>
            </table:table-cell>
            <table:table-cell office:value-type="float" office:value="1" table:style-name="ce83">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98];$$Size;0);MATCH([.K98];$$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98]);0;[.L98]*[Referenties.$E$14])" table:style-name="ce19">
              <text:p>5,00</text:p>
            </table:table-cell>
            <table:table-cell office:value-type="float" office:value="0.5" table:formula="of:=IF(ISNA([.L98]);0;[.L98]*[Referenties.$E$15])" table:style-name="ce19">
              <text:p>0,50</text:p>
            </table:table-cell>
            <table:table-cell office:value-type="float" office:value="1" table:formula="of:=IF(ISNA([.L98]);0;[.L98]*[Referenties.$E$16])" table:style-name="ce19">
              <text:p>1,00</text:p>
            </table:table-cell>
            <table:table-cell office:value-type="float" office:value="2" table:formula="of:=IF(ISNA([.L98]);0;[.L98]*[Referenties.$E$17])" table:style-name="ce19">
              <text:p>2,00</text:p>
            </table:table-cell>
            <table:table-cell office:value-type="float" office:value="2" table:formula="of:=IF(ISNA([.L98]);0;[.L98]*[Referenties.$E$18])" table:style-name="ce19">
              <text:p>2,00</text:p>
            </table:table-cell>
            <table:table-cell office:value-type="float" office:value="4" table:formula="of:=IF(ISNA([.L98]);0;[.L98]*[Referenties.$E$20])" table:style-name="ce19">
              <text:p>4,00</text:p>
            </table:table-cell>
            <table:table-cell office:value-type="float" office:value="1" table:formula="of:=IF(ISNA([.L98]);0;[.L98]*[Referenties.$E$21])" table:style-name="ce19">
              <text:p>1,00</text:p>
            </table:table-cell>
            <table:table-cell office:value-type="float" office:value="4" table:formula="of:=IF(ISNA([.L98]);0;[.L98]*[Referenties.$E$22])" table:style-name="ce19">
              <text:p>4,00</text:p>
            </table:table-cell>
            <table:table-cell table:number-columns-repeated="16355" table:style-name="ce8"/>
          </table:table-row>
          <table:table-row table:style-name="ro13">
            <table:table-cell office:value-type="string" table:style-name="ce8">
              <text:p>KUC031 Uitgeven document</text:p>
            </table:table-cell>
            <table:table-cell office:value-type="float" office:value="2" table:style-name="ce83">
              <text:p>2</text:p>
            </table:table-cell>
            <table:table-cell office:value-type="string" table:style-name="ce8">
              <text:p>AF1 intake:machtigin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99];$$Size;0);MATCH([.K99];$$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99]);0;[.L99]*[Referenties.$E$14])" table:style-name="ce19">
              <text:p>0,63</text:p>
            </table:table-cell>
            <table:table-cell office:value-type="float" office:value="6.25E-2" table:formula="of:=IF(ISNA([.L99]);0;[.L99]*[Referenties.$E$15])" table:style-name="ce19">
              <text:p>0,06</text:p>
            </table:table-cell>
            <table:table-cell office:value-type="float" office:value="0.125" table:formula="of:=IF(ISNA([.L99]);0;[.L99]*[Referenties.$E$16])" table:style-name="ce19">
              <text:p>0,13</text:p>
            </table:table-cell>
            <table:table-cell office:value-type="float" office:value="0.25" table:formula="of:=IF(ISNA([.L99]);0;[.L99]*[Referenties.$E$17])" table:style-name="ce19">
              <text:p>0,25</text:p>
            </table:table-cell>
            <table:table-cell office:value-type="float" office:value="0.25" table:formula="of:=IF(ISNA([.L99]);0;[.L99]*[Referenties.$E$18])" table:style-name="ce19">
              <text:p>0,25</text:p>
            </table:table-cell>
            <table:table-cell office:value-type="float" office:value="0.5" table:formula="of:=IF(ISNA([.L99]);0;[.L99]*[Referenties.$E$20])" table:style-name="ce19">
              <text:p>0,50</text:p>
            </table:table-cell>
            <table:table-cell office:value-type="float" office:value="0.125" table:formula="of:=IF(ISNA([.L99]);0;[.L99]*[Referenties.$E$21])" table:style-name="ce19">
              <text:p>0,13</text:p>
            </table:table-cell>
            <table:table-cell office:value-type="float" office:value="0.5" table:formula="of:=IF(ISNA([.L99]);0;[.L99]*[Referenties.$E$22])" table:style-name="ce19">
              <text:p>0,50</text:p>
            </table:table-cell>
            <table:table-cell table:number-columns-repeated="16355" table:style-name="ce8"/>
          </table:table-row>
          <table:table-row table:style-name="ro10">
            <table:table-cell office:value-type="string" table:style-name="ce8">
              <text:p>KUC031 Uitgeven document</text:p>
            </table:table-cell>
            <table:table-cell office:value-type="float" office:value="3" table:style-name="ce83">
              <text:p>3</text:p>
            </table:table-cell>
            <table:table-cell office:value-type="string" table:style-name="ce8">
              <text:p>AF6 Aanvraag voor verklaring omtrent gedrag</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00];$$Size;0);MATCH([.K100];$$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100]);0;[.L100]*[Referenties.$E$14])" table:style-name="ce19">
              <text:p>2,50</text:p>
            </table:table-cell>
            <table:table-cell office:value-type="float" office:value="0.25" table:formula="of:=IF(ISNA([.L100]);0;[.L100]*[Referenties.$E$15])" table:style-name="ce19">
              <text:p>0,25</text:p>
            </table:table-cell>
            <table:table-cell office:value-type="float" office:value="0.5" table:formula="of:=IF(ISNA([.L100]);0;[.L100]*[Referenties.$E$16])" table:style-name="ce19">
              <text:p>0,50</text:p>
            </table:table-cell>
            <table:table-cell office:value-type="float" office:value="1" table:formula="of:=IF(ISNA([.L100]);0;[.L100]*[Referenties.$E$17])" table:style-name="ce19">
              <text:p>1,00</text:p>
            </table:table-cell>
            <table:table-cell office:value-type="float" office:value="1" table:formula="of:=IF(ISNA([.L100]);0;[.L100]*[Referenties.$E$18])" table:style-name="ce19">
              <text:p>1,00</text:p>
            </table:table-cell>
            <table:table-cell office:value-type="float" office:value="2" table:formula="of:=IF(ISNA([.L100]);0;[.L100]*[Referenties.$E$20])" table:style-name="ce19">
              <text:p>2,00</text:p>
            </table:table-cell>
            <table:table-cell office:value-type="float" office:value="0.5" table:formula="of:=IF(ISNA([.L100]);0;[.L100]*[Referenties.$E$21])" table:style-name="ce19">
              <text:p>0,50</text:p>
            </table:table-cell>
            <table:table-cell office:value-type="float" office:value="2" table:formula="of:=IF(ISNA([.L100]);0;[.L100]*[Referenties.$E$22])" table:style-name="ce19">
              <text:p>2,00</text:p>
            </table:table-cell>
            <table:table-cell table:number-columns-repeated="16355" table:style-name="ce8"/>
          </table:table-row>
          <table:table-row table:style-name="ro10">
            <table:table-cell office:value-type="string" table:style-name="ce8">
              <text:p>KUC031 Uitgeven document</text:p>
            </table:table-cell>
            <table:table-cell office:value-type="float" office:value="4" table:style-name="ce83">
              <text:p>4</text:p>
            </table:table-cell>
            <table:table-cell office:value-type="string" table:style-name="ce8">
              <text:p>AF9 Geen persoon, AF10 andere gem.</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101];$$Size;0);MATCH([.K101];$$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101]);0;[.L101]*[Referenties.$E$14])" table:style-name="ce19">
              <text:p>1,25</text:p>
            </table:table-cell>
            <table:table-cell office:value-type="float" office:value="0.125" table:formula="of:=IF(ISNA([.L101]);0;[.L101]*[Referenties.$E$15])" table:style-name="ce19">
              <text:p>0,13</text:p>
            </table:table-cell>
            <table:table-cell office:value-type="float" office:value="0.25" table:formula="of:=IF(ISNA([.L101]);0;[.L101]*[Referenties.$E$16])" table:style-name="ce19">
              <text:p>0,25</text:p>
            </table:table-cell>
            <table:table-cell office:value-type="float" office:value="0.5" table:formula="of:=IF(ISNA([.L101]);0;[.L101]*[Referenties.$E$17])" table:style-name="ce19">
              <text:p>0,50</text:p>
            </table:table-cell>
            <table:table-cell office:value-type="float" office:value="0.5" table:formula="of:=IF(ISNA([.L101]);0;[.L101]*[Referenties.$E$18])" table:style-name="ce19">
              <text:p>0,50</text:p>
            </table:table-cell>
            <table:table-cell office:value-type="float" office:value="1" table:formula="of:=IF(ISNA([.L101]);0;[.L101]*[Referenties.$E$20])" table:style-name="ce19">
              <text:p>1,00</text:p>
            </table:table-cell>
            <table:table-cell office:value-type="float" office:value="0.25" table:formula="of:=IF(ISNA([.L101]);0;[.L101]*[Referenties.$E$21])" table:style-name="ce19">
              <text:p>0,25</text:p>
            </table:table-cell>
            <table:table-cell office:value-type="float" office:value="1" table:formula="of:=IF(ISNA([.L101]);0;[.L101]*[Referenties.$E$22])" table:style-name="ce19">
              <text:p>1,00</text:p>
            </table:table-cell>
            <table:table-cell table:number-columns-repeated="16355" table:style-name="ce8"/>
          </table:table-row>
          <table:table-row table:style-name="ro10">
            <table:table-cell office:value-type="string" table:style-name="ce8">
              <text:p>KUC031 Uitgeven document</text:p>
            </table:table-cell>
            <table:table-cell office:value-type="float" office:value="6" table:style-name="ce83">
              <text:p>6</text:p>
            </table:table-cell>
            <table:table-cell office:value-type="string" table:style-name="ce8">
              <text:p>AF12 t/m AF16 Spec. eisen op documentene</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02];$$Size;0);MATCH([.K102];$$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102]);0;[.L102]*[Referenties.$E$14])" table:style-name="ce19">
              <text:p>2,50</text:p>
            </table:table-cell>
            <table:table-cell office:value-type="float" office:value="0.25" table:formula="of:=IF(ISNA([.L102]);0;[.L102]*[Referenties.$E$15])" table:style-name="ce19">
              <text:p>0,25</text:p>
            </table:table-cell>
            <table:table-cell office:value-type="float" office:value="0.5" table:formula="of:=IF(ISNA([.L102]);0;[.L102]*[Referenties.$E$16])" table:style-name="ce19">
              <text:p>0,50</text:p>
            </table:table-cell>
            <table:table-cell office:value-type="float" office:value="1" table:formula="of:=IF(ISNA([.L102]);0;[.L102]*[Referenties.$E$17])" table:style-name="ce19">
              <text:p>1,00</text:p>
            </table:table-cell>
            <table:table-cell office:value-type="float" office:value="1" table:formula="of:=IF(ISNA([.L102]);0;[.L102]*[Referenties.$E$18])" table:style-name="ce19">
              <text:p>1,00</text:p>
            </table:table-cell>
            <table:table-cell office:value-type="float" office:value="2" table:formula="of:=IF(ISNA([.L102]);0;[.L102]*[Referenties.$E$20])" table:style-name="ce19">
              <text:p>2,00</text:p>
            </table:table-cell>
            <table:table-cell office:value-type="float" office:value="0.5" table:formula="of:=IF(ISNA([.L102]);0;[.L102]*[Referenties.$E$21])" table:style-name="ce19">
              <text:p>0,50</text:p>
            </table:table-cell>
            <table:table-cell office:value-type="float" office:value="2" table:formula="of:=IF(ISNA([.L102]);0;[.L102]*[Referenties.$E$22])" table:style-name="ce19">
              <text:p>2,00</text:p>
            </table:table-cell>
            <table:table-cell table:number-columns-repeated="16355" table:style-name="ce8"/>
          </table:table-row>
          <table:table-row table:style-name="ro10">
            <table:table-cell office:value-type="string" table:style-name="ce8">
              <text:p>KUC031 Uitgeven document</text:p>
            </table:table-cell>
            <table:table-cell office:value-type="float" office:value="7" table:style-name="ce83">
              <text:p>7</text:p>
            </table:table-cell>
            <table:table-cell office:value-type="string" table:style-name="ce8">
              <text:p>AF2 t/m AF5, AF7, AF8, AF11, AF17 div documenten<text: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103];$$Size;0);MATCH([.K103];$$Complexity;0)+1)" table:style-name="ce60">
              <text:p>2</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103]);0;[.L103]*[Referenties.$E$14])" table:style-name="ce19">
              <text:p>5,00</text:p>
            </table:table-cell>
            <table:table-cell office:value-type="float" office:value="0.5" table:formula="of:=IF(ISNA([.L103]);0;[.L103]*[Referenties.$E$15])" table:style-name="ce19">
              <text:p>0,50</text:p>
            </table:table-cell>
            <table:table-cell office:value-type="float" office:value="1" table:formula="of:=IF(ISNA([.L103]);0;[.L103]*[Referenties.$E$16])" table:style-name="ce19">
              <text:p>1,00</text:p>
            </table:table-cell>
            <table:table-cell office:value-type="float" office:value="2" table:formula="of:=IF(ISNA([.L103]);0;[.L103]*[Referenties.$E$17])" table:style-name="ce19">
              <text:p>2,00</text:p>
            </table:table-cell>
            <table:table-cell office:value-type="float" office:value="2" table:formula="of:=IF(ISNA([.L103]);0;[.L103]*[Referenties.$E$18])" table:style-name="ce19">
              <text:p>2,00</text:p>
            </table:table-cell>
            <table:table-cell office:value-type="float" office:value="4" table:formula="of:=IF(ISNA([.L103]);0;[.L103]*[Referenties.$E$20])" table:style-name="ce19">
              <text:p>4,00</text:p>
            </table:table-cell>
            <table:table-cell office:value-type="float" office:value="1" table:formula="of:=IF(ISNA([.L103]);0;[.L103]*[Referenties.$E$21])" table:style-name="ce19">
              <text:p>1,00</text:p>
            </table:table-cell>
            <table:table-cell office:value-type="float" office:value="4" table:formula="of:=IF(ISNA([.L103]);0;[.L103]*[Referenties.$E$22])" table:style-name="ce19">
              <text:p>4,00</text:p>
            </table:table-cell>
            <table:table-cell office:value-type="float" office:value="65.8125" table:formula="of:=SUMIF([.V98:.AC103];&quot;&lt;&gt;#N/B&quot;)" table:style-name="ce18">
              <text:p>65,81</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48">
            <text:p>KUC032 Behandelen verzoek verstrekkingsbeperking</text:p>
          </table:table-cell>
          <table:table-cell table:style-name="ce84"/>
          <table:table-cell table:number-columns-repeated="2" table:style-name="ce49"/>
          <table:table-cell table:content-validation-name="val5" table:style-name="ce49"/>
          <table:table-cell office:value-type="float" office:value="36" table:style-name="ce33">
            <text:p>36</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10">
            <table:table-cell office:value-type="string" table:style-name="ce9">
              <text:p>KUC032 Behandelen verzoek verstrekkingsbeperking</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number-columns-repeated="3"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06];$$Size;0);MATCH([.K106];$$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style-name="ce8"/>
            <table:table-cell office:value-type="float" office:value="2.5" table:formula="of:=IF(ISNA([.L106]);0;[.L106]*[Referenties.$E$14])" table:style-name="ce19">
              <text:p>2,50</text:p>
            </table:table-cell>
            <table:table-cell office:value-type="float" office:value="0.25" table:formula="of:=IF(ISNA([.L106]);0;[.L106]*[Referenties.$E$15])" table:style-name="ce19">
              <text:p>0,25</text:p>
            </table:table-cell>
            <table:table-cell office:value-type="float" office:value="0.5" table:formula="of:=IF(ISNA([.L106]);0;[.L106]*[Referenties.$E$16])" table:style-name="ce19">
              <text:p>0,50</text:p>
            </table:table-cell>
            <table:table-cell office:value-type="float" office:value="1" table:formula="of:=IF(ISNA([.L106]);0;[.L106]*[Referenties.$E$17])" table:style-name="ce19">
              <text:p>1,00</text:p>
            </table:table-cell>
            <table:table-cell office:value-type="float" office:value="1" table:formula="of:=IF(ISNA([.L106]);0;[.L106]*[Referenties.$E$18])" table:style-name="ce19">
              <text:p>1,00</text:p>
            </table:table-cell>
            <table:table-cell office:value-type="float" office:value="2" table:formula="of:=IF(ISNA([.L106]);0;[.L106]*[Referenties.$E$20])" table:style-name="ce19">
              <text:p>2,00</text:p>
            </table:table-cell>
            <table:table-cell office:value-type="float" office:value="0.5" table:formula="of:=IF(ISNA([.L106]);0;[.L106]*[Referenties.$E$21])" table:style-name="ce19">
              <text:p>0,50</text:p>
            </table:table-cell>
            <table:table-cell office:value-type="float" office:value="2" table:formula="of:=IF(ISNA([.L106]);0;[.L106]*[Referenties.$E$22])" table:style-name="ce19">
              <text:p>2,00</text:p>
            </table:table-cell>
            <table:table-cell table:number-columns-repeated="16355" table:style-name="ce8"/>
          </table:table-row>
          <table:table-row table:style-name="ro10">
            <table:table-cell office:value-type="string" table:style-name="ce9">
              <text:p>KUC032 Behandelen verzoek verstrekkingsbeperking</text:p>
            </table:table-cell>
            <table:table-cell office:value-type="float" office:value="2" table:style-name="ce83">
              <text:p>2</text:p>
            </table:table-cell>
            <table:table-cell office:value-type="string" table:style-name="ce9">
              <text:p>AF1 verwijd hist, AF2 meerdere personen, AF6 verwijd. hist ongedaan,</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07];$$Size;0);MATCH([.K107];$$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1"/>
            <table:table-cell office:value-type="float" office:value="2.5" table:formula="of:=IF(ISNA([.L107]);0;[.L107]*[Referenties.$E$14])" table:style-name="ce19">
              <text:p>2,50</text:p>
            </table:table-cell>
            <table:table-cell office:value-type="float" office:value="0.25" table:formula="of:=IF(ISNA([.L107]);0;[.L107]*[Referenties.$E$15])" table:style-name="ce19">
              <text:p>0,25</text:p>
            </table:table-cell>
            <table:table-cell office:value-type="float" office:value="0.5" table:formula="of:=IF(ISNA([.L107]);0;[.L107]*[Referenties.$E$16])" table:style-name="ce19">
              <text:p>0,50</text:p>
            </table:table-cell>
            <table:table-cell office:value-type="float" office:value="1" table:formula="of:=IF(ISNA([.L107]);0;[.L107]*[Referenties.$E$17])" table:style-name="ce19">
              <text:p>1,00</text:p>
            </table:table-cell>
            <table:table-cell office:value-type="float" office:value="1" table:formula="of:=IF(ISNA([.L107]);0;[.L107]*[Referenties.$E$18])" table:style-name="ce19">
              <text:p>1,00</text:p>
            </table:table-cell>
            <table:table-cell office:value-type="float" office:value="2" table:formula="of:=IF(ISNA([.L107]);0;[.L107]*[Referenties.$E$20])" table:style-name="ce19">
              <text:p>2,00</text:p>
            </table:table-cell>
            <table:table-cell office:value-type="float" office:value="0.5" table:formula="of:=IF(ISNA([.L107]);0;[.L107]*[Referenties.$E$21])" table:style-name="ce19">
              <text:p>0,50</text:p>
            </table:table-cell>
            <table:table-cell office:value-type="float" office:value="2" table:formula="of:=IF(ISNA([.L107]);0;[.L107]*[Referenties.$E$22])" table:style-name="ce19">
              <text:p>2,00</text:p>
            </table:table-cell>
            <table:table-cell table:style-name="ce18"/>
            <table:table-cell table:number-columns-repeated="16354" table:style-name="ce9"/>
          </table:table-row>
          <table:table-row table:style-name="ro10">
            <table:table-cell office:value-type="string" table:style-name="ce9">
              <text:p>KUC032 Behandelen verzoek verstrekkingsbeperking</text:p>
            </table:table-cell>
            <table:table-cell office:value-type="float" office:value="3" table:style-name="ce83">
              <text:p>3</text:p>
            </table:table-cell>
            <table:table-cell office:value-type="string" table:style-name="ce9">
              <text:p>AF3, AF4: aanvraag balie, aanvraag gezagh</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08];$$Size;0);MATCH([.K108];$$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108]);0;[.L108]*[Referenties.$E$14])" table:style-name="ce19">
              <text:p>0,63</text:p>
            </table:table-cell>
            <table:table-cell office:value-type="float" office:value="6.25E-2" table:formula="of:=IF(ISNA([.L108]);0;[.L108]*[Referenties.$E$15])" table:style-name="ce19">
              <text:p>0,06</text:p>
            </table:table-cell>
            <table:table-cell office:value-type="float" office:value="0.125" table:formula="of:=IF(ISNA([.L108]);0;[.L108]*[Referenties.$E$16])" table:style-name="ce19">
              <text:p>0,13</text:p>
            </table:table-cell>
            <table:table-cell office:value-type="float" office:value="0.25" table:formula="of:=IF(ISNA([.L108]);0;[.L108]*[Referenties.$E$17])" table:style-name="ce19">
              <text:p>0,25</text:p>
            </table:table-cell>
            <table:table-cell office:value-type="float" office:value="0.25" table:formula="of:=IF(ISNA([.L108]);0;[.L108]*[Referenties.$E$18])" table:style-name="ce19">
              <text:p>0,25</text:p>
            </table:table-cell>
            <table:table-cell office:value-type="float" office:value="0.5" table:formula="of:=IF(ISNA([.L108]);0;[.L108]*[Referenties.$E$20])" table:style-name="ce19">
              <text:p>0,50</text:p>
            </table:table-cell>
            <table:table-cell office:value-type="float" office:value="0.125" table:formula="of:=IF(ISNA([.L108]);0;[.L108]*[Referenties.$E$21])" table:style-name="ce19">
              <text:p>0,13</text:p>
            </table:table-cell>
            <table:table-cell office:value-type="float" office:value="0.5" table:formula="of:=IF(ISNA([.L108]);0;[.L108]*[Referenties.$E$22])" table:style-name="ce19">
              <text:p>0,50</text:p>
            </table:table-cell>
            <table:table-cell table:style-name="ce18"/>
            <table:table-cell table:number-columns-repeated="16354" table:style-name="ce9"/>
          </table:table-row>
          <table:table-row table:style-name="ro10">
            <table:table-cell office:value-type="string" table:style-name="ce9">
              <text:p>KUC032 Behandelen verzoek verstrekkingsbeperking</text:p>
            </table:table-cell>
            <table:table-cell office:value-type="float" office:value="4" table:style-name="ce83">
              <text:p>4</text:p>
            </table:table-cell>
            <table:table-cell office:value-type="string" table:style-name="ce9">
              <text:p>AF5 aanvrager onbekend, AF7 andere gemeente<text:s/></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09];$$Size;0);MATCH([.K109];$$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109]);0;[.L109]*[Referenties.$E$14])" table:style-name="ce19">
              <text:p>0,63</text:p>
            </table:table-cell>
            <table:table-cell office:value-type="float" office:value="6.25E-2" table:formula="of:=IF(ISNA([.L109]);0;[.L109]*[Referenties.$E$15])" table:style-name="ce19">
              <text:p>0,06</text:p>
            </table:table-cell>
            <table:table-cell office:value-type="float" office:value="0.125" table:formula="of:=IF(ISNA([.L109]);0;[.L109]*[Referenties.$E$16])" table:style-name="ce19">
              <text:p>0,13</text:p>
            </table:table-cell>
            <table:table-cell office:value-type="float" office:value="0.25" table:formula="of:=IF(ISNA([.L109]);0;[.L109]*[Referenties.$E$17])" table:style-name="ce19">
              <text:p>0,25</text:p>
            </table:table-cell>
            <table:table-cell office:value-type="float" office:value="0.25" table:formula="of:=IF(ISNA([.L109]);0;[.L109]*[Referenties.$E$18])" table:style-name="ce19">
              <text:p>0,25</text:p>
            </table:table-cell>
            <table:table-cell office:value-type="float" office:value="0.5" table:formula="of:=IF(ISNA([.L109]);0;[.L109]*[Referenties.$E$20])" table:style-name="ce19">
              <text:p>0,50</text:p>
            </table:table-cell>
            <table:table-cell office:value-type="float" office:value="0.125" table:formula="of:=IF(ISNA([.L109]);0;[.L109]*[Referenties.$E$21])" table:style-name="ce19">
              <text:p>0,13</text:p>
            </table:table-cell>
            <table:table-cell office:value-type="float" office:value="0.5" table:formula="of:=IF(ISNA([.L109]);0;[.L109]*[Referenties.$E$22])" table:style-name="ce19">
              <text:p>0,50</text:p>
            </table:table-cell>
            <table:table-cell table:style-name="ce18"/>
            <table:table-cell table:number-columns-repeated="16354" table:style-name="ce9"/>
          </table:table-row>
          <table:table-row table:style-name="ro10">
            <table:table-cell office:value-type="string" table:style-name="ce9">
              <text:p>KUC032 Behandelen verzoek verstrekkingsbeperking</text:p>
            </table:table-cell>
            <table:table-cell office:value-type="float" office:value="7" table:style-name="ce82">
              <text:p>7</text:p>
            </table:table-cell>
            <table:table-cell office:value-type="string" table:style-name="ce8">
              <text:p>AF8 weigering verzoek</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10];$$Size;0);MATCH([.K110];$$Complexity;0)+1)" table:style-name="ce60">
              <text:p>0,25</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110]);0;[.L110]*[Referenties.$E$14])" table:style-name="ce19">
              <text:p>0,63</text:p>
            </table:table-cell>
            <table:table-cell office:value-type="float" office:value="6.25E-2" table:formula="of:=IF(ISNA([.L110]);0;[.L110]*[Referenties.$E$15])" table:style-name="ce19">
              <text:p>0,06</text:p>
            </table:table-cell>
            <table:table-cell office:value-type="float" office:value="0.125" table:formula="of:=IF(ISNA([.L110]);0;[.L110]*[Referenties.$E$16])" table:style-name="ce19">
              <text:p>0,13</text:p>
            </table:table-cell>
            <table:table-cell office:value-type="float" office:value="0.25" table:formula="of:=IF(ISNA([.L110]);0;[.L110]*[Referenties.$E$17])" table:style-name="ce19">
              <text:p>0,25</text:p>
            </table:table-cell>
            <table:table-cell office:value-type="float" office:value="0.25" table:formula="of:=IF(ISNA([.L110]);0;[.L110]*[Referenties.$E$18])" table:style-name="ce19">
              <text:p>0,25</text:p>
            </table:table-cell>
            <table:table-cell office:value-type="float" office:value="0.5" table:formula="of:=IF(ISNA([.L110]);0;[.L110]*[Referenties.$E$20])" table:style-name="ce19">
              <text:p>0,50</text:p>
            </table:table-cell>
            <table:table-cell office:value-type="float" office:value="0.125" table:formula="of:=IF(ISNA([.L110]);0;[.L110]*[Referenties.$E$21])" table:style-name="ce19">
              <text:p>0,13</text:p>
            </table:table-cell>
            <table:table-cell office:value-type="float" office:value="0.5" table:formula="of:=IF(ISNA([.L110]);0;[.L110]*[Referenties.$E$22])" table:style-name="ce19">
              <text:p>0,50</text:p>
            </table:table-cell>
            <table:table-cell office:value-type="float" office:value="26.8125" table:formula="of:=SUMIF([.V106:.AC110];&quot;&lt;&gt;#N/B&quot;)" table:style-name="ce18">
              <text:p>26,81</text:p>
            </table:table-cell>
            <table:table-cell table:number-columns-repeated="16354"/>
          </table:table-row>
          <table:table-row table:style-name="ro3">
            <table:table-cell table:style-name="ce9"/>
            <table:table-cell table:style-name="ce82"/>
            <table:table-cell table:style-name="ce8"/>
            <table:table-cell table:content-validation-name="val1" table:style-name="ce8"/>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60"/>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group>
        <table:table-row table:style-name="ro3">
          <table:table-cell office:value-type="string" table:style-name="ce48">
            <text:p>KUC033 Registreren gezagsverhouding</text:p>
          </table:table-cell>
          <table:table-cell table:style-name="ce84"/>
          <table:table-cell table:number-columns-repeated="2" table:style-name="ce49"/>
          <table:table-cell table:content-validation-name="val5" table:style-name="ce49"/>
          <table:table-cell office:value-type="float" office:value="35" table:style-name="ce33">
            <text:p>35</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3">
            <table:table-cell office:value-type="string" table:style-name="ce8">
              <text:p>KUC033 Registreren gezagsverhouding</text:p>
            </table:table-cell>
            <table:table-cell office:value-type="float" office:value="1" table:style-name="ce83">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13];$$Size;0);MATCH([.K113];$$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113]);0;[.L113]*[Referenties.$E$14])" table:style-name="ce19">
              <text:p>2,50</text:p>
            </table:table-cell>
            <table:table-cell office:value-type="float" office:value="0.25" table:formula="of:=IF(ISNA([.L113]);0;[.L113]*[Referenties.$E$15])" table:style-name="ce19">
              <text:p>0,25</text:p>
            </table:table-cell>
            <table:table-cell office:value-type="float" office:value="0.5" table:formula="of:=IF(ISNA([.L113]);0;[.L113]*[Referenties.$E$16])" table:style-name="ce19">
              <text:p>0,50</text:p>
            </table:table-cell>
            <table:table-cell office:value-type="float" office:value="1" table:formula="of:=IF(ISNA([.L113]);0;[.L113]*[Referenties.$E$17])" table:style-name="ce19">
              <text:p>1,00</text:p>
            </table:table-cell>
            <table:table-cell office:value-type="float" office:value="1" table:formula="of:=IF(ISNA([.L113]);0;[.L113]*[Referenties.$E$18])" table:style-name="ce19">
              <text:p>1,00</text:p>
            </table:table-cell>
            <table:table-cell office:value-type="float" office:value="2" table:formula="of:=IF(ISNA([.L113]);0;[.L113]*[Referenties.$E$20])" table:style-name="ce19">
              <text:p>2,00</text:p>
            </table:table-cell>
            <table:table-cell office:value-type="float" office:value="0.5" table:formula="of:=IF(ISNA([.L113]);0;[.L113]*[Referenties.$E$21])" table:style-name="ce19">
              <text:p>0,50</text:p>
            </table:table-cell>
            <table:table-cell office:value-type="float" office:value="2" table:formula="of:=IF(ISNA([.L113]);0;[.L113]*[Referenties.$E$22])" table:style-name="ce19">
              <text:p>2,00</text:p>
            </table:table-cell>
            <table:table-cell table:number-columns-repeated="16355" table:style-name="ce8"/>
          </table:table-row>
          <table:table-row table:style-name="ro3">
            <table:table-cell office:value-type="string" table:style-name="ce8">
              <text:p>KUC033 Registreren gezagsverhouding</text:p>
            </table:table-cell>
            <table:table-cell office:value-type="float" office:value="2" table:style-name="ce83">
              <text:p>2</text:p>
            </table:table-cell>
            <table:table-cell office:value-type="string" table:style-name="ce8">
              <text:p>AF1 curateleregister</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14];$$Size;0);MATCH([.K114];$$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114]);0;[.L114]*[Referenties.$E$14])" table:style-name="ce19">
              <text:p>2,50</text:p>
            </table:table-cell>
            <table:table-cell office:value-type="float" office:value="0.25" table:formula="of:=IF(ISNA([.L114]);0;[.L114]*[Referenties.$E$15])" table:style-name="ce19">
              <text:p>0,25</text:p>
            </table:table-cell>
            <table:table-cell office:value-type="float" office:value="0.5" table:formula="of:=IF(ISNA([.L114]);0;[.L114]*[Referenties.$E$16])" table:style-name="ce19">
              <text:p>0,50</text:p>
            </table:table-cell>
            <table:table-cell office:value-type="float" office:value="1" table:formula="of:=IF(ISNA([.L114]);0;[.L114]*[Referenties.$E$17])" table:style-name="ce19">
              <text:p>1,00</text:p>
            </table:table-cell>
            <table:table-cell office:value-type="float" office:value="1" table:formula="of:=IF(ISNA([.L114]);0;[.L114]*[Referenties.$E$18])" table:style-name="ce19">
              <text:p>1,00</text:p>
            </table:table-cell>
            <table:table-cell office:value-type="float" office:value="2" table:formula="of:=IF(ISNA([.L114]);0;[.L114]*[Referenties.$E$20])" table:style-name="ce19">
              <text:p>2,00</text:p>
            </table:table-cell>
            <table:table-cell office:value-type="float" office:value="0.5" table:formula="of:=IF(ISNA([.L114]);0;[.L114]*[Referenties.$E$21])" table:style-name="ce19">
              <text:p>0,50</text:p>
            </table:table-cell>
            <table:table-cell office:value-type="float" office:value="2" table:formula="of:=IF(ISNA([.L114]);0;[.L114]*[Referenties.$E$22])" table:style-name="ce19">
              <text:p>2,00</text:p>
            </table:table-cell>
            <table:table-cell table:number-columns-repeated="16355" table:style-name="ce8"/>
          </table:table-row>
          <table:table-row table:style-name="ro14">
            <table:table-cell office:value-type="string" table:style-name="ce8">
              <text:p>KUC033 Registreren gezagsverhouding</text:p>
            </table:table-cell>
            <table:table-cell office:value-type="float" office:value="3" table:style-name="ce83">
              <text:p>3</text:p>
            </table:table-cell>
            <table:table-cell office:value-type="string" table:style-name="ce8">
              <text:p>AF2 volwassen, huwelijk (=meerderjarig worden)</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115];$$Size;0);MATCH([.K115];$$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115]);0;[.L115]*[Referenties.$E$14])" table:style-name="ce19">
              <text:p>1,25</text:p>
            </table:table-cell>
            <table:table-cell office:value-type="float" office:value="0.125" table:formula="of:=IF(ISNA([.L115]);0;[.L115]*[Referenties.$E$15])" table:style-name="ce19">
              <text:p>0,13</text:p>
            </table:table-cell>
            <table:table-cell office:value-type="float" office:value="0.25" table:formula="of:=IF(ISNA([.L115]);0;[.L115]*[Referenties.$E$16])" table:style-name="ce19">
              <text:p>0,25</text:p>
            </table:table-cell>
            <table:table-cell office:value-type="float" office:value="0.5" table:formula="of:=IF(ISNA([.L115]);0;[.L115]*[Referenties.$E$17])" table:style-name="ce19">
              <text:p>0,50</text:p>
            </table:table-cell>
            <table:table-cell office:value-type="float" office:value="0.5" table:formula="of:=IF(ISNA([.L115]);0;[.L115]*[Referenties.$E$18])" table:style-name="ce19">
              <text:p>0,50</text:p>
            </table:table-cell>
            <table:table-cell office:value-type="float" office:value="1" table:formula="of:=IF(ISNA([.L115]);0;[.L115]*[Referenties.$E$20])" table:style-name="ce19">
              <text:p>1,00</text:p>
            </table:table-cell>
            <table:table-cell office:value-type="float" office:value="0.25" table:formula="of:=IF(ISNA([.L115]);0;[.L115]*[Referenties.$E$21])" table:style-name="ce19">
              <text:p>0,25</text:p>
            </table:table-cell>
            <table:table-cell office:value-type="float" office:value="1" table:formula="of:=IF(ISNA([.L115]);0;[.L115]*[Referenties.$E$22])" table:style-name="ce19">
              <text:p>1,00</text:p>
            </table:table-cell>
            <table:table-cell table:number-columns-repeated="16355" table:style-name="ce8"/>
          </table:table-row>
          <table:table-row table:style-name="ro15">
            <table:table-cell office:value-type="string" table:style-name="ce8">
              <text:p>KUC033 Registreren gezagsverhouding</text:p>
            </table:table-cell>
            <table:table-cell office:value-type="float" office:value="4" table:style-name="ce83">
              <text:p>4</text:p>
            </table:table-cell>
            <table:table-cell office:value-type="string" table:style-name="ce8">
              <text:p>AF3 geen persoon gevonden,<text:s/></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16];$$Size;0);MATCH([.K116];$$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116]);0;[.L116]*[Referenties.$E$14])" table:style-name="ce19">
              <text:p>0,63</text:p>
            </table:table-cell>
            <table:table-cell office:value-type="float" office:value="6.25E-2" table:formula="of:=IF(ISNA([.L116]);0;[.L116]*[Referenties.$E$15])" table:style-name="ce19">
              <text:p>0,06</text:p>
            </table:table-cell>
            <table:table-cell office:value-type="float" office:value="0.125" table:formula="of:=IF(ISNA([.L116]);0;[.L116]*[Referenties.$E$16])" table:style-name="ce19">
              <text:p>0,13</text:p>
            </table:table-cell>
            <table:table-cell office:value-type="float" office:value="0.25" table:formula="of:=IF(ISNA([.L116]);0;[.L116]*[Referenties.$E$17])" table:style-name="ce19">
              <text:p>0,25</text:p>
            </table:table-cell>
            <table:table-cell office:value-type="float" office:value="0.25" table:formula="of:=IF(ISNA([.L116]);0;[.L116]*[Referenties.$E$18])" table:style-name="ce19">
              <text:p>0,25</text:p>
            </table:table-cell>
            <table:table-cell office:value-type="float" office:value="0.5" table:formula="of:=IF(ISNA([.L116]);0;[.L116]*[Referenties.$E$20])" table:style-name="ce19">
              <text:p>0,50</text:p>
            </table:table-cell>
            <table:table-cell office:value-type="float" office:value="0.125" table:formula="of:=IF(ISNA([.L116]);0;[.L116]*[Referenties.$E$21])" table:style-name="ce19">
              <text:p>0,13</text:p>
            </table:table-cell>
            <table:table-cell office:value-type="float" office:value="0.5" table:formula="of:=IF(ISNA([.L116]);0;[.L116]*[Referenties.$E$22])" table:style-name="ce19">
              <text:p>0,50</text:p>
            </table:table-cell>
            <table:table-cell table:number-columns-repeated="16355" table:style-name="ce8"/>
          </table:table-row>
          <table:table-row table:style-name="ro10">
            <table:table-cell office:value-type="string" table:style-name="ce8">
              <text:p>KUC033 Registreren gezagsverhouding</text:p>
            </table:table-cell>
            <table:table-cell office:value-type="float" office:value="6" table:style-name="ce83">
              <text:p>6</text:p>
            </table:table-cell>
            <table:table-cell office:value-type="string" table:style-name="ce8">
              <text:p>AF4 correctie nav onderzoeksbesluit, AF5 andere gemeente</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17];$$Size;0);MATCH([.K117];$$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117]);0;[.L117]*[Referenties.$E$14])" table:style-name="ce19">
              <text:p>0,63</text:p>
            </table:table-cell>
            <table:table-cell office:value-type="float" office:value="6.25E-2" table:formula="of:=IF(ISNA([.L117]);0;[.L117]*[Referenties.$E$15])" table:style-name="ce19">
              <text:p>0,06</text:p>
            </table:table-cell>
            <table:table-cell office:value-type="float" office:value="0.125" table:formula="of:=IF(ISNA([.L117]);0;[.L117]*[Referenties.$E$16])" table:style-name="ce19">
              <text:p>0,13</text:p>
            </table:table-cell>
            <table:table-cell office:value-type="float" office:value="0.25" table:formula="of:=IF(ISNA([.L117]);0;[.L117]*[Referenties.$E$17])" table:style-name="ce19">
              <text:p>0,25</text:p>
            </table:table-cell>
            <table:table-cell office:value-type="float" office:value="0.25" table:formula="of:=IF(ISNA([.L117]);0;[.L117]*[Referenties.$E$18])" table:style-name="ce19">
              <text:p>0,25</text:p>
            </table:table-cell>
            <table:table-cell office:value-type="float" office:value="0.5" table:formula="of:=IF(ISNA([.L117]);0;[.L117]*[Referenties.$E$20])" table:style-name="ce19">
              <text:p>0,50</text:p>
            </table:table-cell>
            <table:table-cell office:value-type="float" office:value="0.125" table:formula="of:=IF(ISNA([.L117]);0;[.L117]*[Referenties.$E$21])" table:style-name="ce19">
              <text:p>0,13</text:p>
            </table:table-cell>
            <table:table-cell office:value-type="float" office:value="0.5" table:formula="of:=IF(ISNA([.L117]);0;[.L117]*[Referenties.$E$22])" table:style-name="ce19">
              <text:p>0,50</text:p>
            </table:table-cell>
            <table:table-cell office:value-type="float" office:value="29.25" table:formula="of:=SUMIF([.V112:.AC117];&quot;&lt;&gt;#N/B&quot;)" table:style-name="ce18">
              <text:p>29,25</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48">
            <text:p>KUC041 Registreren Huwelijk of Partnerschap Voorbereiding</text:p>
          </table:table-cell>
          <table:table-cell table:style-name="ce81"/>
          <table:table-cell table:number-columns-repeated="2" table:style-name="ce31"/>
          <table:table-cell table:content-validation-name="val5" table:style-name="ce31"/>
          <table:table-cell office:value-type="float" office:value="6" table:style-name="ce33">
            <text:p>6</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10">
            <table:table-cell office:value-type="string" table:style-name="ce8">
              <text:p>KUC041 Registreren Huwelijk of Partnerschap Voorbereiding</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120];$$Size;0);MATCH([.K120];$$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120]);0;[.L120]*[Referenties.$E$14])" table:style-name="ce19">
              <text:p>5,00</text:p>
            </table:table-cell>
            <table:table-cell office:value-type="float" office:value="0.5" table:formula="of:=IF(ISNA([.L120]);0;[.L120]*[Referenties.$E$15])" table:style-name="ce19">
              <text:p>0,50</text:p>
            </table:table-cell>
            <table:table-cell office:value-type="float" office:value="1" table:formula="of:=IF(ISNA([.L120]);0;[.L120]*[Referenties.$E$16])" table:style-name="ce19">
              <text:p>1,00</text:p>
            </table:table-cell>
            <table:table-cell office:value-type="float" office:value="2" table:formula="of:=IF(ISNA([.L120]);0;[.L120]*[Referenties.$E$17])" table:style-name="ce19">
              <text:p>2,00</text:p>
            </table:table-cell>
            <table:table-cell office:value-type="float" office:value="2" table:formula="of:=IF(ISNA([.L120]);0;[.L120]*[Referenties.$E$18])" table:style-name="ce19">
              <text:p>2,00</text:p>
            </table:table-cell>
            <table:table-cell office:value-type="float" office:value="4" table:formula="of:=IF(ISNA([.L120]);0;[.L120]*[Referenties.$E$20])" table:style-name="ce19">
              <text:p>4,00</text:p>
            </table:table-cell>
            <table:table-cell office:value-type="float" office:value="1" table:formula="of:=IF(ISNA([.L120]);0;[.L120]*[Referenties.$E$21])" table:style-name="ce19">
              <text:p>1,00</text:p>
            </table:table-cell>
            <table:table-cell office:value-type="float" office:value="4" table:formula="of:=IF(ISNA([.L120]);0;[.L120]*[Referenties.$E$22])" table:style-name="ce19">
              <text:p>4,00</text:p>
            </table:table-cell>
            <table:table-cell table:number-columns-repeated="16355" table:style-name="ce8"/>
          </table:table-row>
          <table:table-row table:style-name="ro10">
            <table:table-cell office:value-type="string" table:style-name="ce8">
              <text:p>KUC041 Registreren Huwelijk of Partnerschap Voorbereiding</text:p>
            </table:table-cell>
            <table:table-cell office:value-type="float" office:value="3" table:style-name="ce82">
              <text:p>3</text:p>
            </table:table-cell>
            <table:table-cell office:value-type="string" table:style-name="ce8">
              <text:p>AF11 Creeren toestemmingsakte.</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21];$$Size;0);MATCH([.K121];$$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121]);0;[.L121]*[Referenties.$E$14])" table:style-name="ce19">
              <text:p>2,50</text:p>
            </table:table-cell>
            <table:table-cell office:value-type="float" office:value="0.25" table:formula="of:=IF(ISNA([.L121]);0;[.L121]*[Referenties.$E$15])" table:style-name="ce19">
              <text:p>0,25</text:p>
            </table:table-cell>
            <table:table-cell office:value-type="float" office:value="0.5" table:formula="of:=IF(ISNA([.L121]);0;[.L121]*[Referenties.$E$16])" table:style-name="ce19">
              <text:p>0,50</text:p>
            </table:table-cell>
            <table:table-cell office:value-type="float" office:value="1" table:formula="of:=IF(ISNA([.L121]);0;[.L121]*[Referenties.$E$17])" table:style-name="ce19">
              <text:p>1,00</text:p>
            </table:table-cell>
            <table:table-cell office:value-type="float" office:value="1" table:formula="of:=IF(ISNA([.L121]);0;[.L121]*[Referenties.$E$18])" table:style-name="ce19">
              <text:p>1,00</text:p>
            </table:table-cell>
            <table:table-cell office:value-type="float" office:value="2" table:formula="of:=IF(ISNA([.L121]);0;[.L121]*[Referenties.$E$20])" table:style-name="ce19">
              <text:p>2,00</text:p>
            </table:table-cell>
            <table:table-cell office:value-type="float" office:value="0.5" table:formula="of:=IF(ISNA([.L121]);0;[.L121]*[Referenties.$E$21])" table:style-name="ce19">
              <text:p>0,50</text:p>
            </table:table-cell>
            <table:table-cell office:value-type="float" office:value="2" table:formula="of:=IF(ISNA([.L121]);0;[.L121]*[Referenties.$E$22])" table:style-name="ce19">
              <text:p>2,00</text:p>
            </table:table-cell>
            <table:table-cell table:number-columns-repeated="16355" table:style-name="ce8"/>
          </table:table-row>
          <table:table-row table:style-name="ro10">
            <table:table-cell office:value-type="string" table:style-name="ce8">
              <text:p>KUC041 Registreren Huwelijk of Partnerschap Voorbereiding</text:p>
            </table:table-cell>
            <table:table-cell office:value-type="float" office:value="4" table:style-name="ce82">
              <text:p>4</text:p>
            </table:table-cell>
            <table:table-cell office:value-type="string" table:style-name="ce8">
              <text:p>AF2 andere Gem,<text:s/></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22];$$Size;0);MATCH([.K122];$$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0.625" table:formula="of:=IF(ISNA([.L122]);0;[.L122]*[Referenties.$E$14])" table:style-name="ce19">
              <text:p>0,63</text:p>
            </table:table-cell>
            <table:table-cell office:value-type="float" office:value="6.25E-2" table:formula="of:=IF(ISNA([.L122]);0;[.L122]*[Referenties.$E$15])" table:style-name="ce19">
              <text:p>0,06</text:p>
            </table:table-cell>
            <table:table-cell office:value-type="float" office:value="0.125" table:formula="of:=IF(ISNA([.L122]);0;[.L122]*[Referenties.$E$16])" table:style-name="ce19">
              <text:p>0,13</text:p>
            </table:table-cell>
            <table:table-cell office:value-type="float" office:value="0.25" table:formula="of:=IF(ISNA([.L122]);0;[.L122]*[Referenties.$E$17])" table:style-name="ce19">
              <text:p>0,25</text:p>
            </table:table-cell>
            <table:table-cell office:value-type="float" office:value="0.25" table:formula="of:=IF(ISNA([.L122]);0;[.L122]*[Referenties.$E$18])" table:style-name="ce19">
              <text:p>0,25</text:p>
            </table:table-cell>
            <table:table-cell office:value-type="float" office:value="0.5" table:formula="of:=IF(ISNA([.L122]);0;[.L122]*[Referenties.$E$20])" table:style-name="ce19">
              <text:p>0,50</text:p>
            </table:table-cell>
            <table:table-cell office:value-type="float" office:value="0.125" table:formula="of:=IF(ISNA([.L122]);0;[.L122]*[Referenties.$E$21])" table:style-name="ce19">
              <text:p>0,13</text:p>
            </table:table-cell>
            <table:table-cell office:value-type="float" office:value="0.5" table:formula="of:=IF(ISNA([.L122]);0;[.L122]*[Referenties.$E$22])" table:style-name="ce19">
              <text:p>0,50</text:p>
            </table:table-cell>
            <table:table-cell table:number-columns-repeated="16355" table:style-name="ce8"/>
          </table:table-row>
          <table:table-row table:style-name="ro10">
            <table:table-cell office:value-type="string" table:style-name="ce8">
              <text:p>KUC041 Registreren Huwelijk of Partnerschap Voorbereiding</text:p>
            </table:table-cell>
            <table:table-cell office:value-type="float" office:value="5" table:style-name="ce82">
              <text:p>5</text:p>
            </table:table-cell>
            <table:table-cell office:value-type="string" table:style-name="ce8">
              <text:p>AF9 Bijzonderheden voorbereiding AF10 <text:s/>bijzonderheden aangifte</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23];$$Size;0);MATCH([.K123];$$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123]);0;[.L123]*[Referenties.$E$14])" table:style-name="ce19">
              <text:p>2,50</text:p>
            </table:table-cell>
            <table:table-cell office:value-type="float" office:value="0.25" table:formula="of:=IF(ISNA([.L123]);0;[.L123]*[Referenties.$E$15])" table:style-name="ce19">
              <text:p>0,25</text:p>
            </table:table-cell>
            <table:table-cell office:value-type="float" office:value="0.5" table:formula="of:=IF(ISNA([.L123]);0;[.L123]*[Referenties.$E$16])" table:style-name="ce19">
              <text:p>0,50</text:p>
            </table:table-cell>
            <table:table-cell office:value-type="float" office:value="1" table:formula="of:=IF(ISNA([.L123]);0;[.L123]*[Referenties.$E$17])" table:style-name="ce19">
              <text:p>1,00</text:p>
            </table:table-cell>
            <table:table-cell office:value-type="float" office:value="1" table:formula="of:=IF(ISNA([.L123]);0;[.L123]*[Referenties.$E$18])" table:style-name="ce19">
              <text:p>1,00</text:p>
            </table:table-cell>
            <table:table-cell office:value-type="float" office:value="2" table:formula="of:=IF(ISNA([.L123]);0;[.L123]*[Referenties.$E$20])" table:style-name="ce19">
              <text:p>2,00</text:p>
            </table:table-cell>
            <table:table-cell office:value-type="float" office:value="0.5" table:formula="of:=IF(ISNA([.L123]);0;[.L123]*[Referenties.$E$21])" table:style-name="ce19">
              <text:p>0,50</text:p>
            </table:table-cell>
            <table:table-cell office:value-type="float" office:value="2" table:formula="of:=IF(ISNA([.L123]);0;[.L123]*[Referenties.$E$22])" table:style-name="ce19">
              <text:p>2,00</text:p>
            </table:table-cell>
            <table:table-cell table:number-columns-repeated="16355" table:style-name="ce8"/>
          </table:table-row>
          <table:table-row table:style-name="ro10">
            <table:table-cell office:value-type="string" table:style-name="ce8">
              <text:p>KUC041 Registreren Huwelijk of Partnerschap Voorbereiding</text:p>
            </table:table-cell>
            <table:table-cell office:value-type="float" office:value="6" table:style-name="ce82">
              <text:p>6</text:p>
            </table:table-cell>
            <table:table-cell office:value-type="string" table:style-name="ce8">
              <text:p>AF3, AF4 Vakspc. past aangifte / voorbreiding aan</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124];$$Size;0);MATCH([.K124];$$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25" table:formula="of:=IF(ISNA([.L124]);0;[.L124]*[Referenties.$E$14])" table:style-name="ce19">
              <text:p>1,25</text:p>
            </table:table-cell>
            <table:table-cell office:value-type="float" office:value="0.125" table:formula="of:=IF(ISNA([.L124]);0;[.L124]*[Referenties.$E$15])" table:style-name="ce19">
              <text:p>0,13</text:p>
            </table:table-cell>
            <table:table-cell office:value-type="float" office:value="0.25" table:formula="of:=IF(ISNA([.L124]);0;[.L124]*[Referenties.$E$16])" table:style-name="ce19">
              <text:p>0,25</text:p>
            </table:table-cell>
            <table:table-cell office:value-type="float" office:value="0.5" table:formula="of:=IF(ISNA([.L124]);0;[.L124]*[Referenties.$E$17])" table:style-name="ce19">
              <text:p>0,50</text:p>
            </table:table-cell>
            <table:table-cell office:value-type="float" office:value="0.5" table:formula="of:=IF(ISNA([.L124]);0;[.L124]*[Referenties.$E$18])" table:style-name="ce19">
              <text:p>0,50</text:p>
            </table:table-cell>
            <table:table-cell office:value-type="float" office:value="1" table:formula="of:=IF(ISNA([.L124]);0;[.L124]*[Referenties.$E$20])" table:style-name="ce19">
              <text:p>1,00</text:p>
            </table:table-cell>
            <table:table-cell office:value-type="float" office:value="0.25" table:formula="of:=IF(ISNA([.L124]);0;[.L124]*[Referenties.$E$21])" table:style-name="ce19">
              <text:p>0,25</text:p>
            </table:table-cell>
            <table:table-cell office:value-type="float" office:value="1" table:formula="of:=IF(ISNA([.L124]);0;[.L124]*[Referenties.$E$22])" table:style-name="ce19">
              <text:p>1,00</text:p>
            </table:table-cell>
            <table:table-cell table:number-columns-repeated="16355" table:style-name="ce8"/>
          </table:table-row>
          <table:table-row table:style-name="ro10">
            <table:table-cell office:value-type="string" table:style-name="ce8">
              <text:p>KUC041 Registreren Huwelijk of Partnerschap Voorbereiding</text:p>
            </table:table-cell>
            <table:table-cell office:value-type="float" office:value="7" table:style-name="ce82">
              <text:p>7</text:p>
            </table:table-cell>
            <table:table-cell office:value-type="string" table:style-name="ce8">
              <text:p>AF1 Geen persoon, AF5, AF6 Validatie aangifte/ voorereiding</text:p>
            </table:table-cell>
            <table:table-cell office:value-type="string" table:content-validation-name="val1" table:style-name="ce9">
              <text:p>BRP zoeken</text:p>
            </table:table-cell>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25];$$Size;0);MATCH([.K125];$$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125]);0;[.L125]*[Referenties.$E$14])" table:style-name="ce19">
              <text:p>2,50</text:p>
            </table:table-cell>
            <table:table-cell office:value-type="float" office:value="0.25" table:formula="of:=IF(ISNA([.L125]);0;[.L125]*[Referenties.$E$15])" table:style-name="ce19">
              <text:p>0,25</text:p>
            </table:table-cell>
            <table:table-cell office:value-type="float" office:value="0.5" table:formula="of:=IF(ISNA([.L125]);0;[.L125]*[Referenties.$E$16])" table:style-name="ce19">
              <text:p>0,50</text:p>
            </table:table-cell>
            <table:table-cell office:value-type="float" office:value="1" table:formula="of:=IF(ISNA([.L125]);0;[.L125]*[Referenties.$E$17])" table:style-name="ce19">
              <text:p>1,00</text:p>
            </table:table-cell>
            <table:table-cell office:value-type="float" office:value="1" table:formula="of:=IF(ISNA([.L125]);0;[.L125]*[Referenties.$E$18])" table:style-name="ce19">
              <text:p>1,00</text:p>
            </table:table-cell>
            <table:table-cell office:value-type="float" office:value="2" table:formula="of:=IF(ISNA([.L125]);0;[.L125]*[Referenties.$E$20])" table:style-name="ce19">
              <text:p>2,00</text:p>
            </table:table-cell>
            <table:table-cell office:value-type="float" office:value="0.5" table:formula="of:=IF(ISNA([.L125]);0;[.L125]*[Referenties.$E$21])" table:style-name="ce19">
              <text:p>0,50</text:p>
            </table:table-cell>
            <table:table-cell office:value-type="float" office:value="2" table:formula="of:=IF(ISNA([.L125]);0;[.L125]*[Referenties.$E$22])" table:style-name="ce19">
              <text:p>2,00</text:p>
            </table:table-cell>
            <table:table-cell table:number-columns-repeated="16355" table:style-name="ce8"/>
          </table:table-row>
          <table:table-row table:style-name="ro10">
            <table:table-cell office:value-type="string" table:style-name="ce8">
              <text:p>KUC041 Registreren Huwelijk of Partnerschap Voorbereiding</text:p>
            </table:table-cell>
            <table:table-cell office:value-type="float" office:value="11" table:style-name="ce82">
              <text:p>11</text:p>
            </table:table-cell>
            <table:table-cell office:value-type="string" table:style-name="ce8">
              <text:p>AF7 registreren voorb. In andere gem, AF8 registr. Voorb. in zelfde gem.</text:p>
            </table:table-cell>
            <table:table-cell table:content-validation-name="val1" table:style-name="ce1"/>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26];$$Size;0);MATCH([.K126];$$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126]);0;[.L126]*[Referenties.$E$14])" table:style-name="ce19">
              <text:p>2,50</text:p>
            </table:table-cell>
            <table:table-cell office:value-type="float" office:value="0.25" table:formula="of:=IF(ISNA([.L126]);0;[.L126]*[Referenties.$E$15])" table:style-name="ce19">
              <text:p>0,25</text:p>
            </table:table-cell>
            <table:table-cell office:value-type="float" office:value="0.5" table:formula="of:=IF(ISNA([.L126]);0;[.L126]*[Referenties.$E$16])" table:style-name="ce19">
              <text:p>0,50</text:p>
            </table:table-cell>
            <table:table-cell office:value-type="float" office:value="1" table:formula="of:=IF(ISNA([.L126]);0;[.L126]*[Referenties.$E$17])" table:style-name="ce19">
              <text:p>1,00</text:p>
            </table:table-cell>
            <table:table-cell office:value-type="float" office:value="1" table:formula="of:=IF(ISNA([.L126]);0;[.L126]*[Referenties.$E$18])" table:style-name="ce19">
              <text:p>1,00</text:p>
            </table:table-cell>
            <table:table-cell office:value-type="float" office:value="2" table:formula="of:=IF(ISNA([.L126]);0;[.L126]*[Referenties.$E$20])" table:style-name="ce19">
              <text:p>2,00</text:p>
            </table:table-cell>
            <table:table-cell office:value-type="float" office:value="0.5" table:formula="of:=IF(ISNA([.L126]);0;[.L126]*[Referenties.$E$21])" table:style-name="ce19">
              <text:p>0,50</text:p>
            </table:table-cell>
            <table:table-cell office:value-type="float" office:value="2" table:formula="of:=IF(ISNA([.L126]);0;[.L126]*[Referenties.$E$22])" table:style-name="ce19">
              <text:p>2,00</text:p>
            </table:table-cell>
            <table:table-cell table:style-name="ce18"/>
            <table:table-cell table:number-columns-repeated="16354"/>
          </table:table-row>
          <table:table-row table:style-name="ro10">
            <table:table-cell office:value-type="string" table:style-name="ce8">
              <text:p>KUC041 Registreren Huwelijk of Partnerschap Voorbereiding</text:p>
            </table:table-cell>
            <table:table-cell office:value-type="float" office:value="12" table:style-name="ce82">
              <text:p>12</text:p>
            </table:table-cell>
            <table:table-cell office:value-type="string" table:style-name="ce8">
              <text:p>AF12 toestemming validatie</text:p>
            </table:table-cell>
            <table:table-cell table:content-validation-name="val1" table:style-name="ce1"/>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127];$$Size;0);MATCH([.K127];$$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25" table:formula="of:=IF(ISNA([.L127]);0;[.L127]*[Referenties.$E$14])" table:style-name="ce19">
              <text:p>1,25</text:p>
            </table:table-cell>
            <table:table-cell office:value-type="float" office:value="0.125" table:formula="of:=IF(ISNA([.L127]);0;[.L127]*[Referenties.$E$15])" table:style-name="ce19">
              <text:p>0,13</text:p>
            </table:table-cell>
            <table:table-cell office:value-type="float" office:value="0.25" table:formula="of:=IF(ISNA([.L127]);0;[.L127]*[Referenties.$E$16])" table:style-name="ce19">
              <text:p>0,25</text:p>
            </table:table-cell>
            <table:table-cell office:value-type="float" office:value="0.5" table:formula="of:=IF(ISNA([.L127]);0;[.L127]*[Referenties.$E$17])" table:style-name="ce19">
              <text:p>0,50</text:p>
            </table:table-cell>
            <table:table-cell office:value-type="float" office:value="0.5" table:formula="of:=IF(ISNA([.L127]);0;[.L127]*[Referenties.$E$18])" table:style-name="ce19">
              <text:p>0,50</text:p>
            </table:table-cell>
            <table:table-cell office:value-type="float" office:value="1" table:formula="of:=IF(ISNA([.L127]);0;[.L127]*[Referenties.$E$20])" table:style-name="ce19">
              <text:p>1,00</text:p>
            </table:table-cell>
            <table:table-cell office:value-type="float" office:value="0.25" table:formula="of:=IF(ISNA([.L127]);0;[.L127]*[Referenties.$E$21])" table:style-name="ce19">
              <text:p>0,25</text:p>
            </table:table-cell>
            <table:table-cell office:value-type="float" office:value="1" table:formula="of:=IF(ISNA([.L127]);0;[.L127]*[Referenties.$E$22])" table:style-name="ce19">
              <text:p>1,00</text:p>
            </table:table-cell>
            <table:table-cell office:value-type="float" office:value="70.6875" table:formula="of:=SUMIF([.V120:.AC127];&quot;&lt;&gt;#N/B&quot;)" table:style-name="ce18">
              <text:p>70,69</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4">
          <table:table-cell office:value-type="string" table:style-name="ce32">
            <text:p>KUC042 Registreren huwelijk enof partnerschap</text:p>
          </table:table-cell>
          <table:table-cell table:style-name="ce81"/>
          <table:table-cell table:number-columns-repeated="2" table:style-name="ce31"/>
          <table:table-cell table:content-validation-name="val5" table:style-name="ce31"/>
          <table:table-cell office:value-type="float" office:value="4" table:style-name="ce33">
            <text:p>4</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42 Registreren huwelijk enof partnerschap</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130];$$Size;0);MATCH([.K130];$$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130]);0;[.L130]*[Referenties.$E$14])" table:style-name="ce19">
              <text:p>5,00</text:p>
            </table:table-cell>
            <table:table-cell office:value-type="float" office:value="0.5" table:formula="of:=IF(ISNA([.L130]);0;[.L130]*[Referenties.$E$15])" table:style-name="ce19">
              <text:p>0,50</text:p>
            </table:table-cell>
            <table:table-cell office:value-type="float" office:value="1" table:formula="of:=IF(ISNA([.L130]);0;[.L130]*[Referenties.$E$16])" table:style-name="ce19">
              <text:p>1,00</text:p>
            </table:table-cell>
            <table:table-cell office:value-type="float" office:value="2" table:formula="of:=IF(ISNA([.L130]);0;[.L130]*[Referenties.$E$17])" table:style-name="ce19">
              <text:p>2,00</text:p>
            </table:table-cell>
            <table:table-cell office:value-type="float" office:value="2" table:formula="of:=IF(ISNA([.L130]);0;[.L130]*[Referenties.$E$18])" table:style-name="ce19">
              <text:p>2,00</text:p>
            </table:table-cell>
            <table:table-cell office:value-type="float" office:value="4" table:formula="of:=IF(ISNA([.L130]);0;[.L130]*[Referenties.$E$20])" table:style-name="ce19">
              <text:p>4,00</text:p>
            </table:table-cell>
            <table:table-cell office:value-type="float" office:value="1" table:formula="of:=IF(ISNA([.L130]);0;[.L130]*[Referenties.$E$21])" table:style-name="ce19">
              <text:p>1,00</text:p>
            </table:table-cell>
            <table:table-cell office:value-type="float" office:value="4" table:formula="of:=IF(ISNA([.L130]);0;[.L130]*[Referenties.$E$22])" table:style-name="ce19">
              <text:p>4,00</text:p>
            </table:table-cell>
            <table:table-cell table:number-columns-repeated="16355" table:style-name="ce8"/>
          </table:table-row>
          <table:table-row table:style-name="ro10">
            <table:table-cell office:value-type="string" table:style-name="ce8">
              <text:p>KUC042 Registreren huwelijk enof partnerschap</text:p>
            </table:table-cell>
            <table:table-cell office:value-type="float" office:value="2" table:style-name="ce82">
              <text:p>2</text:p>
            </table:table-cell>
            <table:table-cell office:value-type="string" table:style-name="ce8">
              <text:p>AF1 Buitlandse doc , AF17, AF18 Validatie vastleggen buitenl.doc.<text:s/></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131];$$Size;0);MATCH([.K131];$$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25" table:formula="of:=IF(ISNA([.L131]);0;[.L131]*[Referenties.$E$14])" table:style-name="ce19">
              <text:p>1,25</text:p>
            </table:table-cell>
            <table:table-cell office:value-type="float" office:value="0.125" table:formula="of:=IF(ISNA([.L131]);0;[.L131]*[Referenties.$E$15])" table:style-name="ce19">
              <text:p>0,13</text:p>
            </table:table-cell>
            <table:table-cell office:value-type="float" office:value="0.25" table:formula="of:=IF(ISNA([.L131]);0;[.L131]*[Referenties.$E$16])" table:style-name="ce19">
              <text:p>0,25</text:p>
            </table:table-cell>
            <table:table-cell office:value-type="float" office:value="0.5" table:formula="of:=IF(ISNA([.L131]);0;[.L131]*[Referenties.$E$17])" table:style-name="ce19">
              <text:p>0,50</text:p>
            </table:table-cell>
            <table:table-cell office:value-type="float" office:value="0.5" table:formula="of:=IF(ISNA([.L131]);0;[.L131]*[Referenties.$E$18])" table:style-name="ce19">
              <text:p>0,50</text:p>
            </table:table-cell>
            <table:table-cell office:value-type="float" office:value="1" table:formula="of:=IF(ISNA([.L131]);0;[.L131]*[Referenties.$E$20])" table:style-name="ce19">
              <text:p>1,00</text:p>
            </table:table-cell>
            <table:table-cell office:value-type="float" office:value="0.25" table:formula="of:=IF(ISNA([.L131]);0;[.L131]*[Referenties.$E$21])" table:style-name="ce19">
              <text:p>0,25</text:p>
            </table:table-cell>
            <table:table-cell office:value-type="float" office:value="1" table:formula="of:=IF(ISNA([.L131]);0;[.L131]*[Referenties.$E$22])" table:style-name="ce19">
              <text:p>1,00</text:p>
            </table:table-cell>
            <table:table-cell table:number-columns-repeated="16355" table:style-name="ce8"/>
          </table:table-row>
          <table:table-row table:style-name="ro6">
            <table:table-cell office:value-type="string" table:style-name="ce8">
              <text:p>KUC042 Registreren huwelijk enof partnerschap</text:p>
            </table:table-cell>
            <table:table-cell office:value-type="float" office:value="4" table:style-name="ce82">
              <text:p>4</text:p>
            </table:table-cell>
            <table:table-cell office:value-type="string" table:style-name="ce8">
              <text:p>AF2 aanpassen na print akte, AF8 aanpasen voorbereiding gegevens, AF14 zoeken voorbereiding<text:s/></text:p>
            </table:table-cell>
            <table:table-cell table:content-validation-name="val1" table:style-name="ce9"/>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32];$$Size;0);MATCH([.K132];$$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132]);0;[.L132]*[Referenties.$E$14])" table:style-name="ce19">
              <text:p>2,50</text:p>
            </table:table-cell>
            <table:table-cell office:value-type="float" office:value="0.25" table:formula="of:=IF(ISNA([.L132]);0;[.L132]*[Referenties.$E$15])" table:style-name="ce19">
              <text:p>0,25</text:p>
            </table:table-cell>
            <table:table-cell office:value-type="float" office:value="0.5" table:formula="of:=IF(ISNA([.L132]);0;[.L132]*[Referenties.$E$16])" table:style-name="ce19">
              <text:p>0,50</text:p>
            </table:table-cell>
            <table:table-cell office:value-type="float" office:value="1" table:formula="of:=IF(ISNA([.L132]);0;[.L132]*[Referenties.$E$17])" table:style-name="ce19">
              <text:p>1,00</text:p>
            </table:table-cell>
            <table:table-cell office:value-type="float" office:value="1" table:formula="of:=IF(ISNA([.L132]);0;[.L132]*[Referenties.$E$18])" table:style-name="ce19">
              <text:p>1,00</text:p>
            </table:table-cell>
            <table:table-cell office:value-type="float" office:value="2" table:formula="of:=IF(ISNA([.L132]);0;[.L132]*[Referenties.$E$20])" table:style-name="ce19">
              <text:p>2,00</text:p>
            </table:table-cell>
            <table:table-cell office:value-type="float" office:value="0.5" table:formula="of:=IF(ISNA([.L132]);0;[.L132]*[Referenties.$E$21])" table:style-name="ce19">
              <text:p>0,50</text:p>
            </table:table-cell>
            <table:table-cell office:value-type="float" office:value="2" table:formula="of:=IF(ISNA([.L132]);0;[.L132]*[Referenties.$E$22])" table:style-name="ce19">
              <text:p>2,00</text:p>
            </table:table-cell>
            <table:table-cell table:number-columns-repeated="16355" table:style-name="ce8"/>
          </table:table-row>
          <table:table-row table:style-name="ro10">
            <table:table-cell office:value-type="string" table:style-name="ce8">
              <text:p>KUC042 Registreren huwelijk enof partnerschap</text:p>
            </table:table-cell>
            <table:table-cell office:value-type="float" office:value="5" table:style-name="ce82">
              <text:p>5</text:p>
            </table:table-cell>
            <table:table-cell office:value-type="string" table:style-name="ce8">
              <text:p>AF3 Stuiting, AF13 niet teken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33];$$Size;0);MATCH([.K133];$$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133]);0;[.L133]*[Referenties.$E$14])" table:style-name="ce19">
              <text:p>0,63</text:p>
            </table:table-cell>
            <table:table-cell office:value-type="float" office:value="6.25E-2" table:formula="of:=IF(ISNA([.L133]);0;[.L133]*[Referenties.$E$15])" table:style-name="ce19">
              <text:p>0,06</text:p>
            </table:table-cell>
            <table:table-cell office:value-type="float" office:value="0.125" table:formula="of:=IF(ISNA([.L133]);0;[.L133]*[Referenties.$E$16])" table:style-name="ce19">
              <text:p>0,13</text:p>
            </table:table-cell>
            <table:table-cell office:value-type="float" office:value="0.25" table:formula="of:=IF(ISNA([.L133]);0;[.L133]*[Referenties.$E$17])" table:style-name="ce19">
              <text:p>0,25</text:p>
            </table:table-cell>
            <table:table-cell office:value-type="float" office:value="0.25" table:formula="of:=IF(ISNA([.L133]);0;[.L133]*[Referenties.$E$18])" table:style-name="ce19">
              <text:p>0,25</text:p>
            </table:table-cell>
            <table:table-cell office:value-type="float" office:value="0.5" table:formula="of:=IF(ISNA([.L133]);0;[.L133]*[Referenties.$E$20])" table:style-name="ce19">
              <text:p>0,50</text:p>
            </table:table-cell>
            <table:table-cell office:value-type="float" office:value="0.125" table:formula="of:=IF(ISNA([.L133]);0;[.L133]*[Referenties.$E$21])" table:style-name="ce19">
              <text:p>0,13</text:p>
            </table:table-cell>
            <table:table-cell office:value-type="float" office:value="0.5" table:formula="of:=IF(ISNA([.L133]);0;[.L133]*[Referenties.$E$22])" table:style-name="ce19">
              <text:p>0,50</text:p>
            </table:table-cell>
            <table:table-cell table:number-columns-repeated="16355" table:style-name="ce8"/>
          </table:table-row>
          <table:table-row table:style-name="ro10">
            <table:table-cell office:value-type="string" table:style-name="ce8">
              <text:p>KUC042 Registreren huwelijk enof partnerschap</text:p>
            </table:table-cell>
            <table:table-cell office:value-type="float" office:value="6" table:style-name="ce82">
              <text:p>6</text:p>
            </table:table-cell>
            <table:table-cell office:value-type="string" table:style-name="ce8">
              <text:p>AF5 print akte, AF7 print voorziningen <text:s/>AF12 print kennisgevingen</text:p>
            </table:table-cell>
            <table:table-cell table:content-validation-name="val1" table:style-name="ce52"/>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134];$$Size;0);MATCH([.K134];$$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25" table:formula="of:=IF(ISNA([.L134]);0;[.L134]*[Referenties.$E$14])" table:style-name="ce19">
              <text:p>1,25</text:p>
            </table:table-cell>
            <table:table-cell office:value-type="float" office:value="0.125" table:formula="of:=IF(ISNA([.L134]);0;[.L134]*[Referenties.$E$15])" table:style-name="ce19">
              <text:p>0,13</text:p>
            </table:table-cell>
            <table:table-cell office:value-type="float" office:value="0.25" table:formula="of:=IF(ISNA([.L134]);0;[.L134]*[Referenties.$E$16])" table:style-name="ce19">
              <text:p>0,25</text:p>
            </table:table-cell>
            <table:table-cell office:value-type="float" office:value="0.5" table:formula="of:=IF(ISNA([.L134]);0;[.L134]*[Referenties.$E$17])" table:style-name="ce19">
              <text:p>0,50</text:p>
            </table:table-cell>
            <table:table-cell office:value-type="float" office:value="0.5" table:formula="of:=IF(ISNA([.L134]);0;[.L134]*[Referenties.$E$18])" table:style-name="ce19">
              <text:p>0,50</text:p>
            </table:table-cell>
            <table:table-cell office:value-type="float" office:value="1" table:formula="of:=IF(ISNA([.L134]);0;[.L134]*[Referenties.$E$20])" table:style-name="ce19">
              <text:p>1,00</text:p>
            </table:table-cell>
            <table:table-cell office:value-type="float" office:value="0.25" table:formula="of:=IF(ISNA([.L134]);0;[.L134]*[Referenties.$E$21])" table:style-name="ce19">
              <text:p>0,25</text:p>
            </table:table-cell>
            <table:table-cell office:value-type="float" office:value="1" table:formula="of:=IF(ISNA([.L134]);0;[.L134]*[Referenties.$E$22])" table:style-name="ce19">
              <text:p>1,00</text:p>
            </table:table-cell>
            <table:table-cell table:style-name="ce18"/>
            <table:table-cell table:number-columns-repeated="16354"/>
          </table:table-row>
          <table:table-row table:style-name="ro6">
            <table:table-cell office:value-type="string" table:style-name="ce8">
              <text:p>KUC042 Registreren huwelijk enof partnerschap</text:p>
            </table:table-cell>
            <table:table-cell office:value-type="float" office:value="7" table:style-name="ce82">
              <text:p>7</text:p>
            </table:table-cell>
            <table:table-cell office:value-type="string" table:style-name="ce8">
              <text:p>AF4 creeren akte, AF6 creeren voorzin, <text:s/>AF9 registreren h/p, AF10 versturen mislukt, AF11 Creeren kennisgevingen</text:p>
            </table:table-cell>
            <table:table-cell table:content-validation-name="val1" table:style-name="ce1"/>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135];$$Size;0);MATCH([.K135];$$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25" table:formula="of:=IF(ISNA([.L135]);0;[.L135]*[Referenties.$E$14])" table:style-name="ce19">
              <text:p>1,25</text:p>
            </table:table-cell>
            <table:table-cell office:value-type="float" office:value="0.125" table:formula="of:=IF(ISNA([.L135]);0;[.L135]*[Referenties.$E$15])" table:style-name="ce19">
              <text:p>0,13</text:p>
            </table:table-cell>
            <table:table-cell office:value-type="float" office:value="0.25" table:formula="of:=IF(ISNA([.L135]);0;[.L135]*[Referenties.$E$16])" table:style-name="ce19">
              <text:p>0,25</text:p>
            </table:table-cell>
            <table:table-cell office:value-type="float" office:value="0.5" table:formula="of:=IF(ISNA([.L135]);0;[.L135]*[Referenties.$E$17])" table:style-name="ce19">
              <text:p>0,50</text:p>
            </table:table-cell>
            <table:table-cell office:value-type="float" office:value="0.5" table:formula="of:=IF(ISNA([.L135]);0;[.L135]*[Referenties.$E$18])" table:style-name="ce19">
              <text:p>0,50</text:p>
            </table:table-cell>
            <table:table-cell office:value-type="float" office:value="1" table:formula="of:=IF(ISNA([.L135]);0;[.L135]*[Referenties.$E$20])" table:style-name="ce19">
              <text:p>1,00</text:p>
            </table:table-cell>
            <table:table-cell office:value-type="float" office:value="0.25" table:formula="of:=IF(ISNA([.L135]);0;[.L135]*[Referenties.$E$21])" table:style-name="ce19">
              <text:p>0,25</text:p>
            </table:table-cell>
            <table:table-cell office:value-type="float" office:value="1" table:formula="of:=IF(ISNA([.L135]);0;[.L135]*[Referenties.$E$22])" table:style-name="ce19">
              <text:p>1,00</text:p>
            </table:table-cell>
            <table:table-cell table:style-name="ce18"/>
            <table:table-cell table:number-columns-repeated="16354"/>
          </table:table-row>
          <table:table-row table:style-name="ro10">
            <table:table-cell office:value-type="string" table:style-name="ce8">
              <text:p>KUC042 Registreren huwelijk enof partnerschap</text:p>
            </table:table-cell>
            <table:table-cell office:value-type="float" office:value="9" table:style-name="ce82">
              <text:p>9</text:p>
            </table:table-cell>
            <table:table-cell office:value-type="string" table:style-name="ce8">
              <text:p>AF15, AF16 verwerken signalerigen (akte / vastleg. geg)<text:s/></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36];$$Size;0);MATCH([.K136];$$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136]);0;[.L136]*[Referenties.$E$14])" table:style-name="ce19">
              <text:p>2,50</text:p>
            </table:table-cell>
            <table:table-cell office:value-type="float" office:value="0.25" table:formula="of:=IF(ISNA([.L136]);0;[.L136]*[Referenties.$E$15])" table:style-name="ce19">
              <text:p>0,25</text:p>
            </table:table-cell>
            <table:table-cell office:value-type="float" office:value="0.5" table:formula="of:=IF(ISNA([.L136]);0;[.L136]*[Referenties.$E$16])" table:style-name="ce19">
              <text:p>0,50</text:p>
            </table:table-cell>
            <table:table-cell office:value-type="float" office:value="1" table:formula="of:=IF(ISNA([.L136]);0;[.L136]*[Referenties.$E$17])" table:style-name="ce19">
              <text:p>1,00</text:p>
            </table:table-cell>
            <table:table-cell office:value-type="float" office:value="1" table:formula="of:=IF(ISNA([.L136]);0;[.L136]*[Referenties.$E$18])" table:style-name="ce19">
              <text:p>1,00</text:p>
            </table:table-cell>
            <table:table-cell office:value-type="float" office:value="2" table:formula="of:=IF(ISNA([.L136]);0;[.L136]*[Referenties.$E$20])" table:style-name="ce19">
              <text:p>2,00</text:p>
            </table:table-cell>
            <table:table-cell office:value-type="float" office:value="0.5" table:formula="of:=IF(ISNA([.L136]);0;[.L136]*[Referenties.$E$21])" table:style-name="ce19">
              <text:p>0,50</text:p>
            </table:table-cell>
            <table:table-cell office:value-type="float" office:value="2" table:formula="of:=IF(ISNA([.L136]);0;[.L136]*[Referenties.$E$22])" table:style-name="ce19">
              <text:p>2,00</text:p>
            </table:table-cell>
            <table:table-cell office:value-type="float" office:value="56.0625" table:formula="of:=SUMIF([.V130:.AC136];&quot;&lt;&gt;#N/B&quot;)" table:style-name="ce18">
              <text:p>56,06</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32">
            <text:p>KUC043 Ontbinden huwelijk of partnerschap</text:p>
          </table:table-cell>
          <table:table-cell table:style-name="ce81"/>
          <table:table-cell table:number-columns-repeated="2" table:style-name="ce31"/>
          <table:table-cell table:content-validation-name="val5" table:style-name="ce31"/>
          <table:table-cell office:value-type="float" office:value="21" table:style-name="ce33">
            <text:p>21</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43 Ontbinden huwelijk of partnerschap</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39];$$Size;0);MATCH([.K139];$$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139]);0;[.L139]*[Referenties.$E$14])" table:style-name="ce19">
              <text:p>2,50</text:p>
            </table:table-cell>
            <table:table-cell office:value-type="float" office:value="0.25" table:formula="of:=IF(ISNA([.L139]);0;[.L139]*[Referenties.$E$15])" table:style-name="ce19">
              <text:p>0,25</text:p>
            </table:table-cell>
            <table:table-cell office:value-type="float" office:value="0.5" table:formula="of:=IF(ISNA([.L139]);0;[.L139]*[Referenties.$E$16])" table:style-name="ce19">
              <text:p>0,50</text:p>
            </table:table-cell>
            <table:table-cell office:value-type="float" office:value="1" table:formula="of:=IF(ISNA([.L139]);0;[.L139]*[Referenties.$E$17])" table:style-name="ce19">
              <text:p>1,00</text:p>
            </table:table-cell>
            <table:table-cell office:value-type="float" office:value="1" table:formula="of:=IF(ISNA([.L139]);0;[.L139]*[Referenties.$E$18])" table:style-name="ce19">
              <text:p>1,00</text:p>
            </table:table-cell>
            <table:table-cell office:value-type="float" office:value="2" table:formula="of:=IF(ISNA([.L139]);0;[.L139]*[Referenties.$E$20])" table:style-name="ce19">
              <text:p>2,00</text:p>
            </table:table-cell>
            <table:table-cell office:value-type="float" office:value="0.5" table:formula="of:=IF(ISNA([.L139]);0;[.L139]*[Referenties.$E$21])" table:style-name="ce19">
              <text:p>0,50</text:p>
            </table:table-cell>
            <table:table-cell office:value-type="float" office:value="2" table:formula="of:=IF(ISNA([.L139]);0;[.L139]*[Referenties.$E$22])" table:style-name="ce19">
              <text:p>2,00</text:p>
            </table:table-cell>
            <table:table-cell table:number-columns-repeated="16355" table:style-name="ce8"/>
          </table:table-row>
          <table:table-row table:style-name="ro16">
            <table:table-cell office:value-type="string" table:style-name="ce8">
              <text:p>KUC043 Ontbinden huwelijk of partnerschap</text:p>
            </table:table-cell>
            <table:table-cell office:value-type="float" office:value="3" table:style-name="ce82">
              <text:p>3</text:p>
            </table:table-cell>
            <table:table-cell office:value-type="string" table:style-name="ce8">
              <text:p>AF1 huwelijk in buitelnand, AF2 buitenl.brondoc.</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140];$$Size;0);MATCH([.K140];$$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140]);0;[.L140]*[Referenties.$E$14])" table:style-name="ce19">
              <text:p>1,25</text:p>
            </table:table-cell>
            <table:table-cell office:value-type="float" office:value="0.125" table:formula="of:=IF(ISNA([.L140]);0;[.L140]*[Referenties.$E$15])" table:style-name="ce19">
              <text:p>0,13</text:p>
            </table:table-cell>
            <table:table-cell office:value-type="float" office:value="0.25" table:formula="of:=IF(ISNA([.L140]);0;[.L140]*[Referenties.$E$16])" table:style-name="ce19">
              <text:p>0,25</text:p>
            </table:table-cell>
            <table:table-cell office:value-type="float" office:value="0.5" table:formula="of:=IF(ISNA([.L140]);0;[.L140]*[Referenties.$E$17])" table:style-name="ce19">
              <text:p>0,50</text:p>
            </table:table-cell>
            <table:table-cell office:value-type="float" office:value="0.5" table:formula="of:=IF(ISNA([.L140]);0;[.L140]*[Referenties.$E$18])" table:style-name="ce19">
              <text:p>0,50</text:p>
            </table:table-cell>
            <table:table-cell office:value-type="float" office:value="1" table:formula="of:=IF(ISNA([.L140]);0;[.L140]*[Referenties.$E$20])" table:style-name="ce19">
              <text:p>1,00</text:p>
            </table:table-cell>
            <table:table-cell office:value-type="float" office:value="0.25" table:formula="of:=IF(ISNA([.L140]);0;[.L140]*[Referenties.$E$21])" table:style-name="ce19">
              <text:p>0,25</text:p>
            </table:table-cell>
            <table:table-cell office:value-type="float" office:value="1" table:formula="of:=IF(ISNA([.L140]);0;[.L140]*[Referenties.$E$22])" table:style-name="ce19">
              <text:p>1,00</text:p>
            </table:table-cell>
            <table:table-cell table:number-columns-repeated="16355" table:style-name="ce8"/>
          </table:table-row>
          <table:table-row table:style-name="ro10">
            <table:table-cell office:value-type="string" table:style-name="ce8">
              <text:p>KUC043 Ontbinden huwelijk of partnerschap</text:p>
            </table:table-cell>
            <table:table-cell office:value-type="float" office:value="5" table:style-name="ce82">
              <text:p>5</text:p>
            </table:table-cell>
            <table:table-cell office:value-type="string" table:style-name="ce8">
              <text:p>AF3 Nietig verlkaring<text: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41];$$Size;0);MATCH([.K141];$$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141]);0;[.L141]*[Referenties.$E$14])" table:style-name="ce19">
              <text:p>0,63</text:p>
            </table:table-cell>
            <table:table-cell office:value-type="float" office:value="6.25E-2" table:formula="of:=IF(ISNA([.L141]);0;[.L141]*[Referenties.$E$15])" table:style-name="ce19">
              <text:p>0,06</text:p>
            </table:table-cell>
            <table:table-cell office:value-type="float" office:value="0.125" table:formula="of:=IF(ISNA([.L141]);0;[.L141]*[Referenties.$E$16])" table:style-name="ce19">
              <text:p>0,13</text:p>
            </table:table-cell>
            <table:table-cell office:value-type="float" office:value="0.25" table:formula="of:=IF(ISNA([.L141]);0;[.L141]*[Referenties.$E$17])" table:style-name="ce19">
              <text:p>0,25</text:p>
            </table:table-cell>
            <table:table-cell office:value-type="float" office:value="0.25" table:formula="of:=IF(ISNA([.L141]);0;[.L141]*[Referenties.$E$18])" table:style-name="ce19">
              <text:p>0,25</text:p>
            </table:table-cell>
            <table:table-cell office:value-type="float" office:value="0.5" table:formula="of:=IF(ISNA([.L141]);0;[.L141]*[Referenties.$E$20])" table:style-name="ce19">
              <text:p>0,50</text:p>
            </table:table-cell>
            <table:table-cell office:value-type="float" office:value="0.125" table:formula="of:=IF(ISNA([.L141]);0;[.L141]*[Referenties.$E$21])" table:style-name="ce19">
              <text:p>0,13</text:p>
            </table:table-cell>
            <table:table-cell office:value-type="float" office:value="0.5" table:formula="of:=IF(ISNA([.L141]);0;[.L141]*[Referenties.$E$22])" table:style-name="ce19">
              <text:p>0,50</text:p>
            </table:table-cell>
            <table:table-cell table:number-columns-repeated="16355" table:style-name="ce8"/>
          </table:table-row>
          <table:table-row table:style-name="ro10">
            <table:table-cell office:value-type="string" table:style-name="ce8">
              <text:p>KUC043 Ontbinden huwelijk of partnerschap</text:p>
            </table:table-cell>
            <table:table-cell office:value-type="float" office:value="6" table:style-name="ce82">
              <text:p>6</text:p>
            </table:table-cell>
            <table:table-cell office:value-type="string" table:style-name="ce8">
              <text:p>AF4 Geen persoon</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42];$$Size;0);MATCH([.K142];$$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142]);0;[.L142]*[Referenties.$E$14])" table:style-name="ce19">
              <text:p>0,63</text:p>
            </table:table-cell>
            <table:table-cell office:value-type="float" office:value="6.25E-2" table:formula="of:=IF(ISNA([.L142]);0;[.L142]*[Referenties.$E$15])" table:style-name="ce19">
              <text:p>0,06</text:p>
            </table:table-cell>
            <table:table-cell office:value-type="float" office:value="0.125" table:formula="of:=IF(ISNA([.L142]);0;[.L142]*[Referenties.$E$16])" table:style-name="ce19">
              <text:p>0,13</text:p>
            </table:table-cell>
            <table:table-cell office:value-type="float" office:value="0.25" table:formula="of:=IF(ISNA([.L142]);0;[.L142]*[Referenties.$E$17])" table:style-name="ce19">
              <text:p>0,25</text:p>
            </table:table-cell>
            <table:table-cell office:value-type="float" office:value="0.25" table:formula="of:=IF(ISNA([.L142]);0;[.L142]*[Referenties.$E$18])" table:style-name="ce19">
              <text:p>0,25</text:p>
            </table:table-cell>
            <table:table-cell office:value-type="float" office:value="0.5" table:formula="of:=IF(ISNA([.L142]);0;[.L142]*[Referenties.$E$20])" table:style-name="ce19">
              <text:p>0,50</text:p>
            </table:table-cell>
            <table:table-cell office:value-type="float" office:value="0.125" table:formula="of:=IF(ISNA([.L142]);0;[.L142]*[Referenties.$E$21])" table:style-name="ce19">
              <text:p>0,13</text:p>
            </table:table-cell>
            <table:table-cell office:value-type="float" office:value="0.5" table:formula="of:=IF(ISNA([.L142]);0;[.L142]*[Referenties.$E$22])" table:style-name="ce19">
              <text:p>0,50</text:p>
            </table:table-cell>
            <table:table-cell office:value-type="float" office:value="19.5" table:formula="of:=SUMIF([.V139:.AC142];&quot;&lt;&gt;#N/B&quot;)" table:style-name="ce18">
              <text:p>19,50</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32">
            <text:p>KUC044 Omzetten partnerschap naar huwelijk</text:p>
          </table:table-cell>
          <table:table-cell table:style-name="ce81"/>
          <table:table-cell table:number-columns-repeated="2" table:style-name="ce31"/>
          <table:table-cell table:content-validation-name="val5" table:style-name="ce31"/>
          <table:table-cell office:value-type="float" office:value="14" table:style-name="ce33">
            <text:p>14</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44 Omzetten partnerschap naar huwelijk</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45];$$Size;0);MATCH([.K145];$$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145]);0;[.L145]*[Referenties.$E$14])" table:style-name="ce19">
              <text:p>2,50</text:p>
            </table:table-cell>
            <table:table-cell office:value-type="float" office:value="0.25" table:formula="of:=IF(ISNA([.L145]);0;[.L145]*[Referenties.$E$15])" table:style-name="ce19">
              <text:p>0,25</text:p>
            </table:table-cell>
            <table:table-cell office:value-type="float" office:value="0.5" table:formula="of:=IF(ISNA([.L145]);0;[.L145]*[Referenties.$E$16])" table:style-name="ce19">
              <text:p>0,50</text:p>
            </table:table-cell>
            <table:table-cell office:value-type="float" office:value="1" table:formula="of:=IF(ISNA([.L145]);0;[.L145]*[Referenties.$E$17])" table:style-name="ce19">
              <text:p>1,00</text:p>
            </table:table-cell>
            <table:table-cell office:value-type="float" office:value="1" table:formula="of:=IF(ISNA([.L145]);0;[.L145]*[Referenties.$E$18])" table:style-name="ce19">
              <text:p>1,00</text:p>
            </table:table-cell>
            <table:table-cell office:value-type="float" office:value="2" table:formula="of:=IF(ISNA([.L145]);0;[.L145]*[Referenties.$E$20])" table:style-name="ce19">
              <text:p>2,00</text:p>
            </table:table-cell>
            <table:table-cell office:value-type="float" office:value="0.5" table:formula="of:=IF(ISNA([.L145]);0;[.L145]*[Referenties.$E$21])" table:style-name="ce19">
              <text:p>0,50</text:p>
            </table:table-cell>
            <table:table-cell office:value-type="float" office:value="2" table:formula="of:=IF(ISNA([.L145]);0;[.L145]*[Referenties.$E$22])" table:style-name="ce19">
              <text:p>2,00</text:p>
            </table:table-cell>
            <table:table-cell table:number-columns-repeated="16355" table:style-name="ce8"/>
          </table:table-row>
          <table:table-row table:style-name="ro3">
            <table:table-cell office:value-type="string" table:style-name="ce8">
              <text:p>KUC044 Omzetten partnerschap naar huwelijk</text:p>
            </table:table-cell>
            <table:table-cell office:value-type="float" office:value="2" table:style-name="ce82">
              <text:p>2</text:p>
            </table:table-cell>
            <table:table-cell office:value-type="string" table:style-name="ce8">
              <text:p>AF2 Omzetten partnerschap (buitenland)<text: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46];$$Size;0);MATCH([.K146];$$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146]);0;[.L146]*[Referenties.$E$14])" table:style-name="ce19">
              <text:p>0,63</text:p>
            </table:table-cell>
            <table:table-cell office:value-type="float" office:value="6.25E-2" table:formula="of:=IF(ISNA([.L146]);0;[.L146]*[Referenties.$E$15])" table:style-name="ce19">
              <text:p>0,06</text:p>
            </table:table-cell>
            <table:table-cell office:value-type="float" office:value="0.125" table:formula="of:=IF(ISNA([.L146]);0;[.L146]*[Referenties.$E$16])" table:style-name="ce19">
              <text:p>0,13</text:p>
            </table:table-cell>
            <table:table-cell office:value-type="float" office:value="0.25" table:formula="of:=IF(ISNA([.L146]);0;[.L146]*[Referenties.$E$17])" table:style-name="ce19">
              <text:p>0,25</text:p>
            </table:table-cell>
            <table:table-cell office:value-type="float" office:value="0.25" table:formula="of:=IF(ISNA([.L146]);0;[.L146]*[Referenties.$E$18])" table:style-name="ce19">
              <text:p>0,25</text:p>
            </table:table-cell>
            <table:table-cell office:value-type="float" office:value="0.5" table:formula="of:=IF(ISNA([.L146]);0;[.L146]*[Referenties.$E$20])" table:style-name="ce19">
              <text:p>0,50</text:p>
            </table:table-cell>
            <table:table-cell office:value-type="float" office:value="0.125" table:formula="of:=IF(ISNA([.L146]);0;[.L146]*[Referenties.$E$21])" table:style-name="ce19">
              <text:p>0,13</text:p>
            </table:table-cell>
            <table:table-cell office:value-type="float" office:value="0.5" table:formula="of:=IF(ISNA([.L146]);0;[.L146]*[Referenties.$E$22])" table:style-name="ce19">
              <text:p>0,50</text:p>
            </table:table-cell>
            <table:table-cell table:number-columns-repeated="16355" table:style-name="ce8"/>
          </table:table-row>
          <table:table-row table:style-name="ro3">
            <table:table-cell office:value-type="string" table:style-name="ce8">
              <text:p>KUC044 Omzetten partnerschap naar huwelijk</text:p>
            </table:table-cell>
            <table:table-cell office:value-type="float" office:value="4" table:style-name="ce82">
              <text:p>4</text:p>
            </table:table-cell>
            <table:table-cell office:value-type="string" table:style-name="ce8">
              <text:p>AF1 Geen partnerschap gevonden</text:p>
            </table:table-cell>
            <table:table-cell office:value-type="string" table:content-validation-name="val1" table:style-name="ce8">
              <text:p>BRP zoeken</text:p>
            </table:table-cell>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147];$$Size;0);MATCH([.K147];$$Complexity;0)+1)" table:style-name="ce60">
              <text:p>0,5</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25" table:formula="of:=IF(ISNA([.L147]);0;[.L147]*[Referenties.$E$14])" table:style-name="ce19">
              <text:p>1,25</text:p>
            </table:table-cell>
            <table:table-cell office:value-type="float" office:value="0.125" table:formula="of:=IF(ISNA([.L147]);0;[.L147]*[Referenties.$E$15])" table:style-name="ce19">
              <text:p>0,13</text:p>
            </table:table-cell>
            <table:table-cell office:value-type="float" office:value="0.25" table:formula="of:=IF(ISNA([.L147]);0;[.L147]*[Referenties.$E$16])" table:style-name="ce19">
              <text:p>0,25</text:p>
            </table:table-cell>
            <table:table-cell office:value-type="float" office:value="0.5" table:formula="of:=IF(ISNA([.L147]);0;[.L147]*[Referenties.$E$17])" table:style-name="ce19">
              <text:p>0,50</text:p>
            </table:table-cell>
            <table:table-cell office:value-type="float" office:value="0.5" table:formula="of:=IF(ISNA([.L147]);0;[.L147]*[Referenties.$E$18])" table:style-name="ce19">
              <text:p>0,50</text:p>
            </table:table-cell>
            <table:table-cell office:value-type="float" office:value="1" table:formula="of:=IF(ISNA([.L147]);0;[.L147]*[Referenties.$E$20])" table:style-name="ce19">
              <text:p>1,00</text:p>
            </table:table-cell>
            <table:table-cell office:value-type="float" office:value="0.25" table:formula="of:=IF(ISNA([.L147]);0;[.L147]*[Referenties.$E$21])" table:style-name="ce19">
              <text:p>0,25</text:p>
            </table:table-cell>
            <table:table-cell office:value-type="float" office:value="1" table:formula="of:=IF(ISNA([.L147]);0;[.L147]*[Referenties.$E$22])" table:style-name="ce19">
              <text:p>1,00</text:p>
            </table:table-cell>
            <table:table-cell office:value-type="float" office:value="17.0625" table:formula="of:=SUMIF([.V145:.AC147];&quot;&lt;&gt;#N/B&quot;)" table:style-name="ce18">
              <text:p>17,06</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32">
            <text:p>KUC045 Verbeteren huwelijk- of partnerschap</text:p>
          </table:table-cell>
          <table:table-cell table:style-name="ce81"/>
          <table:table-cell table:number-columns-repeated="2" table:style-name="ce31"/>
          <table:table-cell table:content-validation-name="val5" table:style-name="ce31"/>
          <table:table-cell office:value-type="float" office:value="32" table:style-name="ce33">
            <text:p>32</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45 Verbeteren huwelijk- of partnerschap</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50];$$Size;0);MATCH([.K150];$$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150]);0;[.L150]*[Referenties.$E$14])" table:style-name="ce19">
              <text:p>2,50</text:p>
            </table:table-cell>
            <table:table-cell office:value-type="float" office:value="0.25" table:formula="of:=IF(ISNA([.L150]);0;[.L150]*[Referenties.$E$15])" table:style-name="ce19">
              <text:p>0,25</text:p>
            </table:table-cell>
            <table:table-cell office:value-type="float" office:value="0.5" table:formula="of:=IF(ISNA([.L150]);0;[.L150]*[Referenties.$E$16])" table:style-name="ce19">
              <text:p>0,50</text:p>
            </table:table-cell>
            <table:table-cell office:value-type="float" office:value="1" table:formula="of:=IF(ISNA([.L150]);0;[.L150]*[Referenties.$E$17])" table:style-name="ce19">
              <text:p>1,00</text:p>
            </table:table-cell>
            <table:table-cell office:value-type="float" office:value="1" table:formula="of:=IF(ISNA([.L150]);0;[.L150]*[Referenties.$E$18])" table:style-name="ce19">
              <text:p>1,00</text:p>
            </table:table-cell>
            <table:table-cell office:value-type="float" office:value="2" table:formula="of:=IF(ISNA([.L150]);0;[.L150]*[Referenties.$E$20])" table:style-name="ce19">
              <text:p>2,00</text:p>
            </table:table-cell>
            <table:table-cell office:value-type="float" office:value="0.5" table:formula="of:=IF(ISNA([.L150]);0;[.L150]*[Referenties.$E$21])" table:style-name="ce19">
              <text:p>0,50</text:p>
            </table:table-cell>
            <table:table-cell office:value-type="float" office:value="2" table:formula="of:=IF(ISNA([.L150]);0;[.L150]*[Referenties.$E$22])" table:style-name="ce19">
              <text:p>2,00</text:p>
            </table:table-cell>
            <table:table-cell table:number-columns-repeated="16355" table:style-name="ce8"/>
          </table:table-row>
          <table:table-row table:style-name="ro10">
            <table:table-cell office:value-type="string" table:style-name="ce8">
              <text:p>KUC045 Verbeteren huwelijk- of partnerschap</text:p>
            </table:table-cell>
            <table:table-cell office:value-type="float" office:value="3" table:style-name="ce82">
              <text:p>3</text:p>
            </table:table-cell>
            <table:table-cell office:value-type="string" table:style-name="ce8">
              <text:p>AF1 geen akte, AF2 Geen persoon</text:p>
            </table:table-cell>
            <table:table-cell office:value-type="string" table:content-validation-name="val1" table:style-name="ce8">
              <text:p>BRP zoeken</text:p>
            </table:table-cell>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151];$$Size;0);MATCH([.K151];$$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25" table:formula="of:=IF(ISNA([.L151]);0;[.L151]*[Referenties.$E$14])" table:style-name="ce19">
              <text:p>1,25</text:p>
            </table:table-cell>
            <table:table-cell office:value-type="float" office:value="0.125" table:formula="of:=IF(ISNA([.L151]);0;[.L151]*[Referenties.$E$15])" table:style-name="ce19">
              <text:p>0,13</text:p>
            </table:table-cell>
            <table:table-cell office:value-type="float" office:value="0.25" table:formula="of:=IF(ISNA([.L151]);0;[.L151]*[Referenties.$E$16])" table:style-name="ce19">
              <text:p>0,25</text:p>
            </table:table-cell>
            <table:table-cell office:value-type="float" office:value="0.5" table:formula="of:=IF(ISNA([.L151]);0;[.L151]*[Referenties.$E$17])" table:style-name="ce19">
              <text:p>0,50</text:p>
            </table:table-cell>
            <table:table-cell office:value-type="float" office:value="0.5" table:formula="of:=IF(ISNA([.L151]);0;[.L151]*[Referenties.$E$18])" table:style-name="ce19">
              <text:p>0,50</text:p>
            </table:table-cell>
            <table:table-cell office:value-type="float" office:value="1" table:formula="of:=IF(ISNA([.L151]);0;[.L151]*[Referenties.$E$20])" table:style-name="ce19">
              <text:p>1,00</text:p>
            </table:table-cell>
            <table:table-cell office:value-type="float" office:value="0.25" table:formula="of:=IF(ISNA([.L151]);0;[.L151]*[Referenties.$E$21])" table:style-name="ce19">
              <text:p>0,25</text:p>
            </table:table-cell>
            <table:table-cell office:value-type="float" office:value="1" table:formula="of:=IF(ISNA([.L151]);0;[.L151]*[Referenties.$E$22])" table:style-name="ce19">
              <text:p>1,00</text:p>
            </table:table-cell>
            <table:table-cell table:number-columns-repeated="16355" table:style-name="ce8"/>
          </table:table-row>
          <table:table-row table:style-name="ro7">
            <table:table-cell office:value-type="string" table:style-name="ce8">
              <text:p>KUC045 Verbeteren huwelijk- of partnerschap</text:p>
            </table:table-cell>
            <table:table-cell office:value-type="float" office:value="4" table:style-name="ce82">
              <text:p>4</text:p>
            </table:table-cell>
            <table:table-cell office:value-type="string" table:style-name="ce8">
              <text:p>AF3 op basis van brondocument , AF4 Doorhalen</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152];$$Size;0);MATCH([.K152];$$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152]);0;[.L152]*[Referenties.$E$14])" table:style-name="ce19">
              <text:p>5,00</text:p>
            </table:table-cell>
            <table:table-cell office:value-type="float" office:value="0.5" table:formula="of:=IF(ISNA([.L152]);0;[.L152]*[Referenties.$E$15])" table:style-name="ce19">
              <text:p>0,50</text:p>
            </table:table-cell>
            <table:table-cell office:value-type="float" office:value="1" table:formula="of:=IF(ISNA([.L152]);0;[.L152]*[Referenties.$E$16])" table:style-name="ce19">
              <text:p>1,00</text:p>
            </table:table-cell>
            <table:table-cell office:value-type="float" office:value="2" table:formula="of:=IF(ISNA([.L152]);0;[.L152]*[Referenties.$E$17])" table:style-name="ce19">
              <text:p>2,00</text:p>
            </table:table-cell>
            <table:table-cell office:value-type="float" office:value="2" table:formula="of:=IF(ISNA([.L152]);0;[.L152]*[Referenties.$E$18])" table:style-name="ce19">
              <text:p>2,00</text:p>
            </table:table-cell>
            <table:table-cell office:value-type="float" office:value="4" table:formula="of:=IF(ISNA([.L152]);0;[.L152]*[Referenties.$E$20])" table:style-name="ce19">
              <text:p>4,00</text:p>
            </table:table-cell>
            <table:table-cell office:value-type="float" office:value="1" table:formula="of:=IF(ISNA([.L152]);0;[.L152]*[Referenties.$E$21])" table:style-name="ce19">
              <text:p>1,00</text:p>
            </table:table-cell>
            <table:table-cell office:value-type="float" office:value="4" table:formula="of:=IF(ISNA([.L152]);0;[.L152]*[Referenties.$E$22])" table:style-name="ce19">
              <text:p>4,00</text:p>
            </table:table-cell>
            <table:table-cell table:number-columns-repeated="16355" table:style-name="ce8"/>
          </table:table-row>
          <table:table-row table:style-name="ro10">
            <table:table-cell office:value-type="string" table:style-name="ce8">
              <text:p>KUC045 Verbeteren huwelijk- of partnerschap</text:p>
            </table:table-cell>
            <table:table-cell office:value-type="float" office:value="8" table:style-name="ce82">
              <text:p>8</text:p>
            </table:table-cell>
            <table:table-cell office:value-type="string" table:style-name="ce8">
              <text:p>AF5 correctie nav onderzoeksbesluit</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53];$$Size;0);MATCH([.K153];$$Complexity;0)+1)" table:style-name="ce58">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153]);0;[.L153]*[Referenties.$E$14])" table:style-name="ce19">
              <text:p>0,63</text:p>
            </table:table-cell>
            <table:table-cell office:value-type="float" office:value="6.25E-2" table:formula="of:=IF(ISNA([.L153]);0;[.L153]*[Referenties.$E$15])" table:style-name="ce19">
              <text:p>0,06</text:p>
            </table:table-cell>
            <table:table-cell office:value-type="float" office:value="0.125" table:formula="of:=IF(ISNA([.L153]);0;[.L153]*[Referenties.$E$16])" table:style-name="ce19">
              <text:p>0,13</text:p>
            </table:table-cell>
            <table:table-cell office:value-type="float" office:value="0.25" table:formula="of:=IF(ISNA([.L153]);0;[.L153]*[Referenties.$E$17])" table:style-name="ce19">
              <text:p>0,25</text:p>
            </table:table-cell>
            <table:table-cell office:value-type="float" office:value="0.25" table:formula="of:=IF(ISNA([.L153]);0;[.L153]*[Referenties.$E$18])" table:style-name="ce19">
              <text:p>0,25</text:p>
            </table:table-cell>
            <table:table-cell office:value-type="float" office:value="0.5" table:formula="of:=IF(ISNA([.L153]);0;[.L153]*[Referenties.$E$20])" table:style-name="ce19">
              <text:p>0,50</text:p>
            </table:table-cell>
            <table:table-cell office:value-type="float" office:value="0.125" table:formula="of:=IF(ISNA([.L153]);0;[.L153]*[Referenties.$E$21])" table:style-name="ce19">
              <text:p>0,13</text:p>
            </table:table-cell>
            <table:table-cell office:value-type="float" office:value="0.5" table:formula="of:=IF(ISNA([.L153]);0;[.L153]*[Referenties.$E$22])" table:style-name="ce19">
              <text:p>0,50</text:p>
            </table:table-cell>
            <table:table-cell table:style-name="ce18"/>
            <table:table-cell table:number-columns-repeated="16354"/>
          </table:table-row>
          <table:table-row table:style-name="ro3">
            <table:table-cell office:value-type="string" table:style-name="ce8">
              <text:p>KUC045 Verbeteren huwelijk- of partnerschap</text:p>
            </table:table-cell>
            <table:table-cell office:value-type="float" office:value="9" table:style-name="ce82">
              <text:p>9</text:p>
            </table:table-cell>
            <table:table-cell office:value-type="string" table:style-name="ce8">
              <text:p>AF6 Naam wijziging,<text:s/></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154];$$Size;0);MATCH([.K154];$$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25" table:formula="of:=IF(ISNA([.L154]);0;[.L154]*[Referenties.$E$14])" table:style-name="ce19">
              <text:p>1,25</text:p>
            </table:table-cell>
            <table:table-cell office:value-type="float" office:value="0.125" table:formula="of:=IF(ISNA([.L154]);0;[.L154]*[Referenties.$E$15])" table:style-name="ce19">
              <text:p>0,13</text:p>
            </table:table-cell>
            <table:table-cell office:value-type="float" office:value="0.25" table:formula="of:=IF(ISNA([.L154]);0;[.L154]*[Referenties.$E$16])" table:style-name="ce19">
              <text:p>0,25</text:p>
            </table:table-cell>
            <table:table-cell office:value-type="float" office:value="0.5" table:formula="of:=IF(ISNA([.L154]);0;[.L154]*[Referenties.$E$17])" table:style-name="ce19">
              <text:p>0,50</text:p>
            </table:table-cell>
            <table:table-cell office:value-type="float" office:value="0.5" table:formula="of:=IF(ISNA([.L154]);0;[.L154]*[Referenties.$E$18])" table:style-name="ce19">
              <text:p>0,50</text:p>
            </table:table-cell>
            <table:table-cell office:value-type="float" office:value="1" table:formula="of:=IF(ISNA([.L154]);0;[.L154]*[Referenties.$E$20])" table:style-name="ce19">
              <text:p>1,00</text:p>
            </table:table-cell>
            <table:table-cell office:value-type="float" office:value="0.25" table:formula="of:=IF(ISNA([.L154]);0;[.L154]*[Referenties.$E$21])" table:style-name="ce19">
              <text:p>0,25</text:p>
            </table:table-cell>
            <table:table-cell office:value-type="float" office:value="1" table:formula="of:=IF(ISNA([.L154]);0;[.L154]*[Referenties.$E$22])" table:style-name="ce19">
              <text:p>1,00</text:p>
            </table:table-cell>
            <table:table-cell office:value-type="float" office:value="41.4375" table:formula="of:=SUMIF([.V149:.AC154];&quot;&lt;&gt;#N/B&quot;)" table:style-name="ce18">
              <text:p>41,44</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32">
            <text:p>KUC046 Ongedaan maken nietigverklaring</text:p>
          </table:table-cell>
          <table:table-cell table:style-name="ce81"/>
          <table:table-cell table:number-columns-repeated="2" table:style-name="ce31"/>
          <table:table-cell table:content-validation-name="val5" table:style-name="ce31"/>
          <table:table-cell office:value-type="float" office:value="47" table:style-name="ce33">
            <text:p>47</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46 Ongedaan maken nietigverklaring</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57];$$Size;0);MATCH([.K157];$$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157]);0;[.L157]*[Referenties.$E$14])" table:style-name="ce19">
              <text:p>2,50</text:p>
            </table:table-cell>
            <table:table-cell office:value-type="float" office:value="0.25" table:formula="of:=IF(ISNA([.L157]);0;[.L157]*[Referenties.$E$15])" table:style-name="ce19">
              <text:p>0,25</text:p>
            </table:table-cell>
            <table:table-cell office:value-type="float" office:value="0.5" table:formula="of:=IF(ISNA([.L157]);0;[.L157]*[Referenties.$E$16])" table:style-name="ce19">
              <text:p>0,50</text:p>
            </table:table-cell>
            <table:table-cell office:value-type="float" office:value="1" table:formula="of:=IF(ISNA([.L157]);0;[.L157]*[Referenties.$E$17])" table:style-name="ce19">
              <text:p>1,00</text:p>
            </table:table-cell>
            <table:table-cell office:value-type="float" office:value="1" table:formula="of:=IF(ISNA([.L157]);0;[.L157]*[Referenties.$E$18])" table:style-name="ce19">
              <text:p>1,00</text:p>
            </table:table-cell>
            <table:table-cell office:value-type="float" office:value="2" table:formula="of:=IF(ISNA([.L157]);0;[.L157]*[Referenties.$E$20])" table:style-name="ce19">
              <text:p>2,00</text:p>
            </table:table-cell>
            <table:table-cell office:value-type="float" office:value="0.5" table:formula="of:=IF(ISNA([.L157]);0;[.L157]*[Referenties.$E$21])" table:style-name="ce19">
              <text:p>0,50</text:p>
            </table:table-cell>
            <table:table-cell office:value-type="float" office:value="2" table:formula="of:=IF(ISNA([.L157]);0;[.L157]*[Referenties.$E$22])" table:style-name="ce19">
              <text:p>2,00</text:p>
            </table:table-cell>
            <table:table-cell table:number-columns-repeated="16355" table:style-name="ce8"/>
          </table:table-row>
          <table:table-row table:style-name="ro10">
            <table:table-cell office:value-type="string" table:style-name="ce8">
              <text:p>KUC046 Ongedaan maken nietigverklaring</text:p>
            </table:table-cell>
            <table:table-cell office:value-type="float" office:value="2" table:style-name="ce82">
              <text:p>2</text:p>
            </table:table-cell>
            <table:table-cell office:value-type="string" table:style-name="ce8">
              <text:p>AF1 Partnerschap, AF2 andere gemeente</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58];$$Size;0);MATCH([.K158];$$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158]);0;[.L158]*[Referenties.$E$14])" table:style-name="ce19">
              <text:p>0,63</text:p>
            </table:table-cell>
            <table:table-cell office:value-type="float" office:value="6.25E-2" table:formula="of:=IF(ISNA([.L158]);0;[.L158]*[Referenties.$E$15])" table:style-name="ce19">
              <text:p>0,06</text:p>
            </table:table-cell>
            <table:table-cell office:value-type="float" office:value="0.125" table:formula="of:=IF(ISNA([.L158]);0;[.L158]*[Referenties.$E$16])" table:style-name="ce19">
              <text:p>0,13</text:p>
            </table:table-cell>
            <table:table-cell office:value-type="float" office:value="0.25" table:formula="of:=IF(ISNA([.L158]);0;[.L158]*[Referenties.$E$17])" table:style-name="ce19">
              <text:p>0,25</text:p>
            </table:table-cell>
            <table:table-cell office:value-type="float" office:value="0.25" table:formula="of:=IF(ISNA([.L158]);0;[.L158]*[Referenties.$E$18])" table:style-name="ce19">
              <text:p>0,25</text:p>
            </table:table-cell>
            <table:table-cell office:value-type="float" office:value="0.5" table:formula="of:=IF(ISNA([.L158]);0;[.L158]*[Referenties.$E$20])" table:style-name="ce19">
              <text:p>0,50</text:p>
            </table:table-cell>
            <table:table-cell office:value-type="float" office:value="0.125" table:formula="of:=IF(ISNA([.L158]);0;[.L158]*[Referenties.$E$21])" table:style-name="ce19">
              <text:p>0,13</text:p>
            </table:table-cell>
            <table:table-cell office:value-type="float" office:value="0.5" table:formula="of:=IF(ISNA([.L158]);0;[.L158]*[Referenties.$E$22])" table:style-name="ce19">
              <text:p>0,50</text:p>
            </table:table-cell>
            <table:table-cell table:number-columns-repeated="16355" table:style-name="ce8"/>
          </table:table-row>
          <table:table-row table:style-name="ro10">
            <table:table-cell office:value-type="string" table:style-name="ce8">
              <text:p>KUC046 Ongedaan maken nietigverklaring</text:p>
            </table:table-cell>
            <table:table-cell office:value-type="float" office:value="3" table:style-name="ce82">
              <text:p>3</text:p>
            </table:table-cell>
            <table:table-cell office:value-type="string" table:style-name="ce8">
              <text:p><text:s/>AF3 Geen persoon, AF4 Geen relatie opvraagbaar, <text:s/>AF5 meer dan 1 ex</text:p>
            </table:table-cell>
            <table:table-cell office:value-type="string" table:content-validation-name="val1" table:style-name="ce8">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159];$$Size;0);MATCH([.K159];$$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159]);0;[.L159]*[Referenties.$E$14])" table:style-name="ce19">
              <text:p>1,25</text:p>
            </table:table-cell>
            <table:table-cell office:value-type="float" office:value="0.125" table:formula="of:=IF(ISNA([.L159]);0;[.L159]*[Referenties.$E$15])" table:style-name="ce19">
              <text:p>0,13</text:p>
            </table:table-cell>
            <table:table-cell office:value-type="float" office:value="0.25" table:formula="of:=IF(ISNA([.L159]);0;[.L159]*[Referenties.$E$16])" table:style-name="ce19">
              <text:p>0,25</text:p>
            </table:table-cell>
            <table:table-cell office:value-type="float" office:value="0.5" table:formula="of:=IF(ISNA([.L159]);0;[.L159]*[Referenties.$E$17])" table:style-name="ce19">
              <text:p>0,50</text:p>
            </table:table-cell>
            <table:table-cell office:value-type="float" office:value="0.5" table:formula="of:=IF(ISNA([.L159]);0;[.L159]*[Referenties.$E$18])" table:style-name="ce19">
              <text:p>0,50</text:p>
            </table:table-cell>
            <table:table-cell office:value-type="float" office:value="1" table:formula="of:=IF(ISNA([.L159]);0;[.L159]*[Referenties.$E$20])" table:style-name="ce19">
              <text:p>1,00</text:p>
            </table:table-cell>
            <table:table-cell office:value-type="float" office:value="0.25" table:formula="of:=IF(ISNA([.L159]);0;[.L159]*[Referenties.$E$21])" table:style-name="ce19">
              <text:p>0,25</text:p>
            </table:table-cell>
            <table:table-cell office:value-type="float" office:value="1" table:formula="of:=IF(ISNA([.L159]);0;[.L159]*[Referenties.$E$22])" table:style-name="ce19">
              <text:p>1,00</text:p>
            </table:table-cell>
            <table:table-cell office:value-type="float" office:value="17.0625" table:formula="of:=SUMIF([.V157:.AC159];&quot;&lt;&gt;#N/B&quot;)" table:style-name="ce18">
              <text:p>17,06</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48">
            <text:p>KUC047 Behandelen verzoek verklaring van huwelijksbevoegdheid</text:p>
          </table:table-cell>
          <table:table-cell table:style-name="ce84"/>
          <table:table-cell table:number-columns-repeated="2" table:style-name="ce49"/>
          <table:table-cell table:content-validation-name="val5" table:style-name="ce49"/>
          <table:table-cell office:value-type="float" office:value="43" table:style-name="ce33">
            <text:p>43</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14">
            <table:table-cell office:value-type="string" table:style-name="ce8">
              <text:p>KUC047 Behandelen verzoek verklaring van huwelijksbevoegdheid</text:p>
            </table:table-cell>
            <table:table-cell office:value-type="float" office:value="1" table:style-name="ce83">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162];$$Size;0);MATCH([.K162];$$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162]);0;[.L162]*[Referenties.$E$14])" table:style-name="ce19">
              <text:p>5,00</text:p>
            </table:table-cell>
            <table:table-cell office:value-type="float" office:value="0.5" table:formula="of:=IF(ISNA([.L162]);0;[.L162]*[Referenties.$E$15])" table:style-name="ce19">
              <text:p>0,50</text:p>
            </table:table-cell>
            <table:table-cell office:value-type="float" office:value="1" table:formula="of:=IF(ISNA([.L162]);0;[.L162]*[Referenties.$E$16])" table:style-name="ce19">
              <text:p>1,00</text:p>
            </table:table-cell>
            <table:table-cell office:value-type="float" office:value="2" table:formula="of:=IF(ISNA([.L162]);0;[.L162]*[Referenties.$E$17])" table:style-name="ce19">
              <text:p>2,00</text:p>
            </table:table-cell>
            <table:table-cell office:value-type="float" office:value="2" table:formula="of:=IF(ISNA([.L162]);0;[.L162]*[Referenties.$E$18])" table:style-name="ce19">
              <text:p>2,00</text:p>
            </table:table-cell>
            <table:table-cell office:value-type="float" office:value="4" table:formula="of:=IF(ISNA([.L162]);0;[.L162]*[Referenties.$E$20])" table:style-name="ce19">
              <text:p>4,00</text:p>
            </table:table-cell>
            <table:table-cell office:value-type="float" office:value="1" table:formula="of:=IF(ISNA([.L162]);0;[.L162]*[Referenties.$E$21])" table:style-name="ce19">
              <text:p>1,00</text:p>
            </table:table-cell>
            <table:table-cell office:value-type="float" office:value="4" table:formula="of:=IF(ISNA([.L162]);0;[.L162]*[Referenties.$E$22])" table:style-name="ce19">
              <text:p>4,00</text:p>
            </table:table-cell>
            <table:table-cell table:number-columns-repeated="16355" table:style-name="ce8"/>
          </table:table-row>
          <table:table-row table:style-name="ro17">
            <table:table-cell office:value-type="string" table:style-name="ce8">
              <text:p>KUC047 Behandelen verzoek verklaring van huwelijksbevoegdheid</text:p>
            </table:table-cell>
            <table:table-cell office:value-type="float" office:value="2" table:style-name="ce83">
              <text:p>2</text:p>
            </table:table-cell>
            <table:table-cell office:value-type="string" table:style-name="ce8">
              <text:p>AF1 machtigin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63];$$Size;0);MATCH([.K163];$$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163]);0;[.L163]*[Referenties.$E$14])" table:style-name="ce19">
              <text:p>0,63</text:p>
            </table:table-cell>
            <table:table-cell office:value-type="float" office:value="6.25E-2" table:formula="of:=IF(ISNA([.L163]);0;[.L163]*[Referenties.$E$15])" table:style-name="ce19">
              <text:p>0,06</text:p>
            </table:table-cell>
            <table:table-cell office:value-type="float" office:value="0.125" table:formula="of:=IF(ISNA([.L163]);0;[.L163]*[Referenties.$E$16])" table:style-name="ce19">
              <text:p>0,13</text:p>
            </table:table-cell>
            <table:table-cell office:value-type="float" office:value="0.25" table:formula="of:=IF(ISNA([.L163]);0;[.L163]*[Referenties.$E$17])" table:style-name="ce19">
              <text:p>0,25</text:p>
            </table:table-cell>
            <table:table-cell office:value-type="float" office:value="0.25" table:formula="of:=IF(ISNA([.L163]);0;[.L163]*[Referenties.$E$18])" table:style-name="ce19">
              <text:p>0,25</text:p>
            </table:table-cell>
            <table:table-cell office:value-type="float" office:value="0.5" table:formula="of:=IF(ISNA([.L163]);0;[.L163]*[Referenties.$E$20])" table:style-name="ce19">
              <text:p>0,50</text:p>
            </table:table-cell>
            <table:table-cell office:value-type="float" office:value="0.125" table:formula="of:=IF(ISNA([.L163]);0;[.L163]*[Referenties.$E$21])" table:style-name="ce19">
              <text:p>0,13</text:p>
            </table:table-cell>
            <table:table-cell office:value-type="float" office:value="0.5" table:formula="of:=IF(ISNA([.L163]);0;[.L163]*[Referenties.$E$22])" table:style-name="ce19">
              <text:p>0,50</text:p>
            </table:table-cell>
            <table:table-cell table:number-columns-repeated="16355" table:style-name="ce8"/>
          </table:table-row>
          <table:table-row table:style-name="ro6">
            <table:table-cell office:value-type="string" table:style-name="ce8">
              <text:p>KUC047 Behandelen verzoek verklaring van huwelijksbevoegdheid</text:p>
            </table:table-cell>
            <table:table-cell office:value-type="float" office:value="3" table:style-name="ce83">
              <text:p>3</text:p>
            </table:table-cell>
            <table:table-cell office:value-type="string" table:style-name="ce8">
              <text:p>AF2 huwelijk aanwezig, AF3 Geen persoon, AF4 buitenl, AF5 meertalig</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64];$$Size;0);MATCH([.K164];$$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164]);0;[.L164]*[Referenties.$E$14])" table:style-name="ce19">
              <text:p>2,50</text:p>
            </table:table-cell>
            <table:table-cell office:value-type="float" office:value="0.25" table:formula="of:=IF(ISNA([.L164]);0;[.L164]*[Referenties.$E$15])" table:style-name="ce19">
              <text:p>0,25</text:p>
            </table:table-cell>
            <table:table-cell office:value-type="float" office:value="0.5" table:formula="of:=IF(ISNA([.L164]);0;[.L164]*[Referenties.$E$16])" table:style-name="ce19">
              <text:p>0,50</text:p>
            </table:table-cell>
            <table:table-cell office:value-type="float" office:value="1" table:formula="of:=IF(ISNA([.L164]);0;[.L164]*[Referenties.$E$17])" table:style-name="ce19">
              <text:p>1,00</text:p>
            </table:table-cell>
            <table:table-cell office:value-type="float" office:value="1" table:formula="of:=IF(ISNA([.L164]);0;[.L164]*[Referenties.$E$18])" table:style-name="ce19">
              <text:p>1,00</text:p>
            </table:table-cell>
            <table:table-cell office:value-type="float" office:value="2" table:formula="of:=IF(ISNA([.L164]);0;[.L164]*[Referenties.$E$20])" table:style-name="ce19">
              <text:p>2,00</text:p>
            </table:table-cell>
            <table:table-cell office:value-type="float" office:value="0.5" table:formula="of:=IF(ISNA([.L164]);0;[.L164]*[Referenties.$E$21])" table:style-name="ce19">
              <text:p>0,50</text:p>
            </table:table-cell>
            <table:table-cell office:value-type="float" office:value="2" table:formula="of:=IF(ISNA([.L164]);0;[.L164]*[Referenties.$E$22])" table:style-name="ce19">
              <text:p>2,00</text:p>
            </table:table-cell>
            <table:table-cell office:value-type="float" office:value="31.6875" table:formula="of:=SUMIF([.V162:.AC164];&quot;&lt;&gt;#N/B&quot;)" table:style-name="ce18">
              <text:p>31,69</text:p>
            </table:table-cell>
            <table:table-cell table:number-columns-repeated="16354"/>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1">
          <table:table-cell office:value-type="string" table:style-name="ce32">
            <text:p>KUC051 Registreren verhuizing binnen Nederland</text:p>
          </table:table-cell>
          <table:table-cell table:style-name="ce81"/>
          <table:table-cell table:number-columns-repeated="2" table:style-name="ce31"/>
          <table:table-cell table:content-validation-name="val5" table:style-name="ce31"/>
          <table:table-cell office:value-type="float" office:value="3" table:style-name="ce33">
            <text:p>3</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4">
            <table:table-cell office:value-type="string" table:style-name="ce8">
              <text:p>KUC051 Registreren verhuizing binnen Nederland</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Hard</text:p>
            </table:table-cell>
            <table:table-cell office:value-type="float" office:value="4" table:formula="of:=INDEX($$EstimateMatrix;MATCH([.J167];$$Size;0);MATCH([.K167];$$Complexity;0)+1)" table:style-name="ce60">
              <text:p>4</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0" table:formula="of:=IF(ISNA([.L167]);0;[.L167]*[Referenties.$E$14])" table:style-name="ce19">
              <text:p>10,00</text:p>
            </table:table-cell>
            <table:table-cell office:value-type="float" office:value="1" table:formula="of:=IF(ISNA([.L167]);0;[.L167]*[Referenties.$E$15])" table:style-name="ce19">
              <text:p>1,00</text:p>
            </table:table-cell>
            <table:table-cell office:value-type="float" office:value="2" table:formula="of:=IF(ISNA([.L167]);0;[.L167]*[Referenties.$E$16])" table:style-name="ce19">
              <text:p>2,00</text:p>
            </table:table-cell>
            <table:table-cell office:value-type="float" office:value="4" table:formula="of:=IF(ISNA([.L167]);0;[.L167]*[Referenties.$E$17])" table:style-name="ce19">
              <text:p>4,00</text:p>
            </table:table-cell>
            <table:table-cell office:value-type="float" office:value="4" table:formula="of:=IF(ISNA([.L167]);0;[.L167]*[Referenties.$E$18])" table:style-name="ce19">
              <text:p>4,00</text:p>
            </table:table-cell>
            <table:table-cell office:value-type="float" office:value="8" table:formula="of:=IF(ISNA([.L167]);0;[.L167]*[Referenties.$E$20])" table:style-name="ce19">
              <text:p>8,00</text:p>
            </table:table-cell>
            <table:table-cell office:value-type="float" office:value="2" table:formula="of:=IF(ISNA([.L167]);0;[.L167]*[Referenties.$E$21])" table:style-name="ce19">
              <text:p>2,00</text:p>
            </table:table-cell>
            <table:table-cell office:value-type="float" office:value="8" table:formula="of:=IF(ISNA([.L167]);0;[.L167]*[Referenties.$E$22])" table:style-name="ce19">
              <text:p>8,00</text:p>
            </table:table-cell>
            <table:table-cell table:number-columns-repeated="16355" table:style-name="ce8"/>
          </table:table-row>
          <table:table-row table:style-name="ro17">
            <table:table-cell office:value-type="string" table:style-name="ce8">
              <text:p>KUC051 Registreren verhuizing binnen Nederland</text:p>
            </table:table-cell>
            <table:table-cell office:value-type="float" office:value="2" table:style-name="ce82">
              <text:p>2</text:p>
            </table:table-cell>
            <table:table-cell office:value-type="string" table:style-name="ce8">
              <text:p>A1,A2 niet bekend , verhuisgegevens, AF3 curatele</text:p>
            </table:table-cell>
            <table:table-cell office:value-type="string" table:content-validation-name="val1" table:style-name="ce9">
              <text:p>BRP zoeken</text:p>
            </table:table-cell>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68];$$Size;0);MATCH([.K168];$$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0.625" table:formula="of:=IF(ISNA([.L168]);0;[.L168]*[Referenties.$E$14])" table:style-name="ce19">
              <text:p>0,63</text:p>
            </table:table-cell>
            <table:table-cell office:value-type="float" office:value="6.25E-2" table:formula="of:=IF(ISNA([.L168]);0;[.L168]*[Referenties.$E$15])" table:style-name="ce19">
              <text:p>0,06</text:p>
            </table:table-cell>
            <table:table-cell office:value-type="float" office:value="0.125" table:formula="of:=IF(ISNA([.L168]);0;[.L168]*[Referenties.$E$16])" table:style-name="ce19">
              <text:p>0,13</text:p>
            </table:table-cell>
            <table:table-cell office:value-type="float" office:value="0.25" table:formula="of:=IF(ISNA([.L168]);0;[.L168]*[Referenties.$E$17])" table:style-name="ce19">
              <text:p>0,25</text:p>
            </table:table-cell>
            <table:table-cell office:value-type="float" office:value="0.25" table:formula="of:=IF(ISNA([.L168]);0;[.L168]*[Referenties.$E$18])" table:style-name="ce19">
              <text:p>0,25</text:p>
            </table:table-cell>
            <table:table-cell office:value-type="float" office:value="0.5" table:formula="of:=IF(ISNA([.L168]);0;[.L168]*[Referenties.$E$20])" table:style-name="ce19">
              <text:p>0,50</text:p>
            </table:table-cell>
            <table:table-cell office:value-type="float" office:value="0.125" table:formula="of:=IF(ISNA([.L168]);0;[.L168]*[Referenties.$E$21])" table:style-name="ce19">
              <text:p>0,13</text:p>
            </table:table-cell>
            <table:table-cell office:value-type="float" office:value="0.5" table:formula="of:=IF(ISNA([.L168]);0;[.L168]*[Referenties.$E$22])" table:style-name="ce19">
              <text:p>0,50</text:p>
            </table:table-cell>
            <table:table-cell table:number-columns-repeated="16355" table:style-name="ce8"/>
          </table:table-row>
          <table:table-row table:style-name="ro10">
            <table:table-cell office:value-type="string" table:style-name="ce8">
              <text:p>KUC051 Registreren verhuizing binnen Nederland</text:p>
            </table:table-cell>
            <table:table-cell office:value-type="float" office:value="5" table:style-name="ce82">
              <text:p>5</text:p>
            </table:table-cell>
            <table:table-cell office:value-type="string" table:style-name="ce8">
              <text:p>AF5 aanpassing tijdens wachtperiode</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169];$$Size;0);MATCH([.K169];$$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25" table:formula="of:=IF(ISNA([.L169]);0;[.L169]*[Referenties.$E$14])" table:style-name="ce19">
              <text:p>1,25</text:p>
            </table:table-cell>
            <table:table-cell office:value-type="float" office:value="0.125" table:formula="of:=IF(ISNA([.L169]);0;[.L169]*[Referenties.$E$15])" table:style-name="ce19">
              <text:p>0,13</text:p>
            </table:table-cell>
            <table:table-cell office:value-type="float" office:value="0.25" table:formula="of:=IF(ISNA([.L169]);0;[.L169]*[Referenties.$E$16])" table:style-name="ce19">
              <text:p>0,25</text:p>
            </table:table-cell>
            <table:table-cell office:value-type="float" office:value="0.5" table:formula="of:=IF(ISNA([.L169]);0;[.L169]*[Referenties.$E$17])" table:style-name="ce19">
              <text:p>0,50</text:p>
            </table:table-cell>
            <table:table-cell office:value-type="float" office:value="0.5" table:formula="of:=IF(ISNA([.L169]);0;[.L169]*[Referenties.$E$18])" table:style-name="ce19">
              <text:p>0,50</text:p>
            </table:table-cell>
            <table:table-cell office:value-type="float" office:value="1" table:formula="of:=IF(ISNA([.L169]);0;[.L169]*[Referenties.$E$20])" table:style-name="ce19">
              <text:p>1,00</text:p>
            </table:table-cell>
            <table:table-cell office:value-type="float" office:value="0.25" table:formula="of:=IF(ISNA([.L169]);0;[.L169]*[Referenties.$E$21])" table:style-name="ce19">
              <text:p>0,25</text:p>
            </table:table-cell>
            <table:table-cell office:value-type="float" office:value="1" table:formula="of:=IF(ISNA([.L169]);0;[.L169]*[Referenties.$E$22])" table:style-name="ce19">
              <text:p>1,00</text:p>
            </table:table-cell>
            <table:table-cell table:number-columns-repeated="16355" table:style-name="ce8"/>
          </table:table-row>
          <table:table-row table:style-name="ro14">
            <table:table-cell office:value-type="string" table:style-name="ce8">
              <text:p>KUC051 Registreren verhuizing binnen Nederland</text:p>
            </table:table-cell>
            <table:table-cell office:value-type="float" office:value="6" table:style-name="ce82">
              <text:p>6</text:p>
            </table:table-cell>
            <table:table-cell office:value-type="string" table:style-name="ce8">
              <text:p>AF4 briefadres</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70];$$Size;0);MATCH([.K170];$$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170]);0;[.L170]*[Referenties.$E$14])" table:style-name="ce19">
              <text:p>2,50</text:p>
            </table:table-cell>
            <table:table-cell office:value-type="float" office:value="0.25" table:formula="of:=IF(ISNA([.L170]);0;[.L170]*[Referenties.$E$15])" table:style-name="ce19">
              <text:p>0,25</text:p>
            </table:table-cell>
            <table:table-cell office:value-type="float" office:value="0.5" table:formula="of:=IF(ISNA([.L170]);0;[.L170]*[Referenties.$E$16])" table:style-name="ce19">
              <text:p>0,50</text:p>
            </table:table-cell>
            <table:table-cell office:value-type="float" office:value="1" table:formula="of:=IF(ISNA([.L170]);0;[.L170]*[Referenties.$E$17])" table:style-name="ce19">
              <text:p>1,00</text:p>
            </table:table-cell>
            <table:table-cell office:value-type="float" office:value="1" table:formula="of:=IF(ISNA([.L170]);0;[.L170]*[Referenties.$E$18])" table:style-name="ce19">
              <text:p>1,00</text:p>
            </table:table-cell>
            <table:table-cell office:value-type="float" office:value="2" table:formula="of:=IF(ISNA([.L170]);0;[.L170]*[Referenties.$E$20])" table:style-name="ce19">
              <text:p>2,00</text:p>
            </table:table-cell>
            <table:table-cell office:value-type="float" office:value="0.5" table:formula="of:=IF(ISNA([.L170]);0;[.L170]*[Referenties.$E$21])" table:style-name="ce19">
              <text:p>0,50</text:p>
            </table:table-cell>
            <table:table-cell office:value-type="float" office:value="2" table:formula="of:=IF(ISNA([.L170]);0;[.L170]*[Referenties.$E$22])" table:style-name="ce19">
              <text:p>2,00</text:p>
            </table:table-cell>
            <table:table-cell table:number-columns-repeated="16355" table:style-name="ce8"/>
          </table:table-row>
          <table:table-row table:style-name="ro3">
            <table:table-cell office:value-type="string" table:style-name="ce8">
              <text:p>KUC051 Registreren verhuizing binnen Nederland</text:p>
            </table:table-cell>
            <table:table-cell office:value-type="float" office:value="11" table:style-name="ce82">
              <text:p>11</text:p>
            </table:table-cell>
            <table:table-cell office:value-type="string" table:style-name="ce8">
              <text:p>AF6, AF7 adres niet in BAG, info uit BAG</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171];$$Size;0);MATCH([.K171];$$Complexity;0)+1)" table:style-name="ce60">
              <text:p>0,5</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25" table:formula="of:=IF(ISNA([.L171]);0;[.L171]*[Referenties.$E$14])" table:style-name="ce19">
              <text:p>1,25</text:p>
            </table:table-cell>
            <table:table-cell office:value-type="float" office:value="0.125" table:formula="of:=IF(ISNA([.L171]);0;[.L171]*[Referenties.$E$15])" table:style-name="ce19">
              <text:p>0,13</text:p>
            </table:table-cell>
            <table:table-cell office:value-type="float" office:value="0.25" table:formula="of:=IF(ISNA([.L171]);0;[.L171]*[Referenties.$E$16])" table:style-name="ce19">
              <text:p>0,25</text:p>
            </table:table-cell>
            <table:table-cell office:value-type="float" office:value="0.5" table:formula="of:=IF(ISNA([.L171]);0;[.L171]*[Referenties.$E$17])" table:style-name="ce19">
              <text:p>0,50</text:p>
            </table:table-cell>
            <table:table-cell office:value-type="float" office:value="0.5" table:formula="of:=IF(ISNA([.L171]);0;[.L171]*[Referenties.$E$18])" table:style-name="ce19">
              <text:p>0,50</text:p>
            </table:table-cell>
            <table:table-cell office:value-type="float" office:value="1" table:formula="of:=IF(ISNA([.L171]);0;[.L171]*[Referenties.$E$20])" table:style-name="ce19">
              <text:p>1,00</text:p>
            </table:table-cell>
            <table:table-cell office:value-type="float" office:value="0.25" table:formula="of:=IF(ISNA([.L171]);0;[.L171]*[Referenties.$E$21])" table:style-name="ce19">
              <text:p>0,25</text:p>
            </table:table-cell>
            <table:table-cell office:value-type="float" office:value="1" table:formula="of:=IF(ISNA([.L171]);0;[.L171]*[Referenties.$E$22])" table:style-name="ce19">
              <text:p>1,00</text:p>
            </table:table-cell>
            <table:table-cell office:value-type="float" office:value="60.9375" table:formula="of:=SUMIF([.V167:.AC171];&quot;&lt;&gt;#N/B&quot;)" table:style-name="ce18">
              <text:p>60,94</text:p>
            </table:table-cell>
            <table:table-cell table:number-columns-repeated="16354"/>
          </table:table-row>
        </table:table-row-group>
        <table:table-row table:style-name="ro3">
          <table:table-cell table:style-name="ce8"/>
          <table:table-cell table:style-name="ce82"/>
          <table:table-cell table:number-columns-repeated="2" table:style-name="ce8"/>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32">
            <text:p>KUC052 Registreren inschrijving op grond van aangifte van verblijf en adres</text:p>
          </table:table-cell>
          <table:table-cell table:style-name="ce81"/>
          <table:table-cell table:number-columns-repeated="2" table:style-name="ce31"/>
          <table:table-cell table:content-validation-name="val5" table:style-name="ce31"/>
          <table:table-cell office:value-type="float" office:value="1" table:style-name="ce33">
            <text:p>1</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52 Registreren inschrijving op grond van aangifte van verblijf en adres</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Large</text:p>
            </table:table-cell>
            <table:table-cell office:value-type="string" table:content-validation-name="val4" table:style-name="ce8">
              <text:p>Hard</text:p>
            </table:table-cell>
            <table:table-cell office:value-type="float" office:value="6" table:formula="of:=INDEX($$EstimateMatrix;MATCH([.J174];$$Size;0);MATCH([.K174];$$Complexity;0)+1)" table:style-name="ce60">
              <text:p>6</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5" table:formula="of:=IF(ISNA([.L174]);0;[.L174]*[Referenties.$E$14])" table:style-name="ce19">
              <text:p>15,00</text:p>
            </table:table-cell>
            <table:table-cell office:value-type="float" office:value="1.5" table:formula="of:=IF(ISNA([.L174]);0;[.L174]*[Referenties.$E$15])" table:style-name="ce19">
              <text:p>1,50</text:p>
            </table:table-cell>
            <table:table-cell office:value-type="float" office:value="3" table:formula="of:=IF(ISNA([.L174]);0;[.L174]*[Referenties.$E$16])" table:style-name="ce19">
              <text:p>3,00</text:p>
            </table:table-cell>
            <table:table-cell office:value-type="float" office:value="6" table:formula="of:=IF(ISNA([.L174]);0;[.L174]*[Referenties.$E$17])" table:style-name="ce19">
              <text:p>6,00</text:p>
            </table:table-cell>
            <table:table-cell office:value-type="float" office:value="6" table:formula="of:=IF(ISNA([.L174]);0;[.L174]*[Referenties.$E$18])" table:style-name="ce19">
              <text:p>6,00</text:p>
            </table:table-cell>
            <table:table-cell office:value-type="float" office:value="12" table:formula="of:=IF(ISNA([.L174]);0;[.L174]*[Referenties.$E$20])" table:style-name="ce19">
              <text:p>12,00</text:p>
            </table:table-cell>
            <table:table-cell office:value-type="float" office:value="3" table:formula="of:=IF(ISNA([.L174]);0;[.L174]*[Referenties.$E$21])" table:style-name="ce19">
              <text:p>3,00</text:p>
            </table:table-cell>
            <table:table-cell office:value-type="float" office:value="12" table:formula="of:=IF(ISNA([.L174]);0;[.L174]*[Referenties.$E$22])" table:style-name="ce19">
              <text:p>12,00</text:p>
            </table:table-cell>
            <table:table-cell table:number-columns-repeated="16355" table:style-name="ce8"/>
          </table:table-row>
          <table:table-row table:style-name="ro10">
            <table:table-cell office:value-type="string" table:style-name="ce8">
              <text:p>KUC052 Registreren inschrijving op grond van aangifte van verblijf en adres</text:p>
            </table:table-cell>
            <table:table-cell office:value-type="float" office:value="2" table:style-name="ce82">
              <text:p>2</text:p>
            </table:table-cell>
            <table:table-cell office:value-type="string" table:style-name="ce9">
              <text:p>AF1 Adres signalerin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75];$$Size;0);MATCH([.K175];$$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175]);0;[.L175]*[Referenties.$E$14])" table:style-name="ce19">
              <text:p>2,50</text:p>
            </table:table-cell>
            <table:table-cell office:value-type="float" office:value="0.25" table:formula="of:=IF(ISNA([.L175]);0;[.L175]*[Referenties.$E$15])" table:style-name="ce19">
              <text:p>0,25</text:p>
            </table:table-cell>
            <table:table-cell office:value-type="float" office:value="0.5" table:formula="of:=IF(ISNA([.L175]);0;[.L175]*[Referenties.$E$16])" table:style-name="ce19">
              <text:p>0,50</text:p>
            </table:table-cell>
            <table:table-cell office:value-type="float" office:value="1" table:formula="of:=IF(ISNA([.L175]);0;[.L175]*[Referenties.$E$17])" table:style-name="ce19">
              <text:p>1,00</text:p>
            </table:table-cell>
            <table:table-cell office:value-type="float" office:value="1" table:formula="of:=IF(ISNA([.L175]);0;[.L175]*[Referenties.$E$18])" table:style-name="ce19">
              <text:p>1,00</text:p>
            </table:table-cell>
            <table:table-cell office:value-type="float" office:value="2" table:formula="of:=IF(ISNA([.L175]);0;[.L175]*[Referenties.$E$20])" table:style-name="ce19">
              <text:p>2,00</text:p>
            </table:table-cell>
            <table:table-cell office:value-type="float" office:value="0.5" table:formula="of:=IF(ISNA([.L175]);0;[.L175]*[Referenties.$E$21])" table:style-name="ce19">
              <text:p>0,50</text:p>
            </table:table-cell>
            <table:table-cell office:value-type="float" office:value="2" table:formula="of:=IF(ISNA([.L175]);0;[.L175]*[Referenties.$E$22])" table:style-name="ce19">
              <text:p>2,00</text:p>
            </table:table-cell>
            <table:table-cell table:number-columns-repeated="16355" table:style-name="ce8"/>
          </table:table-row>
          <table:table-row table:style-name="ro10">
            <table:table-cell office:value-type="string" table:style-name="ce8">
              <text:p>KUC052 Registreren inschrijving op grond van aangifte van verblijf en adres</text:p>
            </table:table-cell>
            <table:table-cell office:value-type="float" office:value="3" table:style-name="ce82">
              <text:p>3</text:p>
            </table:table-cell>
            <table:table-cell office:value-type="string" table:style-name="ce9">
              <text:p>AF2 gezinsinschrijving; AF7 Aangever andere persoon</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Hard</text:p>
            </table:table-cell>
            <table:table-cell office:value-type="float" office:value="4" table:formula="of:=INDEX($$EstimateMatrix;MATCH([.J176];$$Size;0);MATCH([.K176];$$Complexity;0)+1)" table:style-name="ce60">
              <text:p>4</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0" table:formula="of:=IF(ISNA([.L176]);0;[.L176]*[Referenties.$E$14])" table:style-name="ce19">
              <text:p>10,00</text:p>
            </table:table-cell>
            <table:table-cell office:value-type="float" office:value="1" table:formula="of:=IF(ISNA([.L176]);0;[.L176]*[Referenties.$E$15])" table:style-name="ce19">
              <text:p>1,00</text:p>
            </table:table-cell>
            <table:table-cell office:value-type="float" office:value="2" table:formula="of:=IF(ISNA([.L176]);0;[.L176]*[Referenties.$E$16])" table:style-name="ce19">
              <text:p>2,00</text:p>
            </table:table-cell>
            <table:table-cell office:value-type="float" office:value="4" table:formula="of:=IF(ISNA([.L176]);0;[.L176]*[Referenties.$E$17])" table:style-name="ce19">
              <text:p>4,00</text:p>
            </table:table-cell>
            <table:table-cell office:value-type="float" office:value="4" table:formula="of:=IF(ISNA([.L176]);0;[.L176]*[Referenties.$E$18])" table:style-name="ce19">
              <text:p>4,00</text:p>
            </table:table-cell>
            <table:table-cell office:value-type="float" office:value="8" table:formula="of:=IF(ISNA([.L176]);0;[.L176]*[Referenties.$E$20])" table:style-name="ce19">
              <text:p>8,00</text:p>
            </table:table-cell>
            <table:table-cell office:value-type="float" office:value="2" table:formula="of:=IF(ISNA([.L176]);0;[.L176]*[Referenties.$E$21])" table:style-name="ce19">
              <text:p>2,00</text:p>
            </table:table-cell>
            <table:table-cell office:value-type="float" office:value="8" table:formula="of:=IF(ISNA([.L176]);0;[.L176]*[Referenties.$E$22])" table:style-name="ce19">
              <text:p>8,00</text:p>
            </table:table-cell>
            <table:table-cell table:number-columns-repeated="16355" table:style-name="ce8"/>
          </table:table-row>
          <table:table-row table:style-name="ro10">
            <table:table-cell office:value-type="string" table:style-name="ce8">
              <text:p>KUC052 Registreren inschrijving op grond van aangifte van verblijf en adres</text:p>
            </table:table-cell>
            <table:table-cell office:value-type="float" office:value="4" table:style-name="ce82">
              <text:p>4</text:p>
            </table:table-cell>
            <table:table-cell office:value-type="string" table:style-name="ce9">
              <text:p>AF12 BAG adres</text:p>
            </table:table-cell>
            <table:table-cell office:value-type="string" table:content-validation-name="val1" table:style-name="ce9">
              <text:p>BRP zoeken</text:p>
            </table:table-cell>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177];$$Size;0);MATCH([.K177];$$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25" table:formula="of:=IF(ISNA([.L177]);0;[.L177]*[Referenties.$E$14])" table:style-name="ce19">
              <text:p>1,25</text:p>
            </table:table-cell>
            <table:table-cell office:value-type="float" office:value="0.125" table:formula="of:=IF(ISNA([.L177]);0;[.L177]*[Referenties.$E$15])" table:style-name="ce19">
              <text:p>0,13</text:p>
            </table:table-cell>
            <table:table-cell office:value-type="float" office:value="0.25" table:formula="of:=IF(ISNA([.L177]);0;[.L177]*[Referenties.$E$16])" table:style-name="ce19">
              <text:p>0,25</text:p>
            </table:table-cell>
            <table:table-cell office:value-type="float" office:value="0.5" table:formula="of:=IF(ISNA([.L177]);0;[.L177]*[Referenties.$E$17])" table:style-name="ce19">
              <text:p>0,50</text:p>
            </table:table-cell>
            <table:table-cell office:value-type="float" office:value="0.5" table:formula="of:=IF(ISNA([.L177]);0;[.L177]*[Referenties.$E$18])" table:style-name="ce19">
              <text:p>0,50</text:p>
            </table:table-cell>
            <table:table-cell office:value-type="float" office:value="1" table:formula="of:=IF(ISNA([.L177]);0;[.L177]*[Referenties.$E$20])" table:style-name="ce19">
              <text:p>1,00</text:p>
            </table:table-cell>
            <table:table-cell office:value-type="float" office:value="0.25" table:formula="of:=IF(ISNA([.L177]);0;[.L177]*[Referenties.$E$21])" table:style-name="ce19">
              <text:p>0,25</text:p>
            </table:table-cell>
            <table:table-cell office:value-type="float" office:value="1" table:formula="of:=IF(ISNA([.L177]);0;[.L177]*[Referenties.$E$22])" table:style-name="ce19">
              <text:p>1,00</text:p>
            </table:table-cell>
            <table:table-cell table:number-columns-repeated="16355" table:style-name="ce8"/>
          </table:table-row>
          <table:table-row table:style-name="ro3">
            <table:table-cell office:value-type="string" table:style-name="ce8">
              <text:p>KUC052 Registreren inschrijving op grond van aangifte van verblijf en adres</text:p>
            </table:table-cell>
            <table:table-cell office:value-type="float" office:value="6" table:style-name="ce82">
              <text:p>6</text:p>
            </table:table-cell>
            <table:table-cell office:value-type="string" table:style-name="ce9">
              <text:p>AF3 Afhandelen nieuw adres is briefadres</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78];$$Size;0);MATCH([.K178];$$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0.625" table:formula="of:=IF(ISNA([.L178]);0;[.L178]*[Referenties.$E$14])" table:style-name="ce19">
              <text:p>0,63</text:p>
            </table:table-cell>
            <table:table-cell office:value-type="float" office:value="6.25E-2" table:formula="of:=IF(ISNA([.L178]);0;[.L178]*[Referenties.$E$15])" table:style-name="ce19">
              <text:p>0,06</text:p>
            </table:table-cell>
            <table:table-cell office:value-type="float" office:value="0.125" table:formula="of:=IF(ISNA([.L178]);0;[.L178]*[Referenties.$E$16])" table:style-name="ce19">
              <text:p>0,13</text:p>
            </table:table-cell>
            <table:table-cell office:value-type="float" office:value="0.25" table:formula="of:=IF(ISNA([.L178]);0;[.L178]*[Referenties.$E$17])" table:style-name="ce19">
              <text:p>0,25</text:p>
            </table:table-cell>
            <table:table-cell office:value-type="float" office:value="0.25" table:formula="of:=IF(ISNA([.L178]);0;[.L178]*[Referenties.$E$18])" table:style-name="ce19">
              <text:p>0,25</text:p>
            </table:table-cell>
            <table:table-cell office:value-type="float" office:value="0.5" table:formula="of:=IF(ISNA([.L178]);0;[.L178]*[Referenties.$E$20])" table:style-name="ce19">
              <text:p>0,50</text:p>
            </table:table-cell>
            <table:table-cell office:value-type="float" office:value="0.125" table:formula="of:=IF(ISNA([.L178]);0;[.L178]*[Referenties.$E$21])" table:style-name="ce19">
              <text:p>0,13</text:p>
            </table:table-cell>
            <table:table-cell office:value-type="float" office:value="0.5" table:formula="of:=IF(ISNA([.L178]);0;[.L178]*[Referenties.$E$22])" table:style-name="ce19">
              <text:p>0,50</text:p>
            </table:table-cell>
            <table:table-cell table:number-columns-repeated="16355" table:style-name="ce8"/>
          </table:table-row>
          <table:table-row table:style-name="ro10">
            <table:table-cell office:value-type="string" table:style-name="ce8">
              <text:p>KUC052 Registreren inschrijving op grond van aangifte van verblijf en adres</text:p>
            </table:table-cell>
            <table:table-cell office:value-type="float" office:value="8" table:style-name="ce82">
              <text:p>8</text:p>
            </table:table-cell>
            <table:table-cell office:value-type="string" table:style-name="ce9">
              <text:p>AF4, AF5, AF6 (zijn uitgewerkt)</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179];$$Size;0);MATCH([.K179];$$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179]);0;[.L179]*[Referenties.$E$14])" table:style-name="ce19">
              <text:p>5,00</text:p>
            </table:table-cell>
            <table:table-cell office:value-type="float" office:value="0.5" table:formula="of:=IF(ISNA([.L179]);0;[.L179]*[Referenties.$E$15])" table:style-name="ce19">
              <text:p>0,50</text:p>
            </table:table-cell>
            <table:table-cell office:value-type="float" office:value="1" table:formula="of:=IF(ISNA([.L179]);0;[.L179]*[Referenties.$E$16])" table:style-name="ce19">
              <text:p>1,00</text:p>
            </table:table-cell>
            <table:table-cell office:value-type="float" office:value="2" table:formula="of:=IF(ISNA([.L179]);0;[.L179]*[Referenties.$E$17])" table:style-name="ce19">
              <text:p>2,00</text:p>
            </table:table-cell>
            <table:table-cell office:value-type="float" office:value="2" table:formula="of:=IF(ISNA([.L179]);0;[.L179]*[Referenties.$E$18])" table:style-name="ce19">
              <text:p>2,00</text:p>
            </table:table-cell>
            <table:table-cell office:value-type="float" office:value="4" table:formula="of:=IF(ISNA([.L179]);0;[.L179]*[Referenties.$E$20])" table:style-name="ce19">
              <text:p>4,00</text:p>
            </table:table-cell>
            <table:table-cell office:value-type="float" office:value="1" table:formula="of:=IF(ISNA([.L179]);0;[.L179]*[Referenties.$E$21])" table:style-name="ce19">
              <text:p>1,00</text:p>
            </table:table-cell>
            <table:table-cell office:value-type="float" office:value="4" table:formula="of:=IF(ISNA([.L179]);0;[.L179]*[Referenties.$E$22])" table:style-name="ce19">
              <text:p>4,00</text:p>
            </table:table-cell>
            <table:table-cell table:style-name="ce18"/>
            <table:table-cell table:number-columns-repeated="16354"/>
          </table:table-row>
          <table:table-row table:style-name="ro10">
            <table:table-cell office:value-type="string" table:style-name="ce8">
              <text:p>KUC052 Registreren inschrijving op grond van aangifte van verblijf en adres</text:p>
            </table:table-cell>
            <table:table-cell office:value-type="float" office:value="11" table:style-name="ce82">
              <text:p>11</text:p>
            </table:table-cell>
            <table:table-cell office:value-type="string" table:style-name="ce9">
              <text:p>AF8 geen IND antwoord</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80];$$Size;0);MATCH([.K180];$$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180]);0;[.L180]*[Referenties.$E$14])" table:style-name="ce19">
              <text:p>0,63</text:p>
            </table:table-cell>
            <table:table-cell office:value-type="float" office:value="6.25E-2" table:formula="of:=IF(ISNA([.L180]);0;[.L180]*[Referenties.$E$15])" table:style-name="ce19">
              <text:p>0,06</text:p>
            </table:table-cell>
            <table:table-cell office:value-type="float" office:value="0.125" table:formula="of:=IF(ISNA([.L180]);0;[.L180]*[Referenties.$E$16])" table:style-name="ce19">
              <text:p>0,13</text:p>
            </table:table-cell>
            <table:table-cell office:value-type="float" office:value="0.25" table:formula="of:=IF(ISNA([.L180]);0;[.L180]*[Referenties.$E$17])" table:style-name="ce19">
              <text:p>0,25</text:p>
            </table:table-cell>
            <table:table-cell office:value-type="float" office:value="0.25" table:formula="of:=IF(ISNA([.L180]);0;[.L180]*[Referenties.$E$18])" table:style-name="ce19">
              <text:p>0,25</text:p>
            </table:table-cell>
            <table:table-cell office:value-type="float" office:value="0.5" table:formula="of:=IF(ISNA([.L180]);0;[.L180]*[Referenties.$E$20])" table:style-name="ce19">
              <text:p>0,50</text:p>
            </table:table-cell>
            <table:table-cell office:value-type="float" office:value="0.125" table:formula="of:=IF(ISNA([.L180]);0;[.L180]*[Referenties.$E$21])" table:style-name="ce19">
              <text:p>0,13</text:p>
            </table:table-cell>
            <table:table-cell office:value-type="float" office:value="0.5" table:formula="of:=IF(ISNA([.L180]);0;[.L180]*[Referenties.$E$22])" table:style-name="ce19">
              <text:p>0,50</text:p>
            </table:table-cell>
            <table:table-cell table:style-name="ce18"/>
            <table:table-cell table:number-columns-repeated="16354"/>
          </table:table-row>
          <table:table-row table:style-name="ro10">
            <table:table-cell office:value-type="string" table:style-name="ce8">
              <text:p>KUC052 Registreren inschrijving op grond van aangifte van verblijf en adres</text:p>
            </table:table-cell>
            <table:table-cell office:value-type="float" office:value="12" table:style-name="ce82">
              <text:p>12</text:p>
            </table:table-cell>
            <table:table-cell office:value-type="string" table:style-name="ce95">
              <text:p>AF9 niet-ingeschrevene AF10 niet-ingezetene AF11 Geen bvb nodig</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81];$$Size;0);MATCH([.K181];$$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0.625" table:formula="of:=IF(ISNA([.L181]);0;[.L181]*[Referenties.$E$14])" table:style-name="ce19">
              <text:p>0,63</text:p>
            </table:table-cell>
            <table:table-cell office:value-type="float" office:value="6.25E-2" table:formula="of:=IF(ISNA([.L181]);0;[.L181]*[Referenties.$E$15])" table:style-name="ce19">
              <text:p>0,06</text:p>
            </table:table-cell>
            <table:table-cell office:value-type="float" office:value="0.125" table:formula="of:=IF(ISNA([.L181]);0;[.L181]*[Referenties.$E$16])" table:style-name="ce19">
              <text:p>0,13</text:p>
            </table:table-cell>
            <table:table-cell office:value-type="float" office:value="0.25" table:formula="of:=IF(ISNA([.L181]);0;[.L181]*[Referenties.$E$17])" table:style-name="ce19">
              <text:p>0,25</text:p>
            </table:table-cell>
            <table:table-cell office:value-type="float" office:value="0.25" table:formula="of:=IF(ISNA([.L181]);0;[.L181]*[Referenties.$E$18])" table:style-name="ce19">
              <text:p>0,25</text:p>
            </table:table-cell>
            <table:table-cell office:value-type="float" office:value="0.5" table:formula="of:=IF(ISNA([.L181]);0;[.L181]*[Referenties.$E$20])" table:style-name="ce19">
              <text:p>0,50</text:p>
            </table:table-cell>
            <table:table-cell office:value-type="float" office:value="0.125" table:formula="of:=IF(ISNA([.L181]);0;[.L181]*[Referenties.$E$21])" table:style-name="ce19">
              <text:p>0,13</text:p>
            </table:table-cell>
            <table:table-cell office:value-type="float" office:value="0.5" table:formula="of:=IF(ISNA([.L181]);0;[.L181]*[Referenties.$E$22])" table:style-name="ce19">
              <text:p>0,50</text:p>
            </table:table-cell>
            <table:table-cell office:value-type="float" office:value="138.9375" table:formula="of:=SUMIF([.V174:.AC181];&quot;&lt;&gt;#N/B&quot;)" table:style-name="ce18">
              <text:p>138,94</text:p>
            </table:table-cell>
            <table:table-cell table:number-columns-repeated="16354"/>
          </table:table-row>
          <table:table-row table:style-name="ro10">
            <table:table-cell office:value-type="string" table:style-name="ce8">
              <text:p>KUC052 Registreren inschrijving op grond van aangifte van verblijf en adres</text:p>
            </table:table-cell>
            <table:table-cell office:value-type="float" office:value="13" table:style-name="ce82">
              <text:p>13</text:p>
            </table:table-cell>
            <table:table-cell office:value-type="string" table:style-name="ce95">
              <text:p>AF13 Inschrijven nieuwgeborene op basis van verblijf en adre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Hard</text:p>
            </table:table-cell>
            <table:table-cell office:value-type="float" office:value="2" table:style-name="ce60">
              <text:p>2</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182]);0;[.L182]*[Referenties.$E$14])" table:style-name="ce19">
              <text:p>5,00</text:p>
            </table:table-cell>
            <table:table-cell office:value-type="float" office:value="0.5" table:formula="of:=IF(ISNA([.L182]);0;[.L182]*[Referenties.$E$15])" table:style-name="ce19">
              <text:p>0,50</text:p>
            </table:table-cell>
            <table:table-cell office:value-type="float" office:value="1" table:formula="of:=IF(ISNA([.L182]);0;[.L182]*[Referenties.$E$16])" table:style-name="ce19">
              <text:p>1,00</text:p>
            </table:table-cell>
            <table:table-cell office:value-type="float" office:value="2" table:formula="of:=IF(ISNA([.L182]);0;[.L182]*[Referenties.$E$17])" table:style-name="ce19">
              <text:p>2,00</text:p>
            </table:table-cell>
            <table:table-cell office:value-type="float" office:value="2" table:formula="of:=IF(ISNA([.L182]);0;[.L182]*[Referenties.$E$18])" table:style-name="ce19">
              <text:p>2,00</text:p>
            </table:table-cell>
            <table:table-cell office:value-type="float" office:value="4" table:formula="of:=IF(ISNA([.L182]);0;[.L182]*[Referenties.$E$20])" table:style-name="ce19">
              <text:p>4,00</text:p>
            </table:table-cell>
            <table:table-cell office:value-type="float" office:value="1" table:formula="of:=IF(ISNA([.L182]);0;[.L182]*[Referenties.$E$21])" table:style-name="ce19">
              <text:p>1,00</text:p>
            </table:table-cell>
            <table:table-cell office:value-type="float" office:value="4" table:formula="of:=IF(ISNA([.L182]);0;[.L182]*[Referenties.$E$22])" table:style-name="ce19">
              <text:p>4,00</text:p>
            </table:table-cell>
            <table:table-cell table:style-name="ce18"/>
            <table:table-cell table:number-columns-repeated="16354"/>
          </table:table-row>
        </table:table-row-group>
        <table:table-row table:style-name="ro3">
          <table:table-cell table:style-name="ce8"/>
          <table:table-cell table:style-name="ce82"/>
          <table:table-cell table:number-columns-repeated="2" table:style-name="ce10"/>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1">
          <table:table-cell office:value-type="string" table:style-name="ce32">
            <text:p>KUC053 Registreren verhuizing vanuit Nederland</text:p>
          </table:table-cell>
          <table:table-cell table:style-name="ce81"/>
          <table:table-cell table:number-columns-repeated="2" table:style-name="ce34"/>
          <table:table-cell table:content-validation-name="val5" table:style-name="ce31"/>
          <table:table-cell office:value-type="float" office:value="26" table:style-name="ce33">
            <text:p>26</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18">
            <table:table-cell office:value-type="string" table:style-name="ce8">
              <text:p>KUC053 Registreren verhuizing vanuit Nederland</text:p>
            </table:table-cell>
            <table:table-cell office:value-type="float" office:value="1" table:style-name="ce82">
              <text:p>1</text:p>
            </table:table-cell>
            <table:table-cell office:value-type="string" table:style-name="ce11">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185];$$Size;0);MATCH([.K185];$$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185]);0;[.L185]*[Referenties.$E$14])" table:style-name="ce19">
              <text:p>5,00</text:p>
            </table:table-cell>
            <table:table-cell office:value-type="float" office:value="0.5" table:formula="of:=IF(ISNA([.L185]);0;[.L185]*[Referenties.$E$15])" table:style-name="ce19">
              <text:p>0,50</text:p>
            </table:table-cell>
            <table:table-cell office:value-type="float" office:value="1" table:formula="of:=IF(ISNA([.L185]);0;[.L185]*[Referenties.$E$16])" table:style-name="ce19">
              <text:p>1,00</text:p>
            </table:table-cell>
            <table:table-cell office:value-type="float" office:value="2" table:formula="of:=IF(ISNA([.L185]);0;[.L185]*[Referenties.$E$17])" table:style-name="ce19">
              <text:p>2,00</text:p>
            </table:table-cell>
            <table:table-cell office:value-type="float" office:value="2" table:formula="of:=IF(ISNA([.L185]);0;[.L185]*[Referenties.$E$18])" table:style-name="ce19">
              <text:p>2,00</text:p>
            </table:table-cell>
            <table:table-cell office:value-type="float" office:value="4" table:formula="of:=IF(ISNA([.L185]);0;[.L185]*[Referenties.$E$20])" table:style-name="ce19">
              <text:p>4,00</text:p>
            </table:table-cell>
            <table:table-cell office:value-type="float" office:value="1" table:formula="of:=IF(ISNA([.L185]);0;[.L185]*[Referenties.$E$21])" table:style-name="ce19">
              <text:p>1,00</text:p>
            </table:table-cell>
            <table:table-cell office:value-type="float" office:value="4" table:formula="of:=IF(ISNA([.L185]);0;[.L185]*[Referenties.$E$22])" table:style-name="ce19">
              <text:p>4,00</text:p>
            </table:table-cell>
            <table:table-cell table:number-columns-repeated="16355" table:style-name="ce8"/>
          </table:table-row>
          <table:table-row table:style-name="ro10">
            <table:table-cell office:value-type="string" table:style-name="ce8">
              <text:p>KUC053 Registreren verhuizing vanuit Nederland</text:p>
            </table:table-cell>
            <table:table-cell office:value-type="float" office:value="3" table:style-name="ce82">
              <text:p>3</text:p>
            </table:table-cell>
            <table:table-cell office:value-type="string" table:style-name="ce8">
              <text:p>AF1, A2: aangever niet geldig</text:p>
            </table:table-cell>
            <table:table-cell office:value-type="string" table:content-validation-name="val1" table:style-name="ce8">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86];$$Size;0);MATCH([.K186];$$Complexity;0)+1)" table:style-name="ce60">
              <text:p>0,25</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186]);0;[.L186]*[Referenties.$E$14])" table:style-name="ce19">
              <text:p>0,63</text:p>
            </table:table-cell>
            <table:table-cell office:value-type="float" office:value="6.25E-2" table:formula="of:=IF(ISNA([.L186]);0;[.L186]*[Referenties.$E$15])" table:style-name="ce19">
              <text:p>0,06</text:p>
            </table:table-cell>
            <table:table-cell office:value-type="float" office:value="0.125" table:formula="of:=IF(ISNA([.L186]);0;[.L186]*[Referenties.$E$16])" table:style-name="ce19">
              <text:p>0,13</text:p>
            </table:table-cell>
            <table:table-cell office:value-type="float" office:value="0.25" table:formula="of:=IF(ISNA([.L186]);0;[.L186]*[Referenties.$E$17])" table:style-name="ce19">
              <text:p>0,25</text:p>
            </table:table-cell>
            <table:table-cell office:value-type="float" office:value="0.25" table:formula="of:=IF(ISNA([.L186]);0;[.L186]*[Referenties.$E$18])" table:style-name="ce19">
              <text:p>0,25</text:p>
            </table:table-cell>
            <table:table-cell office:value-type="float" office:value="0.5" table:formula="of:=IF(ISNA([.L186]);0;[.L186]*[Referenties.$E$20])" table:style-name="ce19">
              <text:p>0,50</text:p>
            </table:table-cell>
            <table:table-cell office:value-type="float" office:value="0.125" table:formula="of:=IF(ISNA([.L186]);0;[.L186]*[Referenties.$E$21])" table:style-name="ce19">
              <text:p>0,13</text:p>
            </table:table-cell>
            <table:table-cell office:value-type="float" office:value="0.5" table:formula="of:=IF(ISNA([.L186]);0;[.L186]*[Referenties.$E$22])" table:style-name="ce19">
              <text:p>0,50</text:p>
            </table:table-cell>
            <table:table-cell table:number-columns-repeated="16355" table:style-name="ce8"/>
          </table:table-row>
          <table:table-row table:style-name="ro10">
            <table:table-cell office:value-type="string" table:style-name="ce8">
              <text:p>KUC053 Registreren verhuizing vanuit Nederland</text:p>
            </table:table-cell>
            <table:table-cell office:value-type="float" office:value="5" table:style-name="ce82">
              <text:p>5</text:p>
            </table:table-cell>
            <table:table-cell office:value-type="string" table:style-name="ce8">
              <text:p>AF5 aanpassing<text: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87];$$Size;0);MATCH([.K187];$$Complexity;0)+1)" table:style-name="ce60">
              <text:p>0,25</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187]);0;[.L187]*[Referenties.$E$14])" table:style-name="ce19">
              <text:p>0,63</text:p>
            </table:table-cell>
            <table:table-cell office:value-type="float" office:value="6.25E-2" table:formula="of:=IF(ISNA([.L187]);0;[.L187]*[Referenties.$E$15])" table:style-name="ce19">
              <text:p>0,06</text:p>
            </table:table-cell>
            <table:table-cell office:value-type="float" office:value="0.125" table:formula="of:=IF(ISNA([.L187]);0;[.L187]*[Referenties.$E$16])" table:style-name="ce19">
              <text:p>0,13</text:p>
            </table:table-cell>
            <table:table-cell office:value-type="float" office:value="0.25" table:formula="of:=IF(ISNA([.L187]);0;[.L187]*[Referenties.$E$17])" table:style-name="ce19">
              <text:p>0,25</text:p>
            </table:table-cell>
            <table:table-cell office:value-type="float" office:value="0.25" table:formula="of:=IF(ISNA([.L187]);0;[.L187]*[Referenties.$E$18])" table:style-name="ce19">
              <text:p>0,25</text:p>
            </table:table-cell>
            <table:table-cell office:value-type="float" office:value="0.5" table:formula="of:=IF(ISNA([.L187]);0;[.L187]*[Referenties.$E$20])" table:style-name="ce19">
              <text:p>0,50</text:p>
            </table:table-cell>
            <table:table-cell office:value-type="float" office:value="0.125" table:formula="of:=IF(ISNA([.L187]);0;[.L187]*[Referenties.$E$21])" table:style-name="ce19">
              <text:p>0,13</text:p>
            </table:table-cell>
            <table:table-cell office:value-type="float" office:value="0.5" table:formula="of:=IF(ISNA([.L187]);0;[.L187]*[Referenties.$E$22])" table:style-name="ce19">
              <text:p>0,50</text:p>
            </table:table-cell>
            <table:table-cell table:number-columns-repeated="16355" table:style-name="ce8"/>
          </table:table-row>
          <table:table-row table:style-name="ro10">
            <table:table-cell office:value-type="string" table:style-name="ce8">
              <text:p>KUC053 Registreren verhuizing vanuit Nederland</text:p>
            </table:table-cell>
            <table:table-cell office:value-type="float" office:value="7" table:style-name="ce82">
              <text:p>7</text:p>
            </table:table-cell>
            <table:table-cell office:value-type="string" table:style-name="ce8">
              <text:p>AF4: paspoort verloopt binnen ingegestelde term. AF6 overzeese gebied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office:value-type="float" office:value="0" table:formula="of:=IF(ISBLANK([.J188]);0;IF(ISBLANK([.K188]);0;INDEX($$EstimateMatrix;MATCH([.J188];$$Size;0);MATCH([.K188];$$Complexity;0)+1)))" table:style-name="ce60">
              <text:p>0</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 table:formula="of:=IF(ISNA([.L188]);0;[.L188]*[Referenties.$E$14])" table:style-name="ce19">
              <text:p>0,00</text:p>
            </table:table-cell>
            <table:table-cell office:value-type="float" office:value="0" table:formula="of:=IF(ISNA([.L188]);0;[.L188]*[Referenties.$E$15])" table:style-name="ce19">
              <text:p>0,00</text:p>
            </table:table-cell>
            <table:table-cell office:value-type="float" office:value="0" table:formula="of:=IF(ISNA([.L188]);0;[.L188]*[Referenties.$E$16])" table:style-name="ce19">
              <text:p>0,00</text:p>
            </table:table-cell>
            <table:table-cell office:value-type="float" office:value="0" table:formula="of:=IF(ISNA([.L188]);0;[.L188]*[Referenties.$E$17])" table:style-name="ce19">
              <text:p>0,00</text:p>
            </table:table-cell>
            <table:table-cell office:value-type="float" office:value="0" table:formula="of:=IF(ISNA([.L188]);0;[.L188]*[Referenties.$E$18])" table:style-name="ce19">
              <text:p>0,00</text:p>
            </table:table-cell>
            <table:table-cell office:value-type="float" office:value="0" table:formula="of:=IF(ISNA([.L188]);0;[.L188]*[Referenties.$E$20])" table:style-name="ce19">
              <text:p>0,00</text:p>
            </table:table-cell>
            <table:table-cell office:value-type="float" office:value="0" table:formula="of:=IF(ISNA([.L188]);0;[.L188]*[Referenties.$E$21])" table:style-name="ce19">
              <text:p>0,00</text:p>
            </table:table-cell>
            <table:table-cell office:value-type="float" office:value="0" table:formula="of:=IF(ISNA([.L188]);0;[.L188]*[Referenties.$E$22])" table:style-name="ce19">
              <text:p>0,00</text:p>
            </table:table-cell>
            <table:table-cell table:number-columns-repeated="16355" table:style-name="ce8"/>
          </table:table-row>
          <table:table-row table:style-name="ro3">
            <table:table-cell office:value-type="string" table:style-name="ce8">
              <text:p>KUC053 Registreren verhuizing vanuit Nederland</text:p>
            </table:table-cell>
            <table:table-cell office:value-type="float" office:value="11" table:style-name="ce82">
              <text:p>11</text:p>
            </table:table-cell>
            <table:table-cell office:value-type="string" table:style-name="ce8">
              <text:p>AF3 afhandelen achterblijvers</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89];$$Size;0);MATCH([.K189];$$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0.625" table:formula="of:=IF(ISNA([.L189]);0;[.L189]*[Referenties.$E$14])" table:style-name="ce19">
              <text:p>0,63</text:p>
            </table:table-cell>
            <table:table-cell office:value-type="float" office:value="6.25E-2" table:formula="of:=IF(ISNA([.L189]);0;[.L189]*[Referenties.$E$15])" table:style-name="ce19">
              <text:p>0,06</text:p>
            </table:table-cell>
            <table:table-cell office:value-type="float" office:value="0.125" table:formula="of:=IF(ISNA([.L189]);0;[.L189]*[Referenties.$E$16])" table:style-name="ce19">
              <text:p>0,13</text:p>
            </table:table-cell>
            <table:table-cell office:value-type="float" office:value="0.25" table:formula="of:=IF(ISNA([.L189]);0;[.L189]*[Referenties.$E$17])" table:style-name="ce19">
              <text:p>0,25</text:p>
            </table:table-cell>
            <table:table-cell office:value-type="float" office:value="0.25" table:formula="of:=IF(ISNA([.L189]);0;[.L189]*[Referenties.$E$18])" table:style-name="ce19">
              <text:p>0,25</text:p>
            </table:table-cell>
            <table:table-cell office:value-type="float" office:value="0.5" table:formula="of:=IF(ISNA([.L189]);0;[.L189]*[Referenties.$E$20])" table:style-name="ce19">
              <text:p>0,50</text:p>
            </table:table-cell>
            <table:table-cell office:value-type="float" office:value="0.125" table:formula="of:=IF(ISNA([.L189]);0;[.L189]*[Referenties.$E$21])" table:style-name="ce19">
              <text:p>0,13</text:p>
            </table:table-cell>
            <table:table-cell office:value-type="float" office:value="0.5" table:formula="of:=IF(ISNA([.L189]);0;[.L189]*[Referenties.$E$22])" table:style-name="ce19">
              <text:p>0,50</text:p>
            </table:table-cell>
            <table:table-cell office:value-type="float" office:value="26.8125" table:formula="of:=SUMIF([.V185:.AC189];&quot;&lt;&gt;#N/B&quot;)" table:style-name="ce18">
              <text:p>26,81</text:p>
            </table:table-cell>
            <table:table-cell table:number-columns-repeated="16354"/>
          </table:table-row>
        </table:table-row-group>
        <table:table-row table:style-name="ro3">
          <table:table-cell table:style-name="ce8"/>
          <table:table-cell table:style-name="ce82"/>
          <table:table-cell table:number-columns-repeated="2" table:style-name="ce10"/>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32">
            <text:p>KUC054 Opschorten ingezetene</text:p>
          </table:table-cell>
          <table:table-cell table:style-name="ce81"/>
          <table:table-cell table:number-columns-repeated="2" table:style-name="ce34"/>
          <table:table-cell table:content-validation-name="val5" table:style-name="ce31"/>
          <table:table-cell office:value-type="float" office:value="44" table:style-name="ce33">
            <text:p>44</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11">
              <text:p>KUC054 Opschorten ingezetene</text:p>
            </table:table-cell>
            <table:table-cell office:value-type="float" office:value="1" table:style-name="ce82">
              <text:p>1</text:p>
            </table:table-cell>
            <table:table-cell office:value-type="string" table:style-name="ce10">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192];$$Size;0);MATCH([.K192];$$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192]);0;[.L192]*[Referenties.$E$14])" table:style-name="ce19">
              <text:p>5,00</text:p>
            </table:table-cell>
            <table:table-cell office:value-type="float" office:value="0.5" table:formula="of:=IF(ISNA([.L192]);0;[.L192]*[Referenties.$E$15])" table:style-name="ce19">
              <text:p>0,50</text:p>
            </table:table-cell>
            <table:table-cell office:value-type="float" office:value="1" table:formula="of:=IF(ISNA([.L192]);0;[.L192]*[Referenties.$E$16])" table:style-name="ce19">
              <text:p>1,00</text:p>
            </table:table-cell>
            <table:table-cell office:value-type="float" office:value="2" table:formula="of:=IF(ISNA([.L192]);0;[.L192]*[Referenties.$E$17])" table:style-name="ce19">
              <text:p>2,00</text:p>
            </table:table-cell>
            <table:table-cell office:value-type="float" office:value="2" table:formula="of:=IF(ISNA([.L192]);0;[.L192]*[Referenties.$E$18])" table:style-name="ce19">
              <text:p>2,00</text:p>
            </table:table-cell>
            <table:table-cell office:value-type="float" office:value="4" table:formula="of:=IF(ISNA([.L192]);0;[.L192]*[Referenties.$E$20])" table:style-name="ce19">
              <text:p>4,00</text:p>
            </table:table-cell>
            <table:table-cell office:value-type="float" office:value="1" table:formula="of:=IF(ISNA([.L192]);0;[.L192]*[Referenties.$E$21])" table:style-name="ce19">
              <text:p>1,00</text:p>
            </table:table-cell>
            <table:table-cell office:value-type="float" office:value="4" table:formula="of:=IF(ISNA([.L192]);0;[.L192]*[Referenties.$E$22])" table:style-name="ce19">
              <text:p>4,00</text:p>
            </table:table-cell>
            <table:table-cell table:number-columns-repeated="16355" table:style-name="ce8"/>
          </table:table-row>
          <table:table-row table:style-name="ro10">
            <table:table-cell office:value-type="string" table:style-name="ce11">
              <text:p>KUC054 Opschorten ingezetene</text:p>
            </table:table-cell>
            <table:table-cell office:value-type="float" office:value="4" table:style-name="ce82">
              <text:p>4</text:p>
            </table:table-cell>
            <table:table-cell office:value-type="string" table:style-name="ce8">
              <text:p>A1, A2: opschorting onbekend/invalide</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93];$$Size;0);MATCH([.K193];$$Complexity;0)+1)" table:style-name="ce60">
              <text:p>0,25</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193]);0;[.L193]*[Referenties.$E$14])" table:style-name="ce19">
              <text:p>0,63</text:p>
            </table:table-cell>
            <table:table-cell office:value-type="float" office:value="6.25E-2" table:formula="of:=IF(ISNA([.L193]);0;[.L193]*[Referenties.$E$15])" table:style-name="ce19">
              <text:p>0,06</text:p>
            </table:table-cell>
            <table:table-cell office:value-type="float" office:value="0.125" table:formula="of:=IF(ISNA([.L193]);0;[.L193]*[Referenties.$E$16])" table:style-name="ce19">
              <text:p>0,13</text:p>
            </table:table-cell>
            <table:table-cell office:value-type="float" office:value="0.25" table:formula="of:=IF(ISNA([.L193]);0;[.L193]*[Referenties.$E$17])" table:style-name="ce19">
              <text:p>0,25</text:p>
            </table:table-cell>
            <table:table-cell office:value-type="float" office:value="0.25" table:formula="of:=IF(ISNA([.L193]);0;[.L193]*[Referenties.$E$18])" table:style-name="ce19">
              <text:p>0,25</text:p>
            </table:table-cell>
            <table:table-cell office:value-type="float" office:value="0.5" table:formula="of:=IF(ISNA([.L193]);0;[.L193]*[Referenties.$E$20])" table:style-name="ce19">
              <text:p>0,50</text:p>
            </table:table-cell>
            <table:table-cell office:value-type="float" office:value="0.125" table:formula="of:=IF(ISNA([.L193]);0;[.L193]*[Referenties.$E$21])" table:style-name="ce19">
              <text:p>0,13</text:p>
            </table:table-cell>
            <table:table-cell office:value-type="float" office:value="0.5" table:formula="of:=IF(ISNA([.L193]);0;[.L193]*[Referenties.$E$22])" table:style-name="ce19">
              <text:p>0,50</text:p>
            </table:table-cell>
            <table:table-cell office:value-type="float" office:value="21.9375" table:formula="of:=SUMIF([.V192:.AC193];&quot;&lt;&gt;#N/B&quot;)" table:style-name="ce18">
              <text:p>21,94</text:p>
            </table:table-cell>
            <table:table-cell table:number-columns-repeated="16354"/>
          </table:table-row>
        </table:table-row-group>
        <table:table-row table:style-name="ro3">
          <table:table-cell table:style-name="ce8"/>
          <table:table-cell table:style-name="ce82"/>
          <table:table-cell table:number-columns-repeated="2" table:style-name="ce10"/>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19">
          <table:table-cell office:value-type="string" table:style-name="ce32">
            <text:p>KUC055 Corrigeren adres</text:p>
          </table:table-cell>
          <table:table-cell table:style-name="ce81"/>
          <table:table-cell table:number-columns-repeated="2" table:style-name="ce34"/>
          <table:table-cell table:content-validation-name="val5" table:style-name="ce31"/>
          <table:table-cell office:value-type="float" office:value="9" table:style-name="ce33">
            <text:p>9</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55 Corrigeren adres</text:p>
            </table:table-cell>
            <table:table-cell office:value-type="float" office:value="1" table:style-name="ce82">
              <text:p>1</text:p>
            </table:table-cell>
            <table:table-cell office:value-type="string" table:style-name="ce10">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196];$$Size;0);MATCH([.K196];$$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196]);0;[.L196]*[Referenties.$E$14])" table:style-name="ce19">
              <text:p>5,00</text:p>
            </table:table-cell>
            <table:table-cell office:value-type="float" office:value="0.5" table:formula="of:=IF(ISNA([.L196]);0;[.L196]*[Referenties.$E$15])" table:style-name="ce19">
              <text:p>0,50</text:p>
            </table:table-cell>
            <table:table-cell office:value-type="float" office:value="1" table:formula="of:=IF(ISNA([.L196]);0;[.L196]*[Referenties.$E$16])" table:style-name="ce19">
              <text:p>1,00</text:p>
            </table:table-cell>
            <table:table-cell office:value-type="float" office:value="2" table:formula="of:=IF(ISNA([.L196]);0;[.L196]*[Referenties.$E$17])" table:style-name="ce19">
              <text:p>2,00</text:p>
            </table:table-cell>
            <table:table-cell office:value-type="float" office:value="2" table:formula="of:=IF(ISNA([.L196]);0;[.L196]*[Referenties.$E$18])" table:style-name="ce19">
              <text:p>2,00</text:p>
            </table:table-cell>
            <table:table-cell office:value-type="float" office:value="4" table:formula="of:=IF(ISNA([.L196]);0;[.L196]*[Referenties.$E$20])" table:style-name="ce19">
              <text:p>4,00</text:p>
            </table:table-cell>
            <table:table-cell office:value-type="float" office:value="1" table:formula="of:=IF(ISNA([.L196]);0;[.L196]*[Referenties.$E$21])" table:style-name="ce19">
              <text:p>1,00</text:p>
            </table:table-cell>
            <table:table-cell office:value-type="float" office:value="4" table:formula="of:=IF(ISNA([.L196]);0;[.L196]*[Referenties.$E$22])" table:style-name="ce19">
              <text:p>4,00</text:p>
            </table:table-cell>
            <table:table-cell table:number-columns-repeated="16355" table:style-name="ce8"/>
          </table:table-row>
          <table:table-row table:style-name="ro3">
            <table:table-cell office:value-type="string" table:style-name="ce8">
              <text:p>KUC055 Corrigeren adres</text:p>
            </table:table-cell>
            <table:table-cell office:value-type="float" office:value="2" table:style-name="ce82">
              <text:p>2</text:p>
            </table:table-cell>
            <table:table-cell office:value-type="string" table:style-name="ce10">
              <text:p>A2 derde doet verzoek</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197];$$Size;0);MATCH([.K197];$$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N.v.t.</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197]);0;[.L197]*[Referenties.$E$14])" table:style-name="ce19">
              <text:p>2,50</text:p>
            </table:table-cell>
            <table:table-cell office:value-type="float" office:value="0.25" table:formula="of:=IF(ISNA([.L197]);0;[.L197]*[Referenties.$E$15])" table:style-name="ce19">
              <text:p>0,25</text:p>
            </table:table-cell>
            <table:table-cell office:value-type="float" office:value="0.5" table:formula="of:=IF(ISNA([.L197]);0;[.L197]*[Referenties.$E$16])" table:style-name="ce19">
              <text:p>0,50</text:p>
            </table:table-cell>
            <table:table-cell office:value-type="float" office:value="1" table:formula="of:=IF(ISNA([.L197]);0;[.L197]*[Referenties.$E$17])" table:style-name="ce19">
              <text:p>1,00</text:p>
            </table:table-cell>
            <table:table-cell office:value-type="float" office:value="1" table:formula="of:=IF(ISNA([.L197]);0;[.L197]*[Referenties.$E$18])" table:style-name="ce19">
              <text:p>1,00</text:p>
            </table:table-cell>
            <table:table-cell office:value-type="float" office:value="2" table:formula="of:=IF(ISNA([.L197]);0;[.L197]*[Referenties.$E$20])" table:style-name="ce19">
              <text:p>2,00</text:p>
            </table:table-cell>
            <table:table-cell office:value-type="float" office:value="0.5" table:formula="of:=IF(ISNA([.L197]);0;[.L197]*[Referenties.$E$21])" table:style-name="ce19">
              <text:p>0,50</text:p>
            </table:table-cell>
            <table:table-cell office:value-type="float" office:value="2" table:formula="of:=IF(ISNA([.L197]);0;[.L197]*[Referenties.$E$22])" table:style-name="ce19">
              <text:p>2,00</text:p>
            </table:table-cell>
            <table:table-cell table:number-columns-repeated="16355" table:style-name="ce8"/>
          </table:table-row>
          <table:table-row table:style-name="ro3">
            <table:table-cell office:value-type="string" table:style-name="ce8">
              <text:p>KUC055 Corrigeren adres</text:p>
            </table:table-cell>
            <table:table-cell office:value-type="float" office:value="4" table:style-name="ce82">
              <text:p>4</text:p>
            </table:table-cell>
            <table:table-cell office:value-type="string" table:style-name="ce8">
              <text:p>A1 niet gevonden</text:p>
            </table:table-cell>
            <table:table-cell office:value-type="string" table:content-validation-name="val1" table:style-name="ce9">
              <text:p>BRP zoeken</text:p>
            </table:table-cell>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98];$$Size;0);MATCH([.K198];$$Complexity;0)+1)" table:style-name="ce60">
              <text:p>0,25</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N.v.t.</text:p>
            </table:table-cell>
            <table:table-cell office:value-type="string" table:content-validation-name="val6" table:style-name="ce137">
              <text:p>N.v.t.</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0.625" table:formula="of:=IF(ISNA([.L198]);0;[.L198]*[Referenties.$E$14])" table:style-name="ce19">
              <text:p>0,63</text:p>
            </table:table-cell>
            <table:table-cell office:value-type="float" office:value="6.25E-2" table:formula="of:=IF(ISNA([.L198]);0;[.L198]*[Referenties.$E$15])" table:style-name="ce19">
              <text:p>0,06</text:p>
            </table:table-cell>
            <table:table-cell office:value-type="float" office:value="0.125" table:formula="of:=IF(ISNA([.L198]);0;[.L198]*[Referenties.$E$16])" table:style-name="ce19">
              <text:p>0,13</text:p>
            </table:table-cell>
            <table:table-cell office:value-type="float" office:value="0.25" table:formula="of:=IF(ISNA([.L198]);0;[.L198]*[Referenties.$E$17])" table:style-name="ce19">
              <text:p>0,25</text:p>
            </table:table-cell>
            <table:table-cell office:value-type="float" office:value="0.25" table:formula="of:=IF(ISNA([.L198]);0;[.L198]*[Referenties.$E$18])" table:style-name="ce19">
              <text:p>0,25</text:p>
            </table:table-cell>
            <table:table-cell office:value-type="float" office:value="0.5" table:formula="of:=IF(ISNA([.L198]);0;[.L198]*[Referenties.$E$20])" table:style-name="ce19">
              <text:p>0,50</text:p>
            </table:table-cell>
            <table:table-cell office:value-type="float" office:value="0.125" table:formula="of:=IF(ISNA([.L198]);0;[.L198]*[Referenties.$E$21])" table:style-name="ce19">
              <text:p>0,13</text:p>
            </table:table-cell>
            <table:table-cell office:value-type="float" office:value="0.5" table:formula="of:=IF(ISNA([.L198]);0;[.L198]*[Referenties.$E$22])" table:style-name="ce19">
              <text:p>0,50</text:p>
            </table:table-cell>
            <table:table-cell table:number-columns-repeated="16355" table:style-name="ce8"/>
          </table:table-row>
          <table:table-row table:style-name="ro3">
            <table:table-cell office:value-type="string" table:style-name="ce8">
              <text:p>KUC055 Corrigeren adres</text:p>
            </table:table-cell>
            <table:table-cell office:value-type="float" office:value="6" table:style-name="ce82">
              <text:p>6</text:p>
            </table:table-cell>
            <table:table-cell office:value-type="string" table:style-name="ce8">
              <text:p>A3 Correctie nav onderzoeksbesluit<text:s/></text:p>
            </table:table-cell>
            <table:table-cell table:content-validation-name="val1" table:style-name="ce9"/>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199];$$Size;0);MATCH([.K199];$$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199]);0;[.L199]*[Referenties.$E$14])" table:style-name="ce19">
              <text:p>0,63</text:p>
            </table:table-cell>
            <table:table-cell office:value-type="float" office:value="6.25E-2" table:formula="of:=IF(ISNA([.L199]);0;[.L199]*[Referenties.$E$15])" table:style-name="ce19">
              <text:p>0,06</text:p>
            </table:table-cell>
            <table:table-cell office:value-type="float" office:value="0.125" table:formula="of:=IF(ISNA([.L199]);0;[.L199]*[Referenties.$E$16])" table:style-name="ce19">
              <text:p>0,13</text:p>
            </table:table-cell>
            <table:table-cell office:value-type="float" office:value="0.25" table:formula="of:=IF(ISNA([.L199]);0;[.L199]*[Referenties.$E$17])" table:style-name="ce19">
              <text:p>0,25</text:p>
            </table:table-cell>
            <table:table-cell office:value-type="float" office:value="0.25" table:formula="of:=IF(ISNA([.L199]);0;[.L199]*[Referenties.$E$18])" table:style-name="ce19">
              <text:p>0,25</text:p>
            </table:table-cell>
            <table:table-cell office:value-type="float" office:value="0.5" table:formula="of:=IF(ISNA([.L199]);0;[.L199]*[Referenties.$E$20])" table:style-name="ce19">
              <text:p>0,50</text:p>
            </table:table-cell>
            <table:table-cell office:value-type="float" office:value="0.125" table:formula="of:=IF(ISNA([.L199]);0;[.L199]*[Referenties.$E$21])" table:style-name="ce19">
              <text:p>0,13</text:p>
            </table:table-cell>
            <table:table-cell office:value-type="float" office:value="0.5" table:formula="of:=IF(ISNA([.L199]);0;[.L199]*[Referenties.$E$22])" table:style-name="ce19">
              <text:p>0,50</text:p>
            </table:table-cell>
            <table:table-cell office:value-type="float" office:value="34.125" table:formula="of:=SUMIF([.V196:.AC199];&quot;&lt;&gt;#N/B&quot;)" table:style-name="ce18">
              <text:p>34,13</text:p>
            </table:table-cell>
            <table:table-cell table:number-columns-repeated="16354"/>
          </table:table-row>
        </table:table-row-group>
        <table:table-row table:style-name="ro3">
          <table:table-cell table:style-name="ce8"/>
          <table:table-cell table:style-name="ce82"/>
          <table:table-cell table:number-columns-repeated="2" table:style-name="ce8"/>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48">
            <text:p>KUC061 Registreren verzoek verkrijgen Nederlands nationaliteit</text:p>
          </table:table-cell>
          <table:table-cell table:style-name="ce81"/>
          <table:table-cell table:number-columns-repeated="2" table:style-name="ce31"/>
          <table:table-cell table:content-validation-name="val5" table:style-name="ce31"/>
          <table:table-cell office:value-type="float" office:value="19" table:style-name="ce33">
            <text:p>19</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10">
            <table:table-cell office:value-type="string" table:style-name="ce8">
              <text:p>KUC061 Registreren verzoek verkrijgen Nederlands nationaliteit</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202];$$Size;0);MATCH([.K202];$$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N.v.t.</text:p>
            </table:table-cell>
            <table:table-cell table:content-validation-name="val6" table:style-name="ce130"/>
            <table:table-cell office:value-type="float" office:value="5" table:formula="of:=IF(ISNA([.L202]);0;[.L202]*[Referenties.$E$14])" table:style-name="ce19">
              <text:p>5,00</text:p>
            </table:table-cell>
            <table:table-cell office:value-type="float" office:value="0.5" table:formula="of:=IF(ISNA([.L202]);0;[.L202]*[Referenties.$E$15])" table:style-name="ce19">
              <text:p>0,50</text:p>
            </table:table-cell>
            <table:table-cell office:value-type="float" office:value="1" table:formula="of:=IF(ISNA([.L202]);0;[.L202]*[Referenties.$E$16])" table:style-name="ce19">
              <text:p>1,00</text:p>
            </table:table-cell>
            <table:table-cell office:value-type="float" office:value="2" table:formula="of:=IF(ISNA([.L202]);0;[.L202]*[Referenties.$E$17])" table:style-name="ce19">
              <text:p>2,00</text:p>
            </table:table-cell>
            <table:table-cell office:value-type="float" office:value="2" table:formula="of:=IF(ISNA([.L202]);0;[.L202]*[Referenties.$E$18])" table:style-name="ce19">
              <text:p>2,00</text:p>
            </table:table-cell>
            <table:table-cell office:value-type="float" office:value="4" table:formula="of:=IF(ISNA([.L202]);0;[.L202]*[Referenties.$E$20])" table:style-name="ce19">
              <text:p>4,00</text:p>
            </table:table-cell>
            <table:table-cell office:value-type="float" office:value="1" table:formula="of:=IF(ISNA([.L202]);0;[.L202]*[Referenties.$E$21])" table:style-name="ce19">
              <text:p>1,00</text:p>
            </table:table-cell>
            <table:table-cell office:value-type="float" office:value="4" table:formula="of:=IF(ISNA([.L202]);0;[.L202]*[Referenties.$E$22])" table:style-name="ce19">
              <text:p>4,00</text:p>
            </table:table-cell>
            <table:table-cell table:number-columns-repeated="16355" table:style-name="ce8"/>
          </table:table-row>
          <table:table-row table:style-name="ro10">
            <table:table-cell office:value-type="string" table:style-name="ce8">
              <text:p>KUC061 Registreren verzoek verkrijgen Nederlands nationaliteit</text:p>
            </table:table-cell>
            <table:table-cell office:value-type="float" office:value="2" table:style-name="ce82">
              <text:p>2</text:p>
            </table:table-cell>
            <table:table-cell office:value-type="string" table:style-name="ce8">
              <text:p>AF 1 Optie</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03];$$Size;0);MATCH([.K203];$$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N.v.t.</text:p>
            </table:table-cell>
            <table:table-cell table:content-validation-name="val6" table:style-name="ce130"/>
            <table:table-cell office:value-type="float" office:value="2.5" table:formula="of:=IF(ISNA([.L203]);0;[.L203]*[Referenties.$E$14])" table:style-name="ce19">
              <text:p>2,50</text:p>
            </table:table-cell>
            <table:table-cell office:value-type="float" office:value="0.25" table:formula="of:=IF(ISNA([.L203]);0;[.L203]*[Referenties.$E$15])" table:style-name="ce19">
              <text:p>0,25</text:p>
            </table:table-cell>
            <table:table-cell office:value-type="float" office:value="0.5" table:formula="of:=IF(ISNA([.L203]);0;[.L203]*[Referenties.$E$16])" table:style-name="ce19">
              <text:p>0,50</text:p>
            </table:table-cell>
            <table:table-cell office:value-type="float" office:value="1" table:formula="of:=IF(ISNA([.L203]);0;[.L203]*[Referenties.$E$17])" table:style-name="ce19">
              <text:p>1,00</text:p>
            </table:table-cell>
            <table:table-cell office:value-type="float" office:value="1" table:formula="of:=IF(ISNA([.L203]);0;[.L203]*[Referenties.$E$18])" table:style-name="ce19">
              <text:p>1,00</text:p>
            </table:table-cell>
            <table:table-cell office:value-type="float" office:value="2" table:formula="of:=IF(ISNA([.L203]);0;[.L203]*[Referenties.$E$20])" table:style-name="ce19">
              <text:p>2,00</text:p>
            </table:table-cell>
            <table:table-cell office:value-type="float" office:value="0.5" table:formula="of:=IF(ISNA([.L203]);0;[.L203]*[Referenties.$E$21])" table:style-name="ce19">
              <text:p>0,50</text:p>
            </table:table-cell>
            <table:table-cell office:value-type="float" office:value="2" table:formula="of:=IF(ISNA([.L203]);0;[.L203]*[Referenties.$E$22])" table:style-name="ce19">
              <text:p>2,00</text:p>
            </table:table-cell>
            <table:table-cell table:number-columns-repeated="16355" table:style-name="ce8"/>
          </table:table-row>
          <table:table-row table:style-name="ro10">
            <table:table-cell office:value-type="string" table:style-name="ce8">
              <text:p>KUC061 Registreren verzoek verkrijgen Nederlands nationaliteit</text:p>
            </table:table-cell>
            <table:table-cell office:value-type="float" office:value="3" table:style-name="ce82">
              <text:p>3</text:p>
            </table:table-cell>
            <table:table-cell office:value-type="string" table:style-name="ce105">
              <text:p>AF2, 8 Persoon niet gevonden of bekend<text:s/></text:p>
            </table:table-cell>
            <table:table-cell office:value-type="string" table:content-validation-name="val1" table:style-name="ce8">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204];$$Size;0);MATCH([.K204];$$Complexity;0)+1)" table:style-name="ce60">
              <text:p>0,5</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204]);0;[.L204]*[Referenties.$E$14])" table:style-name="ce19">
              <text:p>1,25</text:p>
            </table:table-cell>
            <table:table-cell office:value-type="float" office:value="0.125" table:formula="of:=IF(ISNA([.L204]);0;[.L204]*[Referenties.$E$15])" table:style-name="ce19">
              <text:p>0,13</text:p>
            </table:table-cell>
            <table:table-cell office:value-type="float" office:value="0.25" table:formula="of:=IF(ISNA([.L204]);0;[.L204]*[Referenties.$E$16])" table:style-name="ce19">
              <text:p>0,25</text:p>
            </table:table-cell>
            <table:table-cell office:value-type="float" office:value="0.5" table:formula="of:=IF(ISNA([.L204]);0;[.L204]*[Referenties.$E$17])" table:style-name="ce19">
              <text:p>0,50</text:p>
            </table:table-cell>
            <table:table-cell office:value-type="float" office:value="0.5" table:formula="of:=IF(ISNA([.L204]);0;[.L204]*[Referenties.$E$18])" table:style-name="ce19">
              <text:p>0,50</text:p>
            </table:table-cell>
            <table:table-cell office:value-type="float" office:value="1" table:formula="of:=IF(ISNA([.L204]);0;[.L204]*[Referenties.$E$20])" table:style-name="ce19">
              <text:p>1,00</text:p>
            </table:table-cell>
            <table:table-cell office:value-type="float" office:value="0.25" table:formula="of:=IF(ISNA([.L204]);0;[.L204]*[Referenties.$E$21])" table:style-name="ce19">
              <text:p>0,25</text:p>
            </table:table-cell>
            <table:table-cell office:value-type="float" office:value="1" table:formula="of:=IF(ISNA([.L204]);0;[.L204]*[Referenties.$E$22])" table:style-name="ce19">
              <text:p>1,00</text:p>
            </table:table-cell>
            <table:table-cell table:number-columns-repeated="16355" table:style-name="ce8"/>
          </table:table-row>
          <table:table-row table:style-name="ro10">
            <table:table-cell office:value-type="string" table:style-name="ce8">
              <text:p>KUC061 Registreren verzoek verkrijgen Nederlands nationaliteit</text:p>
            </table:table-cell>
            <table:table-cell office:value-type="float" office:value="4" table:style-name="ce82">
              <text:p>4</text:p>
            </table:table-cell>
            <table:table-cell office:value-type="string" table:style-name="ce75">
              <text:p>AF3, 10 Andere gemeente / overdracht</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05];$$Size;0);MATCH([.K205];$$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05]);0;[.L205]*[Referenties.$E$14])" table:style-name="ce19">
              <text:p>0,63</text:p>
            </table:table-cell>
            <table:table-cell office:value-type="float" office:value="6.25E-2" table:formula="of:=IF(ISNA([.L205]);0;[.L205]*[Referenties.$E$15])" table:style-name="ce19">
              <text:p>0,06</text:p>
            </table:table-cell>
            <table:table-cell office:value-type="float" office:value="0.125" table:formula="of:=IF(ISNA([.L205]);0;[.L205]*[Referenties.$E$16])" table:style-name="ce19">
              <text:p>0,13</text:p>
            </table:table-cell>
            <table:table-cell office:value-type="float" office:value="0.25" table:formula="of:=IF(ISNA([.L205]);0;[.L205]*[Referenties.$E$17])" table:style-name="ce19">
              <text:p>0,25</text:p>
            </table:table-cell>
            <table:table-cell office:value-type="float" office:value="0.25" table:formula="of:=IF(ISNA([.L205]);0;[.L205]*[Referenties.$E$18])" table:style-name="ce19">
              <text:p>0,25</text:p>
            </table:table-cell>
            <table:table-cell office:value-type="float" office:value="0.5" table:formula="of:=IF(ISNA([.L205]);0;[.L205]*[Referenties.$E$20])" table:style-name="ce19">
              <text:p>0,50</text:p>
            </table:table-cell>
            <table:table-cell office:value-type="float" office:value="0.125" table:formula="of:=IF(ISNA([.L205]);0;[.L205]*[Referenties.$E$21])" table:style-name="ce19">
              <text:p>0,13</text:p>
            </table:table-cell>
            <table:table-cell office:value-type="float" office:value="0.5" table:formula="of:=IF(ISNA([.L205]);0;[.L205]*[Referenties.$E$22])" table:style-name="ce19">
              <text:p>0,50</text:p>
            </table:table-cell>
            <table:table-cell table:number-columns-repeated="16355" table:style-name="ce8"/>
          </table:table-row>
          <table:table-row table:style-name="ro10">
            <table:table-cell office:value-type="string" table:style-name="ce8">
              <text:p>KUC061 Registreren verzoek verkrijgen Nederlands nationaliteit</text:p>
            </table:table-cell>
            <table:table-cell office:value-type="float" office:value="5" table:style-name="ce82">
              <text:p>5</text:p>
            </table:table-cell>
            <table:table-cell office:value-type="string" table:style-name="ce75">
              <text:p>AF9 IND bericht verstur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06];$$Size;0);MATCH([.K206];$$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06]);0;[.L206]*[Referenties.$E$14])" table:style-name="ce19">
              <text:p>0,63</text:p>
            </table:table-cell>
            <table:table-cell office:value-type="float" office:value="6.25E-2" table:formula="of:=IF(ISNA([.L206]);0;[.L206]*[Referenties.$E$15])" table:style-name="ce19">
              <text:p>0,06</text:p>
            </table:table-cell>
            <table:table-cell office:value-type="float" office:value="0.125" table:formula="of:=IF(ISNA([.L206]);0;[.L206]*[Referenties.$E$16])" table:style-name="ce19">
              <text:p>0,13</text:p>
            </table:table-cell>
            <table:table-cell office:value-type="float" office:value="0.25" table:formula="of:=IF(ISNA([.L206]);0;[.L206]*[Referenties.$E$17])" table:style-name="ce19">
              <text:p>0,25</text:p>
            </table:table-cell>
            <table:table-cell office:value-type="float" office:value="0.25" table:formula="of:=IF(ISNA([.L206]);0;[.L206]*[Referenties.$E$18])" table:style-name="ce19">
              <text:p>0,25</text:p>
            </table:table-cell>
            <table:table-cell office:value-type="float" office:value="0.5" table:formula="of:=IF(ISNA([.L206]);0;[.L206]*[Referenties.$E$20])" table:style-name="ce19">
              <text:p>0,50</text:p>
            </table:table-cell>
            <table:table-cell office:value-type="float" office:value="0.125" table:formula="of:=IF(ISNA([.L206]);0;[.L206]*[Referenties.$E$21])" table:style-name="ce19">
              <text:p>0,13</text:p>
            </table:table-cell>
            <table:table-cell office:value-type="float" office:value="0.5" table:formula="of:=IF(ISNA([.L206]);0;[.L206]*[Referenties.$E$22])" table:style-name="ce19">
              <text:p>0,50</text:p>
            </table:table-cell>
            <table:table-cell table:number-columns-repeated="16355" table:style-name="ce8"/>
          </table:table-row>
          <table:table-row table:style-name="ro10">
            <table:table-cell office:value-type="string" table:style-name="ce8">
              <text:p>KUC061 Registreren verzoek verkrijgen Nederlands nationaliteit</text:p>
            </table:table-cell>
            <table:table-cell office:value-type="float" office:value="7" table:style-name="ce82">
              <text:p>7</text:p>
            </table:table-cell>
            <table:table-cell office:value-type="string" table:style-name="ce75">
              <text:p>AF4, 5, IND negatief of niet verschen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07];$$Size;0);MATCH([.K207];$$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07]);0;[.L207]*[Referenties.$E$14])" table:style-name="ce19">
              <text:p>0,63</text:p>
            </table:table-cell>
            <table:table-cell office:value-type="float" office:value="6.25E-2" table:formula="of:=IF(ISNA([.L207]);0;[.L207]*[Referenties.$E$15])" table:style-name="ce19">
              <text:p>0,06</text:p>
            </table:table-cell>
            <table:table-cell office:value-type="float" office:value="0.125" table:formula="of:=IF(ISNA([.L207]);0;[.L207]*[Referenties.$E$16])" table:style-name="ce19">
              <text:p>0,13</text:p>
            </table:table-cell>
            <table:table-cell office:value-type="float" office:value="0.25" table:formula="of:=IF(ISNA([.L207]);0;[.L207]*[Referenties.$E$17])" table:style-name="ce19">
              <text:p>0,25</text:p>
            </table:table-cell>
            <table:table-cell office:value-type="float" office:value="0.25" table:formula="of:=IF(ISNA([.L207]);0;[.L207]*[Referenties.$E$18])" table:style-name="ce19">
              <text:p>0,25</text:p>
            </table:table-cell>
            <table:table-cell office:value-type="float" office:value="0.5" table:formula="of:=IF(ISNA([.L207]);0;[.L207]*[Referenties.$E$20])" table:style-name="ce19">
              <text:p>0,50</text:p>
            </table:table-cell>
            <table:table-cell office:value-type="float" office:value="0.125" table:formula="of:=IF(ISNA([.L207]);0;[.L207]*[Referenties.$E$21])" table:style-name="ce19">
              <text:p>0,13</text:p>
            </table:table-cell>
            <table:table-cell office:value-type="float" office:value="0.5" table:formula="of:=IF(ISNA([.L207]);0;[.L207]*[Referenties.$E$22])" table:style-name="ce19">
              <text:p>0,50</text:p>
            </table:table-cell>
            <table:table-cell table:number-columns-repeated="16355" table:style-name="ce8"/>
          </table:table-row>
          <table:table-row table:style-name="ro10">
            <table:table-cell office:value-type="string" table:style-name="ce8">
              <text:p>KUC061 Registreren verzoek verkrijgen Nederlands nationaliteit</text:p>
            </table:table-cell>
            <table:table-cell office:value-type="float" office:value="8" table:style-name="ce82">
              <text:p>8</text:p>
            </table:table-cell>
            <table:table-cell office:value-type="string" table:style-name="ce105">
              <text:p>AF6, 7 Aanwezig, personen toevoeg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08];$$Size;0);MATCH([.K208];$$Complexity;0)+1)" table:style-name="ce60">
              <text:p>0,25</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08]);0;[.L208]*[Referenties.$E$14])" table:style-name="ce19">
              <text:p>0,63</text:p>
            </table:table-cell>
            <table:table-cell office:value-type="float" office:value="6.25E-2" table:formula="of:=IF(ISNA([.L208]);0;[.L208]*[Referenties.$E$15])" table:style-name="ce19">
              <text:p>0,06</text:p>
            </table:table-cell>
            <table:table-cell office:value-type="float" office:value="0.125" table:formula="of:=IF(ISNA([.L208]);0;[.L208]*[Referenties.$E$16])" table:style-name="ce19">
              <text:p>0,13</text:p>
            </table:table-cell>
            <table:table-cell office:value-type="float" office:value="0.25" table:formula="of:=IF(ISNA([.L208]);0;[.L208]*[Referenties.$E$17])" table:style-name="ce19">
              <text:p>0,25</text:p>
            </table:table-cell>
            <table:table-cell office:value-type="float" office:value="0.25" table:formula="of:=IF(ISNA([.L208]);0;[.L208]*[Referenties.$E$18])" table:style-name="ce19">
              <text:p>0,25</text:p>
            </table:table-cell>
            <table:table-cell office:value-type="float" office:value="0.5" table:formula="of:=IF(ISNA([.L208]);0;[.L208]*[Referenties.$E$20])" table:style-name="ce19">
              <text:p>0,50</text:p>
            </table:table-cell>
            <table:table-cell office:value-type="float" office:value="0.125" table:formula="of:=IF(ISNA([.L208]);0;[.L208]*[Referenties.$E$21])" table:style-name="ce19">
              <text:p>0,13</text:p>
            </table:table-cell>
            <table:table-cell office:value-type="float" office:value="0.5" table:formula="of:=IF(ISNA([.L208]);0;[.L208]*[Referenties.$E$22])" table:style-name="ce19">
              <text:p>0,50</text:p>
            </table:table-cell>
            <table:table-cell office:value-type="float" office:value="43.875" table:formula="of:=SUMIF([.V202:.AC208];&quot;&lt;&gt;#N/B&quot;)" table:style-name="ce18">
              <text:p>43,88</text:p>
            </table:table-cell>
            <table:table-cell table:number-columns-repeated="16354"/>
          </table:table-row>
        </table:table-row-group>
        <table:table-row table:style-name="ro3">
          <table:table-cell table:style-name="ce8"/>
          <table:table-cell table:style-name="ce82"/>
          <table:table-cell table:number-columns-repeated="2" table:style-name="ce8"/>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32">
            <text:p>KUC062 Registreren nationaliteit persoon</text:p>
          </table:table-cell>
          <table:table-cell table:style-name="ce81"/>
          <table:table-cell table:number-columns-repeated="2" table:style-name="ce31"/>
          <table:table-cell table:content-validation-name="val5" table:style-name="ce31"/>
          <table:table-cell office:value-type="float" office:value="18" table:style-name="ce33">
            <text:p>18</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9">
              <text:p>KUC062 Registreren nationaliteit persoon</text:p>
            </table:table-cell>
            <table:table-cell office:value-type="float" office:value="1" table:style-name="ce83">
              <text:p>1</text:p>
            </table:table-cell>
            <table:table-cell office:value-type="string" table:style-name="ce9">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11];$$Size;0);MATCH([.K211];$$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211]);0;[.L211]*[Referenties.$E$14])" table:style-name="ce19">
              <text:p>2,50</text:p>
            </table:table-cell>
            <table:table-cell office:value-type="float" office:value="0.25" table:formula="of:=IF(ISNA([.L211]);0;[.L211]*[Referenties.$E$15])" table:style-name="ce19">
              <text:p>0,25</text:p>
            </table:table-cell>
            <table:table-cell office:value-type="float" office:value="0.5" table:formula="of:=IF(ISNA([.L211]);0;[.L211]*[Referenties.$E$16])" table:style-name="ce19">
              <text:p>0,50</text:p>
            </table:table-cell>
            <table:table-cell office:value-type="float" office:value="1" table:formula="of:=IF(ISNA([.L211]);0;[.L211]*[Referenties.$E$17])" table:style-name="ce19">
              <text:p>1,00</text:p>
            </table:table-cell>
            <table:table-cell office:value-type="float" office:value="1" table:formula="of:=IF(ISNA([.L211]);0;[.L211]*[Referenties.$E$18])" table:style-name="ce19">
              <text:p>1,00</text:p>
            </table:table-cell>
            <table:table-cell office:value-type="float" office:value="2" table:formula="of:=IF(ISNA([.L211]);0;[.L211]*[Referenties.$E$20])" table:style-name="ce19">
              <text:p>2,00</text:p>
            </table:table-cell>
            <table:table-cell office:value-type="float" office:value="0.5" table:formula="of:=IF(ISNA([.L211]);0;[.L211]*[Referenties.$E$21])" table:style-name="ce19">
              <text:p>0,50</text:p>
            </table:table-cell>
            <table:table-cell office:value-type="float" office:value="2" table:formula="of:=IF(ISNA([.L211]);0;[.L211]*[Referenties.$E$22])" table:style-name="ce19">
              <text:p>2,00</text:p>
            </table:table-cell>
            <table:table-cell table:number-columns-repeated="16355" table:style-name="ce8"/>
          </table:table-row>
          <table:table-row table:style-name="ro10">
            <table:table-cell office:value-type="string" table:style-name="ce9">
              <text:p>KUC062 Registreren nationaliteit persoon</text:p>
            </table:table-cell>
            <table:table-cell office:value-type="float" office:value="2" table:style-name="ce83">
              <text:p>2</text:p>
            </table:table-cell>
            <table:table-cell office:value-type="string" table:style-name="ce9">
              <text:p>AF1 Andere aanleiding, <text:s/>AF3 correctie obv onderzoekbesluit</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212];$$Size;0);MATCH([.K212];$$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212]);0;[.L212]*[Referenties.$E$14])" table:style-name="ce19">
              <text:p>5,00</text:p>
            </table:table-cell>
            <table:table-cell office:value-type="float" office:value="0.5" table:formula="of:=IF(ISNA([.L212]);0;[.L212]*[Referenties.$E$15])" table:style-name="ce19">
              <text:p>0,50</text:p>
            </table:table-cell>
            <table:table-cell office:value-type="float" office:value="1" table:formula="of:=IF(ISNA([.L212]);0;[.L212]*[Referenties.$E$16])" table:style-name="ce19">
              <text:p>1,00</text:p>
            </table:table-cell>
            <table:table-cell office:value-type="float" office:value="2" table:formula="of:=IF(ISNA([.L212]);0;[.L212]*[Referenties.$E$17])" table:style-name="ce19">
              <text:p>2,00</text:p>
            </table:table-cell>
            <table:table-cell office:value-type="float" office:value="2" table:formula="of:=IF(ISNA([.L212]);0;[.L212]*[Referenties.$E$18])" table:style-name="ce19">
              <text:p>2,00</text:p>
            </table:table-cell>
            <table:table-cell office:value-type="float" office:value="4" table:formula="of:=IF(ISNA([.L212]);0;[.L212]*[Referenties.$E$20])" table:style-name="ce19">
              <text:p>4,00</text:p>
            </table:table-cell>
            <table:table-cell office:value-type="float" office:value="1" table:formula="of:=IF(ISNA([.L212]);0;[.L212]*[Referenties.$E$21])" table:style-name="ce19">
              <text:p>1,00</text:p>
            </table:table-cell>
            <table:table-cell office:value-type="float" office:value="4" table:formula="of:=IF(ISNA([.L212]);0;[.L212]*[Referenties.$E$22])" table:style-name="ce19">
              <text:p>4,00</text:p>
            </table:table-cell>
            <table:table-cell table:number-columns-repeated="16355" table:style-name="ce8"/>
          </table:table-row>
          <table:table-row table:style-name="ro3">
            <table:table-cell office:value-type="string" table:style-name="ce9">
              <text:p>KUC062 Registreren nationaliteit persoon</text:p>
            </table:table-cell>
            <table:table-cell office:value-type="float" office:value="7" table:style-name="ce83">
              <text:p>7</text:p>
            </table:table-cell>
            <table:table-cell office:value-type="string" table:style-name="ce76">
              <text:p>AF2 Extra Info, <text:s/>AF4 geen verklaring afgelegd</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13];$$Size;0);MATCH([.K213];$$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0.625" table:formula="of:=IF(ISNA([.L213]);0;[.L213]*[Referenties.$E$14])" table:style-name="ce19">
              <text:p>0,63</text:p>
            </table:table-cell>
            <table:table-cell office:value-type="float" office:value="6.25E-2" table:formula="of:=IF(ISNA([.L213]);0;[.L213]*[Referenties.$E$15])" table:style-name="ce19">
              <text:p>0,06</text:p>
            </table:table-cell>
            <table:table-cell office:value-type="float" office:value="0.125" table:formula="of:=IF(ISNA([.L213]);0;[.L213]*[Referenties.$E$16])" table:style-name="ce19">
              <text:p>0,13</text:p>
            </table:table-cell>
            <table:table-cell office:value-type="float" office:value="0.25" table:formula="of:=IF(ISNA([.L213]);0;[.L213]*[Referenties.$E$17])" table:style-name="ce19">
              <text:p>0,25</text:p>
            </table:table-cell>
            <table:table-cell office:value-type="float" office:value="0.25" table:formula="of:=IF(ISNA([.L213]);0;[.L213]*[Referenties.$E$18])" table:style-name="ce19">
              <text:p>0,25</text:p>
            </table:table-cell>
            <table:table-cell office:value-type="float" office:value="0.5" table:formula="of:=IF(ISNA([.L213]);0;[.L213]*[Referenties.$E$20])" table:style-name="ce19">
              <text:p>0,50</text:p>
            </table:table-cell>
            <table:table-cell office:value-type="float" office:value="0.125" table:formula="of:=IF(ISNA([.L213]);0;[.L213]*[Referenties.$E$21])" table:style-name="ce19">
              <text:p>0,13</text:p>
            </table:table-cell>
            <table:table-cell office:value-type="float" office:value="0.5" table:formula="of:=IF(ISNA([.L213]);0;[.L213]*[Referenties.$E$22])" table:style-name="ce19">
              <text:p>0,50</text:p>
            </table:table-cell>
            <table:table-cell office:value-type="float" office:value="31.6875" table:formula="of:=SUMIF([.V210:.AC213];&quot;&lt;&gt;#N/B&quot;)" table:style-name="ce18">
              <text:p>31,69</text:p>
            </table:table-cell>
            <table:table-cell table:number-columns-repeated="16354"/>
          </table:table-row>
        </table:table-row-group>
        <table:table-row table:style-name="ro3">
          <table:table-cell table:style-name="ce8"/>
          <table:table-cell table:style-name="ce82"/>
          <table:table-cell table:number-columns-repeated="2" table:style-name="ce8"/>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32">
            <text:p>KUC063 Beëindigen nationaliteit</text:p>
          </table:table-cell>
          <table:table-cell table:style-name="ce81"/>
          <table:table-cell table:number-columns-repeated="2" table:style-name="ce31"/>
          <table:table-cell table:content-validation-name="val5" table:style-name="ce31"/>
          <table:table-cell office:value-type="float" office:value="31" table:style-name="ce33">
            <text:p>31</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63 Beëindigen nationaliteit</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216];$$Size;0);MATCH([.K216];$$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216]);0;[.L216]*[Referenties.$E$14])" table:style-name="ce19">
              <text:p>5,00</text:p>
            </table:table-cell>
            <table:table-cell office:value-type="float" office:value="0.5" table:formula="of:=IF(ISNA([.L216]);0;[.L216]*[Referenties.$E$15])" table:style-name="ce19">
              <text:p>0,50</text:p>
            </table:table-cell>
            <table:table-cell office:value-type="float" office:value="1" table:formula="of:=IF(ISNA([.L216]);0;[.L216]*[Referenties.$E$16])" table:style-name="ce19">
              <text:p>1,00</text:p>
            </table:table-cell>
            <table:table-cell office:value-type="float" office:value="2" table:formula="of:=IF(ISNA([.L216]);0;[.L216]*[Referenties.$E$17])" table:style-name="ce19">
              <text:p>2,00</text:p>
            </table:table-cell>
            <table:table-cell office:value-type="float" office:value="2" table:formula="of:=IF(ISNA([.L216]);0;[.L216]*[Referenties.$E$18])" table:style-name="ce19">
              <text:p>2,00</text:p>
            </table:table-cell>
            <table:table-cell office:value-type="float" office:value="4" table:formula="of:=IF(ISNA([.L216]);0;[.L216]*[Referenties.$E$20])" table:style-name="ce19">
              <text:p>4,00</text:p>
            </table:table-cell>
            <table:table-cell office:value-type="float" office:value="1" table:formula="of:=IF(ISNA([.L216]);0;[.L216]*[Referenties.$E$21])" table:style-name="ce19">
              <text:p>1,00</text:p>
            </table:table-cell>
            <table:table-cell office:value-type="float" office:value="4" table:formula="of:=IF(ISNA([.L216]);0;[.L216]*[Referenties.$E$22])" table:style-name="ce19">
              <text:p>4,00</text:p>
            </table:table-cell>
            <table:table-cell table:number-columns-repeated="16355" table:style-name="ce8"/>
          </table:table-row>
          <table:table-row table:style-name="ro10">
            <table:table-cell office:value-type="string" table:style-name="ce8">
              <text:p>KUC063 Beëindigen nationaliteit</text:p>
            </table:table-cell>
            <table:table-cell office:value-type="float" office:value="2" table:style-name="ce82">
              <text:p>2</text:p>
            </table:table-cell>
            <table:table-cell office:value-type="string" table:style-name="ce8">
              <text:p>AF 1 Intrekkin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17];$$Size;0);MATCH([.K217];$$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217]);0;[.L217]*[Referenties.$E$14])" table:style-name="ce19">
              <text:p>2,50</text:p>
            </table:table-cell>
            <table:table-cell office:value-type="float" office:value="0.25" table:formula="of:=IF(ISNA([.L217]);0;[.L217]*[Referenties.$E$15])" table:style-name="ce19">
              <text:p>0,25</text:p>
            </table:table-cell>
            <table:table-cell office:value-type="float" office:value="0.5" table:formula="of:=IF(ISNA([.L217]);0;[.L217]*[Referenties.$E$16])" table:style-name="ce19">
              <text:p>0,50</text:p>
            </table:table-cell>
            <table:table-cell office:value-type="float" office:value="1" table:formula="of:=IF(ISNA([.L217]);0;[.L217]*[Referenties.$E$17])" table:style-name="ce19">
              <text:p>1,00</text:p>
            </table:table-cell>
            <table:table-cell office:value-type="float" office:value="1" table:formula="of:=IF(ISNA([.L217]);0;[.L217]*[Referenties.$E$18])" table:style-name="ce19">
              <text:p>1,00</text:p>
            </table:table-cell>
            <table:table-cell office:value-type="float" office:value="2" table:formula="of:=IF(ISNA([.L217]);0;[.L217]*[Referenties.$E$20])" table:style-name="ce19">
              <text:p>2,00</text:p>
            </table:table-cell>
            <table:table-cell office:value-type="float" office:value="0.5" table:formula="of:=IF(ISNA([.L217]);0;[.L217]*[Referenties.$E$21])" table:style-name="ce19">
              <text:p>0,50</text:p>
            </table:table-cell>
            <table:table-cell office:value-type="float" office:value="2" table:formula="of:=IF(ISNA([.L217]);0;[.L217]*[Referenties.$E$22])" table:style-name="ce19">
              <text:p>2,00</text:p>
            </table:table-cell>
            <table:table-cell table:number-columns-repeated="16355" table:style-name="ce8"/>
          </table:table-row>
          <table:table-row table:style-name="ro10">
            <table:table-cell office:value-type="string" table:style-name="ce8">
              <text:p>KUC063 Beëindigen nationaliteit</text:p>
            </table:table-cell>
            <table:table-cell office:value-type="float" office:value="3" table:style-name="ce82">
              <text:p>3</text:p>
            </table:table-cell>
            <table:table-cell office:value-type="string" table:style-name="ce8">
              <text:p>AF3 reisdocument niet ingeleverd</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218];$$Size;0);MATCH([.K218];$$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25" table:formula="of:=IF(ISNA([.L218]);0;[.L218]*[Referenties.$E$14])" table:style-name="ce19">
              <text:p>1,25</text:p>
            </table:table-cell>
            <table:table-cell office:value-type="float" office:value="0.125" table:formula="of:=IF(ISNA([.L218]);0;[.L218]*[Referenties.$E$15])" table:style-name="ce19">
              <text:p>0,13</text:p>
            </table:table-cell>
            <table:table-cell office:value-type="float" office:value="0.25" table:formula="of:=IF(ISNA([.L218]);0;[.L218]*[Referenties.$E$16])" table:style-name="ce19">
              <text:p>0,25</text:p>
            </table:table-cell>
            <table:table-cell office:value-type="float" office:value="0.5" table:formula="of:=IF(ISNA([.L218]);0;[.L218]*[Referenties.$E$17])" table:style-name="ce19">
              <text:p>0,50</text:p>
            </table:table-cell>
            <table:table-cell office:value-type="float" office:value="0.5" table:formula="of:=IF(ISNA([.L218]);0;[.L218]*[Referenties.$E$18])" table:style-name="ce19">
              <text:p>0,50</text:p>
            </table:table-cell>
            <table:table-cell office:value-type="float" office:value="1" table:formula="of:=IF(ISNA([.L218]);0;[.L218]*[Referenties.$E$20])" table:style-name="ce19">
              <text:p>1,00</text:p>
            </table:table-cell>
            <table:table-cell office:value-type="float" office:value="0.25" table:formula="of:=IF(ISNA([.L218]);0;[.L218]*[Referenties.$E$21])" table:style-name="ce19">
              <text:p>0,25</text:p>
            </table:table-cell>
            <table:table-cell office:value-type="float" office:value="1" table:formula="of:=IF(ISNA([.L218]);0;[.L218]*[Referenties.$E$22])" table:style-name="ce19">
              <text:p>1,00</text:p>
            </table:table-cell>
            <table:table-cell table:number-columns-repeated="16355" table:style-name="ce8"/>
          </table:table-row>
          <table:table-row table:style-name="ro10">
            <table:table-cell office:value-type="string" table:style-name="ce8">
              <text:p>KUC063 Beëindigen nationaliteit</text:p>
            </table:table-cell>
            <table:table-cell office:value-type="float" office:value="4" table:style-name="ce82">
              <text:p>4</text:p>
            </table:table-cell>
            <table:table-cell office:value-type="string" table:style-name="ce8">
              <text:p>AF2 Buitenlands nationaliteit</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219];$$Size;0);MATCH([.K219];$$Complexity;0)+1)" table:style-name="ce60">
              <text:p>2</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219]);0;[.L219]*[Referenties.$E$14])" table:style-name="ce19">
              <text:p>5,00</text:p>
            </table:table-cell>
            <table:table-cell office:value-type="float" office:value="0.5" table:formula="of:=IF(ISNA([.L219]);0;[.L219]*[Referenties.$E$15])" table:style-name="ce19">
              <text:p>0,50</text:p>
            </table:table-cell>
            <table:table-cell office:value-type="float" office:value="1" table:formula="of:=IF(ISNA([.L219]);0;[.L219]*[Referenties.$E$16])" table:style-name="ce19">
              <text:p>1,00</text:p>
            </table:table-cell>
            <table:table-cell office:value-type="float" office:value="2" table:formula="of:=IF(ISNA([.L219]);0;[.L219]*[Referenties.$E$17])" table:style-name="ce19">
              <text:p>2,00</text:p>
            </table:table-cell>
            <table:table-cell office:value-type="float" office:value="2" table:formula="of:=IF(ISNA([.L219]);0;[.L219]*[Referenties.$E$18])" table:style-name="ce19">
              <text:p>2,00</text:p>
            </table:table-cell>
            <table:table-cell office:value-type="float" office:value="4" table:formula="of:=IF(ISNA([.L219]);0;[.L219]*[Referenties.$E$20])" table:style-name="ce19">
              <text:p>4,00</text:p>
            </table:table-cell>
            <table:table-cell office:value-type="float" office:value="1" table:formula="of:=IF(ISNA([.L219]);0;[.L219]*[Referenties.$E$21])" table:style-name="ce19">
              <text:p>1,00</text:p>
            </table:table-cell>
            <table:table-cell office:value-type="float" office:value="4" table:formula="of:=IF(ISNA([.L219]);0;[.L219]*[Referenties.$E$22])" table:style-name="ce19">
              <text:p>4,00</text:p>
            </table:table-cell>
            <table:table-cell table:number-columns-repeated="16355" table:style-name="ce8"/>
          </table:table-row>
          <table:table-row table:style-name="ro10">
            <table:table-cell office:value-type="string" table:style-name="ce8">
              <text:p>KUC063 Beëindigen nationaliteit</text:p>
            </table:table-cell>
            <table:table-cell office:value-type="float" office:value="5" table:style-name="ce82">
              <text:p>5</text:p>
            </table:table-cell>
            <table:table-cell office:value-type="string" table:style-name="ce8">
              <text:p>AF4Aanvrager onbekend</text:p>
            </table:table-cell>
            <table:table-cell office:value-type="string" table:content-validation-name="val1" table:style-name="ce8">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20];$$Size;0);MATCH([.K220];$$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20]);0;[.L220]*[Referenties.$E$14])" table:style-name="ce19">
              <text:p>0,63</text:p>
            </table:table-cell>
            <table:table-cell office:value-type="float" office:value="6.25E-2" table:formula="of:=IF(ISNA([.L220]);0;[.L220]*[Referenties.$E$15])" table:style-name="ce19">
              <text:p>0,06</text:p>
            </table:table-cell>
            <table:table-cell office:value-type="float" office:value="0.125" table:formula="of:=IF(ISNA([.L220]);0;[.L220]*[Referenties.$E$16])" table:style-name="ce19">
              <text:p>0,13</text:p>
            </table:table-cell>
            <table:table-cell office:value-type="float" office:value="0.25" table:formula="of:=IF(ISNA([.L220]);0;[.L220]*[Referenties.$E$17])" table:style-name="ce19">
              <text:p>0,25</text:p>
            </table:table-cell>
            <table:table-cell office:value-type="float" office:value="0.25" table:formula="of:=IF(ISNA([.L220]);0;[.L220]*[Referenties.$E$18])" table:style-name="ce19">
              <text:p>0,25</text:p>
            </table:table-cell>
            <table:table-cell office:value-type="float" office:value="0.5" table:formula="of:=IF(ISNA([.L220]);0;[.L220]*[Referenties.$E$20])" table:style-name="ce19">
              <text:p>0,50</text:p>
            </table:table-cell>
            <table:table-cell office:value-type="float" office:value="0.125" table:formula="of:=IF(ISNA([.L220]);0;[.L220]*[Referenties.$E$21])" table:style-name="ce19">
              <text:p>0,13</text:p>
            </table:table-cell>
            <table:table-cell office:value-type="float" office:value="0.5" table:formula="of:=IF(ISNA([.L220]);0;[.L220]*[Referenties.$E$22])" table:style-name="ce19">
              <text:p>0,50</text:p>
            </table:table-cell>
            <table:table-cell table:number-columns-repeated="16355" table:style-name="ce8"/>
          </table:table-row>
          <table:table-row table:style-name="ro10">
            <table:table-cell office:value-type="string" table:style-name="ce8">
              <text:p>KUC063 Beëindigen nationaliteit</text:p>
            </table:table-cell>
            <table:table-cell office:value-type="float" office:value="8" table:style-name="ce82">
              <text:p>8</text:p>
            </table:table-cell>
            <table:table-cell office:value-type="string" table:style-name="ce8">
              <text:p>AF5 Corr nav onderzoeksbesl</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21];$$Size;0);MATCH([.K221];$$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21]);0;[.L221]*[Referenties.$E$14])" table:style-name="ce19">
              <text:p>0,63</text:p>
            </table:table-cell>
            <table:table-cell office:value-type="float" office:value="6.25E-2" table:formula="of:=IF(ISNA([.L221]);0;[.L221]*[Referenties.$E$15])" table:style-name="ce19">
              <text:p>0,06</text:p>
            </table:table-cell>
            <table:table-cell office:value-type="float" office:value="0.125" table:formula="of:=IF(ISNA([.L221]);0;[.L221]*[Referenties.$E$16])" table:style-name="ce19">
              <text:p>0,13</text:p>
            </table:table-cell>
            <table:table-cell office:value-type="float" office:value="0.25" table:formula="of:=IF(ISNA([.L221]);0;[.L221]*[Referenties.$E$17])" table:style-name="ce19">
              <text:p>0,25</text:p>
            </table:table-cell>
            <table:table-cell office:value-type="float" office:value="0.25" table:formula="of:=IF(ISNA([.L221]);0;[.L221]*[Referenties.$E$18])" table:style-name="ce19">
              <text:p>0,25</text:p>
            </table:table-cell>
            <table:table-cell office:value-type="float" office:value="0.5" table:formula="of:=IF(ISNA([.L221]);0;[.L221]*[Referenties.$E$20])" table:style-name="ce19">
              <text:p>0,50</text:p>
            </table:table-cell>
            <table:table-cell office:value-type="float" office:value="0.125" table:formula="of:=IF(ISNA([.L221]);0;[.L221]*[Referenties.$E$21])" table:style-name="ce19">
              <text:p>0,13</text:p>
            </table:table-cell>
            <table:table-cell office:value-type="float" office:value="0.5" table:formula="of:=IF(ISNA([.L221]);0;[.L221]*[Referenties.$E$22])" table:style-name="ce19">
              <text:p>0,50</text:p>
            </table:table-cell>
            <table:table-cell office:value-type="float" office:value="58.5" table:formula="of:=SUMIF([.V216:.AC221];&quot;&lt;&gt;#N/B&quot;)" table:style-name="ce18">
              <text:p>58,50</text:p>
            </table:table-cell>
            <table:table-cell table:number-columns-repeated="16354"/>
          </table:table-row>
        </table:table-row-group>
        <table:table-row table:style-name="ro3">
          <table:table-cell table:style-name="ce8"/>
          <table:table-cell table:style-name="ce82"/>
          <table:table-cell table:number-columns-repeated="2" table:style-name="ce8"/>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32">
            <text:p>KUC071 Uitgifte reisdocument</text:p>
          </table:table-cell>
          <table:table-cell table:style-name="ce81"/>
          <table:table-cell table:number-columns-repeated="2" table:style-name="ce31"/>
          <table:table-cell table:content-validation-name="val5" table:style-name="ce31"/>
          <table:table-cell office:value-type="float" office:value="11" table:style-name="ce33">
            <text:p>11</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71 Uitgifte reisdocument</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Large</text:p>
            </table:table-cell>
            <table:table-cell office:value-type="string" table:content-validation-name="val4" table:style-name="ce8">
              <text:p>Hard</text:p>
            </table:table-cell>
            <table:table-cell office:value-type="float" office:value="6" table:formula="of:=INDEX($$EstimateMatrix;MATCH([.J224];$$Size;0);MATCH([.K224];$$Complexity;0)+1)" table:style-name="ce60">
              <text:p>6</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5" table:formula="of:=IF(ISNA([.L224]);0;[.L224]*[Referenties.$E$14])" table:style-name="ce19">
              <text:p>15,00</text:p>
            </table:table-cell>
            <table:table-cell office:value-type="float" office:value="1.5" table:formula="of:=IF(ISNA([.L224]);0;[.L224]*[Referenties.$E$15])" table:style-name="ce19">
              <text:p>1,50</text:p>
            </table:table-cell>
            <table:table-cell office:value-type="float" office:value="3" table:formula="of:=IF(ISNA([.L224]);0;[.L224]*[Referenties.$E$16])" table:style-name="ce19">
              <text:p>3,00</text:p>
            </table:table-cell>
            <table:table-cell office:value-type="float" office:value="6" table:formula="of:=IF(ISNA([.L224]);0;[.L224]*[Referenties.$E$17])" table:style-name="ce19">
              <text:p>6,00</text:p>
            </table:table-cell>
            <table:table-cell office:value-type="float" office:value="6" table:formula="of:=IF(ISNA([.L224]);0;[.L224]*[Referenties.$E$18])" table:style-name="ce19">
              <text:p>6,00</text:p>
            </table:table-cell>
            <table:table-cell office:value-type="float" office:value="12" table:formula="of:=IF(ISNA([.L224]);0;[.L224]*[Referenties.$E$20])" table:style-name="ce19">
              <text:p>12,00</text:p>
            </table:table-cell>
            <table:table-cell office:value-type="float" office:value="3" table:formula="of:=IF(ISNA([.L224]);0;[.L224]*[Referenties.$E$21])" table:style-name="ce19">
              <text:p>3,00</text:p>
            </table:table-cell>
            <table:table-cell office:value-type="float" office:value="12" table:formula="of:=IF(ISNA([.L224]);0;[.L224]*[Referenties.$E$22])" table:style-name="ce19">
              <text:p>12,00</text:p>
            </table:table-cell>
            <table:table-cell table:number-columns-repeated="16355" table:style-name="ce8"/>
          </table:table-row>
          <table:table-row table:style-name="ro3">
            <table:table-cell office:value-type="string" table:style-name="ce8">
              <text:p>KUC071 Uitgifte reisdocument</text:p>
            </table:table-cell>
            <table:table-cell office:value-type="float" office:value="2" table:style-name="ce82">
              <text:p>2</text:p>
            </table:table-cell>
            <table:table-cell office:value-type="string" table:style-name="ce8">
              <text:p>AF1, AF2 ander type reisdocument</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25];$$Size;0);MATCH([.K225];$$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225]);0;[.L225]*[Referenties.$E$14])" table:style-name="ce19">
              <text:p>2,50</text:p>
            </table:table-cell>
            <table:table-cell office:value-type="float" office:value="0.25" table:formula="of:=IF(ISNA([.L225]);0;[.L225]*[Referenties.$E$15])" table:style-name="ce19">
              <text:p>0,25</text:p>
            </table:table-cell>
            <table:table-cell office:value-type="float" office:value="0.5" table:formula="of:=IF(ISNA([.L225]);0;[.L225]*[Referenties.$E$16])" table:style-name="ce19">
              <text:p>0,50</text:p>
            </table:table-cell>
            <table:table-cell office:value-type="float" office:value="1" table:formula="of:=IF(ISNA([.L225]);0;[.L225]*[Referenties.$E$17])" table:style-name="ce19">
              <text:p>1,00</text:p>
            </table:table-cell>
            <table:table-cell office:value-type="float" office:value="1" table:formula="of:=IF(ISNA([.L225]);0;[.L225]*[Referenties.$E$18])" table:style-name="ce19">
              <text:p>1,00</text:p>
            </table:table-cell>
            <table:table-cell office:value-type="float" office:value="2" table:formula="of:=IF(ISNA([.L225]);0;[.L225]*[Referenties.$E$20])" table:style-name="ce19">
              <text:p>2,00</text:p>
            </table:table-cell>
            <table:table-cell office:value-type="float" office:value="0.5" table:formula="of:=IF(ISNA([.L225]);0;[.L225]*[Referenties.$E$21])" table:style-name="ce19">
              <text:p>0,50</text:p>
            </table:table-cell>
            <table:table-cell office:value-type="float" office:value="2" table:formula="of:=IF(ISNA([.L225]);0;[.L225]*[Referenties.$E$22])" table:style-name="ce19">
              <text:p>2,00</text:p>
            </table:table-cell>
            <table:table-cell table:number-columns-repeated="16355" table:style-name="ce8"/>
          </table:table-row>
          <table:table-row table:style-name="ro10">
            <table:table-cell office:value-type="string" table:style-name="ce8">
              <text:p>KUC071 Uitgifte reisdocument</text:p>
            </table:table-cell>
            <table:table-cell office:value-type="float" office:value="3" table:style-name="ce82">
              <text:p>3</text:p>
            </table:table-cell>
            <table:table-cell office:value-type="string" table:style-name="ce8">
              <text:p>AF3 andere aanvrager</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26];$$Size;0);MATCH([.K226];$$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226]);0;[.L226]*[Referenties.$E$14])" table:style-name="ce19">
              <text:p>2,50</text:p>
            </table:table-cell>
            <table:table-cell office:value-type="float" office:value="0.25" table:formula="of:=IF(ISNA([.L226]);0;[.L226]*[Referenties.$E$15])" table:style-name="ce19">
              <text:p>0,25</text:p>
            </table:table-cell>
            <table:table-cell office:value-type="float" office:value="0.5" table:formula="of:=IF(ISNA([.L226]);0;[.L226]*[Referenties.$E$16])" table:style-name="ce19">
              <text:p>0,50</text:p>
            </table:table-cell>
            <table:table-cell office:value-type="float" office:value="1" table:formula="of:=IF(ISNA([.L226]);0;[.L226]*[Referenties.$E$17])" table:style-name="ce19">
              <text:p>1,00</text:p>
            </table:table-cell>
            <table:table-cell office:value-type="float" office:value="1" table:formula="of:=IF(ISNA([.L226]);0;[.L226]*[Referenties.$E$18])" table:style-name="ce19">
              <text:p>1,00</text:p>
            </table:table-cell>
            <table:table-cell office:value-type="float" office:value="2" table:formula="of:=IF(ISNA([.L226]);0;[.L226]*[Referenties.$E$20])" table:style-name="ce19">
              <text:p>2,00</text:p>
            </table:table-cell>
            <table:table-cell office:value-type="float" office:value="0.5" table:formula="of:=IF(ISNA([.L226]);0;[.L226]*[Referenties.$E$21])" table:style-name="ce19">
              <text:p>0,50</text:p>
            </table:table-cell>
            <table:table-cell office:value-type="float" office:value="2" table:formula="of:=IF(ISNA([.L226]);0;[.L226]*[Referenties.$E$22])" table:style-name="ce19">
              <text:p>2,00</text:p>
            </table:table-cell>
            <table:table-cell table:number-columns-repeated="16355" table:style-name="ce8"/>
          </table:table-row>
          <table:table-row table:style-name="ro3">
            <table:table-cell office:value-type="string" table:style-name="ce107">
              <text:p>KUC071 Uitgifte reisdocument</text:p>
            </table:table-cell>
            <table:table-cell office:value-type="float" office:value="4" table:style-name="ce108">
              <text:p>4</text:p>
            </table:table-cell>
            <table:table-cell office:value-type="string" table:style-name="ce107">
              <text:p>AF4 Aanvraag via mobiel station</text:p>
            </table:table-cell>
            <table:table-cell table:content-validation-name="val1" table:style-name="ce107"/>
            <table:table-cell office:value-type="string" table:content-validation-name="val5" table:style-name="ce107">
              <office:annotation draw:style-name="a2" svg:x="10.4479166666667in" svg:y="1.33333333333333in" svg:width="1.55208333333333in" svg:height="0.822916666666667in">
                <dc:creator>Dennis</dc:creator>
                <text:p><text:span text:style-name="T11">Dennis:</text:span><text:span text:style-name="T10"/></text:p>
                <text:p><text:span text:style-name="T10">MobielAanvraagstation geen Actor in communicatie met Keten. (gebeurd middels RAAS)</text:span></text:p>
              </office:annotation>
              <text:p>Out of Scope</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107">
              <text:p>Small</text:p>
            </table:table-cell>
            <table:table-cell office:value-type="string" table:content-validation-name="val4" table:style-name="ce107">
              <text:p>Easy</text:p>
            </table:table-cell>
            <table:table-cell office:value-type="float" office:value="1" table:formula="of:=INDEX($$EstimateMatrix;MATCH([.J227];$$Size;0);MATCH([.K227];$$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227]);0;[.L227]*[Referenties.$E$14])" table:style-name="ce19">
              <text:p>2,50</text:p>
            </table:table-cell>
            <table:table-cell office:value-type="float" office:value="0.25" table:formula="of:=IF(ISNA([.L227]);0;[.L227]*[Referenties.$E$15])" table:style-name="ce19">
              <text:p>0,25</text:p>
            </table:table-cell>
            <table:table-cell office:value-type="float" office:value="0.5" table:formula="of:=IF(ISNA([.L227]);0;[.L227]*[Referenties.$E$16])" table:style-name="ce19">
              <text:p>0,50</text:p>
            </table:table-cell>
            <table:table-cell office:value-type="float" office:value="1" table:formula="of:=IF(ISNA([.L227]);0;[.L227]*[Referenties.$E$17])" table:style-name="ce19">
              <text:p>1,00</text:p>
            </table:table-cell>
            <table:table-cell office:value-type="float" office:value="1" table:formula="of:=IF(ISNA([.L227]);0;[.L227]*[Referenties.$E$18])" table:style-name="ce19">
              <text:p>1,00</text:p>
            </table:table-cell>
            <table:table-cell office:value-type="float" office:value="2" table:formula="of:=IF(ISNA([.L227]);0;[.L227]*[Referenties.$E$20])" table:style-name="ce19">
              <text:p>2,00</text:p>
            </table:table-cell>
            <table:table-cell office:value-type="float" office:value="0.5" table:formula="of:=IF(ISNA([.L227]);0;[.L227]*[Referenties.$E$21])" table:style-name="ce19">
              <text:p>0,50</text:p>
            </table:table-cell>
            <table:table-cell office:value-type="float" office:value="2" table:formula="of:=IF(ISNA([.L227]);0;[.L227]*[Referenties.$E$22])" table:style-name="ce19">
              <text:p>2,00</text:p>
            </table:table-cell>
            <table:table-cell table:number-columns-repeated="16355" table:style-name="ce8"/>
          </table:table-row>
          <table:table-row table:style-name="ro19">
            <table:table-cell office:value-type="string" table:style-name="ce8">
              <text:p>KUC071 Uitgifte reisdocument</text:p>
            </table:table-cell>
            <table:table-cell office:value-type="float" office:value="5" table:style-name="ce82">
              <text:p>5</text:p>
            </table:table-cell>
            <table:table-cell office:value-type="string" table:style-name="ce8">
              <text:p>AF5, aanvrager in het buitenland woonachtig</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28];$$Size;0);MATCH([.K228];$$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228]);0;[.L228]*[Referenties.$E$14])" table:style-name="ce19">
              <text:p>2,50</text:p>
            </table:table-cell>
            <table:table-cell office:value-type="float" office:value="0.25" table:formula="of:=IF(ISNA([.L228]);0;[.L228]*[Referenties.$E$15])" table:style-name="ce19">
              <text:p>0,25</text:p>
            </table:table-cell>
            <table:table-cell office:value-type="float" office:value="0.5" table:formula="of:=IF(ISNA([.L228]);0;[.L228]*[Referenties.$E$16])" table:style-name="ce19">
              <text:p>0,50</text:p>
            </table:table-cell>
            <table:table-cell office:value-type="float" office:value="1" table:formula="of:=IF(ISNA([.L228]);0;[.L228]*[Referenties.$E$17])" table:style-name="ce19">
              <text:p>1,00</text:p>
            </table:table-cell>
            <table:table-cell office:value-type="float" office:value="1" table:formula="of:=IF(ISNA([.L228]);0;[.L228]*[Referenties.$E$18])" table:style-name="ce19">
              <text:p>1,00</text:p>
            </table:table-cell>
            <table:table-cell office:value-type="float" office:value="2" table:formula="of:=IF(ISNA([.L228]);0;[.L228]*[Referenties.$E$20])" table:style-name="ce19">
              <text:p>2,00</text:p>
            </table:table-cell>
            <table:table-cell office:value-type="float" office:value="0.5" table:formula="of:=IF(ISNA([.L228]);0;[.L228]*[Referenties.$E$21])" table:style-name="ce19">
              <text:p>0,50</text:p>
            </table:table-cell>
            <table:table-cell office:value-type="float" office:value="2" table:formula="of:=IF(ISNA([.L228]);0;[.L228]*[Referenties.$E$22])" table:style-name="ce19">
              <text:p>2,00</text:p>
            </table:table-cell>
            <table:table-cell table:number-columns-repeated="16355" table:style-name="ce8"/>
          </table:table-row>
          <table:table-row table:style-name="ro3">
            <table:table-cell office:value-type="string" table:style-name="ce8">
              <text:p>KUC071 Uitgifte reisdocument</text:p>
            </table:table-cell>
            <table:table-cell office:value-type="float" office:value="8" table:style-name="ce82">
              <text:p>8</text:p>
            </table:table-cell>
            <table:table-cell office:value-type="string" table:style-name="ce8">
              <text:p>AF6 doorzending andere gemeente</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29];$$Size;0);MATCH([.K229];$$Complexity;0)+1)" table:style-name="ce60">
              <text:p>0,25</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0.625" table:formula="of:=IF(ISNA([.L229]);0;[.L229]*[Referenties.$E$14])" table:style-name="ce19">
              <text:p>0,63</text:p>
            </table:table-cell>
            <table:table-cell office:value-type="float" office:value="6.25E-2" table:formula="of:=IF(ISNA([.L229]);0;[.L229]*[Referenties.$E$15])" table:style-name="ce19">
              <text:p>0,06</text:p>
            </table:table-cell>
            <table:table-cell office:value-type="float" office:value="0.125" table:formula="of:=IF(ISNA([.L229]);0;[.L229]*[Referenties.$E$16])" table:style-name="ce19">
              <text:p>0,13</text:p>
            </table:table-cell>
            <table:table-cell office:value-type="float" office:value="0.25" table:formula="of:=IF(ISNA([.L229]);0;[.L229]*[Referenties.$E$17])" table:style-name="ce19">
              <text:p>0,25</text:p>
            </table:table-cell>
            <table:table-cell office:value-type="float" office:value="0.25" table:formula="of:=IF(ISNA([.L229]);0;[.L229]*[Referenties.$E$18])" table:style-name="ce19">
              <text:p>0,25</text:p>
            </table:table-cell>
            <table:table-cell office:value-type="float" office:value="0.5" table:formula="of:=IF(ISNA([.L229]);0;[.L229]*[Referenties.$E$20])" table:style-name="ce19">
              <text:p>0,50</text:p>
            </table:table-cell>
            <table:table-cell office:value-type="float" office:value="0.125" table:formula="of:=IF(ISNA([.L229]);0;[.L229]*[Referenties.$E$21])" table:style-name="ce19">
              <text:p>0,13</text:p>
            </table:table-cell>
            <table:table-cell office:value-type="float" office:value="0.5" table:formula="of:=IF(ISNA([.L229]);0;[.L229]*[Referenties.$E$22])" table:style-name="ce19">
              <text:p>0,50</text:p>
            </table:table-cell>
            <table:table-cell table:number-columns-repeated="16355" table:style-name="ce8"/>
          </table:table-row>
          <table:table-row table:style-name="ro10">
            <table:table-cell office:value-type="string" table:style-name="ce8">
              <text:p>KUC071 Uitgifte reisdocument</text:p>
            </table:table-cell>
            <table:table-cell office:value-type="float" office:value="9" table:style-name="ce82">
              <text:p>9</text:p>
            </table:table-cell>
            <table:table-cell office:value-type="string" table:style-name="ce8">
              <text:p>AF7, 8, 9 gelijktijdige inname/vermissin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230];$$Size;0);MATCH([.K230];$$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230]);0;[.L230]*[Referenties.$E$14])" table:style-name="ce19">
              <text:p>1,25</text:p>
            </table:table-cell>
            <table:table-cell office:value-type="float" office:value="0.125" table:formula="of:=IF(ISNA([.L230]);0;[.L230]*[Referenties.$E$15])" table:style-name="ce19">
              <text:p>0,13</text:p>
            </table:table-cell>
            <table:table-cell office:value-type="float" office:value="0.25" table:formula="of:=IF(ISNA([.L230]);0;[.L230]*[Referenties.$E$16])" table:style-name="ce19">
              <text:p>0,25</text:p>
            </table:table-cell>
            <table:table-cell office:value-type="float" office:value="0.5" table:formula="of:=IF(ISNA([.L230]);0;[.L230]*[Referenties.$E$17])" table:style-name="ce19">
              <text:p>0,50</text:p>
            </table:table-cell>
            <table:table-cell office:value-type="float" office:value="0.5" table:formula="of:=IF(ISNA([.L230]);0;[.L230]*[Referenties.$E$18])" table:style-name="ce19">
              <text:p>0,50</text:p>
            </table:table-cell>
            <table:table-cell office:value-type="float" office:value="1" table:formula="of:=IF(ISNA([.L230]);0;[.L230]*[Referenties.$E$20])" table:style-name="ce19">
              <text:p>1,00</text:p>
            </table:table-cell>
            <table:table-cell office:value-type="float" office:value="0.25" table:formula="of:=IF(ISNA([.L230]);0;[.L230]*[Referenties.$E$21])" table:style-name="ce19">
              <text:p>0,25</text:p>
            </table:table-cell>
            <table:table-cell office:value-type="float" office:value="1" table:formula="of:=IF(ISNA([.L230]);0;[.L230]*[Referenties.$E$22])" table:style-name="ce19">
              <text:p>1,00</text:p>
            </table:table-cell>
            <table:table-cell table:number-columns-repeated="16355" table:style-name="ce8"/>
          </table:table-row>
          <table:table-row table:style-name="ro10">
            <table:table-cell office:value-type="string" table:style-name="ce8">
              <text:p>KUC071 Uitgifte reisdocument</text:p>
            </table:table-cell>
            <table:table-cell office:value-type="float" office:value="10" table:style-name="ce82">
              <text:p>10</text:p>
            </table:table-cell>
            <table:table-cell office:value-type="string" table:style-name="ce8">
              <text:p>AF10, 11 BRP afhandelingen</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31];$$Size;0);MATCH([.K231];$$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231]);0;[.L231]*[Referenties.$E$14])" table:style-name="ce19">
              <text:p>2,50</text:p>
            </table:table-cell>
            <table:table-cell office:value-type="float" office:value="0.25" table:formula="of:=IF(ISNA([.L231]);0;[.L231]*[Referenties.$E$15])" table:style-name="ce19">
              <text:p>0,25</text:p>
            </table:table-cell>
            <table:table-cell office:value-type="float" office:value="0.5" table:formula="of:=IF(ISNA([.L231]);0;[.L231]*[Referenties.$E$16])" table:style-name="ce19">
              <text:p>0,50</text:p>
            </table:table-cell>
            <table:table-cell office:value-type="float" office:value="1" table:formula="of:=IF(ISNA([.L231]);0;[.L231]*[Referenties.$E$17])" table:style-name="ce19">
              <text:p>1,00</text:p>
            </table:table-cell>
            <table:table-cell office:value-type="float" office:value="1" table:formula="of:=IF(ISNA([.L231]);0;[.L231]*[Referenties.$E$18])" table:style-name="ce19">
              <text:p>1,00</text:p>
            </table:table-cell>
            <table:table-cell office:value-type="float" office:value="2" table:formula="of:=IF(ISNA([.L231]);0;[.L231]*[Referenties.$E$20])" table:style-name="ce19">
              <text:p>2,00</text:p>
            </table:table-cell>
            <table:table-cell office:value-type="float" office:value="0.5" table:formula="of:=IF(ISNA([.L231]);0;[.L231]*[Referenties.$E$21])" table:style-name="ce19">
              <text:p>0,50</text:p>
            </table:table-cell>
            <table:table-cell office:value-type="float" office:value="2" table:formula="of:=IF(ISNA([.L231]);0;[.L231]*[Referenties.$E$22])" table:style-name="ce19">
              <text:p>2,00</text:p>
            </table:table-cell>
            <table:table-cell table:number-columns-repeated="16355" table:style-name="ce8"/>
          </table:table-row>
          <table:table-row table:style-name="ro10">
            <table:table-cell office:value-type="string" table:style-name="ce8">
              <text:p>KUC071 Uitgifte reisdocument</text:p>
            </table:table-cell>
            <table:table-cell office:value-type="float" office:value="11" table:style-name="ce82">
              <text:p>11</text:p>
            </table:table-cell>
            <table:table-cell office:value-type="string" table:style-name="ce8">
              <text:p>AF12 afkeurin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32];$$Size;0);MATCH([.K232];$$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32]);0;[.L232]*[Referenties.$E$14])" table:style-name="ce19">
              <text:p>0,63</text:p>
            </table:table-cell>
            <table:table-cell office:value-type="float" office:value="6.25E-2" table:formula="of:=IF(ISNA([.L232]);0;[.L232]*[Referenties.$E$15])" table:style-name="ce19">
              <text:p>0,06</text:p>
            </table:table-cell>
            <table:table-cell office:value-type="float" office:value="0.125" table:formula="of:=IF(ISNA([.L232]);0;[.L232]*[Referenties.$E$16])" table:style-name="ce19">
              <text:p>0,13</text:p>
            </table:table-cell>
            <table:table-cell office:value-type="float" office:value="0.25" table:formula="of:=IF(ISNA([.L232]);0;[.L232]*[Referenties.$E$17])" table:style-name="ce19">
              <text:p>0,25</text:p>
            </table:table-cell>
            <table:table-cell office:value-type="float" office:value="0.25" table:formula="of:=IF(ISNA([.L232]);0;[.L232]*[Referenties.$E$18])" table:style-name="ce19">
              <text:p>0,25</text:p>
            </table:table-cell>
            <table:table-cell office:value-type="float" office:value="0.5" table:formula="of:=IF(ISNA([.L232]);0;[.L232]*[Referenties.$E$20])" table:style-name="ce19">
              <text:p>0,50</text:p>
            </table:table-cell>
            <table:table-cell office:value-type="float" office:value="0.125" table:formula="of:=IF(ISNA([.L232]);0;[.L232]*[Referenties.$E$21])" table:style-name="ce19">
              <text:p>0,13</text:p>
            </table:table-cell>
            <table:table-cell office:value-type="float" office:value="0.5" table:formula="of:=IF(ISNA([.L232]);0;[.L232]*[Referenties.$E$22])" table:style-name="ce19">
              <text:p>0,50</text:p>
            </table:table-cell>
            <table:table-cell table:number-columns-repeated="16355" table:style-name="ce8"/>
          </table:table-row>
          <table:table-row table:style-name="ro12">
            <table:table-cell office:value-type="string" table:style-name="ce8">
              <text:p>KUC071 Uitgifte reisdocument</text:p>
            </table:table-cell>
            <table:table-cell office:value-type="float" office:value="14" table:style-name="ce82">
              <text:p>14</text:p>
            </table:table-cell>
            <table:table-cell office:value-type="string" table:style-name="ce8">
              <text:p>AF13 Niet uitgereikt, AF15 Functiescheiding, AF14 vermist, verkeerd, beschadigd document AF16 Correctie</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Hard</text:p>
            </table:table-cell>
            <table:table-cell office:value-type="float" office:value="4" table:formula="of:=INDEX($$EstimateMatrix;MATCH([.J233];$$Size;0);MATCH([.K233];$$Complexity;0)+1)" table:style-name="ce60">
              <text:p>4</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0" table:formula="of:=IF(ISNA([.L233]);0;[.L233]*[Referenties.$E$14])" table:style-name="ce19">
              <text:p>10,00</text:p>
            </table:table-cell>
            <table:table-cell office:value-type="float" office:value="1" table:formula="of:=IF(ISNA([.L233]);0;[.L233]*[Referenties.$E$15])" table:style-name="ce19">
              <text:p>1,00</text:p>
            </table:table-cell>
            <table:table-cell office:value-type="float" office:value="2" table:formula="of:=IF(ISNA([.L233]);0;[.L233]*[Referenties.$E$16])" table:style-name="ce19">
              <text:p>2,00</text:p>
            </table:table-cell>
            <table:table-cell office:value-type="float" office:value="4" table:formula="of:=IF(ISNA([.L233]);0;[.L233]*[Referenties.$E$17])" table:style-name="ce19">
              <text:p>4,00</text:p>
            </table:table-cell>
            <table:table-cell office:value-type="float" office:value="4" table:formula="of:=IF(ISNA([.L233]);0;[.L233]*[Referenties.$E$18])" table:style-name="ce19">
              <text:p>4,00</text:p>
            </table:table-cell>
            <table:table-cell office:value-type="float" office:value="8" table:formula="of:=IF(ISNA([.L233]);0;[.L233]*[Referenties.$E$20])" table:style-name="ce19">
              <text:p>8,00</text:p>
            </table:table-cell>
            <table:table-cell office:value-type="float" office:value="2" table:formula="of:=IF(ISNA([.L233]);0;[.L233]*[Referenties.$E$21])" table:style-name="ce19">
              <text:p>2,00</text:p>
            </table:table-cell>
            <table:table-cell office:value-type="float" office:value="8" table:formula="of:=IF(ISNA([.L233]);0;[.L233]*[Referenties.$E$22])" table:style-name="ce19">
              <text:p>8,00</text:p>
            </table:table-cell>
            <table:table-cell office:value-type="float" office:value="156" table:formula="of:=SUMIF([.V224:.AC233];&quot;&lt;&gt;#N/B&quot;)" table:style-name="ce18">
              <text:p>156,00</text:p>
            </table:table-cell>
            <table:table-cell table:number-columns-repeated="16354"/>
          </table:table-row>
          <table:table-row table:style-name="ro10">
            <table:table-cell office:value-type="string" table:style-name="ce8">
              <text:p>KUC071 Uitgifte reisdocument</text:p>
            </table:table-cell>
            <table:table-cell office:value-type="float" office:value="15" table:style-name="ce82">
              <text:p>15</text:p>
            </table:table-cell>
            <table:table-cell office:value-type="string" table:style-name="ce8">
              <text:p>AF17 Verwerken wijzigingen vanuit RAA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34];$$Size;0);MATCH([.K234];$$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table:number-columns-repeated="8" table:style-name="ce19"/>
            <table:table-cell table:style-name="ce18"/>
            <table:table-cell table:number-columns-repeated="16354"/>
          </table:table-row>
        </table:table-row-group>
        <table:table-row table:style-name="ro3">
          <table:table-cell table:style-name="ce8"/>
          <table:table-cell table:style-name="ce82"/>
          <table:table-cell table:number-columns-repeated="2" table:style-name="ce8"/>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71">
            <text:p>KUC072 Inname reisdocument</text:p>
          </table:table-cell>
          <table:table-cell table:style-name="ce81"/>
          <table:table-cell table:number-columns-repeated="2" table:style-name="ce72"/>
          <table:table-cell table:content-validation-name="val5" table:style-name="ce72"/>
          <table:table-cell office:value-type="float" office:value="24" table:style-name="ce73">
            <text:p>24</text:p>
          </table:table-cell>
          <table:table-cell table:content-validation-name="val2" table:style-name="ce72"/>
          <table:table-cell table:content-validation-name="val2" table:style-name="ce72"/>
          <table:table-cell table:style-name="ce72"/>
          <table:table-cell table:content-validation-name="val3" table:style-name="ce72"/>
          <table:table-cell table:content-validation-name="val4" table:style-name="ce72"/>
          <table:table-cell table:style-name="ce74"/>
          <table:table-cell table:content-validation-name="val6" table:style-name="ce148"/>
          <table:table-cell table:content-validation-name="val6" table:style-name="ce148"/>
          <table:table-cell table:content-validation-name="val6" table:style-name="ce148"/>
          <table:table-cell table:content-validation-name="val6" table:style-name="ce148"/>
          <table:table-cell table:content-validation-name="val6" table:style-name="ce148"/>
          <table:table-cell table:content-validation-name="val6" table:style-name="ce148"/>
          <table:table-cell table:content-validation-name="val6" table:style-name="ce148"/>
          <table:table-cell table:content-validation-name="val6" table:style-name="ce148"/>
          <table:table-cell table:content-validation-name="val6" table:style-name="ce149"/>
          <table:table-cell table:number-columns-repeated="8" table:style-name="ce31"/>
          <table:table-cell table:number-columns-repeated="16355" table:style-name="ce72"/>
        </table:table-row>
        <table:table-row-group>
          <table:table-row table:style-name="ro3">
            <table:table-cell office:value-type="string" table:style-name="ce8">
              <text:p>KUC072 Inname reisdocument</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237];$$Size;0);MATCH([.K237];$$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237]);0;[.L237]*[Referenties.$E$14])" table:style-name="ce19">
              <text:p>5,00</text:p>
            </table:table-cell>
            <table:table-cell office:value-type="float" office:value="0.5" table:formula="of:=IF(ISNA([.L237]);0;[.L237]*[Referenties.$E$15])" table:style-name="ce19">
              <text:p>0,50</text:p>
            </table:table-cell>
            <table:table-cell office:value-type="float" office:value="1" table:formula="of:=IF(ISNA([.L237]);0;[.L237]*[Referenties.$E$16])" table:style-name="ce19">
              <text:p>1,00</text:p>
            </table:table-cell>
            <table:table-cell office:value-type="float" office:value="2" table:formula="of:=IF(ISNA([.L237]);0;[.L237]*[Referenties.$E$17])" table:style-name="ce19">
              <text:p>2,00</text:p>
            </table:table-cell>
            <table:table-cell office:value-type="float" office:value="2" table:formula="of:=IF(ISNA([.L237]);0;[.L237]*[Referenties.$E$18])" table:style-name="ce19">
              <text:p>2,00</text:p>
            </table:table-cell>
            <table:table-cell office:value-type="float" office:value="4" table:formula="of:=IF(ISNA([.L237]);0;[.L237]*[Referenties.$E$20])" table:style-name="ce19">
              <text:p>4,00</text:p>
            </table:table-cell>
            <table:table-cell office:value-type="float" office:value="1" table:formula="of:=IF(ISNA([.L237]);0;[.L237]*[Referenties.$E$21])" table:style-name="ce19">
              <text:p>1,00</text:p>
            </table:table-cell>
            <table:table-cell office:value-type="float" office:value="4" table:formula="of:=IF(ISNA([.L237]);0;[.L237]*[Referenties.$E$22])" table:style-name="ce19">
              <text:p>4,00</text:p>
            </table:table-cell>
            <table:table-cell table:number-columns-repeated="16355" table:style-name="ce8"/>
          </table:table-row>
          <table:table-row table:style-name="ro10">
            <table:table-cell office:value-type="string" table:style-name="ce8">
              <text:p>KUC072 Inname reisdocument</text:p>
            </table:table-cell>
            <table:table-cell office:value-type="float" office:value="2" table:style-name="ce82">
              <text:p>2</text:p>
            </table:table-cell>
            <table:table-cell office:value-type="string" table:style-name="ce8">
              <text:p>AF1, 2 Inname door derd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38];$$Size;0);MATCH([.K238];$$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238]);0;[.L238]*[Referenties.$E$14])" table:style-name="ce19">
              <text:p>2,50</text:p>
            </table:table-cell>
            <table:table-cell office:value-type="float" office:value="0.25" table:formula="of:=IF(ISNA([.L238]);0;[.L238]*[Referenties.$E$15])" table:style-name="ce19">
              <text:p>0,25</text:p>
            </table:table-cell>
            <table:table-cell office:value-type="float" office:value="0.5" table:formula="of:=IF(ISNA([.L238]);0;[.L238]*[Referenties.$E$16])" table:style-name="ce19">
              <text:p>0,50</text:p>
            </table:table-cell>
            <table:table-cell office:value-type="float" office:value="1" table:formula="of:=IF(ISNA([.L238]);0;[.L238]*[Referenties.$E$17])" table:style-name="ce19">
              <text:p>1,00</text:p>
            </table:table-cell>
            <table:table-cell office:value-type="float" office:value="1" table:formula="of:=IF(ISNA([.L238]);0;[.L238]*[Referenties.$E$18])" table:style-name="ce19">
              <text:p>1,00</text:p>
            </table:table-cell>
            <table:table-cell office:value-type="float" office:value="2" table:formula="of:=IF(ISNA([.L238]);0;[.L238]*[Referenties.$E$20])" table:style-name="ce19">
              <text:p>2,00</text:p>
            </table:table-cell>
            <table:table-cell office:value-type="float" office:value="0.5" table:formula="of:=IF(ISNA([.L238]);0;[.L238]*[Referenties.$E$21])" table:style-name="ce19">
              <text:p>0,50</text:p>
            </table:table-cell>
            <table:table-cell office:value-type="float" office:value="2" table:formula="of:=IF(ISNA([.L238]);0;[.L238]*[Referenties.$E$22])" table:style-name="ce19">
              <text:p>2,00</text:p>
            </table:table-cell>
            <table:table-cell table:number-columns-repeated="16355" table:style-name="ce8"/>
          </table:table-row>
          <table:table-row table:style-name="ro10">
            <table:table-cell office:value-type="string" table:style-name="ce8">
              <text:p>KUC072 Inname reisdocument</text:p>
            </table:table-cell>
            <table:table-cell office:value-type="float" office:value="3" table:style-name="ce82">
              <text:p>3</text:p>
            </table:table-cell>
            <table:table-cell office:value-type="string" table:style-name="ce8">
              <text:p>AF 3 houder onbekend</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39];$$Size;0);MATCH([.K239];$$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239]);0;[.L239]*[Referenties.$E$14])" table:style-name="ce19">
              <text:p>2,50</text:p>
            </table:table-cell>
            <table:table-cell office:value-type="float" office:value="0.25" table:formula="of:=IF(ISNA([.L239]);0;[.L239]*[Referenties.$E$15])" table:style-name="ce19">
              <text:p>0,25</text:p>
            </table:table-cell>
            <table:table-cell office:value-type="float" office:value="0.5" table:formula="of:=IF(ISNA([.L239]);0;[.L239]*[Referenties.$E$16])" table:style-name="ce19">
              <text:p>0,50</text:p>
            </table:table-cell>
            <table:table-cell office:value-type="float" office:value="1" table:formula="of:=IF(ISNA([.L239]);0;[.L239]*[Referenties.$E$17])" table:style-name="ce19">
              <text:p>1,00</text:p>
            </table:table-cell>
            <table:table-cell office:value-type="float" office:value="1" table:formula="of:=IF(ISNA([.L239]);0;[.L239]*[Referenties.$E$18])" table:style-name="ce19">
              <text:p>1,00</text:p>
            </table:table-cell>
            <table:table-cell office:value-type="float" office:value="2" table:formula="of:=IF(ISNA([.L239]);0;[.L239]*[Referenties.$E$20])" table:style-name="ce19">
              <text:p>2,00</text:p>
            </table:table-cell>
            <table:table-cell office:value-type="float" office:value="0.5" table:formula="of:=IF(ISNA([.L239]);0;[.L239]*[Referenties.$E$21])" table:style-name="ce19">
              <text:p>0,50</text:p>
            </table:table-cell>
            <table:table-cell office:value-type="float" office:value="2" table:formula="of:=IF(ISNA([.L239]);0;[.L239]*[Referenties.$E$22])" table:style-name="ce19">
              <text:p>2,00</text:p>
            </table:table-cell>
            <table:table-cell table:number-columns-repeated="16355" table:style-name="ce8"/>
          </table:table-row>
          <table:table-row table:style-name="ro10">
            <table:table-cell office:value-type="string" table:style-name="ce8">
              <text:p>KUC072 Inname reisdocument</text:p>
            </table:table-cell>
            <table:table-cell office:value-type="float" office:value="4" table:style-name="ce82">
              <text:p>4</text:p>
            </table:table-cell>
            <table:table-cell office:value-type="string" table:style-name="ce8">
              <text:p>AF4 niet opvraagbaar</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240];$$Size;0);MATCH([.K240];$$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240]);0;[.L240]*[Referenties.$E$14])" table:style-name="ce19">
              <text:p>1,25</text:p>
            </table:table-cell>
            <table:table-cell office:value-type="float" office:value="0.125" table:formula="of:=IF(ISNA([.L240]);0;[.L240]*[Referenties.$E$15])" table:style-name="ce19">
              <text:p>0,13</text:p>
            </table:table-cell>
            <table:table-cell office:value-type="float" office:value="0.25" table:formula="of:=IF(ISNA([.L240]);0;[.L240]*[Referenties.$E$16])" table:style-name="ce19">
              <text:p>0,25</text:p>
            </table:table-cell>
            <table:table-cell office:value-type="float" office:value="0.5" table:formula="of:=IF(ISNA([.L240]);0;[.L240]*[Referenties.$E$17])" table:style-name="ce19">
              <text:p>0,50</text:p>
            </table:table-cell>
            <table:table-cell office:value-type="float" office:value="0.5" table:formula="of:=IF(ISNA([.L240]);0;[.L240]*[Referenties.$E$18])" table:style-name="ce19">
              <text:p>0,50</text:p>
            </table:table-cell>
            <table:table-cell office:value-type="float" office:value="1" table:formula="of:=IF(ISNA([.L240]);0;[.L240]*[Referenties.$E$20])" table:style-name="ce19">
              <text:p>1,00</text:p>
            </table:table-cell>
            <table:table-cell office:value-type="float" office:value="0.25" table:formula="of:=IF(ISNA([.L240]);0;[.L240]*[Referenties.$E$21])" table:style-name="ce19">
              <text:p>0,25</text:p>
            </table:table-cell>
            <table:table-cell office:value-type="float" office:value="1" table:formula="of:=IF(ISNA([.L240]);0;[.L240]*[Referenties.$E$22])" table:style-name="ce19">
              <text:p>1,00</text:p>
            </table:table-cell>
            <table:table-cell table:number-columns-repeated="16355" table:style-name="ce8"/>
          </table:table-row>
          <table:table-row table:style-name="ro10">
            <table:table-cell office:value-type="string" table:style-name="ce8">
              <text:p>KUC072 Inname reisdocument</text:p>
            </table:table-cell>
            <table:table-cell office:value-type="float" office:value="6" table:style-name="ce82">
              <text:p>6</text:p>
            </table:table-cell>
            <table:table-cell office:value-type="string" table:style-name="ce8">
              <text:p>AF5 Reeds vermist</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41];$$Size;0);MATCH([.K241];$$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41]);0;[.L241]*[Referenties.$E$14])" table:style-name="ce19">
              <text:p>0,63</text:p>
            </table:table-cell>
            <table:table-cell office:value-type="float" office:value="6.25E-2" table:formula="of:=IF(ISNA([.L241]);0;[.L241]*[Referenties.$E$15])" table:style-name="ce19">
              <text:p>0,06</text:p>
            </table:table-cell>
            <table:table-cell office:value-type="float" office:value="0.125" table:formula="of:=IF(ISNA([.L241]);0;[.L241]*[Referenties.$E$16])" table:style-name="ce19">
              <text:p>0,13</text:p>
            </table:table-cell>
            <table:table-cell office:value-type="float" office:value="0.25" table:formula="of:=IF(ISNA([.L241]);0;[.L241]*[Referenties.$E$17])" table:style-name="ce19">
              <text:p>0,25</text:p>
            </table:table-cell>
            <table:table-cell office:value-type="float" office:value="0.25" table:formula="of:=IF(ISNA([.L241]);0;[.L241]*[Referenties.$E$18])" table:style-name="ce19">
              <text:p>0,25</text:p>
            </table:table-cell>
            <table:table-cell office:value-type="float" office:value="0.5" table:formula="of:=IF(ISNA([.L241]);0;[.L241]*[Referenties.$E$20])" table:style-name="ce19">
              <text:p>0,50</text:p>
            </table:table-cell>
            <table:table-cell office:value-type="float" office:value="0.125" table:formula="of:=IF(ISNA([.L241]);0;[.L241]*[Referenties.$E$21])" table:style-name="ce19">
              <text:p>0,13</text:p>
            </table:table-cell>
            <table:table-cell office:value-type="float" office:value="0.5" table:formula="of:=IF(ISNA([.L241]);0;[.L241]*[Referenties.$E$22])" table:style-name="ce19">
              <text:p>0,50</text:p>
            </table:table-cell>
            <table:table-cell office:value-type="float" office:value="46.3125" table:formula="of:=SUMIF([.V237:.AC241];&quot;&lt;&gt;#N/B&quot;)" table:style-name="ce18">
              <text:p>46,31</text:p>
            </table:table-cell>
            <table:table-cell table:number-columns-repeated="16354"/>
          </table:table-row>
        </table:table-row-group>
        <table:table-row table:style-name="ro3">
          <table:table-cell table:style-name="ce8"/>
          <table:table-cell table:style-name="ce82"/>
          <table:table-cell table:number-columns-repeated="2" table:style-name="ce8"/>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32">
            <text:p>KUC073 Registratie vermissing reisdocument</text:p>
          </table:table-cell>
          <table:table-cell table:style-name="ce81"/>
          <table:table-cell table:number-columns-repeated="2" table:style-name="ce31"/>
          <table:table-cell table:content-validation-name="val5" table:style-name="ce31"/>
          <table:table-cell office:value-type="float" office:value="20" table:style-name="ce33">
            <text:p>20</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73 Registratie vermissing reisdocument</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244];$$Size;0);MATCH([.K244];$$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244]);0;[.L244]*[Referenties.$E$14])" table:style-name="ce19">
              <text:p>5,00</text:p>
            </table:table-cell>
            <table:table-cell office:value-type="float" office:value="0.5" table:formula="of:=IF(ISNA([.L244]);0;[.L244]*[Referenties.$E$15])" table:style-name="ce19">
              <text:p>0,50</text:p>
            </table:table-cell>
            <table:table-cell office:value-type="float" office:value="1" table:formula="of:=IF(ISNA([.L244]);0;[.L244]*[Referenties.$E$16])" table:style-name="ce19">
              <text:p>1,00</text:p>
            </table:table-cell>
            <table:table-cell office:value-type="float" office:value="2" table:formula="of:=IF(ISNA([.L244]);0;[.L244]*[Referenties.$E$17])" table:style-name="ce19">
              <text:p>2,00</text:p>
            </table:table-cell>
            <table:table-cell office:value-type="float" office:value="2" table:formula="of:=IF(ISNA([.L244]);0;[.L244]*[Referenties.$E$18])" table:style-name="ce19">
              <text:p>2,00</text:p>
            </table:table-cell>
            <table:table-cell office:value-type="float" office:value="4" table:formula="of:=IF(ISNA([.L244]);0;[.L244]*[Referenties.$E$20])" table:style-name="ce19">
              <text:p>4,00</text:p>
            </table:table-cell>
            <table:table-cell office:value-type="float" office:value="1" table:formula="of:=IF(ISNA([.L244]);0;[.L244]*[Referenties.$E$21])" table:style-name="ce19">
              <text:p>1,00</text:p>
            </table:table-cell>
            <table:table-cell office:value-type="float" office:value="4" table:formula="of:=IF(ISNA([.L244]);0;[.L244]*[Referenties.$E$22])" table:style-name="ce19">
              <text:p>4,00</text:p>
            </table:table-cell>
            <table:table-cell table:number-columns-repeated="16355" table:style-name="ce8"/>
          </table:table-row>
          <table:table-row table:style-name="ro10">
            <table:table-cell office:value-type="string" table:style-name="ce8">
              <text:p>KUC073 Registratie vermissing reisdocument</text:p>
            </table:table-cell>
            <table:table-cell office:value-type="float" office:value="2" table:style-name="ce82">
              <text:p>2</text:p>
            </table:table-cell>
            <table:table-cell office:value-type="string" table:style-name="ce8">
              <text:p>AF1, 2, 3 Afhandelen BRP/RAAS</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45];$$Size;0);MATCH([.K245];$$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245]);0;[.L245]*[Referenties.$E$14])" table:style-name="ce19">
              <text:p>2,50</text:p>
            </table:table-cell>
            <table:table-cell office:value-type="float" office:value="0.25" table:formula="of:=IF(ISNA([.L245]);0;[.L245]*[Referenties.$E$15])" table:style-name="ce19">
              <text:p>0,25</text:p>
            </table:table-cell>
            <table:table-cell office:value-type="float" office:value="0.5" table:formula="of:=IF(ISNA([.L245]);0;[.L245]*[Referenties.$E$16])" table:style-name="ce19">
              <text:p>0,50</text:p>
            </table:table-cell>
            <table:table-cell office:value-type="float" office:value="1" table:formula="of:=IF(ISNA([.L245]);0;[.L245]*[Referenties.$E$17])" table:style-name="ce19">
              <text:p>1,00</text:p>
            </table:table-cell>
            <table:table-cell office:value-type="float" office:value="1" table:formula="of:=IF(ISNA([.L245]);0;[.L245]*[Referenties.$E$18])" table:style-name="ce19">
              <text:p>1,00</text:p>
            </table:table-cell>
            <table:table-cell office:value-type="float" office:value="2" table:formula="of:=IF(ISNA([.L245]);0;[.L245]*[Referenties.$E$20])" table:style-name="ce19">
              <text:p>2,00</text:p>
            </table:table-cell>
            <table:table-cell office:value-type="float" office:value="0.5" table:formula="of:=IF(ISNA([.L245]);0;[.L245]*[Referenties.$E$21])" table:style-name="ce19">
              <text:p>0,50</text:p>
            </table:table-cell>
            <table:table-cell office:value-type="float" office:value="2" table:formula="of:=IF(ISNA([.L245]);0;[.L245]*[Referenties.$E$22])" table:style-name="ce19">
              <text:p>2,00</text:p>
            </table:table-cell>
            <table:table-cell table:number-columns-repeated="16355" table:style-name="ce8"/>
          </table:table-row>
        </table:table-row-group>
        <table:table-row table:style-name="ro3">
          <table:table-cell table:style-name="ce8"/>
          <table:table-cell table:style-name="ce82"/>
          <table:table-cell table:number-columns-repeated="2" table:style-name="ce8"/>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71">
            <text:p>KUC074 Registreren paspoortsignalering</text:p>
          </table:table-cell>
          <table:table-cell table:style-name="ce81"/>
          <table:table-cell table:number-columns-repeated="2" table:style-name="ce72"/>
          <table:table-cell table:content-validation-name="val5" table:style-name="ce72"/>
          <table:table-cell office:value-type="float" office:value="24" table:style-name="ce73">
            <text:p>24</text:p>
          </table:table-cell>
          <table:table-cell table:content-validation-name="val2" table:style-name="ce72"/>
          <table:table-cell table:content-validation-name="val2" table:style-name="ce72"/>
          <table:table-cell table:style-name="ce72"/>
          <table:table-cell table:content-validation-name="val3" table:style-name="ce72"/>
          <table:table-cell table:content-validation-name="val4" table:style-name="ce72"/>
          <table:table-cell table:style-name="ce74"/>
          <table:table-cell table:content-validation-name="val6" table:style-name="ce144"/>
          <table:table-cell table:content-validation-name="val6" table:style-name="ce144"/>
          <table:table-cell table:content-validation-name="val6" table:style-name="ce144"/>
          <table:table-cell table:content-validation-name="val6" table:style-name="ce144"/>
          <table:table-cell table:content-validation-name="val6" table:style-name="ce144"/>
          <table:table-cell table:content-validation-name="val6" table:style-name="ce144"/>
          <table:table-cell table:content-validation-name="val6" table:style-name="ce144"/>
          <table:table-cell table:content-validation-name="val6" table:style-name="ce144"/>
          <table:table-cell table:content-validation-name="val6" table:style-name="ce140"/>
          <table:table-cell table:number-columns-repeated="8" table:style-name="ce31"/>
          <table:table-cell table:number-columns-repeated="16355" table:style-name="ce72"/>
        </table:table-row>
        <table:table-row-group>
          <table:table-row table:style-name="ro3">
            <table:table-cell office:value-type="string" table:style-name="ce8">
              <text:p>KUC074 Registreren paspoortsignalering</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Scop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248];$$Size;0);MATCH([.K248];$$Complexity;0)+1)" table:style-name="ce60">
              <text:p>2</text:p>
            </table:table-cell>
            <table:table-cell office:value-type="string" table:content-validation-name="val6" table:style-name="ce145">
              <text:p>Finished</text:p>
            </table:table-cell>
            <table:table-cell office:value-type="string" table:content-validation-name="val6" table:style-name="ce145">
              <text:p>Finished</text:p>
            </table:table-cell>
            <table:table-cell office:value-type="string" table:content-validation-name="val6" table:style-name="ce145">
              <text:p>Finished</text:p>
            </table:table-cell>
            <table:table-cell office:value-type="string" table:content-validation-name="val6" table:style-name="ce145">
              <text:p>Finished</text:p>
            </table:table-cell>
            <table:table-cell office:value-type="string" table:content-validation-name="val6" table:style-name="ce145">
              <text:p>Finish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table:content-validation-name="val6" table:style-name="ce141"/>
            <table:table-cell office:value-type="float" office:value="5" table:formula="of:=IF(ISNA([.L248]);0;[.L248]*[Referenties.$E$14])" table:style-name="ce19">
              <text:p>5,00</text:p>
            </table:table-cell>
            <table:table-cell office:value-type="float" office:value="0.5" table:formula="of:=IF(ISNA([.L248]);0;[.L248]*[Referenties.$E$15])" table:style-name="ce19">
              <text:p>0,50</text:p>
            </table:table-cell>
            <table:table-cell office:value-type="float" office:value="1" table:formula="of:=IF(ISNA([.L248]);0;[.L248]*[Referenties.$E$16])" table:style-name="ce19">
              <text:p>1,00</text:p>
            </table:table-cell>
            <table:table-cell office:value-type="float" office:value="2" table:formula="of:=IF(ISNA([.L248]);0;[.L248]*[Referenties.$E$17])" table:style-name="ce19">
              <text:p>2,00</text:p>
            </table:table-cell>
            <table:table-cell office:value-type="float" office:value="2" table:formula="of:=IF(ISNA([.L248]);0;[.L248]*[Referenties.$E$18])" table:style-name="ce19">
              <text:p>2,00</text:p>
            </table:table-cell>
            <table:table-cell office:value-type="float" office:value="4" table:formula="of:=IF(ISNA([.L248]);0;[.L248]*[Referenties.$E$20])" table:style-name="ce19">
              <text:p>4,00</text:p>
            </table:table-cell>
            <table:table-cell office:value-type="float" office:value="1" table:formula="of:=IF(ISNA([.L248]);0;[.L248]*[Referenties.$E$21])" table:style-name="ce19">
              <text:p>1,00</text:p>
            </table:table-cell>
            <table:table-cell office:value-type="float" office:value="4" table:formula="of:=IF(ISNA([.L248]);0;[.L248]*[Referenties.$E$22])" table:style-name="ce19">
              <text:p>4,00</text:p>
            </table:table-cell>
            <table:table-cell table:number-columns-repeated="16355" table:style-name="ce8"/>
          </table:table-row>
          <table:table-row table:style-name="ro10">
            <table:table-cell office:value-type="string" table:style-name="ce8">
              <text:p>KUC074 Registreren paspoortsignalering</text:p>
            </table:table-cell>
            <table:table-cell office:value-type="float" office:value="2" table:style-name="ce82">
              <text:p>2</text:p>
            </table:table-cell>
            <table:table-cell office:value-type="string" table:style-name="ce8">
              <text:p>AF1, 2 Handmatig registreren paspoortsignalering obv elektronische <text:s/>signaleringslijst</text:p>
            </table:table-cell>
            <table:table-cell table:content-validation-name="val1" table:style-name="ce8"/>
            <table:table-cell office:value-type="string" table:content-validation-name="val5" table:style-name="ce8">
              <text:p>Scop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249];$$Size;0);MATCH([.K249];$$Complexity;0)+1)" table:style-name="ce60">
              <text:p>2</text:p>
            </table:table-cell>
            <table:table-cell office:value-type="string" table:content-validation-name="val6" table:style-name="ce145">
              <text:p>Finished</text:p>
            </table:table-cell>
            <table:table-cell office:value-type="string" table:content-validation-name="val6" table:style-name="ce145">
              <text:p>Finished</text:p>
            </table:table-cell>
            <table:table-cell office:value-type="string" table:content-validation-name="val6" table:style-name="ce145">
              <text:p>Finished</text:p>
            </table:table-cell>
            <table:table-cell office:value-type="string" table:content-validation-name="val6" table:style-name="ce145">
              <text:p>Finished</text:p>
            </table:table-cell>
            <table:table-cell office:value-type="string" table:content-validation-name="val6" table:style-name="ce145">
              <text:p>Finish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table:content-validation-name="val6" table:style-name="ce141"/>
            <table:table-cell office:value-type="float" office:value="5" table:formula="of:=IF(ISNA([.L249]);0;[.L249]*[Referenties.$E$14])" table:style-name="ce19">
              <text:p>5,00</text:p>
            </table:table-cell>
            <table:table-cell office:value-type="float" office:value="0.5" table:formula="of:=IF(ISNA([.L249]);0;[.L249]*[Referenties.$E$15])" table:style-name="ce19">
              <text:p>0,50</text:p>
            </table:table-cell>
            <table:table-cell office:value-type="float" office:value="1" table:formula="of:=IF(ISNA([.L249]);0;[.L249]*[Referenties.$E$16])" table:style-name="ce19">
              <text:p>1,00</text:p>
            </table:table-cell>
            <table:table-cell office:value-type="float" office:value="2" table:formula="of:=IF(ISNA([.L249]);0;[.L249]*[Referenties.$E$17])" table:style-name="ce19">
              <text:p>2,00</text:p>
            </table:table-cell>
            <table:table-cell office:value-type="float" office:value="2" table:formula="of:=IF(ISNA([.L249]);0;[.L249]*[Referenties.$E$18])" table:style-name="ce19">
              <text:p>2,00</text:p>
            </table:table-cell>
            <table:table-cell office:value-type="float" office:value="4" table:formula="of:=IF(ISNA([.L249]);0;[.L249]*[Referenties.$E$20])" table:style-name="ce19">
              <text:p>4,00</text:p>
            </table:table-cell>
            <table:table-cell office:value-type="float" office:value="1" table:formula="of:=IF(ISNA([.L249]);0;[.L249]*[Referenties.$E$21])" table:style-name="ce19">
              <text:p>1,00</text:p>
            </table:table-cell>
            <table:table-cell office:value-type="float" office:value="4" table:formula="of:=IF(ISNA([.L249]);0;[.L249]*[Referenties.$E$22])" table:style-name="ce19">
              <text:p>4,00</text:p>
            </table:table-cell>
            <table:table-cell table:number-columns-repeated="16355" table:style-name="ce8"/>
          </table:table-row>
          <table:table-row table:style-name="ro10">
            <table:table-cell office:value-type="string" table:style-name="ce8">
              <text:p>KUC074 Registreren paspoortsignalering</text:p>
            </table:table-cell>
            <table:table-cell office:value-type="float" office:value="3" table:style-name="ce82">
              <text:p>3</text:p>
            </table:table-cell>
            <table:table-cell office:value-type="string" table:style-name="ce8">
              <text:p>AF3 Handmatig registreren paspoortsignalering obv papieren signaleringslijst</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250];$$Size;0);MATCH([.K250];$$Complexity;0)+1)" table:style-name="ce60">
              <text:p>2</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table:content-validation-name="val6" table:style-name="ce141"/>
            <table:table-cell office:value-type="float" office:value="5" table:formula="of:=IF(ISNA([.L250]);0;[.L250]*[Referenties.$E$14])" table:style-name="ce19">
              <text:p>5,00</text:p>
            </table:table-cell>
            <table:table-cell office:value-type="float" office:value="0.5" table:formula="of:=IF(ISNA([.L250]);0;[.L250]*[Referenties.$E$15])" table:style-name="ce19">
              <text:p>0,50</text:p>
            </table:table-cell>
            <table:table-cell office:value-type="float" office:value="1" table:formula="of:=IF(ISNA([.L250]);0;[.L250]*[Referenties.$E$16])" table:style-name="ce19">
              <text:p>1,00</text:p>
            </table:table-cell>
            <table:table-cell office:value-type="float" office:value="2" table:formula="of:=IF(ISNA([.L250]);0;[.L250]*[Referenties.$E$17])" table:style-name="ce19">
              <text:p>2,00</text:p>
            </table:table-cell>
            <table:table-cell office:value-type="float" office:value="2" table:formula="of:=IF(ISNA([.L250]);0;[.L250]*[Referenties.$E$18])" table:style-name="ce19">
              <text:p>2,00</text:p>
            </table:table-cell>
            <table:table-cell office:value-type="float" office:value="4" table:formula="of:=IF(ISNA([.L250]);0;[.L250]*[Referenties.$E$20])" table:style-name="ce19">
              <text:p>4,00</text:p>
            </table:table-cell>
            <table:table-cell office:value-type="float" office:value="1" table:formula="of:=IF(ISNA([.L250]);0;[.L250]*[Referenties.$E$21])" table:style-name="ce19">
              <text:p>1,00</text:p>
            </table:table-cell>
            <table:table-cell office:value-type="float" office:value="4" table:formula="of:=IF(ISNA([.L250]);0;[.L250]*[Referenties.$E$22])" table:style-name="ce19">
              <text:p>4,00</text:p>
            </table:table-cell>
            <table:table-cell table:number-columns-repeated="16355" table:style-name="ce8"/>
          </table:table-row>
          <table:table-row table:style-name="ro10">
            <table:table-cell office:value-type="string" table:style-name="ce8">
              <text:p>KUC074 Registreren paspoortsignalering</text:p>
            </table:table-cell>
            <table:table-cell office:value-type="float" office:value="4" table:style-name="ce82">
              <text:p>4</text:p>
            </table:table-cell>
            <table:table-cell office:value-type="string" table:style-name="ce8">
              <text:p>AF 4 Ingezetene onbekend</text:p>
            </table:table-cell>
            <table:table-cell table:content-validation-name="val1" table:style-name="ce9"/>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251];$$Size;0);MATCH([.K251];$$Complexity;0)+1)" table:style-name="ce60">
              <text:p>0,5</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table:content-validation-name="val6" table:style-name="ce141"/>
            <table:table-cell office:value-type="float" office:value="1.25" table:formula="of:=IF(ISNA([.L251]);0;[.L251]*[Referenties.$E$14])" table:style-name="ce19">
              <text:p>1,25</text:p>
            </table:table-cell>
            <table:table-cell office:value-type="float" office:value="0.125" table:formula="of:=IF(ISNA([.L251]);0;[.L251]*[Referenties.$E$15])" table:style-name="ce19">
              <text:p>0,13</text:p>
            </table:table-cell>
            <table:table-cell office:value-type="float" office:value="0.25" table:formula="of:=IF(ISNA([.L251]);0;[.L251]*[Referenties.$E$16])" table:style-name="ce19">
              <text:p>0,25</text:p>
            </table:table-cell>
            <table:table-cell office:value-type="float" office:value="0.5" table:formula="of:=IF(ISNA([.L251]);0;[.L251]*[Referenties.$E$17])" table:style-name="ce19">
              <text:p>0,50</text:p>
            </table:table-cell>
            <table:table-cell office:value-type="float" office:value="0.5" table:formula="of:=IF(ISNA([.L251]);0;[.L251]*[Referenties.$E$18])" table:style-name="ce19">
              <text:p>0,50</text:p>
            </table:table-cell>
            <table:table-cell office:value-type="float" office:value="1" table:formula="of:=IF(ISNA([.L251]);0;[.L251]*[Referenties.$E$20])" table:style-name="ce19">
              <text:p>1,00</text:p>
            </table:table-cell>
            <table:table-cell office:value-type="float" office:value="0.25" table:formula="of:=IF(ISNA([.L251]);0;[.L251]*[Referenties.$E$21])" table:style-name="ce19">
              <text:p>0,25</text:p>
            </table:table-cell>
            <table:table-cell office:value-type="float" office:value="1" table:formula="of:=IF(ISNA([.L251]);0;[.L251]*[Referenties.$E$22])" table:style-name="ce19">
              <text:p>1,00</text:p>
            </table:table-cell>
            <table:table-cell table:number-columns-repeated="16355" table:style-name="ce8"/>
          </table:table-row>
          <table:table-row table:style-name="ro10">
            <table:table-cell office:value-type="string" table:style-name="ce8">
              <text:p>KUC074 Registreren paspoortsignalering</text:p>
            </table:table-cell>
            <table:table-cell office:value-type="float" office:value="5" table:style-name="ce82">
              <text:p>5</text:p>
            </table:table-cell>
            <table:table-cell office:value-type="string" table:style-name="ce8">
              <text:p>AF5 validatie fout</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52];$$Size;0);MATCH([.K252];$$Complexity;0)+1)" table:style-name="ce60">
              <text:p>0,25</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office:value-type="string" table:content-validation-name="val6" table:style-name="ce145">
              <text:p>Identified</text:p>
            </table:table-cell>
            <table:table-cell table:content-validation-name="val6" table:style-name="ce141"/>
            <table:table-cell office:value-type="float" office:value="0.625" table:formula="of:=IF(ISNA([.L252]);0;[.L252]*[Referenties.$E$14])" table:style-name="ce19">
              <text:p>0,63</text:p>
            </table:table-cell>
            <table:table-cell office:value-type="float" office:value="6.25E-2" table:formula="of:=IF(ISNA([.L252]);0;[.L252]*[Referenties.$E$15])" table:style-name="ce19">
              <text:p>0,06</text:p>
            </table:table-cell>
            <table:table-cell office:value-type="float" office:value="0.125" table:formula="of:=IF(ISNA([.L252]);0;[.L252]*[Referenties.$E$16])" table:style-name="ce19">
              <text:p>0,13</text:p>
            </table:table-cell>
            <table:table-cell office:value-type="float" office:value="0.25" table:formula="of:=IF(ISNA([.L252]);0;[.L252]*[Referenties.$E$17])" table:style-name="ce19">
              <text:p>0,25</text:p>
            </table:table-cell>
            <table:table-cell office:value-type="float" office:value="0.25" table:formula="of:=IF(ISNA([.L252]);0;[.L252]*[Referenties.$E$18])" table:style-name="ce19">
              <text:p>0,25</text:p>
            </table:table-cell>
            <table:table-cell office:value-type="float" office:value="0.5" table:formula="of:=IF(ISNA([.L252]);0;[.L252]*[Referenties.$E$20])" table:style-name="ce19">
              <text:p>0,50</text:p>
            </table:table-cell>
            <table:table-cell office:value-type="float" office:value="0.125" table:formula="of:=IF(ISNA([.L252]);0;[.L252]*[Referenties.$E$21])" table:style-name="ce19">
              <text:p>0,13</text:p>
            </table:table-cell>
            <table:table-cell office:value-type="float" office:value="0.5" table:formula="of:=IF(ISNA([.L252]);0;[.L252]*[Referenties.$E$22])" table:style-name="ce19">
              <text:p>0,50</text:p>
            </table:table-cell>
            <table:table-cell office:value-type="float" office:value="65.8125" table:formula="of:=SUMIF([.V248:.AC252];&quot;&lt;&gt;#N/B&quot;)" table:style-name="ce18">
              <text:p>65,81</text:p>
            </table:table-cell>
            <table:table-cell table:number-columns-repeated="16354"/>
          </table:table-row>
        </table:table-row-group>
        <table:table-row table:style-name="ro3">
          <table:table-cell table:style-name="ce8"/>
          <table:table-cell table:style-name="ce82"/>
          <table:table-cell table:number-columns-repeated="2" table:style-name="ce8"/>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59"/>
          <table:table-cell table:content-validation-name="val6" table:style-name="ce145"/>
          <table:table-cell table:content-validation-name="val6" table:style-name="ce145"/>
          <table:table-cell table:content-validation-name="val6" table:style-name="ce145"/>
          <table:table-cell table:content-validation-name="val6" table:style-name="ce145"/>
          <table:table-cell table:content-validation-name="val6" table:style-name="ce145"/>
          <table:table-cell table:content-validation-name="val6" table:style-name="ce145"/>
          <table:table-cell table:content-validation-name="val6" table:style-name="ce145"/>
          <table:table-cell table:content-validation-name="val6" table:style-name="ce145"/>
          <table:table-cell table:content-validation-name="val6" table:style-name="ce141"/>
          <table:table-cell table:number-columns-repeated="8" table:style-name="ce19"/>
          <table:table-cell table:style-name="ce18"/>
          <table:table-cell table:number-columns-repeated="16354"/>
        </table:table-row>
        <table:table-row table:style-name="ro3">
          <table:table-cell office:value-type="string" table:style-name="ce32">
            <text:p>KUC081 Uitgifte rijbewijs</text:p>
          </table:table-cell>
          <table:table-cell table:style-name="ce81"/>
          <table:table-cell table:number-columns-repeated="2" table:style-name="ce31"/>
          <table:table-cell table:content-validation-name="val5" table:style-name="ce31"/>
          <table:table-cell office:value-type="float" office:value="12" table:style-name="ce33">
            <text:p>12</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81 Uitgifte rijbewijs</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number-columns-repeated="3"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255];$$Size;0);MATCH([.K255];$$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255]);0;[.L255]*[Referenties.$E$14])" table:style-name="ce19">
              <text:p>5,00</text:p>
            </table:table-cell>
            <table:table-cell office:value-type="float" office:value="0.5" table:formula="of:=IF(ISNA([.L255]);0;[.L255]*[Referenties.$E$15])" table:style-name="ce19">
              <text:p>0,50</text:p>
            </table:table-cell>
            <table:table-cell office:value-type="float" office:value="1" table:formula="of:=IF(ISNA([.L255]);0;[.L255]*[Referenties.$E$16])" table:style-name="ce19">
              <text:p>1,00</text:p>
            </table:table-cell>
            <table:table-cell office:value-type="float" office:value="2" table:formula="of:=IF(ISNA([.L255]);0;[.L255]*[Referenties.$E$17])" table:style-name="ce19">
              <text:p>2,00</text:p>
            </table:table-cell>
            <table:table-cell office:value-type="float" office:value="2" table:formula="of:=IF(ISNA([.L255]);0;[.L255]*[Referenties.$E$18])" table:style-name="ce19">
              <text:p>2,00</text:p>
            </table:table-cell>
            <table:table-cell office:value-type="float" office:value="4" table:formula="of:=IF(ISNA([.L255]);0;[.L255]*[Referenties.$E$20])" table:style-name="ce19">
              <text:p>4,00</text:p>
            </table:table-cell>
            <table:table-cell office:value-type="float" office:value="1" table:formula="of:=IF(ISNA([.L255]);0;[.L255]*[Referenties.$E$21])" table:style-name="ce19">
              <text:p>1,00</text:p>
            </table:table-cell>
            <table:table-cell office:value-type="float" office:value="4" table:formula="of:=IF(ISNA([.L255]);0;[.L255]*[Referenties.$E$22])" table:style-name="ce19">
              <text:p>4,00</text:p>
            </table:table-cell>
            <table:table-cell table:number-columns-repeated="16355" table:style-name="ce8"/>
          </table:table-row>
          <table:table-row table:style-name="ro10">
            <table:table-cell office:value-type="string" table:style-name="ce8">
              <text:p>KUC081 Uitgifte rijbewijs</text:p>
            </table:table-cell>
            <table:table-cell office:value-type="float" office:value="2" table:style-name="ce82">
              <text:p>2</text:p>
            </table:table-cell>
            <table:table-cell office:value-type="string" table:style-name="ce8">
              <text:p>AF1 Aanvrager niet bekend, <text:s/>AF11 aanvrager niet bekend CRB</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56];$$Size;0);MATCH([.K256];$$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56]);0;[.L256]*[Referenties.$E$14])" table:style-name="ce19">
              <text:p>0,63</text:p>
            </table:table-cell>
            <table:table-cell office:value-type="float" office:value="6.25E-2" table:formula="of:=IF(ISNA([.L256]);0;[.L256]*[Referenties.$E$15])" table:style-name="ce19">
              <text:p>0,06</text:p>
            </table:table-cell>
            <table:table-cell office:value-type="float" office:value="0.125" table:formula="of:=IF(ISNA([.L256]);0;[.L256]*[Referenties.$E$16])" table:style-name="ce19">
              <text:p>0,13</text:p>
            </table:table-cell>
            <table:table-cell office:value-type="float" office:value="0.25" table:formula="of:=IF(ISNA([.L256]);0;[.L256]*[Referenties.$E$17])" table:style-name="ce19">
              <text:p>0,25</text:p>
            </table:table-cell>
            <table:table-cell office:value-type="float" office:value="0.25" table:formula="of:=IF(ISNA([.L256]);0;[.L256]*[Referenties.$E$18])" table:style-name="ce19">
              <text:p>0,25</text:p>
            </table:table-cell>
            <table:table-cell office:value-type="float" office:value="0.5" table:formula="of:=IF(ISNA([.L256]);0;[.L256]*[Referenties.$E$20])" table:style-name="ce19">
              <text:p>0,50</text:p>
            </table:table-cell>
            <table:table-cell office:value-type="float" office:value="0.125" table:formula="of:=IF(ISNA([.L256]);0;[.L256]*[Referenties.$E$21])" table:style-name="ce19">
              <text:p>0,13</text:p>
            </table:table-cell>
            <table:table-cell office:value-type="float" office:value="0.5" table:formula="of:=IF(ISNA([.L256]);0;[.L256]*[Referenties.$E$22])" table:style-name="ce19">
              <text:p>0,50</text:p>
            </table:table-cell>
            <table:table-cell table:number-columns-repeated="16355" table:style-name="ce8"/>
          </table:table-row>
          <table:table-row table:style-name="ro10">
            <table:table-cell office:value-type="string" table:style-name="ce8">
              <text:p>KUC081 Uitgifte rijbewijs</text:p>
            </table:table-cell>
            <table:table-cell office:value-type="float" office:value="3" table:style-name="ce82">
              <text:p>3</text:p>
            </table:table-cell>
            <table:table-cell office:value-type="string" table:style-name="ce8">
              <text:p>AF2 dezelfde ambtenaar, <text:s/>AF5 aanvrager 65+, AF8 validatie CRB</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257];$$Size;0);MATCH([.K257];$$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257]);0;[.L257]*[Referenties.$E$14])" table:style-name="ce19">
              <text:p>1,25</text:p>
            </table:table-cell>
            <table:table-cell office:value-type="float" office:value="0.125" table:formula="of:=IF(ISNA([.L257]);0;[.L257]*[Referenties.$E$15])" table:style-name="ce19">
              <text:p>0,13</text:p>
            </table:table-cell>
            <table:table-cell office:value-type="float" office:value="0.25" table:formula="of:=IF(ISNA([.L257]);0;[.L257]*[Referenties.$E$16])" table:style-name="ce19">
              <text:p>0,25</text:p>
            </table:table-cell>
            <table:table-cell office:value-type="float" office:value="0.5" table:formula="of:=IF(ISNA([.L257]);0;[.L257]*[Referenties.$E$17])" table:style-name="ce19">
              <text:p>0,50</text:p>
            </table:table-cell>
            <table:table-cell office:value-type="float" office:value="0.5" table:formula="of:=IF(ISNA([.L257]);0;[.L257]*[Referenties.$E$18])" table:style-name="ce19">
              <text:p>0,50</text:p>
            </table:table-cell>
            <table:table-cell office:value-type="float" office:value="1" table:formula="of:=IF(ISNA([.L257]);0;[.L257]*[Referenties.$E$20])" table:style-name="ce19">
              <text:p>1,00</text:p>
            </table:table-cell>
            <table:table-cell office:value-type="float" office:value="0.25" table:formula="of:=IF(ISNA([.L257]);0;[.L257]*[Referenties.$E$21])" table:style-name="ce19">
              <text:p>0,25</text:p>
            </table:table-cell>
            <table:table-cell office:value-type="float" office:value="1" table:formula="of:=IF(ISNA([.L257]);0;[.L257]*[Referenties.$E$22])" table:style-name="ce19">
              <text:p>1,00</text:p>
            </table:table-cell>
            <table:table-cell table:number-columns-repeated="16355" table:style-name="ce8"/>
          </table:table-row>
          <table:table-row table:style-name="ro10">
            <table:table-cell office:value-type="string" table:style-name="ce8">
              <text:p>KUC081 Uitgifte rijbewijs</text:p>
            </table:table-cell>
            <table:table-cell office:value-type="float" office:value="4" table:style-name="ce82">
              <text:p>4</text:p>
            </table:table-cell>
            <table:table-cell office:value-type="string" table:style-name="ce8">
              <text:p>AF3 doorsturen rijb, AF4 uitreiken na verhuizing, AF6 Rijbewijs niet afgehaald</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258];$$Size;0);MATCH([.K258];$$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258]);0;[.L258]*[Referenties.$E$14])" table:style-name="ce19">
              <text:p>1,25</text:p>
            </table:table-cell>
            <table:table-cell office:value-type="float" office:value="0.125" table:formula="of:=IF(ISNA([.L258]);0;[.L258]*[Referenties.$E$15])" table:style-name="ce19">
              <text:p>0,13</text:p>
            </table:table-cell>
            <table:table-cell office:value-type="float" office:value="0.25" table:formula="of:=IF(ISNA([.L258]);0;[.L258]*[Referenties.$E$16])" table:style-name="ce19">
              <text:p>0,25</text:p>
            </table:table-cell>
            <table:table-cell office:value-type="float" office:value="0.5" table:formula="of:=IF(ISNA([.L258]);0;[.L258]*[Referenties.$E$17])" table:style-name="ce19">
              <text:p>0,50</text:p>
            </table:table-cell>
            <table:table-cell office:value-type="float" office:value="0.5" table:formula="of:=IF(ISNA([.L258]);0;[.L258]*[Referenties.$E$18])" table:style-name="ce19">
              <text:p>0,50</text:p>
            </table:table-cell>
            <table:table-cell office:value-type="float" office:value="1" table:formula="of:=IF(ISNA([.L258]);0;[.L258]*[Referenties.$E$20])" table:style-name="ce19">
              <text:p>1,00</text:p>
            </table:table-cell>
            <table:table-cell office:value-type="float" office:value="0.25" table:formula="of:=IF(ISNA([.L258]);0;[.L258]*[Referenties.$E$21])" table:style-name="ce19">
              <text:p>0,25</text:p>
            </table:table-cell>
            <table:table-cell office:value-type="float" office:value="1" table:formula="of:=IF(ISNA([.L258]);0;[.L258]*[Referenties.$E$22])" table:style-name="ce19">
              <text:p>1,00</text:p>
            </table:table-cell>
            <table:table-cell table:number-columns-repeated="16355" table:style-name="ce8"/>
          </table:table-row>
          <table:table-row table:style-name="ro10">
            <table:table-cell office:value-type="string" table:style-name="ce8">
              <text:p>KUC081 Uitgifte rijbewijs</text:p>
            </table:table-cell>
            <table:table-cell office:value-type="float" office:value="5" table:style-name="ce82">
              <text:p>5</text:p>
            </table:table-cell>
            <table:table-cell office:value-type="string" table:style-name="ce8">
              <text:p>AF7 beperkingen, AF9 heeft al rijb., AF10 heeft al aanvraag, AF12 omwissel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259];$$Size;0);MATCH([.K259];$$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259]);0;[.L259]*[Referenties.$E$14])" table:style-name="ce19">
              <text:p>1,25</text:p>
            </table:table-cell>
            <table:table-cell office:value-type="float" office:value="0.125" table:formula="of:=IF(ISNA([.L259]);0;[.L259]*[Referenties.$E$15])" table:style-name="ce19">
              <text:p>0,13</text:p>
            </table:table-cell>
            <table:table-cell office:value-type="float" office:value="0.25" table:formula="of:=IF(ISNA([.L259]);0;[.L259]*[Referenties.$E$16])" table:style-name="ce19">
              <text:p>0,25</text:p>
            </table:table-cell>
            <table:table-cell office:value-type="float" office:value="0.5" table:formula="of:=IF(ISNA([.L259]);0;[.L259]*[Referenties.$E$17])" table:style-name="ce19">
              <text:p>0,50</text:p>
            </table:table-cell>
            <table:table-cell office:value-type="float" office:value="0.5" table:formula="of:=IF(ISNA([.L259]);0;[.L259]*[Referenties.$E$18])" table:style-name="ce19">
              <text:p>0,50</text:p>
            </table:table-cell>
            <table:table-cell office:value-type="float" office:value="1" table:formula="of:=IF(ISNA([.L259]);0;[.L259]*[Referenties.$E$20])" table:style-name="ce19">
              <text:p>1,00</text:p>
            </table:table-cell>
            <table:table-cell office:value-type="float" office:value="0.25" table:formula="of:=IF(ISNA([.L259]);0;[.L259]*[Referenties.$E$21])" table:style-name="ce19">
              <text:p>0,25</text:p>
            </table:table-cell>
            <table:table-cell office:value-type="float" office:value="1" table:formula="of:=IF(ISNA([.L259]);0;[.L259]*[Referenties.$E$22])" table:style-name="ce19">
              <text:p>1,00</text:p>
            </table:table-cell>
            <table:table-cell office:value-type="float" office:value="36.5625" table:formula="of:=SUMIF([.V255:.AC259];&quot;&lt;&gt;#N/B&quot;)" table:style-name="ce18">
              <text:p>36,56</text:p>
            </table:table-cell>
            <table:table-cell table:number-columns-repeated="16354"/>
          </table:table-row>
        </table:table-row-group>
        <table:table-row table:style-name="ro3">
          <table:table-cell table:style-name="ce8"/>
          <table:table-cell table:style-name="ce82"/>
          <table:table-cell table:number-columns-repeated="2" table:style-name="ce8"/>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32">
            <text:p>KUC082 Onderhouden rijbewijs</text:p>
          </table:table-cell>
          <table:table-cell table:style-name="ce81"/>
          <table:table-cell table:number-columns-repeated="2" table:style-name="ce31"/>
          <table:table-cell table:content-validation-name="val5" table:style-name="ce31"/>
          <table:table-cell office:value-type="float" office:value="17" table:style-name="ce33">
            <text:p>17</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82 Onderhouden rijbewijs</text:p>
            </table:table-cell>
            <table:table-cell office:value-type="float" office:value="1" table:style-name="ce82">
              <text:p>1</text:p>
            </table:table-cell>
            <table:table-cell office:value-type="string" table:style-name="ce12">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number-columns-repeated="3"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262];$$Size;0);MATCH([.K262];$$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262]);0;[.L262]*[Referenties.$E$14])" table:style-name="ce19">
              <text:p>5,00</text:p>
            </table:table-cell>
            <table:table-cell office:value-type="float" office:value="0.5" table:formula="of:=IF(ISNA([.L262]);0;[.L262]*[Referenties.$E$15])" table:style-name="ce19">
              <text:p>0,50</text:p>
            </table:table-cell>
            <table:table-cell office:value-type="float" office:value="1" table:formula="of:=IF(ISNA([.L262]);0;[.L262]*[Referenties.$E$16])" table:style-name="ce19">
              <text:p>1,00</text:p>
            </table:table-cell>
            <table:table-cell office:value-type="float" office:value="2" table:formula="of:=IF(ISNA([.L262]);0;[.L262]*[Referenties.$E$17])" table:style-name="ce19">
              <text:p>2,00</text:p>
            </table:table-cell>
            <table:table-cell office:value-type="float" office:value="2" table:formula="of:=IF(ISNA([.L262]);0;[.L262]*[Referenties.$E$18])" table:style-name="ce19">
              <text:p>2,00</text:p>
            </table:table-cell>
            <table:table-cell office:value-type="float" office:value="4" table:formula="of:=IF(ISNA([.L262]);0;[.L262]*[Referenties.$E$20])" table:style-name="ce19">
              <text:p>4,00</text:p>
            </table:table-cell>
            <table:table-cell office:value-type="float" office:value="1" table:formula="of:=IF(ISNA([.L262]);0;[.L262]*[Referenties.$E$21])" table:style-name="ce19">
              <text:p>1,00</text:p>
            </table:table-cell>
            <table:table-cell office:value-type="float" office:value="4" table:formula="of:=IF(ISNA([.L262]);0;[.L262]*[Referenties.$E$22])" table:style-name="ce19">
              <text:p>4,00</text:p>
            </table:table-cell>
            <table:table-cell table:number-columns-repeated="16355" table:style-name="ce8"/>
          </table:table-row>
          <table:table-row table:style-name="ro10">
            <table:table-cell office:value-type="string" table:style-name="ce8">
              <text:p>KUC082 Onderhouden rijbewijs</text:p>
            </table:table-cell>
            <table:table-cell office:value-type="float" office:value="2" table:style-name="ce82">
              <text:p>2</text:p>
            </table:table-cell>
            <table:table-cell office:value-type="string" table:style-name="ce12">
              <text:p>AF1 aanvrager niet bekend</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63];$$Size;0);MATCH([.K263];$$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63]);0;[.L263]*[Referenties.$E$14])" table:style-name="ce19">
              <text:p>0,63</text:p>
            </table:table-cell>
            <table:table-cell office:value-type="float" office:value="6.25E-2" table:formula="of:=IF(ISNA([.L263]);0;[.L263]*[Referenties.$E$15])" table:style-name="ce19">
              <text:p>0,06</text:p>
            </table:table-cell>
            <table:table-cell office:value-type="float" office:value="0.125" table:formula="of:=IF(ISNA([.L263]);0;[.L263]*[Referenties.$E$16])" table:style-name="ce19">
              <text:p>0,13</text:p>
            </table:table-cell>
            <table:table-cell office:value-type="float" office:value="0.25" table:formula="of:=IF(ISNA([.L263]);0;[.L263]*[Referenties.$E$17])" table:style-name="ce19">
              <text:p>0,25</text:p>
            </table:table-cell>
            <table:table-cell office:value-type="float" office:value="0.25" table:formula="of:=IF(ISNA([.L263]);0;[.L263]*[Referenties.$E$18])" table:style-name="ce19">
              <text:p>0,25</text:p>
            </table:table-cell>
            <table:table-cell office:value-type="float" office:value="0.5" table:formula="of:=IF(ISNA([.L263]);0;[.L263]*[Referenties.$E$20])" table:style-name="ce19">
              <text:p>0,50</text:p>
            </table:table-cell>
            <table:table-cell office:value-type="float" office:value="0.125" table:formula="of:=IF(ISNA([.L263]);0;[.L263]*[Referenties.$E$21])" table:style-name="ce19">
              <text:p>0,13</text:p>
            </table:table-cell>
            <table:table-cell office:value-type="float" office:value="0.5" table:formula="of:=IF(ISNA([.L263]);0;[.L263]*[Referenties.$E$22])" table:style-name="ce19">
              <text:p>0,50</text:p>
            </table:table-cell>
            <table:table-cell table:number-columns-repeated="16355" table:style-name="ce8"/>
          </table:table-row>
          <table:table-row table:style-name="ro10">
            <table:table-cell office:value-type="string" table:style-name="ce8">
              <text:p>KUC082 Onderhouden rijbewijs</text:p>
            </table:table-cell>
            <table:table-cell office:value-type="float" office:value="4" table:style-name="ce82">
              <text:p>4</text:p>
            </table:table-cell>
            <table:table-cell office:value-type="string" table:style-name="ce12">
              <text:p>AF4, AF5, AF7: afh. Rijbewijs uitgifte</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264];$$Size;0);MATCH([.K264];$$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264]);0;[.L264]*[Referenties.$E$14])" table:style-name="ce19">
              <text:p>1,25</text:p>
            </table:table-cell>
            <table:table-cell office:value-type="float" office:value="0.125" table:formula="of:=IF(ISNA([.L264]);0;[.L264]*[Referenties.$E$15])" table:style-name="ce19">
              <text:p>0,13</text:p>
            </table:table-cell>
            <table:table-cell office:value-type="float" office:value="0.25" table:formula="of:=IF(ISNA([.L264]);0;[.L264]*[Referenties.$E$16])" table:style-name="ce19">
              <text:p>0,25</text:p>
            </table:table-cell>
            <table:table-cell office:value-type="float" office:value="0.5" table:formula="of:=IF(ISNA([.L264]);0;[.L264]*[Referenties.$E$17])" table:style-name="ce19">
              <text:p>0,50</text:p>
            </table:table-cell>
            <table:table-cell office:value-type="float" office:value="0.5" table:formula="of:=IF(ISNA([.L264]);0;[.L264]*[Referenties.$E$18])" table:style-name="ce19">
              <text:p>0,50</text:p>
            </table:table-cell>
            <table:table-cell office:value-type="float" office:value="1" table:formula="of:=IF(ISNA([.L264]);0;[.L264]*[Referenties.$E$20])" table:style-name="ce19">
              <text:p>1,00</text:p>
            </table:table-cell>
            <table:table-cell office:value-type="float" office:value="0.25" table:formula="of:=IF(ISNA([.L264]);0;[.L264]*[Referenties.$E$21])" table:style-name="ce19">
              <text:p>0,25</text:p>
            </table:table-cell>
            <table:table-cell office:value-type="float" office:value="1" table:formula="of:=IF(ISNA([.L264]);0;[.L264]*[Referenties.$E$22])" table:style-name="ce19">
              <text:p>1,00</text:p>
            </table:table-cell>
            <table:table-cell table:number-columns-repeated="16355" table:style-name="ce8"/>
          </table:table-row>
          <table:table-row table:style-name="ro10">
            <table:table-cell office:value-type="string" table:style-name="ce8">
              <text:p>KUC082 Onderhouden rijbewijs</text:p>
            </table:table-cell>
            <table:table-cell office:value-type="float" office:value="5" table:style-name="ce82">
              <text:p>5</text:p>
            </table:table-cell>
            <table:table-cell office:value-type="string" table:style-name="ce12">
              <text:p>AF2, AF6, AF8, AF9: func. Alt</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65];$$Size;0);MATCH([.K265];$$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65]);0;[.L265]*[Referenties.$E$14])" table:style-name="ce19">
              <text:p>0,63</text:p>
            </table:table-cell>
            <table:table-cell office:value-type="float" office:value="6.25E-2" table:formula="of:=IF(ISNA([.L265]);0;[.L265]*[Referenties.$E$15])" table:style-name="ce19">
              <text:p>0,06</text:p>
            </table:table-cell>
            <table:table-cell office:value-type="float" office:value="0.125" table:formula="of:=IF(ISNA([.L265]);0;[.L265]*[Referenties.$E$16])" table:style-name="ce19">
              <text:p>0,13</text:p>
            </table:table-cell>
            <table:table-cell office:value-type="float" office:value="0.25" table:formula="of:=IF(ISNA([.L265]);0;[.L265]*[Referenties.$E$17])" table:style-name="ce19">
              <text:p>0,25</text:p>
            </table:table-cell>
            <table:table-cell office:value-type="float" office:value="0.25" table:formula="of:=IF(ISNA([.L265]);0;[.L265]*[Referenties.$E$18])" table:style-name="ce19">
              <text:p>0,25</text:p>
            </table:table-cell>
            <table:table-cell office:value-type="float" office:value="0.5" table:formula="of:=IF(ISNA([.L265]);0;[.L265]*[Referenties.$E$20])" table:style-name="ce19">
              <text:p>0,50</text:p>
            </table:table-cell>
            <table:table-cell office:value-type="float" office:value="0.125" table:formula="of:=IF(ISNA([.L265]);0;[.L265]*[Referenties.$E$21])" table:style-name="ce19">
              <text:p>0,13</text:p>
            </table:table-cell>
            <table:table-cell office:value-type="float" office:value="0.5" table:formula="of:=IF(ISNA([.L265]);0;[.L265]*[Referenties.$E$22])" table:style-name="ce19">
              <text:p>0,50</text:p>
            </table:table-cell>
            <table:table-cell table:number-columns-repeated="16355" table:style-name="ce8"/>
          </table:table-row>
          <table:table-row table:style-name="ro10">
            <table:table-cell office:value-type="string" table:style-name="ce8">
              <text:p>KUC082 Onderhouden rijbewijs</text:p>
            </table:table-cell>
            <table:table-cell office:value-type="float" office:value="7" table:style-name="ce82">
              <text:p>7</text:p>
            </table:table-cell>
            <table:table-cell office:value-type="string" table:style-name="ce8">
              <text:p>AF3, AF10, AF17: oud rijbewijs inname</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66];$$Size;0);MATCH([.K266];$$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66]);0;[.L266]*[Referenties.$E$14])" table:style-name="ce19">
              <text:p>0,63</text:p>
            </table:table-cell>
            <table:table-cell office:value-type="float" office:value="6.25E-2" table:formula="of:=IF(ISNA([.L266]);0;[.L266]*[Referenties.$E$15])" table:style-name="ce19">
              <text:p>0,06</text:p>
            </table:table-cell>
            <table:table-cell office:value-type="float" office:value="0.125" table:formula="of:=IF(ISNA([.L266]);0;[.L266]*[Referenties.$E$16])" table:style-name="ce19">
              <text:p>0,13</text:p>
            </table:table-cell>
            <table:table-cell office:value-type="float" office:value="0.25" table:formula="of:=IF(ISNA([.L266]);0;[.L266]*[Referenties.$E$17])" table:style-name="ce19">
              <text:p>0,25</text:p>
            </table:table-cell>
            <table:table-cell office:value-type="float" office:value="0.25" table:formula="of:=IF(ISNA([.L266]);0;[.L266]*[Referenties.$E$18])" table:style-name="ce19">
              <text:p>0,25</text:p>
            </table:table-cell>
            <table:table-cell office:value-type="float" office:value="0.5" table:formula="of:=IF(ISNA([.L266]);0;[.L266]*[Referenties.$E$20])" table:style-name="ce19">
              <text:p>0,50</text:p>
            </table:table-cell>
            <table:table-cell office:value-type="float" office:value="0.125" table:formula="of:=IF(ISNA([.L266]);0;[.L266]*[Referenties.$E$21])" table:style-name="ce19">
              <text:p>0,13</text:p>
            </table:table-cell>
            <table:table-cell office:value-type="float" office:value="0.5" table:formula="of:=IF(ISNA([.L266]);0;[.L266]*[Referenties.$E$22])" table:style-name="ce19">
              <text:p>0,50</text:p>
            </table:table-cell>
            <table:table-cell table:number-columns-repeated="16355" table:style-name="ce8"/>
          </table:table-row>
          <table:table-row table:style-name="ro10">
            <table:table-cell office:value-type="string" table:style-name="ce8">
              <text:p>KUC082 Onderhouden rijbewijs</text:p>
            </table:table-cell>
            <table:table-cell office:value-type="float" office:value="8" table:style-name="ce82">
              <text:p>8</text:p>
            </table:table-cell>
            <table:table-cell office:value-type="string" table:style-name="ce8">
              <text:p>AF11, AF12, AF13, AF16: categorie beperking/uitbr.</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67];$$Size;0);MATCH([.K267];$$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67]);0;[.L267]*[Referenties.$E$14])" table:style-name="ce19">
              <text:p>0,63</text:p>
            </table:table-cell>
            <table:table-cell office:value-type="float" office:value="6.25E-2" table:formula="of:=IF(ISNA([.L267]);0;[.L267]*[Referenties.$E$15])" table:style-name="ce19">
              <text:p>0,06</text:p>
            </table:table-cell>
            <table:table-cell office:value-type="float" office:value="0.125" table:formula="of:=IF(ISNA([.L267]);0;[.L267]*[Referenties.$E$16])" table:style-name="ce19">
              <text:p>0,13</text:p>
            </table:table-cell>
            <table:table-cell office:value-type="float" office:value="0.25" table:formula="of:=IF(ISNA([.L267]);0;[.L267]*[Referenties.$E$17])" table:style-name="ce19">
              <text:p>0,25</text:p>
            </table:table-cell>
            <table:table-cell office:value-type="float" office:value="0.25" table:formula="of:=IF(ISNA([.L267]);0;[.L267]*[Referenties.$E$18])" table:style-name="ce19">
              <text:p>0,25</text:p>
            </table:table-cell>
            <table:table-cell office:value-type="float" office:value="0.5" table:formula="of:=IF(ISNA([.L267]);0;[.L267]*[Referenties.$E$20])" table:style-name="ce19">
              <text:p>0,50</text:p>
            </table:table-cell>
            <table:table-cell office:value-type="float" office:value="0.125" table:formula="of:=IF(ISNA([.L267]);0;[.L267]*[Referenties.$E$21])" table:style-name="ce19">
              <text:p>0,13</text:p>
            </table:table-cell>
            <table:table-cell office:value-type="float" office:value="0.5" table:formula="of:=IF(ISNA([.L267]);0;[.L267]*[Referenties.$E$22])" table:style-name="ce19">
              <text:p>0,50</text:p>
            </table:table-cell>
            <table:table-cell table:number-columns-repeated="16355" table:style-name="ce8"/>
          </table:table-row>
          <table:table-row table:style-name="ro10">
            <table:table-cell office:value-type="string" table:style-name="ce8">
              <text:p>KUC082 Onderhouden rijbewijs</text:p>
            </table:table-cell>
            <table:table-cell office:value-type="float" office:value="9" table:style-name="ce82">
              <text:p>9</text:p>
            </table:table-cell>
            <table:table-cell office:value-type="string" table:style-name="ce8">
              <text:p>AF14, AF15: omwisselen/vervang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68];$$Size;0);MATCH([.K268];$$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268]);0;[.L268]*[Referenties.$E$14])" table:style-name="ce19">
              <text:p>2,50</text:p>
            </table:table-cell>
            <table:table-cell office:value-type="float" office:value="0.25" table:formula="of:=IF(ISNA([.L268]);0;[.L268]*[Referenties.$E$15])" table:style-name="ce19">
              <text:p>0,25</text:p>
            </table:table-cell>
            <table:table-cell office:value-type="float" office:value="0.5" table:formula="of:=IF(ISNA([.L268]);0;[.L268]*[Referenties.$E$16])" table:style-name="ce19">
              <text:p>0,50</text:p>
            </table:table-cell>
            <table:table-cell office:value-type="float" office:value="1" table:formula="of:=IF(ISNA([.L268]);0;[.L268]*[Referenties.$E$17])" table:style-name="ce19">
              <text:p>1,00</text:p>
            </table:table-cell>
            <table:table-cell office:value-type="float" office:value="1" table:formula="of:=IF(ISNA([.L268]);0;[.L268]*[Referenties.$E$18])" table:style-name="ce19">
              <text:p>1,00</text:p>
            </table:table-cell>
            <table:table-cell office:value-type="float" office:value="2" table:formula="of:=IF(ISNA([.L268]);0;[.L268]*[Referenties.$E$20])" table:style-name="ce19">
              <text:p>2,00</text:p>
            </table:table-cell>
            <table:table-cell office:value-type="float" office:value="0.5" table:formula="of:=IF(ISNA([.L268]);0;[.L268]*[Referenties.$E$21])" table:style-name="ce19">
              <text:p>0,50</text:p>
            </table:table-cell>
            <table:table-cell office:value-type="float" office:value="2" table:formula="of:=IF(ISNA([.L268]);0;[.L268]*[Referenties.$E$22])" table:style-name="ce19">
              <text:p>2,00</text:p>
            </table:table-cell>
            <table:table-cell office:value-type="float" office:value="43.875" table:formula="of:=SUMIF([.V262:.AC268];&quot;&lt;&gt;#N/B&quot;)" table:style-name="ce18">
              <text:p>43,88</text:p>
            </table:table-cell>
            <table:table-cell table:number-columns-repeated="16354"/>
          </table:table-row>
        </table:table-row-group>
        <table:table-row table:style-name="ro3">
          <table:table-cell table:style-name="ce8"/>
          <table:table-cell table:style-name="ce82"/>
          <table:table-cell table:number-columns-repeated="2" table:style-name="ce8"/>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32">
            <text:p>KUC083 Inname rijbewijs</text:p>
          </table:table-cell>
          <table:table-cell table:style-name="ce81"/>
          <table:table-cell table:number-columns-repeated="2" table:style-name="ce31"/>
          <table:table-cell table:content-validation-name="val5" table:style-name="ce31"/>
          <table:table-cell office:value-type="float" office:value="23" table:style-name="ce33">
            <text:p>23</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11">
              <text:p>KUC083 Inname rijbewijs</text:p>
            </table:table-cell>
            <table:table-cell office:value-type="float" office:value="1" table:style-name="ce85">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number-columns-repeated="3"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271];$$Size;0);MATCH([.K271];$$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271]);0;[.L271]*[Referenties.$E$14])" table:style-name="ce19">
              <text:p>5,00</text:p>
            </table:table-cell>
            <table:table-cell office:value-type="float" office:value="0.5" table:formula="of:=IF(ISNA([.L271]);0;[.L271]*[Referenties.$E$15])" table:style-name="ce19">
              <text:p>0,50</text:p>
            </table:table-cell>
            <table:table-cell office:value-type="float" office:value="1" table:formula="of:=IF(ISNA([.L271]);0;[.L271]*[Referenties.$E$16])" table:style-name="ce19">
              <text:p>1,00</text:p>
            </table:table-cell>
            <table:table-cell office:value-type="float" office:value="2" table:formula="of:=IF(ISNA([.L271]);0;[.L271]*[Referenties.$E$17])" table:style-name="ce19">
              <text:p>2,00</text:p>
            </table:table-cell>
            <table:table-cell office:value-type="float" office:value="2" table:formula="of:=IF(ISNA([.L271]);0;[.L271]*[Referenties.$E$18])" table:style-name="ce19">
              <text:p>2,00</text:p>
            </table:table-cell>
            <table:table-cell office:value-type="float" office:value="4" table:formula="of:=IF(ISNA([.L271]);0;[.L271]*[Referenties.$E$20])" table:style-name="ce19">
              <text:p>4,00</text:p>
            </table:table-cell>
            <table:table-cell office:value-type="float" office:value="1" table:formula="of:=IF(ISNA([.L271]);0;[.L271]*[Referenties.$E$21])" table:style-name="ce19">
              <text:p>1,00</text:p>
            </table:table-cell>
            <table:table-cell office:value-type="float" office:value="4" table:formula="of:=IF(ISNA([.L271]);0;[.L271]*[Referenties.$E$22])" table:style-name="ce19">
              <text:p>4,00</text:p>
            </table:table-cell>
            <table:table-cell table:number-columns-repeated="16355" table:style-name="ce8"/>
          </table:table-row>
          <table:table-row table:style-name="ro10">
            <table:table-cell office:value-type="string" table:style-name="ce11">
              <text:p>KUC083 Inname rijbewijs</text:p>
            </table:table-cell>
            <table:table-cell office:value-type="float" office:value="2" table:style-name="ce85">
              <text:p>2</text:p>
            </table:table-cell>
            <table:table-cell office:value-type="string" table:style-name="ce8">
              <text:p>AF4,AF6: houder/rijbewijs onbekend</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72];$$Size;0);MATCH([.K272];$$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72]);0;[.L272]*[Referenties.$E$14])" table:style-name="ce19">
              <text:p>0,63</text:p>
            </table:table-cell>
            <table:table-cell office:value-type="float" office:value="6.25E-2" table:formula="of:=IF(ISNA([.L272]);0;[.L272]*[Referenties.$E$15])" table:style-name="ce19">
              <text:p>0,06</text:p>
            </table:table-cell>
            <table:table-cell office:value-type="float" office:value="0.125" table:formula="of:=IF(ISNA([.L272]);0;[.L272]*[Referenties.$E$16])" table:style-name="ce19">
              <text:p>0,13</text:p>
            </table:table-cell>
            <table:table-cell office:value-type="float" office:value="0.25" table:formula="of:=IF(ISNA([.L272]);0;[.L272]*[Referenties.$E$17])" table:style-name="ce19">
              <text:p>0,25</text:p>
            </table:table-cell>
            <table:table-cell office:value-type="float" office:value="0.25" table:formula="of:=IF(ISNA([.L272]);0;[.L272]*[Referenties.$E$18])" table:style-name="ce19">
              <text:p>0,25</text:p>
            </table:table-cell>
            <table:table-cell office:value-type="float" office:value="0.5" table:formula="of:=IF(ISNA([.L272]);0;[.L272]*[Referenties.$E$20])" table:style-name="ce19">
              <text:p>0,50</text:p>
            </table:table-cell>
            <table:table-cell office:value-type="float" office:value="0.125" table:formula="of:=IF(ISNA([.L272]);0;[.L272]*[Referenties.$E$21])" table:style-name="ce19">
              <text:p>0,13</text:p>
            </table:table-cell>
            <table:table-cell office:value-type="float" office:value="0.5" table:formula="of:=IF(ISNA([.L272]);0;[.L272]*[Referenties.$E$22])" table:style-name="ce19">
              <text:p>0,50</text:p>
            </table:table-cell>
            <table:table-cell table:number-columns-repeated="16355" table:style-name="ce8"/>
          </table:table-row>
          <table:table-row table:style-name="ro10">
            <table:table-cell office:value-type="string" table:style-name="ce11">
              <text:p>KUC083 Inname rijbewijs</text:p>
            </table:table-cell>
            <table:table-cell office:value-type="float" office:value="3" table:style-name="ce85">
              <text:p>3</text:p>
            </table:table-cell>
            <table:table-cell office:value-type="string" table:style-name="ce8">
              <text:p>AF1,AF2,AF7: inname, reeds ongeldi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73];$$Size;0);MATCH([.K273];$$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73]);0;[.L273]*[Referenties.$E$14])" table:style-name="ce19">
              <text:p>0,63</text:p>
            </table:table-cell>
            <table:table-cell office:value-type="float" office:value="6.25E-2" table:formula="of:=IF(ISNA([.L273]);0;[.L273]*[Referenties.$E$15])" table:style-name="ce19">
              <text:p>0,06</text:p>
            </table:table-cell>
            <table:table-cell office:value-type="float" office:value="0.125" table:formula="of:=IF(ISNA([.L273]);0;[.L273]*[Referenties.$E$16])" table:style-name="ce19">
              <text:p>0,13</text:p>
            </table:table-cell>
            <table:table-cell office:value-type="float" office:value="0.25" table:formula="of:=IF(ISNA([.L273]);0;[.L273]*[Referenties.$E$17])" table:style-name="ce19">
              <text:p>0,25</text:p>
            </table:table-cell>
            <table:table-cell office:value-type="float" office:value="0.25" table:formula="of:=IF(ISNA([.L273]);0;[.L273]*[Referenties.$E$18])" table:style-name="ce19">
              <text:p>0,25</text:p>
            </table:table-cell>
            <table:table-cell office:value-type="float" office:value="0.5" table:formula="of:=IF(ISNA([.L273]);0;[.L273]*[Referenties.$E$20])" table:style-name="ce19">
              <text:p>0,50</text:p>
            </table:table-cell>
            <table:table-cell office:value-type="float" office:value="0.125" table:formula="of:=IF(ISNA([.L273]);0;[.L273]*[Referenties.$E$21])" table:style-name="ce19">
              <text:p>0,13</text:p>
            </table:table-cell>
            <table:table-cell office:value-type="float" office:value="0.5" table:formula="of:=IF(ISNA([.L273]);0;[.L273]*[Referenties.$E$22])" table:style-name="ce19">
              <text:p>0,50</text:p>
            </table:table-cell>
            <table:table-cell table:number-columns-repeated="16355" table:style-name="ce8"/>
          </table:table-row>
          <table:table-row table:style-name="ro10">
            <table:table-cell office:value-type="string" table:style-name="ce11">
              <text:p>KUC083 Inname rijbewijs</text:p>
            </table:table-cell>
            <table:table-cell office:value-type="float" office:value="4" table:style-name="ce85">
              <text:p>4</text:p>
            </table:table-cell>
            <table:table-cell office:value-type="string" table:style-name="ce8">
              <text:p>AF3,AF5: rijbewijs aanwezig, signalerin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274];$$Size;0);MATCH([.K274];$$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274]);0;[.L274]*[Referenties.$E$14])" table:style-name="ce19">
              <text:p>1,25</text:p>
            </table:table-cell>
            <table:table-cell office:value-type="float" office:value="0.125" table:formula="of:=IF(ISNA([.L274]);0;[.L274]*[Referenties.$E$15])" table:style-name="ce19">
              <text:p>0,13</text:p>
            </table:table-cell>
            <table:table-cell office:value-type="float" office:value="0.25" table:formula="of:=IF(ISNA([.L274]);0;[.L274]*[Referenties.$E$16])" table:style-name="ce19">
              <text:p>0,25</text:p>
            </table:table-cell>
            <table:table-cell office:value-type="float" office:value="0.5" table:formula="of:=IF(ISNA([.L274]);0;[.L274]*[Referenties.$E$17])" table:style-name="ce19">
              <text:p>0,50</text:p>
            </table:table-cell>
            <table:table-cell office:value-type="float" office:value="0.5" table:formula="of:=IF(ISNA([.L274]);0;[.L274]*[Referenties.$E$18])" table:style-name="ce19">
              <text:p>0,50</text:p>
            </table:table-cell>
            <table:table-cell office:value-type="float" office:value="1" table:formula="of:=IF(ISNA([.L274]);0;[.L274]*[Referenties.$E$20])" table:style-name="ce19">
              <text:p>1,00</text:p>
            </table:table-cell>
            <table:table-cell office:value-type="float" office:value="0.25" table:formula="of:=IF(ISNA([.L274]);0;[.L274]*[Referenties.$E$21])" table:style-name="ce19">
              <text:p>0,25</text:p>
            </table:table-cell>
            <table:table-cell office:value-type="float" office:value="1" table:formula="of:=IF(ISNA([.L274]);0;[.L274]*[Referenties.$E$22])" table:style-name="ce19">
              <text:p>1,00</text:p>
            </table:table-cell>
            <table:table-cell office:value-type="float" office:value="29.25" table:formula="of:=SUMIF([.V271:.AC274];&quot;&lt;&gt;#N/B&quot;)" table:style-name="ce18">
              <text:p>29,25</text:p>
            </table:table-cell>
            <table:table-cell table:number-columns-repeated="16354"/>
          </table:table-row>
        </table:table-row-group>
        <table:table-row table:style-name="ro3">
          <table:table-cell table:style-name="ce8"/>
          <table:table-cell table:style-name="ce85"/>
          <table:table-cell table:number-columns-repeated="2" table:style-name="ce8"/>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32">
            <text:p>KUC084 Registratie vermissing rijbewijs</text:p>
          </table:table-cell>
          <table:table-cell table:style-name="ce86"/>
          <table:table-cell table:number-columns-repeated="2" table:style-name="ce31"/>
          <table:table-cell table:content-validation-name="val5" table:style-name="ce31"/>
          <table:table-cell office:value-type="float" office:value="25" table:style-name="ce33">
            <text:p>25</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84 Registratie vermissing rijbewijs</text:p>
            </table:table-cell>
            <table:table-cell office:value-type="float" office:value="1" table:style-name="ce85">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number-columns-repeated="3"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277];$$Size;0);MATCH([.K277];$$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277]);0;[.L277]*[Referenties.$E$14])" table:style-name="ce19">
              <text:p>5,00</text:p>
            </table:table-cell>
            <table:table-cell office:value-type="float" office:value="0.5" table:formula="of:=IF(ISNA([.L277]);0;[.L277]*[Referenties.$E$15])" table:style-name="ce19">
              <text:p>0,50</text:p>
            </table:table-cell>
            <table:table-cell office:value-type="float" office:value="1" table:formula="of:=IF(ISNA([.L277]);0;[.L277]*[Referenties.$E$16])" table:style-name="ce19">
              <text:p>1,00</text:p>
            </table:table-cell>
            <table:table-cell office:value-type="float" office:value="2" table:formula="of:=IF(ISNA([.L277]);0;[.L277]*[Referenties.$E$17])" table:style-name="ce19">
              <text:p>2,00</text:p>
            </table:table-cell>
            <table:table-cell office:value-type="float" office:value="2" table:formula="of:=IF(ISNA([.L277]);0;[.L277]*[Referenties.$E$18])" table:style-name="ce19">
              <text:p>2,00</text:p>
            </table:table-cell>
            <table:table-cell office:value-type="float" office:value="4" table:formula="of:=IF(ISNA([.L277]);0;[.L277]*[Referenties.$E$20])" table:style-name="ce19">
              <text:p>4,00</text:p>
            </table:table-cell>
            <table:table-cell office:value-type="float" office:value="1" table:formula="of:=IF(ISNA([.L277]);0;[.L277]*[Referenties.$E$21])" table:style-name="ce19">
              <text:p>1,00</text:p>
            </table:table-cell>
            <table:table-cell office:value-type="float" office:value="4" table:formula="of:=IF(ISNA([.L277]);0;[.L277]*[Referenties.$E$22])" table:style-name="ce19">
              <text:p>4,00</text:p>
            </table:table-cell>
            <table:table-cell table:number-columns-repeated="16355" table:style-name="ce8"/>
          </table:table-row>
          <table:table-row table:style-name="ro10">
            <table:table-cell office:value-type="string" table:style-name="ce8">
              <text:p>KUC084 Registratie vermissing rijbewijs</text:p>
            </table:table-cell>
            <table:table-cell office:value-type="float" office:value="2" table:style-name="ce85">
              <text:p>2</text:p>
            </table:table-cell>
            <table:table-cell office:value-type="string" table:style-name="ce8">
              <text:p>AF2,AF3: houder,rijbewijs onbekend</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number-columns-repeated="3"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78];$$Size;0);MATCH([.K278];$$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78]);0;[.L278]*[Referenties.$E$14])" table:style-name="ce19">
              <text:p>0,63</text:p>
            </table:table-cell>
            <table:table-cell office:value-type="float" office:value="6.25E-2" table:formula="of:=IF(ISNA([.L278]);0;[.L278]*[Referenties.$E$15])" table:style-name="ce19">
              <text:p>0,06</text:p>
            </table:table-cell>
            <table:table-cell office:value-type="float" office:value="0.125" table:formula="of:=IF(ISNA([.L278]);0;[.L278]*[Referenties.$E$16])" table:style-name="ce19">
              <text:p>0,13</text:p>
            </table:table-cell>
            <table:table-cell office:value-type="float" office:value="0.25" table:formula="of:=IF(ISNA([.L278]);0;[.L278]*[Referenties.$E$17])" table:style-name="ce19">
              <text:p>0,25</text:p>
            </table:table-cell>
            <table:table-cell office:value-type="float" office:value="0.25" table:formula="of:=IF(ISNA([.L278]);0;[.L278]*[Referenties.$E$18])" table:style-name="ce19">
              <text:p>0,25</text:p>
            </table:table-cell>
            <table:table-cell office:value-type="float" office:value="0.5" table:formula="of:=IF(ISNA([.L278]);0;[.L278]*[Referenties.$E$20])" table:style-name="ce19">
              <text:p>0,50</text:p>
            </table:table-cell>
            <table:table-cell office:value-type="float" office:value="0.125" table:formula="of:=IF(ISNA([.L278]);0;[.L278]*[Referenties.$E$21])" table:style-name="ce19">
              <text:p>0,13</text:p>
            </table:table-cell>
            <table:table-cell office:value-type="float" office:value="0.5" table:formula="of:=IF(ISNA([.L278]);0;[.L278]*[Referenties.$E$22])" table:style-name="ce19">
              <text:p>0,50</text:p>
            </table:table-cell>
            <table:table-cell table:number-columns-repeated="16355" table:style-name="ce8"/>
          </table:table-row>
          <table:table-row table:style-name="ro10">
            <table:table-cell office:value-type="string" table:style-name="ce8">
              <text:p>KUC084 Registratie vermissing rijbewijs</text:p>
            </table:table-cell>
            <table:table-cell office:value-type="float" office:value="3" table:style-name="ce85">
              <text:p>3</text:p>
            </table:table-cell>
            <table:table-cell office:value-type="string" table:style-name="ce8">
              <text:p>AF1, AF4: rijbewijs opgeschort, signalering</text:p>
            </table:table-cell>
            <table:table-cell table:content-validation-name="val1" table:style-name="ce8"/>
            <table:table-cell office:value-type="string" table:content-validation-name="val5" table:style-name="ce8">
              <text:p>Identified</text:p>
            </table:table-cell>
            <table:table-cell table:style-name="ce17"/>
            <table:table-cell table:number-columns-repeated="3"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279];$$Size;0);MATCH([.K279];$$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279]);0;[.L279]*[Referenties.$E$14])" table:style-name="ce19">
              <text:p>1,25</text:p>
            </table:table-cell>
            <table:table-cell office:value-type="float" office:value="0.125" table:formula="of:=IF(ISNA([.L279]);0;[.L279]*[Referenties.$E$15])" table:style-name="ce19">
              <text:p>0,13</text:p>
            </table:table-cell>
            <table:table-cell office:value-type="float" office:value="0.25" table:formula="of:=IF(ISNA([.L279]);0;[.L279]*[Referenties.$E$16])" table:style-name="ce19">
              <text:p>0,25</text:p>
            </table:table-cell>
            <table:table-cell office:value-type="float" office:value="0.5" table:formula="of:=IF(ISNA([.L279]);0;[.L279]*[Referenties.$E$17])" table:style-name="ce19">
              <text:p>0,50</text:p>
            </table:table-cell>
            <table:table-cell office:value-type="float" office:value="0.5" table:formula="of:=IF(ISNA([.L279]);0;[.L279]*[Referenties.$E$18])" table:style-name="ce19">
              <text:p>0,50</text:p>
            </table:table-cell>
            <table:table-cell office:value-type="float" office:value="1" table:formula="of:=IF(ISNA([.L279]);0;[.L279]*[Referenties.$E$20])" table:style-name="ce19">
              <text:p>1,00</text:p>
            </table:table-cell>
            <table:table-cell office:value-type="float" office:value="0.25" table:formula="of:=IF(ISNA([.L279]);0;[.L279]*[Referenties.$E$21])" table:style-name="ce19">
              <text:p>0,25</text:p>
            </table:table-cell>
            <table:table-cell office:value-type="float" office:value="1" table:formula="of:=IF(ISNA([.L279]);0;[.L279]*[Referenties.$E$22])" table:style-name="ce19">
              <text:p>1,00</text:p>
            </table:table-cell>
            <table:table-cell table:number-columns-repeated="16355" table:style-name="ce8"/>
          </table:table-row>
          <table:table-row table:style-name="ro10">
            <table:table-cell office:value-type="string" table:style-name="ce8">
              <text:p>KUC084 Registratie vermissing rijbewijs</text:p>
            </table:table-cell>
            <table:table-cell office:value-type="float" office:value="4" table:style-name="ce85">
              <text:p>4</text:p>
            </table:table-cell>
            <table:table-cell office:value-type="string" table:style-name="ce8">
              <text:p>AF5, AF6: gevonden rijbewijs afhandelen</text:p>
            </table:table-cell>
            <table:table-cell table:content-validation-name="val1" table:style-name="ce8"/>
            <table:table-cell office:value-type="string" table:content-validation-name="val5" table:style-name="ce8">
              <text:p>Identified</text:p>
            </table:table-cell>
            <table:table-cell table:style-name="ce17"/>
            <table:table-cell table:number-columns-repeated="3"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80];$$Size;0);MATCH([.K280];$$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80]);0;[.L280]*[Referenties.$E$14])" table:style-name="ce19">
              <text:p>0,63</text:p>
            </table:table-cell>
            <table:table-cell office:value-type="float" office:value="6.25E-2" table:formula="of:=IF(ISNA([.L280]);0;[.L280]*[Referenties.$E$15])" table:style-name="ce19">
              <text:p>0,06</text:p>
            </table:table-cell>
            <table:table-cell office:value-type="float" office:value="0.125" table:formula="of:=IF(ISNA([.L280]);0;[.L280]*[Referenties.$E$16])" table:style-name="ce19">
              <text:p>0,13</text:p>
            </table:table-cell>
            <table:table-cell office:value-type="float" office:value="0.25" table:formula="of:=IF(ISNA([.L280]);0;[.L280]*[Referenties.$E$17])" table:style-name="ce19">
              <text:p>0,25</text:p>
            </table:table-cell>
            <table:table-cell office:value-type="float" office:value="0.25" table:formula="of:=IF(ISNA([.L280]);0;[.L280]*[Referenties.$E$18])" table:style-name="ce19">
              <text:p>0,25</text:p>
            </table:table-cell>
            <table:table-cell office:value-type="float" office:value="0.5" table:formula="of:=IF(ISNA([.L280]);0;[.L280]*[Referenties.$E$20])" table:style-name="ce19">
              <text:p>0,50</text:p>
            </table:table-cell>
            <table:table-cell office:value-type="float" office:value="0.125" table:formula="of:=IF(ISNA([.L280]);0;[.L280]*[Referenties.$E$21])" table:style-name="ce19">
              <text:p>0,13</text:p>
            </table:table-cell>
            <table:table-cell office:value-type="float" office:value="0.5" table:formula="of:=IF(ISNA([.L280]);0;[.L280]*[Referenties.$E$22])" table:style-name="ce19">
              <text:p>0,50</text:p>
            </table:table-cell>
            <table:table-cell office:value-type="float" office:value="29.25" table:formula="of:=SUMIF([.V277:.AC280];&quot;&lt;&gt;#N/B&quot;)" table:style-name="ce18">
              <text:p>29,25</text:p>
            </table:table-cell>
            <table:table-cell table:number-columns-repeated="16354"/>
          </table:table-row>
        </table:table-row-group>
        <table:table-row table:style-name="ro3">
          <table:table-cell table:style-name="ce8"/>
          <table:table-cell table:style-name="ce85"/>
          <table:table-cell table:number-columns-repeated="2" table:style-name="ce8"/>
          <table:table-cell table:content-validation-name="val5" table:style-name="ce8"/>
          <table:table-cell table:style-name="ce17"/>
          <table:table-cell table:number-columns-repeated="3"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32">
            <text:p>KUC091 Registratie overlijden</text:p>
          </table:table-cell>
          <table:table-cell table:style-name="ce81"/>
          <table:table-cell table:number-columns-repeated="2" table:style-name="ce31"/>
          <table:table-cell table:content-validation-name="val5" table:style-name="ce31"/>
          <table:table-cell office:value-type="float" office:value="7" table:style-name="ce33">
            <text:p>7</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91 Registratie overlijden</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number-columns-repeated="3"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283];$$Size;0);MATCH([.K283];$$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5" table:formula="of:=IF(ISNA([.L283]);0;[.L283]*[Referenties.$E$14])" table:style-name="ce19">
              <text:p>5,00</text:p>
            </table:table-cell>
            <table:table-cell office:value-type="float" office:value="0.5" table:formula="of:=IF(ISNA([.L283]);0;[.L283]*[Referenties.$E$15])" table:style-name="ce19">
              <text:p>0,50</text:p>
            </table:table-cell>
            <table:table-cell office:value-type="float" office:value="1" table:formula="of:=IF(ISNA([.L283]);0;[.L283]*[Referenties.$E$16])" table:style-name="ce19">
              <text:p>1,00</text:p>
            </table:table-cell>
            <table:table-cell office:value-type="float" office:value="2" table:formula="of:=IF(ISNA([.L283]);0;[.L283]*[Referenties.$E$17])" table:style-name="ce19">
              <text:p>2,00</text:p>
            </table:table-cell>
            <table:table-cell office:value-type="float" office:value="2" table:formula="of:=IF(ISNA([.L283]);0;[.L283]*[Referenties.$E$18])" table:style-name="ce19">
              <text:p>2,00</text:p>
            </table:table-cell>
            <table:table-cell office:value-type="float" office:value="4" table:formula="of:=IF(ISNA([.L283]);0;[.L283]*[Referenties.$E$20])" table:style-name="ce19">
              <text:p>4,00</text:p>
            </table:table-cell>
            <table:table-cell office:value-type="float" office:value="1" table:formula="of:=IF(ISNA([.L283]);0;[.L283]*[Referenties.$E$21])" table:style-name="ce19">
              <text:p>1,00</text:p>
            </table:table-cell>
            <table:table-cell office:value-type="float" office:value="4" table:formula="of:=IF(ISNA([.L283]);0;[.L283]*[Referenties.$E$22])" table:style-name="ce19">
              <text:p>4,00</text:p>
            </table:table-cell>
            <table:table-cell table:number-columns-repeated="16355" table:style-name="ce8"/>
          </table:table-row>
          <table:table-row table:style-name="ro10">
            <table:table-cell office:value-type="string" table:style-name="ce8">
              <text:p>KUC091 Registratie overlijden</text:p>
            </table:table-cell>
            <table:table-cell office:value-type="float" office:value="2" table:style-name="ce82">
              <text:p>2</text:p>
            </table:table-cell>
            <table:table-cell office:value-type="string" table:style-name="ce8">
              <text:p>AF1 Reg. overlijden op basis van brondoc (buitenland, lijkvinding, rechtsvermoede)</text:p>
            </table:table-cell>
            <table:table-cell table:content-validation-name="val1" table:style-name="ce8"/>
            <table:table-cell office:value-type="string" table:content-validation-name="val5" table:style-name="ce8">
              <text:p>Realized</text:p>
            </table:table-cell>
            <table:table-cell table:style-name="ce17"/>
            <table:table-cell table:number-columns-repeated="3"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84];$$Size;0);MATCH([.K284];$$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284]);0;[.L284]*[Referenties.$E$14])" table:style-name="ce19">
              <text:p>2,50</text:p>
            </table:table-cell>
            <table:table-cell office:value-type="float" office:value="0.25" table:formula="of:=IF(ISNA([.L284]);0;[.L284]*[Referenties.$E$15])" table:style-name="ce19">
              <text:p>0,25</text:p>
            </table:table-cell>
            <table:table-cell office:value-type="float" office:value="0.5" table:formula="of:=IF(ISNA([.L284]);0;[.L284]*[Referenties.$E$16])" table:style-name="ce19">
              <text:p>0,50</text:p>
            </table:table-cell>
            <table:table-cell office:value-type="float" office:value="1" table:formula="of:=IF(ISNA([.L284]);0;[.L284]*[Referenties.$E$17])" table:style-name="ce19">
              <text:p>1,00</text:p>
            </table:table-cell>
            <table:table-cell office:value-type="float" office:value="1" table:formula="of:=IF(ISNA([.L284]);0;[.L284]*[Referenties.$E$18])" table:style-name="ce19">
              <text:p>1,00</text:p>
            </table:table-cell>
            <table:table-cell office:value-type="float" office:value="2" table:formula="of:=IF(ISNA([.L284]);0;[.L284]*[Referenties.$E$20])" table:style-name="ce19">
              <text:p>2,00</text:p>
            </table:table-cell>
            <table:table-cell office:value-type="float" office:value="0.5" table:formula="of:=IF(ISNA([.L284]);0;[.L284]*[Referenties.$E$21])" table:style-name="ce19">
              <text:p>0,50</text:p>
            </table:table-cell>
            <table:table-cell office:value-type="float" office:value="2" table:formula="of:=IF(ISNA([.L284]);0;[.L284]*[Referenties.$E$22])" table:style-name="ce19">
              <text:p>2,00</text:p>
            </table:table-cell>
            <table:table-cell table:number-columns-repeated="16355" table:style-name="ce8"/>
          </table:table-row>
          <table:table-row table:style-name="ro3">
            <table:table-cell office:value-type="string" table:style-name="ce8">
              <text:p>KUC091 Registratie overlijden</text:p>
            </table:table-cell>
            <table:table-cell office:value-type="float" office:value="4" table:style-name="ce82">
              <text:p>4</text:p>
            </table:table-cell>
            <table:table-cell office:value-type="string" table:style-name="ce8">
              <text:p>AF2, AF3 niet ingezetene,<text:s/></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85];$$Size;0);MATCH([.K285];$$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285]);0;[.L285]*[Referenties.$E$14])" table:style-name="ce19">
              <text:p>2,50</text:p>
            </table:table-cell>
            <table:table-cell office:value-type="float" office:value="0.25" table:formula="of:=IF(ISNA([.L285]);0;[.L285]*[Referenties.$E$15])" table:style-name="ce19">
              <text:p>0,25</text:p>
            </table:table-cell>
            <table:table-cell office:value-type="float" office:value="0.5" table:formula="of:=IF(ISNA([.L285]);0;[.L285]*[Referenties.$E$16])" table:style-name="ce19">
              <text:p>0,50</text:p>
            </table:table-cell>
            <table:table-cell office:value-type="float" office:value="1" table:formula="of:=IF(ISNA([.L285]);0;[.L285]*[Referenties.$E$17])" table:style-name="ce19">
              <text:p>1,00</text:p>
            </table:table-cell>
            <table:table-cell office:value-type="float" office:value="1" table:formula="of:=IF(ISNA([.L285]);0;[.L285]*[Referenties.$E$18])" table:style-name="ce19">
              <text:p>1,00</text:p>
            </table:table-cell>
            <table:table-cell office:value-type="float" office:value="2" table:formula="of:=IF(ISNA([.L285]);0;[.L285]*[Referenties.$E$20])" table:style-name="ce19">
              <text:p>2,00</text:p>
            </table:table-cell>
            <table:table-cell office:value-type="float" office:value="0.5" table:formula="of:=IF(ISNA([.L285]);0;[.L285]*[Referenties.$E$21])" table:style-name="ce19">
              <text:p>0,50</text:p>
            </table:table-cell>
            <table:table-cell office:value-type="float" office:value="2" table:formula="of:=IF(ISNA([.L285]);0;[.L285]*[Referenties.$E$22])" table:style-name="ce19">
              <text:p>2,00</text:p>
            </table:table-cell>
            <table:table-cell table:number-columns-repeated="16355" table:style-name="ce8"/>
          </table:table-row>
          <table:table-row table:style-name="ro3">
            <table:table-cell office:value-type="string" table:style-name="ce8">
              <text:p>KUC091 Registratie overlijden</text:p>
            </table:table-cell>
            <table:table-cell office:value-type="float" office:value="5" table:style-name="ce82">
              <text:p>5</text:p>
            </table:table-cell>
            <table:table-cell office:value-type="string" table:style-name="ce8">
              <text:p>AF5, AF6 geen persoon</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86];$$Size;0);MATCH([.K286];$$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0.625" table:formula="of:=IF(ISNA([.L286]);0;[.L286]*[Referenties.$E$14])" table:style-name="ce19">
              <text:p>0,63</text:p>
            </table:table-cell>
            <table:table-cell office:value-type="float" office:value="6.25E-2" table:formula="of:=IF(ISNA([.L286]);0;[.L286]*[Referenties.$E$15])" table:style-name="ce19">
              <text:p>0,06</text:p>
            </table:table-cell>
            <table:table-cell office:value-type="float" office:value="0.125" table:formula="of:=IF(ISNA([.L286]);0;[.L286]*[Referenties.$E$16])" table:style-name="ce19">
              <text:p>0,13</text:p>
            </table:table-cell>
            <table:table-cell office:value-type="float" office:value="0.25" table:formula="of:=IF(ISNA([.L286]);0;[.L286]*[Referenties.$E$17])" table:style-name="ce19">
              <text:p>0,25</text:p>
            </table:table-cell>
            <table:table-cell office:value-type="float" office:value="0.25" table:formula="of:=IF(ISNA([.L286]);0;[.L286]*[Referenties.$E$18])" table:style-name="ce19">
              <text:p>0,25</text:p>
            </table:table-cell>
            <table:table-cell office:value-type="float" office:value="0.5" table:formula="of:=IF(ISNA([.L286]);0;[.L286]*[Referenties.$E$20])" table:style-name="ce19">
              <text:p>0,50</text:p>
            </table:table-cell>
            <table:table-cell office:value-type="float" office:value="0.125" table:formula="of:=IF(ISNA([.L286]);0;[.L286]*[Referenties.$E$21])" table:style-name="ce19">
              <text:p>0,13</text:p>
            </table:table-cell>
            <table:table-cell office:value-type="float" office:value="0.5" table:formula="of:=IF(ISNA([.L286]);0;[.L286]*[Referenties.$E$22])" table:style-name="ce19">
              <text:p>0,50</text:p>
            </table:table-cell>
            <table:table-cell table:number-columns-repeated="16355" table:style-name="ce8"/>
          </table:table-row>
          <table:table-row table:style-name="ro3">
            <table:table-cell office:value-type="string" table:style-name="ce8">
              <text:p>KUC091 Registratie overlijden</text:p>
            </table:table-cell>
            <table:table-cell office:value-type="float" office:value="8" table:style-name="ce82">
              <text:p>8</text:p>
            </table:table-cell>
            <table:table-cell office:value-type="string" table:style-name="ce8">
              <text:p>AF4 afgeven verlof</text:p>
            </table:table-cell>
            <table:table-cell table:content-validation-name="val1" table:style-name="ce9"/>
            <table:table-cell office:value-type="string" table:content-validation-name="val5" table:style-name="ce8">
              <text:p>Realized</text:p>
            </table:table-cell>
            <table:table-cell table:style-name="ce17"/>
            <table:table-cell table:number-columns-repeated="3"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87];$$Size;0);MATCH([.K287];$$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2.5" table:formula="of:=IF(ISNA([.L287]);0;[.L287]*[Referenties.$E$14])" table:style-name="ce19">
              <text:p>2,50</text:p>
            </table:table-cell>
            <table:table-cell office:value-type="float" office:value="0.25" table:formula="of:=IF(ISNA([.L287]);0;[.L287]*[Referenties.$E$15])" table:style-name="ce19">
              <text:p>0,25</text:p>
            </table:table-cell>
            <table:table-cell office:value-type="float" office:value="0.5" table:formula="of:=IF(ISNA([.L287]);0;[.L287]*[Referenties.$E$16])" table:style-name="ce19">
              <text:p>0,50</text:p>
            </table:table-cell>
            <table:table-cell office:value-type="float" office:value="1" table:formula="of:=IF(ISNA([.L287]);0;[.L287]*[Referenties.$E$17])" table:style-name="ce19">
              <text:p>1,00</text:p>
            </table:table-cell>
            <table:table-cell office:value-type="float" office:value="1" table:formula="of:=IF(ISNA([.L287]);0;[.L287]*[Referenties.$E$18])" table:style-name="ce19">
              <text:p>1,00</text:p>
            </table:table-cell>
            <table:table-cell office:value-type="float" office:value="2" table:formula="of:=IF(ISNA([.L287]);0;[.L287]*[Referenties.$E$20])" table:style-name="ce19">
              <text:p>2,00</text:p>
            </table:table-cell>
            <table:table-cell office:value-type="float" office:value="0.5" table:formula="of:=IF(ISNA([.L287]);0;[.L287]*[Referenties.$E$21])" table:style-name="ce19">
              <text:p>0,50</text:p>
            </table:table-cell>
            <table:table-cell office:value-type="float" office:value="2" table:formula="of:=IF(ISNA([.L287]);0;[.L287]*[Referenties.$E$22])" table:style-name="ce19">
              <text:p>2,00</text:p>
            </table:table-cell>
            <table:table-cell table:style-name="ce18"/>
            <table:table-cell table:number-columns-repeated="16354"/>
          </table:table-row>
          <table:table-row table:style-name="ro13">
            <table:table-cell office:value-type="string" table:style-name="ce8">
              <text:p>KUC091 Registratie overlijden</text:p>
            </table:table-cell>
            <table:table-cell office:value-type="float" office:value="9" table:style-name="ce82">
              <text:p>9</text:p>
            </table:table-cell>
            <table:table-cell office:value-type="string" table:style-name="ce8">
              <text:p>AF7 overlijden in buitenland</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88];$$Size;0);MATCH([.K288];$$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88]);0;[.L288]*[Referenties.$E$14])" table:style-name="ce19">
              <text:p>0,63</text:p>
            </table:table-cell>
            <table:table-cell office:value-type="float" office:value="6.25E-2" table:formula="of:=IF(ISNA([.L288]);0;[.L288]*[Referenties.$E$15])" table:style-name="ce19">
              <text:p>0,06</text:p>
            </table:table-cell>
            <table:table-cell office:value-type="float" office:value="0.125" table:formula="of:=IF(ISNA([.L288]);0;[.L288]*[Referenties.$E$16])" table:style-name="ce19">
              <text:p>0,13</text:p>
            </table:table-cell>
            <table:table-cell office:value-type="float" office:value="0.25" table:formula="of:=IF(ISNA([.L288]);0;[.L288]*[Referenties.$E$17])" table:style-name="ce19">
              <text:p>0,25</text:p>
            </table:table-cell>
            <table:table-cell office:value-type="float" office:value="0.25" table:formula="of:=IF(ISNA([.L288]);0;[.L288]*[Referenties.$E$18])" table:style-name="ce19">
              <text:p>0,25</text:p>
            </table:table-cell>
            <table:table-cell office:value-type="float" office:value="0.5" table:formula="of:=IF(ISNA([.L288]);0;[.L288]*[Referenties.$E$20])" table:style-name="ce19">
              <text:p>0,50</text:p>
            </table:table-cell>
            <table:table-cell office:value-type="float" office:value="0.125" table:formula="of:=IF(ISNA([.L288]);0;[.L288]*[Referenties.$E$21])" table:style-name="ce19">
              <text:p>0,13</text:p>
            </table:table-cell>
            <table:table-cell office:value-type="float" office:value="0.5" table:formula="of:=IF(ISNA([.L288]);0;[.L288]*[Referenties.$E$22])" table:style-name="ce19">
              <text:p>0,50</text:p>
            </table:table-cell>
            <table:table-cell table:style-name="ce18"/>
            <table:table-cell table:number-columns-repeated="16354"/>
          </table:table-row>
          <table:table-row table:style-name="ro13">
            <table:table-cell office:value-type="string" table:style-name="ce8">
              <text:p>KUC091 Registratie overlijden</text:p>
            </table:table-cell>
            <table:table-cell office:value-type="float" office:value="10" table:style-name="ce82">
              <text:p>10</text:p>
            </table:table-cell>
            <table:table-cell office:value-type="string" table:style-name="ce8">
              <text:p>AF8 Registreren overlijden kind voor geboorteaangifte (KUC093)</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289];$$Size;0);MATCH([.K289];$$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0"/>
            <table:table-cell office:value-type="float" office:value="1.25" table:formula="of:=IF(ISNA([.L289]);0;[.L289]*[Referenties.$E$14])" table:style-name="ce19">
              <text:p>1,25</text:p>
            </table:table-cell>
            <table:table-cell office:value-type="float" office:value="0.125" table:formula="of:=IF(ISNA([.L289]);0;[.L289]*[Referenties.$E$15])" table:style-name="ce19">
              <text:p>0,13</text:p>
            </table:table-cell>
            <table:table-cell office:value-type="float" office:value="0.25" table:formula="of:=IF(ISNA([.L289]);0;[.L289]*[Referenties.$E$16])" table:style-name="ce19">
              <text:p>0,25</text:p>
            </table:table-cell>
            <table:table-cell office:value-type="float" office:value="0.5" table:formula="of:=IF(ISNA([.L289]);0;[.L289]*[Referenties.$E$17])" table:style-name="ce19">
              <text:p>0,50</text:p>
            </table:table-cell>
            <table:table-cell office:value-type="float" office:value="0.5" table:formula="of:=IF(ISNA([.L289]);0;[.L289]*[Referenties.$E$18])" table:style-name="ce19">
              <text:p>0,50</text:p>
            </table:table-cell>
            <table:table-cell office:value-type="float" office:value="1" table:formula="of:=IF(ISNA([.L289]);0;[.L289]*[Referenties.$E$20])" table:style-name="ce19">
              <text:p>1,00</text:p>
            </table:table-cell>
            <table:table-cell office:value-type="float" office:value="0.25" table:formula="of:=IF(ISNA([.L289]);0;[.L289]*[Referenties.$E$21])" table:style-name="ce19">
              <text:p>0,25</text:p>
            </table:table-cell>
            <table:table-cell office:value-type="float" office:value="1" table:formula="of:=IF(ISNA([.L289]);0;[.L289]*[Referenties.$E$22])" table:style-name="ce19">
              <text:p>1,00</text:p>
            </table:table-cell>
            <table:table-cell office:value-type="float" office:value="58.5" table:formula="of:=SUMIF([.V283:.AC289];&quot;&lt;&gt;#N/B&quot;)" table:style-name="ce18">
              <text:p>58,50</text:p>
            </table:table-cell>
            <table:table-cell table:number-columns-repeated="16354"/>
          </table:table-row>
        </table:table-row-group>
        <table:table-row table:style-name="ro3">
          <table:table-cell table:style-name="ce8"/>
          <table:table-cell table:style-name="ce82"/>
          <table:table-cell table:number-columns-repeated="2" table:style-name="ce8"/>
          <table:table-cell table:content-validation-name="val5" table:style-name="ce8"/>
          <table:table-cell table:style-name="ce17"/>
          <table:table-cell table:number-columns-repeated="3"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32">
            <text:p>KUC092 Verbeteren overlijdensaktie</text:p>
          </table:table-cell>
          <table:table-cell table:style-name="ce81"/>
          <table:table-cell table:number-columns-repeated="2" table:style-name="ce31"/>
          <table:table-cell table:content-validation-name="val5" table:style-name="ce31"/>
          <table:table-cell office:value-type="float" office:value="33" table:style-name="ce33">
            <text:p>33</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92 Corrigeren overlijdensaktie</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92];$$Size;0);MATCH([.K292];$$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292]);0;[.L292]*[Referenties.$E$14])" table:style-name="ce19">
              <text:p>2,50</text:p>
            </table:table-cell>
            <table:table-cell office:value-type="float" office:value="0.25" table:formula="of:=IF(ISNA([.L292]);0;[.L292]*[Referenties.$E$15])" table:style-name="ce19">
              <text:p>0,25</text:p>
            </table:table-cell>
            <table:table-cell office:value-type="float" office:value="0.5" table:formula="of:=IF(ISNA([.L292]);0;[.L292]*[Referenties.$E$16])" table:style-name="ce19">
              <text:p>0,50</text:p>
            </table:table-cell>
            <table:table-cell office:value-type="float" office:value="1" table:formula="of:=IF(ISNA([.L292]);0;[.L292]*[Referenties.$E$17])" table:style-name="ce19">
              <text:p>1,00</text:p>
            </table:table-cell>
            <table:table-cell office:value-type="float" office:value="1" table:formula="of:=IF(ISNA([.L292]);0;[.L292]*[Referenties.$E$18])" table:style-name="ce19">
              <text:p>1,00</text:p>
            </table:table-cell>
            <table:table-cell office:value-type="float" office:value="2" table:formula="of:=IF(ISNA([.L292]);0;[.L292]*[Referenties.$E$20])" table:style-name="ce19">
              <text:p>2,00</text:p>
            </table:table-cell>
            <table:table-cell office:value-type="float" office:value="0.5" table:formula="of:=IF(ISNA([.L292]);0;[.L292]*[Referenties.$E$21])" table:style-name="ce19">
              <text:p>0,50</text:p>
            </table:table-cell>
            <table:table-cell office:value-type="float" office:value="2" table:formula="of:=IF(ISNA([.L292]);0;[.L292]*[Referenties.$E$22])" table:style-name="ce19">
              <text:p>2,00</text:p>
            </table:table-cell>
            <table:table-cell table:number-columns-repeated="16355" table:style-name="ce8"/>
          </table:table-row>
          <table:table-row table:style-name="ro3">
            <table:table-cell office:value-type="string" table:style-name="ce8">
              <text:p>KUC092 Corrigeren overlijdensaktie</text:p>
            </table:table-cell>
            <table:table-cell office:value-type="float" office:value="2" table:style-name="ce82">
              <text:p>2</text:p>
            </table:table-cell>
            <table:table-cell office:value-type="string" table:style-name="ce8">
              <text:p>AF1 geen akte,</text:p>
            </table:table-cell>
            <table:table-cell table:content-validation-name="val1" table:style-name="ce8"/>
            <table:table-cell office:value-type="string" table:content-validation-name="val5" table:style-name="ce8">
              <text:p>Specification Agreed</text:p>
            </table:table-cell>
            <table:table-cell table:style-name="ce17"/>
            <table:table-cell table:number-columns-repeated="3"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293];$$Size;0);MATCH([.K293];$$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293]);0;[.L293]*[Referenties.$E$14])" table:style-name="ce19">
              <text:p>1,25</text:p>
            </table:table-cell>
            <table:table-cell office:value-type="float" office:value="0.125" table:formula="of:=IF(ISNA([.L293]);0;[.L293]*[Referenties.$E$15])" table:style-name="ce19">
              <text:p>0,13</text:p>
            </table:table-cell>
            <table:table-cell office:value-type="float" office:value="0.25" table:formula="of:=IF(ISNA([.L293]);0;[.L293]*[Referenties.$E$16])" table:style-name="ce19">
              <text:p>0,25</text:p>
            </table:table-cell>
            <table:table-cell office:value-type="float" office:value="0.5" table:formula="of:=IF(ISNA([.L293]);0;[.L293]*[Referenties.$E$17])" table:style-name="ce19">
              <text:p>0,50</text:p>
            </table:table-cell>
            <table:table-cell office:value-type="float" office:value="0.5" table:formula="of:=IF(ISNA([.L293]);0;[.L293]*[Referenties.$E$18])" table:style-name="ce19">
              <text:p>0,50</text:p>
            </table:table-cell>
            <table:table-cell office:value-type="float" office:value="1" table:formula="of:=IF(ISNA([.L293]);0;[.L293]*[Referenties.$E$20])" table:style-name="ce19">
              <text:p>1,00</text:p>
            </table:table-cell>
            <table:table-cell office:value-type="float" office:value="0.25" table:formula="of:=IF(ISNA([.L293]);0;[.L293]*[Referenties.$E$21])" table:style-name="ce19">
              <text:p>0,25</text:p>
            </table:table-cell>
            <table:table-cell office:value-type="float" office:value="1" table:formula="of:=IF(ISNA([.L293]);0;[.L293]*[Referenties.$E$22])" table:style-name="ce19">
              <text:p>1,00</text:p>
            </table:table-cell>
            <table:table-cell table:number-columns-repeated="16355" table:style-name="ce8"/>
          </table:table-row>
          <table:table-row table:style-name="ro3">
            <table:table-cell office:value-type="string" table:style-name="ce8">
              <text:p>KUC092 Corrigeren overlijdensaktie</text:p>
            </table:table-cell>
            <table:table-cell office:value-type="float" office:value="3" table:style-name="ce82">
              <text:p>3</text:p>
            </table:table-cell>
            <table:table-cell office:value-type="string" table:style-name="ce8">
              <text:p>AF2 corr akte door recht. AF3 Doorhalen van akte<text:s/></text:p>
            </table:table-cell>
            <table:table-cell table:content-validation-name="val1" table:style-name="ce8"/>
            <table:table-cell office:value-type="string" table:content-validation-name="val5" table:style-name="ce8">
              <text:p>Specification Agreed</text:p>
            </table:table-cell>
            <table:table-cell table:style-name="ce17"/>
            <table:table-cell table:number-columns-repeated="3"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294];$$Size;0);MATCH([.K294];$$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294]);0;[.L294]*[Referenties.$E$14])" table:style-name="ce19">
              <text:p>1,25</text:p>
            </table:table-cell>
            <table:table-cell office:value-type="float" office:value="0.125" table:formula="of:=IF(ISNA([.L294]);0;[.L294]*[Referenties.$E$15])" table:style-name="ce19">
              <text:p>0,13</text:p>
            </table:table-cell>
            <table:table-cell office:value-type="float" office:value="0.25" table:formula="of:=IF(ISNA([.L294]);0;[.L294]*[Referenties.$E$16])" table:style-name="ce19">
              <text:p>0,25</text:p>
            </table:table-cell>
            <table:table-cell office:value-type="float" office:value="0.5" table:formula="of:=IF(ISNA([.L294]);0;[.L294]*[Referenties.$E$17])" table:style-name="ce19">
              <text:p>0,50</text:p>
            </table:table-cell>
            <table:table-cell office:value-type="float" office:value="0.5" table:formula="of:=IF(ISNA([.L294]);0;[.L294]*[Referenties.$E$18])" table:style-name="ce19">
              <text:p>0,50</text:p>
            </table:table-cell>
            <table:table-cell office:value-type="float" office:value="1" table:formula="of:=IF(ISNA([.L294]);0;[.L294]*[Referenties.$E$20])" table:style-name="ce19">
              <text:p>1,00</text:p>
            </table:table-cell>
            <table:table-cell office:value-type="float" office:value="0.25" table:formula="of:=IF(ISNA([.L294]);0;[.L294]*[Referenties.$E$21])" table:style-name="ce19">
              <text:p>0,25</text:p>
            </table:table-cell>
            <table:table-cell office:value-type="float" office:value="1" table:formula="of:=IF(ISNA([.L294]);0;[.L294]*[Referenties.$E$22])" table:style-name="ce19">
              <text:p>1,00</text:p>
            </table:table-cell>
            <table:table-cell table:style-name="ce18"/>
            <table:table-cell table:number-columns-repeated="16354"/>
          </table:table-row>
          <table:table-row table:style-name="ro10">
            <table:table-cell office:value-type="string" table:style-name="ce8">
              <text:p>KUC092 Corrigeren overlijdensaktie</text:p>
            </table:table-cell>
            <table:table-cell office:value-type="float" office:value="4" table:style-name="ce82">
              <text:p>4</text:p>
            </table:table-cell>
            <table:table-cell office:value-type="string" table:style-name="ce8">
              <text:p>AF4, AF5 Onderzoek, buiteland</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295];$$Size;0);MATCH([.K295];$$Complexity;0)+1)" table:style-name="ce60">
              <text:p>2</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295]);0;[.L295]*[Referenties.$E$14])" table:style-name="ce19">
              <text:p>5,00</text:p>
            </table:table-cell>
            <table:table-cell office:value-type="float" office:value="0.5" table:formula="of:=IF(ISNA([.L295]);0;[.L295]*[Referenties.$E$15])" table:style-name="ce19">
              <text:p>0,50</text:p>
            </table:table-cell>
            <table:table-cell office:value-type="float" office:value="1" table:formula="of:=IF(ISNA([.L295]);0;[.L295]*[Referenties.$E$16])" table:style-name="ce19">
              <text:p>1,00</text:p>
            </table:table-cell>
            <table:table-cell office:value-type="float" office:value="2" table:formula="of:=IF(ISNA([.L295]);0;[.L295]*[Referenties.$E$17])" table:style-name="ce19">
              <text:p>2,00</text:p>
            </table:table-cell>
            <table:table-cell office:value-type="float" office:value="2" table:formula="of:=IF(ISNA([.L295]);0;[.L295]*[Referenties.$E$18])" table:style-name="ce19">
              <text:p>2,00</text:p>
            </table:table-cell>
            <table:table-cell office:value-type="float" office:value="4" table:formula="of:=IF(ISNA([.L295]);0;[.L295]*[Referenties.$E$20])" table:style-name="ce19">
              <text:p>4,00</text:p>
            </table:table-cell>
            <table:table-cell office:value-type="float" office:value="1" table:formula="of:=IF(ISNA([.L295]);0;[.L295]*[Referenties.$E$21])" table:style-name="ce19">
              <text:p>1,00</text:p>
            </table:table-cell>
            <table:table-cell office:value-type="float" office:value="4" table:formula="of:=IF(ISNA([.L295]);0;[.L295]*[Referenties.$E$22])" table:style-name="ce19">
              <text:p>4,00</text:p>
            </table:table-cell>
            <table:table-cell office:value-type="float" office:value="39" table:formula="of:=SUMIF([.V292:.AC295];&quot;&lt;&gt;#N/B&quot;)" table:style-name="ce18">
              <text:p>39,00</text:p>
            </table:table-cell>
            <table:table-cell table:number-columns-repeated="16354"/>
          </table:table-row>
        </table:table-row-group>
        <table:table-row table:style-name="ro3">
          <table:table-cell table:style-name="ce8"/>
          <table:table-cell table:style-name="ce82"/>
          <table:table-cell table:number-columns-repeated="2" table:style-name="ce8"/>
          <table:table-cell table:content-validation-name="val5" table:style-name="ce8"/>
          <table:table-cell table:style-name="ce17"/>
          <table:table-cell table:number-columns-repeated="3" table:style-name="ce8"/>
          <table:table-cell table:content-validation-name="val3" table:style-name="ce8"/>
          <table:table-cell table:content-validation-name="val4" table:style-name="ce8"/>
          <table:table-cell table:style-name="ce60"/>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32">
            <text:p>KUC093 Registreren levenloos geboren kind</text:p>
          </table:table-cell>
          <table:table-cell table:style-name="ce81"/>
          <table:table-cell table:number-columns-repeated="2" table:style-name="ce31"/>
          <table:table-cell table:content-validation-name="val5" table:style-name="ce31"/>
          <table:table-cell office:value-type="float" office:value="37" table:style-name="ce33">
            <text:p>37</text:p>
          </table:table-cell>
          <table:table-cell table:content-validation-name="val2" table:style-name="ce31"/>
          <table:table-cell table:content-validation-name="val2" table:style-name="ce31"/>
          <table:table-cell table:style-name="ce31"/>
          <table:table-cell table:content-validation-name="val3" table:style-name="ce31"/>
          <table:table-cell table:content-validation-name="val4" table:style-name="ce31"/>
          <table:table-cell table:style-name="ce57"/>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16363" table:style-name="ce31"/>
        </table:table-row>
        <table:table-row-group>
          <table:table-row table:style-name="ro3">
            <table:table-cell office:value-type="string" table:style-name="ce8">
              <text:p>KUC093 Registreren levenloos geboren kind</text:p>
            </table:table-cell>
            <table:table-cell office:value-type="float" office:value="1" table:style-name="ce82">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number-columns-repeated="3"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298];$$Size;0);MATCH([.K298];$$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298]);0;[.L298]*[Referenties.$E$14])" table:style-name="ce19">
              <text:p>2,50</text:p>
            </table:table-cell>
            <table:table-cell office:value-type="float" office:value="0.25" table:formula="of:=IF(ISNA([.L298]);0;[.L298]*[Referenties.$E$15])" table:style-name="ce19">
              <text:p>0,25</text:p>
            </table:table-cell>
            <table:table-cell office:value-type="float" office:value="0.5" table:formula="of:=IF(ISNA([.L298]);0;[.L298]*[Referenties.$E$16])" table:style-name="ce19">
              <text:p>0,50</text:p>
            </table:table-cell>
            <table:table-cell office:value-type="float" office:value="1" table:formula="of:=IF(ISNA([.L298]);0;[.L298]*[Referenties.$E$17])" table:style-name="ce19">
              <text:p>1,00</text:p>
            </table:table-cell>
            <table:table-cell office:value-type="float" office:value="1" table:formula="of:=IF(ISNA([.L298]);0;[.L298]*[Referenties.$E$18])" table:style-name="ce19">
              <text:p>1,00</text:p>
            </table:table-cell>
            <table:table-cell office:value-type="float" office:value="2" table:formula="of:=IF(ISNA([.L298]);0;[.L298]*[Referenties.$E$20])" table:style-name="ce19">
              <text:p>2,00</text:p>
            </table:table-cell>
            <table:table-cell office:value-type="float" office:value="0.5" table:formula="of:=IF(ISNA([.L298]);0;[.L298]*[Referenties.$E$21])" table:style-name="ce19">
              <text:p>0,50</text:p>
            </table:table-cell>
            <table:table-cell office:value-type="float" office:value="2" table:formula="of:=IF(ISNA([.L298]);0;[.L298]*[Referenties.$E$22])" table:style-name="ce19">
              <text:p>2,00</text:p>
            </table:table-cell>
            <table:table-cell table:number-columns-repeated="16355" table:style-name="ce8"/>
          </table:table-row>
          <table:table-row table:style-name="ro10">
            <table:table-cell office:value-type="string" table:style-name="ce8">
              <text:p>KUC093 Registreren levenloos geboren kind</text:p>
            </table:table-cell>
            <table:table-cell office:value-type="float" office:value="4" table:style-name="ce82">
              <text:p>4</text:p>
            </table:table-cell>
            <table:table-cell office:value-type="string" table:style-name="ce8">
              <text:p>AF1 Geen persoon gevonden bij aangever</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number-columns-repeated="3"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299];$$Size;0);MATCH([.K299];$$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299]);0;[.L299]*[Referenties.$E$14])" table:style-name="ce19">
              <text:p>0,63</text:p>
            </table:table-cell>
            <table:table-cell office:value-type="float" office:value="6.25E-2" table:formula="of:=IF(ISNA([.L299]);0;[.L299]*[Referenties.$E$15])" table:style-name="ce19">
              <text:p>0,06</text:p>
            </table:table-cell>
            <table:table-cell office:value-type="float" office:value="0.125" table:formula="of:=IF(ISNA([.L299]);0;[.L299]*[Referenties.$E$16])" table:style-name="ce19">
              <text:p>0,13</text:p>
            </table:table-cell>
            <table:table-cell office:value-type="float" office:value="0.25" table:formula="of:=IF(ISNA([.L299]);0;[.L299]*[Referenties.$E$17])" table:style-name="ce19">
              <text:p>0,25</text:p>
            </table:table-cell>
            <table:table-cell office:value-type="float" office:value="0.25" table:formula="of:=IF(ISNA([.L299]);0;[.L299]*[Referenties.$E$18])" table:style-name="ce19">
              <text:p>0,25</text:p>
            </table:table-cell>
            <table:table-cell office:value-type="float" office:value="0.5" table:formula="of:=IF(ISNA([.L299]);0;[.L299]*[Referenties.$E$20])" table:style-name="ce19">
              <text:p>0,50</text:p>
            </table:table-cell>
            <table:table-cell office:value-type="float" office:value="0.125" table:formula="of:=IF(ISNA([.L299]);0;[.L299]*[Referenties.$E$21])" table:style-name="ce19">
              <text:p>0,13</text:p>
            </table:table-cell>
            <table:table-cell office:value-type="float" office:value="0.5" table:formula="of:=IF(ISNA([.L299]);0;[.L299]*[Referenties.$E$22])" table:style-name="ce19">
              <text:p>0,50</text:p>
            </table:table-cell>
            <table:table-cell table:number-columns-repeated="16355" table:style-name="ce8"/>
          </table:table-row>
          <table:table-row table:style-name="ro10">
            <table:table-cell office:value-type="string" table:style-name="ce8">
              <text:p>KUC093 Registreren levenloos geboren kind</text:p>
            </table:table-cell>
            <table:table-cell office:value-type="float" office:value="6" table:style-name="ce82">
              <text:p>6</text:p>
            </table:table-cell>
            <table:table-cell office:value-type="string" table:style-name="ce8">
              <text:p>AF2 geen persoon gevonden bij ouder</text:p>
            </table:table-cell>
            <table:table-cell table:content-validation-name="val1" table:style-name="ce9"/>
            <table:table-cell office:value-type="string" table:content-validation-name="val5" table:style-name="ce8">
              <text:p>Identified</text:p>
            </table:table-cell>
            <table:table-cell table:style-name="ce17"/>
            <table:table-cell table:number-columns-repeated="3"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00];$$Size;0);MATCH([.K300];$$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300]);0;[.L300]*[Referenties.$E$14])" table:style-name="ce19">
              <text:p>0,63</text:p>
            </table:table-cell>
            <table:table-cell office:value-type="float" office:value="6.25E-2" table:formula="of:=IF(ISNA([.L300]);0;[.L300]*[Referenties.$E$15])" table:style-name="ce19">
              <text:p>0,06</text:p>
            </table:table-cell>
            <table:table-cell office:value-type="float" office:value="0.125" table:formula="of:=IF(ISNA([.L300]);0;[.L300]*[Referenties.$E$16])" table:style-name="ce19">
              <text:p>0,13</text:p>
            </table:table-cell>
            <table:table-cell office:value-type="float" office:value="0.25" table:formula="of:=IF(ISNA([.L300]);0;[.L300]*[Referenties.$E$17])" table:style-name="ce19">
              <text:p>0,25</text:p>
            </table:table-cell>
            <table:table-cell office:value-type="float" office:value="0.25" table:formula="of:=IF(ISNA([.L300]);0;[.L300]*[Referenties.$E$18])" table:style-name="ce19">
              <text:p>0,25</text:p>
            </table:table-cell>
            <table:table-cell office:value-type="float" office:value="0.5" table:formula="of:=IF(ISNA([.L300]);0;[.L300]*[Referenties.$E$20])" table:style-name="ce19">
              <text:p>0,50</text:p>
            </table:table-cell>
            <table:table-cell office:value-type="float" office:value="0.125" table:formula="of:=IF(ISNA([.L300]);0;[.L300]*[Referenties.$E$21])" table:style-name="ce19">
              <text:p>0,13</text:p>
            </table:table-cell>
            <table:table-cell office:value-type="float" office:value="0.5" table:formula="of:=IF(ISNA([.L300]);0;[.L300]*[Referenties.$E$22])" table:style-name="ce19">
              <text:p>0,50</text:p>
            </table:table-cell>
            <table:table-cell office:value-type="float" office:value="14.625" table:formula="of:=SUMIF([.V298:.AC300];&quot;&lt;&gt;#N/B&quot;)" table:style-name="ce18">
              <text:p>14,63</text:p>
            </table:table-cell>
            <table:table-cell table:number-columns-repeated="16354"/>
          </table:table-row>
        </table:table-row-group>
        <table:table-row table:style-name="ro3">
          <table:table-cell table:style-name="ce8"/>
          <table:table-cell table:style-name="ce82"/>
          <table:table-cell table:number-columns-repeated="3" table:style-name="ce8"/>
          <table:table-cell table:style-name="ce17"/>
          <table:table-cell table:number-columns-repeated="3" table:style-name="ce8"/>
          <table:table-cell table:content-validation-name="val3" table:style-name="ce8"/>
          <table:table-cell table:content-validation-name="val4" table:style-name="ce8"/>
          <table:table-cell table:style-name="ce59"/>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48">
            <text:p>KUC094 Behandelen verzoek herbegravingsverlof</text:p>
          </table:table-cell>
          <table:table-cell table:style-name="ce84"/>
          <table:table-cell table:number-columns-repeated="2" table:style-name="ce49"/>
          <table:table-cell table:content-validation-name="val5" table:style-name="ce49"/>
          <table:table-cell office:value-type="float" office:value="45" table:style-name="ce33">
            <text:p>45</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20">
            <table:table-cell office:value-type="string" table:style-name="ce8">
              <text:p>KUC094 Behandelen verzoek herbegravingsverlof</text:p>
            </table:table-cell>
            <table:table-cell office:value-type="float" office:value="1" table:style-name="ce83">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03];$$Size;0);MATCH([.K303];$$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5" table:formula="of:=IF(ISNA([.L303]);0;[.L303]*[Referenties.$E$14])" table:style-name="ce19">
              <text:p>5,00</text:p>
            </table:table-cell>
            <table:table-cell office:value-type="float" office:value="0.5" table:formula="of:=IF(ISNA([.L303]);0;[.L303]*[Referenties.$E$15])" table:style-name="ce19">
              <text:p>0,50</text:p>
            </table:table-cell>
            <table:table-cell office:value-type="float" office:value="1" table:formula="of:=IF(ISNA([.L303]);0;[.L303]*[Referenties.$E$16])" table:style-name="ce19">
              <text:p>1,00</text:p>
            </table:table-cell>
            <table:table-cell office:value-type="float" office:value="2" table:formula="of:=IF(ISNA([.L303]);0;[.L303]*[Referenties.$E$17])" table:style-name="ce19">
              <text:p>2,00</text:p>
            </table:table-cell>
            <table:table-cell office:value-type="float" office:value="2" table:formula="of:=IF(ISNA([.L303]);0;[.L303]*[Referenties.$E$18])" table:style-name="ce19">
              <text:p>2,00</text:p>
            </table:table-cell>
            <table:table-cell office:value-type="float" office:value="4" table:formula="of:=IF(ISNA([.L303]);0;[.L303]*[Referenties.$E$20])" table:style-name="ce19">
              <text:p>4,00</text:p>
            </table:table-cell>
            <table:table-cell office:value-type="float" office:value="1" table:formula="of:=IF(ISNA([.L303]);0;[.L303]*[Referenties.$E$21])" table:style-name="ce19">
              <text:p>1,00</text:p>
            </table:table-cell>
            <table:table-cell office:value-type="float" office:value="4" table:formula="of:=IF(ISNA([.L303]);0;[.L303]*[Referenties.$E$22])" table:style-name="ce19">
              <text:p>4,00</text:p>
            </table:table-cell>
            <table:table-cell table:number-columns-repeated="16355" table:style-name="ce8"/>
          </table:table-row>
          <table:table-row table:style-name="ro14">
            <table:table-cell office:value-type="string" table:style-name="ce8">
              <text:p>KUC094 Behandelen verzoek herbegravingsverlof</text:p>
            </table:table-cell>
            <table:table-cell office:value-type="float" office:value="2" table:style-name="ce83">
              <text:p>2</text:p>
            </table:table-cell>
            <table:table-cell office:value-type="string" table:style-name="ce8">
              <text:p>AF1 buiten grafrusttermijn, AF4 negatief advie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04];$$Size;0);MATCH([.K304];$$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0.625" table:formula="of:=IF(ISNA([.L304]);0;[.L304]*[Referenties.$E$14])" table:style-name="ce19">
              <text:p>0,63</text:p>
            </table:table-cell>
            <table:table-cell office:value-type="float" office:value="6.25E-2" table:formula="of:=IF(ISNA([.L304]);0;[.L304]*[Referenties.$E$15])" table:style-name="ce19">
              <text:p>0,06</text:p>
            </table:table-cell>
            <table:table-cell office:value-type="float" office:value="0.125" table:formula="of:=IF(ISNA([.L304]);0;[.L304]*[Referenties.$E$16])" table:style-name="ce19">
              <text:p>0,13</text:p>
            </table:table-cell>
            <table:table-cell office:value-type="float" office:value="0.25" table:formula="of:=IF(ISNA([.L304]);0;[.L304]*[Referenties.$E$17])" table:style-name="ce19">
              <text:p>0,25</text:p>
            </table:table-cell>
            <table:table-cell office:value-type="float" office:value="0.25" table:formula="of:=IF(ISNA([.L304]);0;[.L304]*[Referenties.$E$18])" table:style-name="ce19">
              <text:p>0,25</text:p>
            </table:table-cell>
            <table:table-cell office:value-type="float" office:value="0.5" table:formula="of:=IF(ISNA([.L304]);0;[.L304]*[Referenties.$E$20])" table:style-name="ce19">
              <text:p>0,50</text:p>
            </table:table-cell>
            <table:table-cell office:value-type="float" office:value="0.125" table:formula="of:=IF(ISNA([.L304]);0;[.L304]*[Referenties.$E$21])" table:style-name="ce19">
              <text:p>0,13</text:p>
            </table:table-cell>
            <table:table-cell office:value-type="float" office:value="0.5" table:formula="of:=IF(ISNA([.L304]);0;[.L304]*[Referenties.$E$22])" table:style-name="ce19">
              <text:p>0,50</text:p>
            </table:table-cell>
            <table:table-cell table:number-columns-repeated="16355" table:style-name="ce8"/>
          </table:table-row>
          <table:table-row table:style-name="ro10">
            <table:table-cell office:value-type="string" table:style-name="ce8">
              <text:p>KUC094 Behandelen verzoek herbegravingsverlof</text:p>
            </table:table-cell>
            <table:table-cell office:value-type="float" office:value="3" table:style-name="ce83">
              <text:p>3</text:p>
            </table:table-cell>
            <table:table-cell office:value-type="string" table:style-name="ce8">
              <text:p>AF2,AF3 Aanvrager/overledene niet bekend</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305];$$Size;0);MATCH([.K305];$$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305]);0;[.L305]*[Referenties.$E$14])" table:style-name="ce19">
              <text:p>1,25</text:p>
            </table:table-cell>
            <table:table-cell office:value-type="float" office:value="0.125" table:formula="of:=IF(ISNA([.L305]);0;[.L305]*[Referenties.$E$15])" table:style-name="ce19">
              <text:p>0,13</text:p>
            </table:table-cell>
            <table:table-cell office:value-type="float" office:value="0.25" table:formula="of:=IF(ISNA([.L305]);0;[.L305]*[Referenties.$E$16])" table:style-name="ce19">
              <text:p>0,25</text:p>
            </table:table-cell>
            <table:table-cell office:value-type="float" office:value="0.5" table:formula="of:=IF(ISNA([.L305]);0;[.L305]*[Referenties.$E$17])" table:style-name="ce19">
              <text:p>0,50</text:p>
            </table:table-cell>
            <table:table-cell office:value-type="float" office:value="0.5" table:formula="of:=IF(ISNA([.L305]);0;[.L305]*[Referenties.$E$18])" table:style-name="ce19">
              <text:p>0,50</text:p>
            </table:table-cell>
            <table:table-cell office:value-type="float" office:value="1" table:formula="of:=IF(ISNA([.L305]);0;[.L305]*[Referenties.$E$20])" table:style-name="ce19">
              <text:p>1,00</text:p>
            </table:table-cell>
            <table:table-cell office:value-type="float" office:value="0.25" table:formula="of:=IF(ISNA([.L305]);0;[.L305]*[Referenties.$E$21])" table:style-name="ce19">
              <text:p>0,25</text:p>
            </table:table-cell>
            <table:table-cell office:value-type="float" office:value="1" table:formula="of:=IF(ISNA([.L305]);0;[.L305]*[Referenties.$E$22])" table:style-name="ce19">
              <text:p>1,00</text:p>
            </table:table-cell>
            <table:table-cell office:value-type="float" office:value="26.8125" table:formula="of:=SUMIF([.V303:.AC305];&quot;&lt;&gt;#N/B&quot;)" table:style-name="ce18">
              <text:p>26,81</text:p>
            </table:table-cell>
            <table:table-cell table:number-columns-repeated="16354"/>
          </table:table-row>
        </table:table-row-group>
        <table:table-row table:style-name="ro3">
          <table:table-cell table:style-name="ce8"/>
          <table:table-cell table:style-name="ce82"/>
          <table:table-cell table:number-columns-repeated="3" table:style-name="ce8"/>
          <table:table-cell table:style-name="ce17"/>
          <table:table-cell table:number-columns-repeated="3" table:style-name="ce8"/>
          <table:table-cell table:content-validation-name="val3" table:style-name="ce8"/>
          <table:table-cell table:content-validation-name="val4" table:style-name="ce8"/>
          <table:table-cell table:style-name="ce62"/>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48">
            <text:p>KUC101 Corrigeren persoonsgegevens</text:p>
          </table:table-cell>
          <table:table-cell table:style-name="ce84"/>
          <table:table-cell table:number-columns-repeated="2" table:style-name="ce49"/>
          <table:table-cell table:content-validation-name="val5" table:style-name="ce49"/>
          <table:table-cell office:value-type="float" office:value="30" table:style-name="ce33">
            <text:p>30</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3">
            <table:table-cell office:value-type="string" table:style-name="ce9">
              <text:p>KUC101 Verbeteren overige persoonsgegevens</text:p>
            </table:table-cell>
            <table:table-cell office:value-type="float" office:value="1" table:style-name="ce83">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08];$$Size;0);MATCH([.K308];$$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1"/>
            <table:table-cell office:value-type="float" office:value="5" table:formula="of:=IF(ISNA([.L308]);0;[.L308]*[Referenties.$E$14])" table:style-name="ce19">
              <text:p>5,00</text:p>
            </table:table-cell>
            <table:table-cell office:value-type="float" office:value="0.5" table:formula="of:=IF(ISNA([.L308]);0;[.L308]*[Referenties.$E$15])" table:style-name="ce19">
              <text:p>0,50</text:p>
            </table:table-cell>
            <table:table-cell office:value-type="float" office:value="1" table:formula="of:=IF(ISNA([.L308]);0;[.L308]*[Referenties.$E$16])" table:style-name="ce19">
              <text:p>1,00</text:p>
            </table:table-cell>
            <table:table-cell office:value-type="float" office:value="2" table:formula="of:=IF(ISNA([.L308]);0;[.L308]*[Referenties.$E$17])" table:style-name="ce19">
              <text:p>2,00</text:p>
            </table:table-cell>
            <table:table-cell office:value-type="float" office:value="2" table:formula="of:=IF(ISNA([.L308]);0;[.L308]*[Referenties.$E$18])" table:style-name="ce19">
              <text:p>2,00</text:p>
            </table:table-cell>
            <table:table-cell office:value-type="float" office:value="4" table:formula="of:=IF(ISNA([.L308]);0;[.L308]*[Referenties.$E$20])" table:style-name="ce19">
              <text:p>4,00</text:p>
            </table:table-cell>
            <table:table-cell office:value-type="float" office:value="1" table:formula="of:=IF(ISNA([.L308]);0;[.L308]*[Referenties.$E$21])" table:style-name="ce19">
              <text:p>1,00</text:p>
            </table:table-cell>
            <table:table-cell office:value-type="float" office:value="4" table:formula="of:=IF(ISNA([.L308]);0;[.L308]*[Referenties.$E$22])" table:style-name="ce19">
              <text:p>4,00</text:p>
            </table:table-cell>
            <table:table-cell table:number-columns-repeated="16355" table:style-name="ce9"/>
          </table:table-row>
          <table:table-row table:style-name="ro3">
            <table:table-cell office:value-type="string" table:style-name="ce9">
              <text:p>KUC101 Verbeteren overige persoonsgegevens</text:p>
            </table:table-cell>
            <table:table-cell office:value-type="float" office:value="2" table:style-name="ce83">
              <text:p>2</text:p>
            </table:table-cell>
            <table:table-cell office:value-type="string" table:style-name="ce8">
              <text:p>AF1 Registeren opschorting persoonslijst</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309];$$Size;0);MATCH([.K309];$$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1"/>
            <table:table-cell office:value-type="float" office:value="1.25" table:formula="of:=IF(ISNA([.L309]);0;[.L309]*[Referenties.$E$14])" table:style-name="ce19">
              <text:p>1,25</text:p>
            </table:table-cell>
            <table:table-cell office:value-type="float" office:value="0.125" table:formula="of:=IF(ISNA([.L309]);0;[.L309]*[Referenties.$E$15])" table:style-name="ce19">
              <text:p>0,13</text:p>
            </table:table-cell>
            <table:table-cell office:value-type="float" office:value="0.25" table:formula="of:=IF(ISNA([.L309]);0;[.L309]*[Referenties.$E$16])" table:style-name="ce19">
              <text:p>0,25</text:p>
            </table:table-cell>
            <table:table-cell office:value-type="float" office:value="0.5" table:formula="of:=IF(ISNA([.L309]);0;[.L309]*[Referenties.$E$17])" table:style-name="ce19">
              <text:p>0,50</text:p>
            </table:table-cell>
            <table:table-cell office:value-type="float" office:value="0.5" table:formula="of:=IF(ISNA([.L309]);0;[.L309]*[Referenties.$E$18])" table:style-name="ce19">
              <text:p>0,50</text:p>
            </table:table-cell>
            <table:table-cell office:value-type="float" office:value="1" table:formula="of:=IF(ISNA([.L309]);0;[.L309]*[Referenties.$E$20])" table:style-name="ce19">
              <text:p>1,00</text:p>
            </table:table-cell>
            <table:table-cell office:value-type="float" office:value="0.25" table:formula="of:=IF(ISNA([.L309]);0;[.L309]*[Referenties.$E$21])" table:style-name="ce19">
              <text:p>0,25</text:p>
            </table:table-cell>
            <table:table-cell office:value-type="float" office:value="1" table:formula="of:=IF(ISNA([.L309]);0;[.L309]*[Referenties.$E$22])" table:style-name="ce19">
              <text:p>1,00</text:p>
            </table:table-cell>
            <table:table-cell table:style-name="ce18"/>
            <table:table-cell table:number-columns-repeated="16354" table:style-name="ce9"/>
          </table:table-row>
          <table:table-row table:style-name="ro3">
            <table:table-cell office:value-type="string" table:style-name="ce9">
              <text:p>KUC101 Verbeteren overige persoonsgegevens</text:p>
            </table:table-cell>
            <table:table-cell office:value-type="float" office:value="3" table:style-name="ce83">
              <text:p>3</text:p>
            </table:table-cell>
            <table:table-cell office:value-type="string" table:style-name="ce8">
              <text:p>AF2 4.2 Aanvulling gegevens ivm dubbele opname</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Hard</text:p>
            </table:table-cell>
            <table:table-cell office:value-type="float" office:value="3" table:formula="of:=INDEX($$EstimateMatrix;MATCH([.J310];$$Size;0);MATCH([.K310];$$Complexity;0)+1)" table:style-name="ce60">
              <text:p>3</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1"/>
            <table:table-cell office:value-type="float" office:value="7.5" table:formula="of:=IF(ISNA([.L310]);0;[.L310]*[Referenties.$E$14])" table:style-name="ce19">
              <text:p>7,50</text:p>
            </table:table-cell>
            <table:table-cell office:value-type="float" office:value="0.75" table:formula="of:=IF(ISNA([.L310]);0;[.L310]*[Referenties.$E$15])" table:style-name="ce19">
              <text:p>0,75</text:p>
            </table:table-cell>
            <table:table-cell office:value-type="float" office:value="1.5" table:formula="of:=IF(ISNA([.L310]);0;[.L310]*[Referenties.$E$16])" table:style-name="ce19">
              <text:p>1,50</text:p>
            </table:table-cell>
            <table:table-cell office:value-type="float" office:value="3" table:formula="of:=IF(ISNA([.L310]);0;[.L310]*[Referenties.$E$17])" table:style-name="ce19">
              <text:p>3,00</text:p>
            </table:table-cell>
            <table:table-cell office:value-type="float" office:value="3" table:formula="of:=IF(ISNA([.L310]);0;[.L310]*[Referenties.$E$18])" table:style-name="ce19">
              <text:p>3,00</text:p>
            </table:table-cell>
            <table:table-cell office:value-type="float" office:value="6" table:formula="of:=IF(ISNA([.L310]);0;[.L310]*[Referenties.$E$20])" table:style-name="ce19">
              <text:p>6,00</text:p>
            </table:table-cell>
            <table:table-cell office:value-type="float" office:value="1.5" table:formula="of:=IF(ISNA([.L310]);0;[.L310]*[Referenties.$E$21])" table:style-name="ce19">
              <text:p>1,50</text:p>
            </table:table-cell>
            <table:table-cell office:value-type="float" office:value="6" table:formula="of:=IF(ISNA([.L310]);0;[.L310]*[Referenties.$E$22])" table:style-name="ce19">
              <text:p>6,00</text:p>
            </table:table-cell>
            <table:table-cell table:style-name="ce18"/>
            <table:table-cell table:number-columns-repeated="16354" table:style-name="ce9"/>
          </table:table-row>
          <table:table-row table:style-name="ro3">
            <table:table-cell office:value-type="string" table:style-name="ce9">
              <text:p>KUC101 Verbeteren overige persoonsgegevens</text:p>
            </table:table-cell>
            <table:table-cell office:value-type="float" office:value="4" table:style-name="ce83">
              <text:p>4</text:p>
            </table:table-cell>
            <table:table-cell office:value-type="string" table:style-name="ce8">
              <text:p>AF3 Corrigeren hinkende relatie.</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Hard</text:p>
            </table:table-cell>
            <table:table-cell office:value-type="float" office:value="1" table:formula="of:=INDEX($$EstimateMatrix;MATCH([.J311];$$Size;0);MATCH([.K311];$$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1"/>
            <table:table-cell office:value-type="float" office:value="2.5" table:formula="of:=IF(ISNA([.L311]);0;[.L311]*[Referenties.$E$14])" table:style-name="ce19">
              <text:p>2,50</text:p>
            </table:table-cell>
            <table:table-cell office:value-type="float" office:value="0.25" table:formula="of:=IF(ISNA([.L311]);0;[.L311]*[Referenties.$E$15])" table:style-name="ce19">
              <text:p>0,25</text:p>
            </table:table-cell>
            <table:table-cell office:value-type="float" office:value="0.5" table:formula="of:=IF(ISNA([.L311]);0;[.L311]*[Referenties.$E$16])" table:style-name="ce19">
              <text:p>0,50</text:p>
            </table:table-cell>
            <table:table-cell office:value-type="float" office:value="1" table:formula="of:=IF(ISNA([.L311]);0;[.L311]*[Referenties.$E$17])" table:style-name="ce19">
              <text:p>1,00</text:p>
            </table:table-cell>
            <table:table-cell office:value-type="float" office:value="1" table:formula="of:=IF(ISNA([.L311]);0;[.L311]*[Referenties.$E$18])" table:style-name="ce19">
              <text:p>1,00</text:p>
            </table:table-cell>
            <table:table-cell office:value-type="float" office:value="2" table:formula="of:=IF(ISNA([.L311]);0;[.L311]*[Referenties.$E$20])" table:style-name="ce19">
              <text:p>2,00</text:p>
            </table:table-cell>
            <table:table-cell office:value-type="float" office:value="0.5" table:formula="of:=IF(ISNA([.L311]);0;[.L311]*[Referenties.$E$21])" table:style-name="ce19">
              <text:p>0,50</text:p>
            </table:table-cell>
            <table:table-cell office:value-type="float" office:value="2" table:formula="of:=IF(ISNA([.L311]);0;[.L311]*[Referenties.$E$22])" table:style-name="ce19">
              <text:p>2,00</text:p>
            </table:table-cell>
            <table:table-cell table:style-name="ce18"/>
            <table:table-cell table:number-columns-repeated="16354" table:style-name="ce9"/>
          </table:table-row>
          <table:table-row table:style-name="ro10">
            <table:table-cell office:value-type="string" table:style-name="ce9">
              <text:p>KUC101 Verbeteren overige persoonsgegevens</text:p>
            </table:table-cell>
            <table:table-cell office:value-type="float" office:value="5" table:style-name="ce83">
              <text:p>5</text:p>
            </table:table-cell>
            <table:table-cell office:value-type="string" table:style-name="ce8">
              <text:p>AF4 Afhandelen nummer al bekend</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312];$$Size;0);MATCH([.K312];$$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1.25" table:formula="of:=IF(ISNA([.L312]);0;[.L312]*[Referenties.$E$14])" table:style-name="ce19">
              <text:p>1,25</text:p>
            </table:table-cell>
            <table:table-cell office:value-type="float" office:value="0.125" table:formula="of:=IF(ISNA([.L312]);0;[.L312]*[Referenties.$E$15])" table:style-name="ce19">
              <text:p>0,13</text:p>
            </table:table-cell>
            <table:table-cell office:value-type="float" office:value="0.25" table:formula="of:=IF(ISNA([.L312]);0;[.L312]*[Referenties.$E$16])" table:style-name="ce19">
              <text:p>0,25</text:p>
            </table:table-cell>
            <table:table-cell office:value-type="float" office:value="0.5" table:formula="of:=IF(ISNA([.L312]);0;[.L312]*[Referenties.$E$17])" table:style-name="ce19">
              <text:p>0,50</text:p>
            </table:table-cell>
            <table:table-cell office:value-type="float" office:value="0.5" table:formula="of:=IF(ISNA([.L312]);0;[.L312]*[Referenties.$E$18])" table:style-name="ce19">
              <text:p>0,50</text:p>
            </table:table-cell>
            <table:table-cell office:value-type="float" office:value="1" table:formula="of:=IF(ISNA([.L312]);0;[.L312]*[Referenties.$E$20])" table:style-name="ce19">
              <text:p>1,00</text:p>
            </table:table-cell>
            <table:table-cell office:value-type="float" office:value="0.25" table:formula="of:=IF(ISNA([.L312]);0;[.L312]*[Referenties.$E$21])" table:style-name="ce19">
              <text:p>0,25</text:p>
            </table:table-cell>
            <table:table-cell office:value-type="float" office:value="1" table:formula="of:=IF(ISNA([.L312]);0;[.L312]*[Referenties.$E$22])" table:style-name="ce19">
              <text:p>1,00</text:p>
            </table:table-cell>
            <table:table-cell table:style-name="ce18"/>
            <table:table-cell table:number-columns-repeated="16354" table:style-name="ce9"/>
          </table:table-row>
          <table:table-row table:style-name="ro10">
            <table:table-cell office:value-type="string" table:style-name="ce9">
              <text:p>KUC101 Verbeteren overige persoonsgegevens</text:p>
            </table:table-cell>
            <table:table-cell office:value-type="float" office:value="6" table:style-name="ce83">
              <text:p>6</text:p>
            </table:table-cell>
            <table:table-cell office:value-type="string" table:style-name="ce8">
              <text:p>AF5 geen persoon, AF6 correctie niet correct</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313];$$Size;0);MATCH([.K313];$$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1.25" table:formula="of:=IF(ISNA([.L313]);0;[.L313]*[Referenties.$E$14])" table:style-name="ce19">
              <text:p>1,25</text:p>
            </table:table-cell>
            <table:table-cell office:value-type="float" office:value="0.125" table:formula="of:=IF(ISNA([.L313]);0;[.L313]*[Referenties.$E$15])" table:style-name="ce19">
              <text:p>0,13</text:p>
            </table:table-cell>
            <table:table-cell office:value-type="float" office:value="0.25" table:formula="of:=IF(ISNA([.L313]);0;[.L313]*[Referenties.$E$16])" table:style-name="ce19">
              <text:p>0,25</text:p>
            </table:table-cell>
            <table:table-cell office:value-type="float" office:value="0.5" table:formula="of:=IF(ISNA([.L313]);0;[.L313]*[Referenties.$E$17])" table:style-name="ce19">
              <text:p>0,50</text:p>
            </table:table-cell>
            <table:table-cell office:value-type="float" office:value="0.5" table:formula="of:=IF(ISNA([.L313]);0;[.L313]*[Referenties.$E$18])" table:style-name="ce19">
              <text:p>0,50</text:p>
            </table:table-cell>
            <table:table-cell office:value-type="float" office:value="1" table:formula="of:=IF(ISNA([.L313]);0;[.L313]*[Referenties.$E$20])" table:style-name="ce19">
              <text:p>1,00</text:p>
            </table:table-cell>
            <table:table-cell office:value-type="float" office:value="0.25" table:formula="of:=IF(ISNA([.L313]);0;[.L313]*[Referenties.$E$21])" table:style-name="ce19">
              <text:p>0,25</text:p>
            </table:table-cell>
            <table:table-cell office:value-type="float" office:value="1" table:formula="of:=IF(ISNA([.L313]);0;[.L313]*[Referenties.$E$22])" table:style-name="ce19">
              <text:p>1,00</text:p>
            </table:table-cell>
            <table:table-cell table:style-name="ce18"/>
            <table:table-cell table:number-columns-repeated="16354" table:style-name="ce9"/>
          </table:table-row>
          <table:table-row table:style-name="ro10">
            <table:table-cell office:value-type="string" table:style-name="ce9">
              <text:p>KUC101 Verbeteren overige persoonsgegevens</text:p>
            </table:table-cell>
            <table:table-cell office:value-type="float" office:value="11" table:style-name="ce83">
              <text:p>11</text:p>
            </table:table-cell>
            <table:table-cell office:value-type="string" table:style-name="ce8">
              <text:p>AF7 correctie nav onderzoek, AF8 en AF9</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14];$$Size;0);MATCH([.K314];$$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14]);0;[.L314]*[Referenties.$E$14])" table:style-name="ce19">
              <text:p>0,63</text:p>
            </table:table-cell>
            <table:table-cell office:value-type="float" office:value="6.25E-2" table:formula="of:=IF(ISNA([.L314]);0;[.L314]*[Referenties.$E$15])" table:style-name="ce19">
              <text:p>0,06</text:p>
            </table:table-cell>
            <table:table-cell office:value-type="float" office:value="0.125" table:formula="of:=IF(ISNA([.L314]);0;[.L314]*[Referenties.$E$16])" table:style-name="ce19">
              <text:p>0,13</text:p>
            </table:table-cell>
            <table:table-cell office:value-type="float" office:value="0.25" table:formula="of:=IF(ISNA([.L314]);0;[.L314]*[Referenties.$E$17])" table:style-name="ce19">
              <text:p>0,25</text:p>
            </table:table-cell>
            <table:table-cell office:value-type="float" office:value="0.25" table:formula="of:=IF(ISNA([.L314]);0;[.L314]*[Referenties.$E$18])" table:style-name="ce19">
              <text:p>0,25</text:p>
            </table:table-cell>
            <table:table-cell office:value-type="float" office:value="0.5" table:formula="of:=IF(ISNA([.L314]);0;[.L314]*[Referenties.$E$20])" table:style-name="ce19">
              <text:p>0,50</text:p>
            </table:table-cell>
            <table:table-cell office:value-type="float" office:value="0.125" table:formula="of:=IF(ISNA([.L314]);0;[.L314]*[Referenties.$E$21])" table:style-name="ce19">
              <text:p>0,13</text:p>
            </table:table-cell>
            <table:table-cell office:value-type="float" office:value="0.5" table:formula="of:=IF(ISNA([.L314]);0;[.L314]*[Referenties.$E$22])" table:style-name="ce19">
              <text:p>0,50</text:p>
            </table:table-cell>
            <table:table-cell table:number-columns-repeated="16355" table:style-name="ce9"/>
          </table:table-row>
          <table:table-row table:style-name="ro10">
            <table:table-cell office:value-type="string" table:style-name="ce9">
              <text:p>KUC101 Verbeteren overige persoonsgegevens</text:p>
            </table:table-cell>
            <table:table-cell office:value-type="float" office:value="12" table:style-name="ce83">
              <text:p>12</text:p>
            </table:table-cell>
            <table:table-cell office:value-type="string" table:style-name="ce8">
              <text:p>AF10 Handmatig nummer invoeren</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15];$$Size;0);MATCH([.K315];$$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1"/>
            <table:table-cell office:value-type="float" office:value="0.625" table:formula="of:=IF(ISNA([.L315]);0;[.L315]*[Referenties.$E$14])" table:style-name="ce19">
              <text:p>0,63</text:p>
            </table:table-cell>
            <table:table-cell office:value-type="float" office:value="6.25E-2" table:formula="of:=IF(ISNA([.L315]);0;[.L315]*[Referenties.$E$15])" table:style-name="ce19">
              <text:p>0,06</text:p>
            </table:table-cell>
            <table:table-cell office:value-type="float" office:value="0.125" table:formula="of:=IF(ISNA([.L315]);0;[.L315]*[Referenties.$E$16])" table:style-name="ce19">
              <text:p>0,13</text:p>
            </table:table-cell>
            <table:table-cell office:value-type="float" office:value="0.25" table:formula="of:=IF(ISNA([.L315]);0;[.L315]*[Referenties.$E$17])" table:style-name="ce19">
              <text:p>0,25</text:p>
            </table:table-cell>
            <table:table-cell office:value-type="float" office:value="0.25" table:formula="of:=IF(ISNA([.L315]);0;[.L315]*[Referenties.$E$18])" table:style-name="ce19">
              <text:p>0,25</text:p>
            </table:table-cell>
            <table:table-cell office:value-type="float" office:value="0.5" table:formula="of:=IF(ISNA([.L315]);0;[.L315]*[Referenties.$E$20])" table:style-name="ce19">
              <text:p>0,50</text:p>
            </table:table-cell>
            <table:table-cell office:value-type="float" office:value="0.125" table:formula="of:=IF(ISNA([.L315]);0;[.L315]*[Referenties.$E$21])" table:style-name="ce19">
              <text:p>0,13</text:p>
            </table:table-cell>
            <table:table-cell office:value-type="float" office:value="0.5" table:formula="of:=IF(ISNA([.L315]);0;[.L315]*[Referenties.$E$22])" table:style-name="ce19">
              <text:p>0,50</text:p>
            </table:table-cell>
            <table:table-cell office:value-type="float" office:value="78" table:formula="of:=SUMIF([.V308:.AC315];&quot;&lt;&gt;#N/B&quot;)" table:style-name="ce18">
              <text:p>78,00</text:p>
            </table:table-cell>
            <table:table-cell table:number-columns-repeated="16354" table:style-name="ce9"/>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48">
            <text:p>KUC102 Registreren brondocument</text:p>
          </table:table-cell>
          <table:table-cell table:style-name="ce84"/>
          <table:table-cell table:number-columns-repeated="2" table:style-name="ce49"/>
          <table:table-cell table:content-validation-name="val5" table:style-name="ce49"/>
          <table:table-cell office:value-type="string" table:style-name="ce33">
            <text:p>-</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3">
            <table:table-cell office:value-type="string" table:style-name="ce9">
              <text:p>KUC102 Registreren brondocument</text:p>
            </table:table-cell>
            <table:table-cell office:value-type="float" office:value="1" table:style-name="ce83">
              <text:p>1</text:p>
            </table:table-cell>
            <table:table-cell office:value-type="string" table:style-name="ce8">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18];$$Size;0);MATCH([.K318];$$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1"/>
            <table:table-cell office:value-type="float" office:value="5" table:formula="of:=IF(ISNA([.L318]);0;[.L318]*[Referenties.$E$14])" table:style-name="ce19">
              <text:p>5,00</text:p>
            </table:table-cell>
            <table:table-cell office:value-type="float" office:value="0.5" table:formula="of:=IF(ISNA([.L318]);0;[.L318]*[Referenties.$E$15])" table:style-name="ce19">
              <text:p>0,50</text:p>
            </table:table-cell>
            <table:table-cell office:value-type="float" office:value="1" table:formula="of:=IF(ISNA([.L318]);0;[.L318]*[Referenties.$E$16])" table:style-name="ce19">
              <text:p>1,00</text:p>
            </table:table-cell>
            <table:table-cell office:value-type="float" office:value="2" table:formula="of:=IF(ISNA([.L318]);0;[.L318]*[Referenties.$E$17])" table:style-name="ce19">
              <text:p>2,00</text:p>
            </table:table-cell>
            <table:table-cell office:value-type="float" office:value="2" table:formula="of:=IF(ISNA([.L318]);0;[.L318]*[Referenties.$E$18])" table:style-name="ce19">
              <text:p>2,00</text:p>
            </table:table-cell>
            <table:table-cell office:value-type="float" office:value="4" table:formula="of:=IF(ISNA([.L318]);0;[.L318]*[Referenties.$E$20])" table:style-name="ce19">
              <text:p>4,00</text:p>
            </table:table-cell>
            <table:table-cell office:value-type="float" office:value="1" table:formula="of:=IF(ISNA([.L318]);0;[.L318]*[Referenties.$E$21])" table:style-name="ce19">
              <text:p>1,00</text:p>
            </table:table-cell>
            <table:table-cell office:value-type="float" office:value="4" table:formula="of:=IF(ISNA([.L318]);0;[.L318]*[Referenties.$E$22])" table:style-name="ce19">
              <text:p>4,00</text:p>
            </table:table-cell>
            <table:table-cell table:number-columns-repeated="16355" table:style-name="ce9"/>
          </table:table-row>
          <table:table-row table:style-name="ro10">
            <table:table-cell office:value-type="string" table:style-name="ce9">
              <text:p>KUC102 Registreren brondocument</text:p>
            </table:table-cell>
            <table:table-cell office:value-type="float" office:value="2" table:style-name="ce83">
              <text:p>2</text:p>
            </table:table-cell>
            <table:table-cell office:value-type="string" table:style-name="ce8">
              <text:p>AF1 Vastleggen nog te verwerken brondocument<text: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19];$$Size;0);MATCH([.K319];$$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19]);0;[.L319]*[Referenties.$E$14])" table:style-name="ce19">
              <text:p>0,63</text:p>
            </table:table-cell>
            <table:table-cell office:value-type="float" office:value="6.25E-2" table:formula="of:=IF(ISNA([.L319]);0;[.L319]*[Referenties.$E$15])" table:style-name="ce19">
              <text:p>0,06</text:p>
            </table:table-cell>
            <table:table-cell office:value-type="float" office:value="0.125" table:formula="of:=IF(ISNA([.L319]);0;[.L319]*[Referenties.$E$16])" table:style-name="ce19">
              <text:p>0,13</text:p>
            </table:table-cell>
            <table:table-cell office:value-type="float" office:value="0.25" table:formula="of:=IF(ISNA([.L319]);0;[.L319]*[Referenties.$E$17])" table:style-name="ce19">
              <text:p>0,25</text:p>
            </table:table-cell>
            <table:table-cell office:value-type="float" office:value="0.25" table:formula="of:=IF(ISNA([.L319]);0;[.L319]*[Referenties.$E$18])" table:style-name="ce19">
              <text:p>0,25</text:p>
            </table:table-cell>
            <table:table-cell office:value-type="float" office:value="0.5" table:formula="of:=IF(ISNA([.L319]);0;[.L319]*[Referenties.$E$20])" table:style-name="ce19">
              <text:p>0,50</text:p>
            </table:table-cell>
            <table:table-cell office:value-type="float" office:value="0.125" table:formula="of:=IF(ISNA([.L319]);0;[.L319]*[Referenties.$E$21])" table:style-name="ce19">
              <text:p>0,13</text:p>
            </table:table-cell>
            <table:table-cell office:value-type="float" office:value="0.5" table:formula="of:=IF(ISNA([.L319]);0;[.L319]*[Referenties.$E$22])" table:style-name="ce19">
              <text:p>0,50</text:p>
            </table:table-cell>
            <table:table-cell table:style-name="ce18"/>
            <table:table-cell table:number-columns-repeated="16354" table:style-name="ce9"/>
          </table:table-row>
          <table:table-row table:style-name="ro10">
            <table:table-cell office:value-type="string" table:style-name="ce9">
              <text:p>KUC102 Registreren brondocument</text:p>
            </table:table-cell>
            <table:table-cell office:value-type="float" office:value="3" table:style-name="ce83">
              <text:p>3</text:p>
            </table:table-cell>
            <table:table-cell office:value-type="string" table:style-name="ce8">
              <text:p>AF2 geen persoon gevond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20];$$Size;0);MATCH([.K320];$$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20]);0;[.L320]*[Referenties.$E$14])" table:style-name="ce19">
              <text:p>0,63</text:p>
            </table:table-cell>
            <table:table-cell office:value-type="float" office:value="6.25E-2" table:formula="of:=IF(ISNA([.L320]);0;[.L320]*[Referenties.$E$15])" table:style-name="ce19">
              <text:p>0,06</text:p>
            </table:table-cell>
            <table:table-cell office:value-type="float" office:value="0.125" table:formula="of:=IF(ISNA([.L320]);0;[.L320]*[Referenties.$E$16])" table:style-name="ce19">
              <text:p>0,13</text:p>
            </table:table-cell>
            <table:table-cell office:value-type="float" office:value="0.25" table:formula="of:=IF(ISNA([.L320]);0;[.L320]*[Referenties.$E$17])" table:style-name="ce19">
              <text:p>0,25</text:p>
            </table:table-cell>
            <table:table-cell office:value-type="float" office:value="0.25" table:formula="of:=IF(ISNA([.L320]);0;[.L320]*[Referenties.$E$18])" table:style-name="ce19">
              <text:p>0,25</text:p>
            </table:table-cell>
            <table:table-cell office:value-type="float" office:value="0.5" table:formula="of:=IF(ISNA([.L320]);0;[.L320]*[Referenties.$E$20])" table:style-name="ce19">
              <text:p>0,50</text:p>
            </table:table-cell>
            <table:table-cell office:value-type="float" office:value="0.125" table:formula="of:=IF(ISNA([.L320]);0;[.L320]*[Referenties.$E$21])" table:style-name="ce19">
              <text:p>0,13</text:p>
            </table:table-cell>
            <table:table-cell office:value-type="float" office:value="0.5" table:formula="of:=IF(ISNA([.L320]);0;[.L320]*[Referenties.$E$22])" table:style-name="ce19">
              <text:p>0,50</text:p>
            </table:table-cell>
            <table:table-cell table:style-name="ce18"/>
            <table:table-cell table:number-columns-repeated="16354" table:style-name="ce9"/>
          </table:table-row>
          <table:table-row table:style-name="ro10">
            <table:table-cell office:value-type="string" table:style-name="ce9">
              <text:p>KUC102 Registreren brondocument</text:p>
            </table:table-cell>
            <table:table-cell office:value-type="float" office:value="4" table:style-name="ce83">
              <text:p>4</text:p>
            </table:table-cell>
            <table:table-cell office:value-type="string" table:style-name="ce8">
              <text:p>AF3 vakspecialist selecteert niet</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21];$$Size;0);MATCH([.K321];$$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21]);0;[.L321]*[Referenties.$E$14])" table:style-name="ce19">
              <text:p>0,63</text:p>
            </table:table-cell>
            <table:table-cell office:value-type="float" office:value="6.25E-2" table:formula="of:=IF(ISNA([.L321]);0;[.L321]*[Referenties.$E$15])" table:style-name="ce19">
              <text:p>0,06</text:p>
            </table:table-cell>
            <table:table-cell office:value-type="float" office:value="0.125" table:formula="of:=IF(ISNA([.L321]);0;[.L321]*[Referenties.$E$16])" table:style-name="ce19">
              <text:p>0,13</text:p>
            </table:table-cell>
            <table:table-cell office:value-type="float" office:value="0.25" table:formula="of:=IF(ISNA([.L321]);0;[.L321]*[Referenties.$E$17])" table:style-name="ce19">
              <text:p>0,25</text:p>
            </table:table-cell>
            <table:table-cell office:value-type="float" office:value="0.25" table:formula="of:=IF(ISNA([.L321]);0;[.L321]*[Referenties.$E$18])" table:style-name="ce19">
              <text:p>0,25</text:p>
            </table:table-cell>
            <table:table-cell office:value-type="float" office:value="0.5" table:formula="of:=IF(ISNA([.L321]);0;[.L321]*[Referenties.$E$20])" table:style-name="ce19">
              <text:p>0,50</text:p>
            </table:table-cell>
            <table:table-cell office:value-type="float" office:value="0.125" table:formula="of:=IF(ISNA([.L321]);0;[.L321]*[Referenties.$E$21])" table:style-name="ce19">
              <text:p>0,13</text:p>
            </table:table-cell>
            <table:table-cell office:value-type="float" office:value="0.5" table:formula="of:=IF(ISNA([.L321]);0;[.L321]*[Referenties.$E$22])" table:style-name="ce19">
              <text:p>0,50</text:p>
            </table:table-cell>
            <table:table-cell office:value-type="float" office:value="26.8125" table:formula="of:=SUMIF([.V318:.AC321];&quot;&lt;&gt;#N/B&quot;)" table:style-name="ce18">
              <text:p>26,81</text:p>
            </table:table-cell>
            <table:table-cell table:number-columns-repeated="16354" table:style-name="ce9"/>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48">
            <text:p>KUC111 Behandelen onderzoek</text:p>
          </table:table-cell>
          <table:table-cell table:style-name="ce84"/>
          <table:table-cell table:number-columns-repeated="2" table:style-name="ce49"/>
          <table:table-cell table:content-validation-name="val5" table:style-name="ce49"/>
          <table:table-cell office:value-type="float" office:value="27" table:style-name="ce33">
            <text:p>27</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3">
            <table:table-cell office:value-type="string" table:style-name="ce8">
              <text:p>KUC111 Behandelen onderzoek</text:p>
            </table:table-cell>
            <table:table-cell office:value-type="float" office:value="1" table:style-name="ce83">
              <text:p>1</text:p>
            </table:table-cell>
            <table:table-cell office:value-type="string" table:style-name="ce9">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Hard</text:p>
            </table:table-cell>
            <table:table-cell office:value-type="float" office:value="4" table:formula="of:=INDEX($$EstimateMatrix;MATCH([.J324];$$Size;0);MATCH([.K324];$$Complexity;0)+1)" table:style-name="ce60">
              <text:p>4</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table:content-validation-name="val6" table:style-name="ce131"/>
            <table:table-cell office:value-type="float" office:value="10" table:formula="of:=IF(ISNA([.L324]);0;[.L324]*[Referenties.$E$14])" table:style-name="ce19">
              <text:p>10,00</text:p>
            </table:table-cell>
            <table:table-cell office:value-type="float" office:value="1" table:formula="of:=IF(ISNA([.L324]);0;[.L324]*[Referenties.$E$15])" table:style-name="ce19">
              <text:p>1,00</text:p>
            </table:table-cell>
            <table:table-cell office:value-type="float" office:value="2" table:formula="of:=IF(ISNA([.L324]);0;[.L324]*[Referenties.$E$16])" table:style-name="ce19">
              <text:p>2,00</text:p>
            </table:table-cell>
            <table:table-cell office:value-type="float" office:value="4" table:formula="of:=IF(ISNA([.L324]);0;[.L324]*[Referenties.$E$17])" table:style-name="ce19">
              <text:p>4,00</text:p>
            </table:table-cell>
            <table:table-cell office:value-type="float" office:value="4" table:formula="of:=IF(ISNA([.L324]);0;[.L324]*[Referenties.$E$18])" table:style-name="ce19">
              <text:p>4,00</text:p>
            </table:table-cell>
            <table:table-cell office:value-type="float" office:value="8" table:formula="of:=IF(ISNA([.L324]);0;[.L324]*[Referenties.$E$20])" table:style-name="ce19">
              <text:p>8,00</text:p>
            </table:table-cell>
            <table:table-cell office:value-type="float" office:value="2" table:formula="of:=IF(ISNA([.L324]);0;[.L324]*[Referenties.$E$21])" table:style-name="ce19">
              <text:p>2,00</text:p>
            </table:table-cell>
            <table:table-cell office:value-type="float" office:value="8" table:formula="of:=IF(ISNA([.L324]);0;[.L324]*[Referenties.$E$22])" table:style-name="ce19">
              <text:p>8,00</text:p>
            </table:table-cell>
            <table:table-cell table:style-name="ce18"/>
            <table:table-cell table:number-columns-repeated="16354" table:style-name="ce9"/>
          </table:table-row>
          <table:table-row table:style-name="ro21">
            <table:table-cell office:value-type="string" table:style-name="ce8">
              <text:p>KUC111 Behandelen onderzoek</text:p>
            </table:table-cell>
            <table:table-cell office:value-type="float" office:value="2" table:style-name="ce83">
              <text:p>2</text:p>
            </table:table-cell>
            <table:table-cell office:value-type="string" table:style-name="ce9">
              <text:p>AF1, AF2, AF3 <text:s/>meerdere personen, gemeenten, meldingen betrokk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Hard</text:p>
            </table:table-cell>
            <table:table-cell office:value-type="float" office:value="4" table:formula="of:=INDEX($$EstimateMatrix;MATCH([.J325];$$Size;0);MATCH([.K325];$$Complexity;0)+1)" table:style-name="ce60">
              <text:p>4</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10" table:formula="of:=IF(ISNA([.L325]);0;[.L325]*[Referenties.$E$14])" table:style-name="ce19">
              <text:p>10,00</text:p>
            </table:table-cell>
            <table:table-cell office:value-type="float" office:value="1" table:formula="of:=IF(ISNA([.L325]);0;[.L325]*[Referenties.$E$15])" table:style-name="ce19">
              <text:p>1,00</text:p>
            </table:table-cell>
            <table:table-cell office:value-type="float" office:value="2" table:formula="of:=IF(ISNA([.L325]);0;[.L325]*[Referenties.$E$16])" table:style-name="ce19">
              <text:p>2,00</text:p>
            </table:table-cell>
            <table:table-cell office:value-type="float" office:value="4" table:formula="of:=IF(ISNA([.L325]);0;[.L325]*[Referenties.$E$17])" table:style-name="ce19">
              <text:p>4,00</text:p>
            </table:table-cell>
            <table:table-cell office:value-type="float" office:value="4" table:formula="of:=IF(ISNA([.L325]);0;[.L325]*[Referenties.$E$18])" table:style-name="ce19">
              <text:p>4,00</text:p>
            </table:table-cell>
            <table:table-cell office:value-type="float" office:value="8" table:formula="of:=IF(ISNA([.L325]);0;[.L325]*[Referenties.$E$20])" table:style-name="ce19">
              <text:p>8,00</text:p>
            </table:table-cell>
            <table:table-cell office:value-type="float" office:value="2" table:formula="of:=IF(ISNA([.L325]);0;[.L325]*[Referenties.$E$21])" table:style-name="ce19">
              <text:p>2,00</text:p>
            </table:table-cell>
            <table:table-cell office:value-type="float" office:value="8" table:formula="of:=IF(ISNA([.L325]);0;[.L325]*[Referenties.$E$22])" table:style-name="ce19">
              <text:p>8,00</text:p>
            </table:table-cell>
            <table:table-cell table:style-name="ce18"/>
            <table:table-cell table:number-columns-repeated="16354" table:style-name="ce9"/>
          </table:table-row>
          <table:table-row table:style-name="ro22">
            <table:table-cell office:value-type="string" table:style-name="ce8">
              <text:p>KUC111 Behandelen onderzoek</text:p>
            </table:table-cell>
            <table:table-cell office:value-type="float" office:value="4" table:style-name="ce83">
              <text:p>4</text:p>
            </table:table-cell>
            <table:table-cell office:value-type="string" table:style-name="ce9">
              <text:p>AF4, AF5 <text:s/>nietontvankelijk, termijn verstrek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26];$$Size;0);MATCH([.K326];$$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2.5" table:formula="of:=IF(ISNA([.L326]);0;[.L326]*[Referenties.$E$14])" table:style-name="ce19">
              <text:p>2,50</text:p>
            </table:table-cell>
            <table:table-cell office:value-type="float" office:value="0.25" table:formula="of:=IF(ISNA([.L326]);0;[.L326]*[Referenties.$E$15])" table:style-name="ce19">
              <text:p>0,25</text:p>
            </table:table-cell>
            <table:table-cell office:value-type="float" office:value="0.5" table:formula="of:=IF(ISNA([.L326]);0;[.L326]*[Referenties.$E$16])" table:style-name="ce19">
              <text:p>0,50</text:p>
            </table:table-cell>
            <table:table-cell office:value-type="float" office:value="1" table:formula="of:=IF(ISNA([.L326]);0;[.L326]*[Referenties.$E$17])" table:style-name="ce19">
              <text:p>1,00</text:p>
            </table:table-cell>
            <table:table-cell office:value-type="float" office:value="1" table:formula="of:=IF(ISNA([.L326]);0;[.L326]*[Referenties.$E$18])" table:style-name="ce19">
              <text:p>1,00</text:p>
            </table:table-cell>
            <table:table-cell office:value-type="float" office:value="2" table:formula="of:=IF(ISNA([.L326]);0;[.L326]*[Referenties.$E$20])" table:style-name="ce19">
              <text:p>2,00</text:p>
            </table:table-cell>
            <table:table-cell office:value-type="float" office:value="0.5" table:formula="of:=IF(ISNA([.L326]);0;[.L326]*[Referenties.$E$21])" table:style-name="ce19">
              <text:p>0,50</text:p>
            </table:table-cell>
            <table:table-cell office:value-type="float" office:value="2" table:formula="of:=IF(ISNA([.L326]);0;[.L326]*[Referenties.$E$22])" table:style-name="ce19">
              <text:p>2,00</text:p>
            </table:table-cell>
            <table:table-cell table:style-name="ce18"/>
            <table:table-cell table:number-columns-repeated="16354" table:style-name="ce9"/>
          </table:table-row>
          <table:table-row table:style-name="ro6">
            <table:table-cell office:value-type="string" table:style-name="ce8">
              <text:p>KUC111 Behandelen onderzoek</text:p>
            </table:table-cell>
            <table:table-cell office:value-type="float" office:value="5" table:style-name="ce83">
              <text:p>5</text:p>
            </table:table-cell>
            <table:table-cell office:value-type="string" table:style-name="ce9">
              <text:p>AF6 geen melding, <text:s/>AF7 doorst. aandere gemente, AF9 tussentijds bijw. richting melder</text:p>
            </table:table-cell>
            <table:table-cell table:content-validation-name="val1" table:style-name="ce9"/>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27];$$Size;0);MATCH([.K327];$$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2.5" table:formula="of:=IF(ISNA([.L327]);0;[.L327]*[Referenties.$E$14])" table:style-name="ce19">
              <text:p>2,50</text:p>
            </table:table-cell>
            <table:table-cell office:value-type="float" office:value="0.25" table:formula="of:=IF(ISNA([.L327]);0;[.L327]*[Referenties.$E$15])" table:style-name="ce19">
              <text:p>0,25</text:p>
            </table:table-cell>
            <table:table-cell office:value-type="float" office:value="0.5" table:formula="of:=IF(ISNA([.L327]);0;[.L327]*[Referenties.$E$16])" table:style-name="ce19">
              <text:p>0,50</text:p>
            </table:table-cell>
            <table:table-cell office:value-type="float" office:value="1" table:formula="of:=IF(ISNA([.L327]);0;[.L327]*[Referenties.$E$17])" table:style-name="ce19">
              <text:p>1,00</text:p>
            </table:table-cell>
            <table:table-cell office:value-type="float" office:value="1" table:formula="of:=IF(ISNA([.L327]);0;[.L327]*[Referenties.$E$18])" table:style-name="ce19">
              <text:p>1,00</text:p>
            </table:table-cell>
            <table:table-cell office:value-type="float" office:value="2" table:formula="of:=IF(ISNA([.L327]);0;[.L327]*[Referenties.$E$20])" table:style-name="ce19">
              <text:p>2,00</text:p>
            </table:table-cell>
            <table:table-cell office:value-type="float" office:value="0.5" table:formula="of:=IF(ISNA([.L327]);0;[.L327]*[Referenties.$E$21])" table:style-name="ce19">
              <text:p>0,50</text:p>
            </table:table-cell>
            <table:table-cell office:value-type="float" office:value="2" table:formula="of:=IF(ISNA([.L327]);0;[.L327]*[Referenties.$E$22])" table:style-name="ce19">
              <text:p>2,00</text:p>
            </table:table-cell>
            <table:table-cell table:style-name="ce18"/>
            <table:table-cell table:number-columns-repeated="16354" table:style-name="ce9"/>
          </table:table-row>
          <table:table-row table:style-name="ro10">
            <table:table-cell office:value-type="string" table:style-name="ce8">
              <text:p>KUC111 Behandelen onderzoek</text:p>
            </table:table-cell>
            <table:table-cell office:value-type="float" office:value="7" table:style-name="ce83">
              <text:p>7</text:p>
            </table:table-cell>
            <table:table-cell office:value-type="string" table:style-name="ce9">
              <text:p>AF8 ontbrekende gegevens</text:p>
            </table:table-cell>
            <table:table-cell office:value-type="string" table:content-validation-name="val1" table:style-name="ce8">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28];$$Size;0);MATCH([.K328];$$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2.5" table:formula="of:=IF(ISNA([.L328]);0;[.L328]*[Referenties.$E$14])" table:style-name="ce19">
              <text:p>2,50</text:p>
            </table:table-cell>
            <table:table-cell office:value-type="float" office:value="0.25" table:formula="of:=IF(ISNA([.L328]);0;[.L328]*[Referenties.$E$15])" table:style-name="ce19">
              <text:p>0,25</text:p>
            </table:table-cell>
            <table:table-cell office:value-type="float" office:value="0.5" table:formula="of:=IF(ISNA([.L328]);0;[.L328]*[Referenties.$E$16])" table:style-name="ce19">
              <text:p>0,50</text:p>
            </table:table-cell>
            <table:table-cell office:value-type="float" office:value="1" table:formula="of:=IF(ISNA([.L328]);0;[.L328]*[Referenties.$E$17])" table:style-name="ce19">
              <text:p>1,00</text:p>
            </table:table-cell>
            <table:table-cell office:value-type="float" office:value="1" table:formula="of:=IF(ISNA([.L328]);0;[.L328]*[Referenties.$E$18])" table:style-name="ce19">
              <text:p>1,00</text:p>
            </table:table-cell>
            <table:table-cell office:value-type="float" office:value="2" table:formula="of:=IF(ISNA([.L328]);0;[.L328]*[Referenties.$E$20])" table:style-name="ce19">
              <text:p>2,00</text:p>
            </table:table-cell>
            <table:table-cell office:value-type="float" office:value="0.5" table:formula="of:=IF(ISNA([.L328]);0;[.L328]*[Referenties.$E$21])" table:style-name="ce19">
              <text:p>0,50</text:p>
            </table:table-cell>
            <table:table-cell office:value-type="float" office:value="2" table:formula="of:=IF(ISNA([.L328]);0;[.L328]*[Referenties.$E$22])" table:style-name="ce19">
              <text:p>2,00</text:p>
            </table:table-cell>
            <table:table-cell office:value-type="float" office:value="107.25" table:formula="of:=SUMIF([.V324:.AC328];&quot;&lt;&gt;#N/B&quot;)" table:style-name="ce18">
              <text:p>107,25</text:p>
            </table:table-cell>
            <table:table-cell table:number-columns-repeated="16354" table:style-name="ce9"/>
          </table:table-row>
          <table:table-row table:style-name="ro8">
            <table:table-cell table:style-name="ce8"/>
            <table:table-cell table:style-name="ce83"/>
            <table:table-cell table:style-name="ce9"/>
            <table:table-cell table:content-validation-name="val1" table:style-name="ce8"/>
            <table:table-cell table:content-validation-name="val5" table:style-name="ce8"/>
            <table:table-cell table:style-name="ce17"/>
            <table:table-cell table:content-validation-name="val2" table:style-name="ce8"/>
            <table:table-cell table:content-validation-name="val2" table:style-name="ce8"/>
            <table:table-cell table:style-name="ce8"/>
            <table:table-cell table:content-validation-name="val3" table:style-name="ce8"/>
            <table:table-cell table:content-validation-name="val4" table:style-name="ce8"/>
            <table:table-cell table:style-name="ce60"/>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1"/>
            <table:table-cell table:number-columns-repeated="8" table:style-name="ce19"/>
            <table:table-cell table:style-name="ce18"/>
            <table:table-cell table:number-columns-repeated="16354" table:style-name="ce9"/>
          </table:table-row>
        </table:table-row-group>
        <table:table-row table:style-name="ro3">
          <table:table-cell office:value-type="string" table:style-name="ce48">
            <text:p>MUC115 Raadplegen ontvangen BRP berichten</text:p>
          </table:table-cell>
          <table:table-cell table:style-name="ce84"/>
          <table:table-cell table:number-columns-repeated="2" table:style-name="ce49"/>
          <table:table-cell table:content-validation-name="val5" table:style-name="ce49"/>
          <table:table-cell office:value-type="float" office:value="29" table:style-name="ce33">
            <text:p>29</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table-row>
        <table:table-row table:style-name="ro3">
          <table:table-cell office:value-type="string" table:style-name="ce9">
            <text:p>MUC115 Raadplegen ontvangen BRP berichten</text:p>
          </table:table-cell>
          <table:table-cell office:value-type="float" office:value="1" table:style-name="ce83">
            <text:p>1</text:p>
          </table:table-cell>
          <table:table-cell office:value-type="string" table:style-name="ce9">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31];$$Size;0);MATCH([.K331];$$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2.5" table:formula="of:=IF(ISNA([.L331]);0;[.L331]*[Referenties.$E$14])" table:style-name="ce19">
            <text:p>2,50</text:p>
          </table:table-cell>
          <table:table-cell office:value-type="float" office:value="0.25" table:formula="of:=IF(ISNA([.L331]);0;[.L331]*[Referenties.$E$15])" table:style-name="ce19">
            <text:p>0,25</text:p>
          </table:table-cell>
          <table:table-cell office:value-type="float" office:value="0.5" table:formula="of:=IF(ISNA([.L331]);0;[.L331]*[Referenties.$E$16])" table:style-name="ce19">
            <text:p>0,50</text:p>
          </table:table-cell>
          <table:table-cell office:value-type="float" office:value="1" table:formula="of:=IF(ISNA([.L331]);0;[.L331]*[Referenties.$E$17])" table:style-name="ce19">
            <text:p>1,00</text:p>
          </table:table-cell>
          <table:table-cell office:value-type="float" office:value="1" table:formula="of:=IF(ISNA([.L331]);0;[.L331]*[Referenties.$E$18])" table:style-name="ce19">
            <text:p>1,00</text:p>
          </table:table-cell>
          <table:table-cell office:value-type="float" office:value="2" table:formula="of:=IF(ISNA([.L331]);0;[.L331]*[Referenties.$E$20])" table:style-name="ce19">
            <text:p>2,00</text:p>
          </table:table-cell>
          <table:table-cell office:value-type="float" office:value="0.5" table:formula="of:=IF(ISNA([.L331]);0;[.L331]*[Referenties.$E$21])" table:style-name="ce19">
            <text:p>0,50</text:p>
          </table:table-cell>
          <table:table-cell office:value-type="float" office:value="2" table:formula="of:=IF(ISNA([.L331]);0;[.L331]*[Referenties.$E$22])" table:style-name="ce19">
            <text:p>2,00</text:p>
          </table:table-cell>
          <table:table-cell table:style-name="ce18"/>
          <table:table-cell table:number-columns-repeated="16354"/>
        </table:table-row>
        <table:table-row table:style-name="ro3">
          <table:table-cell office:value-type="string" table:style-name="ce9">
            <text:p>MUC115 Raadplegen ontvangen BRP berichten</text:p>
          </table:table-cell>
          <table:table-cell office:value-type="float" office:value="2" table:style-name="ce83">
            <text:p>2</text:p>
          </table:table-cell>
          <table:table-cell office:value-type="string" table:style-name="ce9">
            <text:p>AF1, AF2 Geen bericht, Details</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32];$$Size;0);MATCH([.K332];$$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32]);0;[.L332]*[Referenties.$E$14])" table:style-name="ce19">
            <text:p>0,63</text:p>
          </table:table-cell>
          <table:table-cell office:value-type="float" office:value="6.25E-2" table:formula="of:=IF(ISNA([.L332]);0;[.L332]*[Referenties.$E$15])" table:style-name="ce19">
            <text:p>0,06</text:p>
          </table:table-cell>
          <table:table-cell office:value-type="float" office:value="0.125" table:formula="of:=IF(ISNA([.L332]);0;[.L332]*[Referenties.$E$16])" table:style-name="ce19">
            <text:p>0,13</text:p>
          </table:table-cell>
          <table:table-cell office:value-type="float" office:value="0.25" table:formula="of:=IF(ISNA([.L332]);0;[.L332]*[Referenties.$E$17])" table:style-name="ce19">
            <text:p>0,25</text:p>
          </table:table-cell>
          <table:table-cell office:value-type="float" office:value="0.25" table:formula="of:=IF(ISNA([.L332]);0;[.L332]*[Referenties.$E$18])" table:style-name="ce19">
            <text:p>0,25</text:p>
          </table:table-cell>
          <table:table-cell office:value-type="float" office:value="0.5" table:formula="of:=IF(ISNA([.L332]);0;[.L332]*[Referenties.$E$20])" table:style-name="ce19">
            <text:p>0,50</text:p>
          </table:table-cell>
          <table:table-cell office:value-type="float" office:value="0.125" table:formula="of:=IF(ISNA([.L332]);0;[.L332]*[Referenties.$E$21])" table:style-name="ce19">
            <text:p>0,13</text:p>
          </table:table-cell>
          <table:table-cell office:value-type="float" office:value="0.5" table:formula="of:=IF(ISNA([.L332]);0;[.L332]*[Referenties.$E$22])" table:style-name="ce19">
            <text:p>0,50</text:p>
          </table:table-cell>
          <table:table-cell office:value-type="float" office:value="12.1875" table:formula="of:=SUMIF([.V331:.AC332];&quot;&lt;&gt;#N/B&quot;)" table:style-name="ce18">
            <text:p>12,19</text:p>
          </table:table-cell>
          <table:table-cell table:number-columns-repeated="16354"/>
        </table:table-row>
        <table:table-row table:style-name="ro3">
          <table:table-cell table:style-name="ce8"/>
          <table:table-cell table:style-name="ce82"/>
          <table:table-cell table:number-columns-repeated="3" table:style-name="ce8"/>
          <table:table-cell table:style-name="ce17"/>
          <table:table-cell table:number-columns-repeated="3" table:style-name="ce8"/>
          <table:table-cell table:content-validation-name="val3" table:style-name="ce8"/>
          <table:table-cell table:content-validation-name="val4" table:style-name="ce8"/>
          <table:table-cell table:style-name="ce62"/>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48">
            <text:p>KUC131 Onderhouden kiesrecht</text:p>
          </table:table-cell>
          <table:table-cell table:style-name="ce84"/>
          <table:table-cell table:number-columns-repeated="2" table:style-name="ce49"/>
          <table:table-cell table:content-validation-name="val5" table:style-name="ce49"/>
          <table:table-cell office:value-type="float" office:value="29" table:style-name="ce33">
            <text:p>29</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3">
            <table:table-cell office:value-type="string" table:style-name="ce9">
              <text:p>KUC131 Onderhouden kiesrecht</text:p>
            </table:table-cell>
            <table:table-cell office:value-type="float" office:value="1" table:style-name="ce83">
              <text:p>1</text:p>
            </table:table-cell>
            <table:table-cell office:value-type="string" table:style-name="ce9">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35];$$Size;0);MATCH([.K335];$$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To Do</text:p>
            </table:table-cell>
            <table:table-cell office:value-type="string" table:content-validation-name="val6" table:style-name="ce137">
              <text:p>To Do</text:p>
            </table:table-cell>
            <table:table-cell table:content-validation-name="val6" table:style-name="ce131"/>
            <table:table-cell office:value-type="float" office:value="5" table:formula="of:=IF(ISNA([.L335]);0;[.L335]*[Referenties.$E$14])" table:style-name="ce19">
              <text:p>5,00</text:p>
            </table:table-cell>
            <table:table-cell office:value-type="float" office:value="0.5" table:formula="of:=IF(ISNA([.L335]);0;[.L335]*[Referenties.$E$15])" table:style-name="ce19">
              <text:p>0,50</text:p>
            </table:table-cell>
            <table:table-cell office:value-type="float" office:value="1" table:formula="of:=IF(ISNA([.L335]);0;[.L335]*[Referenties.$E$16])" table:style-name="ce19">
              <text:p>1,00</text:p>
            </table:table-cell>
            <table:table-cell office:value-type="float" office:value="2" table:formula="of:=IF(ISNA([.L335]);0;[.L335]*[Referenties.$E$17])" table:style-name="ce19">
              <text:p>2,00</text:p>
            </table:table-cell>
            <table:table-cell office:value-type="float" office:value="2" table:formula="of:=IF(ISNA([.L335]);0;[.L335]*[Referenties.$E$18])" table:style-name="ce19">
              <text:p>2,00</text:p>
            </table:table-cell>
            <table:table-cell office:value-type="float" office:value="4" table:formula="of:=IF(ISNA([.L335]);0;[.L335]*[Referenties.$E$20])" table:style-name="ce19">
              <text:p>4,00</text:p>
            </table:table-cell>
            <table:table-cell office:value-type="float" office:value="1" table:formula="of:=IF(ISNA([.L335]);0;[.L335]*[Referenties.$E$21])" table:style-name="ce19">
              <text:p>1,00</text:p>
            </table:table-cell>
            <table:table-cell office:value-type="float" office:value="4" table:formula="of:=IF(ISNA([.L335]);0;[.L335]*[Referenties.$E$22])" table:style-name="ce19">
              <text:p>4,00</text:p>
            </table:table-cell>
            <table:table-cell table:style-name="ce18"/>
            <table:table-cell table:number-columns-repeated="16354" table:style-name="ce9"/>
          </table:table-row>
          <table:table-row table:style-name="ro3">
            <table:table-cell office:value-type="string" table:style-name="ce9">
              <text:p>KUC131 Onderhouden kiesrecht</text:p>
            </table:table-cell>
            <table:table-cell office:value-type="float" office:value="2" table:style-name="ce83">
              <text:p>2</text:p>
            </table:table-cell>
            <table:table-cell office:value-type="string" table:style-name="ce9">
              <text:p>AF1 Registratie uitsluiting van het kiesrecht.</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36];$$Size;0);MATCH([.K336];$$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To Do</text:p>
            </table:table-cell>
            <table:table-cell office:value-type="string" table:content-validation-name="val6" table:style-name="ce137">
              <text:p>To Do</text:p>
            </table:table-cell>
            <table:table-cell table:content-validation-name="val6" table:style-name="ce131"/>
            <table:table-cell office:value-type="float" office:value="5" table:formula="of:=IF(ISNA([.L336]);0;[.L336]*[Referenties.$E$14])" table:style-name="ce19">
              <text:p>5,00</text:p>
            </table:table-cell>
            <table:table-cell office:value-type="float" office:value="0.5" table:formula="of:=IF(ISNA([.L336]);0;[.L336]*[Referenties.$E$15])" table:style-name="ce19">
              <text:p>0,50</text:p>
            </table:table-cell>
            <table:table-cell office:value-type="float" office:value="1" table:formula="of:=IF(ISNA([.L336]);0;[.L336]*[Referenties.$E$16])" table:style-name="ce19">
              <text:p>1,00</text:p>
            </table:table-cell>
            <table:table-cell office:value-type="float" office:value="2" table:formula="of:=IF(ISNA([.L336]);0;[.L336]*[Referenties.$E$17])" table:style-name="ce19">
              <text:p>2,00</text:p>
            </table:table-cell>
            <table:table-cell office:value-type="float" office:value="2" table:formula="of:=IF(ISNA([.L336]);0;[.L336]*[Referenties.$E$18])" table:style-name="ce19">
              <text:p>2,00</text:p>
            </table:table-cell>
            <table:table-cell office:value-type="float" office:value="4" table:formula="of:=IF(ISNA([.L336]);0;[.L336]*[Referenties.$E$20])" table:style-name="ce19">
              <text:p>4,00</text:p>
            </table:table-cell>
            <table:table-cell office:value-type="float" office:value="1" table:formula="of:=IF(ISNA([.L336]);0;[.L336]*[Referenties.$E$21])" table:style-name="ce19">
              <text:p>1,00</text:p>
            </table:table-cell>
            <table:table-cell office:value-type="float" office:value="4" table:formula="of:=IF(ISNA([.L336]);0;[.L336]*[Referenties.$E$22])" table:style-name="ce19">
              <text:p>4,00</text:p>
            </table:table-cell>
            <table:table-cell table:style-name="ce18"/>
            <table:table-cell table:number-columns-repeated="16354" table:style-name="ce9"/>
          </table:table-row>
          <table:table-row table:style-name="ro10">
            <table:table-cell office:value-type="string" table:style-name="ce9">
              <text:p>KUC131 Onderhouden kiesrecht</text:p>
            </table:table-cell>
            <table:table-cell office:value-type="float" office:value="3" table:style-name="ce83">
              <text:p>3</text:p>
            </table:table-cell>
            <table:table-cell office:value-type="string" table:style-name="ce9">
              <text:p>AF2 Afhandelen geen persoon getoond.</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37];$$Size;0);MATCH([.K337];$$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2.5" table:formula="of:=IF(ISNA([.L337]);0;[.L337]*[Referenties.$E$14])" table:style-name="ce19">
              <text:p>2,50</text:p>
            </table:table-cell>
            <table:table-cell office:value-type="float" office:value="0.25" table:formula="of:=IF(ISNA([.L337]);0;[.L337]*[Referenties.$E$15])" table:style-name="ce19">
              <text:p>0,25</text:p>
            </table:table-cell>
            <table:table-cell office:value-type="float" office:value="0.5" table:formula="of:=IF(ISNA([.L337]);0;[.L337]*[Referenties.$E$16])" table:style-name="ce19">
              <text:p>0,50</text:p>
            </table:table-cell>
            <table:table-cell office:value-type="float" office:value="1" table:formula="of:=IF(ISNA([.L337]);0;[.L337]*[Referenties.$E$17])" table:style-name="ce19">
              <text:p>1,00</text:p>
            </table:table-cell>
            <table:table-cell office:value-type="float" office:value="1" table:formula="of:=IF(ISNA([.L337]);0;[.L337]*[Referenties.$E$18])" table:style-name="ce19">
              <text:p>1,00</text:p>
            </table:table-cell>
            <table:table-cell office:value-type="float" office:value="2" table:formula="of:=IF(ISNA([.L337]);0;[.L337]*[Referenties.$E$20])" table:style-name="ce19">
              <text:p>2,00</text:p>
            </table:table-cell>
            <table:table-cell office:value-type="float" office:value="0.5" table:formula="of:=IF(ISNA([.L337]);0;[.L337]*[Referenties.$E$21])" table:style-name="ce19">
              <text:p>0,50</text:p>
            </table:table-cell>
            <table:table-cell office:value-type="float" office:value="2" table:formula="of:=IF(ISNA([.L337]);0;[.L337]*[Referenties.$E$22])" table:style-name="ce19">
              <text:p>2,00</text:p>
            </table:table-cell>
            <table:table-cell table:style-name="ce18"/>
            <table:table-cell table:number-columns-repeated="16354" table:style-name="ce9"/>
          </table:table-row>
          <table:table-row table:style-name="ro10">
            <table:table-cell office:value-type="string" table:style-name="ce9">
              <text:p>KUC131 Onderhouden kiesrecht</text:p>
            </table:table-cell>
            <table:table-cell office:value-type="float" office:value="7" table:style-name="ce83">
              <text:p>7</text:p>
            </table:table-cell>
            <table:table-cell office:value-type="string" table:style-name="ce9">
              <text:p>AF5 Afhandelen correctie kiesrecht obv onderzoeksbesluit juistheid gegeven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38];$$Size;0);MATCH([.K338];$$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38]);0;[.L338]*[Referenties.$E$14])" table:style-name="ce19">
              <text:p>0,63</text:p>
            </table:table-cell>
            <table:table-cell office:value-type="float" office:value="6.25E-2" table:formula="of:=IF(ISNA([.L338]);0;[.L338]*[Referenties.$E$15])" table:style-name="ce19">
              <text:p>0,06</text:p>
            </table:table-cell>
            <table:table-cell office:value-type="float" office:value="0.125" table:formula="of:=IF(ISNA([.L338]);0;[.L338]*[Referenties.$E$16])" table:style-name="ce19">
              <text:p>0,13</text:p>
            </table:table-cell>
            <table:table-cell office:value-type="float" office:value="0.25" table:formula="of:=IF(ISNA([.L338]);0;[.L338]*[Referenties.$E$17])" table:style-name="ce19">
              <text:p>0,25</text:p>
            </table:table-cell>
            <table:table-cell office:value-type="float" office:value="0.25" table:formula="of:=IF(ISNA([.L338]);0;[.L338]*[Referenties.$E$18])" table:style-name="ce19">
              <text:p>0,25</text:p>
            </table:table-cell>
            <table:table-cell office:value-type="float" office:value="0.5" table:formula="of:=IF(ISNA([.L338]);0;[.L338]*[Referenties.$E$20])" table:style-name="ce19">
              <text:p>0,50</text:p>
            </table:table-cell>
            <table:table-cell office:value-type="float" office:value="0.125" table:formula="of:=IF(ISNA([.L338]);0;[.L338]*[Referenties.$E$21])" table:style-name="ce19">
              <text:p>0,13</text:p>
            </table:table-cell>
            <table:table-cell office:value-type="float" office:value="0.5" table:formula="of:=IF(ISNA([.L338]);0;[.L338]*[Referenties.$E$22])" table:style-name="ce19">
              <text:p>0,50</text:p>
            </table:table-cell>
            <table:table-cell office:value-type="float" office:value="51.1875" table:formula="of:=SUMIF([.V335:.AC338];&quot;&lt;&gt;#N/B&quot;)" table:style-name="ce18">
              <text:p>51,19</text:p>
            </table:table-cell>
            <table:table-cell table:number-columns-repeated="16354" table:style-name="ce9"/>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48">
            <text:p>KUC132 Onderhouden kiesrechtdistricten en bureaus</text:p>
          </table:table-cell>
          <table:table-cell table:style-name="ce84"/>
          <table:table-cell table:number-columns-repeated="2" table:style-name="ce49"/>
          <table:table-cell table:content-validation-name="val5" table:style-name="ce49"/>
          <table:table-cell office:value-type="float" office:value="50" table:style-name="ce33">
            <text:p>50</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10">
            <table:table-cell office:value-type="string" table:style-name="ce9">
              <text:p>KUC132 Onderhouden kiesrechtdistricten en bureaus</text:p>
            </table:table-cell>
            <table:table-cell office:value-type="float" office:value="1" table:style-name="ce83">
              <text:p>1</text:p>
            </table:table-cell>
            <table:table-cell office:value-type="string" table:style-name="ce9">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41];$$Size;0);MATCH([.K341];$$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5" table:formula="of:=IF(ISNA([.L341]);0;[.L341]*[Referenties.$E$14])" table:style-name="ce19">
              <text:p>5,00</text:p>
            </table:table-cell>
            <table:table-cell office:value-type="float" office:value="0.5" table:formula="of:=IF(ISNA([.L341]);0;[.L341]*[Referenties.$E$15])" table:style-name="ce19">
              <text:p>0,50</text:p>
            </table:table-cell>
            <table:table-cell office:value-type="float" office:value="1" table:formula="of:=IF(ISNA([.L341]);0;[.L341]*[Referenties.$E$16])" table:style-name="ce19">
              <text:p>1,00</text:p>
            </table:table-cell>
            <table:table-cell office:value-type="float" office:value="2" table:formula="of:=IF(ISNA([.L341]);0;[.L341]*[Referenties.$E$17])" table:style-name="ce19">
              <text:p>2,00</text:p>
            </table:table-cell>
            <table:table-cell office:value-type="float" office:value="2" table:formula="of:=IF(ISNA([.L341]);0;[.L341]*[Referenties.$E$18])" table:style-name="ce19">
              <text:p>2,00</text:p>
            </table:table-cell>
            <table:table-cell office:value-type="float" office:value="4" table:formula="of:=IF(ISNA([.L341]);0;[.L341]*[Referenties.$E$20])" table:style-name="ce19">
              <text:p>4,00</text:p>
            </table:table-cell>
            <table:table-cell office:value-type="float" office:value="1" table:formula="of:=IF(ISNA([.L341]);0;[.L341]*[Referenties.$E$21])" table:style-name="ce19">
              <text:p>1,00</text:p>
            </table:table-cell>
            <table:table-cell office:value-type="float" office:value="4" table:formula="of:=IF(ISNA([.L341]);0;[.L341]*[Referenties.$E$22])" table:style-name="ce19">
              <text:p>4,00</text:p>
            </table:table-cell>
            <table:table-cell table:style-name="ce18"/>
            <table:table-cell table:number-columns-repeated="16354" table:style-name="ce9"/>
          </table:table-row>
          <table:table-row table:style-name="ro10">
            <table:table-cell office:value-type="string" table:style-name="ce9">
              <text:p>KUC132 Onderhouden kiesrechtdistricten en bureaus</text:p>
            </table:table-cell>
            <table:table-cell office:value-type="float" office:value="2" table:style-name="ce83">
              <text:p>2</text:p>
            </table:table-cell>
            <table:table-cell office:value-type="string" table:style-name="ce9">
              <text:p>AF1 Indeling andere verkiezin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42];$$Size;0);MATCH([.K342];$$Complexity;0)+1)" table:style-name="ce60">
              <text:p>2</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5" table:formula="of:=IF(ISNA([.L342]);0;[.L342]*[Referenties.$E$14])" table:style-name="ce19">
              <text:p>5,00</text:p>
            </table:table-cell>
            <table:table-cell office:value-type="float" office:value="0.5" table:formula="of:=IF(ISNA([.L342]);0;[.L342]*[Referenties.$E$15])" table:style-name="ce19">
              <text:p>0,50</text:p>
            </table:table-cell>
            <table:table-cell office:value-type="float" office:value="1" table:formula="of:=IF(ISNA([.L342]);0;[.L342]*[Referenties.$E$16])" table:style-name="ce19">
              <text:p>1,00</text:p>
            </table:table-cell>
            <table:table-cell office:value-type="float" office:value="2" table:formula="of:=IF(ISNA([.L342]);0;[.L342]*[Referenties.$E$17])" table:style-name="ce19">
              <text:p>2,00</text:p>
            </table:table-cell>
            <table:table-cell office:value-type="float" office:value="2" table:formula="of:=IF(ISNA([.L342]);0;[.L342]*[Referenties.$E$18])" table:style-name="ce19">
              <text:p>2,00</text:p>
            </table:table-cell>
            <table:table-cell office:value-type="float" office:value="4" table:formula="of:=IF(ISNA([.L342]);0;[.L342]*[Referenties.$E$20])" table:style-name="ce19">
              <text:p>4,00</text:p>
            </table:table-cell>
            <table:table-cell office:value-type="float" office:value="1" table:formula="of:=IF(ISNA([.L342]);0;[.L342]*[Referenties.$E$21])" table:style-name="ce19">
              <text:p>1,00</text:p>
            </table:table-cell>
            <table:table-cell office:value-type="float" office:value="4" table:formula="of:=IF(ISNA([.L342]);0;[.L342]*[Referenties.$E$22])" table:style-name="ce19">
              <text:p>4,00</text:p>
            </table:table-cell>
            <table:table-cell table:style-name="ce18"/>
            <table:table-cell table:number-columns-repeated="16354" table:style-name="ce9"/>
          </table:table-row>
          <table:table-row table:style-name="ro10">
            <table:table-cell office:value-type="string" table:style-name="ce9">
              <text:p>KUC132 Onderhouden kiesrechtdistricten en bureaus</text:p>
            </table:table-cell>
            <table:table-cell office:value-type="float" office:value="3" table:style-name="ce83">
              <text:p>3</text:p>
            </table:table-cell>
            <table:table-cell office:value-type="string" table:style-name="ce9">
              <text:p>AF2 wijziging bestaande indelin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43];$$Size;0);MATCH([.K343];$$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2.5" table:formula="of:=IF(ISNA([.L343]);0;[.L343]*[Referenties.$E$14])" table:style-name="ce19">
              <text:p>2,50</text:p>
            </table:table-cell>
            <table:table-cell office:value-type="float" office:value="0.25" table:formula="of:=IF(ISNA([.L343]);0;[.L343]*[Referenties.$E$15])" table:style-name="ce19">
              <text:p>0,25</text:p>
            </table:table-cell>
            <table:table-cell office:value-type="float" office:value="0.5" table:formula="of:=IF(ISNA([.L343]);0;[.L343]*[Referenties.$E$16])" table:style-name="ce19">
              <text:p>0,50</text:p>
            </table:table-cell>
            <table:table-cell office:value-type="float" office:value="1" table:formula="of:=IF(ISNA([.L343]);0;[.L343]*[Referenties.$E$17])" table:style-name="ce19">
              <text:p>1,00</text:p>
            </table:table-cell>
            <table:table-cell office:value-type="float" office:value="1" table:formula="of:=IF(ISNA([.L343]);0;[.L343]*[Referenties.$E$18])" table:style-name="ce19">
              <text:p>1,00</text:p>
            </table:table-cell>
            <table:table-cell office:value-type="float" office:value="2" table:formula="of:=IF(ISNA([.L343]);0;[.L343]*[Referenties.$E$20])" table:style-name="ce19">
              <text:p>2,00</text:p>
            </table:table-cell>
            <table:table-cell office:value-type="float" office:value="0.5" table:formula="of:=IF(ISNA([.L343]);0;[.L343]*[Referenties.$E$21])" table:style-name="ce19">
              <text:p>0,50</text:p>
            </table:table-cell>
            <table:table-cell office:value-type="float" office:value="2" table:formula="of:=IF(ISNA([.L343]);0;[.L343]*[Referenties.$E$22])" table:style-name="ce19">
              <text:p>2,00</text:p>
            </table:table-cell>
            <table:table-cell table:style-name="ce18"/>
            <table:table-cell table:number-columns-repeated="16354" table:style-name="ce9"/>
          </table:table-row>
          <table:table-row table:style-name="ro10">
            <table:table-cell office:value-type="string" table:style-name="ce9">
              <text:p>KUC132 Onderhouden kiesrechtdistricten en bureaus</text:p>
            </table:table-cell>
            <table:table-cell office:value-type="float" office:value="4" table:style-name="ce83">
              <text:p>4</text:p>
            </table:table-cell>
            <table:table-cell office:value-type="string" table:style-name="ce9">
              <text:p>AF3, AF5 invoeren (mobiele) bureau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44];$$Size;0);MATCH([.K344];$$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2.5" table:formula="of:=IF(ISNA([.L344]);0;[.L344]*[Referenties.$E$14])" table:style-name="ce19">
              <text:p>2,50</text:p>
            </table:table-cell>
            <table:table-cell office:value-type="float" office:value="0.25" table:formula="of:=IF(ISNA([.L344]);0;[.L344]*[Referenties.$E$15])" table:style-name="ce19">
              <text:p>0,25</text:p>
            </table:table-cell>
            <table:table-cell office:value-type="float" office:value="0.5" table:formula="of:=IF(ISNA([.L344]);0;[.L344]*[Referenties.$E$16])" table:style-name="ce19">
              <text:p>0,50</text:p>
            </table:table-cell>
            <table:table-cell office:value-type="float" office:value="1" table:formula="of:=IF(ISNA([.L344]);0;[.L344]*[Referenties.$E$17])" table:style-name="ce19">
              <text:p>1,00</text:p>
            </table:table-cell>
            <table:table-cell office:value-type="float" office:value="1" table:formula="of:=IF(ISNA([.L344]);0;[.L344]*[Referenties.$E$18])" table:style-name="ce19">
              <text:p>1,00</text:p>
            </table:table-cell>
            <table:table-cell office:value-type="float" office:value="2" table:formula="of:=IF(ISNA([.L344]);0;[.L344]*[Referenties.$E$20])" table:style-name="ce19">
              <text:p>2,00</text:p>
            </table:table-cell>
            <table:table-cell office:value-type="float" office:value="0.5" table:formula="of:=IF(ISNA([.L344]);0;[.L344]*[Referenties.$E$21])" table:style-name="ce19">
              <text:p>0,50</text:p>
            </table:table-cell>
            <table:table-cell office:value-type="float" office:value="2" table:formula="of:=IF(ISNA([.L344]);0;[.L344]*[Referenties.$E$22])" table:style-name="ce19">
              <text:p>2,00</text:p>
            </table:table-cell>
            <table:table-cell table:style-name="ce18"/>
            <table:table-cell table:number-columns-repeated="16354" table:style-name="ce9"/>
          </table:table-row>
          <table:table-row table:style-name="ro10">
            <table:table-cell office:value-type="string" table:style-name="ce9">
              <text:p>KUC132 Onderhouden kiesrechtdistricten en bureaus</text:p>
            </table:table-cell>
            <table:table-cell office:value-type="float" office:value="5" table:style-name="ce83">
              <text:p>5</text:p>
            </table:table-cell>
            <table:table-cell office:value-type="string" table:style-name="ce9">
              <text:p>AF4 Indeling middels alternatieve selectie</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45];$$Size;0);MATCH([.K345];$$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2.5" table:formula="of:=IF(ISNA([.L345]);0;[.L345]*[Referenties.$E$14])" table:style-name="ce19">
              <text:p>2,50</text:p>
            </table:table-cell>
            <table:table-cell office:value-type="float" office:value="0.25" table:formula="of:=IF(ISNA([.L345]);0;[.L345]*[Referenties.$E$15])" table:style-name="ce19">
              <text:p>0,25</text:p>
            </table:table-cell>
            <table:table-cell office:value-type="float" office:value="0.5" table:formula="of:=IF(ISNA([.L345]);0;[.L345]*[Referenties.$E$16])" table:style-name="ce19">
              <text:p>0,50</text:p>
            </table:table-cell>
            <table:table-cell office:value-type="float" office:value="1" table:formula="of:=IF(ISNA([.L345]);0;[.L345]*[Referenties.$E$17])" table:style-name="ce19">
              <text:p>1,00</text:p>
            </table:table-cell>
            <table:table-cell office:value-type="float" office:value="1" table:formula="of:=IF(ISNA([.L345]);0;[.L345]*[Referenties.$E$18])" table:style-name="ce19">
              <text:p>1,00</text:p>
            </table:table-cell>
            <table:table-cell office:value-type="float" office:value="2" table:formula="of:=IF(ISNA([.L345]);0;[.L345]*[Referenties.$E$20])" table:style-name="ce19">
              <text:p>2,00</text:p>
            </table:table-cell>
            <table:table-cell office:value-type="float" office:value="0.5" table:formula="of:=IF(ISNA([.L345]);0;[.L345]*[Referenties.$E$21])" table:style-name="ce19">
              <text:p>0,50</text:p>
            </table:table-cell>
            <table:table-cell office:value-type="float" office:value="2" table:formula="of:=IF(ISNA([.L345]);0;[.L345]*[Referenties.$E$22])" table:style-name="ce19">
              <text:p>2,00</text:p>
            </table:table-cell>
            <table:table-cell table:style-name="ce18"/>
            <table:table-cell table:number-columns-repeated="16354" table:style-name="ce9"/>
          </table:table-row>
          <table:table-row table:style-name="ro10">
            <table:table-cell office:value-type="string" table:style-name="ce9">
              <text:p>KUC132 Onderhouden kiesrechtdistricten en bureaus</text:p>
            </table:table-cell>
            <table:table-cell office:value-type="float" office:value="6" table:style-name="ce83">
              <text:p>6</text:p>
            </table:table-cell>
            <table:table-cell office:value-type="string" table:style-name="ce9">
              <text:p>AF6 Vakspecialist acoordeert niet</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46];$$Size;0);MATCH([.K346];$$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46]);0;[.L346]*[Referenties.$E$14])" table:style-name="ce19">
              <text:p>0,63</text:p>
            </table:table-cell>
            <table:table-cell office:value-type="float" office:value="6.25E-2" table:formula="of:=IF(ISNA([.L346]);0;[.L346]*[Referenties.$E$15])" table:style-name="ce19">
              <text:p>0,06</text:p>
            </table:table-cell>
            <table:table-cell office:value-type="float" office:value="0.125" table:formula="of:=IF(ISNA([.L346]);0;[.L346]*[Referenties.$E$16])" table:style-name="ce19">
              <text:p>0,13</text:p>
            </table:table-cell>
            <table:table-cell office:value-type="float" office:value="0.25" table:formula="of:=IF(ISNA([.L346]);0;[.L346]*[Referenties.$E$17])" table:style-name="ce19">
              <text:p>0,25</text:p>
            </table:table-cell>
            <table:table-cell office:value-type="float" office:value="0.25" table:formula="of:=IF(ISNA([.L346]);0;[.L346]*[Referenties.$E$18])" table:style-name="ce19">
              <text:p>0,25</text:p>
            </table:table-cell>
            <table:table-cell office:value-type="float" office:value="0.5" table:formula="of:=IF(ISNA([.L346]);0;[.L346]*[Referenties.$E$20])" table:style-name="ce19">
              <text:p>0,50</text:p>
            </table:table-cell>
            <table:table-cell office:value-type="float" office:value="0.125" table:formula="of:=IF(ISNA([.L346]);0;[.L346]*[Referenties.$E$21])" table:style-name="ce19">
              <text:p>0,13</text:p>
            </table:table-cell>
            <table:table-cell office:value-type="float" office:value="0.5" table:formula="of:=IF(ISNA([.L346]);0;[.L346]*[Referenties.$E$22])" table:style-name="ce19">
              <text:p>0,50</text:p>
            </table:table-cell>
            <table:table-cell table:style-name="ce18"/>
            <table:table-cell table:number-columns-repeated="16354" table:style-name="ce9"/>
          </table:table-row>
          <table:table-row table:style-name="ro10">
            <table:table-cell office:value-type="string" table:style-name="ce9">
              <text:p>KUC132 Onderhouden kiesrechtdistricten en bureaus</text:p>
            </table:table-cell>
            <table:table-cell office:value-type="float" office:value="7" table:style-name="ce83">
              <text:p>7</text:p>
            </table:table-cell>
            <table:table-cell office:value-type="string" table:style-name="ce9">
              <text:p>AF7 niet opstellen besluit centraal stembureau</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47];$$Size;0);MATCH([.K347];$$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47]);0;[.L347]*[Referenties.$E$14])" table:style-name="ce19">
              <text:p>0,63</text:p>
            </table:table-cell>
            <table:table-cell office:value-type="float" office:value="6.25E-2" table:formula="of:=IF(ISNA([.L347]);0;[.L347]*[Referenties.$E$15])" table:style-name="ce19">
              <text:p>0,06</text:p>
            </table:table-cell>
            <table:table-cell office:value-type="float" office:value="0.125" table:formula="of:=IF(ISNA([.L347]);0;[.L347]*[Referenties.$E$16])" table:style-name="ce19">
              <text:p>0,13</text:p>
            </table:table-cell>
            <table:table-cell office:value-type="float" office:value="0.25" table:formula="of:=IF(ISNA([.L347]);0;[.L347]*[Referenties.$E$17])" table:style-name="ce19">
              <text:p>0,25</text:p>
            </table:table-cell>
            <table:table-cell office:value-type="float" office:value="0.25" table:formula="of:=IF(ISNA([.L347]);0;[.L347]*[Referenties.$E$18])" table:style-name="ce19">
              <text:p>0,25</text:p>
            </table:table-cell>
            <table:table-cell office:value-type="float" office:value="0.5" table:formula="of:=IF(ISNA([.L347]);0;[.L347]*[Referenties.$E$20])" table:style-name="ce19">
              <text:p>0,50</text:p>
            </table:table-cell>
            <table:table-cell office:value-type="float" office:value="0.125" table:formula="of:=IF(ISNA([.L347]);0;[.L347]*[Referenties.$E$21])" table:style-name="ce19">
              <text:p>0,13</text:p>
            </table:table-cell>
            <table:table-cell office:value-type="float" office:value="0.5" table:formula="of:=IF(ISNA([.L347]);0;[.L347]*[Referenties.$E$22])" table:style-name="ce19">
              <text:p>0,50</text:p>
            </table:table-cell>
            <table:table-cell table:style-name="ce18"/>
            <table:table-cell table:number-columns-repeated="16354" table:style-name="ce9"/>
          </table:table-row>
          <table:table-row table:style-name="ro10">
            <table:table-cell office:value-type="string" table:style-name="ce9">
              <text:p>KUC132 Onderhouden kiesrechtdistricten en bureaus</text:p>
            </table:table-cell>
            <table:table-cell office:value-type="float" office:value="8" table:style-name="ce83">
              <text:p>8</text:p>
            </table:table-cell>
            <table:table-cell office:value-type="string" table:style-name="ce9">
              <text:p>AF8 en AF9 creëren, printen document (uit KUC200)</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48];$$Size;0);MATCH([.K348];$$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N.v.t.</text:p>
            </table:table-cell>
            <table:table-cell table:content-validation-name="val6" table:style-name="ce131"/>
            <table:table-cell office:value-type="float" office:value="0.625" table:formula="of:=IF(ISNA([.L348]);0;[.L348]*[Referenties.$E$14])" table:style-name="ce19">
              <text:p>0,63</text:p>
            </table:table-cell>
            <table:table-cell office:value-type="float" office:value="6.25E-2" table:formula="of:=IF(ISNA([.L348]);0;[.L348]*[Referenties.$E$15])" table:style-name="ce19">
              <text:p>0,06</text:p>
            </table:table-cell>
            <table:table-cell office:value-type="float" office:value="0.125" table:formula="of:=IF(ISNA([.L348]);0;[.L348]*[Referenties.$E$16])" table:style-name="ce19">
              <text:p>0,13</text:p>
            </table:table-cell>
            <table:table-cell office:value-type="float" office:value="0.25" table:formula="of:=IF(ISNA([.L348]);0;[.L348]*[Referenties.$E$17])" table:style-name="ce19">
              <text:p>0,25</text:p>
            </table:table-cell>
            <table:table-cell office:value-type="float" office:value="0.25" table:formula="of:=IF(ISNA([.L348]);0;[.L348]*[Referenties.$E$18])" table:style-name="ce19">
              <text:p>0,25</text:p>
            </table:table-cell>
            <table:table-cell office:value-type="float" office:value="0.5" table:formula="of:=IF(ISNA([.L348]);0;[.L348]*[Referenties.$E$20])" table:style-name="ce19">
              <text:p>0,50</text:p>
            </table:table-cell>
            <table:table-cell office:value-type="float" office:value="0.125" table:formula="of:=IF(ISNA([.L348]);0;[.L348]*[Referenties.$E$21])" table:style-name="ce19">
              <text:p>0,13</text:p>
            </table:table-cell>
            <table:table-cell office:value-type="float" office:value="0.5" table:formula="of:=IF(ISNA([.L348]);0;[.L348]*[Referenties.$E$22])" table:style-name="ce19">
              <text:p>0,50</text:p>
            </table:table-cell>
            <table:table-cell office:value-type="float" office:value="75.5625" table:formula="of:=SUMIF([.V341:.AC348];&quot;&lt;&gt;#N/B&quot;)" table:style-name="ce18">
              <text:p>75,56</text:p>
            </table:table-cell>
            <table:table-cell table:number-columns-repeated="16354" table:style-name="ce9"/>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48">
            <text:p>KUC133 Voorbereiden nieuwe verkiezingen</text:p>
          </table:table-cell>
          <table:table-cell table:style-name="ce84"/>
          <table:table-cell table:number-columns-repeated="2" table:style-name="ce49"/>
          <table:table-cell table:content-validation-name="val5" table:style-name="ce49"/>
          <table:table-cell office:value-type="float" office:value="48" table:style-name="ce33">
            <text:p>48</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3">
            <table:table-cell office:value-type="string" table:style-name="ce9">
              <text:p>KUC133 Registreren nieuwe verkiezing</text:p>
            </table:table-cell>
            <table:table-cell office:value-type="float" office:value="1" table:style-name="ce83">
              <text:p>1</text:p>
            </table:table-cell>
            <table:table-cell office:value-type="string" table:style-name="ce9">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51];$$Size;0);MATCH([.K351];$$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5" table:formula="of:=IF(ISNA([.L351]);0;[.L351]*[Referenties.$E$14])" table:style-name="ce19">
              <text:p>5,00</text:p>
            </table:table-cell>
            <table:table-cell office:value-type="float" office:value="0.5" table:formula="of:=IF(ISNA([.L351]);0;[.L351]*[Referenties.$E$15])" table:style-name="ce19">
              <text:p>0,50</text:p>
            </table:table-cell>
            <table:table-cell office:value-type="float" office:value="1" table:formula="of:=IF(ISNA([.L351]);0;[.L351]*[Referenties.$E$16])" table:style-name="ce19">
              <text:p>1,00</text:p>
            </table:table-cell>
            <table:table-cell office:value-type="float" office:value="2" table:formula="of:=IF(ISNA([.L351]);0;[.L351]*[Referenties.$E$17])" table:style-name="ce19">
              <text:p>2,00</text:p>
            </table:table-cell>
            <table:table-cell office:value-type="float" office:value="2" table:formula="of:=IF(ISNA([.L351]);0;[.L351]*[Referenties.$E$18])" table:style-name="ce19">
              <text:p>2,00</text:p>
            </table:table-cell>
            <table:table-cell office:value-type="float" office:value="4" table:formula="of:=IF(ISNA([.L351]);0;[.L351]*[Referenties.$E$20])" table:style-name="ce19">
              <text:p>4,00</text:p>
            </table:table-cell>
            <table:table-cell office:value-type="float" office:value="1" table:formula="of:=IF(ISNA([.L351]);0;[.L351]*[Referenties.$E$21])" table:style-name="ce19">
              <text:p>1,00</text:p>
            </table:table-cell>
            <table:table-cell office:value-type="float" office:value="4" table:formula="of:=IF(ISNA([.L351]);0;[.L351]*[Referenties.$E$22])" table:style-name="ce19">
              <text:p>4,00</text:p>
            </table:table-cell>
            <table:table-cell table:style-name="ce18"/>
            <table:table-cell table:number-columns-repeated="16354" table:style-name="ce9"/>
          </table:table-row>
          <table:table-row table:style-name="ro10">
            <table:table-cell office:value-type="string" table:style-name="ce9">
              <text:p>KUC133 Registreren nieuwe verkiezing</text:p>
            </table:table-cell>
            <table:table-cell office:value-type="float" office:value="2" table:style-name="ce83">
              <text:p>2</text:p>
            </table:table-cell>
            <table:table-cell office:value-type="string" table:style-name="ce9">
              <text:p><text:s/>AF3 campagnelocaties en AF5 verkiezingskalender</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52];$$Size;0);MATCH([.K352];$$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2.5" table:formula="of:=IF(ISNA([.L352]);0;[.L352]*[Referenties.$E$14])" table:style-name="ce19">
              <text:p>2,50</text:p>
            </table:table-cell>
            <table:table-cell office:value-type="float" office:value="0.25" table:formula="of:=IF(ISNA([.L352]);0;[.L352]*[Referenties.$E$15])" table:style-name="ce19">
              <text:p>0,25</text:p>
            </table:table-cell>
            <table:table-cell office:value-type="float" office:value="0.5" table:formula="of:=IF(ISNA([.L352]);0;[.L352]*[Referenties.$E$16])" table:style-name="ce19">
              <text:p>0,50</text:p>
            </table:table-cell>
            <table:table-cell office:value-type="float" office:value="1" table:formula="of:=IF(ISNA([.L352]);0;[.L352]*[Referenties.$E$17])" table:style-name="ce19">
              <text:p>1,00</text:p>
            </table:table-cell>
            <table:table-cell office:value-type="float" office:value="1" table:formula="of:=IF(ISNA([.L352]);0;[.L352]*[Referenties.$E$18])" table:style-name="ce19">
              <text:p>1,00</text:p>
            </table:table-cell>
            <table:table-cell office:value-type="float" office:value="2" table:formula="of:=IF(ISNA([.L352]);0;[.L352]*[Referenties.$E$20])" table:style-name="ce19">
              <text:p>2,00</text:p>
            </table:table-cell>
            <table:table-cell office:value-type="float" office:value="0.5" table:formula="of:=IF(ISNA([.L352]);0;[.L352]*[Referenties.$E$21])" table:style-name="ce19">
              <text:p>0,50</text:p>
            </table:table-cell>
            <table:table-cell office:value-type="float" office:value="2" table:formula="of:=IF(ISNA([.L352]);0;[.L352]*[Referenties.$E$22])" table:style-name="ce19">
              <text:p>2,00</text:p>
            </table:table-cell>
            <table:table-cell table:style-name="ce18"/>
            <table:table-cell table:number-columns-repeated="16354" table:style-name="ce9"/>
          </table:table-row>
          <table:table-row table:style-name="ro10">
            <table:table-cell office:value-type="string" table:style-name="ce9">
              <text:p>KUC133 Registreren nieuwe verkiezing</text:p>
            </table:table-cell>
            <table:table-cell office:value-type="float" office:value="3" table:style-name="ce83">
              <text:p>3</text:p>
            </table:table-cell>
            <table:table-cell office:value-type="string" table:style-name="ce9">
              <text:p>AF4 Stempass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53];$$Size;0);MATCH([.K353];$$Complexity;0)+1)" table:style-name="ce60">
              <text:p>2</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5" table:formula="of:=IF(ISNA([.L353]);0;[.L353]*[Referenties.$E$14])" table:style-name="ce19">
              <text:p>5,00</text:p>
            </table:table-cell>
            <table:table-cell office:value-type="float" office:value="0.5" table:formula="of:=IF(ISNA([.L353]);0;[.L353]*[Referenties.$E$15])" table:style-name="ce19">
              <text:p>0,50</text:p>
            </table:table-cell>
            <table:table-cell office:value-type="float" office:value="1" table:formula="of:=IF(ISNA([.L353]);0;[.L353]*[Referenties.$E$16])" table:style-name="ce19">
              <text:p>1,00</text:p>
            </table:table-cell>
            <table:table-cell office:value-type="float" office:value="2" table:formula="of:=IF(ISNA([.L353]);0;[.L353]*[Referenties.$E$17])" table:style-name="ce19">
              <text:p>2,00</text:p>
            </table:table-cell>
            <table:table-cell office:value-type="float" office:value="2" table:formula="of:=IF(ISNA([.L353]);0;[.L353]*[Referenties.$E$18])" table:style-name="ce19">
              <text:p>2,00</text:p>
            </table:table-cell>
            <table:table-cell office:value-type="float" office:value="4" table:formula="of:=IF(ISNA([.L353]);0;[.L353]*[Referenties.$E$20])" table:style-name="ce19">
              <text:p>4,00</text:p>
            </table:table-cell>
            <table:table-cell office:value-type="float" office:value="1" table:formula="of:=IF(ISNA([.L353]);0;[.L353]*[Referenties.$E$21])" table:style-name="ce19">
              <text:p>1,00</text:p>
            </table:table-cell>
            <table:table-cell office:value-type="float" office:value="4" table:formula="of:=IF(ISNA([.L353]);0;[.L353]*[Referenties.$E$22])" table:style-name="ce19">
              <text:p>4,00</text:p>
            </table:table-cell>
            <table:table-cell table:style-name="ce18"/>
            <table:table-cell table:number-columns-repeated="16354" table:style-name="ce9"/>
          </table:table-row>
          <table:table-row table:style-name="ro10">
            <table:table-cell office:value-type="string" table:style-name="ce9">
              <text:p>KUC133 Registreren nieuwe verkiezing</text:p>
            </table:table-cell>
            <table:table-cell office:value-type="float" office:value="4" table:style-name="ce83">
              <text:p>4</text:p>
            </table:table-cell>
            <table:table-cell office:value-type="string" table:style-name="ce9">
              <text:p>AF6 tm AF10 aanmaken, tonen ander type verkiezin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54];$$Size;0);MATCH([.K354];$$Complexity;0)+1)" table:style-name="ce60">
              <text:p>2</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5" table:formula="of:=IF(ISNA([.L354]);0;[.L354]*[Referenties.$E$14])" table:style-name="ce19">
              <text:p>5,00</text:p>
            </table:table-cell>
            <table:table-cell office:value-type="float" office:value="0.5" table:formula="of:=IF(ISNA([.L354]);0;[.L354]*[Referenties.$E$15])" table:style-name="ce19">
              <text:p>0,50</text:p>
            </table:table-cell>
            <table:table-cell office:value-type="float" office:value="1" table:formula="of:=IF(ISNA([.L354]);0;[.L354]*[Referenties.$E$16])" table:style-name="ce19">
              <text:p>1,00</text:p>
            </table:table-cell>
            <table:table-cell office:value-type="float" office:value="2" table:formula="of:=IF(ISNA([.L354]);0;[.L354]*[Referenties.$E$17])" table:style-name="ce19">
              <text:p>2,00</text:p>
            </table:table-cell>
            <table:table-cell office:value-type="float" office:value="2" table:formula="of:=IF(ISNA([.L354]);0;[.L354]*[Referenties.$E$18])" table:style-name="ce19">
              <text:p>2,00</text:p>
            </table:table-cell>
            <table:table-cell office:value-type="float" office:value="4" table:formula="of:=IF(ISNA([.L354]);0;[.L354]*[Referenties.$E$20])" table:style-name="ce19">
              <text:p>4,00</text:p>
            </table:table-cell>
            <table:table-cell office:value-type="float" office:value="1" table:formula="of:=IF(ISNA([.L354]);0;[.L354]*[Referenties.$E$21])" table:style-name="ce19">
              <text:p>1,00</text:p>
            </table:table-cell>
            <table:table-cell office:value-type="float" office:value="4" table:formula="of:=IF(ISNA([.L354]);0;[.L354]*[Referenties.$E$22])" table:style-name="ce19">
              <text:p>4,00</text:p>
            </table:table-cell>
            <table:table-cell table:style-name="ce18"/>
            <table:table-cell table:number-columns-repeated="16354" table:style-name="ce9"/>
          </table:table-row>
          <table:table-row table:style-name="ro10">
            <table:table-cell office:value-type="string" table:style-name="ce9">
              <text:p>KUC133 Registreren nieuwe verkiezing</text:p>
            </table:table-cell>
            <table:table-cell office:value-type="float" office:value="5" table:style-name="ce83">
              <text:p>5</text:p>
            </table:table-cell>
            <table:table-cell office:value-type="string" table:style-name="ce9">
              <text:p>AF1 Onderhouden stembureaus, AF11 wijzigen stembureaus AF30 Indeling kiezer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55];$$Size;0);MATCH([.K355];$$Complexity;0)+1)" table:style-name="ce60">
              <text:p>2</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5" table:formula="of:=IF(ISNA([.L355]);0;[.L355]*[Referenties.$E$14])" table:style-name="ce19">
              <text:p>5,00</text:p>
            </table:table-cell>
            <table:table-cell office:value-type="float" office:value="0.5" table:formula="of:=IF(ISNA([.L355]);0;[.L355]*[Referenties.$E$15])" table:style-name="ce19">
              <text:p>0,50</text:p>
            </table:table-cell>
            <table:table-cell office:value-type="float" office:value="1" table:formula="of:=IF(ISNA([.L355]);0;[.L355]*[Referenties.$E$16])" table:style-name="ce19">
              <text:p>1,00</text:p>
            </table:table-cell>
            <table:table-cell office:value-type="float" office:value="2" table:formula="of:=IF(ISNA([.L355]);0;[.L355]*[Referenties.$E$17])" table:style-name="ce19">
              <text:p>2,00</text:p>
            </table:table-cell>
            <table:table-cell office:value-type="float" office:value="2" table:formula="of:=IF(ISNA([.L355]);0;[.L355]*[Referenties.$E$18])" table:style-name="ce19">
              <text:p>2,00</text:p>
            </table:table-cell>
            <table:table-cell office:value-type="float" office:value="4" table:formula="of:=IF(ISNA([.L355]);0;[.L355]*[Referenties.$E$20])" table:style-name="ce19">
              <text:p>4,00</text:p>
            </table:table-cell>
            <table:table-cell office:value-type="float" office:value="1" table:formula="of:=IF(ISNA([.L355]);0;[.L355]*[Referenties.$E$21])" table:style-name="ce19">
              <text:p>1,00</text:p>
            </table:table-cell>
            <table:table-cell office:value-type="float" office:value="4" table:formula="of:=IF(ISNA([.L355]);0;[.L355]*[Referenties.$E$22])" table:style-name="ce19">
              <text:p>4,00</text:p>
            </table:table-cell>
            <table:table-cell table:style-name="ce18"/>
            <table:table-cell table:number-columns-repeated="16354" table:style-name="ce9"/>
          </table:table-row>
          <table:table-row table:style-name="ro10">
            <table:table-cell office:value-type="string" table:style-name="ce9">
              <text:p>KUC133 Registreren nieuwe verkiezing</text:p>
            </table:table-cell>
            <table:table-cell office:value-type="float" office:value="6" table:style-name="ce83">
              <text:p>6</text:p>
            </table:table-cell>
            <table:table-cell office:value-type="string" table:style-name="ce9">
              <text:p>AF2, AF12, AF13 registratie politieke groeperin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56];$$Size;0);MATCH([.K356];$$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2.5" table:formula="of:=IF(ISNA([.L356]);0;[.L356]*[Referenties.$E$14])" table:style-name="ce19">
              <text:p>2,50</text:p>
            </table:table-cell>
            <table:table-cell office:value-type="float" office:value="0.25" table:formula="of:=IF(ISNA([.L356]);0;[.L356]*[Referenties.$E$15])" table:style-name="ce19">
              <text:p>0,25</text:p>
            </table:table-cell>
            <table:table-cell office:value-type="float" office:value="0.5" table:formula="of:=IF(ISNA([.L356]);0;[.L356]*[Referenties.$E$16])" table:style-name="ce19">
              <text:p>0,50</text:p>
            </table:table-cell>
            <table:table-cell office:value-type="float" office:value="1" table:formula="of:=IF(ISNA([.L356]);0;[.L356]*[Referenties.$E$17])" table:style-name="ce19">
              <text:p>1,00</text:p>
            </table:table-cell>
            <table:table-cell office:value-type="float" office:value="1" table:formula="of:=IF(ISNA([.L356]);0;[.L356]*[Referenties.$E$18])" table:style-name="ce19">
              <text:p>1,00</text:p>
            </table:table-cell>
            <table:table-cell office:value-type="float" office:value="2" table:formula="of:=IF(ISNA([.L356]);0;[.L356]*[Referenties.$E$20])" table:style-name="ce19">
              <text:p>2,00</text:p>
            </table:table-cell>
            <table:table-cell office:value-type="float" office:value="0.5" table:formula="of:=IF(ISNA([.L356]);0;[.L356]*[Referenties.$E$21])" table:style-name="ce19">
              <text:p>0,50</text:p>
            </table:table-cell>
            <table:table-cell office:value-type="float" office:value="2" table:formula="of:=IF(ISNA([.L356]);0;[.L356]*[Referenties.$E$22])" table:style-name="ce19">
              <text:p>2,00</text:p>
            </table:table-cell>
            <table:table-cell table:style-name="ce18"/>
            <table:table-cell table:number-columns-repeated="16354" table:style-name="ce9"/>
          </table:table-row>
          <table:table-row table:style-name="ro10">
            <table:table-cell office:value-type="string" table:style-name="ce9">
              <text:p>KUC133 Registreren nieuwe verkiezing</text:p>
            </table:table-cell>
            <table:table-cell office:value-type="float" office:value="7" table:style-name="ce83">
              <text:p>7</text:p>
            </table:table-cell>
            <table:table-cell office:value-type="string" table:style-name="ce9">
              <text:p>AF14, AF15 onderzoek kandidat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57];$$Size;0);MATCH([.K357];$$Complexity;0)+1)" table:style-name="ce60">
              <text:p>2</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5" table:formula="of:=IF(ISNA([.L357]);0;[.L357]*[Referenties.$E$14])" table:style-name="ce19">
              <text:p>5,00</text:p>
            </table:table-cell>
            <table:table-cell office:value-type="float" office:value="0.5" table:formula="of:=IF(ISNA([.L357]);0;[.L357]*[Referenties.$E$15])" table:style-name="ce19">
              <text:p>0,50</text:p>
            </table:table-cell>
            <table:table-cell office:value-type="float" office:value="1" table:formula="of:=IF(ISNA([.L357]);0;[.L357]*[Referenties.$E$16])" table:style-name="ce19">
              <text:p>1,00</text:p>
            </table:table-cell>
            <table:table-cell office:value-type="float" office:value="2" table:formula="of:=IF(ISNA([.L357]);0;[.L357]*[Referenties.$E$17])" table:style-name="ce19">
              <text:p>2,00</text:p>
            </table:table-cell>
            <table:table-cell office:value-type="float" office:value="2" table:formula="of:=IF(ISNA([.L357]);0;[.L357]*[Referenties.$E$18])" table:style-name="ce19">
              <text:p>2,00</text:p>
            </table:table-cell>
            <table:table-cell office:value-type="float" office:value="4" table:formula="of:=IF(ISNA([.L357]);0;[.L357]*[Referenties.$E$20])" table:style-name="ce19">
              <text:p>4,00</text:p>
            </table:table-cell>
            <table:table-cell office:value-type="float" office:value="1" table:formula="of:=IF(ISNA([.L357]);0;[.L357]*[Referenties.$E$21])" table:style-name="ce19">
              <text:p>1,00</text:p>
            </table:table-cell>
            <table:table-cell office:value-type="float" office:value="4" table:formula="of:=IF(ISNA([.L357]);0;[.L357]*[Referenties.$E$22])" table:style-name="ce19">
              <text:p>4,00</text:p>
            </table:table-cell>
            <table:table-cell table:style-name="ce18"/>
            <table:table-cell table:number-columns-repeated="16354" table:style-name="ce9"/>
          </table:table-row>
          <table:table-row table:style-name="ro10">
            <table:table-cell office:value-type="string" table:style-name="ce9">
              <text:p>KUC133 Registreren nieuwe verkiezing</text:p>
            </table:table-cell>
            <table:table-cell office:value-type="float" office:value="8" table:style-name="ce83">
              <text:p>8</text:p>
            </table:table-cell>
            <table:table-cell office:value-type="string" table:style-name="ce9">
              <text:p>AF16 tm 21 bewerkingen stempass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58];$$Size;0);MATCH([.K358];$$Complexity;0)+1)" table:style-name="ce60">
              <text:p>2</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5" table:formula="of:=IF(ISNA([.L358]);0;[.L358]*[Referenties.$E$14])" table:style-name="ce19">
              <text:p>5,00</text:p>
            </table:table-cell>
            <table:table-cell office:value-type="float" office:value="0.5" table:formula="of:=IF(ISNA([.L358]);0;[.L358]*[Referenties.$E$15])" table:style-name="ce19">
              <text:p>0,50</text:p>
            </table:table-cell>
            <table:table-cell office:value-type="float" office:value="1" table:formula="of:=IF(ISNA([.L358]);0;[.L358]*[Referenties.$E$16])" table:style-name="ce19">
              <text:p>1,00</text:p>
            </table:table-cell>
            <table:table-cell office:value-type="float" office:value="2" table:formula="of:=IF(ISNA([.L358]);0;[.L358]*[Referenties.$E$17])" table:style-name="ce19">
              <text:p>2,00</text:p>
            </table:table-cell>
            <table:table-cell office:value-type="float" office:value="2" table:formula="of:=IF(ISNA([.L358]);0;[.L358]*[Referenties.$E$18])" table:style-name="ce19">
              <text:p>2,00</text:p>
            </table:table-cell>
            <table:table-cell office:value-type="float" office:value="4" table:formula="of:=IF(ISNA([.L358]);0;[.L358]*[Referenties.$E$20])" table:style-name="ce19">
              <text:p>4,00</text:p>
            </table:table-cell>
            <table:table-cell office:value-type="float" office:value="1" table:formula="of:=IF(ISNA([.L358]);0;[.L358]*[Referenties.$E$21])" table:style-name="ce19">
              <text:p>1,00</text:p>
            </table:table-cell>
            <table:table-cell office:value-type="float" office:value="4" table:formula="of:=IF(ISNA([.L358]);0;[.L358]*[Referenties.$E$22])" table:style-name="ce19">
              <text:p>4,00</text:p>
            </table:table-cell>
            <table:table-cell table:style-name="ce18"/>
            <table:table-cell table:number-columns-repeated="16354" table:style-name="ce9"/>
          </table:table-row>
          <table:table-row table:style-name="ro10">
            <table:table-cell office:value-type="string" table:style-name="ce9">
              <text:p>KUC133 Registreren nieuwe verkiezing</text:p>
            </table:table-cell>
            <table:table-cell office:value-type="float" office:value="9" table:style-name="ce83">
              <text:p>9</text:p>
            </table:table-cell>
            <table:table-cell office:value-type="string" table:style-name="ce9">
              <text:p>AF22 gebruik stemcomputer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59];$$Size;0);MATCH([.K359];$$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59]);0;[.L359]*[Referenties.$E$14])" table:style-name="ce19">
              <text:p>0,63</text:p>
            </table:table-cell>
            <table:table-cell office:value-type="float" office:value="6.25E-2" table:formula="of:=IF(ISNA([.L359]);0;[.L359]*[Referenties.$E$15])" table:style-name="ce19">
              <text:p>0,06</text:p>
            </table:table-cell>
            <table:table-cell office:value-type="float" office:value="0.125" table:formula="of:=IF(ISNA([.L359]);0;[.L359]*[Referenties.$E$16])" table:style-name="ce19">
              <text:p>0,13</text:p>
            </table:table-cell>
            <table:table-cell office:value-type="float" office:value="0.25" table:formula="of:=IF(ISNA([.L359]);0;[.L359]*[Referenties.$E$17])" table:style-name="ce19">
              <text:p>0,25</text:p>
            </table:table-cell>
            <table:table-cell office:value-type="float" office:value="0.25" table:formula="of:=IF(ISNA([.L359]);0;[.L359]*[Referenties.$E$18])" table:style-name="ce19">
              <text:p>0,25</text:p>
            </table:table-cell>
            <table:table-cell office:value-type="float" office:value="0.5" table:formula="of:=IF(ISNA([.L359]);0;[.L359]*[Referenties.$E$20])" table:style-name="ce19">
              <text:p>0,50</text:p>
            </table:table-cell>
            <table:table-cell office:value-type="float" office:value="0.125" table:formula="of:=IF(ISNA([.L359]);0;[.L359]*[Referenties.$E$21])" table:style-name="ce19">
              <text:p>0,13</text:p>
            </table:table-cell>
            <table:table-cell office:value-type="float" office:value="0.5" table:formula="of:=IF(ISNA([.L359]);0;[.L359]*[Referenties.$E$22])" table:style-name="ce19">
              <text:p>0,50</text:p>
            </table:table-cell>
            <table:table-cell table:style-name="ce18"/>
            <table:table-cell table:number-columns-repeated="16354" table:style-name="ce9"/>
          </table:table-row>
          <table:table-row table:style-name="ro10">
            <table:table-cell office:value-type="string" table:style-name="ce9">
              <text:p>KUC133 Registreren nieuwe verkiezing</text:p>
            </table:table-cell>
            <table:table-cell office:value-type="float" office:value="10" table:style-name="ce83">
              <text:p>10</text:p>
            </table:table-cell>
            <table:table-cell office:value-type="string" table:style-name="ce9">
              <text:p>AF23 t/m AF25, AF31 verblijfstitelbestand niet nodig of te laat</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360];$$Size;0);MATCH([.K360];$$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1.25" table:formula="of:=IF(ISNA([.L360]);0;[.L360]*[Referenties.$E$14])" table:style-name="ce19">
              <text:p>1,25</text:p>
            </table:table-cell>
            <table:table-cell office:value-type="float" office:value="0.125" table:formula="of:=IF(ISNA([.L360]);0;[.L360]*[Referenties.$E$15])" table:style-name="ce19">
              <text:p>0,13</text:p>
            </table:table-cell>
            <table:table-cell office:value-type="float" office:value="0.25" table:formula="of:=IF(ISNA([.L360]);0;[.L360]*[Referenties.$E$16])" table:style-name="ce19">
              <text:p>0,25</text:p>
            </table:table-cell>
            <table:table-cell office:value-type="float" office:value="0.5" table:formula="of:=IF(ISNA([.L360]);0;[.L360]*[Referenties.$E$17])" table:style-name="ce19">
              <text:p>0,50</text:p>
            </table:table-cell>
            <table:table-cell office:value-type="float" office:value="0.5" table:formula="of:=IF(ISNA([.L360]);0;[.L360]*[Referenties.$E$18])" table:style-name="ce19">
              <text:p>0,50</text:p>
            </table:table-cell>
            <table:table-cell office:value-type="float" office:value="1" table:formula="of:=IF(ISNA([.L360]);0;[.L360]*[Referenties.$E$20])" table:style-name="ce19">
              <text:p>1,00</text:p>
            </table:table-cell>
            <table:table-cell office:value-type="float" office:value="0.25" table:formula="of:=IF(ISNA([.L360]);0;[.L360]*[Referenties.$E$21])" table:style-name="ce19">
              <text:p>0,25</text:p>
            </table:table-cell>
            <table:table-cell office:value-type="float" office:value="1" table:formula="of:=IF(ISNA([.L360]);0;[.L360]*[Referenties.$E$22])" table:style-name="ce19">
              <text:p>1,00</text:p>
            </table:table-cell>
            <table:table-cell table:style-name="ce18"/>
            <table:table-cell table:number-columns-repeated="16354" table:style-name="ce9"/>
          </table:table-row>
          <table:table-row table:style-name="ro10">
            <table:table-cell office:value-type="string" table:style-name="ce9">
              <text:p>KUC133 Registreren nieuwe verkiezing</text:p>
            </table:table-cell>
            <table:table-cell office:value-type="float" office:value="11" table:style-name="ce83">
              <text:p>11</text:p>
            </table:table-cell>
            <table:table-cell office:value-type="string" table:style-name="ce9">
              <text:p>AF26 herstel afdrukbestand</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361];$$Size;0);MATCH([.K361];$$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1.25" table:formula="of:=IF(ISNA([.L361]);0;[.L361]*[Referenties.$E$14])" table:style-name="ce19">
              <text:p>1,25</text:p>
            </table:table-cell>
            <table:table-cell office:value-type="float" office:value="0.125" table:formula="of:=IF(ISNA([.L361]);0;[.L361]*[Referenties.$E$15])" table:style-name="ce19">
              <text:p>0,13</text:p>
            </table:table-cell>
            <table:table-cell office:value-type="float" office:value="0.25" table:formula="of:=IF(ISNA([.L361]);0;[.L361]*[Referenties.$E$16])" table:style-name="ce19">
              <text:p>0,25</text:p>
            </table:table-cell>
            <table:table-cell office:value-type="float" office:value="0.5" table:formula="of:=IF(ISNA([.L361]);0;[.L361]*[Referenties.$E$17])" table:style-name="ce19">
              <text:p>0,50</text:p>
            </table:table-cell>
            <table:table-cell office:value-type="float" office:value="0.5" table:formula="of:=IF(ISNA([.L361]);0;[.L361]*[Referenties.$E$18])" table:style-name="ce19">
              <text:p>0,50</text:p>
            </table:table-cell>
            <table:table-cell office:value-type="float" office:value="1" table:formula="of:=IF(ISNA([.L361]);0;[.L361]*[Referenties.$E$20])" table:style-name="ce19">
              <text:p>1,00</text:p>
            </table:table-cell>
            <table:table-cell office:value-type="float" office:value="0.25" table:formula="of:=IF(ISNA([.L361]);0;[.L361]*[Referenties.$E$21])" table:style-name="ce19">
              <text:p>0,25</text:p>
            </table:table-cell>
            <table:table-cell office:value-type="float" office:value="1" table:formula="of:=IF(ISNA([.L361]);0;[.L361]*[Referenties.$E$22])" table:style-name="ce19">
              <text:p>1,00</text:p>
            </table:table-cell>
            <table:table-cell table:style-name="ce18"/>
            <table:table-cell table:number-columns-repeated="16354" table:style-name="ce9"/>
          </table:table-row>
          <table:table-row table:style-name="ro10">
            <table:table-cell office:value-type="string" table:style-name="ce9">
              <text:p>KUC133 Registreren nieuwe verkiezing</text:p>
            </table:table-cell>
            <table:table-cell office:value-type="float" office:value="12" table:style-name="ce83">
              <text:p>12</text:p>
            </table:table-cell>
            <table:table-cell office:value-type="string" table:style-name="ce9">
              <text:p>AF27 Vakspecialist keurt af.</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62];$$Size;0);MATCH([.K362];$$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62]);0;[.L362]*[Referenties.$E$14])" table:style-name="ce19">
              <text:p>0,63</text:p>
            </table:table-cell>
            <table:table-cell office:value-type="float" office:value="6.25E-2" table:formula="of:=IF(ISNA([.L362]);0;[.L362]*[Referenties.$E$15])" table:style-name="ce19">
              <text:p>0,06</text:p>
            </table:table-cell>
            <table:table-cell office:value-type="float" office:value="0.125" table:formula="of:=IF(ISNA([.L362]);0;[.L362]*[Referenties.$E$16])" table:style-name="ce19">
              <text:p>0,13</text:p>
            </table:table-cell>
            <table:table-cell office:value-type="float" office:value="0.25" table:formula="of:=IF(ISNA([.L362]);0;[.L362]*[Referenties.$E$17])" table:style-name="ce19">
              <text:p>0,25</text:p>
            </table:table-cell>
            <table:table-cell office:value-type="float" office:value="0.25" table:formula="of:=IF(ISNA([.L362]);0;[.L362]*[Referenties.$E$18])" table:style-name="ce19">
              <text:p>0,25</text:p>
            </table:table-cell>
            <table:table-cell office:value-type="float" office:value="0.5" table:formula="of:=IF(ISNA([.L362]);0;[.L362]*[Referenties.$E$20])" table:style-name="ce19">
              <text:p>0,50</text:p>
            </table:table-cell>
            <table:table-cell office:value-type="float" office:value="0.125" table:formula="of:=IF(ISNA([.L362]);0;[.L362]*[Referenties.$E$21])" table:style-name="ce19">
              <text:p>0,13</text:p>
            </table:table-cell>
            <table:table-cell office:value-type="float" office:value="0.5" table:formula="of:=IF(ISNA([.L362]);0;[.L362]*[Referenties.$E$22])" table:style-name="ce19">
              <text:p>0,50</text:p>
            </table:table-cell>
            <table:table-cell table:style-name="ce18"/>
            <table:table-cell table:number-columns-repeated="16354" table:style-name="ce9"/>
          </table:table-row>
          <table:table-row table:style-name="ro10">
            <table:table-cell office:value-type="string" table:style-name="ce9">
              <text:p>KUC133 Registreren nieuwe verkiezing</text:p>
            </table:table-cell>
            <table:table-cell office:value-type="float" office:value="13" table:style-name="ce83">
              <text:p>13</text:p>
            </table:table-cell>
            <table:table-cell office:value-type="string" table:style-name="ce9">
              <text:p>AF28, AF29 hercreeren document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63];$$Size;0);MATCH([.K363];$$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63]);0;[.L363]*[Referenties.$E$14])" table:style-name="ce19">
              <text:p>0,63</text:p>
            </table:table-cell>
            <table:table-cell office:value-type="float" office:value="6.25E-2" table:formula="of:=IF(ISNA([.L363]);0;[.L363]*[Referenties.$E$15])" table:style-name="ce19">
              <text:p>0,06</text:p>
            </table:table-cell>
            <table:table-cell office:value-type="float" office:value="0.125" table:formula="of:=IF(ISNA([.L363]);0;[.L363]*[Referenties.$E$16])" table:style-name="ce19">
              <text:p>0,13</text:p>
            </table:table-cell>
            <table:table-cell office:value-type="float" office:value="0.25" table:formula="of:=IF(ISNA([.L363]);0;[.L363]*[Referenties.$E$17])" table:style-name="ce19">
              <text:p>0,25</text:p>
            </table:table-cell>
            <table:table-cell office:value-type="float" office:value="0.25" table:formula="of:=IF(ISNA([.L363]);0;[.L363]*[Referenties.$E$18])" table:style-name="ce19">
              <text:p>0,25</text:p>
            </table:table-cell>
            <table:table-cell office:value-type="float" office:value="0.5" table:formula="of:=IF(ISNA([.L363]);0;[.L363]*[Referenties.$E$20])" table:style-name="ce19">
              <text:p>0,50</text:p>
            </table:table-cell>
            <table:table-cell office:value-type="float" office:value="0.125" table:formula="of:=IF(ISNA([.L363]);0;[.L363]*[Referenties.$E$21])" table:style-name="ce19">
              <text:p>0,13</text:p>
            </table:table-cell>
            <table:table-cell office:value-type="float" office:value="0.5" table:formula="of:=IF(ISNA([.L363]);0;[.L363]*[Referenties.$E$22])" table:style-name="ce19">
              <text:p>0,50</text:p>
            </table:table-cell>
            <table:table-cell table:style-name="ce18"/>
            <table:table-cell table:number-columns-repeated="16354" table:style-name="ce9"/>
          </table:table-row>
          <table:table-row table:style-name="ro10">
            <table:table-cell office:value-type="string" table:style-name="ce9">
              <text:p>KUC133 Registreren nieuwe verkiezing</text:p>
            </table:table-cell>
            <table:table-cell office:value-type="float" office:value="14" table:style-name="ce83">
              <text:p>14</text:p>
            </table:table-cell>
            <table:table-cell office:value-type="string" table:style-name="ce9">
              <text:p>AF32 en AF33 creëren, printen document (uit KUC200)</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64];$$Size;0);MATCH([.K364];$$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N.v.t.</text:p>
            </table:table-cell>
            <table:table-cell table:content-validation-name="val6" table:style-name="ce131"/>
            <table:table-cell office:value-type="float" office:value="0.625" table:formula="of:=IF(ISNA([.L364]);0;[.L364]*[Referenties.$E$14])" table:style-name="ce19">
              <text:p>0,63</text:p>
            </table:table-cell>
            <table:table-cell office:value-type="float" office:value="6.25E-2" table:formula="of:=IF(ISNA([.L364]);0;[.L364]*[Referenties.$E$15])" table:style-name="ce19">
              <text:p>0,06</text:p>
            </table:table-cell>
            <table:table-cell office:value-type="float" office:value="0.125" table:formula="of:=IF(ISNA([.L364]);0;[.L364]*[Referenties.$E$16])" table:style-name="ce19">
              <text:p>0,13</text:p>
            </table:table-cell>
            <table:table-cell office:value-type="float" office:value="0.25" table:formula="of:=IF(ISNA([.L364]);0;[.L364]*[Referenties.$E$17])" table:style-name="ce19">
              <text:p>0,25</text:p>
            </table:table-cell>
            <table:table-cell office:value-type="float" office:value="0.25" table:formula="of:=IF(ISNA([.L364]);0;[.L364]*[Referenties.$E$18])" table:style-name="ce19">
              <text:p>0,25</text:p>
            </table:table-cell>
            <table:table-cell office:value-type="float" office:value="0.5" table:formula="of:=IF(ISNA([.L364]);0;[.L364]*[Referenties.$E$20])" table:style-name="ce19">
              <text:p>0,50</text:p>
            </table:table-cell>
            <table:table-cell office:value-type="float" office:value="0.125" table:formula="of:=IF(ISNA([.L364]);0;[.L364]*[Referenties.$E$21])" table:style-name="ce19">
              <text:p>0,13</text:p>
            </table:table-cell>
            <table:table-cell office:value-type="float" office:value="0.5" table:formula="of:=IF(ISNA([.L364]);0;[.L364]*[Referenties.$E$22])" table:style-name="ce19">
              <text:p>0,50</text:p>
            </table:table-cell>
            <table:table-cell office:value-type="float" office:value="156" table:formula="of:=SUMIF([.V351:.AC364];&quot;&lt;&gt;#N/B&quot;)" table:style-name="ce18">
              <text:p>156,00</text:p>
            </table:table-cell>
            <table:table-cell table:number-columns-repeated="16354" table:style-name="ce9"/>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48">
            <text:p>KUC134 Verwerken verkiezingsuitslag</text:p>
          </table:table-cell>
          <table:table-cell table:style-name="ce84"/>
          <table:table-cell table:number-columns-repeated="2" table:style-name="ce49"/>
          <table:table-cell table:content-validation-name="val5" table:style-name="ce49"/>
          <table:table-cell office:value-type="float" office:value="49" table:style-name="ce33">
            <text:p>49</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3">
            <table:table-cell office:value-type="string" table:style-name="ce9">
              <text:p>KUC134 Verwerken verkiezingsuitslag</text:p>
            </table:table-cell>
            <table:table-cell office:value-type="float" office:value="1" table:style-name="ce83">
              <text:p>1</text:p>
            </table:table-cell>
            <table:table-cell office:value-type="string" table:style-name="ce9">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67];$$Size;0);MATCH([.K367];$$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5" table:formula="of:=IF(ISNA([.L367]);0;[.L367]*[Referenties.$E$14])" table:style-name="ce19">
              <text:p>5,00</text:p>
            </table:table-cell>
            <table:table-cell office:value-type="float" office:value="0.5" table:formula="of:=IF(ISNA([.L367]);0;[.L367]*[Referenties.$E$15])" table:style-name="ce19">
              <text:p>0,50</text:p>
            </table:table-cell>
            <table:table-cell office:value-type="float" office:value="1" table:formula="of:=IF(ISNA([.L367]);0;[.L367]*[Referenties.$E$16])" table:style-name="ce19">
              <text:p>1,00</text:p>
            </table:table-cell>
            <table:table-cell office:value-type="float" office:value="2" table:formula="of:=IF(ISNA([.L367]);0;[.L367]*[Referenties.$E$17])" table:style-name="ce19">
              <text:p>2,00</text:p>
            </table:table-cell>
            <table:table-cell office:value-type="float" office:value="2" table:formula="of:=IF(ISNA([.L367]);0;[.L367]*[Referenties.$E$18])" table:style-name="ce19">
              <text:p>2,00</text:p>
            </table:table-cell>
            <table:table-cell office:value-type="float" office:value="4" table:formula="of:=IF(ISNA([.L367]);0;[.L367]*[Referenties.$E$20])" table:style-name="ce19">
              <text:p>4,00</text:p>
            </table:table-cell>
            <table:table-cell office:value-type="float" office:value="1" table:formula="of:=IF(ISNA([.L367]);0;[.L367]*[Referenties.$E$21])" table:style-name="ce19">
              <text:p>1,00</text:p>
            </table:table-cell>
            <table:table-cell office:value-type="float" office:value="4" table:formula="of:=IF(ISNA([.L367]);0;[.L367]*[Referenties.$E$22])" table:style-name="ce19">
              <text:p>4,00</text:p>
            </table:table-cell>
            <table:table-cell table:style-name="ce18"/>
            <table:table-cell table:number-columns-repeated="16354" table:style-name="ce9"/>
          </table:table-row>
          <table:table-row table:style-name="ro10">
            <table:table-cell office:value-type="string" table:style-name="ce9">
              <text:p>KUC134 Verwerken verkiezingsuitslag</text:p>
            </table:table-cell>
            <table:table-cell office:value-type="float" office:value="2" table:style-name="ce83">
              <text:p>2</text:p>
            </table:table-cell>
            <table:table-cell office:value-type="string" table:style-name="ce9">
              <text:p>AF2 tm AF4 Afhandelen gekozen kandidaat</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68];$$Size;0);MATCH([.K368];$$Complexity;0)+1)" table:style-name="ce60">
              <text:p>2</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5" table:formula="of:=IF(ISNA([.L368]);0;[.L368]*[Referenties.$E$14])" table:style-name="ce19">
              <text:p>5,00</text:p>
            </table:table-cell>
            <table:table-cell office:value-type="float" office:value="0.5" table:formula="of:=IF(ISNA([.L368]);0;[.L368]*[Referenties.$E$15])" table:style-name="ce19">
              <text:p>0,50</text:p>
            </table:table-cell>
            <table:table-cell office:value-type="float" office:value="1" table:formula="of:=IF(ISNA([.L368]);0;[.L368]*[Referenties.$E$16])" table:style-name="ce19">
              <text:p>1,00</text:p>
            </table:table-cell>
            <table:table-cell office:value-type="float" office:value="2" table:formula="of:=IF(ISNA([.L368]);0;[.L368]*[Referenties.$E$17])" table:style-name="ce19">
              <text:p>2,00</text:p>
            </table:table-cell>
            <table:table-cell office:value-type="float" office:value="2" table:formula="of:=IF(ISNA([.L368]);0;[.L368]*[Referenties.$E$18])" table:style-name="ce19">
              <text:p>2,00</text:p>
            </table:table-cell>
            <table:table-cell office:value-type="float" office:value="4" table:formula="of:=IF(ISNA([.L368]);0;[.L368]*[Referenties.$E$20])" table:style-name="ce19">
              <text:p>4,00</text:p>
            </table:table-cell>
            <table:table-cell office:value-type="float" office:value="1" table:formula="of:=IF(ISNA([.L368]);0;[.L368]*[Referenties.$E$21])" table:style-name="ce19">
              <text:p>1,00</text:p>
            </table:table-cell>
            <table:table-cell office:value-type="float" office:value="4" table:formula="of:=IF(ISNA([.L368]);0;[.L368]*[Referenties.$E$22])" table:style-name="ce19">
              <text:p>4,00</text:p>
            </table:table-cell>
            <table:table-cell table:style-name="ce18"/>
            <table:table-cell table:number-columns-repeated="16354" table:style-name="ce9"/>
          </table:table-row>
          <table:table-row table:style-name="ro10">
            <table:table-cell office:value-type="string" table:style-name="ce9">
              <text:p>KUC134 Verwerken verkiezingsuitslag</text:p>
            </table:table-cell>
            <table:table-cell office:value-type="float" office:value="3" table:style-name="ce83">
              <text:p>3</text:p>
            </table:table-cell>
            <table:table-cell office:value-type="string" table:style-name="ce9">
              <text:p>AF5 tm AF8 Afhandelen toelating als lid</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69];$$Size;0);MATCH([.K369];$$Complexity;0)+1)" table:style-name="ce60">
              <text:p>2</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5" table:formula="of:=IF(ISNA([.L369]);0;[.L369]*[Referenties.$E$14])" table:style-name="ce19">
              <text:p>5,00</text:p>
            </table:table-cell>
            <table:table-cell office:value-type="float" office:value="0.5" table:formula="of:=IF(ISNA([.L369]);0;[.L369]*[Referenties.$E$15])" table:style-name="ce19">
              <text:p>0,50</text:p>
            </table:table-cell>
            <table:table-cell office:value-type="float" office:value="1" table:formula="of:=IF(ISNA([.L369]);0;[.L369]*[Referenties.$E$16])" table:style-name="ce19">
              <text:p>1,00</text:p>
            </table:table-cell>
            <table:table-cell office:value-type="float" office:value="2" table:formula="of:=IF(ISNA([.L369]);0;[.L369]*[Referenties.$E$17])" table:style-name="ce19">
              <text:p>2,00</text:p>
            </table:table-cell>
            <table:table-cell office:value-type="float" office:value="2" table:formula="of:=IF(ISNA([.L369]);0;[.L369]*[Referenties.$E$18])" table:style-name="ce19">
              <text:p>2,00</text:p>
            </table:table-cell>
            <table:table-cell office:value-type="float" office:value="4" table:formula="of:=IF(ISNA([.L369]);0;[.L369]*[Referenties.$E$20])" table:style-name="ce19">
              <text:p>4,00</text:p>
            </table:table-cell>
            <table:table-cell office:value-type="float" office:value="1" table:formula="of:=IF(ISNA([.L369]);0;[.L369]*[Referenties.$E$21])" table:style-name="ce19">
              <text:p>1,00</text:p>
            </table:table-cell>
            <table:table-cell office:value-type="float" office:value="4" table:formula="of:=IF(ISNA([.L369]);0;[.L369]*[Referenties.$E$22])" table:style-name="ce19">
              <text:p>4,00</text:p>
            </table:table-cell>
            <table:table-cell table:style-name="ce18"/>
            <table:table-cell table:number-columns-repeated="16354" table:style-name="ce9"/>
          </table:table-row>
          <table:table-row table:style-name="ro10">
            <table:table-cell office:value-type="string" table:style-name="ce9">
              <text:p>KUC134 Verwerken verkiezingsuitslag</text:p>
            </table:table-cell>
            <table:table-cell office:value-type="float" office:value="4" table:style-name="ce83">
              <text:p>4</text:p>
            </table:table-cell>
            <table:table-cell office:value-type="string" table:style-name="ce9">
              <text:p>AF9 persoon niet gevond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70];$$Size;0);MATCH([.K370];$$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70]);0;[.L370]*[Referenties.$E$14])" table:style-name="ce19">
              <text:p>0,63</text:p>
            </table:table-cell>
            <table:table-cell office:value-type="float" office:value="6.25E-2" table:formula="of:=IF(ISNA([.L370]);0;[.L370]*[Referenties.$E$15])" table:style-name="ce19">
              <text:p>0,06</text:p>
            </table:table-cell>
            <table:table-cell office:value-type="float" office:value="0.125" table:formula="of:=IF(ISNA([.L370]);0;[.L370]*[Referenties.$E$16])" table:style-name="ce19">
              <text:p>0,13</text:p>
            </table:table-cell>
            <table:table-cell office:value-type="float" office:value="0.25" table:formula="of:=IF(ISNA([.L370]);0;[.L370]*[Referenties.$E$17])" table:style-name="ce19">
              <text:p>0,25</text:p>
            </table:table-cell>
            <table:table-cell office:value-type="float" office:value="0.25" table:formula="of:=IF(ISNA([.L370]);0;[.L370]*[Referenties.$E$18])" table:style-name="ce19">
              <text:p>0,25</text:p>
            </table:table-cell>
            <table:table-cell office:value-type="float" office:value="0.5" table:formula="of:=IF(ISNA([.L370]);0;[.L370]*[Referenties.$E$20])" table:style-name="ce19">
              <text:p>0,50</text:p>
            </table:table-cell>
            <table:table-cell office:value-type="float" office:value="0.125" table:formula="of:=IF(ISNA([.L370]);0;[.L370]*[Referenties.$E$21])" table:style-name="ce19">
              <text:p>0,13</text:p>
            </table:table-cell>
            <table:table-cell office:value-type="float" office:value="0.5" table:formula="of:=IF(ISNA([.L370]);0;[.L370]*[Referenties.$E$22])" table:style-name="ce19">
              <text:p>0,50</text:p>
            </table:table-cell>
            <table:table-cell table:style-name="ce18"/>
            <table:table-cell table:number-columns-repeated="16354" table:style-name="ce9"/>
          </table:table-row>
          <table:table-row table:style-name="ro10">
            <table:table-cell office:value-type="string" table:style-name="ce9">
              <text:p>KUC134 Verwerken verkiezingsuitslag</text:p>
            </table:table-cell>
            <table:table-cell office:value-type="float" office:value="5" table:style-name="ce83">
              <text:p>5</text:p>
            </table:table-cell>
            <table:table-cell office:value-type="string" table:style-name="ce9">
              <text:p>AF10 en AF11 creëren, printen document (uit KUC200)</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71];$$Size;0);MATCH([.K371];$$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N.v.t.</text:p>
            </table:table-cell>
            <table:table-cell table:content-validation-name="val6" table:style-name="ce131"/>
            <table:table-cell office:value-type="float" office:value="0.625" table:formula="of:=IF(ISNA([.L371]);0;[.L371]*[Referenties.$E$14])" table:style-name="ce19">
              <text:p>0,63</text:p>
            </table:table-cell>
            <table:table-cell office:value-type="float" office:value="6.25E-2" table:formula="of:=IF(ISNA([.L371]);0;[.L371]*[Referenties.$E$15])" table:style-name="ce19">
              <text:p>0,06</text:p>
            </table:table-cell>
            <table:table-cell office:value-type="float" office:value="0.125" table:formula="of:=IF(ISNA([.L371]);0;[.L371]*[Referenties.$E$16])" table:style-name="ce19">
              <text:p>0,13</text:p>
            </table:table-cell>
            <table:table-cell office:value-type="float" office:value="0.25" table:formula="of:=IF(ISNA([.L371]);0;[.L371]*[Referenties.$E$17])" table:style-name="ce19">
              <text:p>0,25</text:p>
            </table:table-cell>
            <table:table-cell office:value-type="float" office:value="0.25" table:formula="of:=IF(ISNA([.L371]);0;[.L371]*[Referenties.$E$18])" table:style-name="ce19">
              <text:p>0,25</text:p>
            </table:table-cell>
            <table:table-cell office:value-type="float" office:value="0.5" table:formula="of:=IF(ISNA([.L371]);0;[.L371]*[Referenties.$E$20])" table:style-name="ce19">
              <text:p>0,50</text:p>
            </table:table-cell>
            <table:table-cell office:value-type="float" office:value="0.125" table:formula="of:=IF(ISNA([.L371]);0;[.L371]*[Referenties.$E$21])" table:style-name="ce19">
              <text:p>0,13</text:p>
            </table:table-cell>
            <table:table-cell office:value-type="float" office:value="0.5" table:formula="of:=IF(ISNA([.L371]);0;[.L371]*[Referenties.$E$22])" table:style-name="ce19">
              <text:p>0,50</text:p>
            </table:table-cell>
            <table:table-cell office:value-type="float" office:value="63.375" table:formula="of:=SUMIF([.V367:.AC371];&quot;&lt;&gt;#N/B&quot;)" table:style-name="ce18">
              <text:p>63,38</text:p>
            </table:table-cell>
            <table:table-cell table:number-columns-repeated="16354" table:style-name="ce9"/>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48">
            <text:p>KUC142 Behandelen incident</text:p>
          </table:table-cell>
          <table:table-cell table:style-name="ce84"/>
          <table:table-cell table:number-columns-repeated="2" table:style-name="ce49"/>
          <table:table-cell table:content-validation-name="val5" table:style-name="ce49"/>
          <table:table-cell office:value-type="string" table:style-name="ce33">
            <text:p>-</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3">
            <table:table-cell office:value-type="string" table:style-name="ce9">
              <text:p>KUC142 Raadplegen slachtoffergegevens</text:p>
            </table:table-cell>
            <table:table-cell office:value-type="float" office:value="1" table:style-name="ce83">
              <text:p>1</text:p>
            </table:table-cell>
            <table:table-cell office:value-type="string" table:style-name="ce9">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74];$$Size;0);MATCH([.K374];$$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To Do</text:p>
            </table:table-cell>
            <table:table-cell office:value-type="string" table:content-validation-name="val6" table:style-name="ce137">
              <text:p>To Do</text:p>
            </table:table-cell>
            <table:table-cell table:content-validation-name="val6" table:style-name="ce131"/>
            <table:table-cell office:value-type="float" office:value="2.5" table:formula="of:=IF(ISNA([.L374]);0;[.L374]*[Referenties.$E$14])" table:style-name="ce19">
              <text:p>2,50</text:p>
            </table:table-cell>
            <table:table-cell office:value-type="float" office:value="0.25" table:formula="of:=IF(ISNA([.L374]);0;[.L374]*[Referenties.$E$15])" table:style-name="ce19">
              <text:p>0,25</text:p>
            </table:table-cell>
            <table:table-cell office:value-type="float" office:value="0.5" table:formula="of:=IF(ISNA([.L374]);0;[.L374]*[Referenties.$E$16])" table:style-name="ce19">
              <text:p>0,50</text:p>
            </table:table-cell>
            <table:table-cell office:value-type="float" office:value="1" table:formula="of:=IF(ISNA([.L374]);0;[.L374]*[Referenties.$E$17])" table:style-name="ce19">
              <text:p>1,00</text:p>
            </table:table-cell>
            <table:table-cell office:value-type="float" office:value="1" table:formula="of:=IF(ISNA([.L374]);0;[.L374]*[Referenties.$E$18])" table:style-name="ce19">
              <text:p>1,00</text:p>
            </table:table-cell>
            <table:table-cell office:value-type="float" office:value="2" table:formula="of:=IF(ISNA([.L374]);0;[.L374]*[Referenties.$E$20])" table:style-name="ce19">
              <text:p>2,00</text:p>
            </table:table-cell>
            <table:table-cell office:value-type="float" office:value="0.5" table:formula="of:=IF(ISNA([.L374]);0;[.L374]*[Referenties.$E$21])" table:style-name="ce19">
              <text:p>0,50</text:p>
            </table:table-cell>
            <table:table-cell office:value-type="float" office:value="2" table:formula="of:=IF(ISNA([.L374]);0;[.L374]*[Referenties.$E$22])" table:style-name="ce19">
              <text:p>2,00</text:p>
            </table:table-cell>
            <table:table-cell table:style-name="ce18"/>
            <table:table-cell table:number-columns-repeated="16354" table:style-name="ce9"/>
          </table:table-row>
          <table:table-row table:style-name="ro3">
            <table:table-cell office:value-type="string" table:style-name="ce9">
              <text:p>KUC142 Raadplegen slachtoffergegevens</text:p>
            </table:table-cell>
            <table:table-cell office:value-type="float" office:value="2" table:style-name="ce83">
              <text:p>2</text:p>
            </table:table-cell>
            <table:table-cell office:value-type="string" table:style-name="ce9">
              <text:p>AF1 Matchen persoonscriteria, AF3 Geen export</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Hard</text:p>
            </table:table-cell>
            <table:table-cell office:value-type="float" office:value="3" table:formula="of:=INDEX($$EstimateMatrix;MATCH([.J375];$$Size;0);MATCH([.K375];$$Complexity;0)+1)" table:style-name="ce60">
              <text:p>3</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To Do</text:p>
            </table:table-cell>
            <table:table-cell office:value-type="string" table:content-validation-name="val6" table:style-name="ce137">
              <text:p>To Do</text:p>
            </table:table-cell>
            <table:table-cell table:content-validation-name="val6" table:style-name="ce131"/>
            <table:table-cell office:value-type="float" office:value="7.5" table:formula="of:=IF(ISNA([.L375]);0;[.L375]*[Referenties.$E$14])" table:style-name="ce19">
              <text:p>7,50</text:p>
            </table:table-cell>
            <table:table-cell office:value-type="float" office:value="0.75" table:formula="of:=IF(ISNA([.L375]);0;[.L375]*[Referenties.$E$15])" table:style-name="ce19">
              <text:p>0,75</text:p>
            </table:table-cell>
            <table:table-cell office:value-type="float" office:value="1.5" table:formula="of:=IF(ISNA([.L375]);0;[.L375]*[Referenties.$E$16])" table:style-name="ce19">
              <text:p>1,50</text:p>
            </table:table-cell>
            <table:table-cell office:value-type="float" office:value="3" table:formula="of:=IF(ISNA([.L375]);0;[.L375]*[Referenties.$E$17])" table:style-name="ce19">
              <text:p>3,00</text:p>
            </table:table-cell>
            <table:table-cell office:value-type="float" office:value="3" table:formula="of:=IF(ISNA([.L375]);0;[.L375]*[Referenties.$E$18])" table:style-name="ce19">
              <text:p>3,00</text:p>
            </table:table-cell>
            <table:table-cell office:value-type="float" office:value="6" table:formula="of:=IF(ISNA([.L375]);0;[.L375]*[Referenties.$E$20])" table:style-name="ce19">
              <text:p>6,00</text:p>
            </table:table-cell>
            <table:table-cell office:value-type="float" office:value="1.5" table:formula="of:=IF(ISNA([.L375]);0;[.L375]*[Referenties.$E$21])" table:style-name="ce19">
              <text:p>1,50</text:p>
            </table:table-cell>
            <table:table-cell office:value-type="float" office:value="6" table:formula="of:=IF(ISNA([.L375]);0;[.L375]*[Referenties.$E$22])" table:style-name="ce19">
              <text:p>6,00</text:p>
            </table:table-cell>
            <table:table-cell table:style-name="ce18"/>
            <table:table-cell table:number-columns-repeated="16354" table:style-name="ce9"/>
          </table:table-row>
          <table:table-row table:style-name="ro10">
            <table:table-cell office:value-type="string" table:style-name="ce9">
              <text:p>KUC142 Raadplegen slachtoffergegevens</text:p>
            </table:table-cell>
            <table:table-cell office:value-type="float" office:value="3" table:style-name="ce83">
              <text:p>3</text:p>
            </table:table-cell>
            <table:table-cell office:value-type="string" table:style-name="ce9">
              <text:p>AF2 Geen zoekresultaten</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76];$$Size;0);MATCH([.K376];$$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76]);0;[.L376]*[Referenties.$E$14])" table:style-name="ce19">
              <text:p>0,63</text:p>
            </table:table-cell>
            <table:table-cell office:value-type="float" office:value="6.25E-2" table:formula="of:=IF(ISNA([.L376]);0;[.L376]*[Referenties.$E$15])" table:style-name="ce19">
              <text:p>0,06</text:p>
            </table:table-cell>
            <table:table-cell office:value-type="float" office:value="0.125" table:formula="of:=IF(ISNA([.L376]);0;[.L376]*[Referenties.$E$16])" table:style-name="ce19">
              <text:p>0,13</text:p>
            </table:table-cell>
            <table:table-cell office:value-type="float" office:value="0.25" table:formula="of:=IF(ISNA([.L376]);0;[.L376]*[Referenties.$E$17])" table:style-name="ce19">
              <text:p>0,25</text:p>
            </table:table-cell>
            <table:table-cell office:value-type="float" office:value="0.25" table:formula="of:=IF(ISNA([.L376]);0;[.L376]*[Referenties.$E$18])" table:style-name="ce19">
              <text:p>0,25</text:p>
            </table:table-cell>
            <table:table-cell office:value-type="float" office:value="0.5" table:formula="of:=IF(ISNA([.L376]);0;[.L376]*[Referenties.$E$20])" table:style-name="ce19">
              <text:p>0,50</text:p>
            </table:table-cell>
            <table:table-cell office:value-type="float" office:value="0.125" table:formula="of:=IF(ISNA([.L376]);0;[.L376]*[Referenties.$E$21])" table:style-name="ce19">
              <text:p>0,13</text:p>
            </table:table-cell>
            <table:table-cell office:value-type="float" office:value="0.5" table:formula="of:=IF(ISNA([.L376]);0;[.L376]*[Referenties.$E$22])" table:style-name="ce19">
              <text:p>0,50</text:p>
            </table:table-cell>
            <table:table-cell office:value-type="float" office:value="41.4375" table:formula="of:=SUMIF([.V374:.AC376];&quot;&lt;&gt;#N/B&quot;)" table:style-name="ce18">
              <text:p>41,44</text:p>
            </table:table-cell>
            <table:table-cell table:number-columns-repeated="16354" table:style-name="ce9"/>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48">
            <text:p>KUC200 Behandelen zaak</text:p>
          </table:table-cell>
          <table:table-cell table:style-name="ce84"/>
          <table:table-cell table:number-columns-repeated="2" table:style-name="ce49"/>
          <table:table-cell table:content-validation-name="val5" table:style-name="ce49"/>
          <table:table-cell office:value-type="float" office:value="5" table:style-name="ce33">
            <text:p>5</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3">
            <table:table-cell office:value-type="string" table:style-name="ce9">
              <text:p>KUC200 Behandelen zaak</text:p>
            </table:table-cell>
            <table:table-cell office:value-type="float" office:value="1" table:style-name="ce83">
              <text:p>1</text:p>
            </table:table-cell>
            <table:table-cell office:value-type="string" table:style-name="ce9">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79];$$Size;0);MATCH([.K379];$$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5" table:formula="of:=IF(ISNA([.L379]);0;[.L379]*[Referenties.$E$14])" table:style-name="ce19">
              <text:p>5,00</text:p>
            </table:table-cell>
            <table:table-cell office:value-type="float" office:value="0.5" table:formula="of:=IF(ISNA([.L379]);0;[.L379]*[Referenties.$E$15])" table:style-name="ce19">
              <text:p>0,50</text:p>
            </table:table-cell>
            <table:table-cell office:value-type="float" office:value="1" table:formula="of:=IF(ISNA([.L379]);0;[.L379]*[Referenties.$E$16])" table:style-name="ce19">
              <text:p>1,00</text:p>
            </table:table-cell>
            <table:table-cell office:value-type="float" office:value="2" table:formula="of:=IF(ISNA([.L379]);0;[.L379]*[Referenties.$E$17])" table:style-name="ce19">
              <text:p>2,00</text:p>
            </table:table-cell>
            <table:table-cell office:value-type="float" office:value="2" table:formula="of:=IF(ISNA([.L379]);0;[.L379]*[Referenties.$E$18])" table:style-name="ce19">
              <text:p>2,00</text:p>
            </table:table-cell>
            <table:table-cell office:value-type="float" office:value="4" table:formula="of:=IF(ISNA([.L379]);0;[.L379]*[Referenties.$E$20])" table:style-name="ce19">
              <text:p>4,00</text:p>
            </table:table-cell>
            <table:table-cell office:value-type="float" office:value="1" table:formula="of:=IF(ISNA([.L379]);0;[.L379]*[Referenties.$E$21])" table:style-name="ce19">
              <text:p>1,00</text:p>
            </table:table-cell>
            <table:table-cell office:value-type="float" office:value="4" table:formula="of:=IF(ISNA([.L379]);0;[.L379]*[Referenties.$E$22])" table:style-name="ce19">
              <text:p>4,00</text:p>
            </table:table-cell>
            <table:table-cell table:style-name="ce18"/>
            <table:table-cell table:number-columns-repeated="16354" table:style-name="ce9"/>
          </table:table-row>
          <table:table-row table:style-name="ro3">
            <table:table-cell office:value-type="string" table:style-name="ce9">
              <text:p>KUC200 Behandelen zaak</text:p>
            </table:table-cell>
            <table:table-cell office:value-type="float" office:value="2" table:style-name="ce83">
              <text:p>2</text:p>
            </table:table-cell>
            <table:table-cell office:value-type="string" table:style-name="ce9">
              <text:p>AF1, 2, 3, 4, 5, 6 en 7: functionele samenloop</text:p>
            </table:table-cell>
            <table:table-cell office:value-type="string" table:content-validation-name="val1" table:style-name="ce8">
              <text:p>Zaaksysteem</text:p>
            </table:table-cell>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80];$$Size;0);MATCH([.K380];$$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2.5" table:formula="of:=IF(ISNA([.L380]);0;[.L380]*[Referenties.$E$14])" table:style-name="ce19">
              <text:p>2,50</text:p>
            </table:table-cell>
            <table:table-cell office:value-type="float" office:value="0.25" table:formula="of:=IF(ISNA([.L380]);0;[.L380]*[Referenties.$E$15])" table:style-name="ce19">
              <text:p>0,25</text:p>
            </table:table-cell>
            <table:table-cell office:value-type="float" office:value="0.5" table:formula="of:=IF(ISNA([.L380]);0;[.L380]*[Referenties.$E$16])" table:style-name="ce19">
              <text:p>0,50</text:p>
            </table:table-cell>
            <table:table-cell office:value-type="float" office:value="1" table:formula="of:=IF(ISNA([.L380]);0;[.L380]*[Referenties.$E$17])" table:style-name="ce19">
              <text:p>1,00</text:p>
            </table:table-cell>
            <table:table-cell office:value-type="float" office:value="1" table:formula="of:=IF(ISNA([.L380]);0;[.L380]*[Referenties.$E$18])" table:style-name="ce19">
              <text:p>1,00</text:p>
            </table:table-cell>
            <table:table-cell office:value-type="float" office:value="2" table:formula="of:=IF(ISNA([.L380]);0;[.L380]*[Referenties.$E$20])" table:style-name="ce19">
              <text:p>2,00</text:p>
            </table:table-cell>
            <table:table-cell office:value-type="float" office:value="0.5" table:formula="of:=IF(ISNA([.L380]);0;[.L380]*[Referenties.$E$21])" table:style-name="ce19">
              <text:p>0,50</text:p>
            </table:table-cell>
            <table:table-cell office:value-type="float" office:value="2" table:formula="of:=IF(ISNA([.L380]);0;[.L380]*[Referenties.$E$22])" table:style-name="ce19">
              <text:p>2,00</text:p>
            </table:table-cell>
            <table:table-cell table:style-name="ce18"/>
            <table:table-cell table:number-columns-repeated="16354" table:style-name="ce9"/>
          </table:table-row>
          <table:table-row table:style-name="ro3">
            <table:table-cell office:value-type="string" table:style-name="ce9">
              <text:p>KUC200 Behandelen zaak</text:p>
            </table:table-cell>
            <table:table-cell office:value-type="float" office:value="3" table:style-name="ce83">
              <text:p>3</text:p>
            </table:table-cell>
            <table:table-cell office:value-type="string" table:style-name="ce9">
              <text:p>AF8 : Technisch samenloop fout</text:p>
            </table:table-cell>
            <table:table-cell office:value-type="string" table:content-validation-name="val1" table:style-name="ce8">
              <text:p>Zaaksysteem</text:p>
            </table:table-cell>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81];$$Size;0);MATCH([.K381];$$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81]);0;[.L381]*[Referenties.$E$14])" table:style-name="ce19">
              <text:p>0,63</text:p>
            </table:table-cell>
            <table:table-cell office:value-type="float" office:value="6.25E-2" table:formula="of:=IF(ISNA([.L381]);0;[.L381]*[Referenties.$E$15])" table:style-name="ce19">
              <text:p>0,06</text:p>
            </table:table-cell>
            <table:table-cell office:value-type="float" office:value="0.125" table:formula="of:=IF(ISNA([.L381]);0;[.L381]*[Referenties.$E$16])" table:style-name="ce19">
              <text:p>0,13</text:p>
            </table:table-cell>
            <table:table-cell office:value-type="float" office:value="0.25" table:formula="of:=IF(ISNA([.L381]);0;[.L381]*[Referenties.$E$17])" table:style-name="ce19">
              <text:p>0,25</text:p>
            </table:table-cell>
            <table:table-cell office:value-type="float" office:value="0.25" table:formula="of:=IF(ISNA([.L381]);0;[.L381]*[Referenties.$E$18])" table:style-name="ce19">
              <text:p>0,25</text:p>
            </table:table-cell>
            <table:table-cell office:value-type="float" office:value="0.5" table:formula="of:=IF(ISNA([.L381]);0;[.L381]*[Referenties.$E$20])" table:style-name="ce19">
              <text:p>0,50</text:p>
            </table:table-cell>
            <table:table-cell office:value-type="float" office:value="0.125" table:formula="of:=IF(ISNA([.L381]);0;[.L381]*[Referenties.$E$21])" table:style-name="ce19">
              <text:p>0,13</text:p>
            </table:table-cell>
            <table:table-cell office:value-type="float" office:value="0.5" table:formula="of:=IF(ISNA([.L381]);0;[.L381]*[Referenties.$E$22])" table:style-name="ce19">
              <text:p>0,50</text:p>
            </table:table-cell>
            <table:table-cell table:style-name="ce18"/>
            <table:table-cell table:number-columns-repeated="16354" table:style-name="ce9"/>
          </table:table-row>
          <table:table-row table:style-name="ro8">
            <table:table-cell office:value-type="string" table:style-name="ce9">
              <text:p>KUC200 Behandelen zaak</text:p>
            </table:table-cell>
            <table:table-cell office:value-type="float" office:value="4" table:style-name="ce83">
              <text:p>4</text:p>
            </table:table-cell>
            <table:table-cell office:value-type="string" table:style-name="ce9">
              <text:p>AF9 : Printen fout</text:p>
            </table:table-cell>
            <table:table-cell office:value-type="string" table:content-validation-name="val1" table:style-name="ce8">
              <text:p>Printen</text:p>
            </table:table-cell>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82];$$Size;0);MATCH([.K382];$$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N.v.t.</text:p>
            </table:table-cell>
            <table:table-cell table:content-validation-name="val6" table:style-name="ce131"/>
            <table:table-cell office:value-type="float" office:value="0.625" table:formula="of:=IF(ISNA([.L382]);0;[.L382]*[Referenties.$E$14])" table:style-name="ce19">
              <text:p>0,63</text:p>
            </table:table-cell>
            <table:table-cell office:value-type="float" office:value="6.25E-2" table:formula="of:=IF(ISNA([.L382]);0;[.L382]*[Referenties.$E$15])" table:style-name="ce19">
              <text:p>0,06</text:p>
            </table:table-cell>
            <table:table-cell office:value-type="float" office:value="0.125" table:formula="of:=IF(ISNA([.L382]);0;[.L382]*[Referenties.$E$16])" table:style-name="ce19">
              <text:p>0,13</text:p>
            </table:table-cell>
            <table:table-cell office:value-type="float" office:value="0.25" table:formula="of:=IF(ISNA([.L382]);0;[.L382]*[Referenties.$E$17])" table:style-name="ce19">
              <text:p>0,25</text:p>
            </table:table-cell>
            <table:table-cell office:value-type="float" office:value="0.25" table:formula="of:=IF(ISNA([.L382]);0;[.L382]*[Referenties.$E$18])" table:style-name="ce19">
              <text:p>0,25</text:p>
            </table:table-cell>
            <table:table-cell office:value-type="float" office:value="0.5" table:formula="of:=IF(ISNA([.L382]);0;[.L382]*[Referenties.$E$20])" table:style-name="ce19">
              <text:p>0,50</text:p>
            </table:table-cell>
            <table:table-cell office:value-type="float" office:value="0.125" table:formula="of:=IF(ISNA([.L382]);0;[.L382]*[Referenties.$E$21])" table:style-name="ce19">
              <text:p>0,13</text:p>
            </table:table-cell>
            <table:table-cell office:value-type="float" office:value="0.5" table:formula="of:=IF(ISNA([.L382]);0;[.L382]*[Referenties.$E$22])" table:style-name="ce19">
              <text:p>0,50</text:p>
            </table:table-cell>
            <table:table-cell table:style-name="ce18"/>
            <table:table-cell table:number-columns-repeated="16354" table:style-name="ce9"/>
          </table:table-row>
          <table:table-row table:style-name="ro3">
            <table:table-cell office:value-type="string" table:style-name="ce9">
              <text:p>KUC200 Behandelen zaak</text:p>
            </table:table-cell>
            <table:table-cell office:value-type="float" office:value="5" table:style-name="ce83">
              <text:p>5</text:p>
            </table:table-cell>
            <table:table-cell office:value-type="string" table:style-name="ce9">
              <text:p>AF10 : Creëren document fout</text:p>
            </table:table-cell>
            <table:table-cell office:value-type="string" table:content-validation-name="val1" table:style-name="ce8">
              <text:p>DMS</text:p>
            </table:table-cell>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83];$$Size;0);MATCH([.K383];$$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N.v.t.</text:p>
            </table:table-cell>
            <table:table-cell table:content-validation-name="val6" table:style-name="ce131"/>
            <table:table-cell office:value-type="float" office:value="0.625" table:formula="of:=IF(ISNA([.L383]);0;[.L383]*[Referenties.$E$14])" table:style-name="ce19">
              <text:p>0,63</text:p>
            </table:table-cell>
            <table:table-cell office:value-type="float" office:value="6.25E-2" table:formula="of:=IF(ISNA([.L383]);0;[.L383]*[Referenties.$E$15])" table:style-name="ce19">
              <text:p>0,06</text:p>
            </table:table-cell>
            <table:table-cell office:value-type="float" office:value="0.125" table:formula="of:=IF(ISNA([.L383]);0;[.L383]*[Referenties.$E$16])" table:style-name="ce19">
              <text:p>0,13</text:p>
            </table:table-cell>
            <table:table-cell office:value-type="float" office:value="0.25" table:formula="of:=IF(ISNA([.L383]);0;[.L383]*[Referenties.$E$17])" table:style-name="ce19">
              <text:p>0,25</text:p>
            </table:table-cell>
            <table:table-cell office:value-type="float" office:value="0.25" table:formula="of:=IF(ISNA([.L383]);0;[.L383]*[Referenties.$E$18])" table:style-name="ce19">
              <text:p>0,25</text:p>
            </table:table-cell>
            <table:table-cell office:value-type="float" office:value="0.5" table:formula="of:=IF(ISNA([.L383]);0;[.L383]*[Referenties.$E$20])" table:style-name="ce19">
              <text:p>0,50</text:p>
            </table:table-cell>
            <table:table-cell office:value-type="float" office:value="0.125" table:formula="of:=IF(ISNA([.L383]);0;[.L383]*[Referenties.$E$21])" table:style-name="ce19">
              <text:p>0,13</text:p>
            </table:table-cell>
            <table:table-cell office:value-type="float" office:value="0.5" table:formula="of:=IF(ISNA([.L383]);0;[.L383]*[Referenties.$E$22])" table:style-name="ce19">
              <text:p>0,50</text:p>
            </table:table-cell>
            <table:table-cell table:style-name="ce18"/>
            <table:table-cell table:number-columns-repeated="16354" table:style-name="ce9"/>
          </table:table-row>
          <table:table-row table:style-name="ro3">
            <table:table-cell office:value-type="string" table:style-name="ce9">
              <text:p>KUC200 Behandelen zaak</text:p>
            </table:table-cell>
            <table:table-cell office:value-type="float" office:value="6" table:style-name="ce83">
              <text:p>6</text:p>
            </table:table-cell>
            <table:table-cell office:value-type="string" table:style-name="ce9">
              <text:p>AF11 : Versturen afnemer fout</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84];$$Size;0);MATCH([.K384];$$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84]);0;[.L384]*[Referenties.$E$14])" table:style-name="ce19">
              <text:p>0,63</text:p>
            </table:table-cell>
            <table:table-cell office:value-type="float" office:value="6.25E-2" table:formula="of:=IF(ISNA([.L384]);0;[.L384]*[Referenties.$E$15])" table:style-name="ce19">
              <text:p>0,06</text:p>
            </table:table-cell>
            <table:table-cell office:value-type="float" office:value="0.125" table:formula="of:=IF(ISNA([.L384]);0;[.L384]*[Referenties.$E$16])" table:style-name="ce19">
              <text:p>0,13</text:p>
            </table:table-cell>
            <table:table-cell office:value-type="float" office:value="0.25" table:formula="of:=IF(ISNA([.L384]);0;[.L384]*[Referenties.$E$17])" table:style-name="ce19">
              <text:p>0,25</text:p>
            </table:table-cell>
            <table:table-cell office:value-type="float" office:value="0.25" table:formula="of:=IF(ISNA([.L384]);0;[.L384]*[Referenties.$E$18])" table:style-name="ce19">
              <text:p>0,25</text:p>
            </table:table-cell>
            <table:table-cell office:value-type="float" office:value="0.5" table:formula="of:=IF(ISNA([.L384]);0;[.L384]*[Referenties.$E$20])" table:style-name="ce19">
              <text:p>0,50</text:p>
            </table:table-cell>
            <table:table-cell office:value-type="float" office:value="0.125" table:formula="of:=IF(ISNA([.L384]);0;[.L384]*[Referenties.$E$21])" table:style-name="ce19">
              <text:p>0,13</text:p>
            </table:table-cell>
            <table:table-cell office:value-type="float" office:value="0.5" table:formula="of:=IF(ISNA([.L384]);0;[.L384]*[Referenties.$E$22])" table:style-name="ce19">
              <text:p>0,50</text:p>
            </table:table-cell>
            <table:table-cell table:style-name="ce18"/>
            <table:table-cell table:number-columns-repeated="16354" table:style-name="ce9"/>
          </table:table-row>
          <table:table-row table:style-name="ro3">
            <table:table-cell office:value-type="string" table:style-name="ce9">
              <text:p>KUC200 Behandelen zaak</text:p>
            </table:table-cell>
            <table:table-cell office:value-type="float" office:value="7" table:style-name="ce83">
              <text:p>7</text:p>
            </table:table-cell>
            <table:table-cell office:value-type="string" table:style-name="ce9">
              <text:p>AF12 : Zaak incompleet</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85];$$Size;0);MATCH([.K385];$$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85]);0;[.L385]*[Referenties.$E$14])" table:style-name="ce19">
              <text:p>0,63</text:p>
            </table:table-cell>
            <table:table-cell office:value-type="float" office:value="6.25E-2" table:formula="of:=IF(ISNA([.L385]);0;[.L385]*[Referenties.$E$15])" table:style-name="ce19">
              <text:p>0,06</text:p>
            </table:table-cell>
            <table:table-cell office:value-type="float" office:value="0.125" table:formula="of:=IF(ISNA([.L385]);0;[.L385]*[Referenties.$E$16])" table:style-name="ce19">
              <text:p>0,13</text:p>
            </table:table-cell>
            <table:table-cell office:value-type="float" office:value="0.25" table:formula="of:=IF(ISNA([.L385]);0;[.L385]*[Referenties.$E$17])" table:style-name="ce19">
              <text:p>0,25</text:p>
            </table:table-cell>
            <table:table-cell office:value-type="float" office:value="0.25" table:formula="of:=IF(ISNA([.L385]);0;[.L385]*[Referenties.$E$18])" table:style-name="ce19">
              <text:p>0,25</text:p>
            </table:table-cell>
            <table:table-cell office:value-type="float" office:value="0.5" table:formula="of:=IF(ISNA([.L385]);0;[.L385]*[Referenties.$E$20])" table:style-name="ce19">
              <text:p>0,50</text:p>
            </table:table-cell>
            <table:table-cell office:value-type="float" office:value="0.125" table:formula="of:=IF(ISNA([.L385]);0;[.L385]*[Referenties.$E$21])" table:style-name="ce19">
              <text:p>0,13</text:p>
            </table:table-cell>
            <table:table-cell office:value-type="float" office:value="0.5" table:formula="of:=IF(ISNA([.L385]);0;[.L385]*[Referenties.$E$22])" table:style-name="ce19">
              <text:p>0,50</text:p>
            </table:table-cell>
            <table:table-cell table:style-name="ce18"/>
            <table:table-cell table:number-columns-repeated="16354" table:style-name="ce9"/>
          </table:table-row>
          <table:table-row table:style-name="ro3">
            <table:table-cell office:value-type="string" table:style-name="ce9">
              <text:p>KUC200 Behandelen zaak</text:p>
            </table:table-cell>
            <table:table-cell office:value-type="float" office:value="8" table:style-name="ce83">
              <text:p>8</text:p>
            </table:table-cell>
            <table:table-cell office:value-type="string" table:style-name="ce9">
              <text:p>AF13: Behandelaar keurt af</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86];$$Size;0);MATCH([.K386];$$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86]);0;[.L386]*[Referenties.$E$14])" table:style-name="ce19">
              <text:p>0,63</text:p>
            </table:table-cell>
            <table:table-cell office:value-type="float" office:value="6.25E-2" table:formula="of:=IF(ISNA([.L386]);0;[.L386]*[Referenties.$E$15])" table:style-name="ce19">
              <text:p>0,06</text:p>
            </table:table-cell>
            <table:table-cell office:value-type="float" office:value="0.125" table:formula="of:=IF(ISNA([.L386]);0;[.L386]*[Referenties.$E$16])" table:style-name="ce19">
              <text:p>0,13</text:p>
            </table:table-cell>
            <table:table-cell office:value-type="float" office:value="0.25" table:formula="of:=IF(ISNA([.L386]);0;[.L386]*[Referenties.$E$17])" table:style-name="ce19">
              <text:p>0,25</text:p>
            </table:table-cell>
            <table:table-cell office:value-type="float" office:value="0.25" table:formula="of:=IF(ISNA([.L386]);0;[.L386]*[Referenties.$E$18])" table:style-name="ce19">
              <text:p>0,25</text:p>
            </table:table-cell>
            <table:table-cell office:value-type="float" office:value="0.5" table:formula="of:=IF(ISNA([.L386]);0;[.L386]*[Referenties.$E$20])" table:style-name="ce19">
              <text:p>0,50</text:p>
            </table:table-cell>
            <table:table-cell office:value-type="float" office:value="0.125" table:formula="of:=IF(ISNA([.L386]);0;[.L386]*[Referenties.$E$21])" table:style-name="ce19">
              <text:p>0,13</text:p>
            </table:table-cell>
            <table:table-cell office:value-type="float" office:value="0.5" table:formula="of:=IF(ISNA([.L386]);0;[.L386]*[Referenties.$E$22])" table:style-name="ce19">
              <text:p>0,50</text:p>
            </table:table-cell>
            <table:table-cell table:style-name="ce18"/>
            <table:table-cell table:number-columns-repeated="16354" table:style-name="ce9"/>
          </table:table-row>
          <table:table-row table:style-name="ro3">
            <table:table-cell office:value-type="string" table:style-name="ce9">
              <text:p>KUC200 Behandelen zaak</text:p>
            </table:table-cell>
            <table:table-cell office:value-type="float" office:value="9" table:style-name="ce83">
              <text:p>9</text:p>
            </table:table-cell>
            <table:table-cell office:value-type="string" table:style-name="ce9">
              <text:p>AF14, 15 : Tussentijds sluiten / beeindigen</text:p>
            </table:table-cell>
            <table:table-cell office:value-type="string" table:content-validation-name="val1" table:style-name="ce8">
              <text:p>Zaaksysteem</text:p>
            </table:table-cell>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87];$$Size;0);MATCH([.K387];$$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87]);0;[.L387]*[Referenties.$E$14])" table:style-name="ce19">
              <text:p>0,63</text:p>
            </table:table-cell>
            <table:table-cell office:value-type="float" office:value="6.25E-2" table:formula="of:=IF(ISNA([.L387]);0;[.L387]*[Referenties.$E$15])" table:style-name="ce19">
              <text:p>0,06</text:p>
            </table:table-cell>
            <table:table-cell office:value-type="float" office:value="0.125" table:formula="of:=IF(ISNA([.L387]);0;[.L387]*[Referenties.$E$16])" table:style-name="ce19">
              <text:p>0,13</text:p>
            </table:table-cell>
            <table:table-cell office:value-type="float" office:value="0.25" table:formula="of:=IF(ISNA([.L387]);0;[.L387]*[Referenties.$E$17])" table:style-name="ce19">
              <text:p>0,25</text:p>
            </table:table-cell>
            <table:table-cell office:value-type="float" office:value="0.25" table:formula="of:=IF(ISNA([.L387]);0;[.L387]*[Referenties.$E$18])" table:style-name="ce19">
              <text:p>0,25</text:p>
            </table:table-cell>
            <table:table-cell office:value-type="float" office:value="0.5" table:formula="of:=IF(ISNA([.L387]);0;[.L387]*[Referenties.$E$20])" table:style-name="ce19">
              <text:p>0,50</text:p>
            </table:table-cell>
            <table:table-cell office:value-type="float" office:value="0.125" table:formula="of:=IF(ISNA([.L387]);0;[.L387]*[Referenties.$E$21])" table:style-name="ce19">
              <text:p>0,13</text:p>
            </table:table-cell>
            <table:table-cell office:value-type="float" office:value="0.5" table:formula="of:=IF(ISNA([.L387]);0;[.L387]*[Referenties.$E$22])" table:style-name="ce19">
              <text:p>0,50</text:p>
            </table:table-cell>
            <table:table-cell table:style-name="ce18"/>
            <table:table-cell table:number-columns-repeated="16354" table:style-name="ce9"/>
          </table:table-row>
          <table:table-row table:style-name="ro10">
            <table:table-cell office:value-type="string" table:style-name="ce9">
              <text:p>KUC200 Behandelen zaak</text:p>
            </table:table-cell>
            <table:table-cell office:value-type="float" office:value="10" table:style-name="ce83">
              <text:p>10</text:p>
            </table:table-cell>
            <table:table-cell office:value-type="string" table:style-name="ce9">
              <text:p>AF16 : Verder behandelen</text:p>
            </table:table-cell>
            <table:table-cell office:value-type="string" table:content-validation-name="val1" table:style-name="ce8">
              <text:p>Zaaksysteem</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88];$$Size;0);MATCH([.K388];$$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N.v.t.</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88]);0;[.L388]*[Referenties.$E$14])" table:style-name="ce19">
              <text:p>0,63</text:p>
            </table:table-cell>
            <table:table-cell office:value-type="float" office:value="6.25E-2" table:formula="of:=IF(ISNA([.L388]);0;[.L388]*[Referenties.$E$15])" table:style-name="ce19">
              <text:p>0,06</text:p>
            </table:table-cell>
            <table:table-cell office:value-type="float" office:value="0.125" table:formula="of:=IF(ISNA([.L388]);0;[.L388]*[Referenties.$E$16])" table:style-name="ce19">
              <text:p>0,13</text:p>
            </table:table-cell>
            <table:table-cell office:value-type="float" office:value="0.25" table:formula="of:=IF(ISNA([.L388]);0;[.L388]*[Referenties.$E$17])" table:style-name="ce19">
              <text:p>0,25</text:p>
            </table:table-cell>
            <table:table-cell office:value-type="float" office:value="0.25" table:formula="of:=IF(ISNA([.L388]);0;[.L388]*[Referenties.$E$18])" table:style-name="ce19">
              <text:p>0,25</text:p>
            </table:table-cell>
            <table:table-cell office:value-type="float" office:value="0.5" table:formula="of:=IF(ISNA([.L388]);0;[.L388]*[Referenties.$E$20])" table:style-name="ce19">
              <text:p>0,50</text:p>
            </table:table-cell>
            <table:table-cell office:value-type="float" office:value="0.125" table:formula="of:=IF(ISNA([.L388]);0;[.L388]*[Referenties.$E$21])" table:style-name="ce19">
              <text:p>0,13</text:p>
            </table:table-cell>
            <table:table-cell office:value-type="float" office:value="0.5" table:formula="of:=IF(ISNA([.L388]);0;[.L388]*[Referenties.$E$22])" table:style-name="ce19">
              <text:p>0,50</text:p>
            </table:table-cell>
            <table:table-cell office:value-type="float" office:value="48.75" table:formula="of:=SUMIF([.V379:.AC388];&quot;&lt;&gt;#N/B&quot;)" table:style-name="ce18">
              <text:p>48,75</text:p>
            </table:table-cell>
            <table:table-cell table:number-columns-repeated="16354" table:style-name="ce9"/>
          </table:table-row>
        </table:table-row-group>
        <table:table-row table:style-name="ro3">
          <table:table-cell table:style-name="ce9"/>
          <table:table-cell table:style-name="ce83"/>
          <table:table-cell table:number-columns-repeated="2" table:style-name="ce9"/>
          <table:table-cell table:content-validation-name="val5" table:style-name="ce9"/>
          <table:table-cell table:style-name="ce70"/>
          <table:table-cell table:content-validation-name="val2" table:style-name="ce9"/>
          <table:table-cell table:content-validation-name="val2" table:style-name="ce9"/>
          <table:table-cell table:style-name="ce9"/>
          <table:table-cell table:content-validation-name="val3" table:style-name="ce9"/>
          <table:table-cell table:content-validation-name="val4" table:style-name="ce9"/>
          <table:table-cell table:style-name="ce59"/>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8"/>
          <table:table-cell table:content-validation-name="val6" table:style-name="ce131"/>
          <table:table-cell table:number-columns-repeated="8" table:style-name="ce19"/>
          <table:table-cell table:style-name="ce18"/>
          <table:table-cell table:number-columns-repeated="16354" table:style-name="ce9"/>
        </table:table-row>
        <table:table-row table:style-name="ro3">
          <table:table-cell office:value-type="string" table:style-name="ce48">
            <text:p>KUC201 Raadpleeg persoonsgegevens</text:p>
          </table:table-cell>
          <table:table-cell table:style-name="ce84"/>
          <table:table-cell table:number-columns-repeated="2" table:style-name="ce49"/>
          <table:table-cell table:content-validation-name="val5" table:style-name="ce49"/>
          <table:table-cell office:value-type="float" office:value="5" table:style-name="ce33">
            <text:p>5</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3">
            <table:table-cell office:value-type="string" table:style-name="ce9">
              <text:p>KUC201 Raadpleeg persoonsgegevens</text:p>
            </table:table-cell>
            <table:table-cell office:value-type="float" office:value="1" table:style-name="ce83">
              <text:p>1</text:p>
            </table:table-cell>
            <table:table-cell office:value-type="string" table:style-name="ce9">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391];$$Size;0);MATCH([.K391];$$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To Do</text:p>
            </table:table-cell>
            <table:table-cell office:value-type="string" table:content-validation-name="val6" table:style-name="ce137">
              <text:p>To Do</text:p>
            </table:table-cell>
            <table:table-cell table:content-validation-name="val6" table:style-name="ce131"/>
            <table:table-cell office:value-type="float" office:value="5" table:formula="of:=IF(ISNA([.L391]);0;[.L391]*[Referenties.$E$14])" table:style-name="ce19">
              <text:p>5,00</text:p>
            </table:table-cell>
            <table:table-cell office:value-type="float" office:value="0.5" table:formula="of:=IF(ISNA([.L391]);0;[.L391]*[Referenties.$E$15])" table:style-name="ce19">
              <text:p>0,50</text:p>
            </table:table-cell>
            <table:table-cell office:value-type="float" office:value="1" table:formula="of:=IF(ISNA([.L391]);0;[.L391]*[Referenties.$E$16])" table:style-name="ce19">
              <text:p>1,00</text:p>
            </table:table-cell>
            <table:table-cell office:value-type="float" office:value="2" table:formula="of:=IF(ISNA([.L391]);0;[.L391]*[Referenties.$E$17])" table:style-name="ce19">
              <text:p>2,00</text:p>
            </table:table-cell>
            <table:table-cell office:value-type="float" office:value="2" table:formula="of:=IF(ISNA([.L391]);0;[.L391]*[Referenties.$E$18])" table:style-name="ce19">
              <text:p>2,00</text:p>
            </table:table-cell>
            <table:table-cell office:value-type="float" office:value="4" table:formula="of:=IF(ISNA([.L391]);0;[.L391]*[Referenties.$E$20])" table:style-name="ce19">
              <text:p>4,00</text:p>
            </table:table-cell>
            <table:table-cell office:value-type="float" office:value="1" table:formula="of:=IF(ISNA([.L391]);0;[.L391]*[Referenties.$E$21])" table:style-name="ce19">
              <text:p>1,00</text:p>
            </table:table-cell>
            <table:table-cell office:value-type="float" office:value="4" table:formula="of:=IF(ISNA([.L391]);0;[.L391]*[Referenties.$E$22])" table:style-name="ce19">
              <text:p>4,00</text:p>
            </table:table-cell>
            <table:table-cell table:style-name="ce18"/>
            <table:table-cell table:number-columns-repeated="16354" table:style-name="ce9"/>
          </table:table-row>
          <table:table-row table:style-name="ro3">
            <table:table-cell office:value-type="string" table:style-name="ce9">
              <text:p>KUC201 Raadpleeg persoonsgegevens</text:p>
            </table:table-cell>
            <table:table-cell office:value-type="float" office:value="2" table:style-name="ce83">
              <text:p>2</text:p>
            </table:table-cell>
            <table:table-cell office:value-type="string" table:style-name="ce9">
              <text:p>AF1, AF2: geen of teveel resultaat</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92];$$Size;0);MATCH([.K392];$$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To Do</text:p>
            </table:table-cell>
            <table:table-cell office:value-type="string" table:content-validation-name="val6" table:style-name="ce137">
              <text:p>To Do</text:p>
            </table:table-cell>
            <table:table-cell table:content-validation-name="val6" table:style-name="ce131"/>
            <table:table-cell office:value-type="float" office:value="0.625" table:formula="of:=IF(ISNA([.L392]);0;[.L392]*[Referenties.$E$14])" table:style-name="ce19">
              <text:p>0,63</text:p>
            </table:table-cell>
            <table:table-cell office:value-type="float" office:value="6.25E-2" table:formula="of:=IF(ISNA([.L392]);0;[.L392]*[Referenties.$E$15])" table:style-name="ce19">
              <text:p>0,06</text:p>
            </table:table-cell>
            <table:table-cell office:value-type="float" office:value="0.125" table:formula="of:=IF(ISNA([.L392]);0;[.L392]*[Referenties.$E$16])" table:style-name="ce19">
              <text:p>0,13</text:p>
            </table:table-cell>
            <table:table-cell office:value-type="float" office:value="0.25" table:formula="of:=IF(ISNA([.L392]);0;[.L392]*[Referenties.$E$17])" table:style-name="ce19">
              <text:p>0,25</text:p>
            </table:table-cell>
            <table:table-cell office:value-type="float" office:value="0.25" table:formula="of:=IF(ISNA([.L392]);0;[.L392]*[Referenties.$E$18])" table:style-name="ce19">
              <text:p>0,25</text:p>
            </table:table-cell>
            <table:table-cell office:value-type="float" office:value="0.5" table:formula="of:=IF(ISNA([.L392]);0;[.L392]*[Referenties.$E$20])" table:style-name="ce19">
              <text:p>0,50</text:p>
            </table:table-cell>
            <table:table-cell office:value-type="float" office:value="0.125" table:formula="of:=IF(ISNA([.L392]);0;[.L392]*[Referenties.$E$21])" table:style-name="ce19">
              <text:p>0,13</text:p>
            </table:table-cell>
            <table:table-cell office:value-type="float" office:value="0.5" table:formula="of:=IF(ISNA([.L392]);0;[.L392]*[Referenties.$E$22])" table:style-name="ce19">
              <text:p>0,50</text:p>
            </table:table-cell>
            <table:table-cell table:style-name="ce18"/>
            <table:table-cell table:number-columns-repeated="16354" table:style-name="ce9"/>
          </table:table-row>
          <table:table-row table:style-name="ro3">
            <table:table-cell office:value-type="string" table:style-name="ce9">
              <text:p>KUC201 Raadpleeg persoonsgegevens</text:p>
            </table:table-cell>
            <table:table-cell office:value-type="float" office:value="3" table:style-name="ce83">
              <text:p>3</text:p>
            </table:table-cell>
            <table:table-cell office:value-type="string" table:style-name="ce9">
              <text:p>AF3: vaststellen gezagsbepaling</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93];$$Size;0);MATCH([.K393];$$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To Do</text:p>
            </table:table-cell>
            <table:table-cell office:value-type="string" table:content-validation-name="val6" table:style-name="ce137">
              <text:p>To Do</text:p>
            </table:table-cell>
            <table:table-cell table:content-validation-name="val6" table:style-name="ce131"/>
            <table:table-cell office:value-type="float" office:value="2.5" table:formula="of:=IF(ISNA([.L393]);0;[.L393]*[Referenties.$E$14])" table:style-name="ce19">
              <text:p>2,50</text:p>
            </table:table-cell>
            <table:table-cell office:value-type="float" office:value="0.25" table:formula="of:=IF(ISNA([.L393]);0;[.L393]*[Referenties.$E$15])" table:style-name="ce19">
              <text:p>0,25</text:p>
            </table:table-cell>
            <table:table-cell office:value-type="float" office:value="0.5" table:formula="of:=IF(ISNA([.L393]);0;[.L393]*[Referenties.$E$16])" table:style-name="ce19">
              <text:p>0,50</text:p>
            </table:table-cell>
            <table:table-cell office:value-type="float" office:value="1" table:formula="of:=IF(ISNA([.L393]);0;[.L393]*[Referenties.$E$17])" table:style-name="ce19">
              <text:p>1,00</text:p>
            </table:table-cell>
            <table:table-cell office:value-type="float" office:value="1" table:formula="of:=IF(ISNA([.L393]);0;[.L393]*[Referenties.$E$18])" table:style-name="ce19">
              <text:p>1,00</text:p>
            </table:table-cell>
            <table:table-cell office:value-type="float" office:value="2" table:formula="of:=IF(ISNA([.L393]);0;[.L393]*[Referenties.$E$20])" table:style-name="ce19">
              <text:p>2,00</text:p>
            </table:table-cell>
            <table:table-cell office:value-type="float" office:value="0.5" table:formula="of:=IF(ISNA([.L393]);0;[.L393]*[Referenties.$E$21])" table:style-name="ce19">
              <text:p>0,50</text:p>
            </table:table-cell>
            <table:table-cell office:value-type="float" office:value="2" table:formula="of:=IF(ISNA([.L393]);0;[.L393]*[Referenties.$E$22])" table:style-name="ce19">
              <text:p>2,00</text:p>
            </table:table-cell>
            <table:table-cell table:style-name="ce18"/>
            <table:table-cell table:number-columns-repeated="16354" table:style-name="ce9"/>
          </table:table-row>
          <table:table-row table:style-name="ro3">
            <table:table-cell office:value-type="string" table:style-name="ce9">
              <text:p>KUC201 Raadpleeg persoonsgegevens</text:p>
            </table:table-cell>
            <table:table-cell office:value-type="float" office:value="4" table:style-name="ce83">
              <text:p>4</text:p>
            </table:table-cell>
            <table:table-cell office:value-type="string" table:style-name="ce9">
              <text:p>AF5: detail persoon</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94];$$Size;0);MATCH([.K394];$$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To Do</text:p>
            </table:table-cell>
            <table:table-cell office:value-type="string" table:content-validation-name="val6" table:style-name="ce137">
              <text:p>To Do</text:p>
            </table:table-cell>
            <table:table-cell table:content-validation-name="val6" table:style-name="ce131"/>
            <table:table-cell office:value-type="float" office:value="0.625" table:formula="of:=IF(ISNA([.L394]);0;[.L394]*[Referenties.$E$14])" table:style-name="ce19">
              <text:p>0,63</text:p>
            </table:table-cell>
            <table:table-cell office:value-type="float" office:value="6.25E-2" table:formula="of:=IF(ISNA([.L394]);0;[.L394]*[Referenties.$E$15])" table:style-name="ce19">
              <text:p>0,06</text:p>
            </table:table-cell>
            <table:table-cell office:value-type="float" office:value="0.125" table:formula="of:=IF(ISNA([.L394]);0;[.L394]*[Referenties.$E$16])" table:style-name="ce19">
              <text:p>0,13</text:p>
            </table:table-cell>
            <table:table-cell office:value-type="float" office:value="0.25" table:formula="of:=IF(ISNA([.L394]);0;[.L394]*[Referenties.$E$17])" table:style-name="ce19">
              <text:p>0,25</text:p>
            </table:table-cell>
            <table:table-cell office:value-type="float" office:value="0.25" table:formula="of:=IF(ISNA([.L394]);0;[.L394]*[Referenties.$E$18])" table:style-name="ce19">
              <text:p>0,25</text:p>
            </table:table-cell>
            <table:table-cell office:value-type="float" office:value="0.5" table:formula="of:=IF(ISNA([.L394]);0;[.L394]*[Referenties.$E$20])" table:style-name="ce19">
              <text:p>0,50</text:p>
            </table:table-cell>
            <table:table-cell office:value-type="float" office:value="0.125" table:formula="of:=IF(ISNA([.L394]);0;[.L394]*[Referenties.$E$21])" table:style-name="ce19">
              <text:p>0,13</text:p>
            </table:table-cell>
            <table:table-cell office:value-type="float" office:value="0.5" table:formula="of:=IF(ISNA([.L394]);0;[.L394]*[Referenties.$E$22])" table:style-name="ce19">
              <text:p>0,50</text:p>
            </table:table-cell>
            <table:table-cell table:number-columns-repeated="16355" table:style-name="ce9"/>
          </table:table-row>
          <table:table-row table:style-name="ro3">
            <table:table-cell office:value-type="string" table:style-name="ce9">
              <text:p>KUC201 Raadpleeg persoonsgegevens</text:p>
            </table:table-cell>
            <table:table-cell office:value-type="float" office:value="5" table:style-name="ce83">
              <text:p>5</text:p>
            </table:table-cell>
            <table:table-cell office:value-type="string" table:style-name="ce9">
              <text:p>AF4: Melden niet bepalen geza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395];$$Size;0);MATCH([.K395];$$Complexity;0)+1)" table:style-name="ce60">
              <text:p>0,2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395]);0;[.L395]*[Referenties.$E$14])" table:style-name="ce19">
              <text:p>0,63</text:p>
            </table:table-cell>
            <table:table-cell office:value-type="float" office:value="6.25E-2" table:formula="of:=IF(ISNA([.L395]);0;[.L395]*[Referenties.$E$15])" table:style-name="ce19">
              <text:p>0,06</text:p>
            </table:table-cell>
            <table:table-cell office:value-type="float" office:value="0.125" table:formula="of:=IF(ISNA([.L395]);0;[.L395]*[Referenties.$E$16])" table:style-name="ce19">
              <text:p>0,13</text:p>
            </table:table-cell>
            <table:table-cell office:value-type="float" office:value="0.25" table:formula="of:=IF(ISNA([.L395]);0;[.L395]*[Referenties.$E$17])" table:style-name="ce19">
              <text:p>0,25</text:p>
            </table:table-cell>
            <table:table-cell office:value-type="float" office:value="0.25" table:formula="of:=IF(ISNA([.L395]);0;[.L395]*[Referenties.$E$18])" table:style-name="ce19">
              <text:p>0,25</text:p>
            </table:table-cell>
            <table:table-cell office:value-type="float" office:value="0.5" table:formula="of:=IF(ISNA([.L395]);0;[.L395]*[Referenties.$E$20])" table:style-name="ce19">
              <text:p>0,50</text:p>
            </table:table-cell>
            <table:table-cell office:value-type="float" office:value="0.125" table:formula="of:=IF(ISNA([.L395]);0;[.L395]*[Referenties.$E$21])" table:style-name="ce19">
              <text:p>0,13</text:p>
            </table:table-cell>
            <table:table-cell office:value-type="float" office:value="0.5" table:formula="of:=IF(ISNA([.L395]);0;[.L395]*[Referenties.$E$22])" table:style-name="ce19">
              <text:p>0,50</text:p>
            </table:table-cell>
            <table:table-cell office:value-type="float" office:value="36.5625" table:formula="of:=SUMIF([.V391:.AC395];&quot;&lt;&gt;#N/B&quot;)" table:style-name="ce18">
              <text:p>36,56</text:p>
            </table:table-cell>
            <table:table-cell table:number-columns-repeated="16354" table:style-name="ce9"/>
          </table:table-row>
        </table:table-row-group>
        <table:table-row table:style-name="ro3">
          <table:table-cell table:style-name="ce8"/>
          <table:table-cell table:style-name="ce82"/>
          <table:table-cell table:number-columns-repeated="3" table:style-name="ce8"/>
          <table:table-cell table:style-name="ce17"/>
          <table:table-cell table:number-columns-repeated="3" table:style-name="ce8"/>
          <table:table-cell table:content-validation-name="val3" table:style-name="ce8"/>
          <table:table-cell table:content-validation-name="val4" table:style-name="ce8"/>
          <table:table-cell table:style-name="ce62"/>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48">
            <text:p>KUC202 Uitgeven uittreksel/afschrift burgerlijke stand</text:p>
          </table:table-cell>
          <table:table-cell table:style-name="ce84"/>
          <table:table-cell table:number-columns-repeated="2" table:style-name="ce49"/>
          <table:table-cell table:content-validation-name="val5" table:style-name="ce49"/>
          <table:table-cell office:value-type="float" office:value="10" table:style-name="ce33">
            <text:p>10</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10">
            <table:table-cell office:value-type="string" table:style-name="ce8">
              <text:p>KUC202 Uitgeven uittreksel/afschrift burgerlijke stand</text:p>
            </table:table-cell>
            <table:table-cell office:value-type="float" office:value="1" table:style-name="ce83">
              <text:p>1</text:p>
            </table:table-cell>
            <table:table-cell office:value-type="string" table:style-name="ce8">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398];$$Size;0);MATCH([.K398];$$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398]);0;[.L398]*[Referenties.$E$14])" table:style-name="ce19">
              <text:p>2,50</text:p>
            </table:table-cell>
            <table:table-cell office:value-type="float" office:value="0.25" table:formula="of:=IF(ISNA([.L398]);0;[.L398]*[Referenties.$E$15])" table:style-name="ce19">
              <text:p>0,25</text:p>
            </table:table-cell>
            <table:table-cell office:value-type="float" office:value="0.5" table:formula="of:=IF(ISNA([.L398]);0;[.L398]*[Referenties.$E$16])" table:style-name="ce19">
              <text:p>0,50</text:p>
            </table:table-cell>
            <table:table-cell office:value-type="float" office:value="1" table:formula="of:=IF(ISNA([.L398]);0;[.L398]*[Referenties.$E$17])" table:style-name="ce19">
              <text:p>1,00</text:p>
            </table:table-cell>
            <table:table-cell office:value-type="float" office:value="1" table:formula="of:=IF(ISNA([.L398]);0;[.L398]*[Referenties.$E$18])" table:style-name="ce19">
              <text:p>1,00</text:p>
            </table:table-cell>
            <table:table-cell office:value-type="float" office:value="2" table:formula="of:=IF(ISNA([.L398]);0;[.L398]*[Referenties.$E$20])" table:style-name="ce19">
              <text:p>2,00</text:p>
            </table:table-cell>
            <table:table-cell office:value-type="float" office:value="0.5" table:formula="of:=IF(ISNA([.L398]);0;[.L398]*[Referenties.$E$21])" table:style-name="ce19">
              <text:p>0,50</text:p>
            </table:table-cell>
            <table:table-cell office:value-type="float" office:value="2" table:formula="of:=IF(ISNA([.L398]);0;[.L398]*[Referenties.$E$22])" table:style-name="ce19">
              <text:p>2,00</text:p>
            </table:table-cell>
            <table:table-cell table:number-columns-repeated="16355" table:style-name="ce8"/>
          </table:table-row>
          <table:table-row table:style-name="ro23">
            <table:table-cell office:value-type="string" table:style-name="ce8">
              <text:p>KUC202 Uitgeven uittreksel/afschrift burgerlijke stand</text:p>
            </table:table-cell>
            <table:table-cell office:value-type="float" office:value="2" table:style-name="ce83">
              <text:p>2</text:p>
            </table:table-cell>
            <table:table-cell office:value-type="string" table:style-name="ce8">
              <text:p>AF1 machtiging</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399];$$Size;0);MATCH([.K399];$$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399]);0;[.L399]*[Referenties.$E$14])" table:style-name="ce19">
              <text:p>1,25</text:p>
            </table:table-cell>
            <table:table-cell office:value-type="float" office:value="0.125" table:formula="of:=IF(ISNA([.L399]);0;[.L399]*[Referenties.$E$15])" table:style-name="ce19">
              <text:p>0,13</text:p>
            </table:table-cell>
            <table:table-cell office:value-type="float" office:value="0.25" table:formula="of:=IF(ISNA([.L399]);0;[.L399]*[Referenties.$E$16])" table:style-name="ce19">
              <text:p>0,25</text:p>
            </table:table-cell>
            <table:table-cell office:value-type="float" office:value="0.5" table:formula="of:=IF(ISNA([.L399]);0;[.L399]*[Referenties.$E$17])" table:style-name="ce19">
              <text:p>0,50</text:p>
            </table:table-cell>
            <table:table-cell office:value-type="float" office:value="0.5" table:formula="of:=IF(ISNA([.L399]);0;[.L399]*[Referenties.$E$18])" table:style-name="ce19">
              <text:p>0,50</text:p>
            </table:table-cell>
            <table:table-cell office:value-type="float" office:value="1" table:formula="of:=IF(ISNA([.L399]);0;[.L399]*[Referenties.$E$20])" table:style-name="ce19">
              <text:p>1,00</text:p>
            </table:table-cell>
            <table:table-cell office:value-type="float" office:value="0.25" table:formula="of:=IF(ISNA([.L399]);0;[.L399]*[Referenties.$E$21])" table:style-name="ce19">
              <text:p>0,25</text:p>
            </table:table-cell>
            <table:table-cell office:value-type="float" office:value="1" table:formula="of:=IF(ISNA([.L399]);0;[.L399]*[Referenties.$E$22])" table:style-name="ce19">
              <text:p>1,00</text:p>
            </table:table-cell>
            <table:table-cell table:number-columns-repeated="16355" table:style-name="ce8"/>
          </table:table-row>
          <table:table-row table:style-name="ro10">
            <table:table-cell office:value-type="string" table:style-name="ce8">
              <text:p>KUC202 Uitgeven uittreksel/afschrift burgerlijke stand</text:p>
            </table:table-cell>
            <table:table-cell office:value-type="float" office:value="3" table:style-name="ce83">
              <text:p>3</text:p>
            </table:table-cell>
            <table:table-cell office:value-type="string" table:style-name="ce8">
              <text:p>AF3 geen akte, AF4 Geen persoon, AF5 andere gem. AF6 taal</text:p>
            </table:table-cell>
            <table:table-cell office:value-type="string" table:content-validation-name="val1" table:style-name="ce9">
              <text:p>BRP zoeken</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400];$$Size;0);MATCH([.K400];$$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2.5" table:formula="of:=IF(ISNA([.L400]);0;[.L400]*[Referenties.$E$14])" table:style-name="ce19">
              <text:p>2,50</text:p>
            </table:table-cell>
            <table:table-cell office:value-type="float" office:value="0.25" table:formula="of:=IF(ISNA([.L400]);0;[.L400]*[Referenties.$E$15])" table:style-name="ce19">
              <text:p>0,25</text:p>
            </table:table-cell>
            <table:table-cell office:value-type="float" office:value="0.5" table:formula="of:=IF(ISNA([.L400]);0;[.L400]*[Referenties.$E$16])" table:style-name="ce19">
              <text:p>0,50</text:p>
            </table:table-cell>
            <table:table-cell office:value-type="float" office:value="1" table:formula="of:=IF(ISNA([.L400]);0;[.L400]*[Referenties.$E$17])" table:style-name="ce19">
              <text:p>1,00</text:p>
            </table:table-cell>
            <table:table-cell office:value-type="float" office:value="1" table:formula="of:=IF(ISNA([.L400]);0;[.L400]*[Referenties.$E$18])" table:style-name="ce19">
              <text:p>1,00</text:p>
            </table:table-cell>
            <table:table-cell office:value-type="float" office:value="2" table:formula="of:=IF(ISNA([.L400]);0;[.L400]*[Referenties.$E$20])" table:style-name="ce19">
              <text:p>2,00</text:p>
            </table:table-cell>
            <table:table-cell office:value-type="float" office:value="0.5" table:formula="of:=IF(ISNA([.L400]);0;[.L400]*[Referenties.$E$21])" table:style-name="ce19">
              <text:p>0,50</text:p>
            </table:table-cell>
            <table:table-cell office:value-type="float" office:value="2" table:formula="of:=IF(ISNA([.L400]);0;[.L400]*[Referenties.$E$22])" table:style-name="ce19">
              <text:p>2,00</text:p>
            </table:table-cell>
            <table:table-cell table:number-columns-repeated="16355" table:style-name="ce8"/>
          </table:table-row>
          <table:table-row table:style-name="ro24">
            <table:table-cell office:value-type="string" table:style-name="ce8">
              <text:p>KUC202 Uitgeven uittreksel/afschrift burgerlijke stand</text:p>
            </table:table-cell>
            <table:table-cell office:value-type="float" office:value="5" table:style-name="ce83">
              <text:p>5</text:p>
            </table:table-cell>
            <table:table-cell office:value-type="string" table:style-name="ce8">
              <text:p>AF2 afschrift</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401];$$Size;0);MATCH([.K401];$$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0"/>
            <table:table-cell office:value-type="float" office:value="1.25" table:formula="of:=IF(ISNA([.L401]);0;[.L401]*[Referenties.$E$14])" table:style-name="ce19">
              <text:p>1,25</text:p>
            </table:table-cell>
            <table:table-cell office:value-type="float" office:value="0.125" table:formula="of:=IF(ISNA([.L401]);0;[.L401]*[Referenties.$E$15])" table:style-name="ce19">
              <text:p>0,13</text:p>
            </table:table-cell>
            <table:table-cell office:value-type="float" office:value="0.25" table:formula="of:=IF(ISNA([.L401]);0;[.L401]*[Referenties.$E$16])" table:style-name="ce19">
              <text:p>0,25</text:p>
            </table:table-cell>
            <table:table-cell office:value-type="float" office:value="0.5" table:formula="of:=IF(ISNA([.L401]);0;[.L401]*[Referenties.$E$17])" table:style-name="ce19">
              <text:p>0,50</text:p>
            </table:table-cell>
            <table:table-cell office:value-type="float" office:value="0.5" table:formula="of:=IF(ISNA([.L401]);0;[.L401]*[Referenties.$E$18])" table:style-name="ce19">
              <text:p>0,50</text:p>
            </table:table-cell>
            <table:table-cell office:value-type="float" office:value="1" table:formula="of:=IF(ISNA([.L401]);0;[.L401]*[Referenties.$E$20])" table:style-name="ce19">
              <text:p>1,00</text:p>
            </table:table-cell>
            <table:table-cell office:value-type="float" office:value="0.25" table:formula="of:=IF(ISNA([.L401]);0;[.L401]*[Referenties.$E$21])" table:style-name="ce19">
              <text:p>0,25</text:p>
            </table:table-cell>
            <table:table-cell office:value-type="float" office:value="1" table:formula="of:=IF(ISNA([.L401]);0;[.L401]*[Referenties.$E$22])" table:style-name="ce19">
              <text:p>1,00</text:p>
            </table:table-cell>
            <table:table-cell office:value-type="float" office:value="29.25" table:formula="of:=SUMIF([.V397:.AC401];&quot;&lt;&gt;#N/B&quot;)" table:style-name="ce18">
              <text:p>29,25</text:p>
            </table:table-cell>
            <table:table-cell table:number-columns-repeated="16354"/>
          </table:table-row>
        </table:table-row-group>
        <table:table-row table:style-name="ro3">
          <table:table-cell table:style-name="ce8"/>
          <table:table-cell table:style-name="ce82"/>
          <table:table-cell table:number-columns-repeated="3" table:style-name="ce8"/>
          <table:table-cell table:style-name="ce17"/>
          <table:table-cell table:number-columns-repeated="3" table:style-name="ce8"/>
          <table:table-cell table:content-validation-name="val3" table:style-name="ce8"/>
          <table:table-cell table:content-validation-name="val4" table:style-name="ce8"/>
          <table:table-cell table:style-name="ce62"/>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48">
            <text:p>KUC203 Melden gerede twijfel</text:p>
          </table:table-cell>
          <table:table-cell table:style-name="ce84"/>
          <table:table-cell table:number-columns-repeated="2" table:style-name="ce49"/>
          <table:table-cell table:content-validation-name="val5" table:style-name="ce49"/>
          <table:table-cell office:value-type="float" office:value="28" table:style-name="ce33">
            <text:p>28</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3">
            <table:table-cell office:value-type="string" table:style-name="ce9">
              <text:p>KCU203 Melden gerede twijfel</text:p>
            </table:table-cell>
            <table:table-cell office:value-type="float" office:value="1" table:style-name="ce83">
              <text:p>1</text:p>
            </table:table-cell>
            <table:table-cell office:value-type="string" table:style-name="ce9">
              <text:p>Basic Flow</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Easy</text:p>
            </table:table-cell>
            <table:table-cell office:value-type="float" office:value="2" table:formula="of:=INDEX($$EstimateMatrix;MATCH([.J404];$$Size;0);MATCH([.K404];$$Complexity;0)+1)" table:style-name="ce60">
              <text:p>2</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To Do</text:p>
            </table:table-cell>
            <table:table-cell office:value-type="string" table:content-validation-name="val6" table:style-name="ce137">
              <text:p>To Do</text:p>
            </table:table-cell>
            <table:table-cell table:content-validation-name="val6" table:style-name="ce131"/>
            <table:table-cell office:value-type="float" office:value="5" table:formula="of:=IF(ISNA([.L404]);0;[.L404]*[Referenties.$E$14])" table:style-name="ce19">
              <text:p>5,00</text:p>
            </table:table-cell>
            <table:table-cell office:value-type="float" office:value="0.5" table:formula="of:=IF(ISNA([.L404]);0;[.L404]*[Referenties.$E$15])" table:style-name="ce19">
              <text:p>0,50</text:p>
            </table:table-cell>
            <table:table-cell office:value-type="float" office:value="1" table:formula="of:=IF(ISNA([.L404]);0;[.L404]*[Referenties.$E$16])" table:style-name="ce19">
              <text:p>1,00</text:p>
            </table:table-cell>
            <table:table-cell office:value-type="float" office:value="2" table:formula="of:=IF(ISNA([.L404]);0;[.L404]*[Referenties.$E$17])" table:style-name="ce19">
              <text:p>2,00</text:p>
            </table:table-cell>
            <table:table-cell office:value-type="float" office:value="2" table:formula="of:=IF(ISNA([.L404]);0;[.L404]*[Referenties.$E$18])" table:style-name="ce19">
              <text:p>2,00</text:p>
            </table:table-cell>
            <table:table-cell office:value-type="float" office:value="4" table:formula="of:=IF(ISNA([.L404]);0;[.L404]*[Referenties.$E$20])" table:style-name="ce19">
              <text:p>4,00</text:p>
            </table:table-cell>
            <table:table-cell office:value-type="float" office:value="1" table:formula="of:=IF(ISNA([.L404]);0;[.L404]*[Referenties.$E$21])" table:style-name="ce19">
              <text:p>1,00</text:p>
            </table:table-cell>
            <table:table-cell office:value-type="float" office:value="4" table:formula="of:=IF(ISNA([.L404]);0;[.L404]*[Referenties.$E$22])" table:style-name="ce19">
              <text:p>4,00</text:p>
            </table:table-cell>
            <table:table-cell table:style-name="ce18"/>
            <table:table-cell table:number-columns-repeated="16354" table:style-name="ce9"/>
          </table:table-row>
          <table:table-row table:style-name="ro10">
            <table:table-cell office:value-type="string" table:style-name="ce9">
              <text:p>KCU203 Melden gerede twijfel</text:p>
            </table:table-cell>
            <table:table-cell office:value-type="float" office:value="2" table:style-name="ce83">
              <text:p>2</text:p>
            </table:table-cell>
            <table:table-cell office:value-type="string" table:style-name="ce9">
              <text:p>AF1 , AF12 Opstellen (terug)melding door afnemer, AF13 melding door burger</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Medium</text:p>
            </table:table-cell>
            <table:table-cell office:value-type="string" table:content-validation-name="val4" table:style-name="ce8">
              <text:p>Hard</text:p>
            </table:table-cell>
            <table:table-cell office:value-type="float" office:value="4" table:formula="of:=INDEX($$EstimateMatrix;MATCH([.J405];$$Size;0);MATCH([.K405];$$Complexity;0)+1)" table:style-name="ce60">
              <text:p>4</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To Do</text:p>
            </table:table-cell>
            <table:table-cell office:value-type="string" table:content-validation-name="val6" table:style-name="ce137">
              <text:p>To Do</text:p>
            </table:table-cell>
            <table:table-cell table:content-validation-name="val6" table:style-name="ce131"/>
            <table:table-cell office:value-type="float" office:value="10" table:formula="of:=IF(ISNA([.L405]);0;[.L405]*[Referenties.$E$14])" table:style-name="ce19">
              <text:p>10,00</text:p>
            </table:table-cell>
            <table:table-cell office:value-type="float" office:value="1" table:formula="of:=IF(ISNA([.L405]);0;[.L405]*[Referenties.$E$15])" table:style-name="ce19">
              <text:p>1,00</text:p>
            </table:table-cell>
            <table:table-cell office:value-type="float" office:value="2" table:formula="of:=IF(ISNA([.L405]);0;[.L405]*[Referenties.$E$16])" table:style-name="ce19">
              <text:p>2,00</text:p>
            </table:table-cell>
            <table:table-cell office:value-type="float" office:value="4" table:formula="of:=IF(ISNA([.L405]);0;[.L405]*[Referenties.$E$17])" table:style-name="ce19">
              <text:p>4,00</text:p>
            </table:table-cell>
            <table:table-cell office:value-type="float" office:value="4" table:formula="of:=IF(ISNA([.L405]);0;[.L405]*[Referenties.$E$18])" table:style-name="ce19">
              <text:p>4,00</text:p>
            </table:table-cell>
            <table:table-cell office:value-type="float" office:value="8" table:formula="of:=IF(ISNA([.L405]);0;[.L405]*[Referenties.$E$20])" table:style-name="ce19">
              <text:p>8,00</text:p>
            </table:table-cell>
            <table:table-cell office:value-type="float" office:value="2" table:formula="of:=IF(ISNA([.L405]);0;[.L405]*[Referenties.$E$21])" table:style-name="ce19">
              <text:p>2,00</text:p>
            </table:table-cell>
            <table:table-cell office:value-type="float" office:value="8" table:formula="of:=IF(ISNA([.L405]);0;[.L405]*[Referenties.$E$22])" table:style-name="ce19">
              <text:p>8,00</text:p>
            </table:table-cell>
            <table:table-cell table:style-name="ce18"/>
            <table:table-cell table:number-columns-repeated="16354" table:style-name="ce9"/>
          </table:table-row>
          <table:table-row table:style-name="ro10">
            <table:table-cell office:value-type="string" table:style-name="ce9">
              <text:p>KCU203 Melden gerede twijfel</text:p>
            </table:table-cell>
            <table:table-cell office:value-type="float" office:value="3" table:style-name="ce83">
              <text:p>3</text:p>
            </table:table-cell>
            <table:table-cell office:value-type="string" table:style-name="ce9">
              <text:p>AF3, AF4 meerdere personen, gemeenten betrokken</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Hard</text:p>
            </table:table-cell>
            <table:table-cell office:value-type="float" office:value="3" table:formula="of:=INDEX($$EstimateMatrix;MATCH([.J406];$$Size;0);MATCH([.K406];$$Complexity;0)+1)" table:style-name="ce60">
              <text:p>3</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To Do</text:p>
            </table:table-cell>
            <table:table-cell office:value-type="string" table:content-validation-name="val6" table:style-name="ce137">
              <text:p>To Do</text:p>
            </table:table-cell>
            <table:table-cell table:content-validation-name="val6" table:style-name="ce131"/>
            <table:table-cell office:value-type="float" office:value="7.5" table:formula="of:=IF(ISNA([.L406]);0;[.L406]*[Referenties.$E$14])" table:style-name="ce19">
              <text:p>7,50</text:p>
            </table:table-cell>
            <table:table-cell office:value-type="float" office:value="0.75" table:formula="of:=IF(ISNA([.L406]);0;[.L406]*[Referenties.$E$15])" table:style-name="ce19">
              <text:p>0,75</text:p>
            </table:table-cell>
            <table:table-cell office:value-type="float" office:value="1.5" table:formula="of:=IF(ISNA([.L406]);0;[.L406]*[Referenties.$E$16])" table:style-name="ce19">
              <text:p>1,50</text:p>
            </table:table-cell>
            <table:table-cell office:value-type="float" office:value="3" table:formula="of:=IF(ISNA([.L406]);0;[.L406]*[Referenties.$E$17])" table:style-name="ce19">
              <text:p>3,00</text:p>
            </table:table-cell>
            <table:table-cell office:value-type="float" office:value="3" table:formula="of:=IF(ISNA([.L406]);0;[.L406]*[Referenties.$E$18])" table:style-name="ce19">
              <text:p>3,00</text:p>
            </table:table-cell>
            <table:table-cell office:value-type="float" office:value="6" table:formula="of:=IF(ISNA([.L406]);0;[.L406]*[Referenties.$E$20])" table:style-name="ce19">
              <text:p>6,00</text:p>
            </table:table-cell>
            <table:table-cell office:value-type="float" office:value="1.5" table:formula="of:=IF(ISNA([.L406]);0;[.L406]*[Referenties.$E$21])" table:style-name="ce19">
              <text:p>1,50</text:p>
            </table:table-cell>
            <table:table-cell office:value-type="float" office:value="6" table:formula="of:=IF(ISNA([.L406]);0;[.L406]*[Referenties.$E$22])" table:style-name="ce19">
              <text:p>6,00</text:p>
            </table:table-cell>
            <table:table-cell table:style-name="ce18"/>
            <table:table-cell table:number-columns-repeated="16354" table:style-name="ce9"/>
          </table:table-row>
          <table:table-row table:style-name="ro10">
            <table:table-cell office:value-type="string" table:style-name="ce9">
              <text:p>KCU203 Melden gerede twijfel</text:p>
            </table:table-cell>
            <table:table-cell office:value-type="float" office:value="4" table:style-name="ce83">
              <text:p>4</text:p>
            </table:table-cell>
            <table:table-cell office:value-type="string" table:style-name="ce9">
              <text:p>AF5,AF7, AF8 melding andere register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407];$$Size;0);MATCH([.K407];$$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N.v.t.</text:p>
            </table:table-cell>
            <table:table-cell table:content-validation-name="val6" table:style-name="ce131"/>
            <table:table-cell office:value-type="float" office:value="1.25" table:formula="of:=IF(ISNA([.L407]);0;[.L407]*[Referenties.$E$14])" table:style-name="ce19">
              <text:p>1,25</text:p>
            </table:table-cell>
            <table:table-cell office:value-type="float" office:value="0.125" table:formula="of:=IF(ISNA([.L407]);0;[.L407]*[Referenties.$E$15])" table:style-name="ce19">
              <text:p>0,13</text:p>
            </table:table-cell>
            <table:table-cell office:value-type="float" office:value="0.25" table:formula="of:=IF(ISNA([.L407]);0;[.L407]*[Referenties.$E$16])" table:style-name="ce19">
              <text:p>0,25</text:p>
            </table:table-cell>
            <table:table-cell office:value-type="float" office:value="0.5" table:formula="of:=IF(ISNA([.L407]);0;[.L407]*[Referenties.$E$17])" table:style-name="ce19">
              <text:p>0,50</text:p>
            </table:table-cell>
            <table:table-cell office:value-type="float" office:value="0.5" table:formula="of:=IF(ISNA([.L407]);0;[.L407]*[Referenties.$E$18])" table:style-name="ce19">
              <text:p>0,50</text:p>
            </table:table-cell>
            <table:table-cell office:value-type="float" office:value="1" table:formula="of:=IF(ISNA([.L407]);0;[.L407]*[Referenties.$E$20])" table:style-name="ce19">
              <text:p>1,00</text:p>
            </table:table-cell>
            <table:table-cell office:value-type="float" office:value="0.25" table:formula="of:=IF(ISNA([.L407]);0;[.L407]*[Referenties.$E$21])" table:style-name="ce19">
              <text:p>0,25</text:p>
            </table:table-cell>
            <table:table-cell office:value-type="float" office:value="1" table:formula="of:=IF(ISNA([.L407]);0;[.L407]*[Referenties.$E$22])" table:style-name="ce19">
              <text:p>1,00</text:p>
            </table:table-cell>
            <table:table-cell table:style-name="ce18"/>
            <table:table-cell table:number-columns-repeated="16354" table:style-name="ce9"/>
          </table:table-row>
          <table:table-row table:style-name="ro1">
            <table:table-cell office:value-type="string" table:style-name="ce9">
              <text:p>KCU203 Melden gerede twijfel</text:p>
            </table:table-cell>
            <table:table-cell office:value-type="float" office:value="5" table:style-name="ce83">
              <text:p>5</text:p>
            </table:table-cell>
            <table:table-cell office:value-type="string" table:style-name="ce9">
              <text:p>AF9 Interne melding afhandelen</text:p>
            </table:table-cell>
            <table:table-cell table:content-validation-name="val1" table:style-name="ce8"/>
            <table:table-cell office:value-type="string" table:content-validation-name="val5" table:style-name="ce8">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408];$$Size;0);MATCH([.K408];$$Complexity;0)+1)" table:style-name="ce60">
              <text:p>1</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To Do</text:p>
            </table:table-cell>
            <table:table-cell office:value-type="string" table:content-validation-name="val6" table:style-name="ce137">
              <text:p>To Do</text:p>
            </table:table-cell>
            <table:table-cell table:content-validation-name="val6" table:style-name="ce131"/>
            <table:table-cell office:value-type="float" office:value="2.5" table:formula="of:=IF(ISNA([.L408]);0;[.L408]*[Referenties.$E$14])" table:style-name="ce19">
              <text:p>2,50</text:p>
            </table:table-cell>
            <table:table-cell office:value-type="float" office:value="0.25" table:formula="of:=IF(ISNA([.L408]);0;[.L408]*[Referenties.$E$15])" table:style-name="ce19">
              <text:p>0,25</text:p>
            </table:table-cell>
            <table:table-cell office:value-type="float" office:value="0.5" table:formula="of:=IF(ISNA([.L408]);0;[.L408]*[Referenties.$E$16])" table:style-name="ce19">
              <text:p>0,50</text:p>
            </table:table-cell>
            <table:table-cell office:value-type="float" office:value="1" table:formula="of:=IF(ISNA([.L408]);0;[.L408]*[Referenties.$E$17])" table:style-name="ce19">
              <text:p>1,00</text:p>
            </table:table-cell>
            <table:table-cell office:value-type="float" office:value="1" table:formula="of:=IF(ISNA([.L408]);0;[.L408]*[Referenties.$E$18])" table:style-name="ce19">
              <text:p>1,00</text:p>
            </table:table-cell>
            <table:table-cell office:value-type="float" office:value="2" table:formula="of:=IF(ISNA([.L408]);0;[.L408]*[Referenties.$E$20])" table:style-name="ce19">
              <text:p>2,00</text:p>
            </table:table-cell>
            <table:table-cell office:value-type="float" office:value="0.5" table:formula="of:=IF(ISNA([.L408]);0;[.L408]*[Referenties.$E$21])" table:style-name="ce19">
              <text:p>0,50</text:p>
            </table:table-cell>
            <table:table-cell office:value-type="float" office:value="2" table:formula="of:=IF(ISNA([.L408]);0;[.L408]*[Referenties.$E$22])" table:style-name="ce19">
              <text:p>2,00</text:p>
            </table:table-cell>
            <table:table-cell table:style-name="ce18"/>
            <table:table-cell table:number-columns-repeated="16354" table:style-name="ce9"/>
          </table:table-row>
          <table:table-row table:style-name="ro10">
            <table:table-cell office:value-type="string" table:style-name="ce9">
              <text:p>KCU203 Melden gerede twijfel</text:p>
            </table:table-cell>
            <table:table-cell office:value-type="float" office:value="6" table:style-name="ce83">
              <text:p>6</text:p>
            </table:table-cell>
            <table:table-cell office:value-type="string" table:style-name="ce9">
              <text:p>AF10 meld. Van onderhanden zaak, AF11 Vakspec. wil niet sluiten</text:p>
            </table:table-cell>
            <table:table-cell office:value-type="string" table:content-validation-name="val1" table:style-name="ce9">
              <text:p>Zaaksysteem</text:p>
            </table:table-cell>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Easy</text:p>
            </table:table-cell>
            <table:table-cell office:value-type="float" office:value="0.5" table:formula="of:=INDEX($$EstimateMatrix;MATCH([.J409];$$Size;0);MATCH([.K409];$$Complexity;0)+1)" table:style-name="ce60">
              <text:p>0,5</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1.25" table:formula="of:=IF(ISNA([.L409]);0;[.L409]*[Referenties.$E$14])" table:style-name="ce19">
              <text:p>1,25</text:p>
            </table:table-cell>
            <table:table-cell office:value-type="float" office:value="0.125" table:formula="of:=IF(ISNA([.L409]);0;[.L409]*[Referenties.$E$15])" table:style-name="ce19">
              <text:p>0,13</text:p>
            </table:table-cell>
            <table:table-cell office:value-type="float" office:value="0.25" table:formula="of:=IF(ISNA([.L409]);0;[.L409]*[Referenties.$E$16])" table:style-name="ce19">
              <text:p>0,25</text:p>
            </table:table-cell>
            <table:table-cell office:value-type="float" office:value="0.5" table:formula="of:=IF(ISNA([.L409]);0;[.L409]*[Referenties.$E$17])" table:style-name="ce19">
              <text:p>0,50</text:p>
            </table:table-cell>
            <table:table-cell office:value-type="float" office:value="0.5" table:formula="of:=IF(ISNA([.L409]);0;[.L409]*[Referenties.$E$18])" table:style-name="ce19">
              <text:p>0,50</text:p>
            </table:table-cell>
            <table:table-cell office:value-type="float" office:value="1" table:formula="of:=IF(ISNA([.L409]);0;[.L409]*[Referenties.$E$20])" table:style-name="ce19">
              <text:p>1,00</text:p>
            </table:table-cell>
            <table:table-cell office:value-type="float" office:value="0.25" table:formula="of:=IF(ISNA([.L409]);0;[.L409]*[Referenties.$E$21])" table:style-name="ce19">
              <text:p>0,25</text:p>
            </table:table-cell>
            <table:table-cell office:value-type="float" office:value="1" table:formula="of:=IF(ISNA([.L409]);0;[.L409]*[Referenties.$E$22])" table:style-name="ce19">
              <text:p>1,00</text:p>
            </table:table-cell>
            <table:table-cell table:style-name="ce18"/>
            <table:table-cell table:number-columns-repeated="16354" table:style-name="ce9"/>
          </table:table-row>
          <table:table-row table:style-name="ro10">
            <table:table-cell office:value-type="string" table:style-name="ce9">
              <text:p>KCU203 Melden gerede twijfel</text:p>
            </table:table-cell>
            <table:table-cell office:value-type="float" office:value="7" table:style-name="ce83">
              <text:p>7</text:p>
            </table:table-cell>
            <table:table-cell office:value-type="string" table:style-name="ce9">
              <text:p>AF2 melding afwijking op akten/BRP, AF14 niet in administratie opgenomen gegevens</text:p>
            </table:table-cell>
            <table:table-cell table:content-validation-name="val1" table:style-name="ce8"/>
            <table:table-cell office:value-type="string" table:content-validation-name="val5" table:style-name="ce8">
              <text:p>Identifi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Easy</text:p>
            </table:table-cell>
            <table:table-cell office:value-type="float" office:value="1" table:formula="of:=INDEX($$EstimateMatrix;MATCH([.J410];$$Size;0);MATCH([.K410];$$Complexity;0)+1)" table:style-name="ce60">
              <text:p>1</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2.5" table:formula="of:=IF(ISNA([.L410]);0;[.L410]*[Referenties.$E$14])" table:style-name="ce19">
              <text:p>2,50</text:p>
            </table:table-cell>
            <table:table-cell office:value-type="float" office:value="0.25" table:formula="of:=IF(ISNA([.L410]);0;[.L410]*[Referenties.$E$15])" table:style-name="ce19">
              <text:p>0,25</text:p>
            </table:table-cell>
            <table:table-cell office:value-type="float" office:value="0.5" table:formula="of:=IF(ISNA([.L410]);0;[.L410]*[Referenties.$E$16])" table:style-name="ce19">
              <text:p>0,50</text:p>
            </table:table-cell>
            <table:table-cell office:value-type="float" office:value="1" table:formula="of:=IF(ISNA([.L410]);0;[.L410]*[Referenties.$E$17])" table:style-name="ce19">
              <text:p>1,00</text:p>
            </table:table-cell>
            <table:table-cell office:value-type="float" office:value="1" table:formula="of:=IF(ISNA([.L410]);0;[.L410]*[Referenties.$E$18])" table:style-name="ce19">
              <text:p>1,00</text:p>
            </table:table-cell>
            <table:table-cell office:value-type="float" office:value="2" table:formula="of:=IF(ISNA([.L410]);0;[.L410]*[Referenties.$E$20])" table:style-name="ce19">
              <text:p>2,00</text:p>
            </table:table-cell>
            <table:table-cell office:value-type="float" office:value="0.5" table:formula="of:=IF(ISNA([.L410]);0;[.L410]*[Referenties.$E$21])" table:style-name="ce19">
              <text:p>0,50</text:p>
            </table:table-cell>
            <table:table-cell office:value-type="float" office:value="2" table:formula="of:=IF(ISNA([.L410]);0;[.L410]*[Referenties.$E$22])" table:style-name="ce19">
              <text:p>2,00</text:p>
            </table:table-cell>
            <table:table-cell table:style-name="ce18"/>
            <table:table-cell table:number-columns-repeated="16354" table:style-name="ce9"/>
          </table:table-row>
          <table:table-row table:style-name="ro10">
            <table:table-cell office:value-type="string" table:style-name="ce9">
              <text:p>KCU203 Melden gerede twijfel</text:p>
            </table:table-cell>
            <table:table-cell office:value-type="float" office:value="8" table:style-name="ce83">
              <text:p>8</text:p>
            </table:table-cell>
            <table:table-cell office:value-type="string" table:style-name="ce11">
              <text:p>AF6 Melden op basis van adres AF15 Gegevensgroep bekend</text:p>
            </table:table-cell>
            <table:table-cell table:content-validation-name="val1" table:style-name="ce8"/>
            <table:table-cell office:value-type="string" table:content-validation-name="val5" table:style-name="ce12">
              <text:p>Realiz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411];$$Size;0);MATCH([.K411];$$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To Do</text:p>
            </table:table-cell>
            <table:table-cell office:value-type="string" table:content-validation-name="val6" table:style-name="ce137">
              <text:p>To Do</text:p>
            </table:table-cell>
            <table:table-cell table:content-validation-name="val6" table:style-name="ce130"/>
            <table:table-cell office:value-type="float" office:value="0.625" table:formula="of:=IF(ISNA([.L411]);0;[.L411]*[Referenties.$E$14])" table:style-name="ce19">
              <text:p>0,63</text:p>
            </table:table-cell>
            <table:table-cell office:value-type="float" office:value="6.25E-2" table:formula="of:=IF(ISNA([.L411]);0;[.L411]*[Referenties.$E$15])" table:style-name="ce19">
              <text:p>0,06</text:p>
            </table:table-cell>
            <table:table-cell office:value-type="float" office:value="0.125" table:formula="of:=IF(ISNA([.L411]);0;[.L411]*[Referenties.$E$16])" table:style-name="ce19">
              <text:p>0,13</text:p>
            </table:table-cell>
            <table:table-cell office:value-type="float" office:value="0.25" table:formula="of:=IF(ISNA([.L411]);0;[.L411]*[Referenties.$E$17])" table:style-name="ce19">
              <text:p>0,25</text:p>
            </table:table-cell>
            <table:table-cell office:value-type="float" office:value="0.25" table:formula="of:=IF(ISNA([.L411]);0;[.L411]*[Referenties.$E$18])" table:style-name="ce19">
              <text:p>0,25</text:p>
            </table:table-cell>
            <table:table-cell office:value-type="float" office:value="0.5" table:formula="of:=IF(ISNA([.L411]);0;[.L411]*[Referenties.$E$20])" table:style-name="ce19">
              <text:p>0,50</text:p>
            </table:table-cell>
            <table:table-cell office:value-type="float" office:value="0.125" table:formula="of:=IF(ISNA([.L411]);0;[.L411]*[Referenties.$E$21])" table:style-name="ce19">
              <text:p>0,13</text:p>
            </table:table-cell>
            <table:table-cell office:value-type="float" office:value="0.5" table:formula="of:=IF(ISNA([.L411]);0;[.L411]*[Referenties.$E$22])" table:style-name="ce19">
              <text:p>0,50</text:p>
            </table:table-cell>
            <table:table-cell office:value-type="float" office:value="119.4375" table:formula="of:=SUMIF([.V403:.AC411];&quot;&lt;&gt;#N/B&quot;)" table:style-name="ce18">
              <text:p>119,44</text:p>
            </table:table-cell>
            <table:table-cell table:number-columns-repeated="16354" table:style-name="ce9"/>
          </table:table-row>
        </table:table-row-group>
        <table:table-row table:style-name="ro3">
          <table:table-cell table:style-name="ce8"/>
          <table:table-cell table:style-name="ce82"/>
          <table:table-cell table:number-columns-repeated="3" table:style-name="ce8"/>
          <table:table-cell table:style-name="ce17"/>
          <table:table-cell table:number-columns-repeated="3" table:style-name="ce8"/>
          <table:table-cell table:content-validation-name="val3" table:style-name="ce8"/>
          <table:table-cell table:content-validation-name="val4" table:style-name="ce8"/>
          <table:table-cell table:style-name="ce62"/>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table-row>
        <table:table-row table:style-name="ro3">
          <table:table-cell office:value-type="string" table:style-name="ce48">
            <text:p>KUC204 Afhandelen Betaling</text:p>
          </table:table-cell>
          <table:table-cell table:style-name="ce84"/>
          <table:table-cell table:number-columns-repeated="2" table:style-name="ce49"/>
          <table:table-cell table:content-validation-name="val5" table:style-name="ce49"/>
          <table:table-cell office:value-type="float" office:value="5" table:style-name="ce33">
            <text:p>5</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3">
            <table:table-cell office:value-type="string" table:style-name="ce9">
              <text:p>KUC204 Afhandelen Betaling</text:p>
            </table:table-cell>
            <table:table-cell office:value-type="float" office:value="1" table:style-name="ce83">
              <text:p>1</text:p>
            </table:table-cell>
            <table:table-cell office:value-type="string" table:style-name="ce9">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414];$$Size;0);MATCH([.K414];$$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1.25" table:formula="of:=IF(ISNA([.L414]);0;[.L414]*[Referenties.$E$14])" table:style-name="ce19">
              <text:p>1,25</text:p>
            </table:table-cell>
            <table:table-cell office:value-type="float" office:value="0.125" table:formula="of:=IF(ISNA([.L414]);0;[.L414]*[Referenties.$E$15])" table:style-name="ce19">
              <text:p>0,13</text:p>
            </table:table-cell>
            <table:table-cell office:value-type="float" office:value="0.25" table:formula="of:=IF(ISNA([.L414]);0;[.L414]*[Referenties.$E$16])" table:style-name="ce19">
              <text:p>0,25</text:p>
            </table:table-cell>
            <table:table-cell office:value-type="float" office:value="0.5" table:formula="of:=IF(ISNA([.L414]);0;[.L414]*[Referenties.$E$17])" table:style-name="ce19">
              <text:p>0,50</text:p>
            </table:table-cell>
            <table:table-cell office:value-type="float" office:value="0.5" table:formula="of:=IF(ISNA([.L414]);0;[.L414]*[Referenties.$E$18])" table:style-name="ce19">
              <text:p>0,50</text:p>
            </table:table-cell>
            <table:table-cell office:value-type="float" office:value="1" table:formula="of:=IF(ISNA([.L414]);0;[.L414]*[Referenties.$E$20])" table:style-name="ce19">
              <text:p>1,00</text:p>
            </table:table-cell>
            <table:table-cell office:value-type="float" office:value="0.25" table:formula="of:=IF(ISNA([.L414]);0;[.L414]*[Referenties.$E$21])" table:style-name="ce19">
              <text:p>0,25</text:p>
            </table:table-cell>
            <table:table-cell office:value-type="float" office:value="1" table:formula="of:=IF(ISNA([.L414]);0;[.L414]*[Referenties.$E$22])" table:style-name="ce19">
              <text:p>1,00</text:p>
            </table:table-cell>
            <table:table-cell table:style-name="ce18"/>
            <table:table-cell table:number-columns-repeated="16354" table:style-name="ce9"/>
          </table:table-row>
          <table:table-row table:style-name="ro3">
            <table:table-cell office:value-type="string" table:style-name="ce9">
              <text:p>KUC204 Afhandelen Betaling</text:p>
            </table:table-cell>
            <table:table-cell office:value-type="float" office:value="2" table:style-name="ce83">
              <text:p>2</text:p>
            </table:table-cell>
            <table:table-cell office:value-type="string" table:style-name="ce9">
              <text:p>AF1: Leges niet bepaald</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415];$$Size;0);MATCH([.K415];$$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415]);0;[.L415]*[Referenties.$E$14])" table:style-name="ce19">
              <text:p>0,63</text:p>
            </table:table-cell>
            <table:table-cell office:value-type="float" office:value="6.25E-2" table:formula="of:=IF(ISNA([.L415]);0;[.L415]*[Referenties.$E$15])" table:style-name="ce19">
              <text:p>0,06</text:p>
            </table:table-cell>
            <table:table-cell office:value-type="float" office:value="0.125" table:formula="of:=IF(ISNA([.L415]);0;[.L415]*[Referenties.$E$16])" table:style-name="ce19">
              <text:p>0,13</text:p>
            </table:table-cell>
            <table:table-cell office:value-type="float" office:value="0.25" table:formula="of:=IF(ISNA([.L415]);0;[.L415]*[Referenties.$E$17])" table:style-name="ce19">
              <text:p>0,25</text:p>
            </table:table-cell>
            <table:table-cell office:value-type="float" office:value="0.25" table:formula="of:=IF(ISNA([.L415]);0;[.L415]*[Referenties.$E$18])" table:style-name="ce19">
              <text:p>0,25</text:p>
            </table:table-cell>
            <table:table-cell office:value-type="float" office:value="0.5" table:formula="of:=IF(ISNA([.L415]);0;[.L415]*[Referenties.$E$20])" table:style-name="ce19">
              <text:p>0,50</text:p>
            </table:table-cell>
            <table:table-cell office:value-type="float" office:value="0.125" table:formula="of:=IF(ISNA([.L415]);0;[.L415]*[Referenties.$E$21])" table:style-name="ce19">
              <text:p>0,13</text:p>
            </table:table-cell>
            <table:table-cell office:value-type="float" office:value="0.5" table:formula="of:=IF(ISNA([.L415]);0;[.L415]*[Referenties.$E$22])" table:style-name="ce19">
              <text:p>0,50</text:p>
            </table:table-cell>
            <table:table-cell table:style-name="ce18"/>
            <table:table-cell table:number-columns-repeated="16354" table:style-name="ce9"/>
          </table:table-row>
          <table:table-row table:style-name="ro3">
            <table:table-cell office:value-type="string" table:style-name="ce9">
              <text:p>KUC204 Afhandelen Betaling</text:p>
            </table:table-cell>
            <table:table-cell office:value-type="float" office:value="3" table:style-name="ce83">
              <text:p>3</text:p>
            </table:table-cell>
            <table:table-cell office:value-type="string" table:style-name="ce9">
              <text:p>AF2: Betalingsvorm niet gekozen</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416];$$Size;0);MATCH([.K416];$$Complexity;0)+1)" table:style-name="ce60">
              <text:p>0,25</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N.v.t.</text:p>
            </table:table-cell>
            <table:table-cell office:value-type="string" table:content-validation-name="val6" table:style-name="ce137">
              <text:p>N.v.t.</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N.v.t.</text:p>
            </table:table-cell>
            <table:table-cell table:content-validation-name="val6" table:style-name="ce131"/>
            <table:table-cell office:value-type="float" office:value="0.625" table:formula="of:=IF(ISNA([.L416]);0;[.L416]*[Referenties.$E$14])" table:style-name="ce19">
              <text:p>0,63</text:p>
            </table:table-cell>
            <table:table-cell office:value-type="float" office:value="6.25E-2" table:formula="of:=IF(ISNA([.L416]);0;[.L416]*[Referenties.$E$15])" table:style-name="ce19">
              <text:p>0,06</text:p>
            </table:table-cell>
            <table:table-cell office:value-type="float" office:value="0.125" table:formula="of:=IF(ISNA([.L416]);0;[.L416]*[Referenties.$E$16])" table:style-name="ce19">
              <text:p>0,13</text:p>
            </table:table-cell>
            <table:table-cell office:value-type="float" office:value="0.25" table:formula="of:=IF(ISNA([.L416]);0;[.L416]*[Referenties.$E$17])" table:style-name="ce19">
              <text:p>0,25</text:p>
            </table:table-cell>
            <table:table-cell office:value-type="float" office:value="0.25" table:formula="of:=IF(ISNA([.L416]);0;[.L416]*[Referenties.$E$18])" table:style-name="ce19">
              <text:p>0,25</text:p>
            </table:table-cell>
            <table:table-cell office:value-type="float" office:value="0.5" table:formula="of:=IF(ISNA([.L416]);0;[.L416]*[Referenties.$E$20])" table:style-name="ce19">
              <text:p>0,50</text:p>
            </table:table-cell>
            <table:table-cell office:value-type="float" office:value="0.125" table:formula="of:=IF(ISNA([.L416]);0;[.L416]*[Referenties.$E$21])" table:style-name="ce19">
              <text:p>0,13</text:p>
            </table:table-cell>
            <table:table-cell office:value-type="float" office:value="0.5" table:formula="of:=IF(ISNA([.L416]);0;[.L416]*[Referenties.$E$22])" table:style-name="ce19">
              <text:p>0,50</text:p>
            </table:table-cell>
            <table:table-cell office:value-type="float" office:value="9.75" table:formula="of:=SUMIF([.V414:.AC416];&quot;&lt;&gt;#N/B&quot;)" table:style-name="ce18">
              <text:p>9,75</text:p>
            </table:table-cell>
            <table:table-cell table:number-columns-repeated="16354" table:style-name="ce9"/>
          </table:table-row>
        </table:table-row-group>
        <table:table-row table:style-name="ro3">
          <table:table-cell table:style-name="ce8"/>
          <table:table-cell table:style-name="ce82"/>
          <table:table-cell table:number-columns-repeated="3" table:style-name="ce8"/>
          <table:table-cell table:style-name="ce17"/>
          <table:table-cell table:number-columns-repeated="3" table:style-name="ce8"/>
          <table:table-cell table:content-validation-name="val3" table:style-name="ce8"/>
          <table:table-cell table:content-validation-name="val4" table:style-name="ce8"/>
          <table:table-cell table:style-name="ce62"/>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style-name="ce8"/>
        </table:table-row>
        <table:table-row table:style-name="ro3">
          <table:table-cell office:value-type="string" table:style-name="ce48">
            <text:p>KUC205 Afhandelen akte</text:p>
          </table:table-cell>
          <table:table-cell table:style-name="ce84"/>
          <table:table-cell table:number-columns-repeated="2" table:style-name="ce49"/>
          <table:table-cell table:content-validation-name="val5" table:style-name="ce49"/>
          <table:table-cell office:value-type="float" office:value="5" table:style-name="ce33">
            <text:p>5</text:p>
          </table:table-cell>
          <table:table-cell table:content-validation-name="val2" table:style-name="ce31"/>
          <table:table-cell table:content-validation-name="val2" table:style-name="ce31"/>
          <table:table-cell table:style-name="ce49"/>
          <table:table-cell table:content-validation-name="val3" table:style-name="ce49"/>
          <table:table-cell table:content-validation-name="val4" table:style-name="ce49"/>
          <table:table-cell table:style-name="ce61"/>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2"/>
          <table:table-cell table:content-validation-name="val6" table:style-name="ce143"/>
          <table:table-cell table:number-columns-repeated="8" table:style-name="ce31"/>
          <table:table-cell table:style-name="ce50"/>
          <table:table-cell table:number-columns-repeated="16354" table:style-name="ce49"/>
        </table:table-row>
        <table:table-row-group>
          <table:table-row table:style-name="ro3">
            <table:table-cell office:value-type="string" table:style-name="ce9">
              <text:p>KUC205 Afhandelen akte</text:p>
            </table:table-cell>
            <table:table-cell office:value-type="float" office:value="1" table:style-name="ce83">
              <text:p>1</text:p>
            </table:table-cell>
            <table:table-cell office:value-type="string" table:style-name="ce9">
              <text:p>Basic Flow</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Small</text:p>
            </table:table-cell>
            <table:table-cell office:value-type="string" table:content-validation-name="val4" table:style-name="ce8">
              <text:p>Trivial</text:p>
            </table:table-cell>
            <table:table-cell office:value-type="float" office:value="0.5" table:formula="of:=INDEX($$EstimateMatrix;MATCH([.J419];$$Size;0);MATCH([.K419];$$Complexity;0)+1)" table:style-name="ce60">
              <text:p>0,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1.25" table:formula="of:=IF(ISNA([.L419]);0;[.L419]*[Referenties.$E$14])" table:style-name="ce19">
              <text:p>1,25</text:p>
            </table:table-cell>
            <table:table-cell office:value-type="float" office:value="0.125" table:formula="of:=IF(ISNA([.L419]);0;[.L419]*[Referenties.$E$15])" table:style-name="ce19">
              <text:p>0,13</text:p>
            </table:table-cell>
            <table:table-cell office:value-type="float" office:value="0.25" table:formula="of:=IF(ISNA([.L419]);0;[.L419]*[Referenties.$E$16])" table:style-name="ce19">
              <text:p>0,25</text:p>
            </table:table-cell>
            <table:table-cell office:value-type="float" office:value="0.5" table:formula="of:=IF(ISNA([.L419]);0;[.L419]*[Referenties.$E$17])" table:style-name="ce19">
              <text:p>0,50</text:p>
            </table:table-cell>
            <table:table-cell office:value-type="float" office:value="0.5" table:formula="of:=IF(ISNA([.L419]);0;[.L419]*[Referenties.$E$18])" table:style-name="ce19">
              <text:p>0,50</text:p>
            </table:table-cell>
            <table:table-cell office:value-type="float" office:value="1" table:formula="of:=IF(ISNA([.L419]);0;[.L419]*[Referenties.$E$20])" table:style-name="ce19">
              <text:p>1,00</text:p>
            </table:table-cell>
            <table:table-cell office:value-type="float" office:value="0.25" table:formula="of:=IF(ISNA([.L419]);0;[.L419]*[Referenties.$E$21])" table:style-name="ce19">
              <text:p>0,25</text:p>
            </table:table-cell>
            <table:table-cell office:value-type="float" office:value="1" table:formula="of:=IF(ISNA([.L419]);0;[.L419]*[Referenties.$E$22])" table:style-name="ce19">
              <text:p>1,00</text:p>
            </table:table-cell>
            <table:table-cell table:style-name="ce18"/>
            <table:table-cell table:number-columns-repeated="16354" table:style-name="ce9"/>
          </table:table-row>
          <table:table-row table:style-name="ro3">
            <table:table-cell office:value-type="string" table:style-name="ce9">
              <text:p>KUC205 Afhandelen akte</text:p>
            </table:table-cell>
            <table:table-cell office:value-type="float" office:value="2" table:style-name="ce83">
              <text:p>2</text:p>
            </table:table-cell>
            <table:table-cell office:value-type="string" table:style-name="ce9">
              <text:p>AF1: Creëren mislukt</text:p>
            </table:table-cell>
            <table:table-cell office:value-type="string" table:content-validation-name="val1" table:style-name="ce8">
              <text:p>DMS</text:p>
            </table:table-cell>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420];$$Size;0);MATCH([.K420];$$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420]);0;[.L420]*[Referenties.$E$14])" table:style-name="ce19">
              <text:p>0,63</text:p>
            </table:table-cell>
            <table:table-cell office:value-type="float" office:value="6.25E-2" table:formula="of:=IF(ISNA([.L420]);0;[.L420]*[Referenties.$E$15])" table:style-name="ce19">
              <text:p>0,06</text:p>
            </table:table-cell>
            <table:table-cell office:value-type="float" office:value="0.125" table:formula="of:=IF(ISNA([.L420]);0;[.L420]*[Referenties.$E$16])" table:style-name="ce19">
              <text:p>0,13</text:p>
            </table:table-cell>
            <table:table-cell office:value-type="float" office:value="0.25" table:formula="of:=IF(ISNA([.L420]);0;[.L420]*[Referenties.$E$17])" table:style-name="ce19">
              <text:p>0,25</text:p>
            </table:table-cell>
            <table:table-cell office:value-type="float" office:value="0.25" table:formula="of:=IF(ISNA([.L420]);0;[.L420]*[Referenties.$E$18])" table:style-name="ce19">
              <text:p>0,25</text:p>
            </table:table-cell>
            <table:table-cell office:value-type="float" office:value="0.5" table:formula="of:=IF(ISNA([.L420]);0;[.L420]*[Referenties.$E$20])" table:style-name="ce19">
              <text:p>0,50</text:p>
            </table:table-cell>
            <table:table-cell office:value-type="float" office:value="0.125" table:formula="of:=IF(ISNA([.L420]);0;[.L420]*[Referenties.$E$21])" table:style-name="ce19">
              <text:p>0,13</text:p>
            </table:table-cell>
            <table:table-cell office:value-type="float" office:value="0.5" table:formula="of:=IF(ISNA([.L420]);0;[.L420]*[Referenties.$E$22])" table:style-name="ce19">
              <text:p>0,50</text:p>
            </table:table-cell>
            <table:table-cell table:style-name="ce18"/>
            <table:table-cell table:number-columns-repeated="16354" table:style-name="ce9"/>
          </table:table-row>
          <table:table-row table:style-name="ro3">
            <table:table-cell office:value-type="string" table:style-name="ce9">
              <text:p>KUC205 Afhandelen akte</text:p>
            </table:table-cell>
            <table:table-cell office:value-type="float" office:value="3" table:style-name="ce83">
              <text:p>3</text:p>
            </table:table-cell>
            <table:table-cell office:value-type="string" table:style-name="ce9">
              <text:p>AF2: Printen mislukt</text:p>
            </table:table-cell>
            <table:table-cell office:value-type="string" table:content-validation-name="val1" table:style-name="ce8">
              <text:p>Printen</text:p>
            </table:table-cell>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421];$$Size;0);MATCH([.K421];$$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421]);0;[.L421]*[Referenties.$E$14])" table:style-name="ce19">
              <text:p>0,63</text:p>
            </table:table-cell>
            <table:table-cell office:value-type="float" office:value="6.25E-2" table:formula="of:=IF(ISNA([.L421]);0;[.L421]*[Referenties.$E$15])" table:style-name="ce19">
              <text:p>0,06</text:p>
            </table:table-cell>
            <table:table-cell office:value-type="float" office:value="0.125" table:formula="of:=IF(ISNA([.L421]);0;[.L421]*[Referenties.$E$16])" table:style-name="ce19">
              <text:p>0,13</text:p>
            </table:table-cell>
            <table:table-cell office:value-type="float" office:value="0.25" table:formula="of:=IF(ISNA([.L421]);0;[.L421]*[Referenties.$E$17])" table:style-name="ce19">
              <text:p>0,25</text:p>
            </table:table-cell>
            <table:table-cell office:value-type="float" office:value="0.25" table:formula="of:=IF(ISNA([.L421]);0;[.L421]*[Referenties.$E$18])" table:style-name="ce19">
              <text:p>0,25</text:p>
            </table:table-cell>
            <table:table-cell office:value-type="float" office:value="0.5" table:formula="of:=IF(ISNA([.L421]);0;[.L421]*[Referenties.$E$20])" table:style-name="ce19">
              <text:p>0,50</text:p>
            </table:table-cell>
            <table:table-cell office:value-type="float" office:value="0.125" table:formula="of:=IF(ISNA([.L421]);0;[.L421]*[Referenties.$E$21])" table:style-name="ce19">
              <text:p>0,13</text:p>
            </table:table-cell>
            <table:table-cell office:value-type="float" office:value="0.5" table:formula="of:=IF(ISNA([.L421]);0;[.L421]*[Referenties.$E$22])" table:style-name="ce19">
              <text:p>0,50</text:p>
            </table:table-cell>
            <table:table-cell table:style-name="ce18"/>
            <table:table-cell table:number-columns-repeated="16354" table:style-name="ce9"/>
          </table:table-row>
          <table:table-row table:style-name="ro3">
            <table:table-cell office:value-type="string" table:style-name="ce9">
              <text:p>KUC205 Afhandelen akte</text:p>
            </table:table-cell>
            <table:table-cell office:value-type="float" office:value="4" table:style-name="ce83">
              <text:p>4</text:p>
            </table:table-cell>
            <table:table-cell office:value-type="string" table:style-name="ce9">
              <text:p>AF3: Geen getekende akte</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422];$$Size;0);MATCH([.K422];$$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422]);0;[.L422]*[Referenties.$E$14])" table:style-name="ce19">
              <text:p>0,63</text:p>
            </table:table-cell>
            <table:table-cell office:value-type="float" office:value="6.25E-2" table:formula="of:=IF(ISNA([.L422]);0;[.L422]*[Referenties.$E$15])" table:style-name="ce19">
              <text:p>0,06</text:p>
            </table:table-cell>
            <table:table-cell office:value-type="float" office:value="0.125" table:formula="of:=IF(ISNA([.L422]);0;[.L422]*[Referenties.$E$16])" table:style-name="ce19">
              <text:p>0,13</text:p>
            </table:table-cell>
            <table:table-cell office:value-type="float" office:value="0.25" table:formula="of:=IF(ISNA([.L422]);0;[.L422]*[Referenties.$E$17])" table:style-name="ce19">
              <text:p>0,25</text:p>
            </table:table-cell>
            <table:table-cell office:value-type="float" office:value="0.25" table:formula="of:=IF(ISNA([.L422]);0;[.L422]*[Referenties.$E$18])" table:style-name="ce19">
              <text:p>0,25</text:p>
            </table:table-cell>
            <table:table-cell office:value-type="float" office:value="0.5" table:formula="of:=IF(ISNA([.L422]);0;[.L422]*[Referenties.$E$20])" table:style-name="ce19">
              <text:p>0,50</text:p>
            </table:table-cell>
            <table:table-cell office:value-type="float" office:value="0.125" table:formula="of:=IF(ISNA([.L422]);0;[.L422]*[Referenties.$E$21])" table:style-name="ce19">
              <text:p>0,13</text:p>
            </table:table-cell>
            <table:table-cell office:value-type="float" office:value="0.5" table:formula="of:=IF(ISNA([.L422]);0;[.L422]*[Referenties.$E$22])" table:style-name="ce19">
              <text:p>0,50</text:p>
            </table:table-cell>
            <table:table-cell table:style-name="ce18"/>
            <table:table-cell table:number-columns-repeated="16354" table:style-name="ce9"/>
          </table:table-row>
          <table:table-row table:style-name="ro3">
            <table:table-cell office:value-type="string" table:style-name="ce9">
              <text:p>KUC205 Afhandelen akte</text:p>
            </table:table-cell>
            <table:table-cell office:value-type="float" office:value="5" table:style-name="ce83">
              <text:p>5</text:p>
            </table:table-cell>
            <table:table-cell office:value-type="string" table:style-name="ce9">
              <text:p>AF4: JustId</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423];$$Size;0);MATCH([.K423];$$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423]);0;[.L423]*[Referenties.$E$14])" table:style-name="ce19">
              <text:p>0,63</text:p>
            </table:table-cell>
            <table:table-cell office:value-type="float" office:value="6.25E-2" table:formula="of:=IF(ISNA([.L423]);0;[.L423]*[Referenties.$E$15])" table:style-name="ce19">
              <text:p>0,06</text:p>
            </table:table-cell>
            <table:table-cell office:value-type="float" office:value="0.125" table:formula="of:=IF(ISNA([.L423]);0;[.L423]*[Referenties.$E$16])" table:style-name="ce19">
              <text:p>0,13</text:p>
            </table:table-cell>
            <table:table-cell office:value-type="float" office:value="0.25" table:formula="of:=IF(ISNA([.L423]);0;[.L423]*[Referenties.$E$17])" table:style-name="ce19">
              <text:p>0,25</text:p>
            </table:table-cell>
            <table:table-cell office:value-type="float" office:value="0.25" table:formula="of:=IF(ISNA([.L423]);0;[.L423]*[Referenties.$E$18])" table:style-name="ce19">
              <text:p>0,25</text:p>
            </table:table-cell>
            <table:table-cell office:value-type="float" office:value="0.5" table:formula="of:=IF(ISNA([.L423]);0;[.L423]*[Referenties.$E$20])" table:style-name="ce19">
              <text:p>0,50</text:p>
            </table:table-cell>
            <table:table-cell office:value-type="float" office:value="0.125" table:formula="of:=IF(ISNA([.L423]);0;[.L423]*[Referenties.$E$21])" table:style-name="ce19">
              <text:p>0,13</text:p>
            </table:table-cell>
            <table:table-cell office:value-type="float" office:value="0.5" table:formula="of:=IF(ISNA([.L423]);0;[.L423]*[Referenties.$E$22])" table:style-name="ce19">
              <text:p>0,50</text:p>
            </table:table-cell>
            <table:table-cell table:style-name="ce18"/>
            <table:table-cell table:number-columns-repeated="16354" table:style-name="ce9"/>
          </table:table-row>
          <table:table-row table:style-name="ro3">
            <table:table-cell office:value-type="string" table:style-name="ce9">
              <text:p>KUC205 Afhandelen akte</text:p>
            </table:table-cell>
            <table:table-cell office:value-type="float" office:value="6" table:style-name="ce83">
              <text:p>6</text:p>
            </table:table-cell>
            <table:table-cell office:value-type="string" table:style-name="ce9">
              <text:p>AF5: Akte niet geaccordeerd</text:p>
            </table:table-cell>
            <table:table-cell table:content-validation-name="val1" table:style-name="ce8"/>
            <table:table-cell office:value-type="string" table:content-validation-name="val5" table:style-name="ce8">
              <text:p>Specification Agreed</text:p>
            </table:table-cell>
            <table:table-cell table:style-name="ce17"/>
            <table:table-cell table:content-validation-name="val2" table:style-name="ce8"/>
            <table:table-cell table:content-validation-name="val2" table:style-name="ce8"/>
            <table:table-cell table:style-name="ce8"/>
            <table:table-cell office:value-type="string" table:content-validation-name="val3" table:style-name="ce8">
              <text:p>Very Small</text:p>
            </table:table-cell>
            <table:table-cell office:value-type="string" table:content-validation-name="val4" table:style-name="ce8">
              <text:p>Trivial</text:p>
            </table:table-cell>
            <table:table-cell office:value-type="float" office:value="0.25" table:formula="of:=INDEX($$EstimateMatrix;MATCH([.J424];$$Size;0);MATCH([.K424];$$Complexity;0)+1)" table:style-name="ce60">
              <text:p>0,25</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Finished</text:p>
            </table:table-cell>
            <table:table-cell office:value-type="string" table:content-validation-name="val6" table:style-name="ce137">
              <text:p>N.v.t.</text:p>
            </table:table-cell>
            <table:table-cell office:value-type="string" table:content-validation-name="val6" table:style-name="ce137">
              <text:p>Finished</text:p>
            </table:table-cell>
            <table:table-cell office:value-type="string" table:content-validation-name="val6" table:style-name="ce137">
              <text:p>Identified</text:p>
            </table:table-cell>
            <table:table-cell office:value-type="string" table:content-validation-name="val6" table:style-name="ce137">
              <text:p>Identified</text:p>
            </table:table-cell>
            <table:table-cell table:content-validation-name="val6" table:style-name="ce131"/>
            <table:table-cell office:value-type="float" office:value="0.625" table:formula="of:=IF(ISNA([.L424]);0;[.L424]*[Referenties.$E$14])" table:style-name="ce19">
              <text:p>0,63</text:p>
            </table:table-cell>
            <table:table-cell office:value-type="float" office:value="6.25E-2" table:formula="of:=IF(ISNA([.L424]);0;[.L424]*[Referenties.$E$15])" table:style-name="ce19">
              <text:p>0,06</text:p>
            </table:table-cell>
            <table:table-cell office:value-type="float" office:value="0.125" table:formula="of:=IF(ISNA([.L424]);0;[.L424]*[Referenties.$E$16])" table:style-name="ce19">
              <text:p>0,13</text:p>
            </table:table-cell>
            <table:table-cell office:value-type="float" office:value="0.25" table:formula="of:=IF(ISNA([.L424]);0;[.L424]*[Referenties.$E$17])" table:style-name="ce19">
              <text:p>0,25</text:p>
            </table:table-cell>
            <table:table-cell office:value-type="float" office:value="0.25" table:formula="of:=IF(ISNA([.L424]);0;[.L424]*[Referenties.$E$18])" table:style-name="ce19">
              <text:p>0,25</text:p>
            </table:table-cell>
            <table:table-cell office:value-type="float" office:value="0.5" table:formula="of:=IF(ISNA([.L424]);0;[.L424]*[Referenties.$E$20])" table:style-name="ce19">
              <text:p>0,50</text:p>
            </table:table-cell>
            <table:table-cell office:value-type="float" office:value="0.125" table:formula="of:=IF(ISNA([.L424]);0;[.L424]*[Referenties.$E$21])" table:style-name="ce19">
              <text:p>0,13</text:p>
            </table:table-cell>
            <table:table-cell office:value-type="float" office:value="0.5" table:formula="of:=IF(ISNA([.L424]);0;[.L424]*[Referenties.$E$22])" table:style-name="ce19">
              <text:p>0,50</text:p>
            </table:table-cell>
            <table:table-cell office:value-type="float" office:value="17.0625" table:formula="of:=SUMIF([.V419:.AC424];&quot;&lt;&gt;#N/B&quot;)" table:style-name="ce18">
              <text:p>17,06</text:p>
            </table:table-cell>
            <table:table-cell table:number-columns-repeated="16354" table:style-name="ce9"/>
          </table:table-row>
        </table:table-row-group>
        <table:table-row table:style-name="ro3">
          <table:table-cell table:style-name="ce8"/>
          <table:table-cell table:style-name="ce82"/>
          <table:table-cell table:number-columns-repeated="3" table:style-name="ce8"/>
          <table:table-cell table:style-name="ce17"/>
          <table:table-cell table:number-columns-repeated="3" table:style-name="ce8"/>
          <table:table-cell table:content-validation-name="val3" table:style-name="ce8"/>
          <table:table-cell table:content-validation-name="val4" table:style-name="ce8"/>
          <table:table-cell table:style-name="ce62"/>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19"/>
          <table:table-cell table:style-name="ce18"/>
          <table:table-cell table:number-columns-repeated="16354" table:style-name="ce8"/>
        </table:table-row>
        <table:table-row table:style-name="ro8">
          <table:table-cell table:style-name="ce8"/>
          <table:table-cell table:style-name="ce82"/>
          <table:table-cell table:number-columns-repeated="3" table:style-name="ce8"/>
          <table:table-cell table:style-name="ce17"/>
          <table:table-cell table:number-columns-repeated="3" table:style-name="ce8"/>
          <table:table-cell table:content-validation-name="val3" table:style-name="ce8"/>
          <table:table-cell table:content-validation-name="val4" table:style-name="ce8"/>
          <table:table-cell table:style-name="ce62"/>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8" table:style-name="ce20"/>
          <table:table-cell table:style-name="ce18"/>
          <table:table-cell table:number-columns-repeated="16354" table:style-name="ce8"/>
        </table:table-row>
        <table:table-row table:style-name="ro8">
          <table:table-cell office:value-type="string" table:style-name="ce32">
            <text:p>Totalen</text:p>
          </table:table-cell>
          <table:table-cell table:style-name="ce87"/>
          <table:table-cell table:number-columns-repeated="2" table:style-name="ce31"/>
          <table:table-cell table:content-validation-name="val5" table:style-name="ce31"/>
          <table:table-cell table:style-name="ce33"/>
          <table:table-cell table:number-columns-repeated="3" table:style-name="ce31"/>
          <table:table-cell table:content-validation-name="val3" table:style-name="ce31"/>
          <table:table-cell table:content-validation-name="val4" table:style-name="ce31"/>
          <table:table-cell office:value-type="float" office:value="299.5" table:formula="of:=SUM([.L3:.L426])" table:style-name="ce64">
            <text:p>299,5</text:p>
          </table:table-cell>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36"/>
          <table:table-cell table:content-validation-name="val6" table:style-name="ce129"/>
          <table:table-cell table:number-columns-repeated="4" table:style-name="ce31"/>
          <table:table-cell table:style-name="ce33"/>
          <table:table-cell table:number-columns-repeated="16358" table:style-name="ce31"/>
        </table:table-row>
        <table:table-row table:style-name="ro8">
          <table:table-cell table:style-name="ce8"/>
          <table:table-cell table:style-name="ce82"/>
          <table:table-cell table:number-columns-repeated="3" table:style-name="ce8"/>
          <table:table-cell table:style-name="ce17"/>
          <table:table-cell table:number-columns-repeated="5" table:style-name="ce8"/>
          <table:table-cell table:style-name="ce63"/>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number-columns-repeated="5" table:style-name="ce8"/>
          <table:table-cell table:style-name="ce17"/>
          <table:table-cell table:number-columns-repeated="16358" table:style-name="ce8"/>
        </table:table-row>
        <table:table-row table:style-name="ro8">
          <table:table-cell table:style-name="ce8"/>
          <table:table-cell table:style-name="ce82"/>
          <table:table-cell table:number-columns-repeated="3" table:style-name="ce8"/>
          <table:table-cell table:style-name="ce17"/>
          <table:table-cell table:number-columns-repeated="4" table:style-name="ce8"/>
          <table:table-cell office:value-type="string" table:number-columns-spanned="2" table:number-rows-spanned="1" table:style-name="ce109">
            <text:p>Aantal Identified</text:p>
          </table:table-cell>
          <table:covered-table-cell/>
          <table:table-cell office:value-type="float" office:value="145" table:formula="of:=COUNTIF([.M2:.M425];[Referenties.$C$18])" table:style-name="ce64">
            <text:p>145</text:p>
          </table:table-cell>
          <table:table-cell office:value-type="float" office:value="135" table:formula="of:=COUNTIF([.N2:.N425];[Referenties.$C$18])" table:style-name="ce64">
            <text:p>135</text:p>
          </table:table-cell>
          <table:table-cell office:value-type="float" office:value="145" table:formula="of:=COUNTIF([.O2:.O425];[Referenties.$C$18])" table:style-name="ce64">
            <text:p>145</text:p>
          </table:table-cell>
          <table:table-cell office:value-type="float" office:value="145" table:formula="of:=COUNTIF([.P2:.P425];[Referenties.$C$18])" table:style-name="ce64">
            <text:p>145</text:p>
          </table:table-cell>
          <table:table-cell office:value-type="float" office:value="134" table:formula="of:=COUNTIF([.Q2:.Q425];[Referenties.$C$18])" table:style-name="ce64">
            <text:p>134</text:p>
          </table:table-cell>
          <table:table-cell office:value-type="float" office:value="147" table:formula="of:=COUNTIF([.R2:.R425];[Referenties.$C$18])" table:style-name="ce64">
            <text:p>147</text:p>
          </table:table-cell>
          <table:table-cell office:value-type="float" office:value="200" table:formula="of:=COUNTIF([.S2:.S425];[Referenties.$C$18])" table:style-name="ce64">
            <text:p>200</text:p>
          </table:table-cell>
          <table:table-cell office:value-type="float" office:value="199" table:formula="of:=COUNTIF([.T2:.T425];[Referenties.$C$18])" table:style-name="ce64">
            <text:p>199</text:p>
          </table:table-cell>
          <table:table-cell table:style-name="ce8"/>
          <table:table-cell office:value-type="float" office:value="746.25" table:formula="of:=SUMIF([.V4:.V425];&quot;&lt;&gt;#N/B&quot;)" table:style-name="ce51">
            <text:p>746</text:p>
          </table:table-cell>
          <table:table-cell office:value-type="float" office:value="74.625" table:formula="of:=SUMIF([.W4:.W425];&quot;&lt;&gt;#N/B&quot;)" table:style-name="ce51">
            <text:p>75</text:p>
          </table:table-cell>
          <table:table-cell office:value-type="float" office:value="149.25" table:formula="of:=SUMIF([.X4:.X425];&quot;&lt;&gt;#N/B&quot;)" table:style-name="ce51">
            <text:p>149</text:p>
          </table:table-cell>
          <table:table-cell office:value-type="float" office:value="298.5" table:formula="of:=SUMIF([.Y4:.Y425];&quot;&lt;&gt;#N/B&quot;)" table:style-name="ce51">
            <text:p>299</text:p>
          </table:table-cell>
          <table:table-cell office:value-type="float" office:value="298.5" table:formula="of:=SUMIF([.Z4:.Z425];&quot;&lt;&gt;#N/B&quot;)" table:style-name="ce51">
            <text:p>299</text:p>
          </table:table-cell>
          <table:table-cell office:value-type="float" office:value="597" table:formula="of:=SUMIF([.AA4:.AA425];&quot;&lt;&gt;#N/B&quot;)" table:style-name="ce51">
            <text:p>597</text:p>
          </table:table-cell>
          <table:table-cell office:value-type="float" office:value="149.25" table:formula="of:=SUMIF([.AB4:.AB425];&quot;&lt;&gt;#N/B&quot;)" table:style-name="ce51">
            <text:p>149</text:p>
          </table:table-cell>
          <table:table-cell office:value-type="float" office:value="597" table:formula="of:=SUMIF([.AC4:.AC425];&quot;&lt;&gt;#N/B&quot;)" table:style-name="ce51">
            <text:p>597</text:p>
          </table:table-cell>
          <table:table-cell office:value-type="float" office:value="2905.5" table:formula="of:=SUMIF([.AD3:.AD425];&quot;&lt;&gt;#N/B&quot;)" table:style-name="ce51">
            <text:p>2906</text:p>
          </table:table-cell>
          <table:table-cell office:value-type="string" table:number-columns-spanned="4" table:number-rows-spanned="1" table:style-name="ce110">
            <text:p>Totaal aantal uren (verticaal)</text:p>
          </table:table-cell>
          <table:covered-table-cell table:number-columns-repeated="3"/>
          <table:table-cell table:number-columns-repeated="16350"/>
        </table:table-row>
        <table:table-row table:style-name="ro8">
          <table:table-cell table:style-name="ce8"/>
          <table:table-cell table:style-name="ce82"/>
          <table:table-cell table:number-columns-repeated="3" table:style-name="ce8"/>
          <table:table-cell table:style-name="ce17"/>
          <table:table-cell table:number-columns-repeated="5" table:style-name="ce8"/>
          <table:table-cell table:style-name="ce63"/>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number-columns-repeated="5" table:style-name="ce8"/>
          <table:table-cell table:style-name="ce17"/>
          <table:table-cell table:number-columns-repeated="16358" table:style-name="ce8"/>
        </table:table-row>
        <table:table-row table:style-name="ro8">
          <table:table-cell table:style-name="ce8"/>
          <table:table-cell table:style-name="ce82"/>
          <table:table-cell table:number-columns-repeated="2" table:style-name="ce8"/>
          <table:table-cell table:content-validation-name="val5" table:style-name="ce8"/>
          <table:table-cell table:style-name="ce17"/>
          <table:table-cell table:number-columns-repeated="3" table:style-name="ce8"/>
          <table:table-cell table:content-validation-name="val3" table:style-name="ce8"/>
          <table:table-cell office:value-type="string" table:number-columns-spanned="2" table:number-rows-spanned="1" table:style-name="ce109">
            <text:p>Aantal To Do</text:p>
          </table:table-cell>
          <table:covered-table-cell/>
          <table:table-cell office:value-type="float" office:value="0" table:formula="of:=COUNTIF([.M4:.M425];&quot;To Do&quot;)" table:style-name="ce64">
            <text:p>0</text:p>
          </table:table-cell>
          <table:table-cell office:value-type="float" office:value="0" table:formula="of:=COUNTIF([.N4:.N425];&quot;To Do&quot;)" table:style-name="ce64">
            <text:p>0</text:p>
          </table:table-cell>
          <table:table-cell office:value-type="float" office:value="0" table:formula="of:=COUNTIF([.O4:.O425];&quot;To Do&quot;)" table:style-name="ce64">
            <text:p>0</text:p>
          </table:table-cell>
          <table:table-cell office:value-type="float" office:value="0" table:formula="of:=COUNTIF([.P4:.P425];&quot;To Do&quot;)" table:style-name="ce64">
            <text:p>0</text:p>
          </table:table-cell>
          <table:table-cell office:value-type="float" office:value="0" table:formula="of:=COUNTIF([.Q4:.Q425];&quot;To Do&quot;)" table:style-name="ce64">
            <text:p>0</text:p>
          </table:table-cell>
          <table:table-cell office:value-type="float" office:value="0" table:formula="of:=COUNTIF([.R4:.R425];&quot;To Do&quot;)" table:style-name="ce64">
            <text:p>0</text:p>
          </table:table-cell>
          <table:table-cell office:value-type="float" office:value="13" table:formula="of:=COUNTIF([.S4:.S425];&quot;To Do&quot;)" table:style-name="ce64">
            <text:p>13</text:p>
          </table:table-cell>
          <table:table-cell office:value-type="float" office:value="13" table:formula="of:=COUNTIF([.T4:.T425];&quot;To Do&quot;)" table:style-name="ce64">
            <text:p>13</text:p>
          </table:table-cell>
          <table:table-cell table:content-validation-name="val6" table:style-name="ce130"/>
          <table:table-cell office:value-type="float" office:value="242.5" table:formula="of:=SUMIF([.M4:.M425];[Referenties.$C$18];[.V4:.V425])" table:style-name="ce51">
            <text:p>243</text:p>
          </table:table-cell>
          <table:table-cell office:value-type="float" office:value="23.5" table:formula="of:=SUMIF([.N4:.N425];[Referenties.$C$18];[.W4:.W425])" table:style-name="ce51">
            <text:p>24</text:p>
          </table:table-cell>
          <table:table-cell office:value-type="float" office:value="48.5" table:formula="of:=SUMIF([.O4:.O425];[Referenties.$C$18];[.X4:.X425])" table:style-name="ce51">
            <text:p>49</text:p>
          </table:table-cell>
          <table:table-cell office:value-type="float" office:value="97" table:formula="of:=SUMIF([.P4:.P425];[Referenties.$C$18];[.Y4:.Y425])" table:style-name="ce51">
            <text:p>97</text:p>
          </table:table-cell>
          <table:table-cell office:value-type="float" office:value="94" table:formula="of:=SUMIF([.Q4:.Q425];[Referenties.$C$18];[.Z4:.Z425])" table:style-name="ce51">
            <text:p>94</text:p>
          </table:table-cell>
          <table:table-cell office:value-type="float" office:value="202" table:formula="of:=SUMIF([.R4:.R425];[Referenties.$C$18];[.AA4:.AA425])" table:style-name="ce51">
            <text:p>202</text:p>
          </table:table-cell>
          <table:table-cell office:value-type="float" office:value="80.875" table:formula="of:=SUMIF([.S4:.S425];[Referenties.$C$18];[.AB4:.AB425])" table:style-name="ce51">
            <text:p>81</text:p>
          </table:table-cell>
          <table:table-cell office:value-type="float" office:value="322.5" table:formula="of:=SUMIF([.T4:.T425];[Referenties.$C$18];[.AC4:.AC425])" table:style-name="ce51">
            <text:p>323</text:p>
          </table:table-cell>
          <table:table-cell office:value-type="float" office:value="1110.875" table:formula="of:=SUM([.V431:.AC431])" table:style-name="ce51">
            <text:p>1111</text:p>
          </table:table-cell>
          <table:table-cell office:value-type="string" table:number-columns-spanned="4" table:number-rows-spanned="1" table:style-name="ce110">
            <text:p>Totaal aantal uren Out of Scope</text:p>
          </table:table-cell>
          <table:covered-table-cell table:number-columns-repeated="3"/>
          <table:table-cell table:number-columns-repeated="16350"/>
        </table:table-row>
        <table:table-row table:style-name="ro8">
          <table:table-cell table:style-name="ce8"/>
          <table:table-cell table:style-name="ce82"/>
          <table:table-cell table:number-columns-repeated="2" table:style-name="ce8"/>
          <table:table-cell table:content-validation-name="val5" table:style-name="ce8"/>
          <table:table-cell table:style-name="ce17"/>
          <table:table-cell table:number-columns-repeated="3" table:style-name="ce8"/>
          <table:table-cell table:content-validation-name="val3" table:style-name="ce8"/>
          <table:table-cell table:content-validation-name="val4" table:style-name="ce8"/>
          <table:table-cell table:style-name="ce63"/>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4" table:style-name="ce37"/>
          <table:table-cell table:style-name="ce38"/>
          <table:table-cell table:number-columns-repeated="4" table:style-name="ce37"/>
          <table:table-cell table:style-name="ce8"/>
          <table:table-cell table:style-name="ce17"/>
          <table:table-cell table:style-name="ce21"/>
          <table:table-cell table:number-columns-repeated="16351" table:style-name="ce8"/>
        </table:table-row>
        <table:table-row table:style-name="ro8">
          <table:table-cell table:number-columns-repeated="4"/>
          <table:table-cell table:content-validation-name="val5" table:style-name="ce8"/>
          <table:table-cell table:number-columns-repeated="4"/>
          <table:table-cell table:content-validation-name="val3" table:style-name="ce8"/>
          <table:table-cell office:value-type="string" table:number-columns-spanned="2" table:number-rows-spanned="1" table:style-name="ce109">
            <text:p>Aantal N.v.t.</text:p>
          </table:table-cell>
          <table:covered-table-cell/>
          <table:table-cell office:value-type="float" office:value="0" table:formula="of:=COUNTIF([.M4:.M425];&quot;N.v.t.&quot;)" table:style-name="ce64">
            <text:p>0</text:p>
          </table:table-cell>
          <table:table-cell office:value-type="float" office:value="20" table:formula="of:=COUNTIF([.N4:.N425];&quot;N.v.t.&quot;)" table:style-name="ce64">
            <text:p>20</text:p>
          </table:table-cell>
          <table:table-cell office:value-type="float" office:value="4" table:formula="of:=COUNTIF([.O4:.O425];&quot;N.v.t.&quot;)" table:style-name="ce64">
            <text:p>4</text:p>
          </table:table-cell>
          <table:table-cell office:value-type="float" office:value="6" table:formula="of:=COUNTIF([.P4:.P425];&quot;N.v.t.&quot;)" table:style-name="ce64">
            <text:p>6</text:p>
          </table:table-cell>
          <table:table-cell office:value-type="float" office:value="46" table:formula="of:=COUNTIF([.Q4:.Q425];&quot;N.v.t.&quot;)" table:style-name="ce64">
            <text:p>46</text:p>
          </table:table-cell>
          <table:table-cell office:value-type="float" office:value="0" table:formula="of:=COUNTIF([.R4:.R425];&quot;N.v.t.&quot;)" table:style-name="ce64">
            <text:p>0</text:p>
          </table:table-cell>
          <table:table-cell office:value-type="float" office:value="8" table:formula="of:=COUNTIF([.S4:.S425];&quot;N.v.t.&quot;)" table:style-name="ce64">
            <text:p>8</text:p>
          </table:table-cell>
          <table:table-cell office:value-type="float" office:value="9" table:formula="of:=COUNTIF([.T4:.T425];&quot;N.v.t.&quot;)" table:style-name="ce64">
            <text:p>9</text:p>
          </table:table-cell>
          <table:table-cell table:content-validation-name="val6" table:style-name="ce130"/>
          <table:table-cell office:value-type="float" office:value="0" table:formula="of:=SUMIF([.M4:.M425];[Referenties.$C$14];[.V4:.V425])" table:style-name="ce51">
            <text:p>0</text:p>
          </table:table-cell>
          <table:table-cell office:value-type="float" office:value="0" table:formula="of:=SUMIF([.N4:.N425];[Referenties.$C$14];[.W4:.W425])" table:style-name="ce51">
            <text:p>0</text:p>
          </table:table-cell>
          <table:table-cell office:value-type="float" office:value="0" table:formula="of:=SUMIF([.O4:.O425];[Referenties.$C$14];[.X4:.X425])" table:style-name="ce51">
            <text:p>0</text:p>
          </table:table-cell>
          <table:table-cell office:value-type="float" office:value="0" table:formula="of:=SUMIF([.P4:.P425];[Referenties.$C$14];[.Y4:.Y425])" table:style-name="ce51">
            <text:p>0</text:p>
          </table:table-cell>
          <table:table-cell office:value-type="float" office:value="0" table:formula="of:=SUMIF([.Q4:.Q425];[Referenties.$C$14];[.Z4:.Z425])" table:style-name="ce51">
            <text:p>0</text:p>
          </table:table-cell>
          <table:table-cell office:value-type="float" office:value="0" table:formula="of:=SUMIF([.R4:.R425];[Referenties.$C$14];[.AA4:.AA425])" table:style-name="ce51">
            <text:p>0</text:p>
          </table:table-cell>
          <table:table-cell office:value-type="float" office:value="10.875" table:formula="of:=SUMIF([.S4:.S425];[Referenties.$C$14];[.AB4:.AB425])" table:style-name="ce51">
            <text:p>11</text:p>
          </table:table-cell>
          <table:table-cell office:value-type="float" office:value="43.5" table:formula="of:=SUMIF([.T4:.T425];[Referenties.$C$14];[.AC4:.AC425])" table:style-name="ce51">
            <text:p>44</text:p>
          </table:table-cell>
          <table:table-cell office:value-type="float" office:value="54.375" table:formula="of:=SUM([.V433:.AC433])" table:style-name="ce51">
            <text:p>54</text:p>
          </table:table-cell>
          <table:table-cell office:value-type="string" table:number-columns-spanned="4" table:number-rows-spanned="1" table:style-name="ce110">
            <text:p>Totaal aantal uren te doen</text:p>
          </table:table-cell>
          <table:covered-table-cell table:number-columns-repeated="3"/>
          <table:table-cell table:number-columns-repeated="16350"/>
        </table:table-row>
        <table:table-row table:style-name="ro8">
          <table:table-cell table:number-columns-repeated="4"/>
          <table:table-cell table:content-validation-name="val5" table:style-name="ce8"/>
          <table:table-cell table:number-columns-repeated="4"/>
          <table:table-cell table:content-validation-name="val3" table:style-name="ce8"/>
          <table:table-cell table:number-columns-repeated="10" table:style-name="ce90"/>
          <table:table-cell table:content-validation-name="val6" table:style-name="ce131"/>
          <table:table-cell table:number-columns-repeated="8" table:style-name="ce91"/>
          <table:table-cell office:value-type="float" office:value="0" table:formula="of:=SUM([.V433:.AA433])" table:style-name="ce51">
            <text:p>0</text:p>
          </table:table-cell>
          <table:table-cell office:value-type="string" table:style-name="ce48">
            <text:p>Specification Agreed</text:p>
          </table:table-cell>
          <table:table-cell table:number-columns-repeated="3" table:style-name="ce49"/>
          <table:table-cell table:number-columns-repeated="16350"/>
        </table:table-row>
        <table:table-row table:style-name="ro8">
          <table:table-cell table:number-columns-repeated="4"/>
          <table:table-cell table:content-validation-name="val5" table:style-name="ce8"/>
          <table:table-cell table:number-columns-repeated="4"/>
          <table:table-cell table:content-validation-name="val3" table:style-name="ce8"/>
          <table:table-cell table:number-columns-repeated="10" table:style-name="ce90"/>
          <table:table-cell table:content-validation-name="val6" table:style-name="ce131"/>
          <table:table-cell table:number-columns-repeated="8" table:style-name="ce91"/>
          <table:table-cell office:value-type="float" office:value="54.375" table:formula="of:=SUM([.AB433:.AC433])" table:style-name="ce51">
            <text:p>54</text:p>
          </table:table-cell>
          <table:table-cell office:value-type="string" table:style-name="ce48">
            <text:p>Realised</text:p>
          </table:table-cell>
          <table:table-cell table:number-columns-repeated="3" table:style-name="ce49"/>
          <table:table-cell table:number-columns-repeated="16350"/>
        </table:table-row>
        <table:table-row table:style-name="ro8">
          <table:table-cell table:number-columns-repeated="4"/>
          <table:table-cell table:content-validation-name="val5" table:style-name="ce8"/>
          <table:table-cell table:number-columns-repeated="4"/>
          <table:table-cell table:content-validation-name="val3" table:style-name="ce8"/>
          <table:table-cell table:content-validation-name="val4" table:style-name="ce8"/>
          <table:table-cell table:style-name="ce63"/>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4" table:style-name="ce19"/>
          <table:table-cell table:style-name="ce20"/>
          <table:table-cell table:number-columns-repeated="3" table:style-name="ce19"/>
          <table:table-cell table:style-name="ce37"/>
          <table:table-cell table:number-columns-repeated="16354" table:style-name="ce8"/>
        </table:table-row>
        <table:table-row table:style-name="ro8">
          <table:table-cell table:number-columns-repeated="10"/>
          <table:table-cell office:value-type="string" table:number-columns-spanned="2" table:number-rows-spanned="1" table:style-name="ce109">
            <text:p>Aantal Finished</text:p>
          </table:table-cell>
          <table:covered-table-cell/>
          <table:table-cell office:value-type="float" office:value="162" table:formula="of:=COUNTIF([.M4:.M425];&quot;Finished&quot;)" table:style-name="ce64">
            <text:p>162</text:p>
          </table:table-cell>
          <table:table-cell office:value-type="float" office:value="152" table:formula="of:=COUNTIF([.N4:.N425];&quot;Finished&quot;)" table:style-name="ce64">
            <text:p>152</text:p>
          </table:table-cell>
          <table:table-cell office:value-type="float" office:value="158" table:formula="of:=COUNTIF([.O4:.O425];&quot;Finished&quot;)" table:style-name="ce64">
            <text:p>158</text:p>
          </table:table-cell>
          <table:table-cell office:value-type="float" office:value="156" table:formula="of:=COUNTIF([.P4:.P425];&quot;Finished&quot;)" table:style-name="ce64">
            <text:p>156</text:p>
          </table:table-cell>
          <table:table-cell office:value-type="float" office:value="127" table:formula="of:=COUNTIF([.Q4:.Q425];&quot;Finished&quot;)" table:style-name="ce64">
            <text:p>127</text:p>
          </table:table-cell>
          <table:table-cell office:value-type="float" office:value="160" table:formula="of:=COUNTIF([.R4:.R425];&quot;Finished&quot;)" table:style-name="ce64">
            <text:p>160</text:p>
          </table:table-cell>
          <table:table-cell office:value-type="float" office:value="84" table:formula="of:=COUNTIF([.S4:.S425];&quot;Finished&quot;)" table:style-name="ce64">
            <text:p>84</text:p>
          </table:table-cell>
          <table:table-cell office:value-type="float" office:value="84" table:formula="of:=COUNTIF([.T4:.T425];&quot;Finished&quot;)" table:style-name="ce64">
            <text:p>84</text:p>
          </table:table-cell>
          <table:table-cell table:style-name="ce8"/>
          <table:table-cell office:value-type="float" office:value="503.75" table:formula="of:=SUMIF([.M4:.M425];[Referenties.$C$16];[.V4:.V425])" table:style-name="ce51">
            <text:p>504</text:p>
          </table:table-cell>
          <table:table-cell office:value-type="float" office:value="49.125" table:formula="of:=SUMIF([.N4:.N425];[Referenties.$C$16];[.W4:.W425])" table:style-name="ce51">
            <text:p>49</text:p>
          </table:table-cell>
          <table:table-cell office:value-type="float" office:value="99.875" table:formula="of:=SUMIF([.O4:.O425];[Referenties.$C$16];[.X4:.X425])" table:style-name="ce51">
            <text:p>100</text:p>
          </table:table-cell>
          <table:table-cell office:value-type="float" office:value="199" table:formula="of:=SUMIF([.P4:.P425];[Referenties.$C$16];[.Y4:.Y425])" table:style-name="ce51">
            <text:p>199</text:p>
          </table:table-cell>
          <table:table-cell office:value-type="float" office:value="180.75" table:formula="of:=SUMIF([.Q4:.Q425];[Referenties.$C$16];[.Z4:.Z425])" table:style-name="ce51">
            <text:p>181</text:p>
          </table:table-cell>
          <table:table-cell office:value-type="float" office:value="395" table:formula="of:=SUMIF([.R4:.R425];[Referenties.$C$16];[.AA4:.AA425])" table:style-name="ce51">
            <text:p>395</text:p>
          </table:table-cell>
          <table:table-cell office:value-type="float" office:value="54.75" table:formula="of:=SUMIF([.S4:.S425];[Referenties.$C$16];[.AB4:.AB425])" table:style-name="ce51">
            <text:p>55</text:p>
          </table:table-cell>
          <table:table-cell office:value-type="float" office:value="219" table:formula="of:=SUMIF([.T4:.T425];[Referenties.$C$16];[.AC4:.AC425])" table:style-name="ce51">
            <text:p>219</text:p>
          </table:table-cell>
          <table:table-cell office:value-type="float" office:value="1701.25" table:formula="of:=SUM([.V437:.AC437])" table:style-name="ce51">
            <text:p>1701</text:p>
          </table:table-cell>
          <table:table-cell office:value-type="string" table:style-name="ce48">
            <text:p>Totaal aantal uren finished</text:p>
          </table:table-cell>
          <table:table-cell table:number-columns-repeated="2" table:style-name="ce32"/>
          <table:table-cell table:style-name="ce31"/>
          <table:table-cell table:number-columns-repeated="16350"/>
        </table:table-row>
        <table:table-row table:style-name="ro8">
          <table:table-cell table:number-columns-repeated="4"/>
          <table:table-cell table:content-validation-name="val5" table:style-name="ce8"/>
          <table:table-cell table:number-columns-repeated="4"/>
          <table:table-cell table:content-validation-name="val3" table:style-name="ce8"/>
          <table:table-cell table:content-validation-name="val4" table:style-name="ce8"/>
          <table:table-cell table:style-name="ce63"/>
          <table:table-cell office:value-type="percentage" office:value="0.52768729641693812" table:formula="of:=([.M433]+[.M437])/([.M441]/100)/100" table:style-name="ce77">
            <text:p>53%</text:p>
          </table:table-cell>
          <table:table-cell office:value-type="percentage" office:value="0.56026058631921827" table:formula="of:=([.N433]+[.N437])/([.N441]/100)/100" table:style-name="ce77">
            <text:p>56%</text:p>
          </table:table-cell>
          <table:table-cell office:value-type="percentage" office:value="0.52768729641693812" table:formula="of:=([.O433]+[.O437])/([.O441]/100)/100" table:style-name="ce77">
            <text:p>53%</text:p>
          </table:table-cell>
          <table:table-cell office:value-type="percentage" office:value="0.52768729641693812" table:formula="of:=([.P433]+[.P437])/([.P441]/100)/100" table:style-name="ce77">
            <text:p>53%</text:p>
          </table:table-cell>
          <table:table-cell office:value-type="percentage" office:value="0.56351791530944628" table:formula="of:=([.Q433]+[.Q437])/([.Q441]/100)/100" table:style-name="ce77">
            <text:p>56%</text:p>
          </table:table-cell>
          <table:table-cell office:value-type="percentage" office:value="0.52117263843648209" table:formula="of:=([.R433]+[.R437])/([.R441]/100)/100" table:style-name="ce77">
            <text:p>52%</text:p>
          </table:table-cell>
          <table:table-cell office:value-type="percentage" office:value="0.30163934426229511" table:formula="of:=([.S433]+[.S437])/([.S441]/100)/100" table:style-name="ce77">
            <text:p>30%</text:p>
          </table:table-cell>
          <table:table-cell office:value-type="percentage" office:value="0.30491803278688523" table:formula="of:=([.T433]+[.T437])/([.T441]/100)/100" table:style-name="ce77">
            <text:p>30%</text:p>
          </table:table-cell>
          <table:table-cell table:content-validation-name="val6" table:style-name="ce130"/>
          <table:table-cell table:number-columns-repeated="4" table:style-name="ce8"/>
          <table:table-cell table:style-name="ce17"/>
          <table:table-cell table:number-columns-repeated="16358" table:style-name="ce8"/>
        </table:table-row>
        <table:table-row table:style-name="ro8">
          <table:table-cell table:number-columns-repeated="4"/>
          <table:table-cell table:content-validation-name="val5" table:style-name="ce8"/>
          <table:table-cell table:number-columns-repeated="4"/>
          <table:table-cell table:content-validation-name="val3" table:style-name="ce8"/>
          <table:table-cell table:style-name="ce8"/>
          <table:table-cell table:style-name="ce63"/>
          <table:table-cell table:number-columns-repeated="8" table:style-name="ce8"/>
          <table:table-cell table:content-validation-name="val6" table:style-name="ce130"/>
          <table:table-cell office:value-type="float" office:value="0" table:formula="of:=SUMIF([.M4:.M425];[Referenties.$C$15];[.V4:.V425])" table:style-name="ce51">
            <text:p>0</text:p>
          </table:table-cell>
          <table:table-cell office:value-type="float" office:value="2" table:formula="of:=SUMIF([.N4:.N425];[Referenties.$C$15];[.W4:.W425])" table:style-name="ce51">
            <text:p>2</text:p>
          </table:table-cell>
          <table:table-cell office:value-type="float" office:value="0.875" table:formula="of:=SUMIF([.O4:.O425];[Referenties.$C$15];[.X4:.X425])" table:style-name="ce51">
            <text:p>1</text:p>
          </table:table-cell>
          <table:table-cell office:value-type="float" office:value="2.5" table:formula="of:=SUMIF([.P4:.P425];[Referenties.$C$15];[.Y4:.Y425])" table:style-name="ce51">
            <text:p>3</text:p>
          </table:table-cell>
          <table:table-cell office:value-type="float" office:value="23.75" table:formula="of:=SUMIF([.Q4:.Q425];[Referenties.$C$15];[.Z4:.Z425])" table:style-name="ce51">
            <text:p>24</text:p>
          </table:table-cell>
          <table:table-cell office:value-type="float" office:value="0" table:formula="of:=SUMIF([.R4:.R425];[Referenties.$C$15];[.AA4:.AA425])" table:style-name="ce51">
            <text:p>0</text:p>
          </table:table-cell>
          <table:table-cell office:value-type="float" office:value="2.25" table:formula="of:=SUMIF([.S4:.S425];[Referenties.$C$15];[.AB4:.AB425])" table:style-name="ce51">
            <text:p>2</text:p>
          </table:table-cell>
          <table:table-cell office:value-type="float" office:value="10" table:formula="of:=SUMIF([.T4:.T425];[Referenties.$C$15];[.AC4:.AC425])" table:style-name="ce51">
            <text:p>10</text:p>
          </table:table-cell>
          <table:table-cell office:value-type="float" office:value="41.375" table:formula="of:=SUM([.V439:.AC439])" table:style-name="ce51">
            <text:p>41</text:p>
          </table:table-cell>
          <table:table-cell office:value-type="string" table:style-name="ce48">
            <text:p>Totaal aantal uren N.V.T.</text:p>
          </table:table-cell>
          <table:table-cell table:number-columns-repeated="3" table:style-name="ce48"/>
          <table:table-cell table:number-columns-repeated="16350"/>
        </table:table-row>
        <table:table-row table:style-name="ro8">
          <table:table-cell table:number-columns-repeated="10"/>
          <table:table-cell table:style-name="ce8"/>
          <table:table-cell table:style-name="ce63"/>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number-columns-repeated="5" table:style-name="ce8"/>
          <table:table-cell table:style-name="ce17"/>
          <table:table-cell table:number-columns-repeated="16358" table:style-name="ce8"/>
        </table:table-row>
        <table:table-row table:style-name="ro8">
          <table:table-cell table:number-columns-repeated="10"/>
          <table:table-cell office:value-type="string" table:number-columns-spanned="2" table:number-rows-spanned="1" table:style-name="ce109">
            <text:p>Totaal aantal</text:p>
          </table:table-cell>
          <table:covered-table-cell/>
          <table:table-cell office:value-type="float" office:value="307" table:formula="of:=SUM([.M429:.M437])" table:style-name="ce64">
            <text:p>307</text:p>
          </table:table-cell>
          <table:table-cell office:value-type="float" office:value="307" table:formula="of:=SUM([.N429:.N437])" table:style-name="ce64">
            <text:p>307</text:p>
          </table:table-cell>
          <table:table-cell office:value-type="float" office:value="307" table:formula="of:=SUM([.O429:.O437])" table:style-name="ce64">
            <text:p>307</text:p>
          </table:table-cell>
          <table:table-cell office:value-type="float" office:value="307" table:formula="of:=SUM([.P429:.P437])" table:style-name="ce64">
            <text:p>307</text:p>
          </table:table-cell>
          <table:table-cell office:value-type="float" office:value="307" table:formula="of:=SUM([.Q429:.Q437])" table:style-name="ce64">
            <text:p>307</text:p>
          </table:table-cell>
          <table:table-cell office:value-type="float" office:value="307" table:formula="of:=SUM([.R429:.R437])" table:style-name="ce64">
            <text:p>307</text:p>
          </table:table-cell>
          <table:table-cell office:value-type="float" office:value="305" table:formula="of:=SUM([.S429:.S437])" table:style-name="ce64">
            <text:p>305</text:p>
          </table:table-cell>
          <table:table-cell office:value-type="float" office:value="305" table:formula="of:=SUM([.T429:.T437])" table:style-name="ce64">
            <text:p>305</text:p>
          </table:table-cell>
          <table:table-cell table:style-name="ce8"/>
          <table:table-cell table:number-columns-repeated="4" table:style-name="ce31"/>
          <table:table-cell table:style-name="ce53"/>
          <table:table-cell office:value-type="float" office:value="0" table:formula="of:=[.AA433]" table:style-name="ce51">
            <text:p>0</text:p>
          </table:table-cell>
          <table:table-cell table:style-name="ce51"/>
          <table:table-cell office:value-type="float" office:value="54.375" table:formula="of:=SUM([.AB433:.AC433])" table:style-name="ce51">
            <text:p>54</text:p>
          </table:table-cell>
          <table:table-cell office:value-type="float" office:value="54.375" table:formula="of:=SUM([.AA441:.AC441])" table:style-name="ce51">
            <text:p>54</text:p>
          </table:table-cell>
          <table:table-cell office:value-type="string" table:style-name="ce48">
            <text:p>Uren te doen per discipline</text:p>
          </table:table-cell>
          <table:table-cell table:number-columns-repeated="3" table:style-name="ce49"/>
          <table:table-cell table:number-columns-repeated="16350"/>
        </table:table-row>
        <table:table-row table:style-name="ro8">
          <table:table-cell table:number-columns-repeated="10"/>
          <table:table-cell table:style-name="ce8"/>
          <table:table-cell table:style-name="ce63"/>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number-columns-repeated="5" table:style-name="ce8"/>
          <table:table-cell table:style-name="ce17"/>
          <table:table-cell table:number-columns-repeated="16358" table:style-name="ce8"/>
        </table:table-row>
        <table:table-row table:style-name="ro8">
          <table:table-cell table:number-columns-repeated="10"/>
          <table:table-cell table:style-name="ce8"/>
          <table:table-cell table:style-name="ce63"/>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8"/>
          <table:table-cell table:number-columns-repeated="4" table:style-name="ce31"/>
          <table:table-cell table:style-name="ce33"/>
          <table:table-cell office:value-type="float" office:value="1" table:style-name="ce32">
            <text:p>1</text:p>
          </table:table-cell>
          <table:table-cell table:style-name="ce32"/>
          <table:table-cell office:value-type="float" office:value="1" table:style-name="ce32">
            <text:p>1</text:p>
          </table:table-cell>
          <table:table-cell office:value-type="float" office:value="2" table:formula="of:=SUM([.AA443:.AC443])" table:style-name="ce32">
            <text:p>2</text:p>
          </table:table-cell>
          <table:table-cell office:value-type="string" table:number-columns-spanned="4" table:number-rows-spanned="1" table:style-name="ce110">
            <text:p>Beschikbare FTE</text:p>
          </table:table-cell>
          <table:covered-table-cell table:number-columns-repeated="3"/>
          <table:table-cell table:number-columns-repeated="16350"/>
        </table:table-row>
        <table:table-row table:style-name="ro8">
          <table:table-cell table:number-columns-repeated="10"/>
          <table:table-cell table:style-name="ce8"/>
          <table:table-cell table:style-name="ce63"/>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number-columns-repeated="5" table:style-name="ce8"/>
          <table:table-cell table:style-name="ce17"/>
          <table:table-cell table:number-columns-repeated="16358" table:style-name="ce8"/>
        </table:table-row>
        <table:table-row table:style-name="ro8">
          <table:table-cell table:number-columns-repeated="4"/>
          <table:table-cell table:content-validation-name="val5" table:style-name="ce8"/>
          <table:table-cell table:number-columns-repeated="4"/>
          <table:table-cell table:content-validation-name="val3" table:style-name="ce8"/>
          <table:table-cell table:content-validation-name="val4" table:style-name="ce8"/>
          <table:table-cell table:style-name="ce63"/>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5" table:style-name="ce54"/>
          <table:table-cell office:value-type="float" office:value="0" table:formula="of:=[.AA441]/([.AA443]*170)" table:style-name="ce54">
            <text:p>0,0</text:p>
          </table:table-cell>
          <table:table-cell table:style-name="ce54"/>
          <table:table-cell office:value-type="float" office:value="0.31985294117647056" table:formula="of:=[.AC441]/([.AC443]*170)" table:style-name="ce54">
            <text:p>0,3</text:p>
          </table:table-cell>
          <table:table-cell office:value-type="float" office:value="0.31985294117647056" table:formula="of:=MAX([.AA445:.AC445])" table:style-name="ce54">
            <text:p>0,3</text:p>
          </table:table-cell>
          <table:table-cell office:value-type="string" table:number-columns-spanned="4" table:number-rows-spanned="2" table:style-name="ce112">
            <text:p>Doorlooptijd in maanden op basis van beschikbare FTE</text:p>
          </table:table-cell>
          <table:covered-table-cell table:number-columns-repeated="3"/>
          <table:table-cell table:number-columns-repeated="16350"/>
        </table:table-row>
        <table:table-row table:style-name="ro8">
          <table:table-cell table:number-columns-repeated="4"/>
          <table:table-cell table:content-validation-name="val5" table:style-name="ce8"/>
          <table:table-cell table:number-columns-repeated="4"/>
          <table:table-cell table:content-validation-name="val3" table:style-name="ce8"/>
          <table:table-cell table:content-validation-name="val4" table:style-name="ce8"/>
          <table:table-cell table:style-name="ce63"/>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4" table:style-name="ce31"/>
          <table:table-cell table:style-name="ce33"/>
          <table:table-cell table:number-columns-repeated="4" table:style-name="ce31"/>
          <table:covered-table-cell/>
          <table:covered-table-cell table:number-columns-repeated="3"/>
          <table:table-cell table:number-columns-repeated="16350"/>
        </table:table-row>
        <table:table-row table:style-name="ro8">
          <table:table-cell table:number-columns-repeated="4"/>
          <table:table-cell table:content-validation-name="val5" table:style-name="ce8"/>
          <table:table-cell table:number-columns-repeated="4"/>
          <table:table-cell table:content-validation-name="val3" table:style-name="ce8"/>
          <table:table-cell table:content-validation-name="val4" table:style-name="ce8"/>
          <table:table-cell table:style-name="ce63"/>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4" table:style-name="ce8"/>
          <table:table-cell table:style-name="ce17"/>
          <table:table-cell table:number-columns-repeated="16358" table:style-name="ce8"/>
        </table:table-row>
        <table:table-row table:style-name="ro8">
          <table:table-cell table:number-columns-repeated="4"/>
          <table:table-cell table:content-validation-name="val5" table:style-name="ce8"/>
          <table:table-cell table:number-columns-repeated="4"/>
          <table:table-cell table:content-validation-name="val3" table:style-name="ce8"/>
          <table:table-cell table:content-validation-name="val4" table:style-name="ce8"/>
          <table:table-cell table:style-name="ce63"/>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4" table:style-name="ce8"/>
          <table:table-cell table:style-name="ce17"/>
          <table:table-cell table:number-columns-repeated="2" table:style-name="ce8"/>
          <table:table-cell table:style-name="ce37"/>
          <table:table-cell table:number-columns-repeated="16355" table:style-name="ce8"/>
        </table:table-row>
        <table:table-row table:number-rows-repeated="55" table:style-name="ro8">
          <table:table-cell table:number-columns-repeated="4"/>
          <table:table-cell table:content-validation-name="val5" table:style-name="ce8"/>
          <table:table-cell table:number-columns-repeated="4"/>
          <table:table-cell table:content-validation-name="val3" table:style-name="ce8"/>
          <table:table-cell table:content-validation-name="val4" table:style-name="ce8"/>
          <table:table-cell/>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7"/>
          <table:table-cell table:content-validation-name="val6" table:style-name="ce130"/>
          <table:table-cell table:number-columns-repeated="16363"/>
        </table:table-row>
        <table:table-row table:number-rows-repeated="36" table:style-name="ro8">
          <table:table-cell table:number-columns-repeated="4"/>
          <table:table-cell table:content-validation-name="val5" table:style-name="ce8"/>
          <table:table-cell table:number-columns-repeated="4"/>
          <table:table-cell table:content-validation-name="val3" table:style-name="ce8"/>
          <table:table-cell table:content-validation-name="val4" table:style-name="ce8"/>
          <table:table-cell/>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0"/>
          <table:table-cell table:number-columns-repeated="16363"/>
        </table:table-row>
        <table:table-row table:number-rows-repeated="57" table:style-name="ro8">
          <table:table-cell table:number-columns-repeated="4"/>
          <table:table-cell table:content-validation-name="val5" table:style-name="ce8"/>
          <table:table-cell table:number-columns-repeated="4"/>
          <table:table-cell table:content-validation-name="val3" table:style-name="ce8"/>
          <table:table-cell table:number-columns-repeated="2"/>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0"/>
          <table:table-cell table:number-columns-repeated="16363"/>
        </table:table-row>
        <table:table-row table:number-rows-repeated="83" table:style-name="ro8">
          <table:table-cell table:number-columns-repeated="4"/>
          <table:table-cell table:content-validation-name="val5" table:style-name="ce8"/>
          <table:table-cell table:number-columns-repeated="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0"/>
          <table:table-cell table:number-columns-repeated="16363"/>
        </table:table-row>
        <table:table-row table:number-rows-repeated="64857" table:style-name="ro8">
          <table:table-cell table:number-columns-repeated="12"/>
          <table:table-cell table:style-name="ce137"/>
          <table:table-cell table:style-name="ce137"/>
          <table:table-cell table:style-name="ce137"/>
          <table:table-cell table:style-name="ce137"/>
          <table:table-cell table:style-name="ce137"/>
          <table:table-cell table:style-name="ce137"/>
          <table:table-cell table:style-name="ce137"/>
          <table:table-cell table:style-name="ce137"/>
          <table:table-cell table:style-name="ce130"/>
          <table:table-cell table:number-columns-repeated="16363"/>
        </table:table-row>
        <table:table-row table:number-rows-repeated="983040" table:style-name="ro8">
          <table:table-cell table:number-columns-repeated="16384"/>
        </table:table-row>
      </table:table>
      <table:table table:name="Keten_Backlog" table:style-name="ta1">
        <table:table-column table:style-name="co1" table:default-cell-style-name="ce8"/>
        <table:table-column table:style-name="co2" table:default-cell-style-name="ce82"/>
        <table:table-column table:style-name="co1" table:default-cell-style-name="ce8"/>
        <table:table-column-group>
          <table:table-column table:style-name="co4" table:default-cell-style-name="ce8" table:visibility="collapse"/>
          <table:table-column table:style-name="co7" table:default-cell-style-name="ce82"/>
        </table:table-column-group>
        <table:table-column table:style-name="co9" table:default-cell-style-name="ce63"/>
        <table:table-column-group>
          <table:table-column table:style-name="co10" table:default-cell-style-name="ce8"/>
        </table:table-column-group>
        <table:table-column table:style-name="co17" table:default-cell-style-name="ce8"/>
        <table:table-column-group>
          <table:table-column table:style-name="co18" table:default-cell-style-name="ce8"/>
          <table:table-column table:style-name="co23" table:default-cell-style-name="ce8"/>
          <table:table-column table:style-name="co21" table:number-columns-repeated="4" table:default-cell-style-name="ce8"/>
        </table:table-column-group>
        <table:table-column table:style-name="co21" table:number-columns-repeated="16370" table:default-cell-style-name="ce8"/>
        <table:table-row table:style-name="ro1">
          <table:table-cell table:style-name="ce13"/>
          <table:table-cell table:style-name="ce79"/>
          <table:table-cell table:number-columns-repeated="2" table:style-name="ce13"/>
          <table:table-cell table:style-name="ce163"/>
          <table:table-cell table:style-name="ce56"/>
          <table:table-cell office:value-type="string" table:style-name="ce150">
            <text:p>UCM TAKEN</text:p>
          </table:table-cell>
          <table:table-cell table:style-name="ce155"/>
          <table:table-cell office:value-type="string" table:style-name="ce22">
            <text:p>Geschatte uren</text:p>
          </table:table-cell>
          <table:table-cell table:style-name="ce24"/>
          <table:table-cell table:number-columns-repeated="16374" table:style-name="ce13"/>
        </table:table-row>
        <table:table-row table:style-name="ro2">
          <table:table-cell office:value-type="string" table:style-name="ce4">
            <text:p>Doel</text:p>
          </table:table-cell>
          <table:table-cell office:value-type="string" table:style-name="ce80">
            <text:p>ID</text:p>
          </table:table-cell>
          <table:table-cell office:value-type="string" table:style-name="ce4">
            <text:p>Module</text:p>
          </table:table-cell>
          <table:table-cell office:value-type="string" table:style-name="ce4">
            <text:p>Status</text:p>
          </table:table-cell>
          <table:table-cell office:value-type="string" table:style-name="ce164">
            <text:p>Ranking</text:p>
          </table:table-cell>
          <table:table-cell office:value-type="string" table:style-name="ce4">
            <text:p>Schatting</text:p>
          </table:table-cell>
          <table:table-cell office:value-type="string" table:style-name="ce151">
            <text:p>UCM detailleren</text:p>
          </table:table-cell>
          <table:table-cell table:style-name="ce156"/>
          <table:table-cell office:value-type="string" table:style-name="ce160">
            <text:p>UCM detailleren</text:p>
          </table:table-cell>
          <table:table-cell office:value-type="string" table:style-name="ce27">
            <text:p>Totaal</text:p>
          </table:table-cell>
          <table:table-cell table:number-columns-repeated="16374" table:style-name="ce14"/>
        </table:table-row>
        <table:table-row table:style-name="ro8">
          <table:table-cell office:value-type="string" table:style-name="ce32">
            <text:p>Visuall eisen geclassificeerd en gekoppeld</text:p>
          </table:table-cell>
          <table:table-cell table:style-name="ce81"/>
          <table:table-cell table:number-columns-repeated="2" table:style-name="ce31"/>
          <table:table-cell office:value-type="float" office:value="9" table:style-name="ce165">
            <text:p>9</text:p>
          </table:table-cell>
          <table:table-cell table:style-name="ce57"/>
          <table:table-cell table:style-name="ce152"/>
          <table:table-cell table:style-name="ce157"/>
          <table:table-cell table:style-name="ce31"/>
          <table:table-cell office:value-type="float" office:value="0" table:formula="of:=SUMIF([.G4:.G7];[Referenties.$C$14];[.I4:.I7])" table:style-name="ce96">
            <text:p>0,00</text:p>
          </table:table-cell>
          <table:table-cell table:number-columns-repeated="16374" table:style-name="ce31"/>
        </table:table-row>
        <table:table-row-group>
          <table:table-row table:style-name="ro4">
            <table:table-cell office:value-type="string" table:style-name="ce1">
              <text:p>Visuall eisen geclassificeerd en gekoppeld</text:p>
            </table:table-cell>
            <table:table-cell office:value-type="float" office:value="1" table:style-name="ce1">
              <text:p>1</text:p>
            </table:table-cell>
            <table:table-cell office:value-type="string" table:style-name="ce1">
              <text:p>Classificaties benoemen</text:p>
            </table:table-cell>
            <table:table-cell office:value-type="string" table:content-validation-name="val8" table:style-name="ce1">
              <text:p>Scoped</text:p>
            </table:table-cell>
            <table:table-cell table:style-name="ce166"/>
            <table:table-cell office:value-type="float" office:value="3" table:style-name="ce58">
              <text:p>3</text:p>
            </table:table-cell>
            <table:table-cell office:value-type="string" table:content-validation-name="val7" table:style-name="ce153">
              <text:p>Finished</text:p>
            </table:table-cell>
            <table:table-cell table:content-validation-name="val7" table:style-name="ce158"/>
            <table:table-cell office:value-type="float" office:value="7.5" table:formula="of:=IF(ISNA([.F4]);0;[.F4]*[Referenties.$E$14])" table:style-name="ce19">
              <text:p>7,50</text:p>
            </table:table-cell>
            <table:table-cell table:number-columns-repeated="16375" table:style-name="ce8"/>
          </table:table-row>
          <table:table-row table:style-name="ro8">
            <table:table-cell office:value-type="string" table:style-name="ce1">
              <text:p>Visuall eisen geclassificeerd en gekoppeld</text:p>
            </table:table-cell>
            <table:table-cell office:value-type="float" office:value="2" table:style-name="ce1">
              <text:p>2</text:p>
            </table:table-cell>
            <table:table-cell office:value-type="string" table:style-name="ce1">
              <text:p>Inrichten EA op classificatie</text:p>
            </table:table-cell>
            <table:table-cell office:value-type="string" table:content-validation-name="val8" table:style-name="ce1">
              <text:p>Scoped</text:p>
            </table:table-cell>
            <table:table-cell table:style-name="ce166"/>
            <table:table-cell office:value-type="float" office:value="3" table:style-name="ce58">
              <text:p>3</text:p>
            </table:table-cell>
            <table:table-cell office:value-type="string" table:content-validation-name="val7" table:style-name="ce153">
              <text:p>Finished</text:p>
            </table:table-cell>
            <table:table-cell table:content-validation-name="val7" table:style-name="ce158"/>
            <table:table-cell office:value-type="float" office:value="7.5" table:formula="of:=IF(ISNA([.F5]);0;[.F5]*[Referenties.$E$14])" table:style-name="ce19">
              <text:p>7,50</text:p>
            </table:table-cell>
            <table:table-cell table:number-columns-repeated="16375" table:style-name="ce8"/>
          </table:table-row>
          <table:table-row table:style-name="ro8">
            <table:table-cell office:value-type="string" table:style-name="ce1">
              <text:p>Visuall eisen geclassificeerd en gekoppeld</text:p>
            </table:table-cell>
            <table:table-cell office:value-type="float" office:value="3" table:style-name="ce1">
              <text:p>3</text:p>
            </table:table-cell>
            <table:table-cell office:value-type="string" table:style-name="ce1">
              <text:p>Eisen classifiseren</text:p>
            </table:table-cell>
            <table:table-cell office:value-type="string" table:content-validation-name="val8" table:style-name="ce1">
              <text:p>Scoped</text:p>
            </table:table-cell>
            <table:table-cell table:style-name="ce166"/>
            <table:table-cell office:value-type="float" office:value="16" table:style-name="ce58">
              <text:p>16</text:p>
            </table:table-cell>
            <table:table-cell office:value-type="string" table:content-validation-name="val7" table:style-name="ce153">
              <text:p>Finished</text:p>
            </table:table-cell>
            <table:table-cell table:content-validation-name="val7" table:style-name="ce158"/>
            <table:table-cell office:value-type="float" office:value="40" table:formula="of:=IF(ISNA([.F6]);0;[.F6]*[Referenties.$E$14])" table:style-name="ce19">
              <text:p>40,00</text:p>
            </table:table-cell>
            <table:table-cell table:number-columns-repeated="16375" table:style-name="ce8"/>
          </table:table-row>
          <table:table-row table:style-name="ro8">
            <table:table-cell office:value-type="string" table:style-name="ce1">
              <text:p>Visuall eisen geclassificeerd en gekoppeld</text:p>
            </table:table-cell>
            <table:table-cell office:value-type="float" office:value="4" table:style-name="ce1">
              <text:p>4</text:p>
            </table:table-cell>
            <table:table-cell office:value-type="string" table:style-name="ce1">
              <text:p>Classificaties vaststellen met kernteam(?)</text:p>
            </table:table-cell>
            <table:table-cell office:value-type="string" table:content-validation-name="val8" table:style-name="ce1">
              <text:p>Scoped</text:p>
            </table:table-cell>
            <table:table-cell table:style-name="ce166"/>
            <table:table-cell office:value-type="float" office:value="10" table:style-name="ce58">
              <text:p>10</text:p>
            </table:table-cell>
            <table:table-cell office:value-type="string" table:content-validation-name="val7" table:style-name="ce153">
              <text:p>Finished</text:p>
            </table:table-cell>
            <table:table-cell table:content-validation-name="val7" table:style-name="ce158"/>
            <table:table-cell office:value-type="float" office:value="25" table:formula="of:=IF(ISNA([.F7]);0;[.F7]*[Referenties.$E$14])" table:style-name="ce19">
              <text:p>25,00</text:p>
            </table:table-cell>
            <table:table-cell table:style-name="ce18"/>
            <table:table-cell table:number-columns-repeated="16374"/>
          </table:table-row>
        </table:table-row-group>
        <table:table-row table:style-name="ro8">
          <table:table-cell table:style-name="ce9"/>
          <table:table-cell table:style-name="ce83"/>
          <table:table-cell table:number-columns-repeated="2" table:style-name="ce9"/>
          <table:table-cell table:style-name="ce167"/>
          <table:table-cell table:style-name="ce59"/>
          <table:table-cell table:content-validation-name="val7" table:style-name="ce154"/>
          <table:table-cell table:content-validation-name="val7" table:style-name="ce159"/>
          <table:table-cell table:style-name="ce19"/>
          <table:table-cell table:style-name="ce18"/>
          <table:table-cell table:number-columns-repeated="16374" table:style-name="ce9"/>
        </table:table-row>
        <table:table-row table:style-name="ro11">
          <table:table-cell office:value-type="string" table:style-name="ce32">
            <text:p>Consistent niveau modules</text:p>
          </table:table-cell>
          <table:table-cell table:style-name="ce81"/>
          <table:table-cell table:style-name="ce31"/>
          <table:table-cell table:content-validation-name="val8" table:style-name="ce31"/>
          <table:table-cell office:value-type="float" office:value="1" table:style-name="ce165">
            <text:p>1</text:p>
          </table:table-cell>
          <table:table-cell table:style-name="ce57"/>
          <table:table-cell table:content-validation-name="val7" table:style-name="ce152"/>
          <table:table-cell table:content-validation-name="val7" table:style-name="ce157"/>
          <table:table-cell table:style-name="ce31"/>
          <table:table-cell office:value-type="float" office:value="0" table:formula="of:=SUM([Keten_Backlog_KUC.V433:.Z433])" table:style-name="ce51">
            <text:p>0</text:p>
          </table:table-cell>
          <table:table-cell table:number-columns-repeated="16374" table:style-name="ce31"/>
        </table:table-row>
        <table:table-row-group>
          <table:table-row table:style-name="ro8">
            <table:table-cell office:value-type="string" table:style-name="ce8">
              <text:p>Consistent niveau modules</text:p>
            </table:table-cell>
            <table:table-cell office:value-type="float" office:value="1" table:style-name="ce82">
              <text:p>1</text:p>
            </table:table-cell>
            <table:table-cell office:value-type="string" table:style-name="ce8">
              <text:p>Zie Keten Backlog KUC</text:p>
            </table:table-cell>
            <table:table-cell office:value-type="string" table:content-validation-name="val8" table:style-name="ce8">
              <text:p>Scoped</text:p>
            </table:table-cell>
            <table:table-cell table:style-name="ce166"/>
            <table:table-cell table:style-name="ce60"/>
            <table:table-cell office:value-type="string" table:content-validation-name="val7" table:style-name="ce153">
              <text:p>Finished</text:p>
            </table:table-cell>
            <table:table-cell table:content-validation-name="val7" table:style-name="ce158"/>
            <table:table-cell office:value-type="float" office:value="0" table:formula="of:=SUM([Keten_Backlog_KUC.V433:.Z433])" table:style-name="ce19">
              <text:p>0,00</text:p>
            </table:table-cell>
            <table:table-cell table:number-columns-repeated="16375" table:style-name="ce8"/>
          </table:table-row>
        </table:table-row-group>
        <table:table-row table:style-name="ro8">
          <table:table-cell table:style-name="ce9"/>
          <table:table-cell table:style-name="ce83"/>
          <table:table-cell table:style-name="ce9"/>
          <table:table-cell table:content-validation-name="val8" table:style-name="ce9"/>
          <table:table-cell table:style-name="ce167"/>
          <table:table-cell table:style-name="ce59"/>
          <table:table-cell table:content-validation-name="val7" table:style-name="ce154"/>
          <table:table-cell table:content-validation-name="val7" table:style-name="ce159"/>
          <table:table-cell table:style-name="ce19"/>
          <table:table-cell table:style-name="ce18"/>
          <table:table-cell table:number-columns-repeated="16374" table:style-name="ce9"/>
        </table:table-row>
        <table:table-row table:style-name="ro8">
          <table:table-cell office:value-type="string" table:style-name="ce32">
            <text:p>Non Functionals BZM</text:p>
          </table:table-cell>
          <table:table-cell table:style-name="ce81"/>
          <table:table-cell table:style-name="ce31"/>
          <table:table-cell table:content-validation-name="val8" table:style-name="ce31"/>
          <table:table-cell office:value-type="float" office:value="3" table:style-name="ce165">
            <text:p>3</text:p>
          </table:table-cell>
          <table:table-cell table:style-name="ce57"/>
          <table:table-cell table:content-validation-name="val7" table:style-name="ce152"/>
          <table:table-cell table:content-validation-name="val7" table:style-name="ce157"/>
          <table:table-cell table:style-name="ce31"/>
          <table:table-cell office:value-type="float" office:value="0" table:formula="of:=SUMIF([.G13:.G15];[Referenties.$C$14];[.I13:.I15])" table:style-name="ce96">
            <text:p>0,00</text:p>
          </table:table-cell>
          <table:table-cell table:number-columns-repeated="16374" table:style-name="ce31"/>
        </table:table-row>
        <table:table-row-group>
          <table:table-row table:style-name="ro8">
            <table:table-cell office:value-type="string" table:style-name="ce8">
              <text:p>Non Functionals BZM</text:p>
            </table:table-cell>
            <table:table-cell office:value-type="float" office:value="1" table:style-name="ce82">
              <text:p>1</text:p>
            </table:table-cell>
            <table:table-cell office:value-type="string" table:style-name="ce11">
              <text:p>Classificaties benoemen</text:p>
            </table:table-cell>
            <table:table-cell office:value-type="string" table:content-validation-name="val8" table:style-name="ce8">
              <text:p>Scoped</text:p>
            </table:table-cell>
            <table:table-cell table:style-name="ce166"/>
            <table:table-cell office:value-type="float" office:value="2" table:style-name="ce60">
              <text:p>2</text:p>
            </table:table-cell>
            <table:table-cell office:value-type="string" table:content-validation-name="val7" table:style-name="ce153">
              <text:p>Finished</text:p>
            </table:table-cell>
            <table:table-cell table:content-validation-name="val7" table:style-name="ce158"/>
            <table:table-cell office:value-type="float" office:value="5" table:formula="of:=IF(ISNA([.F13]);0;[.F13]*[Referenties.$E$14])" table:style-name="ce19">
              <text:p>5,00</text:p>
            </table:table-cell>
            <table:table-cell table:number-columns-repeated="16375" table:style-name="ce8"/>
          </table:table-row>
          <table:table-row table:style-name="ro8">
            <table:table-cell office:value-type="string" table:style-name="ce8">
              <text:p>Non Functionals BZM</text:p>
            </table:table-cell>
            <table:table-cell office:value-type="float" office:value="2" table:style-name="ce82">
              <text:p>2</text:p>
            </table:table-cell>
            <table:table-cell office:value-type="string" table:style-name="ce11">
              <text:p>Inventariseren non functionals</text:p>
            </table:table-cell>
            <table:table-cell office:value-type="string" table:content-validation-name="val8" table:style-name="ce8">
              <text:p>Scoped</text:p>
            </table:table-cell>
            <table:table-cell table:style-name="ce166"/>
            <table:table-cell office:value-type="float" office:value="16" table:style-name="ce60">
              <text:p>16</text:p>
            </table:table-cell>
            <table:table-cell office:value-type="string" table:content-validation-name="val7" table:style-name="ce153">
              <text:p>Finished</text:p>
            </table:table-cell>
            <table:table-cell table:content-validation-name="val7" table:style-name="ce158"/>
            <table:table-cell office:value-type="float" office:value="40" table:formula="of:=IF(ISNA([.F14]);0;[.F14]*[Referenties.$E$14])" table:style-name="ce19">
              <text:p>40,00</text:p>
            </table:table-cell>
            <table:table-cell table:number-columns-repeated="16375" table:style-name="ce8"/>
          </table:table-row>
          <table:table-row table:style-name="ro8">
            <table:table-cell office:value-type="string" table:style-name="ce8">
              <text:p>Non Functionals BZM</text:p>
            </table:table-cell>
            <table:table-cell office:value-type="float" office:value="3" table:style-name="ce82">
              <text:p>3</text:p>
            </table:table-cell>
            <table:table-cell office:value-type="string" table:style-name="ce11">
              <text:p>Non functionals vaststellen</text:p>
            </table:table-cell>
            <table:table-cell office:value-type="string" table:content-validation-name="val8" table:style-name="ce8">
              <text:p>Scoped</text:p>
            </table:table-cell>
            <table:table-cell table:style-name="ce166"/>
            <table:table-cell office:value-type="float" office:value="10" table:style-name="ce60">
              <text:p>10</text:p>
            </table:table-cell>
            <table:table-cell office:value-type="string" table:content-validation-name="val7" table:style-name="ce153">
              <text:p>Finished</text:p>
            </table:table-cell>
            <table:table-cell table:content-validation-name="val7" table:style-name="ce158"/>
            <table:table-cell office:value-type="float" office:value="25" table:formula="of:=IF(ISNA([.F15]);0;[.F15]*[Referenties.$E$14])" table:style-name="ce19">
              <text:p>25,00</text:p>
            </table:table-cell>
            <table:table-cell table:style-name="ce18"/>
            <table:table-cell table:number-columns-repeated="16374"/>
          </table:table-row>
        </table:table-row-group>
        <table:table-row table:style-name="ro8">
          <table:table-cell table:style-name="ce9"/>
          <table:table-cell table:style-name="ce83"/>
          <table:table-cell table:style-name="ce9"/>
          <table:table-cell table:content-validation-name="val8" table:style-name="ce9"/>
          <table:table-cell table:style-name="ce167"/>
          <table:table-cell table:style-name="ce59"/>
          <table:table-cell table:content-validation-name="val7" table:style-name="ce154"/>
          <table:table-cell table:content-validation-name="val7" table:style-name="ce159"/>
          <table:table-cell table:style-name="ce19"/>
          <table:table-cell table:style-name="ce18"/>
          <table:table-cell table:number-columns-repeated="16374" table:style-name="ce9"/>
        </table:table-row>
        <table:table-row table:style-name="ro8">
          <table:table-cell office:value-type="string" table:style-name="ce32">
            <text:p>Architectuur BZM</text:p>
          </table:table-cell>
          <table:table-cell table:style-name="ce81"/>
          <table:table-cell table:style-name="ce31"/>
          <table:table-cell table:content-validation-name="val8" table:style-name="ce31"/>
          <table:table-cell office:value-type="float" office:value="4" table:style-name="ce165">
            <text:p>4</text:p>
          </table:table-cell>
          <table:table-cell table:style-name="ce57"/>
          <table:table-cell table:content-validation-name="val7" table:style-name="ce152"/>
          <table:table-cell table:content-validation-name="val7" table:style-name="ce157"/>
          <table:table-cell table:style-name="ce31"/>
          <table:table-cell office:value-type="float" office:value="0" table:formula="of:=SUMIF([.G18:.G19];[Referenties.$C$14];[.I18:.I19])" table:style-name="ce96">
            <text:p>0,00</text:p>
          </table:table-cell>
          <table:table-cell table:number-columns-repeated="16374" table:style-name="ce31"/>
        </table:table-row>
        <table:table-row-group>
          <table:table-row table:style-name="ro8">
            <table:table-cell office:value-type="string" table:style-name="ce8">
              <text:p>Architectuur BZM</text:p>
            </table:table-cell>
            <table:table-cell office:value-type="float" office:value="1" table:style-name="ce82">
              <text:p>1</text:p>
            </table:table-cell>
            <table:table-cell office:value-type="string" table:style-name="ce8">
              <text:p>Vorm van architectuur bijlage bepalen</text:p>
            </table:table-cell>
            <table:table-cell office:value-type="string" table:content-validation-name="val8" table:style-name="ce8">
              <text:p>Scoped</text:p>
            </table:table-cell>
            <table:table-cell table:style-name="ce166"/>
            <table:table-cell office:value-type="float" office:value="4" table:style-name="ce60">
              <text:p>4</text:p>
            </table:table-cell>
            <table:table-cell office:value-type="string" table:content-validation-name="val7" table:style-name="ce153">
              <text:p>Finished</text:p>
            </table:table-cell>
            <table:table-cell table:content-validation-name="val7" table:style-name="ce158"/>
            <table:table-cell office:value-type="float" office:value="10" table:formula="of:=IF(ISNA([.F18]);0;[.F18]*[Referenties.$E$14])" table:style-name="ce19">
              <text:p>10,00</text:p>
            </table:table-cell>
            <table:table-cell table:number-columns-repeated="16375" table:style-name="ce8"/>
          </table:table-row>
          <table:table-row table:style-name="ro8">
            <table:table-cell office:value-type="string" table:style-name="ce8">
              <text:p>Architectuur BZM</text:p>
            </table:table-cell>
            <table:table-cell office:value-type="float" office:value="2" table:style-name="ce82">
              <text:p>2</text:p>
            </table:table-cell>
            <table:table-cell office:value-type="string" table:style-name="ce8">
              <text:p>Architectuur Bijlage invullen</text:p>
            </table:table-cell>
            <table:table-cell office:value-type="string" table:content-validation-name="val8" table:style-name="ce8">
              <text:p>Scoped</text:p>
            </table:table-cell>
            <table:table-cell table:style-name="ce166"/>
            <table:table-cell office:value-type="float" office:value="20" table:style-name="ce60">
              <text:p>20</text:p>
            </table:table-cell>
            <table:table-cell office:value-type="string" table:content-validation-name="val7" table:style-name="ce153">
              <text:p>Finished</text:p>
            </table:table-cell>
            <table:table-cell table:content-validation-name="val7" table:style-name="ce158"/>
            <table:table-cell office:value-type="float" office:value="50" table:formula="of:=IF(ISNA([.F19]);0;[.F19]*[Referenties.$E$14])" table:style-name="ce19">
              <text:p>50,00</text:p>
            </table:table-cell>
            <table:table-cell table:style-name="ce18"/>
            <table:table-cell table:number-columns-repeated="7" table:style-name="ce8"/>
            <table:table-cell office:value-type="string" table:style-name="ce8">
              <text:p>.</text:p>
            </table:table-cell>
            <table:table-cell table:number-columns-repeated="16366"/>
          </table:table-row>
        </table:table-row-group>
        <table:table-row table:style-name="ro8">
          <table:table-cell table:style-name="ce9"/>
          <table:table-cell table:style-name="ce83"/>
          <table:table-cell table:style-name="ce9"/>
          <table:table-cell table:content-validation-name="val8" table:style-name="ce9"/>
          <table:table-cell table:style-name="ce167"/>
          <table:table-cell table:style-name="ce59"/>
          <table:table-cell table:content-validation-name="val7" table:style-name="ce154"/>
          <table:table-cell table:content-validation-name="val7" table:style-name="ce159"/>
          <table:table-cell table:style-name="ce19"/>
          <table:table-cell table:style-name="ce18"/>
          <table:table-cell table:number-columns-repeated="16374" table:style-name="ce9"/>
        </table:table-row>
        <table:table-row table:style-name="ro8">
          <table:table-cell office:value-type="string" table:style-name="ce32">
            <text:p>Model publiceren</text:p>
          </table:table-cell>
          <table:table-cell table:style-name="ce81"/>
          <table:table-cell table:style-name="ce31"/>
          <table:table-cell table:content-validation-name="val8" table:style-name="ce31"/>
          <table:table-cell office:value-type="float" office:value="5" table:style-name="ce165">
            <text:p>5</text:p>
          </table:table-cell>
          <table:table-cell table:style-name="ce57"/>
          <table:table-cell table:content-validation-name="val7" table:style-name="ce152"/>
          <table:table-cell table:content-validation-name="val7" table:style-name="ce157"/>
          <table:table-cell table:style-name="ce31"/>
          <table:table-cell office:value-type="float" office:value="0" table:formula="of:=SUMIF([.G22:.G24];[Referenties.$C$14];[.I22:.I24])" table:style-name="ce96">
            <text:p>0,00</text:p>
          </table:table-cell>
          <table:table-cell table:number-columns-repeated="16374" table:style-name="ce31"/>
        </table:table-row>
        <table:table-row-group>
          <table:table-row table:style-name="ro8">
            <table:table-cell office:value-type="string" table:style-name="ce8">
              <text:p>Model publiceren</text:p>
            </table:table-cell>
            <table:table-cell office:value-type="float" office:value="1" table:style-name="ce82">
              <text:p>1</text:p>
            </table:table-cell>
            <table:table-cell office:value-type="string" table:style-name="ce8">
              <text:p>Publicatie wijze kiezen + submodel</text:p>
            </table:table-cell>
            <table:table-cell office:value-type="string" table:content-validation-name="val8" table:style-name="ce8">
              <text:p>Scoped</text:p>
            </table:table-cell>
            <table:table-cell table:style-name="ce166"/>
            <table:table-cell office:value-type="float" office:value="7" table:style-name="ce60">
              <text:p>7</text:p>
            </table:table-cell>
            <table:table-cell office:value-type="string" table:content-validation-name="val7" table:style-name="ce153">
              <text:p>Finished</text:p>
            </table:table-cell>
            <table:table-cell table:content-validation-name="val7" table:style-name="ce158"/>
            <table:table-cell office:value-type="float" office:value="17.5" table:formula="of:=IF(ISNA([.F22]);0;[.F22]*[Referenties.$E$14])" table:style-name="ce19">
              <text:p>17,50</text:p>
            </table:table-cell>
            <table:table-cell table:number-columns-repeated="16375" table:style-name="ce8"/>
          </table:table-row>
          <table:table-row table:style-name="ro8">
            <table:table-cell office:value-type="string" table:style-name="ce8">
              <text:p>Model publiceren</text:p>
            </table:table-cell>
            <table:table-cell office:value-type="float" office:value="2" table:style-name="ce82">
              <text:p>2</text:p>
            </table:table-cell>
            <table:table-cell office:value-type="string" table:style-name="ce8">
              <text:p>Model opschonen</text:p>
            </table:table-cell>
            <table:table-cell office:value-type="string" table:content-validation-name="val8" table:style-name="ce8">
              <text:p>Scoped</text:p>
            </table:table-cell>
            <table:table-cell table:style-name="ce166"/>
            <table:table-cell office:value-type="float" office:value="10" table:style-name="ce60">
              <text:p>10</text:p>
            </table:table-cell>
            <table:table-cell office:value-type="string" table:content-validation-name="val7" table:style-name="ce153">
              <text:p>Finished</text:p>
            </table:table-cell>
            <table:table-cell table:content-validation-name="val7" table:style-name="ce158"/>
            <table:table-cell office:value-type="float" office:value="25" table:formula="of:=IF(ISNA([.F23]);0;[.F23]*[Referenties.$E$14])" table:style-name="ce19">
              <text:p>25,00</text:p>
            </table:table-cell>
            <table:table-cell table:number-columns-repeated="16375" table:style-name="ce8"/>
          </table:table-row>
          <table:table-row table:style-name="ro8">
            <table:table-cell office:value-type="string" table:style-name="ce8">
              <text:p>Model publiceren</text:p>
            </table:table-cell>
            <table:table-cell office:value-type="float" office:value="3" table:style-name="ce82">
              <text:p>3</text:p>
            </table:table-cell>
            <table:table-cell office:value-type="string" table:style-name="ce8">
              <text:p>Publicatie model</text:p>
            </table:table-cell>
            <table:table-cell office:value-type="string" table:content-validation-name="val8" table:style-name="ce8">
              <text:p>Scoped</text:p>
            </table:table-cell>
            <table:table-cell table:style-name="ce166"/>
            <table:table-cell office:value-type="float" office:value="3" table:style-name="ce60">
              <text:p>3</text:p>
            </table:table-cell>
            <table:table-cell office:value-type="string" table:content-validation-name="val7" table:style-name="ce153">
              <text:p>Finished</text:p>
            </table:table-cell>
            <table:table-cell table:content-validation-name="val7" table:style-name="ce158"/>
            <table:table-cell office:value-type="float" office:value="7.5" table:formula="of:=IF(ISNA([.F24]);0;[.F24]*[Referenties.$E$14])" table:style-name="ce19">
              <text:p>7,50</text:p>
            </table:table-cell>
            <table:table-cell table:style-name="ce18"/>
            <table:table-cell table:number-columns-repeated="16374" table:style-name="ce8"/>
          </table:table-row>
        </table:table-row-group>
        <table:table-row table:style-name="ro8">
          <table:table-cell table:style-name="ce9"/>
          <table:table-cell table:style-name="ce83"/>
          <table:table-cell table:style-name="ce9"/>
          <table:table-cell table:content-validation-name="val8" table:style-name="ce9"/>
          <table:table-cell table:style-name="ce167"/>
          <table:table-cell table:style-name="ce59"/>
          <table:table-cell table:content-validation-name="val7" table:style-name="ce154"/>
          <table:table-cell table:content-validation-name="val7" table:style-name="ce159"/>
          <table:table-cell table:style-name="ce19"/>
          <table:table-cell table:style-name="ce18"/>
          <table:table-cell table:number-columns-repeated="16374" table:style-name="ce9"/>
        </table:table-row>
        <table:table-row table:style-name="ro8">
          <table:table-cell office:value-type="string" table:style-name="ce32">
            <text:p>Issues opleveren</text:p>
          </table:table-cell>
          <table:table-cell table:style-name="ce81"/>
          <table:table-cell table:style-name="ce31"/>
          <table:table-cell table:content-validation-name="val8" table:style-name="ce31"/>
          <table:table-cell office:value-type="float" office:value="7" table:style-name="ce165">
            <text:p>7</text:p>
          </table:table-cell>
          <table:table-cell table:style-name="ce57"/>
          <table:table-cell table:content-validation-name="val7" table:style-name="ce152"/>
          <table:table-cell table:content-validation-name="val7" table:style-name="ce157"/>
          <table:table-cell table:style-name="ce31"/>
          <table:table-cell office:value-type="float" office:value="0" table:formula="of:=SUMIF([.G27:.G29];[Referenties.$C$14];[.I27:.I29])" table:style-name="ce96">
            <text:p>0,00</text:p>
          </table:table-cell>
          <table:table-cell table:number-columns-repeated="16374" table:style-name="ce31"/>
        </table:table-row>
        <table:table-row-group>
          <table:table-row table:style-name="ro8">
            <table:table-cell office:value-type="string" table:style-name="ce8">
              <text:p>Issues opleveren</text:p>
            </table:table-cell>
            <table:table-cell office:value-type="float" office:value="1" table:style-name="ce82">
              <text:p>1</text:p>
            </table:table-cell>
            <table:table-cell office:value-type="string" table:style-name="ce8">
              <text:p>Publicatie wijze kiezen</text:p>
            </table:table-cell>
            <table:table-cell office:value-type="string" table:content-validation-name="val8" table:style-name="ce8">
              <text:p>Scoped</text:p>
            </table:table-cell>
            <table:table-cell table:style-name="ce166"/>
            <table:table-cell office:value-type="float" office:value="3" table:style-name="ce60">
              <text:p>3</text:p>
            </table:table-cell>
            <table:table-cell office:value-type="string" table:content-validation-name="val7" table:style-name="ce153">
              <text:p>Finished</text:p>
            </table:table-cell>
            <table:table-cell table:content-validation-name="val7" table:style-name="ce158"/>
            <table:table-cell office:value-type="float" office:value="7.5" table:formula="of:=IF(ISNA([.F27]);0;[.F27]*[Referenties.$E$14])" table:style-name="ce19">
              <text:p>7,50</text:p>
            </table:table-cell>
            <table:table-cell table:number-columns-repeated="16375" table:style-name="ce8"/>
          </table:table-row>
          <table:table-row table:style-name="ro8">
            <table:table-cell office:value-type="string" table:style-name="ce8">
              <text:p>Issues opleveren</text:p>
            </table:table-cell>
            <table:table-cell office:value-type="float" office:value="2" table:style-name="ce82">
              <text:p>2</text:p>
            </table:table-cell>
            <table:table-cell office:value-type="string" table:style-name="ce8">
              <text:p>Issues opschonen / aannames formuleren</text:p>
            </table:table-cell>
            <table:table-cell office:value-type="string" table:content-validation-name="val8" table:style-name="ce8">
              <text:p>Scoped</text:p>
            </table:table-cell>
            <table:table-cell table:style-name="ce166"/>
            <table:table-cell office:value-type="float" office:value="8" table:style-name="ce60">
              <text:p>8</text:p>
            </table:table-cell>
            <table:table-cell office:value-type="string" table:content-validation-name="val7" table:style-name="ce153">
              <text:p>Finished</text:p>
            </table:table-cell>
            <table:table-cell table:content-validation-name="val7" table:style-name="ce158"/>
            <table:table-cell office:value-type="float" office:value="20" table:formula="of:=IF(ISNA([.F28]);0;[.F28]*[Referenties.$E$14])" table:style-name="ce19">
              <text:p>20,00</text:p>
            </table:table-cell>
            <table:table-cell table:number-columns-repeated="16375" table:style-name="ce8"/>
          </table:table-row>
          <table:table-row table:style-name="ro8">
            <table:table-cell office:value-type="string" table:style-name="ce8">
              <text:p>Issues opleveren</text:p>
            </table:table-cell>
            <table:table-cell office:value-type="float" office:value="3" table:style-name="ce82">
              <text:p>3</text:p>
            </table:table-cell>
            <table:table-cell office:value-type="string" table:style-name="ce8">
              <text:p>Publicatie issues</text:p>
            </table:table-cell>
            <table:table-cell office:value-type="string" table:content-validation-name="val8" table:style-name="ce8">
              <text:p>Scoped</text:p>
            </table:table-cell>
            <table:table-cell table:style-name="ce166"/>
            <table:table-cell office:value-type="float" office:value="3" table:style-name="ce60">
              <text:p>3</text:p>
            </table:table-cell>
            <table:table-cell office:value-type="string" table:content-validation-name="val7" table:style-name="ce153">
              <text:p>Finished</text:p>
            </table:table-cell>
            <table:table-cell table:content-validation-name="val7" table:style-name="ce158"/>
            <table:table-cell office:value-type="float" office:value="7.5" table:formula="of:=IF(ISNA([.F29]);0;[.F29]*[Referenties.$E$14])" table:style-name="ce19">
              <text:p>7,50</text:p>
            </table:table-cell>
            <table:table-cell table:style-name="ce18"/>
            <table:table-cell table:number-columns-repeated="16374" table:style-name="ce8"/>
          </table:table-row>
        </table:table-row-group>
        <table:table-row table:style-name="ro8">
          <table:table-cell table:style-name="ce9"/>
          <table:table-cell table:style-name="ce83"/>
          <table:table-cell table:style-name="ce9"/>
          <table:table-cell table:content-validation-name="val8" table:style-name="ce9"/>
          <table:table-cell table:style-name="ce167"/>
          <table:table-cell table:style-name="ce59"/>
          <table:table-cell table:content-validation-name="val7" table:style-name="ce154"/>
          <table:table-cell table:content-validation-name="val7" table:style-name="ce159"/>
          <table:table-cell table:style-name="ce19"/>
          <table:table-cell table:style-name="ce18"/>
          <table:table-cell table:number-columns-repeated="16374" table:style-name="ce9"/>
        </table:table-row>
        <table:table-row table:style-name="ro8">
          <table:table-cell office:value-type="string" table:style-name="ce32">
            <text:p>Brondocument verwijzing binnen BR</text:p>
          </table:table-cell>
          <table:table-cell table:style-name="ce81"/>
          <table:table-cell table:style-name="ce31"/>
          <table:table-cell table:content-validation-name="val8" table:style-name="ce31"/>
          <table:table-cell table:style-name="ce165"/>
          <table:table-cell table:style-name="ce57"/>
          <table:table-cell table:content-validation-name="val7" table:style-name="ce161"/>
          <table:table-cell table:content-validation-name="val7" table:style-name="ce162"/>
          <table:table-cell table:style-name="ce31"/>
          <table:table-cell office:value-type="float" office:value="0" table:formula="of:=SUMIF([.G32:.G34];[Referenties.$C$14];[.I32:.I34])" table:style-name="ce96">
            <text:p>0,00</text:p>
          </table:table-cell>
          <table:table-cell table:number-columns-repeated="16374" table:style-name="ce31"/>
        </table:table-row>
        <table:table-row-group>
          <table:table-row table:style-name="ro8">
            <table:table-cell office:value-type="string" table:style-name="ce9">
              <text:p>Brondocument verwijzing binnen BR</text:p>
            </table:table-cell>
            <table:table-cell office:value-type="float" office:value="1" table:style-name="ce83">
              <text:p>1</text:p>
            </table:table-cell>
            <table:table-cell office:value-type="string" table:style-name="ce9">
              <text:p>Inrichten EA op bronverwijzing</text:p>
            </table:table-cell>
            <table:table-cell office:value-type="string" table:content-validation-name="val8" table:style-name="ce9">
              <text:p>Out of Scope</text:p>
            </table:table-cell>
            <table:table-cell table:style-name="ce167"/>
            <table:table-cell office:value-type="float" office:value="3" table:style-name="ce60">
              <text:p>3</text:p>
            </table:table-cell>
            <table:table-cell office:value-type="string" table:content-validation-name="val7" table:style-name="ce175">
              <text:p>Out of Scope</text:p>
            </table:table-cell>
            <table:table-cell table:content-validation-name="val7" table:style-name="ce174"/>
            <table:table-cell office:value-type="float" office:value="7.5" table:formula="of:=IF(ISNA([.F32]);0;[.F32]*[Referenties.$E$14])" table:style-name="ce19">
              <text:p>7,50</text:p>
            </table:table-cell>
            <table:table-cell table:style-name="ce8"/>
            <table:table-cell table:number-columns-repeated="16374" table:style-name="ce9"/>
          </table:table-row>
          <table:table-row table:style-name="ro8">
            <table:table-cell office:value-type="string" table:style-name="ce9">
              <text:p>Brondocument verwijzing binnen BR</text:p>
            </table:table-cell>
            <table:table-cell office:value-type="float" office:value="2" table:style-name="ce83">
              <text:p>2</text:p>
            </table:table-cell>
            <table:table-cell office:value-type="string" table:style-name="ce9">
              <text:p>BR voorzien van bronverwijzing</text:p>
            </table:table-cell>
            <table:table-cell office:value-type="string" table:content-validation-name="val8" table:style-name="ce9">
              <text:p>Out of Scope</text:p>
            </table:table-cell>
            <table:table-cell table:style-name="ce167"/>
            <table:table-cell office:value-type="float" office:value="18" table:style-name="ce60">
              <text:p>18</text:p>
            </table:table-cell>
            <table:table-cell office:value-type="string" table:content-validation-name="val7" table:style-name="ce175">
              <text:p>Out of Scope</text:p>
            </table:table-cell>
            <table:table-cell table:content-validation-name="val7" table:style-name="ce174"/>
            <table:table-cell office:value-type="float" office:value="45" table:formula="of:=IF(ISNA([.F33]);0;[.F33]*[Referenties.$E$14])" table:style-name="ce19">
              <text:p>45,00</text:p>
            </table:table-cell>
            <table:table-cell table:style-name="ce18"/>
            <table:table-cell table:number-columns-repeated="16374" table:style-name="ce9"/>
          </table:table-row>
          <table:table-row table:style-name="ro8">
            <table:table-cell office:value-type="string" table:style-name="ce9">
              <text:p>Brondocument verwijzing binnen BR</text:p>
            </table:table-cell>
            <table:table-cell office:value-type="float" office:value="3" table:style-name="ce83">
              <text:p>3</text:p>
            </table:table-cell>
            <table:table-cell office:value-type="string" table:style-name="ce9">
              <text:p>Bronverwijzing vaststellen</text:p>
            </table:table-cell>
            <table:table-cell office:value-type="string" table:content-validation-name="val8" table:style-name="ce9">
              <text:p>Out of Scope</text:p>
            </table:table-cell>
            <table:table-cell table:style-name="ce167"/>
            <table:table-cell office:value-type="float" office:value="10" table:style-name="ce60">
              <text:p>10</text:p>
            </table:table-cell>
            <table:table-cell office:value-type="string" table:content-validation-name="val7" table:style-name="ce175">
              <text:p>Out of Scope</text:p>
            </table:table-cell>
            <table:table-cell table:content-validation-name="val7" table:style-name="ce174"/>
            <table:table-cell office:value-type="float" office:value="25" table:formula="of:=IF(ISNA([.F34]);0;[.F34]*[Referenties.$E$14])" table:style-name="ce19">
              <text:p>25,00</text:p>
            </table:table-cell>
            <table:table-cell table:style-name="ce18"/>
            <table:table-cell table:number-columns-repeated="16374" table:style-name="ce9"/>
          </table:table-row>
        </table:table-row-group>
        <table:table-row table:style-name="ro8">
          <table:table-cell table:style-name="ce9"/>
          <table:table-cell table:style-name="ce83"/>
          <table:table-cell table:style-name="ce9"/>
          <table:table-cell table:content-validation-name="val8" table:style-name="ce9"/>
          <table:table-cell table:style-name="ce167"/>
          <table:table-cell table:style-name="ce59"/>
          <table:table-cell table:content-validation-name="val7" table:style-name="ce154"/>
          <table:table-cell table:content-validation-name="val7" table:style-name="ce159"/>
          <table:table-cell table:style-name="ce19"/>
          <table:table-cell table:style-name="ce18"/>
          <table:table-cell table:number-columns-repeated="16374" table:style-name="ce9"/>
        </table:table-row>
        <table:table-row table:style-name="ro8">
          <table:table-cell office:value-type="string" table:style-name="ce32">
            <text:p>Productbeschrijving + Acc. Criteria</text:p>
          </table:table-cell>
          <table:table-cell table:style-name="ce81"/>
          <table:table-cell table:style-name="ce31"/>
          <table:table-cell table:content-validation-name="val8" table:style-name="ce31"/>
          <table:table-cell office:value-type="float" office:value="2" table:style-name="ce165">
            <text:p>2</text:p>
          </table:table-cell>
          <table:table-cell table:style-name="ce57"/>
          <table:table-cell table:content-validation-name="val7" table:style-name="ce176"/>
          <table:table-cell table:content-validation-name="val7" table:style-name="ce177"/>
          <table:table-cell table:style-name="ce31"/>
          <table:table-cell office:value-type="float" office:value="0" table:formula="of:=SUMIF([.G37:.G38];[Referenties.$C$14];[.I37:.I38])" table:style-name="ce96">
            <text:p>0,00</text:p>
          </table:table-cell>
          <table:table-cell table:number-columns-repeated="16374" table:style-name="ce31"/>
        </table:table-row>
        <table:table-row-group>
          <table:table-row table:style-name="ro25">
            <table:table-cell office:value-type="string" table:style-name="ce9">
              <text:p>Productbeschrijving + Acc. Criteria</text:p>
            </table:table-cell>
            <table:table-cell office:value-type="float" office:value="1" table:style-name="ce83">
              <text:p>1</text:p>
            </table:table-cell>
            <table:table-cell office:value-type="string" table:style-name="ce9">
              <text:p>Acceptatie criteria K&amp;A vaststellen</text:p>
            </table:table-cell>
            <table:table-cell office:value-type="string" table:content-validation-name="val8" table:style-name="ce9">
              <text:p>Scoped</text:p>
            </table:table-cell>
            <table:table-cell table:style-name="ce167"/>
            <table:table-cell office:value-type="float" office:value="4" table:style-name="ce60">
              <text:p>4</text:p>
            </table:table-cell>
            <table:table-cell office:value-type="string" table:content-validation-name="val7" table:style-name="ce173">
              <text:p>Finished</text:p>
            </table:table-cell>
            <table:table-cell table:content-validation-name="val7" table:style-name="ce172"/>
            <table:table-cell office:value-type="float" office:value="10" table:formula="of:=IF(ISNA([.F37]);0;[.F37]*[Referenties.$E$14])" table:style-name="ce19">
              <text:p>10,00</text:p>
            </table:table-cell>
            <table:table-cell table:style-name="ce8"/>
            <table:table-cell table:number-columns-repeated="16374" table:style-name="ce9"/>
          </table:table-row>
          <table:table-row table:style-name="ro8">
            <table:table-cell office:value-type="string" table:style-name="ce9">
              <text:p>Productbeschrijving + Acc. Criteria</text:p>
            </table:table-cell>
            <table:table-cell office:value-type="float" office:value="2" table:style-name="ce83">
              <text:p>2</text:p>
            </table:table-cell>
            <table:table-cell office:value-type="string" table:style-name="ce9">
              <text:p>Productbeschrijving maken vastellen</text:p>
            </table:table-cell>
            <table:table-cell office:value-type="string" table:content-validation-name="val8" table:style-name="ce9">
              <text:p>Scoped</text:p>
            </table:table-cell>
            <table:table-cell table:style-name="ce167"/>
            <table:table-cell office:value-type="float" office:value="10" table:style-name="ce60">
              <text:p>10</text:p>
            </table:table-cell>
            <table:table-cell office:value-type="string" table:content-validation-name="val7" table:style-name="ce173">
              <text:p>Finished</text:p>
            </table:table-cell>
            <table:table-cell table:content-validation-name="val7" table:style-name="ce172"/>
            <table:table-cell office:value-type="float" office:value="25" table:formula="of:=IF(ISNA([.F38]);0;[.F38]*[Referenties.$E$14])" table:style-name="ce19">
              <text:p>25,00</text:p>
            </table:table-cell>
            <table:table-cell table:style-name="ce18"/>
            <table:table-cell table:number-columns-repeated="16374" table:style-name="ce9"/>
          </table:table-row>
        </table:table-row-group>
        <table:table-row table:style-name="ro8">
          <table:table-cell table:style-name="ce9"/>
          <table:table-cell table:style-name="ce83"/>
          <table:table-cell table:style-name="ce9"/>
          <table:table-cell table:content-validation-name="val8" table:style-name="ce9"/>
          <table:table-cell table:style-name="ce167"/>
          <table:table-cell table:style-name="ce60"/>
          <table:table-cell table:content-validation-name="val7" table:style-name="ce173"/>
          <table:table-cell table:content-validation-name="val7" table:style-name="ce172"/>
          <table:table-cell table:style-name="ce19"/>
          <table:table-cell table:style-name="ce18"/>
          <table:table-cell table:number-columns-repeated="16374" table:style-name="ce9"/>
        </table:table-row>
        <table:table-row table:style-name="ro8">
          <table:table-cell office:value-type="string" table:style-name="ce32">
            <text:p>Publicatie</text:p>
          </table:table-cell>
          <table:table-cell table:style-name="ce81"/>
          <table:table-cell table:style-name="ce31"/>
          <table:table-cell table:content-validation-name="val8" table:style-name="ce31"/>
          <table:table-cell office:value-type="float" office:value="8" table:style-name="ce165">
            <text:p>8</text:p>
          </table:table-cell>
          <table:table-cell table:style-name="ce57"/>
          <table:table-cell table:content-validation-name="val7" table:style-name="ce169"/>
          <table:table-cell table:content-validation-name="val7" table:style-name="ce168"/>
          <table:table-cell table:style-name="ce31"/>
          <table:table-cell office:value-type="float" office:value="0" table:formula="of:=SUMIF([.G41:.G42];[Referenties.$C$14];[.I41:.I42])" table:style-name="ce96">
            <text:p>0,00</text:p>
          </table:table-cell>
          <table:table-cell table:number-columns-repeated="16374" table:style-name="ce31"/>
        </table:table-row>
        <table:table-row-group>
          <table:table-row table:style-name="ro8">
            <table:table-cell office:value-type="string" table:style-name="ce9">
              <text:p>Publicatie</text:p>
            </table:table-cell>
            <table:table-cell office:value-type="float" office:value="1" table:style-name="ce83">
              <text:p>1</text:p>
            </table:table-cell>
            <table:table-cell office:value-type="string" table:style-name="ce9">
              <text:p>Publicatie wijze kiezen</text:p>
            </table:table-cell>
            <table:table-cell office:value-type="string" table:content-validation-name="val8" table:style-name="ce9">
              <text:p>Scoped</text:p>
            </table:table-cell>
            <table:table-cell table:style-name="ce167"/>
            <table:table-cell office:value-type="float" office:value="3" table:style-name="ce60">
              <text:p>3</text:p>
            </table:table-cell>
            <table:table-cell office:value-type="string" table:content-validation-name="val7" table:style-name="ce170">
              <text:p>Finished</text:p>
            </table:table-cell>
            <table:table-cell table:content-validation-name="val7" table:style-name="ce171"/>
            <table:table-cell office:value-type="float" office:value="7.5" table:formula="of:=IF(ISNA([.F41]);0;[.F41]*[Referenties.$E$14])" table:style-name="ce19">
              <text:p>7,50</text:p>
            </table:table-cell>
            <table:table-cell table:style-name="ce8"/>
            <table:table-cell table:number-columns-repeated="16374" table:style-name="ce9"/>
          </table:table-row>
          <table:table-row table:style-name="ro8">
            <table:table-cell office:value-type="string" table:style-name="ce9">
              <text:p>Publicatie</text:p>
            </table:table-cell>
            <table:table-cell office:value-type="float" office:value="2" table:style-name="ce83">
              <text:p>2</text:p>
            </table:table-cell>
            <table:table-cell office:value-type="string" table:style-name="ce9">
              <text:p>Publicatie (HTML / GUI?)</text:p>
            </table:table-cell>
            <table:table-cell office:value-type="string" table:content-validation-name="val8" table:style-name="ce9">
              <text:p>Scoped</text:p>
            </table:table-cell>
            <table:table-cell table:style-name="ce167"/>
            <table:table-cell office:value-type="float" office:value="16" table:style-name="ce60">
              <text:p>16</text:p>
            </table:table-cell>
            <table:table-cell office:value-type="string" table:content-validation-name="val7" table:style-name="ce170">
              <text:p>Finished</text:p>
            </table:table-cell>
            <table:table-cell table:content-validation-name="val7" table:style-name="ce171"/>
            <table:table-cell office:value-type="float" office:value="40" table:formula="of:=IF(ISNA([.F42]);0;[.F42]*[Referenties.$E$14])" table:style-name="ce19">
              <text:p>40,00</text:p>
            </table:table-cell>
            <table:table-cell table:style-name="ce18"/>
            <table:table-cell table:number-columns-repeated="16374" table:style-name="ce9"/>
          </table:table-row>
        </table:table-row-group>
        <table:table-row table:style-name="ro8">
          <table:table-cell table:style-name="ce9"/>
          <table:table-cell table:style-name="ce83"/>
          <table:table-cell table:style-name="ce9"/>
          <table:table-cell table:content-validation-name="val8" table:style-name="ce9"/>
          <table:table-cell table:style-name="ce167"/>
          <table:table-cell table:style-name="ce59"/>
          <table:table-cell table:content-validation-name="val7" table:style-name="ce154"/>
          <table:table-cell table:content-validation-name="val7" table:style-name="ce159"/>
          <table:table-cell table:style-name="ce19"/>
          <table:table-cell table:style-name="ce18"/>
          <table:table-cell table:number-columns-repeated="16374" table:style-name="ce9"/>
        </table:table-row>
        <table:table-row table:style-name="ro8">
          <table:table-cell office:value-type="string" table:style-name="ce32">
            <text:p>Consistentie artefacten</text:p>
          </table:table-cell>
          <table:table-cell table:style-name="ce81"/>
          <table:table-cell table:style-name="ce31"/>
          <table:table-cell table:content-validation-name="val8" table:style-name="ce31"/>
          <table:table-cell office:value-type="float" office:value="6" table:style-name="ce165">
            <text:p>6</text:p>
          </table:table-cell>
          <table:table-cell table:style-name="ce57"/>
          <table:table-cell table:content-validation-name="val7" table:style-name="ce152"/>
          <table:table-cell table:content-validation-name="val7" table:style-name="ce157"/>
          <table:table-cell table:style-name="ce31"/>
          <table:table-cell office:value-type="float" office:value="0" table:formula="of:=SUMIF([.G45:.G49];[Referenties.$C$14];[.I45:.I49])" table:style-name="ce96">
            <text:p>0,00</text:p>
          </table:table-cell>
          <table:table-cell table:number-columns-repeated="16374" table:style-name="ce31"/>
        </table:table-row>
        <table:table-row-group>
          <table:table-row table:style-name="ro8">
            <table:table-cell office:value-type="string" table:style-name="ce8">
              <text:p>Consistentie artefacten</text:p>
            </table:table-cell>
            <table:table-cell office:value-type="float" office:value="1" table:style-name="ce82">
              <text:p>1</text:p>
            </table:table-cell>
            <table:table-cell office:value-type="string" table:style-name="ce8">
              <text:p>Use cases doorlopen op consistentie</text:p>
            </table:table-cell>
            <table:table-cell office:value-type="string" table:content-validation-name="val8" table:style-name="ce8">
              <text:p>Scoped</text:p>
            </table:table-cell>
            <table:table-cell table:style-name="ce166"/>
            <table:table-cell office:value-type="float" office:value="12" table:style-name="ce60">
              <text:p>12</text:p>
            </table:table-cell>
            <table:table-cell office:value-type="string" table:content-validation-name="val7" table:style-name="ce153">
              <text:p>Finished</text:p>
            </table:table-cell>
            <table:table-cell table:content-validation-name="val7" table:style-name="ce158"/>
            <table:table-cell office:value-type="float" office:value="30" table:formula="of:=IF(ISNA([.F45]);0;[.F45]*[Referenties.$E$14])" table:style-name="ce19">
              <text:p>30,00</text:p>
            </table:table-cell>
            <table:table-cell table:number-columns-repeated="16375" table:style-name="ce8"/>
          </table:table-row>
          <table:table-row table:style-name="ro8">
            <table:table-cell office:value-type="string" table:style-name="ce8">
              <text:p>Consistentie artefacten</text:p>
            </table:table-cell>
            <table:table-cell office:value-type="float" office:value="2" table:style-name="ce82">
              <text:p>2</text:p>
            </table:table-cell>
            <table:table-cell office:value-type="string" table:style-name="ce8">
              <text:p>Business rules doorlopen op consistentie</text:p>
            </table:table-cell>
            <table:table-cell office:value-type="string" table:content-validation-name="val8" table:style-name="ce8">
              <text:p>Scoped</text:p>
            </table:table-cell>
            <table:table-cell table:style-name="ce166"/>
            <table:table-cell office:value-type="float" office:value="8" table:style-name="ce60">
              <text:p>8</text:p>
            </table:table-cell>
            <table:table-cell office:value-type="string" table:content-validation-name="val7" table:style-name="ce153">
              <text:p>Finished</text:p>
            </table:table-cell>
            <table:table-cell table:content-validation-name="val7" table:style-name="ce158"/>
            <table:table-cell office:value-type="float" office:value="20" table:formula="of:=IF(ISNA([.F46]);0;[.F46]*[Referenties.$E$14])" table:style-name="ce19">
              <text:p>20,00</text:p>
            </table:table-cell>
            <table:table-cell table:number-columns-repeated="16375" table:style-name="ce8"/>
          </table:table-row>
          <table:table-row table:style-name="ro8">
            <table:table-cell office:value-type="string" table:style-name="ce8">
              <text:p>Consistentie artefacten</text:p>
            </table:table-cell>
            <table:table-cell office:value-type="float" office:value="3" table:style-name="ce82">
              <text:p>3</text:p>
            </table:table-cell>
            <table:table-cell office:value-type="string" table:style-name="ce8">
              <text:p>Domein modellen doorlopen op consistentie</text:p>
            </table:table-cell>
            <table:table-cell office:value-type="string" table:content-validation-name="val8" table:style-name="ce8">
              <text:p>Scoped</text:p>
            </table:table-cell>
            <table:table-cell table:style-name="ce166"/>
            <table:table-cell office:value-type="float" office:value="8" table:style-name="ce60">
              <text:p>8</text:p>
            </table:table-cell>
            <table:table-cell office:value-type="string" table:content-validation-name="val7" table:style-name="ce153">
              <text:p>Finished</text:p>
            </table:table-cell>
            <table:table-cell table:content-validation-name="val7" table:style-name="ce158"/>
            <table:table-cell office:value-type="float" office:value="20" table:formula="of:=IF(ISNA([.F47]);0;[.F47]*[Referenties.$E$14])" table:style-name="ce19">
              <text:p>20,00</text:p>
            </table:table-cell>
            <table:table-cell table:number-columns-repeated="16375" table:style-name="ce8"/>
          </table:table-row>
          <table:table-row table:style-name="ro8">
            <table:table-cell office:value-type="string" table:style-name="ce8">
              <text:p>Consistentie artefacten</text:p>
            </table:table-cell>
            <table:table-cell office:value-type="float" office:value="4" table:style-name="ce82">
              <text:p>4</text:p>
            </table:table-cell>
            <table:table-cell office:value-type="string" table:style-name="ce8">
              <text:p>Testcases doorlopen op consistentie</text:p>
            </table:table-cell>
            <table:table-cell office:value-type="string" table:content-validation-name="val8" table:style-name="ce8">
              <text:p>Scoped</text:p>
            </table:table-cell>
            <table:table-cell table:style-name="ce166"/>
            <table:table-cell office:value-type="float" office:value="8" table:style-name="ce60">
              <text:p>8</text:p>
            </table:table-cell>
            <table:table-cell office:value-type="string" table:content-validation-name="val7" table:style-name="ce153">
              <text:p>Finished</text:p>
            </table:table-cell>
            <table:table-cell table:content-validation-name="val7" table:style-name="ce158"/>
            <table:table-cell office:value-type="float" office:value="20" table:formula="of:=IF(ISNA([.F48]);0;[.F48]*[Referenties.$E$14])" table:style-name="ce19">
              <text:p>20,00</text:p>
            </table:table-cell>
            <table:table-cell table:number-columns-repeated="16375" table:style-name="ce8"/>
          </table:table-row>
          <table:table-row table:style-name="ro8">
            <table:table-cell office:value-type="string" table:style-name="ce8">
              <text:p>Consistentie artefacten</text:p>
            </table:table-cell>
            <table:table-cell office:value-type="float" office:value="5" table:style-name="ce82">
              <text:p>5</text:p>
            </table:table-cell>
            <table:table-cell office:value-type="string" table:style-name="ce8">
              <text:p>Overige artefacten (Glossary, UC Model, etc…)</text:p>
            </table:table-cell>
            <table:table-cell office:value-type="string" table:content-validation-name="val8" table:style-name="ce8">
              <text:p>Scoped</text:p>
            </table:table-cell>
            <table:table-cell table:style-name="ce166"/>
            <table:table-cell office:value-type="float" office:value="5" table:style-name="ce60">
              <text:p>5</text:p>
            </table:table-cell>
            <table:table-cell office:value-type="string" table:content-validation-name="val7" table:style-name="ce153">
              <text:p>Finished</text:p>
            </table:table-cell>
            <table:table-cell table:content-validation-name="val7" table:style-name="ce158"/>
            <table:table-cell office:value-type="float" office:value="12.5" table:formula="of:=IF(ISNA([.F49]);0;[.F49]*[Referenties.$E$14])" table:style-name="ce19">
              <text:p>12,50</text:p>
            </table:table-cell>
            <table:table-cell table:style-name="ce18"/>
            <table:table-cell table:number-columns-repeated="16374" table:style-name="ce8"/>
          </table:table-row>
        </table:table-row-group>
        <table:table-row table:style-name="ro8">
          <table:table-cell table:style-name="ce9"/>
          <table:table-cell table:style-name="ce83"/>
          <table:table-cell table:style-name="ce9"/>
          <table:table-cell table:content-validation-name="val8" table:style-name="ce9"/>
          <table:table-cell table:style-name="ce167"/>
          <table:table-cell table:style-name="ce59"/>
          <table:table-cell table:content-validation-name="val7" table:style-name="ce154"/>
          <table:table-cell table:content-validation-name="val7" table:style-name="ce159"/>
          <table:table-cell table:style-name="ce19"/>
          <table:table-cell table:style-name="ce18"/>
          <table:table-cell table:number-columns-repeated="16374" table:style-name="ce9"/>
        </table:table-row>
        <table:table-row table:style-name="ro8">
          <table:table-cell table:style-name="ce8"/>
          <table:table-cell table:style-name="ce82"/>
          <table:table-cell table:number-columns-repeated="2" table:style-name="ce8"/>
          <table:table-cell table:style-name="ce166"/>
          <table:table-cell table:style-name="ce62"/>
          <table:table-cell table:content-validation-name="val7" table:style-name="ce153"/>
          <table:table-cell table:content-validation-name="val7" table:style-name="ce158"/>
          <table:table-cell table:style-name="ce20"/>
          <table:table-cell table:style-name="ce18"/>
          <table:table-cell table:number-columns-repeated="16374" table:style-name="ce8"/>
        </table:table-row>
        <table:table-row table:style-name="ro8">
          <table:table-cell office:value-type="string" table:style-name="ce32">
            <text:p>Totalen</text:p>
          </table:table-cell>
          <table:table-cell table:style-name="ce87"/>
          <table:table-cell table:style-name="ce31"/>
          <table:table-cell table:content-validation-name="val8" table:style-name="ce31"/>
          <table:table-cell table:style-name="ce165"/>
          <table:table-cell office:value-type="float" office:value="223" table:formula="of:=SUM([.F3:.F51])" table:style-name="ce64">
            <text:p>223</text:p>
          </table:table-cell>
          <table:table-cell table:content-validation-name="val7" table:style-name="ce152"/>
          <table:table-cell table:content-validation-name="val7" table:style-name="ce157"/>
          <table:table-cell table:number-columns-repeated="16376" table:style-name="ce31"/>
        </table:table-row>
        <table:table-row table:style-name="ro8">
          <table:table-cell table:style-name="ce8"/>
          <table:table-cell table:style-name="ce82"/>
          <table:table-cell table:number-columns-repeated="2" table:style-name="ce8"/>
          <table:table-cell table:style-name="ce166"/>
          <table:table-cell table:style-name="ce63"/>
          <table:table-cell table:style-name="ce153"/>
          <table:table-cell table:number-columns-repeated="16377" table:style-name="ce8"/>
        </table:table-row>
        <table:table-row table:style-name="ro3">
          <table:table-cell table:style-name="ce8"/>
          <table:table-cell table:style-name="ce82"/>
          <table:table-cell table:number-columns-repeated="2" table:style-name="ce8"/>
          <table:table-cell table:style-name="ce166"/>
          <table:table-cell table:style-name="ce64"/>
          <table:table-cell office:value-type="float" office:value="3" table:formula="of:=COUNTIF([.G2:.G50];[Referenties.$C$17])" table:style-name="ce64">
            <text:p>3</text:p>
          </table:table-cell>
          <table:table-cell table:style-name="ce8"/>
          <table:table-cell office:value-type="float" office:value="557.5" table:formula="of:=SUMIF([.I4:.I50];&quot;&lt;&gt;#N/B&quot;)" table:style-name="ce51">
            <text:p>558</text:p>
          </table:table-cell>
          <table:table-cell office:value-type="float" office:value="0" table:formula="of:=SUMIF([.J3:.J50];&quot;&lt;&gt;#N/B&quot;)" table:style-name="ce51">
            <text:p>0</text:p>
          </table:table-cell>
          <table:table-cell office:value-type="string" table:number-columns-spanned="4" table:number-rows-spanned="1" table:style-name="ce110">
            <text:p>Totaal aantal uren (verticaal)</text:p>
          </table:table-cell>
          <table:covered-table-cell table:number-columns-repeated="3"/>
          <table:table-cell table:number-columns-repeated="16370"/>
        </table:table-row>
        <table:table-row table:style-name="ro8">
          <table:table-cell table:style-name="ce8"/>
          <table:table-cell table:style-name="ce82"/>
          <table:table-cell table:number-columns-repeated="2" table:style-name="ce8"/>
          <table:table-cell table:style-name="ce166"/>
          <table:table-cell table:style-name="ce63"/>
          <table:table-cell table:style-name="ce153"/>
          <table:table-cell table:number-columns-repeated="16377" table:style-name="ce8"/>
        </table:table-row>
        <table:table-row table:style-name="ro8">
          <table:table-cell table:style-name="ce8"/>
          <table:table-cell table:style-name="ce82"/>
          <table:table-cell table:style-name="ce8"/>
          <table:table-cell table:content-validation-name="val8" table:style-name="ce8"/>
          <table:table-cell table:style-name="ce166"/>
          <table:table-cell office:value-type="string" table:style-name="ce64">
            <text:p>ToDo</text:p>
          </table:table-cell>
          <table:table-cell office:value-type="float" office:value="0" table:formula="of:=COUNTIF([.G4:.G50];&quot;To Do&quot;)" table:style-name="ce64">
            <text:p>0</text:p>
          </table:table-cell>
          <table:table-cell table:content-validation-name="val7" table:style-name="ce158"/>
          <table:table-cell office:value-type="float" office:value="77.5" table:formula="of:=SUMIF([.G4:.G50];[Referenties.$C$17];[.I4:.I50])" table:style-name="ce51">
            <text:p>78</text:p>
          </table:table-cell>
          <table:table-cell office:value-type="float" office:value="77.5" table:formula="of:=SUM([.I56:.I56])" table:style-name="ce51">
            <text:p>78</text:p>
          </table:table-cell>
          <table:table-cell office:value-type="string" table:number-columns-spanned="4" table:number-rows-spanned="1" table:style-name="ce110">
            <text:p>Totaal aantal uren Out of Scope</text:p>
          </table:table-cell>
          <table:covered-table-cell table:number-columns-repeated="3"/>
          <table:table-cell table:number-columns-repeated="16370"/>
        </table:table-row>
        <table:table-row table:style-name="ro8">
          <table:table-cell table:style-name="ce8"/>
          <table:table-cell table:style-name="ce82"/>
          <table:table-cell table:style-name="ce8"/>
          <table:table-cell table:content-validation-name="val8" table:style-name="ce8"/>
          <table:table-cell table:style-name="ce166"/>
          <table:table-cell table:style-name="ce63"/>
          <table:table-cell table:content-validation-name="val7" table:style-name="ce153"/>
          <table:table-cell table:content-validation-name="val7" table:style-name="ce158"/>
          <table:table-cell table:number-columns-repeated="2" table:style-name="ce37"/>
          <table:table-cell table:style-name="ce8"/>
          <table:table-cell table:style-name="ce17"/>
          <table:table-cell table:style-name="ce21"/>
          <table:table-cell table:number-columns-repeated="16371" table:style-name="ce8"/>
        </table:table-row>
        <table:table-row table:style-name="ro8">
          <table:table-cell table:style-name="ce8"/>
          <table:table-cell table:style-name="ce82"/>
          <table:table-cell table:style-name="ce8"/>
          <table:table-cell table:content-validation-name="val8" table:style-name="ce8"/>
          <table:table-cell table:style-name="ce166"/>
          <table:table-cell table:style-name="ce64"/>
          <table:table-cell office:value-type="float" office:value="0" table:formula="of:=COUNTIF([.G4:.G50];&quot;N.v.t.&quot;)" table:style-name="ce64">
            <text:p>0</text:p>
          </table:table-cell>
          <table:table-cell table:content-validation-name="val7" table:style-name="ce158"/>
          <table:table-cell office:value-type="float" office:value="0" table:formula="of:=SUMIF([.G4:.G50];[Referenties.$C$14];[.I4:.I50])" table:style-name="ce51">
            <text:p>0</text:p>
          </table:table-cell>
          <table:table-cell office:value-type="float" office:value="0" table:formula="of:=SUM([.I58:.I58])" table:style-name="ce51">
            <text:p>0</text:p>
          </table:table-cell>
          <table:table-cell office:value-type="string" table:number-columns-spanned="4" table:number-rows-spanned="1" table:style-name="ce110">
            <text:p>Totaal aantal uren te doen</text:p>
          </table:table-cell>
          <table:covered-table-cell table:number-columns-repeated="3"/>
          <table:table-cell table:number-columns-repeated="16370"/>
        </table:table-row>
        <table:table-row table:style-name="ro8">
          <table:table-cell table:style-name="ce8"/>
          <table:table-cell table:style-name="ce82"/>
          <table:table-cell table:style-name="ce8"/>
          <table:table-cell table:content-validation-name="val8" table:style-name="ce8"/>
          <table:table-cell table:style-name="ce166"/>
          <table:table-cell table:style-name="ce63"/>
          <table:table-cell table:content-validation-name="val7" table:style-name="ce153"/>
          <table:table-cell table:content-validation-name="val7" table:style-name="ce158"/>
          <table:table-cell table:style-name="ce19"/>
          <table:table-cell table:style-name="ce37"/>
          <table:table-cell table:number-columns-repeated="16374" table:style-name="ce8"/>
        </table:table-row>
        <table:table-row table:style-name="ro8">
          <table:table-cell table:style-name="ce8"/>
          <table:table-cell table:style-name="ce82"/>
          <table:table-cell table:number-columns-repeated="2" table:style-name="ce8"/>
          <table:table-cell table:style-name="ce166"/>
          <table:table-cell table:style-name="ce64"/>
          <table:table-cell office:value-type="float" office:value="25" table:formula="of:=COUNTIF([.G4:.G50];&quot;Finished&quot;)" table:style-name="ce64">
            <text:p>25</text:p>
          </table:table-cell>
          <table:table-cell table:style-name="ce8"/>
          <table:table-cell office:value-type="float" office:value="480" table:formula="of:=SUMIF([.G4:.G50];[Referenties.$C$16];[.I4:.I50])" table:style-name="ce51">
            <text:p>480</text:p>
          </table:table-cell>
          <table:table-cell office:value-type="float" office:value="480" table:formula="of:=SUM([.I60:.I60])" table:style-name="ce51">
            <text:p>480</text:p>
          </table:table-cell>
          <table:table-cell office:value-type="string" table:style-name="ce48">
            <text:p>Totaal aantal uren finished</text:p>
          </table:table-cell>
          <table:table-cell table:number-columns-repeated="2" table:style-name="ce32"/>
          <table:table-cell table:style-name="ce31"/>
          <table:table-cell table:number-columns-repeated="16370"/>
        </table:table-row>
        <table:table-row table:style-name="ro8">
          <table:table-cell table:style-name="ce8"/>
          <table:table-cell table:style-name="ce82"/>
          <table:table-cell table:style-name="ce8"/>
          <table:table-cell table:content-validation-name="val8" table:style-name="ce8"/>
          <table:table-cell table:style-name="ce166"/>
          <table:table-cell table:style-name="ce63"/>
          <table:table-cell office:value-type="percentage" office:value="1" table:formula="of:=([.G58]+[.G60])/([.G64]/100)/100" table:style-name="ce77">
            <text:p>100%</text:p>
          </table:table-cell>
          <table:table-cell table:content-validation-name="val7" table:style-name="ce158"/>
          <table:table-cell table:number-columns-repeated="16376" table:style-name="ce8"/>
        </table:table-row>
        <table:table-row table:style-name="ro8">
          <table:table-cell table:style-name="ce8"/>
          <table:table-cell table:style-name="ce82"/>
          <table:table-cell table:style-name="ce8"/>
          <table:table-cell table:content-validation-name="val8" table:style-name="ce8"/>
          <table:table-cell table:style-name="ce166"/>
          <table:table-cell table:style-name="ce63"/>
          <table:table-cell table:style-name="ce8"/>
          <table:table-cell table:content-validation-name="val7" table:style-name="ce158"/>
          <table:table-cell office:value-type="float" office:value="0" table:formula="of:=SUMIF([.G4:.G50];[Referenties.$C$15];[.I4:.I50])" table:style-name="ce51">
            <text:p>0</text:p>
          </table:table-cell>
          <table:table-cell office:value-type="float" office:value="0" table:formula="of:=SUM([.I62:.I62])" table:style-name="ce51">
            <text:p>0</text:p>
          </table:table-cell>
          <table:table-cell office:value-type="string" table:style-name="ce48">
            <text:p>Totaal aantal uren N.V.T.</text:p>
          </table:table-cell>
          <table:table-cell table:number-columns-repeated="3" table:style-name="ce48"/>
          <table:table-cell table:number-columns-repeated="16370"/>
        </table:table-row>
        <table:table-row table:style-name="ro8">
          <table:table-cell table:style-name="ce8"/>
          <table:table-cell table:style-name="ce82"/>
          <table:table-cell table:number-columns-repeated="2" table:style-name="ce8"/>
          <table:table-cell table:style-name="ce166"/>
          <table:table-cell table:style-name="ce63"/>
          <table:table-cell table:style-name="ce153"/>
          <table:table-cell table:number-columns-repeated="16377" table:style-name="ce8"/>
        </table:table-row>
        <table:table-row table:style-name="ro8">
          <table:table-cell table:style-name="ce8"/>
          <table:table-cell table:style-name="ce82"/>
          <table:table-cell table:number-columns-repeated="2" table:style-name="ce8"/>
          <table:table-cell table:style-name="ce166"/>
          <table:table-cell table:style-name="ce64"/>
          <table:table-cell office:value-type="float" office:value="25" table:formula="of:=SUM([.G56:.G60])" table:style-name="ce64">
            <text:p>25</text:p>
          </table:table-cell>
          <table:table-cell table:style-name="ce8"/>
          <table:table-cell table:style-name="ce9"/>
          <table:table-cell table:style-name="ce91"/>
          <table:table-cell table:style-name="ce101"/>
          <table:table-cell table:number-columns-repeated="3" table:style-name="ce102"/>
          <table:table-cell table:number-columns-repeated="16370"/>
        </table:table-row>
        <table:table-row table:style-name="ro8">
          <table:table-cell table:number-columns-repeated="4"/>
          <table:table-cell table:style-name="ce166"/>
          <table:table-cell/>
          <table:table-cell table:style-name="ce153"/>
          <table:table-cell/>
          <table:table-cell table:number-columns-repeated="6" table:style-name="ce9"/>
          <table:table-cell table:number-columns-repeated="16370"/>
        </table:table-row>
        <table:table-row table:style-name="ro8">
          <table:table-cell table:number-columns-repeated="4"/>
          <table:table-cell table:style-name="ce166"/>
          <table:table-cell/>
          <table:table-cell table:style-name="ce153"/>
          <table:table-cell/>
          <table:table-cell table:style-name="ce9"/>
          <table:table-cell table:style-name="ce103"/>
          <table:table-cell table:number-columns-spanned="4" table:number-rows-spanned="1" table:style-name="ce116"/>
          <table:covered-table-cell table:number-columns-repeated="3"/>
          <table:table-cell table:number-columns-repeated="16370"/>
        </table:table-row>
        <table:table-row table:style-name="ro8">
          <table:table-cell table:number-columns-repeated="4"/>
          <table:table-cell table:style-name="ce166"/>
          <table:table-cell/>
          <table:table-cell table:style-name="ce153"/>
          <table:table-cell/>
          <table:table-cell table:number-columns-repeated="6" table:style-name="ce9"/>
          <table:table-cell table:number-columns-repeated="16370"/>
        </table:table-row>
        <table:table-row table:style-name="ro8">
          <table:table-cell table:number-columns-repeated="3"/>
          <table:table-cell table:content-validation-name="val8" table:style-name="ce8"/>
          <table:table-cell table:style-name="ce166"/>
          <table:table-cell/>
          <table:table-cell table:content-validation-name="val7" table:style-name="ce153"/>
          <table:table-cell table:content-validation-name="val7" table:style-name="ce158"/>
          <table:table-cell table:number-columns-repeated="2" table:style-name="ce104"/>
          <table:table-cell table:number-columns-spanned="4" table:number-rows-spanned="2" table:style-name="ce114"/>
          <table:covered-table-cell table:number-columns-repeated="3"/>
          <table:table-cell table:number-columns-repeated="16370"/>
        </table:table-row>
        <table:table-row table:style-name="ro8">
          <table:table-cell table:number-columns-repeated="3"/>
          <table:table-cell table:content-validation-name="val8" table:style-name="ce8"/>
          <table:table-cell table:style-name="ce166"/>
          <table:table-cell/>
          <table:table-cell table:content-validation-name="val7" table:style-name="ce153"/>
          <table:table-cell table:content-validation-name="val7" table:style-name="ce158"/>
          <table:table-cell table:number-columns-repeated="2" table:style-name="ce9"/>
          <table:covered-table-cell/>
          <table:covered-table-cell table:number-columns-repeated="3"/>
          <table:table-cell table:number-columns-repeated="16370"/>
        </table:table-row>
        <table:table-row table:number-rows-repeated="57" table:style-name="ro8">
          <table:table-cell table:number-columns-repeated="3"/>
          <table:table-cell table:content-validation-name="val8" table:style-name="ce8"/>
          <table:table-cell table:style-name="ce166"/>
          <table:table-cell/>
          <table:table-cell table:content-validation-name="val7" table:style-name="ce153"/>
          <table:table-cell table:content-validation-name="val7" table:style-name="ce158"/>
          <table:table-cell table:number-columns-repeated="16376"/>
        </table:table-row>
        <table:table-row table:number-rows-repeated="176" table:style-name="ro8">
          <table:table-cell table:number-columns-repeated="3"/>
          <table:table-cell table:content-validation-name="val8" table:style-name="ce8"/>
          <table:table-cell table:style-name="ce166"/>
          <table:table-cell/>
          <table:table-cell table:style-name="ce153"/>
          <table:table-cell table:style-name="ce158"/>
          <table:table-cell table:number-columns-repeated="16376"/>
        </table:table-row>
        <table:table-row table:number-rows-repeated="65234" table:style-name="ro8">
          <table:table-cell table:number-columns-repeated="4"/>
          <table:table-cell table:style-name="ce166"/>
          <table:table-cell/>
          <table:table-cell table:style-name="ce153"/>
          <table:table-cell table:style-name="ce158"/>
          <table:table-cell table:number-columns-repeated="16376"/>
        </table:table-row>
        <table:table-row table:number-rows-repeated="983040" table:style-name="ro8">
          <table:table-cell table:number-columns-repeated="16384"/>
        </table:table-row>
      </table:table>
      <table:table table:name="Dashboard" table:style-name="ta2">
        <table:table-column table:style-name="co24" table:number-columns-repeated="16384" table:default-cell-style-name="ce1"/>
        <table:table-row table:style-name="ro8">
          <table:table-cell table:number-columns-repeated="16384"/>
        </table:table-row>
        <table:table-row table:style-name="ro8">
          <table:table-cell table:style-name="ce1">
            <draw:frame draw:z-index="2" draw:id="id1" draw:style-name="a4" draw:name="Grafiek 2" svg:x="0.03333in" svg:y="0.00833in" svg:width="5.34167in" svg:height="2.79167in" style:rel-width="scale" style:rel-height="scale">
              <draw:object xlink:href="Object 2/" xlink:type="simple" xlink:show="embed" xlink:actuate="onLoad"/>
              <svg:title/>
              <svg:desc/>
            </draw:frame>
          </table:table-cell>
          <table:table-cell table:number-columns-repeated="7"/>
          <table:table-cell table:style-name="ce1">
            <draw:frame draw:z-index="1" draw:id="id0" draw:style-name="a3" draw:name="Grafiek 1" svg:x="0.31667in" svg:y="0in" svg:width="5.71667in" svg:height="2.8in" style:rel-width="scale" style:rel-height="scale">
              <draw:object xlink:href="Object 1/" xlink:type="simple" xlink:show="embed" xlink:actuate="onLoad"/>
              <svg:title/>
              <svg:desc/>
            </draw:frame>
          </table:table-cell>
          <table:table-cell table:number-columns-repeated="16375"/>
        </table:table-row>
        <table:table-row table:number-rows-repeated="13" table:style-name="ro8">
          <table:table-cell table:number-columns-repeated="16384"/>
        </table:table-row>
        <table:table-row table:style-name="ro8">
          <table:table-cell table:style-name="ce1">
            <draw:frame draw:z-index="3" draw:id="id2" draw:style-name="a5" draw:name="Grafiek 3" svg:x="0in" svg:y="0.19167in" svg:width="5.34167in" svg:height="2.8in" style:rel-width="scale" style:rel-height="scale">
              <draw:object xlink:href="Object 3/" xlink:type="simple" xlink:show="embed" xlink:actuate="onLoad"/>
              <svg:title/>
              <svg:desc/>
            </draw:frame>
          </table:table-cell>
          <table:table-cell table:number-columns-repeated="16383"/>
        </table:table-row>
        <table:table-row table:style-name="ro8">
          <table:table-cell table:number-columns-repeated="8"/>
          <table:table-cell table:style-name="ce1">
            <draw:frame draw:z-index="5" draw:id="id4" draw:style-name="a7" draw:name="Grafiek 5" svg:x="0.31667in" svg:y="0in" svg:width="5.73333in" svg:height="2.8in" style:rel-width="scale" style:rel-height="scale">
              <draw:object xlink:href="Object 5/" xlink:type="simple" xlink:show="embed" xlink:actuate="onLoad"/>
              <svg:title/>
              <svg:desc/>
            </draw:frame>
          </table:table-cell>
          <table:table-cell table:number-columns-repeated="16375"/>
        </table:table-row>
        <table:table-row table:number-rows-repeated="3" table:style-name="ro8">
          <table:table-cell table:number-columns-repeated="16384"/>
        </table:table-row>
        <table:table-row table:style-name="ro8">
          <table:table-cell table:number-columns-repeated="13"/>
          <table:table-cell office:value-type="string" table:style-name="ce1">
            <text:p><text:s/></text:p>
          </table:table-cell>
          <table:table-cell table:number-columns-repeated="16370"/>
        </table:table-row>
        <table:table-row table:number-rows-repeated="10" table:style-name="ro8">
          <table:table-cell table:number-columns-repeated="16384"/>
        </table:table-row>
        <table:table-row table:style-name="ro8">
          <table:table-cell table:style-name="ce1">
            <draw:frame draw:z-index="4" draw:id="id3" draw:style-name="a6" draw:name="Grafiek 4" svg:x="0in" svg:y="0in" svg:width="5.34167in" svg:height="3.20833in" style:rel-width="scale" style:rel-height="scale">
              <draw:object xlink:href="Object 4/" xlink:type="simple" xlink:show="embed" xlink:actuate="onLoad"/>
              <svg:title/>
              <svg:desc/>
            </draw:frame>
          </table:table-cell>
          <table:table-cell table:number-columns-repeated="7"/>
          <table:table-cell table:style-name="ce1">
            <draw:frame draw:z-index="10" draw:id="id9" draw:style-name="a16" draw:name="Tekstvak 12" svg:x="0.30208in" svg:y="0.01042in" svg:width="4.83333in" svg:height="0.40917in">
              <draw:text-box>
                <text:p text:style-name="a15" text:class-names="" text:cond-style-name=""><text:span text:style-name="a12" text:class-names="">Voortgang<text:s text:c="1"/></text:span><text:span text:style-name="a13" text:class-names="">: Specification Agreed</text:span><text:span text:style-name="a14" text:class-names=""/></text:p>
              </draw:text-box>
              <svg:title/>
              <svg:desc/>
            </draw:frame>
          </table:table-cell>
          <table:table-cell table:number-columns-repeated="6"/>
          <table:table-cell table:style-name="ce1">
            <draw:frame draw:z-index="13" draw:id="id12" draw:style-name="a21" draw:name="Tekstvak 15" svg:x="0.65625in" svg:y="0in" svg:width="1.60417in" svg:height="0.39663in">
              <draw:text-box>
                <text:p text:style-name="a20" text:class-names="" text:cond-style-name=""><text:span text:style-name="a19" text:class-names="">Transitie</text:span></text:p>
              </draw:text-box>
              <svg:title/>
              <svg:desc/>
            </draw:frame>
          </table:table-cell>
          <table:table-cell table:number-columns-repeated="2"/>
          <table:table-cell table:style-name="ce1">
            <draw:frame draw:z-index="32" draw:id="id31" draw:style-name="a56" draw:name="Tekstvak 15" svg:x="0.25in" svg:y="0in" svg:width="1.60417in" svg:height="0.39663in">
              <draw:text-box>
                <text:p text:style-name="a55" text:class-names="" text:cond-style-name=""><text:span text:style-name="a54" text:class-names="">Realised</text:span></text:p>
              </draw:text-box>
              <svg:title/>
              <svg:desc/>
            </draw:frame>
          </table:table-cell>
          <table:table-cell table:number-columns-repeated="16365"/>
        </table:table-row>
        <table:table-row table:style-name="ro8">
          <table:table-cell table:number-columns-repeated="16"/>
          <table:table-cell table:style-name="ce1">
            <draw:custom-shape svg:x="0in" svg:y="0.19583in" svg:width="1.60417in" svg:height="2.73542in" draw:z-index="25" draw:id="id24" draw:style-name="a41" draw:name="Rectangle 25">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table:table-cell>
          <table:table-cell table:number-columns-repeated="16367"/>
        </table:table-row>
        <table:table-row table:style-name="ro8">
          <table:table-cell table:number-columns-repeated="8"/>
          <table:table-cell table:style-name="ce1">
            <draw:frame draw:z-index="6" draw:id="id5" draw:style-name="a8" draw:name="Grafiek 6" svg:x="0.38333in" svg:y="0.08333in" svg:width="1.45in" svg:height="1.21667in" style:rel-width="scale" style:rel-height="scale">
              <draw:object xlink:href="Object 6/" xlink:type="simple" xlink:show="embed" xlink:actuate="onLoad"/>
              <svg:title/>
              <svg:desc/>
            </draw:frame>
            <draw:custom-shape svg:x="0.19167in" svg:y="0in" svg:width="4.81667in" svg:height="2.73333in" draw:z-index="24" draw:id="id23" draw:style-name="a38" draw:name="Rectangle 24">
              <svg:title/>
              <svg:desc/>
              <draw:enhanced-geometry xmlns:dr3d="urn:oasis:names:tc:opendocument:xmlns:dr3d:1.0" draw:type="non-primitive" svg:viewBox="0 0 21600 21600" draw:enhanced-path="M 0 0 L 21600 0 21600 21600 0 21600 Z N"/>
            </draw:custom-shape>
          </table:table-cell>
          <table:table-cell/>
          <table:table-cell table:style-name="ce1">
            <draw:frame draw:z-index="7" draw:id="id6" draw:style-name="a9" draw:name="Grafiek 7" svg:x="0.56667in" svg:y="0.09167in" svg:width="1.475in" svg:height="1.225in" style:rel-width="scale" style:rel-height="scale">
              <draw:object xlink:href="Object 7/" xlink:type="simple" xlink:show="embed" xlink:actuate="onLoad"/>
              <svg:title/>
              <svg:desc/>
            </draw:frame>
          </table:table-cell>
          <table:table-cell table:number-columns-repeated="2"/>
          <table:table-cell table:style-name="ce1">
            <draw:frame draw:z-index="8" draw:id="id7" draw:style-name="a10" draw:name="Grafiek 8" svg:x="0.08333in" svg:y="0.08333in" svg:width="1.49167in" svg:height="1.25in" style:rel-width="scale" style:rel-height="scale">
              <draw:object xlink:href="Object 8/" xlink:type="simple" xlink:show="embed" xlink:actuate="onLoad"/>
              <svg:title/>
              <svg:desc/>
            </draw:frame>
          </table:table-cell>
          <table:table-cell table:number-columns-repeated="2"/>
          <table:table-cell table:style-name="ce1">
            <draw:frame draw:z-index="16" draw:id="id15" draw:style-name="a24" draw:name="Grafiek 18" svg:x="0.10833in" svg:y="0.05in" svg:width="1.44167in" svg:height="1.24167in" style:rel-width="scale" style:rel-height="scale">
              <draw:object xlink:href="Object 14/" xlink:type="simple" xlink:show="embed" xlink:actuate="onLoad"/>
              <svg:title/>
              <svg:desc/>
            </draw:frame>
          </table:table-cell>
          <table:table-cell/>
          <table:table-cell table:style-name="ce1">
            <draw:custom-shape svg:x="0.32292in" svg:y="0in" svg:width="1.60417in" svg:height="2.73542in" draw:z-index="33" draw:id="id32" draw:style-name="a59" draw:name="Rectangle 25">
              <svg:title/>
              <svg:desc/>
              <text:p text:style-name="a58" text:class-names="" text:cond-style-name=""><text:span text:style-name="a57" text:class-names=""/></text:p>
              <draw:enhanced-geometry xmlns:dr3d="urn:oasis:names:tc:opendocument:xmlns:dr3d:1.0" draw:type="non-primitive" svg:viewBox="0 0 21600 21600" draw:enhanced-path="M 0 0 L 21600 0 21600 21600 0 21600 Z N"/>
            </draw:custom-shape>
            <draw:frame draw:z-index="14" draw:id="id13" draw:style-name="a22" draw:name="Grafiek 16" svg:x="0.36667in" svg:y="0.04167in" svg:width="1.46667in" svg:height="1.25833in" style:rel-width="scale" style:rel-height="scale">
              <draw:object xlink:href="Object 12/" xlink:type="simple" xlink:show="embed" xlink:actuate="onLoad"/>
              <svg:title/>
              <svg:desc/>
            </draw:frame>
          </table:table-cell>
          <table:table-cell table:number-columns-repeated="16365"/>
        </table:table-row>
        <table:table-row table:number-rows-repeated="5" table:style-name="ro8">
          <table:table-cell table:number-columns-repeated="16384"/>
        </table:table-row>
        <table:table-row table:style-name="ro8">
          <table:table-cell table:number-columns-repeated="8"/>
          <table:table-cell table:style-name="ce1">
            <draw:frame draw:z-index="9" draw:id="id8" draw:style-name="a11" draw:name="Grafiek 11" svg:x="0.38333in" svg:y="0.15833in" svg:width="1.475in" svg:height="1.225in" style:rel-width="scale" style:rel-height="scale">
              <draw:object xlink:href="Object 9/" xlink:type="simple" xlink:show="embed" xlink:actuate="onLoad"/>
              <svg:title/>
              <svg:desc/>
            </draw:frame>
          </table:table-cell>
          <table:table-cell/>
          <table:table-cell table:style-name="ce1">
            <draw:frame draw:z-index="11" draw:id="id10" draw:style-name="a17" draw:name="Grafiek 13" svg:x="0.575in" svg:y="0.15in" svg:width="1.5in" svg:height="1.24167in" style:rel-width="scale" style:rel-height="scale">
              <draw:object xlink:href="Object 10/" xlink:type="simple" xlink:show="embed" xlink:actuate="onLoad"/>
              <svg:title/>
              <svg:desc/>
            </draw:frame>
          </table:table-cell>
          <table:table-cell table:number-columns-repeated="2"/>
          <table:table-cell table:style-name="ce1">
            <draw:frame draw:z-index="12" draw:id="id11" draw:style-name="a18" draw:name="Grafiek 14" svg:x="0.09167in" svg:y="0.15833in" svg:width="1.5in" svg:height="1.23333in" style:rel-width="scale" style:rel-height="scale">
              <draw:object xlink:href="Object 11/" xlink:type="simple" xlink:show="embed" xlink:actuate="onLoad"/>
              <svg:title/>
              <svg:desc/>
            </draw:frame>
          </table:table-cell>
          <table:table-cell table:number-columns-repeated="2"/>
          <table:table-cell table:style-name="ce1">
            <draw:frame draw:z-index="17" draw:id="id16" draw:style-name="a25" draw:name="Grafiek 19" svg:x="0.11667in" svg:y="0.19167in" svg:width="1.43333in" svg:height="1.21667in" style:rel-width="scale" style:rel-height="scale">
              <draw:object xlink:href="Object 15/" xlink:type="simple" xlink:show="embed" xlink:actuate="onLoad"/>
              <svg:title/>
              <svg:desc/>
            </draw:frame>
          </table:table-cell>
          <table:table-cell table:number-columns-repeated="16367"/>
        </table:table-row>
        <table:table-row table:style-name="ro8">
          <table:table-cell table:number-columns-repeated="18"/>
          <table:table-cell table:style-name="ce1">
            <draw:frame draw:z-index="15" draw:id="id14" draw:style-name="a23" draw:name="Grafiek 17" svg:x="0.38333in" svg:y="0in" svg:width="1.475in" svg:height="1.21667in" style:rel-width="scale" style:rel-height="scale">
              <draw:object xlink:href="Object 13/" xlink:type="simple" xlink:show="embed" xlink:actuate="onLoad"/>
              <svg:title/>
              <svg:desc/>
            </draw:frame>
          </table:table-cell>
          <table:table-cell table:number-columns-repeated="16365"/>
        </table:table-row>
        <table:table-row table:number-rows-repeated="6" table:style-name="ro8">
          <table:table-cell table:number-columns-repeated="16384"/>
        </table:table-row>
        <table:table-row table:style-name="ro8">
          <table:table-cell table:number-columns-repeated="8"/>
          <table:table-cell table:style-name="ce1">
            <draw:g draw:z-index="18" draw:name="Groep 24" draw:id="id19">
              <svg:title/>
              <svg:desc/>
              <draw:frame draw:id="id17" draw:style-name="a28" draw:name="Tekstvak 20" svg:x="1.14167in" svg:y="0.13333in" svg:width="1.01667in" svg:height="0.275in">
                <draw:text-box>
                  <text:p text:style-name="a27" text:class-names="" text:cond-style-name=""><text:span text:style-name="a26" text:class-names="">To Do</text:span></text:p>
                </draw:text-box>
                <svg:title/>
                <svg:desc/>
              </draw:frame>
              <draw:custom-shape svg:x="0.63333in" svg:y="0.18333in" svg:width="0.50833in" svg:height="0.20833in" draw:id="id18" draw:style-name="a31" draw:name="Rechthoek 23">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draw:g>
          </table:table-cell>
          <table:table-cell/>
          <table:table-cell table:style-name="ce1">
            <draw:g draw:z-index="21" draw:name="Group 43" draw:id="id22">
              <svg:title/>
              <svg:desc/>
              <draw:frame draw:id="id20" draw:style-name="a34" draw:name="Tekstvak 26" svg:x="1.14167in" svg:y="0.14167in" svg:width="1.01667in" svg:height="0.275in">
                <draw:text-box>
                  <text:p text:style-name="a33" text:class-names="" text:cond-style-name=""><text:span text:style-name="a32" text:class-names="">Finished</text:span></text:p>
                </draw:text-box>
                <svg:title/>
                <svg:desc/>
              </draw:frame>
              <draw:custom-shape svg:x="0.63333in" svg:y="0.19167in" svg:width="0.50833in" svg:height="0.20833in" draw:id="id21" draw:style-name="a37" draw:name="Rechthoek 27">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g>
          </table:table-cell>
          <table:table-cell table:number-columns-repeated="2"/>
          <table:table-cell table:style-name="ce1">
            <draw:g draw:z-index="26" draw:name="Group 43" draw:id="id27">
              <svg:title/>
              <svg:desc/>
              <draw:frame draw:id="id25" draw:style-name="a44" draw:name="Tekstvak 26" svg:x="0.63333in" svg:y="0.14167in" svg:width="1.11667in" svg:height="0.275in">
                <draw:text-box>
                  <text:p text:style-name="a43" text:class-names="" text:cond-style-name=""><text:span text:style-name="a42" text:class-names="">Identified</text:span></text:p>
                </draw:text-box>
                <svg:title/>
                <svg:desc/>
              </draw:frame>
              <draw:custom-shape svg:x="0.125in" svg:y="0.19167in" svg:width="0.50833in" svg:height="0.20833in" draw:id="id26" draw:style-name="a47" draw:name="Rechthoek 27">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draw:g>
          </table:table-cell>
          <table:table-cell/>
          <table:table-cell table:style-name="ce1">
            <draw:g draw:z-index="29" draw:name="Group 43" draw:id="id30">
              <svg:title/>
              <svg:desc/>
              <draw:frame draw:id="id28" draw:style-name="a50" draw:name="Tekstvak 26" svg:x="1.08333in" svg:y="0.14167in" svg:width="1.11667in" svg:height="0.275in">
                <draw:text-box>
                  <text:p text:style-name="a49" text:class-names="" text:cond-style-name=""><text:span text:style-name="a48" text:class-names="">NVT</text:span></text:p>
                </draw:text-box>
                <svg:title/>
                <svg:desc/>
              </draw:frame>
              <draw:custom-shape svg:x="0.575in" svg:y="0.19167in" svg:width="0.50833in" svg:height="0.20833in" draw:id="id29" draw:style-name="a53" draw:name="Rechthoek 27">
                <svg:title/>
                <svg:desc/>
                <text:p text:style-name="a52" text:class-names="" text:cond-style-name=""><text:span text:style-name="a51" text:class-names=""/></text:p>
                <draw:enhanced-geometry xmlns:dr3d="urn:oasis:names:tc:opendocument:xmlns:dr3d:1.0" draw:type="non-primitive" svg:viewBox="0 0 21600 21600" draw:enhanced-path="M 0 0 L 21600 0 21600 21600 0 21600 Z N"/>
              </draw:custom-shape>
            </draw:g>
          </table:table-cell>
          <table:table-cell/>
          <table:table-cell table:style-name="ce1">
            <draw:g draw:z-index="34" draw:name="Group 43" draw:id="id35">
              <svg:title/>
              <svg:desc/>
              <draw:frame draw:id="id33" draw:style-name="a62" draw:name="Tekstvak 26" svg:x="1.03333in" svg:y="0.11667in" svg:width="1.11667in" svg:height="0.28333in">
                <draw:text-box>
                  <text:p text:style-name="a61" text:class-names="" text:cond-style-name=""><text:span text:style-name="a60" text:class-names="">Out of Scope</text:span></text:p>
                </draw:text-box>
                <svg:title/>
                <svg:desc/>
              </draw:frame>
              <draw:custom-shape svg:x="0.525in" svg:y="0.16667in" svg:width="0.50833in" svg:height="0.21667in" draw:id="id34" draw:style-name="a65" draw:name="Rechthoek 27">
                <svg:title/>
                <svg:desc/>
                <text:p text:style-name="a64" text:class-names="" text:cond-style-name=""><text:span text:style-name="a63" text:class-names=""/></text:p>
                <draw:enhanced-geometry xmlns:dr3d="urn:oasis:names:tc:opendocument:xmlns:dr3d:1.0" draw:type="non-primitive" svg:viewBox="0 0 21600 21600" draw:enhanced-path="M 0 0 L 21600 0 21600 21600 0 21600 Z N"/>
              </draw:custom-shape>
            </draw:g>
          </table:table-cell>
          <table:table-cell table:number-columns-repeated="16366"/>
        </table:table-row>
        <table:table-row table:number-rows-repeated="1048528" table:style-name="ro8">
          <table:table-cell table:number-columns-repeated="16384"/>
        </table:table-row>
      </table:table>
      <table:table table:name="Work_Remaining_Data" table:style-name="ta3">
        <table:table-column table:style-name="co25" table:default-cell-style-name="ce1"/>
        <table:table-column table:style-name="co26" table:default-cell-style-name="ce46"/>
        <table:table-column table:style-name="co27" table:default-cell-style-name="ce47"/>
        <table:table-column table:style-name="co26" table:default-cell-style-name="ce46"/>
        <table:table-column table:style-name="co27" table:default-cell-style-name="ce47"/>
        <table:table-column table:style-name="co28" table:default-cell-style-name="ce46"/>
        <table:table-column table:style-name="co29" table:default-cell-style-name="ce47"/>
        <table:table-column table:style-name="co26" table:default-cell-style-name="ce46"/>
        <table:table-column table:style-name="co27" table:default-cell-style-name="ce47"/>
        <table:table-column table:style-name="co26" table:default-cell-style-name="ce46"/>
        <table:table-column table:style-name="co27" table:default-cell-style-name="ce47"/>
        <table:table-column table:style-name="co26" table:default-cell-style-name="ce46"/>
        <table:table-column table:style-name="co27" table:default-cell-style-name="ce47"/>
        <table:table-column table:style-name="co26" table:default-cell-style-name="ce46"/>
        <table:table-column table:style-name="co27" table:default-cell-style-name="ce47"/>
        <table:table-column table:style-name="co26" table:default-cell-style-name="ce46"/>
        <table:table-column table:style-name="co27" table:default-cell-style-name="ce47"/>
        <table:table-column table:style-name="co26" table:default-cell-style-name="ce46"/>
        <table:table-column table:style-name="co27" table:default-cell-style-name="ce47"/>
        <table:table-column table:style-name="co24" table:number-columns-repeated="16365" table:default-cell-style-name="ce1"/>
        <table:table-row table:style-name="ro16">
          <table:table-cell table:style-name="ce39"/>
          <table:table-cell office:value-type="string" table:number-columns-spanned="2" table:number-rows-spanned="1" table:style-name="ce125">
            <text:p>UCM Detailleren</text:p>
          </table:table-cell>
          <table:covered-table-cell/>
          <table:table-cell office:value-type="string" table:number-columns-spanned="2" table:number-rows-spanned="1" table:style-name="ce125">
            <text:p>Glossary</text:p>
          </table:table-cell>
          <table:covered-table-cell/>
          <table:table-cell office:value-type="string" table:number-columns-spanned="2" table:number-rows-spanned="1" table:style-name="ce125">
            <text:p>Needs &amp; features</text:p>
          </table:table-cell>
          <table:covered-table-cell/>
          <table:table-cell office:value-type="string" table:number-columns-spanned="2" table:number-rows-spanned="1" table:style-name="ce125">
            <text:p>Business rules</text:p>
          </table:table-cell>
          <table:covered-table-cell/>
          <table:table-cell office:value-type="string" table:number-columns-spanned="2" table:number-rows-spanned="1" table:style-name="ce125">
            <text:p>Domeinmodel</text:p>
          </table:table-cell>
          <table:covered-table-cell/>
          <table:table-cell office:value-type="string" table:number-columns-spanned="2" table:number-rows-spanned="1" table:style-name="ce125">
            <text:p>Test cases</text:p>
          </table:table-cell>
          <table:covered-table-cell/>
          <table:table-cell office:value-type="string" table:number-columns-spanned="2" table:number-rows-spanned="1" table:style-name="ce125">
            <text:p>UCR</text:p>
          </table:table-cell>
          <table:covered-table-cell/>
          <table:table-cell office:value-type="string" table:number-columns-spanned="2" table:number-rows-spanned="1" table:style-name="ce125">
            <text:p>AUC identificeren</text:p>
          </table:table-cell>
          <table:covered-table-cell/>
          <table:table-cell office:value-type="string" table:number-columns-spanned="2" table:number-rows-spanned="1" table:style-name="ce125">
            <text:p>Interfaces</text:p>
          </table:table-cell>
          <table:covered-table-cell/>
          <table:table-cell table:number-columns-repeated="16365" table:style-name="ce39"/>
        </table:table-row>
        <table:table-row table:style-name="ro8">
          <table:table-cell table:style-name="ce39"/>
          <table:table-cell office:value-type="float" office:value="77.5" table:formula="of:=[Keten_Backlog.I56]" table:style-name="ce41">
            <text:p>78</text:p>
          </table:table-cell>
          <table:table-cell office:value-type="float" office:value="0" table:formula="of:=[Keten_Backlog.I58]" table:style-name="ce42">
            <text:p>0</text:p>
          </table:table-cell>
          <table:table-cell office:value-type="float" office:value="0" table:formula="of:=[Keten_Backlog.#REF!]" table:style-name="ce41">
            <text:p>#VERW!</text:p>
          </table:table-cell>
          <table:table-cell office:value-type="float" office:value="0" table:formula="of:=[Keten_Backlog.#REF!]" table:style-name="ce42">
            <text:p>#VERW!</text:p>
          </table:table-cell>
          <table:table-cell office:value-type="float" office:value="0" table:formula="of:=[Keten_Backlog.#REF!]" table:style-name="ce41">
            <text:p>#VERW!</text:p>
          </table:table-cell>
          <table:table-cell office:value-type="float" office:value="0" table:formula="of:=[Keten_Backlog.#REF!]" table:style-name="ce42">
            <text:p>#VERW!</text:p>
          </table:table-cell>
          <table:table-cell office:value-type="float" office:value="0" table:formula="of:=[Keten_Backlog.#REF!]" table:style-name="ce41">
            <text:p>#VERW!</text:p>
          </table:table-cell>
          <table:table-cell office:value-type="float" office:value="0" table:formula="of:=[Keten_Backlog.#REF!]" table:style-name="ce42">
            <text:p>#VERW!</text:p>
          </table:table-cell>
          <table:table-cell office:value-type="float" office:value="0" table:formula="of:=[Keten_Backlog.#REF!]" table:style-name="ce41">
            <text:p>#VERW!</text:p>
          </table:table-cell>
          <table:table-cell office:value-type="float" office:value="0" table:formula="of:=[Keten_Backlog.#REF!]" table:style-name="ce42">
            <text:p>#VERW!</text:p>
          </table:table-cell>
          <table:table-cell office:value-type="float" office:value="0" table:formula="of:=[Keten_Backlog.#REF!]" table:style-name="ce41">
            <text:p>#VERW!</text:p>
          </table:table-cell>
          <table:table-cell office:value-type="float" office:value="0" table:formula="of:=[Keten_Backlog.#REF!]" table:style-name="ce42">
            <text:p>#VERW!</text:p>
          </table:table-cell>
          <table:table-cell office:value-type="float" office:value="0" table:formula="of:=[Keten_Backlog.#REF!]" table:style-name="ce41">
            <text:p>#VERW!</text:p>
          </table:table-cell>
          <table:table-cell office:value-type="float" office:value="0" table:formula="of:=[Keten_Backlog.#REF!]" table:style-name="ce42">
            <text:p>#VERW!</text:p>
          </table:table-cell>
          <table:table-cell office:value-type="float" office:value="0" table:formula="of:=[Keten_Backlog.#REF!]" table:style-name="ce41">
            <text:p>#VERW!</text:p>
          </table:table-cell>
          <table:table-cell office:value-type="float" office:value="0" table:formula="of:=[Keten_Backlog.#REF!]" table:style-name="ce42">
            <text:p>#VERW!</text:p>
          </table:table-cell>
          <table:table-cell office:value-type="float" office:value="0" table:formula="of:=[Keten_Backlog.#REF!]" table:style-name="ce41">
            <text:p>#VERW!</text:p>
          </table:table-cell>
          <table:table-cell office:value-type="float" office:value="0" table:formula="of:=[Keten_Backlog.#REF!]" table:style-name="ce42">
            <text:p>#VERW!</text:p>
          </table:table-cell>
          <table:table-cell table:number-columns-repeated="2" table:style-name="ce39"/>
          <table:table-cell office:value-type="float" office:value="0" table:formula="of:=SUM([.C2]+[.E2]+[.G2]+[.I2]+[.K2]+[.M2]+[.O2]+[.Q2]+[.S2])" table:style-name="ce1">
            <text:p>#VERW!</text:p>
          </table:table-cell>
          <table:table-cell table:number-columns-repeated="16362" table:style-name="ce39"/>
        </table:table-row>
        <table:table-row table:style-name="ro8">
          <table:table-cell office:value-type="string" table:style-name="ce36">
            <text:p>Dag</text:p>
          </table:table-cell>
          <table:table-cell office:value-type="string" table:style-name="ce43">
            <office:annotation draw:style-name="a66" svg:x="1.89583333333333in" svg:y="0.541666666666667in" svg:width="1.47916666666667in" svg:height="0.916666666666667in">
              <dc:creator>Auteur</dc:creator>
              <text:p><text:span text:style-name="T2">Auteur:</text:span><text:span text:style-name="T3"/></text:p>
              <text:p><text:span text:style-name="T3">Controle van ureninschatting. Dagelijk in te geven door team lead. Dit ter controle van hoe goed we kunnen plannen. Komen er bijvoorbeeld tussentijds taken bij ofwel hoe snelt stabiliseert de planning</text:span></text:p>
            </office:annotation>
            <text:p>Totaal</text:p>
          </table:table-cell>
          <table:table-cell office:value-type="string" table:style-name="ce35">
            <office:annotation draw:style-name="a67" svg:x="3.79166666666667in" svg:y="0.541666666666667in" svg:width="0.65625in" svg:height="0.916666666666667in">
              <dc:creator>Auteur</dc:creator>
              <text:p><text:span text:style-name="T2">Auteur:</text:span><text:span text:style-name="T3"/></text:p>
              <text:p><text:span text:style-name="T3">Dagelijks in te voeren door Team Lead. Work Remaining Raw is voor de eenvoud en ter contole dat de burnchart niet kan worden gewijzigd door met teruwerkende kracht uren te wijzigen via de takenlijst</text:span></text:p>
            </office:annotation>
            <text:p>Te doen</text:p>
          </table:table-cell>
          <table:table-cell office:value-type="string" table:style-name="ce43">
            <office:annotation draw:style-name="a68" svg:x="3.76041666666667in" svg:y="0.375in" svg:width="1.47916666666667in" svg:height="0.916666666666667in">
              <dc:creator>Auteur</dc:creator>
              <text:p><text:span text:style-name="T2">Auteur:</text:span><text:span text:style-name="T3"/></text:p>
              <text:p><text:span text:style-name="T3">Controle van ureninschatting. Dagelijk in te geven door team lead. Dit ter controle van hoe goed we kunnen plannen. Komen er bijvoorbeeld tussentijds taken bij ofwel hoe snelt stabiliseert de planning</text:span></text:p>
            </office:annotation>
            <text:p>Totaal</text:p>
          </table:table-cell>
          <table:table-cell office:value-type="string" table:style-name="ce35">
            <office:annotation draw:style-name="a69" svg:x="4.54166666666667in" svg:y="0.375in" svg:width="0.65625in" svg:height="0.916666666666667in">
              <dc:creator>Auteur</dc:creator>
              <text:p><text:span text:style-name="T2">Auteur:</text:span><text:span text:style-name="T3"/></text:p>
              <text:p><text:span text:style-name="T3">Dagelijks in te voeren door Team Lead. Work Remaining Raw is voor de eenvoud en ter contole dat de burnchart niet kan worden gewijzigd door met teruwerkende kracht uren te wijzigen via de takenlijst</text:span></text:p>
            </office:annotation>
            <text:p>Te doen</text:p>
          </table:table-cell>
          <table:table-cell office:value-type="string" table:style-name="ce43">
            <office:annotation draw:style-name="a70" svg:x="5.33333333333333in" svg:y="0.375in" svg:width="1.46875in" svg:height="0.916666666666667in">
              <dc:creator>Auteur</dc:creator>
              <text:p><text:span text:style-name="T2">Auteur:</text:span><text:span text:style-name="T3"/></text:p>
              <text:p><text:span text:style-name="T3">Controle van ureninschatting. Dagelijk in te geven door team lead. Dit ter controle van hoe goed we kunnen plannen. Komen er bijvoorbeeld tussentijds taken bij ofwel hoe snelt stabiliseert de planning</text:span></text:p>
            </office:annotation>
            <text:p>Totaal</text:p>
          </table:table-cell>
          <table:table-cell office:value-type="string" table:style-name="ce35">
            <office:annotation draw:style-name="a71" svg:x="6.10416666666667in" svg:y="0.375in" svg:width="0.65625in" svg:height="0.916666666666667in">
              <dc:creator>Auteur</dc:creator>
              <text:p><text:span text:style-name="T2">Auteur:</text:span><text:span text:style-name="T3"/></text:p>
              <text:p><text:span text:style-name="T3">Dagelijks in te voeren door Team Lead. Work Remaining Raw is voor de eenvoud en ter contole dat de burnchart niet kan worden gewijzigd door met teruwerkende kracht uren te wijzigen via de takenlijst</text:span></text:p>
            </office:annotation>
            <text:p>Te doen</text:p>
          </table:table-cell>
          <table:table-cell office:value-type="string" table:style-name="ce43">
            <office:annotation draw:style-name="a72" svg:x="6.89583333333333in" svg:y="0.375in" svg:width="1.46875in" svg:height="0.916666666666667in">
              <dc:creator>Auteur</dc:creator>
              <text:p><text:span text:style-name="T2">Auteur:</text:span><text:span text:style-name="T3"/></text:p>
              <text:p><text:span text:style-name="T3">Controle van ureninschatting. Dagelijk in te geven door team lead. Dit ter controle van hoe goed we kunnen plannen. Komen er bijvoorbeeld tussentijds taken bij ofwel hoe snelt stabiliseert de planning</text:span></text:p>
            </office:annotation>
            <text:p>Totaal</text:p>
          </table:table-cell>
          <table:table-cell office:value-type="string" table:style-name="ce35">
            <office:annotation draw:style-name="a73" svg:x="7.66666666666667in" svg:y="0.375in" svg:width="0.65625in" svg:height="0.916666666666667in">
              <dc:creator>Auteur</dc:creator>
              <text:p><text:span text:style-name="T2">Auteur:</text:span><text:span text:style-name="T3"/></text:p>
              <text:p><text:span text:style-name="T3">Dagelijks in te voeren door Team Lead. Work Remaining Raw is voor de eenvoud en ter contole dat de burnchart niet kan worden gewijzigd door met teruwerkende kracht uren te wijzigen via de takenlijst</text:span></text:p>
            </office:annotation>
            <text:p>Te doen</text:p>
          </table:table-cell>
          <table:table-cell office:value-type="string" table:style-name="ce43">
            <office:annotation draw:style-name="a74" svg:x="8.45833333333333in" svg:y="0.375in" svg:width="1.46875in" svg:height="0.916666666666667in">
              <dc:creator>Auteur</dc:creator>
              <text:p><text:span text:style-name="T2">Auteur:</text:span><text:span text:style-name="T3"/></text:p>
              <text:p><text:span text:style-name="T3">Controle van ureninschatting. Dagelijk in te geven door team lead. Dit ter controle van hoe goed we kunnen plannen. Komen er bijvoorbeeld tussentijds taken bij ofwel hoe snelt stabiliseert de planning</text:span></text:p>
            </office:annotation>
            <text:p>Totaal</text:p>
          </table:table-cell>
          <table:table-cell office:value-type="string" table:style-name="ce35">
            <office:annotation draw:style-name="a75" svg:x="9.22916666666667in" svg:y="0.375in" svg:width="0.666666666666667in" svg:height="0.916666666666667in">
              <dc:creator>Auteur</dc:creator>
              <text:p><text:span text:style-name="T2">Auteur:</text:span><text:span text:style-name="T3"/></text:p>
              <text:p><text:span text:style-name="T3">Dagelijks in te voeren door Team Lead. Work Remaining Raw is voor de eenvoud en ter contole dat de burnchart niet kan worden gewijzigd door met teruwerkende kracht uren te wijzigen via de takenlijst</text:span></text:p>
            </office:annotation>
            <text:p>Te doen</text:p>
          </table:table-cell>
          <table:table-cell office:value-type="string" table:style-name="ce43">
            <office:annotation draw:style-name="a76" svg:x="10.0208333333333in" svg:y="0.375in" svg:width="1.46875in" svg:height="0.916666666666667in">
              <dc:creator>Auteur</dc:creator>
              <text:p><text:span text:style-name="T2">Auteur:</text:span><text:span text:style-name="T3"/></text:p>
              <text:p><text:span text:style-name="T3">Controle van ureninschatting. Dagelijk in te geven door team lead. Dit ter controle van hoe goed we kunnen plannen. Komen er bijvoorbeeld tussentijds taken bij ofwel hoe snelt stabiliseert de planning</text:span></text:p>
            </office:annotation>
            <text:p>Totaal</text:p>
          </table:table-cell>
          <table:table-cell office:value-type="string" table:style-name="ce35">
            <office:annotation draw:style-name="a77" svg:x="10.8020833333333in" svg:y="0.375in" svg:width="0.65625in" svg:height="0.916666666666667in">
              <dc:creator>Auteur</dc:creator>
              <text:p><text:span text:style-name="T2">Auteur:</text:span><text:span text:style-name="T3"/></text:p>
              <text:p><text:span text:style-name="T3">Dagelijks in te voeren door Team Lead. Work Remaining Raw is voor de eenvoud en ter contole dat de burnchart niet kan worden gewijzigd door met teruwerkende kracht uren te wijzigen via de takenlijst</text:span></text:p>
            </office:annotation>
            <text:p>Te doen</text:p>
          </table:table-cell>
          <table:table-cell office:value-type="string" table:style-name="ce43">
            <office:annotation draw:style-name="a78" svg:x="11.5833333333333in" svg:y="0.375in" svg:width="1.46875in" svg:height="0.916666666666667in">
              <dc:creator>Auteur</dc:creator>
              <text:p><text:span text:style-name="T2">Auteur:</text:span><text:span text:style-name="T3"/></text:p>
              <text:p><text:span text:style-name="T3">Controle van ureninschatting. Dagelijk in te geven door team lead. Dit ter controle van hoe goed we kunnen plannen. Komen er bijvoorbeeld tussentijds taken bij ofwel hoe snelt stabiliseert de planning</text:span></text:p>
            </office:annotation>
            <text:p>Totaal</text:p>
          </table:table-cell>
          <table:table-cell office:value-type="string" table:style-name="ce35">
            <office:annotation draw:style-name="a79" svg:x="12.3645833333333in" svg:y="0.375in" svg:width="0.65625in" svg:height="0.916666666666667in">
              <dc:creator>Auteur</dc:creator>
              <text:p><text:span text:style-name="T2">Auteur:</text:span><text:span text:style-name="T3"/></text:p>
              <text:p><text:span text:style-name="T3">Dagelijks in te voeren door Team Lead. Work Remaining Raw is voor de eenvoud en ter contole dat de burnchart niet kan worden gewijzigd door met teruwerkende kracht uren te wijzigen via de takenlijst</text:span></text:p>
            </office:annotation>
            <text:p>Te doen</text:p>
          </table:table-cell>
          <table:table-cell office:value-type="string" table:style-name="ce43">
            <office:annotation draw:style-name="a80" svg:x="13.1458333333333in" svg:y="0.375in" svg:width="1.46875in" svg:height="0.916666666666667in">
              <dc:creator>Auteur</dc:creator>
              <text:p><text:span text:style-name="T2">Auteur:</text:span><text:span text:style-name="T3"/></text:p>
              <text:p><text:span text:style-name="T3">Controle van ureninschatting. Dagelijk in te geven door team lead. Dit ter controle van hoe goed we kunnen plannen. Komen er bijvoorbeeld tussentijds taken bij ofwel hoe snelt stabiliseert de planning</text:span></text:p>
            </office:annotation>
            <text:p>Totaal</text:p>
          </table:table-cell>
          <table:table-cell office:value-type="string" table:style-name="ce35">
            <office:annotation draw:style-name="a81" svg:x="13.9270833333333in" svg:y="0.375in" svg:width="0.645833333333333in" svg:height="0.916666666666667in">
              <dc:creator>Auteur</dc:creator>
              <text:p><text:span text:style-name="T2">Auteur:</text:span><text:span text:style-name="T3"/></text:p>
              <text:p><text:span text:style-name="T3">Dagelijks in te voeren door Team Lead. Work Remaining Raw is voor de eenvoud en ter contole dat de burnchart niet kan worden gewijzigd door met teruwerkende kracht uren te wijzigen via de takenlijst</text:span></text:p>
            </office:annotation>
            <text:p>Te doen</text:p>
          </table:table-cell>
          <table:table-cell office:value-type="string" table:style-name="ce43">
            <office:annotation draw:style-name="a82" svg:x="14.6979166666667in" svg:y="0.375in" svg:width="1.4375in" svg:height="0.916666666666667in">
              <dc:creator>Auteur</dc:creator>
              <text:p><text:span text:style-name="T2">Auteur:</text:span><text:span text:style-name="T3"/></text:p>
              <text:p><text:span text:style-name="T3">Controle van ureninschatting. Dagelijk in te geven door team lead. Dit ter controle van hoe goed we kunnen plannen. Komen er bijvoorbeeld tussentijds taken bij ofwel hoe snelt stabiliseert de planning</text:span></text:p>
            </office:annotation>
            <text:p>Totaal</text:p>
          </table:table-cell>
          <table:table-cell office:value-type="string" table:style-name="ce35">
            <office:annotation draw:style-name="a83" svg:x="15.4583333333333in" svg:y="0.375in" svg:width="0.635416666666667in" svg:height="0.916666666666667in">
              <dc:creator>Auteur</dc:creator>
              <text:p><text:span text:style-name="T2">Auteur:</text:span><text:span text:style-name="T3"/></text:p>
              <text:p><text:span text:style-name="T3">Dagelijks in te voeren door Team Lead. Work Remaining Raw is voor de eenvoud en ter contole dat de burnchart niet kan worden gewijzigd door met teruwerkende kracht uren te wijzigen via de takenlijst</text:span></text:p>
            </office:annotation>
            <text:p>Te doen</text:p>
          </table:table-cell>
          <table:table-cell table:number-columns-repeated="2" table:style-name="ce15"/>
          <table:table-cell office:value-type="string" table:style-name="ce3">
            <text:p>Te Doen</text:p>
          </table:table-cell>
          <table:table-cell table:number-columns-repeated="16362" table:style-name="ce15"/>
        </table:table-row>
        <table:table-row table:style-name="ro8">
          <table:table-cell office:value-type="date" office:date-value="2010-12-16T00:00:00" table:style-name="ce40">
            <text:p>16-12-2010</text:p>
          </table:table-cell>
          <table:table-cell office:value-type="float" office:value="536" table:style-name="ce44">
            <text:p>536</text:p>
          </table:table-cell>
          <table:table-cell office:value-type="float" office:value="536" table:style-name="ce45">
            <text:p>536</text:p>
          </table:table-cell>
          <table:table-cell office:value-type="float" office:value="51" table:style-name="ce44">
            <text:p>51</text:p>
          </table:table-cell>
          <table:table-cell office:value-type="float" office:value="50" table:style-name="ce45">
            <text:p>50</text:p>
          </table:table-cell>
          <table:table-cell office:value-type="float" office:value="104" table:style-name="ce44">
            <text:p>104</text:p>
          </table:table-cell>
          <table:table-cell office:value-type="float" office:value="102" table:style-name="ce45">
            <text:p>102</text:p>
          </table:table-cell>
          <table:table-cell office:value-type="float" office:value="209" table:style-name="ce44">
            <text:p>209</text:p>
          </table:table-cell>
          <table:table-cell office:value-type="float" office:value="206" table:style-name="ce45">
            <text:p>206</text:p>
          </table:table-cell>
          <table:table-cell office:value-type="float" office:value="195" table:style-name="ce44">
            <text:p>195</text:p>
          </table:table-cell>
          <table:table-cell office:value-type="float" office:value="195" table:style-name="ce45">
            <text:p>195</text:p>
          </table:table-cell>
          <table:table-cell office:value-type="float" office:value="429" table:style-name="ce44">
            <text:p>429</text:p>
          </table:table-cell>
          <table:table-cell office:value-type="float" office:value="429" table:style-name="ce45">
            <text:p>429</text:p>
          </table:table-cell>
          <table:table-cell office:value-type="float" office:value="104" table:style-name="ce44">
            <text:p>104</text:p>
          </table:table-cell>
          <table:table-cell office:value-type="float" office:value="102" table:style-name="ce45">
            <text:p>102</text:p>
          </table:table-cell>
          <table:table-cell office:value-type="float" office:value="107" table:style-name="ce44">
            <text:p>107</text:p>
          </table:table-cell>
          <table:table-cell office:value-type="float" office:value="104" table:style-name="ce45">
            <text:p>104</text:p>
          </table:table-cell>
          <table:table-cell office:value-type="float" office:value="418" table:style-name="ce44">
            <text:p>418</text:p>
          </table:table-cell>
          <table:table-cell office:value-type="float" office:value="418" table:style-name="ce45">
            <text:p>418</text:p>
          </table:table-cell>
          <table:table-cell table:number-columns-repeated="2" table:style-name="ce1"/>
          <table:table-cell office:value-type="float" office:value="2142" table:formula="of:=SUM([.C4]+[.E4]+[.G4]+[.I4]+[.K4]+[.M4]+[.O4]+[.Q4]+[.S4])" table:style-name="ce1">
            <text:p>2142</text:p>
          </table:table-cell>
          <table:table-cell table:number-columns-repeated="16362"/>
        </table:table-row>
        <table:table-row table:style-name="ro8">
          <table:table-cell office:value-type="date" office:date-value="2010-12-17T00:00:00" table:style-name="ce40">
            <text:p>17-12-2010</text:p>
          </table:table-cell>
          <table:table-cell office:value-type="float" office:value="536" table:formula="of:=[.B4]" table:style-name="ce44">
            <text:p>536</text:p>
          </table:table-cell>
          <table:table-cell office:value-type="float" office:value="536" table:formula="of:=[.C4]" table:style-name="ce45">
            <text:p>536</text:p>
          </table:table-cell>
          <table:table-cell office:value-type="float" office:value="51" table:formula="of:=[.D4]" table:style-name="ce44">
            <text:p>51</text:p>
          </table:table-cell>
          <table:table-cell office:value-type="float" office:value="50" table:formula="of:=[.E4]" table:style-name="ce45">
            <text:p>50</text:p>
          </table:table-cell>
          <table:table-cell office:value-type="float" office:value="104" table:formula="of:=[.F4]" table:style-name="ce44">
            <text:p>104</text:p>
          </table:table-cell>
          <table:table-cell office:value-type="float" office:value="102" table:formula="of:=[.G4]" table:style-name="ce45">
            <text:p>102</text:p>
          </table:table-cell>
          <table:table-cell office:value-type="float" office:value="209" table:formula="of:=[.H4]" table:style-name="ce44">
            <text:p>209</text:p>
          </table:table-cell>
          <table:table-cell office:value-type="float" office:value="206" table:formula="of:=[.I4]" table:style-name="ce45">
            <text:p>206</text:p>
          </table:table-cell>
          <table:table-cell office:value-type="float" office:value="195" table:formula="of:=[.J4]" table:style-name="ce44">
            <text:p>195</text:p>
          </table:table-cell>
          <table:table-cell office:value-type="float" office:value="195" table:formula="of:=[.K4]" table:style-name="ce45">
            <text:p>195</text:p>
          </table:table-cell>
          <table:table-cell office:value-type="float" office:value="429" table:formula="of:=[.L4]" table:style-name="ce44">
            <text:p>429</text:p>
          </table:table-cell>
          <table:table-cell office:value-type="float" office:value="429" table:formula="of:=[.M4]" table:style-name="ce45">
            <text:p>429</text:p>
          </table:table-cell>
          <table:table-cell office:value-type="float" office:value="104" table:formula="of:=[.N4]" table:style-name="ce44">
            <text:p>104</text:p>
          </table:table-cell>
          <table:table-cell office:value-type="float" office:value="102" table:formula="of:=[.O4]" table:style-name="ce45">
            <text:p>102</text:p>
          </table:table-cell>
          <table:table-cell office:value-type="float" office:value="107" table:formula="of:=[.P4]" table:style-name="ce44">
            <text:p>107</text:p>
          </table:table-cell>
          <table:table-cell office:value-type="float" office:value="104" table:formula="of:=[.Q4]" table:style-name="ce45">
            <text:p>104</text:p>
          </table:table-cell>
          <table:table-cell office:value-type="float" office:value="418" table:formula="of:=[.R4]" table:style-name="ce44">
            <text:p>418</text:p>
          </table:table-cell>
          <table:table-cell office:value-type="float" office:value="418" table:formula="of:=[.S4]" table:style-name="ce45">
            <text:p>418</text:p>
          </table:table-cell>
          <table:table-cell table:number-columns-repeated="2" table:style-name="ce1"/>
          <table:table-cell office:value-type="float" office:value="2142" table:formula="of:=SUM([.C5]+[.E5]+[.G5]+[.I5]+[.K5]+[.M5]+[.O5]+[.Q5]+[.S5])" table:style-name="ce1">
            <text:p>2142</text:p>
          </table:table-cell>
          <table:table-cell table:number-columns-repeated="16362"/>
        </table:table-row>
        <table:table-row table:style-name="ro8">
          <table:table-cell office:value-type="date" office:date-value="2010-12-20T00:00:00" table:style-name="ce40">
            <text:p>20-12-2010</text:p>
          </table:table-cell>
          <table:table-cell office:value-type="float" office:value="536" table:formula="of:=[.B5]" table:style-name="ce44">
            <text:p>536</text:p>
          </table:table-cell>
          <table:table-cell office:value-type="float" office:value="536" table:formula="of:=[.C5]" table:style-name="ce45">
            <text:p>536</text:p>
          </table:table-cell>
          <table:table-cell office:value-type="float" office:value="51" table:formula="of:=[.D5]" table:style-name="ce44">
            <text:p>51</text:p>
          </table:table-cell>
          <table:table-cell office:value-type="float" office:value="50" table:formula="of:=[.E5]" table:style-name="ce45">
            <text:p>50</text:p>
          </table:table-cell>
          <table:table-cell office:value-type="float" office:value="104" table:formula="of:=[.F5]" table:style-name="ce44">
            <text:p>104</text:p>
          </table:table-cell>
          <table:table-cell office:value-type="float" office:value="102" table:formula="of:=[.G5]" table:style-name="ce45">
            <text:p>102</text:p>
          </table:table-cell>
          <table:table-cell office:value-type="float" office:value="209" table:formula="of:=[.H5]" table:style-name="ce44">
            <text:p>209</text:p>
          </table:table-cell>
          <table:table-cell office:value-type="float" office:value="206" table:formula="of:=[.I5]" table:style-name="ce45">
            <text:p>206</text:p>
          </table:table-cell>
          <table:table-cell office:value-type="float" office:value="195" table:formula="of:=[.J5]" table:style-name="ce44">
            <text:p>195</text:p>
          </table:table-cell>
          <table:table-cell office:value-type="float" office:value="195" table:formula="of:=[.K5]" table:style-name="ce45">
            <text:p>195</text:p>
          </table:table-cell>
          <table:table-cell office:value-type="float" office:value="429" table:formula="of:=[.L5]" table:style-name="ce44">
            <text:p>429</text:p>
          </table:table-cell>
          <table:table-cell office:value-type="float" office:value="429" table:formula="of:=[.M5]" table:style-name="ce45">
            <text:p>429</text:p>
          </table:table-cell>
          <table:table-cell office:value-type="float" office:value="104" table:formula="of:=[.N5]" table:style-name="ce44">
            <text:p>104</text:p>
          </table:table-cell>
          <table:table-cell office:value-type="float" office:value="102" table:formula="of:=[.O5]" table:style-name="ce45">
            <text:p>102</text:p>
          </table:table-cell>
          <table:table-cell office:value-type="float" office:value="107" table:formula="of:=[.P5]" table:style-name="ce44">
            <text:p>107</text:p>
          </table:table-cell>
          <table:table-cell office:value-type="float" office:value="104" table:formula="of:=[.Q5]" table:style-name="ce45">
            <text:p>104</text:p>
          </table:table-cell>
          <table:table-cell office:value-type="float" office:value="418" table:formula="of:=[.R5]" table:style-name="ce44">
            <text:p>418</text:p>
          </table:table-cell>
          <table:table-cell office:value-type="float" office:value="418" table:formula="of:=[.S5]" table:style-name="ce45">
            <text:p>418</text:p>
          </table:table-cell>
          <table:table-cell table:number-columns-repeated="2" table:style-name="ce1"/>
          <table:table-cell office:value-type="float" office:value="2142" table:formula="of:=SUM([.C6]+[.E6]+[.G6]+[.I6]+[.K6]+[.M6]+[.O6]+[.Q6]+[.S6])" table:style-name="ce1">
            <text:p>2142</text:p>
          </table:table-cell>
          <table:table-cell table:number-columns-repeated="16362"/>
        </table:table-row>
        <table:table-row table:style-name="ro8">
          <table:table-cell office:value-type="date" office:date-value="2010-12-21T00:00:00" table:style-name="ce40">
            <text:p>21-12-2010</text:p>
          </table:table-cell>
          <table:table-cell office:value-type="float" office:value="536" table:formula="of:=[.B6]" table:style-name="ce44">
            <text:p>536</text:p>
          </table:table-cell>
          <table:table-cell office:value-type="float" office:value="536" table:formula="of:=[.C6]" table:style-name="ce45">
            <text:p>536</text:p>
          </table:table-cell>
          <table:table-cell office:value-type="float" office:value="51" table:formula="of:=[.D6]" table:style-name="ce44">
            <text:p>51</text:p>
          </table:table-cell>
          <table:table-cell office:value-type="float" office:value="50" table:formula="of:=[.E6]" table:style-name="ce45">
            <text:p>50</text:p>
          </table:table-cell>
          <table:table-cell office:value-type="float" office:value="104" table:formula="of:=[.F6]" table:style-name="ce44">
            <text:p>104</text:p>
          </table:table-cell>
          <table:table-cell office:value-type="float" office:value="102" table:formula="of:=[.G6]" table:style-name="ce45">
            <text:p>102</text:p>
          </table:table-cell>
          <table:table-cell office:value-type="float" office:value="209" table:formula="of:=[.H6]" table:style-name="ce44">
            <text:p>209</text:p>
          </table:table-cell>
          <table:table-cell office:value-type="float" office:value="206" table:formula="of:=[.I6]" table:style-name="ce45">
            <text:p>206</text:p>
          </table:table-cell>
          <table:table-cell office:value-type="float" office:value="195" table:formula="of:=[.J6]" table:style-name="ce44">
            <text:p>195</text:p>
          </table:table-cell>
          <table:table-cell office:value-type="float" office:value="195" table:formula="of:=[.K6]" table:style-name="ce45">
            <text:p>195</text:p>
          </table:table-cell>
          <table:table-cell office:value-type="float" office:value="429" table:formula="of:=[.L6]" table:style-name="ce44">
            <text:p>429</text:p>
          </table:table-cell>
          <table:table-cell office:value-type="float" office:value="429" table:formula="of:=[.M6]" table:style-name="ce45">
            <text:p>429</text:p>
          </table:table-cell>
          <table:table-cell office:value-type="float" office:value="104" table:formula="of:=[.N6]" table:style-name="ce44">
            <text:p>104</text:p>
          </table:table-cell>
          <table:table-cell office:value-type="float" office:value="102" table:formula="of:=[.O6]" table:style-name="ce45">
            <text:p>102</text:p>
          </table:table-cell>
          <table:table-cell office:value-type="float" office:value="107" table:formula="of:=[.P6]" table:style-name="ce44">
            <text:p>107</text:p>
          </table:table-cell>
          <table:table-cell office:value-type="float" office:value="104" table:formula="of:=[.Q6]" table:style-name="ce45">
            <text:p>104</text:p>
          </table:table-cell>
          <table:table-cell office:value-type="float" office:value="418" table:formula="of:=[.R6]" table:style-name="ce44">
            <text:p>418</text:p>
          </table:table-cell>
          <table:table-cell office:value-type="float" office:value="418" table:formula="of:=[.S6]" table:style-name="ce45">
            <text:p>418</text:p>
          </table:table-cell>
          <table:table-cell table:number-columns-repeated="2" table:style-name="ce1"/>
          <table:table-cell office:value-type="float" office:value="2142" table:formula="of:=SUM([.C7]+[.E7]+[.G7]+[.I7]+[.K7]+[.M7]+[.O7]+[.Q7]+[.S7])" table:style-name="ce1">
            <text:p>2142</text:p>
          </table:table-cell>
          <table:table-cell table:number-columns-repeated="16362"/>
        </table:table-row>
        <table:table-row table:style-name="ro8">
          <table:table-cell office:value-type="date" office:date-value="2010-12-22T00:00:00" table:style-name="ce40">
            <text:p>22-12-2010</text:p>
          </table:table-cell>
          <table:table-cell office:value-type="float" office:value="536" table:formula="of:=[.B7]" table:style-name="ce44">
            <text:p>536</text:p>
          </table:table-cell>
          <table:table-cell office:value-type="float" office:value="536" table:formula="of:=[.C7]" table:style-name="ce45">
            <text:p>536</text:p>
          </table:table-cell>
          <table:table-cell office:value-type="float" office:value="51" table:formula="of:=[.D7]" table:style-name="ce44">
            <text:p>51</text:p>
          </table:table-cell>
          <table:table-cell office:value-type="float" office:value="50" table:formula="of:=[.E7]" table:style-name="ce45">
            <text:p>50</text:p>
          </table:table-cell>
          <table:table-cell office:value-type="float" office:value="104" table:formula="of:=[.F7]" table:style-name="ce44">
            <text:p>104</text:p>
          </table:table-cell>
          <table:table-cell office:value-type="float" office:value="102" table:formula="of:=[.G7]" table:style-name="ce45">
            <text:p>102</text:p>
          </table:table-cell>
          <table:table-cell office:value-type="float" office:value="209" table:formula="of:=[.H7]" table:style-name="ce44">
            <text:p>209</text:p>
          </table:table-cell>
          <table:table-cell office:value-type="float" office:value="206" table:formula="of:=[.I7]" table:style-name="ce45">
            <text:p>206</text:p>
          </table:table-cell>
          <table:table-cell office:value-type="float" office:value="195" table:formula="of:=[.J7]" table:style-name="ce44">
            <text:p>195</text:p>
          </table:table-cell>
          <table:table-cell office:value-type="float" office:value="195" table:formula="of:=[.K7]" table:style-name="ce45">
            <text:p>195</text:p>
          </table:table-cell>
          <table:table-cell office:value-type="float" office:value="429" table:formula="of:=[.L7]" table:style-name="ce44">
            <text:p>429</text:p>
          </table:table-cell>
          <table:table-cell office:value-type="float" office:value="429" table:formula="of:=[.M7]" table:style-name="ce45">
            <text:p>429</text:p>
          </table:table-cell>
          <table:table-cell office:value-type="float" office:value="104" table:formula="of:=[.N7]" table:style-name="ce44">
            <text:p>104</text:p>
          </table:table-cell>
          <table:table-cell office:value-type="float" office:value="102" table:formula="of:=[.O7]" table:style-name="ce45">
            <text:p>102</text:p>
          </table:table-cell>
          <table:table-cell office:value-type="float" office:value="107" table:formula="of:=[.P7]" table:style-name="ce44">
            <text:p>107</text:p>
          </table:table-cell>
          <table:table-cell office:value-type="float" office:value="104" table:formula="of:=[.Q7]" table:style-name="ce45">
            <text:p>104</text:p>
          </table:table-cell>
          <table:table-cell office:value-type="float" office:value="418" table:formula="of:=[.R7]" table:style-name="ce44">
            <text:p>418</text:p>
          </table:table-cell>
          <table:table-cell office:value-type="float" office:value="418" table:formula="of:=[.S7]" table:style-name="ce45">
            <text:p>418</text:p>
          </table:table-cell>
          <table:table-cell table:number-columns-repeated="2" table:style-name="ce1"/>
          <table:table-cell office:value-type="float" office:value="2142" table:formula="of:=SUM([.C8]+[.E8]+[.G8]+[.I8]+[.K8]+[.M8]+[.O8]+[.Q8]+[.S8])" table:style-name="ce1">
            <text:p>2142</text:p>
          </table:table-cell>
          <table:table-cell table:number-columns-repeated="16362"/>
        </table:table-row>
        <table:table-row table:style-name="ro8">
          <table:table-cell office:value-type="date" office:date-value="2010-12-23T00:00:00" table:style-name="ce40">
            <text:p>23-12-2010</text:p>
          </table:table-cell>
          <table:table-cell office:value-type="float" office:value="536" table:formula="of:=[.B8]" table:style-name="ce44">
            <text:p>536</text:p>
          </table:table-cell>
          <table:table-cell office:value-type="float" office:value="536" table:formula="of:=[.C8]" table:style-name="ce45">
            <text:p>536</text:p>
          </table:table-cell>
          <table:table-cell office:value-type="float" office:value="51" table:formula="of:=[.D8]" table:style-name="ce44">
            <text:p>51</text:p>
          </table:table-cell>
          <table:table-cell office:value-type="float" office:value="50" table:formula="of:=[.E8]" table:style-name="ce45">
            <text:p>50</text:p>
          </table:table-cell>
          <table:table-cell office:value-type="float" office:value="104" table:formula="of:=[.F8]" table:style-name="ce44">
            <text:p>104</text:p>
          </table:table-cell>
          <table:table-cell office:value-type="float" office:value="102" table:formula="of:=[.G8]" table:style-name="ce45">
            <text:p>102</text:p>
          </table:table-cell>
          <table:table-cell office:value-type="float" office:value="209" table:formula="of:=[.H8]" table:style-name="ce44">
            <text:p>209</text:p>
          </table:table-cell>
          <table:table-cell office:value-type="float" office:value="206" table:formula="of:=[.I8]" table:style-name="ce45">
            <text:p>206</text:p>
          </table:table-cell>
          <table:table-cell office:value-type="float" office:value="195" table:formula="of:=[.J8]" table:style-name="ce44">
            <text:p>195</text:p>
          </table:table-cell>
          <table:table-cell office:value-type="float" office:value="195" table:formula="of:=[.K8]" table:style-name="ce45">
            <text:p>195</text:p>
          </table:table-cell>
          <table:table-cell office:value-type="float" office:value="429" table:formula="of:=[.L8]" table:style-name="ce44">
            <text:p>429</text:p>
          </table:table-cell>
          <table:table-cell office:value-type="float" office:value="429" table:formula="of:=[.M8]" table:style-name="ce45">
            <text:p>429</text:p>
          </table:table-cell>
          <table:table-cell office:value-type="float" office:value="104" table:formula="of:=[.N8]" table:style-name="ce44">
            <text:p>104</text:p>
          </table:table-cell>
          <table:table-cell office:value-type="float" office:value="102" table:formula="of:=[.O8]" table:style-name="ce45">
            <text:p>102</text:p>
          </table:table-cell>
          <table:table-cell office:value-type="float" office:value="107" table:formula="of:=[.P8]" table:style-name="ce44">
            <text:p>107</text:p>
          </table:table-cell>
          <table:table-cell office:value-type="float" office:value="104" table:formula="of:=[.Q8]" table:style-name="ce45">
            <text:p>104</text:p>
          </table:table-cell>
          <table:table-cell office:value-type="float" office:value="418" table:formula="of:=[.R8]" table:style-name="ce44">
            <text:p>418</text:p>
          </table:table-cell>
          <table:table-cell office:value-type="float" office:value="418" table:formula="of:=[.S8]" table:style-name="ce45">
            <text:p>418</text:p>
          </table:table-cell>
          <table:table-cell table:number-columns-repeated="2" table:style-name="ce1"/>
          <table:table-cell office:value-type="float" office:value="2142" table:formula="of:=SUM([.C9]+[.E9]+[.G9]+[.I9]+[.K9]+[.M9]+[.O9]+[.Q9]+[.S9])" table:style-name="ce1">
            <text:p>2142</text:p>
          </table:table-cell>
          <table:table-cell table:number-columns-repeated="16362"/>
        </table:table-row>
        <table:table-row table:style-name="ro8">
          <table:table-cell office:value-type="date" office:date-value="2010-12-24T00:00:00" table:style-name="ce40">
            <text:p>24-12-2010</text:p>
          </table:table-cell>
          <table:table-cell office:value-type="float" office:value="536" table:formula="of:=[.B9]" table:style-name="ce44">
            <text:p>536</text:p>
          </table:table-cell>
          <table:table-cell office:value-type="float" office:value="536" table:formula="of:=[.C9]" table:style-name="ce45">
            <text:p>536</text:p>
          </table:table-cell>
          <table:table-cell office:value-type="float" office:value="51" table:formula="of:=[.D9]" table:style-name="ce44">
            <text:p>51</text:p>
          </table:table-cell>
          <table:table-cell office:value-type="float" office:value="50" table:formula="of:=[.E9]" table:style-name="ce45">
            <text:p>50</text:p>
          </table:table-cell>
          <table:table-cell office:value-type="float" office:value="104" table:formula="of:=[.F9]" table:style-name="ce44">
            <text:p>104</text:p>
          </table:table-cell>
          <table:table-cell office:value-type="float" office:value="102" table:formula="of:=[.G9]" table:style-name="ce45">
            <text:p>102</text:p>
          </table:table-cell>
          <table:table-cell office:value-type="float" office:value="209" table:formula="of:=[.H9]" table:style-name="ce44">
            <text:p>209</text:p>
          </table:table-cell>
          <table:table-cell office:value-type="float" office:value="206" table:formula="of:=[.I9]" table:style-name="ce45">
            <text:p>206</text:p>
          </table:table-cell>
          <table:table-cell office:value-type="float" office:value="195" table:formula="of:=[.J9]" table:style-name="ce44">
            <text:p>195</text:p>
          </table:table-cell>
          <table:table-cell office:value-type="float" office:value="195" table:formula="of:=[.K9]" table:style-name="ce45">
            <text:p>195</text:p>
          </table:table-cell>
          <table:table-cell office:value-type="float" office:value="429" table:formula="of:=[.L9]" table:style-name="ce44">
            <text:p>429</text:p>
          </table:table-cell>
          <table:table-cell office:value-type="float" office:value="429" table:formula="of:=[.M9]" table:style-name="ce45">
            <text:p>429</text:p>
          </table:table-cell>
          <table:table-cell office:value-type="float" office:value="104" table:formula="of:=[.N9]" table:style-name="ce44">
            <text:p>104</text:p>
          </table:table-cell>
          <table:table-cell office:value-type="float" office:value="102" table:formula="of:=[.O9]" table:style-name="ce45">
            <text:p>102</text:p>
          </table:table-cell>
          <table:table-cell office:value-type="float" office:value="107" table:formula="of:=[.P9]" table:style-name="ce44">
            <text:p>107</text:p>
          </table:table-cell>
          <table:table-cell office:value-type="float" office:value="104" table:formula="of:=[.Q9]" table:style-name="ce45">
            <text:p>104</text:p>
          </table:table-cell>
          <table:table-cell office:value-type="float" office:value="418" table:formula="of:=[.R9]" table:style-name="ce44">
            <text:p>418</text:p>
          </table:table-cell>
          <table:table-cell office:value-type="float" office:value="418" table:formula="of:=[.S9]" table:style-name="ce45">
            <text:p>418</text:p>
          </table:table-cell>
          <table:table-cell table:number-columns-repeated="2" table:style-name="ce1"/>
          <table:table-cell office:value-type="float" office:value="2142" table:formula="of:=SUM([.C10]+[.E10]+[.G10]+[.I10]+[.K10]+[.M10]+[.O10]+[.Q10]+[.S10])" table:style-name="ce1">
            <text:p>2142</text:p>
          </table:table-cell>
          <table:table-cell table:number-columns-repeated="16362"/>
        </table:table-row>
        <table:table-row table:style-name="ro8">
          <table:table-cell office:value-type="date" office:date-value="2010-12-27T00:00:00" table:style-name="ce40">
            <text:p>27-12-2010</text:p>
          </table:table-cell>
          <table:table-cell office:value-type="float" office:value="536" table:formula="of:=[.B10]" table:style-name="ce44">
            <text:p>536</text:p>
          </table:table-cell>
          <table:table-cell office:value-type="float" office:value="536" table:formula="of:=[.C10]" table:style-name="ce45">
            <text:p>536</text:p>
          </table:table-cell>
          <table:table-cell office:value-type="float" office:value="51" table:formula="of:=[.D10]" table:style-name="ce44">
            <text:p>51</text:p>
          </table:table-cell>
          <table:table-cell office:value-type="float" office:value="50" table:formula="of:=[.E10]" table:style-name="ce45">
            <text:p>50</text:p>
          </table:table-cell>
          <table:table-cell office:value-type="float" office:value="104" table:formula="of:=[.F10]" table:style-name="ce44">
            <text:p>104</text:p>
          </table:table-cell>
          <table:table-cell office:value-type="float" office:value="102" table:formula="of:=[.G10]" table:style-name="ce45">
            <text:p>102</text:p>
          </table:table-cell>
          <table:table-cell office:value-type="float" office:value="209" table:formula="of:=[.H10]" table:style-name="ce44">
            <text:p>209</text:p>
          </table:table-cell>
          <table:table-cell office:value-type="float" office:value="206" table:formula="of:=[.I10]" table:style-name="ce45">
            <text:p>206</text:p>
          </table:table-cell>
          <table:table-cell office:value-type="float" office:value="195" table:formula="of:=[.J10]" table:style-name="ce44">
            <text:p>195</text:p>
          </table:table-cell>
          <table:table-cell office:value-type="float" office:value="195" table:formula="of:=[.K10]" table:style-name="ce45">
            <text:p>195</text:p>
          </table:table-cell>
          <table:table-cell office:value-type="float" office:value="429" table:formula="of:=[.L10]" table:style-name="ce44">
            <text:p>429</text:p>
          </table:table-cell>
          <table:table-cell office:value-type="float" office:value="429" table:formula="of:=[.M10]" table:style-name="ce45">
            <text:p>429</text:p>
          </table:table-cell>
          <table:table-cell office:value-type="float" office:value="104" table:formula="of:=[.N10]" table:style-name="ce44">
            <text:p>104</text:p>
          </table:table-cell>
          <table:table-cell office:value-type="float" office:value="102" table:formula="of:=[.O10]" table:style-name="ce45">
            <text:p>102</text:p>
          </table:table-cell>
          <table:table-cell office:value-type="float" office:value="107" table:formula="of:=[.P10]" table:style-name="ce44">
            <text:p>107</text:p>
          </table:table-cell>
          <table:table-cell office:value-type="float" office:value="104" table:formula="of:=[.Q10]" table:style-name="ce45">
            <text:p>104</text:p>
          </table:table-cell>
          <table:table-cell office:value-type="float" office:value="418" table:formula="of:=[.R10]" table:style-name="ce44">
            <text:p>418</text:p>
          </table:table-cell>
          <table:table-cell office:value-type="float" office:value="418" table:formula="of:=[.S10]" table:style-name="ce45">
            <text:p>418</text:p>
          </table:table-cell>
          <table:table-cell table:number-columns-repeated="2" table:style-name="ce1"/>
          <table:table-cell office:value-type="float" office:value="2142" table:formula="of:=SUM([.C11]+[.E11]+[.G11]+[.I11]+[.K11]+[.M11]+[.O11]+[.Q11]+[.S11])" table:style-name="ce1">
            <text:p>2142</text:p>
          </table:table-cell>
          <table:table-cell table:number-columns-repeated="16362"/>
        </table:table-row>
        <table:table-row table:style-name="ro8">
          <table:table-cell office:value-type="date" office:date-value="2010-12-28T00:00:00" table:style-name="ce40">
            <text:p>28-12-2010</text:p>
          </table:table-cell>
          <table:table-cell office:value-type="float" office:value="538" table:style-name="ce44">
            <text:p>538</text:p>
          </table:table-cell>
          <table:table-cell office:value-type="float" office:value="353" table:style-name="ce45">
            <text:p>353</text:p>
          </table:table-cell>
          <table:table-cell office:value-type="float" office:value="42" table:style-name="ce44">
            <text:p>42</text:p>
          </table:table-cell>
          <table:table-cell office:value-type="float" office:value="41" table:style-name="ce45">
            <text:p>41</text:p>
          </table:table-cell>
          <table:table-cell office:value-type="float" office:value="105" table:style-name="ce44">
            <text:p>105</text:p>
          </table:table-cell>
          <table:table-cell office:value-type="float" office:value="103" table:style-name="ce45">
            <text:p>103</text:p>
          </table:table-cell>
          <table:table-cell office:value-type="float" office:value="208" table:style-name="ce44">
            <text:p>208</text:p>
          </table:table-cell>
          <table:table-cell office:value-type="float" office:value="205" table:style-name="ce45">
            <text:p>205</text:p>
          </table:table-cell>
          <table:table-cell office:value-type="float" office:value="165" table:style-name="ce44">
            <text:p>165</text:p>
          </table:table-cell>
          <table:table-cell office:value-type="float" office:value="165" table:style-name="ce45">
            <text:p>165</text:p>
          </table:table-cell>
          <table:table-cell office:value-type="float" office:value="430" table:style-name="ce44">
            <text:p>430</text:p>
          </table:table-cell>
          <table:table-cell office:value-type="float" office:value="430" table:style-name="ce45">
            <text:p>430</text:p>
          </table:table-cell>
          <table:table-cell office:value-type="float" office:value="105" table:style-name="ce44">
            <text:p>105</text:p>
          </table:table-cell>
          <table:table-cell office:value-type="float" office:value="102" table:formula="of:=[.O11]" table:style-name="ce45">
            <text:p>102</text:p>
          </table:table-cell>
          <table:table-cell office:value-type="float" office:value="105" table:style-name="ce44">
            <text:p>105</text:p>
          </table:table-cell>
          <table:table-cell office:value-type="float" office:value="104" table:formula="of:=[.Q11]" table:style-name="ce45">
            <text:p>104</text:p>
          </table:table-cell>
          <table:table-cell office:value-type="float" office:value="419" table:style-name="ce44">
            <text:p>419</text:p>
          </table:table-cell>
          <table:table-cell office:value-type="float" office:value="419" table:style-name="ce45">
            <text:p>419</text:p>
          </table:table-cell>
          <table:table-cell table:number-columns-repeated="2" table:style-name="ce1"/>
          <table:table-cell office:value-type="float" office:value="1922" table:formula="of:=SUM([.C12]+[.E12]+[.G12]+[.I12]+[.K12]+[.M12]+[.O12]+[.Q12]+[.S12])" table:style-name="ce1">
            <text:p>1922</text:p>
          </table:table-cell>
          <table:table-cell table:number-columns-repeated="16362"/>
        </table:table-row>
        <table:table-row table:style-name="ro8">
          <table:table-cell office:value-type="date" office:date-value="2010-12-29T00:00:00" table:style-name="ce40">
            <text:p>29-12-2010</text:p>
          </table:table-cell>
          <table:table-cell office:value-type="float" office:value="634" table:style-name="ce44">
            <text:p>634</text:p>
          </table:table-cell>
          <table:table-cell office:value-type="float" office:value="417" table:style-name="ce45">
            <text:p>417</text:p>
          </table:table-cell>
          <table:table-cell office:value-type="float" office:value="52" table:style-name="ce44">
            <text:p>52</text:p>
          </table:table-cell>
          <table:table-cell office:value-type="float" office:value="51" table:style-name="ce45">
            <text:p>51</text:p>
          </table:table-cell>
          <table:table-cell office:value-type="float" office:value="124" table:style-name="ce44">
            <text:p>124</text:p>
          </table:table-cell>
          <table:table-cell office:value-type="float" office:value="122" table:style-name="ce45">
            <text:p>122</text:p>
          </table:table-cell>
          <table:table-cell office:value-type="float" office:value="247" table:style-name="ce44">
            <text:p>247</text:p>
          </table:table-cell>
          <table:table-cell office:value-type="float" office:value="243" table:style-name="ce45">
            <text:p>243</text:p>
          </table:table-cell>
          <table:table-cell office:value-type="float" office:value="203" table:style-name="ce44">
            <text:p>203</text:p>
          </table:table-cell>
          <table:table-cell office:value-type="float" office:value="201" table:style-name="ce45">
            <text:p>201</text:p>
          </table:table-cell>
          <table:table-cell office:value-type="float" office:value="508" table:style-name="ce44">
            <text:p>508</text:p>
          </table:table-cell>
          <table:table-cell office:value-type="float" office:value="502" table:style-name="ce45">
            <text:p>502</text:p>
          </table:table-cell>
          <table:table-cell office:value-type="float" office:value="124" table:style-name="ce44">
            <text:p>124</text:p>
          </table:table-cell>
          <table:table-cell office:value-type="float" office:value="121" table:style-name="ce45">
            <text:p>121</text:p>
          </table:table-cell>
          <table:table-cell office:value-type="float" office:value="124" table:style-name="ce44">
            <text:p>124</text:p>
          </table:table-cell>
          <table:table-cell office:value-type="float" office:value="123" table:style-name="ce45">
            <text:p>123</text:p>
          </table:table-cell>
          <table:table-cell office:value-type="float" office:value="497" table:style-name="ce44">
            <text:p>497</text:p>
          </table:table-cell>
          <table:table-cell office:value-type="float" office:value="497" table:style-name="ce45">
            <text:p>497</text:p>
          </table:table-cell>
          <table:table-cell table:number-columns-repeated="2" table:style-name="ce1"/>
          <table:table-cell office:value-type="float" office:value="2277" table:formula="of:=SUM([.C13]+[.E13]+[.G13]+[.I13]+[.K13]+[.M13]+[.O13]+[.Q13]+[.S13])" table:style-name="ce1">
            <text:p>2277</text:p>
          </table:table-cell>
          <table:table-cell table:number-columns-repeated="16362"/>
        </table:table-row>
        <table:table-row table:style-name="ro8">
          <table:table-cell office:value-type="date" office:date-value="2010-12-30T00:00:00" table:style-name="ce40">
            <text:p>30-12-2010</text:p>
          </table:table-cell>
          <table:table-cell office:value-type="float" office:value="634" table:formula="of:=[.B13]" table:style-name="ce44">
            <text:p>634</text:p>
          </table:table-cell>
          <table:table-cell office:value-type="float" office:value="417" table:style-name="ce45">
            <text:p>417</text:p>
          </table:table-cell>
          <table:table-cell office:value-type="float" office:value="52" table:formula="of:=[.D13]" table:style-name="ce44">
            <text:p>52</text:p>
          </table:table-cell>
          <table:table-cell office:value-type="float" office:value="51" table:style-name="ce45">
            <text:p>51</text:p>
          </table:table-cell>
          <table:table-cell office:value-type="float" office:value="124" table:formula="of:=[.F13]" table:style-name="ce44">
            <text:p>124</text:p>
          </table:table-cell>
          <table:table-cell office:value-type="float" office:value="122" table:style-name="ce45">
            <text:p>122</text:p>
          </table:table-cell>
          <table:table-cell office:value-type="float" office:value="247" table:formula="of:=[.H13]" table:style-name="ce44">
            <text:p>247</text:p>
          </table:table-cell>
          <table:table-cell office:value-type="float" office:value="243" table:style-name="ce45">
            <text:p>243</text:p>
          </table:table-cell>
          <table:table-cell office:value-type="float" office:value="203" table:formula="of:=[.J13]" table:style-name="ce44">
            <text:p>203</text:p>
          </table:table-cell>
          <table:table-cell office:value-type="float" office:value="201" table:style-name="ce45">
            <text:p>201</text:p>
          </table:table-cell>
          <table:table-cell office:value-type="float" office:value="508" table:formula="of:=[.L13]" table:style-name="ce44">
            <text:p>508</text:p>
          </table:table-cell>
          <table:table-cell office:value-type="float" office:value="502" table:style-name="ce45">
            <text:p>502</text:p>
          </table:table-cell>
          <table:table-cell office:value-type="float" office:value="124" table:formula="of:=[.N13]" table:style-name="ce44">
            <text:p>124</text:p>
          </table:table-cell>
          <table:table-cell office:value-type="float" office:value="121" table:style-name="ce45">
            <text:p>121</text:p>
          </table:table-cell>
          <table:table-cell office:value-type="float" office:value="124" table:formula="of:=[.P13]" table:style-name="ce44">
            <text:p>124</text:p>
          </table:table-cell>
          <table:table-cell office:value-type="float" office:value="123" table:style-name="ce45">
            <text:p>123</text:p>
          </table:table-cell>
          <table:table-cell office:value-type="float" office:value="497" table:formula="of:=[.R13]" table:style-name="ce44">
            <text:p>497</text:p>
          </table:table-cell>
          <table:table-cell office:value-type="float" office:value="497" table:style-name="ce45">
            <text:p>497</text:p>
          </table:table-cell>
          <table:table-cell table:number-columns-repeated="2" table:style-name="ce1"/>
          <table:table-cell office:value-type="float" office:value="2277" table:formula="of:=SUM([.C14]+[.E14]+[.G14]+[.I14]+[.K14]+[.M14]+[.O14]+[.Q14]+[.S14])" table:style-name="ce1">
            <text:p>2277</text:p>
          </table:table-cell>
          <table:table-cell table:number-columns-repeated="16362"/>
        </table:table-row>
        <table:table-row table:style-name="ro8">
          <table:table-cell office:value-type="date" office:date-value="2010-12-31T00:00:00" table:style-name="ce40">
            <text:p>31-12-2010</text:p>
          </table:table-cell>
          <table:table-cell office:value-type="float" office:value="634" table:formula="of:=[.B14]" table:style-name="ce44">
            <text:p>634</text:p>
          </table:table-cell>
          <table:table-cell office:value-type="float" office:value="417" table:style-name="ce45">
            <text:p>417</text:p>
          </table:table-cell>
          <table:table-cell office:value-type="float" office:value="52" table:formula="of:=[.D14]" table:style-name="ce44">
            <text:p>52</text:p>
          </table:table-cell>
          <table:table-cell office:value-type="float" office:value="51" table:style-name="ce45">
            <text:p>51</text:p>
          </table:table-cell>
          <table:table-cell office:value-type="float" office:value="124" table:formula="of:=[.F14]" table:style-name="ce44">
            <text:p>124</text:p>
          </table:table-cell>
          <table:table-cell office:value-type="float" office:value="122" table:style-name="ce45">
            <text:p>122</text:p>
          </table:table-cell>
          <table:table-cell office:value-type="float" office:value="247" table:formula="of:=[.H14]" table:style-name="ce44">
            <text:p>247</text:p>
          </table:table-cell>
          <table:table-cell office:value-type="float" office:value="243" table:style-name="ce45">
            <text:p>243</text:p>
          </table:table-cell>
          <table:table-cell office:value-type="float" office:value="203" table:formula="of:=[.J14]" table:style-name="ce44">
            <text:p>203</text:p>
          </table:table-cell>
          <table:table-cell office:value-type="float" office:value="201" table:style-name="ce45">
            <text:p>201</text:p>
          </table:table-cell>
          <table:table-cell office:value-type="float" office:value="508" table:formula="of:=[.L14]" table:style-name="ce44">
            <text:p>508</text:p>
          </table:table-cell>
          <table:table-cell office:value-type="float" office:value="502" table:style-name="ce45">
            <text:p>502</text:p>
          </table:table-cell>
          <table:table-cell office:value-type="float" office:value="124" table:formula="of:=[.N14]" table:style-name="ce44">
            <text:p>124</text:p>
          </table:table-cell>
          <table:table-cell office:value-type="float" office:value="121" table:style-name="ce45">
            <text:p>121</text:p>
          </table:table-cell>
          <table:table-cell office:value-type="float" office:value="124" table:formula="of:=[.P14]" table:style-name="ce44">
            <text:p>124</text:p>
          </table:table-cell>
          <table:table-cell office:value-type="float" office:value="123" table:style-name="ce45">
            <text:p>123</text:p>
          </table:table-cell>
          <table:table-cell office:value-type="float" office:value="497" table:formula="of:=[.R14]" table:style-name="ce44">
            <text:p>497</text:p>
          </table:table-cell>
          <table:table-cell office:value-type="float" office:value="497" table:style-name="ce45">
            <text:p>497</text:p>
          </table:table-cell>
          <table:table-cell table:number-columns-repeated="2" table:style-name="ce1"/>
          <table:table-cell office:value-type="float" office:value="2277" table:formula="of:=SUM([.C15]+[.E15]+[.G15]+[.I15]+[.K15]+[.M15]+[.O15]+[.Q15]+[.S15])" table:style-name="ce1">
            <text:p>2277</text:p>
          </table:table-cell>
          <table:table-cell table:number-columns-repeated="16362"/>
        </table:table-row>
        <table:table-row table:style-name="ro8">
          <table:table-cell office:value-type="date" office:date-value="2011-01-03T00:00:00" table:style-name="ce40">
            <text:p>3-1-2011</text:p>
          </table:table-cell>
          <table:table-cell office:value-type="float" office:value="634" table:formula="of:=[.B15]" table:style-name="ce44">
            <text:p>634</text:p>
          </table:table-cell>
          <table:table-cell office:value-type="float" office:value="417" table:style-name="ce45">
            <text:p>417</text:p>
          </table:table-cell>
          <table:table-cell office:value-type="float" office:value="52" table:formula="of:=[.D15]" table:style-name="ce44">
            <text:p>52</text:p>
          </table:table-cell>
          <table:table-cell office:value-type="float" office:value="51" table:style-name="ce45">
            <text:p>51</text:p>
          </table:table-cell>
          <table:table-cell office:value-type="float" office:value="124" table:formula="of:=[.F15]" table:style-name="ce44">
            <text:p>124</text:p>
          </table:table-cell>
          <table:table-cell office:value-type="float" office:value="122" table:style-name="ce45">
            <text:p>122</text:p>
          </table:table-cell>
          <table:table-cell office:value-type="float" office:value="247" table:formula="of:=[.H15]" table:style-name="ce44">
            <text:p>247</text:p>
          </table:table-cell>
          <table:table-cell office:value-type="float" office:value="243" table:style-name="ce45">
            <text:p>243</text:p>
          </table:table-cell>
          <table:table-cell office:value-type="float" office:value="203" table:formula="of:=[.J15]" table:style-name="ce44">
            <text:p>203</text:p>
          </table:table-cell>
          <table:table-cell office:value-type="float" office:value="201" table:style-name="ce45">
            <text:p>201</text:p>
          </table:table-cell>
          <table:table-cell office:value-type="float" office:value="508" table:formula="of:=[.L15]" table:style-name="ce44">
            <text:p>508</text:p>
          </table:table-cell>
          <table:table-cell office:value-type="float" office:value="502" table:style-name="ce45">
            <text:p>502</text:p>
          </table:table-cell>
          <table:table-cell office:value-type="float" office:value="124" table:formula="of:=[.N15]" table:style-name="ce44">
            <text:p>124</text:p>
          </table:table-cell>
          <table:table-cell office:value-type="float" office:value="121" table:style-name="ce45">
            <text:p>121</text:p>
          </table:table-cell>
          <table:table-cell office:value-type="float" office:value="124" table:formula="of:=[.P15]" table:style-name="ce44">
            <text:p>124</text:p>
          </table:table-cell>
          <table:table-cell office:value-type="float" office:value="123" table:style-name="ce45">
            <text:p>123</text:p>
          </table:table-cell>
          <table:table-cell office:value-type="float" office:value="497" table:formula="of:=[.R15]" table:style-name="ce44">
            <text:p>497</text:p>
          </table:table-cell>
          <table:table-cell office:value-type="float" office:value="497" table:style-name="ce45">
            <text:p>497</text:p>
          </table:table-cell>
          <table:table-cell table:number-columns-repeated="2" table:style-name="ce1"/>
          <table:table-cell office:value-type="float" office:value="2277" table:formula="of:=SUM([.C16]+[.E16]+[.G16]+[.I16]+[.K16]+[.M16]+[.O16]+[.Q16]+[.S16])" table:style-name="ce1">
            <text:p>2277</text:p>
          </table:table-cell>
          <table:table-cell table:number-columns-repeated="16362"/>
        </table:table-row>
        <table:table-row table:style-name="ro8">
          <table:table-cell office:value-type="date" office:date-value="2011-01-04T00:00:00" table:style-name="ce40">
            <text:p>4-1-2011</text:p>
          </table:table-cell>
          <table:table-cell office:value-type="float" office:value="634" table:formula="of:=[.B16]" table:style-name="ce44">
            <text:p>634</text:p>
          </table:table-cell>
          <table:table-cell office:value-type="float" office:value="417" table:style-name="ce45">
            <text:p>417</text:p>
          </table:table-cell>
          <table:table-cell office:value-type="float" office:value="52" table:formula="of:=[.D16]" table:style-name="ce44">
            <text:p>52</text:p>
          </table:table-cell>
          <table:table-cell office:value-type="float" office:value="51" table:style-name="ce45">
            <text:p>51</text:p>
          </table:table-cell>
          <table:table-cell office:value-type="float" office:value="124" table:formula="of:=[.F16]" table:style-name="ce44">
            <text:p>124</text:p>
          </table:table-cell>
          <table:table-cell office:value-type="float" office:value="122" table:style-name="ce45">
            <text:p>122</text:p>
          </table:table-cell>
          <table:table-cell office:value-type="float" office:value="247" table:formula="of:=[.H16]" table:style-name="ce44">
            <text:p>247</text:p>
          </table:table-cell>
          <table:table-cell office:value-type="float" office:value="243" table:style-name="ce45">
            <text:p>243</text:p>
          </table:table-cell>
          <table:table-cell office:value-type="float" office:value="203" table:formula="of:=[.J16]" table:style-name="ce44">
            <text:p>203</text:p>
          </table:table-cell>
          <table:table-cell office:value-type="float" office:value="201" table:style-name="ce45">
            <text:p>201</text:p>
          </table:table-cell>
          <table:table-cell office:value-type="float" office:value="508" table:formula="of:=[.L16]" table:style-name="ce44">
            <text:p>508</text:p>
          </table:table-cell>
          <table:table-cell office:value-type="float" office:value="502" table:style-name="ce45">
            <text:p>502</text:p>
          </table:table-cell>
          <table:table-cell office:value-type="float" office:value="124" table:formula="of:=[.N16]" table:style-name="ce44">
            <text:p>124</text:p>
          </table:table-cell>
          <table:table-cell office:value-type="float" office:value="121" table:style-name="ce45">
            <text:p>121</text:p>
          </table:table-cell>
          <table:table-cell office:value-type="float" office:value="124" table:formula="of:=[.P16]" table:style-name="ce44">
            <text:p>124</text:p>
          </table:table-cell>
          <table:table-cell office:value-type="float" office:value="123" table:style-name="ce45">
            <text:p>123</text:p>
          </table:table-cell>
          <table:table-cell office:value-type="float" office:value="497" table:formula="of:=[.R16]" table:style-name="ce44">
            <text:p>497</text:p>
          </table:table-cell>
          <table:table-cell office:value-type="float" office:value="497" table:style-name="ce45">
            <text:p>497</text:p>
          </table:table-cell>
          <table:table-cell table:number-columns-repeated="2" table:style-name="ce1"/>
          <table:table-cell office:value-type="float" office:value="2277" table:formula="of:=SUM([.C17]+[.E17]+[.G17]+[.I17]+[.K17]+[.M17]+[.O17]+[.Q17]+[.S17])" table:style-name="ce1">
            <text:p>2277</text:p>
          </table:table-cell>
          <table:table-cell table:number-columns-repeated="16362"/>
        </table:table-row>
        <table:table-row table:style-name="ro8">
          <table:table-cell office:value-type="date" office:date-value="2011-01-05T00:00:00" table:style-name="ce40">
            <text:p>5-1-2011</text:p>
          </table:table-cell>
          <table:table-cell office:value-type="float" office:value="634" table:formula="of:=[.B17]" table:style-name="ce44">
            <text:p>634</text:p>
          </table:table-cell>
          <table:table-cell office:value-type="float" office:value="417" table:style-name="ce45">
            <text:p>417</text:p>
          </table:table-cell>
          <table:table-cell office:value-type="float" office:value="52" table:formula="of:=[.D17]" table:style-name="ce44">
            <text:p>52</text:p>
          </table:table-cell>
          <table:table-cell office:value-type="float" office:value="51" table:style-name="ce45">
            <text:p>51</text:p>
          </table:table-cell>
          <table:table-cell office:value-type="float" office:value="124" table:formula="of:=[.F17]" table:style-name="ce44">
            <text:p>124</text:p>
          </table:table-cell>
          <table:table-cell office:value-type="float" office:value="122" table:style-name="ce45">
            <text:p>122</text:p>
          </table:table-cell>
          <table:table-cell office:value-type="float" office:value="247" table:formula="of:=[.H17]" table:style-name="ce44">
            <text:p>247</text:p>
          </table:table-cell>
          <table:table-cell office:value-type="float" office:value="243" table:style-name="ce45">
            <text:p>243</text:p>
          </table:table-cell>
          <table:table-cell office:value-type="float" office:value="203" table:formula="of:=[.J17]" table:style-name="ce44">
            <text:p>203</text:p>
          </table:table-cell>
          <table:table-cell office:value-type="float" office:value="201" table:style-name="ce45">
            <text:p>201</text:p>
          </table:table-cell>
          <table:table-cell office:value-type="float" office:value="508" table:formula="of:=[.L17]" table:style-name="ce44">
            <text:p>508</text:p>
          </table:table-cell>
          <table:table-cell office:value-type="float" office:value="502" table:style-name="ce45">
            <text:p>502</text:p>
          </table:table-cell>
          <table:table-cell office:value-type="float" office:value="124" table:formula="of:=[.N17]" table:style-name="ce44">
            <text:p>124</text:p>
          </table:table-cell>
          <table:table-cell office:value-type="float" office:value="121" table:style-name="ce45">
            <text:p>121</text:p>
          </table:table-cell>
          <table:table-cell office:value-type="float" office:value="124" table:formula="of:=[.P17]" table:style-name="ce44">
            <text:p>124</text:p>
          </table:table-cell>
          <table:table-cell office:value-type="float" office:value="123" table:style-name="ce45">
            <text:p>123</text:p>
          </table:table-cell>
          <table:table-cell office:value-type="float" office:value="497" table:formula="of:=[.R17]" table:style-name="ce44">
            <text:p>497</text:p>
          </table:table-cell>
          <table:table-cell office:value-type="float" office:value="497" table:style-name="ce45">
            <text:p>497</text:p>
          </table:table-cell>
          <table:table-cell table:number-columns-repeated="2" table:style-name="ce1"/>
          <table:table-cell office:value-type="float" office:value="2277" table:formula="of:=SUM([.C18]+[.E18]+[.G18]+[.I18]+[.K18]+[.M18]+[.O18]+[.Q18]+[.S18])" table:style-name="ce1">
            <text:p>2277</text:p>
          </table:table-cell>
          <table:table-cell table:number-columns-repeated="16362"/>
        </table:table-row>
        <table:table-row table:style-name="ro8">
          <table:table-cell office:value-type="date" office:date-value="2011-01-06T00:00:00" table:style-name="ce40">
            <text:p>6-1-2011</text:p>
          </table:table-cell>
          <table:table-cell office:value-type="float" office:value="634" table:formula="of:=[.B18]" table:style-name="ce44">
            <text:p>634</text:p>
          </table:table-cell>
          <table:table-cell office:value-type="float" office:value="417" table:style-name="ce45">
            <text:p>417</text:p>
          </table:table-cell>
          <table:table-cell office:value-type="float" office:value="52" table:formula="of:=[.D18]" table:style-name="ce44">
            <text:p>52</text:p>
          </table:table-cell>
          <table:table-cell office:value-type="float" office:value="51" table:style-name="ce45">
            <text:p>51</text:p>
          </table:table-cell>
          <table:table-cell office:value-type="float" office:value="124" table:formula="of:=[.F18]" table:style-name="ce44">
            <text:p>124</text:p>
          </table:table-cell>
          <table:table-cell office:value-type="float" office:value="122" table:style-name="ce45">
            <text:p>122</text:p>
          </table:table-cell>
          <table:table-cell office:value-type="float" office:value="247" table:formula="of:=[.H18]" table:style-name="ce44">
            <text:p>247</text:p>
          </table:table-cell>
          <table:table-cell office:value-type="float" office:value="243" table:style-name="ce45">
            <text:p>243</text:p>
          </table:table-cell>
          <table:table-cell office:value-type="float" office:value="203" table:formula="of:=[.J18]" table:style-name="ce44">
            <text:p>203</text:p>
          </table:table-cell>
          <table:table-cell office:value-type="float" office:value="201" table:style-name="ce45">
            <text:p>201</text:p>
          </table:table-cell>
          <table:table-cell office:value-type="float" office:value="508" table:formula="of:=[.L18]" table:style-name="ce44">
            <text:p>508</text:p>
          </table:table-cell>
          <table:table-cell office:value-type="float" office:value="502" table:style-name="ce45">
            <text:p>502</text:p>
          </table:table-cell>
          <table:table-cell office:value-type="float" office:value="124" table:formula="of:=[.N18]" table:style-name="ce44">
            <text:p>124</text:p>
          </table:table-cell>
          <table:table-cell office:value-type="float" office:value="121" table:style-name="ce45">
            <text:p>121</text:p>
          </table:table-cell>
          <table:table-cell office:value-type="float" office:value="124" table:formula="of:=[.P18]" table:style-name="ce44">
            <text:p>124</text:p>
          </table:table-cell>
          <table:table-cell office:value-type="float" office:value="123" table:style-name="ce45">
            <text:p>123</text:p>
          </table:table-cell>
          <table:table-cell office:value-type="float" office:value="497" table:formula="of:=[.R18]" table:style-name="ce44">
            <text:p>497</text:p>
          </table:table-cell>
          <table:table-cell office:value-type="float" office:value="497" table:style-name="ce45">
            <text:p>497</text:p>
          </table:table-cell>
          <table:table-cell table:number-columns-repeated="2" table:style-name="ce1"/>
          <table:table-cell office:value-type="float" office:value="2277" table:formula="of:=SUM([.C19]+[.E19]+[.G19]+[.I19]+[.K19]+[.M19]+[.O19]+[.Q19]+[.S19])" table:style-name="ce1">
            <text:p>2277</text:p>
          </table:table-cell>
          <table:table-cell table:number-columns-repeated="16362"/>
        </table:table-row>
        <table:table-row table:style-name="ro8">
          <table:table-cell office:value-type="date" office:date-value="2011-01-07T00:00:00" table:style-name="ce40">
            <text:p>7-1-2011</text:p>
          </table:table-cell>
          <table:table-cell office:value-type="float" office:value="634" table:formula="of:=[.B19]" table:style-name="ce44">
            <text:p>634</text:p>
          </table:table-cell>
          <table:table-cell office:value-type="float" office:value="417" table:style-name="ce45">
            <text:p>417</text:p>
          </table:table-cell>
          <table:table-cell office:value-type="float" office:value="52" table:formula="of:=[.D19]" table:style-name="ce44">
            <text:p>52</text:p>
          </table:table-cell>
          <table:table-cell office:value-type="float" office:value="51" table:style-name="ce45">
            <text:p>51</text:p>
          </table:table-cell>
          <table:table-cell office:value-type="float" office:value="124" table:formula="of:=[.F19]" table:style-name="ce44">
            <text:p>124</text:p>
          </table:table-cell>
          <table:table-cell office:value-type="float" office:value="122" table:style-name="ce45">
            <text:p>122</text:p>
          </table:table-cell>
          <table:table-cell office:value-type="float" office:value="247" table:formula="of:=[.H19]" table:style-name="ce44">
            <text:p>247</text:p>
          </table:table-cell>
          <table:table-cell office:value-type="float" office:value="243" table:style-name="ce45">
            <text:p>243</text:p>
          </table:table-cell>
          <table:table-cell office:value-type="float" office:value="203" table:formula="of:=[.J19]" table:style-name="ce44">
            <text:p>203</text:p>
          </table:table-cell>
          <table:table-cell office:value-type="float" office:value="201" table:style-name="ce45">
            <text:p>201</text:p>
          </table:table-cell>
          <table:table-cell office:value-type="float" office:value="508" table:formula="of:=[.L19]" table:style-name="ce44">
            <text:p>508</text:p>
          </table:table-cell>
          <table:table-cell office:value-type="float" office:value="502" table:style-name="ce45">
            <text:p>502</text:p>
          </table:table-cell>
          <table:table-cell office:value-type="float" office:value="124" table:formula="of:=[.N19]" table:style-name="ce44">
            <text:p>124</text:p>
          </table:table-cell>
          <table:table-cell office:value-type="float" office:value="121" table:style-name="ce45">
            <text:p>121</text:p>
          </table:table-cell>
          <table:table-cell office:value-type="float" office:value="124" table:formula="of:=[.P19]" table:style-name="ce44">
            <text:p>124</text:p>
          </table:table-cell>
          <table:table-cell office:value-type="float" office:value="123" table:style-name="ce45">
            <text:p>123</text:p>
          </table:table-cell>
          <table:table-cell office:value-type="float" office:value="497" table:formula="of:=[.R19]" table:style-name="ce44">
            <text:p>497</text:p>
          </table:table-cell>
          <table:table-cell office:value-type="float" office:value="497" table:style-name="ce45">
            <text:p>497</text:p>
          </table:table-cell>
          <table:table-cell table:number-columns-repeated="2" table:style-name="ce1"/>
          <table:table-cell office:value-type="float" office:value="2277" table:formula="of:=SUM([.C20]+[.E20]+[.G20]+[.I20]+[.K20]+[.M20]+[.O20]+[.Q20]+[.S20])" table:style-name="ce1">
            <text:p>2277</text:p>
          </table:table-cell>
          <table:table-cell table:number-columns-repeated="16362"/>
        </table:table-row>
        <table:table-row table:style-name="ro8">
          <table:table-cell office:value-type="date" office:date-value="2011-01-08T00:00:00" table:style-name="ce40">
            <text:p>8-1-2011</text:p>
          </table:table-cell>
          <table:table-cell office:value-type="float" office:value="634" table:formula="of:=[.B20]" table:style-name="ce44">
            <text:p>634</text:p>
          </table:table-cell>
          <table:table-cell office:value-type="float" office:value="417" table:style-name="ce45">
            <text:p>417</text:p>
          </table:table-cell>
          <table:table-cell office:value-type="float" office:value="52" table:formula="of:=[.D20]" table:style-name="ce44">
            <text:p>52</text:p>
          </table:table-cell>
          <table:table-cell office:value-type="float" office:value="51" table:style-name="ce45">
            <text:p>51</text:p>
          </table:table-cell>
          <table:table-cell office:value-type="float" office:value="124" table:formula="of:=[.F20]" table:style-name="ce44">
            <text:p>124</text:p>
          </table:table-cell>
          <table:table-cell office:value-type="float" office:value="122" table:style-name="ce45">
            <text:p>122</text:p>
          </table:table-cell>
          <table:table-cell office:value-type="float" office:value="247" table:formula="of:=[.H20]" table:style-name="ce44">
            <text:p>247</text:p>
          </table:table-cell>
          <table:table-cell office:value-type="float" office:value="243" table:style-name="ce45">
            <text:p>243</text:p>
          </table:table-cell>
          <table:table-cell office:value-type="float" office:value="203" table:formula="of:=[.J20]" table:style-name="ce44">
            <text:p>203</text:p>
          </table:table-cell>
          <table:table-cell office:value-type="float" office:value="201" table:style-name="ce45">
            <text:p>201</text:p>
          </table:table-cell>
          <table:table-cell office:value-type="float" office:value="508" table:formula="of:=[.L20]" table:style-name="ce44">
            <text:p>508</text:p>
          </table:table-cell>
          <table:table-cell office:value-type="float" office:value="502" table:style-name="ce45">
            <text:p>502</text:p>
          </table:table-cell>
          <table:table-cell office:value-type="float" office:value="124" table:formula="of:=[.N20]" table:style-name="ce44">
            <text:p>124</text:p>
          </table:table-cell>
          <table:table-cell office:value-type="float" office:value="121" table:style-name="ce45">
            <text:p>121</text:p>
          </table:table-cell>
          <table:table-cell office:value-type="float" office:value="124" table:formula="of:=[.P20]" table:style-name="ce44">
            <text:p>124</text:p>
          </table:table-cell>
          <table:table-cell office:value-type="float" office:value="123" table:style-name="ce45">
            <text:p>123</text:p>
          </table:table-cell>
          <table:table-cell office:value-type="float" office:value="497" table:formula="of:=[.R20]" table:style-name="ce44">
            <text:p>497</text:p>
          </table:table-cell>
          <table:table-cell office:value-type="float" office:value="497" table:style-name="ce45">
            <text:p>497</text:p>
          </table:table-cell>
          <table:table-cell table:number-columns-repeated="2" table:style-name="ce1"/>
          <table:table-cell office:value-type="float" office:value="2277" table:formula="of:=SUM([.C21]+[.E21]+[.G21]+[.I21]+[.K21]+[.M21]+[.O21]+[.Q21]+[.S21])" table:style-name="ce1">
            <text:p>2277</text:p>
          </table:table-cell>
          <table:table-cell table:number-columns-repeated="16362"/>
        </table:table-row>
        <table:table-row table:style-name="ro8">
          <table:table-cell office:value-type="date" office:date-value="2011-01-09T00:00:00" table:style-name="ce40">
            <text:p>9-1-2011</text:p>
          </table:table-cell>
          <table:table-cell office:value-type="float" office:value="634" table:formula="of:=[.B21]" table:style-name="ce44">
            <text:p>634</text:p>
          </table:table-cell>
          <table:table-cell office:value-type="float" office:value="417" table:style-name="ce45">
            <text:p>417</text:p>
          </table:table-cell>
          <table:table-cell office:value-type="float" office:value="52" table:formula="of:=[.D21]" table:style-name="ce44">
            <text:p>52</text:p>
          </table:table-cell>
          <table:table-cell office:value-type="float" office:value="51" table:style-name="ce45">
            <text:p>51</text:p>
          </table:table-cell>
          <table:table-cell office:value-type="float" office:value="124" table:formula="of:=[.F21]" table:style-name="ce44">
            <text:p>124</text:p>
          </table:table-cell>
          <table:table-cell office:value-type="float" office:value="122" table:style-name="ce45">
            <text:p>122</text:p>
          </table:table-cell>
          <table:table-cell office:value-type="float" office:value="247" table:formula="of:=[.H21]" table:style-name="ce44">
            <text:p>247</text:p>
          </table:table-cell>
          <table:table-cell office:value-type="float" office:value="243" table:style-name="ce45">
            <text:p>243</text:p>
          </table:table-cell>
          <table:table-cell office:value-type="float" office:value="203" table:formula="of:=[.J21]" table:style-name="ce44">
            <text:p>203</text:p>
          </table:table-cell>
          <table:table-cell office:value-type="float" office:value="201" table:style-name="ce45">
            <text:p>201</text:p>
          </table:table-cell>
          <table:table-cell office:value-type="float" office:value="508" table:formula="of:=[.L21]" table:style-name="ce44">
            <text:p>508</text:p>
          </table:table-cell>
          <table:table-cell office:value-type="float" office:value="502" table:style-name="ce45">
            <text:p>502</text:p>
          </table:table-cell>
          <table:table-cell office:value-type="float" office:value="124" table:formula="of:=[.N21]" table:style-name="ce44">
            <text:p>124</text:p>
          </table:table-cell>
          <table:table-cell office:value-type="float" office:value="121" table:style-name="ce45">
            <text:p>121</text:p>
          </table:table-cell>
          <table:table-cell office:value-type="float" office:value="124" table:formula="of:=[.P21]" table:style-name="ce44">
            <text:p>124</text:p>
          </table:table-cell>
          <table:table-cell office:value-type="float" office:value="123" table:style-name="ce45">
            <text:p>123</text:p>
          </table:table-cell>
          <table:table-cell office:value-type="float" office:value="497" table:formula="of:=[.R21]" table:style-name="ce44">
            <text:p>497</text:p>
          </table:table-cell>
          <table:table-cell office:value-type="float" office:value="497" table:style-name="ce45">
            <text:p>497</text:p>
          </table:table-cell>
          <table:table-cell table:number-columns-repeated="2" table:style-name="ce1"/>
          <table:table-cell office:value-type="float" office:value="2277" table:formula="of:=SUM([.C22]+[.E22]+[.G22]+[.I22]+[.K22]+[.M22]+[.O22]+[.Q22]+[.S22])" table:style-name="ce1">
            <text:p>2277</text:p>
          </table:table-cell>
          <table:table-cell table:number-columns-repeated="16362"/>
        </table:table-row>
        <table:table-row table:style-name="ro8">
          <table:table-cell office:value-type="date" office:date-value="2011-01-10T00:00:00" table:style-name="ce40">
            <text:p>10-1-2011</text:p>
          </table:table-cell>
          <table:table-cell office:value-type="float" office:value="634" table:formula="of:=[.B22]" table:style-name="ce44">
            <text:p>634</text:p>
          </table:table-cell>
          <table:table-cell office:value-type="float" office:value="417" table:style-name="ce45">
            <text:p>417</text:p>
          </table:table-cell>
          <table:table-cell office:value-type="float" office:value="52" table:formula="of:=[.D22]" table:style-name="ce44">
            <text:p>52</text:p>
          </table:table-cell>
          <table:table-cell office:value-type="float" office:value="51" table:style-name="ce45">
            <text:p>51</text:p>
          </table:table-cell>
          <table:table-cell office:value-type="float" office:value="124" table:formula="of:=[.F22]" table:style-name="ce44">
            <text:p>124</text:p>
          </table:table-cell>
          <table:table-cell office:value-type="float" office:value="122" table:style-name="ce45">
            <text:p>122</text:p>
          </table:table-cell>
          <table:table-cell office:value-type="float" office:value="247" table:formula="of:=[.H22]" table:style-name="ce44">
            <text:p>247</text:p>
          </table:table-cell>
          <table:table-cell office:value-type="float" office:value="243" table:style-name="ce45">
            <text:p>243</text:p>
          </table:table-cell>
          <table:table-cell office:value-type="float" office:value="203" table:formula="of:=[.J22]" table:style-name="ce44">
            <text:p>203</text:p>
          </table:table-cell>
          <table:table-cell office:value-type="float" office:value="201" table:style-name="ce45">
            <text:p>201</text:p>
          </table:table-cell>
          <table:table-cell office:value-type="float" office:value="508" table:formula="of:=[.L22]" table:style-name="ce44">
            <text:p>508</text:p>
          </table:table-cell>
          <table:table-cell office:value-type="float" office:value="502" table:style-name="ce45">
            <text:p>502</text:p>
          </table:table-cell>
          <table:table-cell office:value-type="float" office:value="124" table:formula="of:=[.N22]" table:style-name="ce44">
            <text:p>124</text:p>
          </table:table-cell>
          <table:table-cell office:value-type="float" office:value="121" table:style-name="ce45">
            <text:p>121</text:p>
          </table:table-cell>
          <table:table-cell office:value-type="float" office:value="124" table:formula="of:=[.P22]" table:style-name="ce44">
            <text:p>124</text:p>
          </table:table-cell>
          <table:table-cell office:value-type="float" office:value="123" table:style-name="ce45">
            <text:p>123</text:p>
          </table:table-cell>
          <table:table-cell office:value-type="float" office:value="497" table:formula="of:=[.R22]" table:style-name="ce44">
            <text:p>497</text:p>
          </table:table-cell>
          <table:table-cell office:value-type="float" office:value="497" table:style-name="ce45">
            <text:p>497</text:p>
          </table:table-cell>
          <table:table-cell table:number-columns-repeated="2" table:style-name="ce1"/>
          <table:table-cell office:value-type="float" office:value="2277" table:formula="of:=SUM([.C23]+[.E23]+[.G23]+[.I23]+[.K23]+[.M23]+[.O23]+[.Q23]+[.S23])" table:style-name="ce1">
            <text:p>2277</text:p>
          </table:table-cell>
          <table:table-cell table:number-columns-repeated="16362"/>
        </table:table-row>
        <table:table-row table:style-name="ro8">
          <table:table-cell office:value-type="date" office:date-value="2011-01-11T00:00:00" table:style-name="ce40">
            <text:p>11-1-2011</text:p>
          </table:table-cell>
          <table:table-cell office:value-type="float" office:value="634" table:formula="of:=[.B23]" table:style-name="ce44">
            <text:p>634</text:p>
          </table:table-cell>
          <table:table-cell office:value-type="float" office:value="417" table:style-name="ce45">
            <text:p>417</text:p>
          </table:table-cell>
          <table:table-cell office:value-type="float" office:value="52" table:formula="of:=[.D23]" table:style-name="ce44">
            <text:p>52</text:p>
          </table:table-cell>
          <table:table-cell office:value-type="float" office:value="51" table:style-name="ce45">
            <text:p>51</text:p>
          </table:table-cell>
          <table:table-cell office:value-type="float" office:value="124" table:formula="of:=[.F23]" table:style-name="ce44">
            <text:p>124</text:p>
          </table:table-cell>
          <table:table-cell office:value-type="float" office:value="122" table:style-name="ce45">
            <text:p>122</text:p>
          </table:table-cell>
          <table:table-cell office:value-type="float" office:value="247" table:formula="of:=[.H23]" table:style-name="ce44">
            <text:p>247</text:p>
          </table:table-cell>
          <table:table-cell office:value-type="float" office:value="243" table:style-name="ce45">
            <text:p>243</text:p>
          </table:table-cell>
          <table:table-cell office:value-type="float" office:value="203" table:formula="of:=[.J23]" table:style-name="ce44">
            <text:p>203</text:p>
          </table:table-cell>
          <table:table-cell office:value-type="float" office:value="201" table:style-name="ce45">
            <text:p>201</text:p>
          </table:table-cell>
          <table:table-cell office:value-type="float" office:value="508" table:formula="of:=[.L23]" table:style-name="ce44">
            <text:p>508</text:p>
          </table:table-cell>
          <table:table-cell office:value-type="float" office:value="502" table:style-name="ce45">
            <text:p>502</text:p>
          </table:table-cell>
          <table:table-cell office:value-type="float" office:value="124" table:formula="of:=[.N23]" table:style-name="ce44">
            <text:p>124</text:p>
          </table:table-cell>
          <table:table-cell office:value-type="float" office:value="121" table:style-name="ce45">
            <text:p>121</text:p>
          </table:table-cell>
          <table:table-cell office:value-type="float" office:value="124" table:formula="of:=[.P23]" table:style-name="ce44">
            <text:p>124</text:p>
          </table:table-cell>
          <table:table-cell office:value-type="float" office:value="123" table:style-name="ce45">
            <text:p>123</text:p>
          </table:table-cell>
          <table:table-cell office:value-type="float" office:value="497" table:formula="of:=[.R23]" table:style-name="ce44">
            <text:p>497</text:p>
          </table:table-cell>
          <table:table-cell office:value-type="float" office:value="497" table:style-name="ce45">
            <text:p>497</text:p>
          </table:table-cell>
          <table:table-cell table:number-columns-repeated="2" table:style-name="ce1"/>
          <table:table-cell office:value-type="float" office:value="2277" table:formula="of:=SUM([.C24]+[.E24]+[.G24]+[.I24]+[.K24]+[.M24]+[.O24]+[.Q24]+[.S24])" table:style-name="ce1">
            <text:p>2277</text:p>
          </table:table-cell>
          <table:table-cell table:number-columns-repeated="16362"/>
        </table:table-row>
        <table:table-row table:style-name="ro8">
          <table:table-cell office:value-type="date" office:date-value="2011-01-12T00:00:00" table:style-name="ce40">
            <text:p>12-1-2011</text:p>
          </table:table-cell>
          <table:table-cell office:value-type="float" office:value="634" table:formula="of:=[.B24]" table:style-name="ce44">
            <text:p>634</text:p>
          </table:table-cell>
          <table:table-cell office:value-type="float" office:value="417" table:style-name="ce45">
            <text:p>417</text:p>
          </table:table-cell>
          <table:table-cell office:value-type="float" office:value="52" table:formula="of:=[.D24]" table:style-name="ce44">
            <text:p>52</text:p>
          </table:table-cell>
          <table:table-cell office:value-type="float" office:value="51" table:style-name="ce45">
            <text:p>51</text:p>
          </table:table-cell>
          <table:table-cell office:value-type="float" office:value="124" table:formula="of:=[.F24]" table:style-name="ce44">
            <text:p>124</text:p>
          </table:table-cell>
          <table:table-cell office:value-type="float" office:value="122" table:style-name="ce45">
            <text:p>122</text:p>
          </table:table-cell>
          <table:table-cell office:value-type="float" office:value="247" table:formula="of:=[.H24]" table:style-name="ce44">
            <text:p>247</text:p>
          </table:table-cell>
          <table:table-cell office:value-type="float" office:value="243" table:style-name="ce45">
            <text:p>243</text:p>
          </table:table-cell>
          <table:table-cell office:value-type="float" office:value="203" table:formula="of:=[.J24]" table:style-name="ce44">
            <text:p>203</text:p>
          </table:table-cell>
          <table:table-cell office:value-type="float" office:value="201" table:style-name="ce45">
            <text:p>201</text:p>
          </table:table-cell>
          <table:table-cell office:value-type="float" office:value="508" table:formula="of:=[.L24]" table:style-name="ce44">
            <text:p>508</text:p>
          </table:table-cell>
          <table:table-cell office:value-type="float" office:value="502" table:style-name="ce45">
            <text:p>502</text:p>
          </table:table-cell>
          <table:table-cell office:value-type="float" office:value="124" table:formula="of:=[.N24]" table:style-name="ce44">
            <text:p>124</text:p>
          </table:table-cell>
          <table:table-cell office:value-type="float" office:value="121" table:style-name="ce45">
            <text:p>121</text:p>
          </table:table-cell>
          <table:table-cell office:value-type="float" office:value="124" table:formula="of:=[.P24]" table:style-name="ce44">
            <text:p>124</text:p>
          </table:table-cell>
          <table:table-cell office:value-type="float" office:value="123" table:style-name="ce45">
            <text:p>123</text:p>
          </table:table-cell>
          <table:table-cell office:value-type="float" office:value="497" table:formula="of:=[.R24]" table:style-name="ce44">
            <text:p>497</text:p>
          </table:table-cell>
          <table:table-cell office:value-type="float" office:value="497" table:style-name="ce45">
            <text:p>497</text:p>
          </table:table-cell>
          <table:table-cell table:number-columns-repeated="2" table:style-name="ce1"/>
          <table:table-cell office:value-type="float" office:value="2277" table:formula="of:=SUM([.C25]+[.E25]+[.G25]+[.I25]+[.K25]+[.M25]+[.O25]+[.Q25]+[.S25])" table:style-name="ce1">
            <text:p>2277</text:p>
          </table:table-cell>
          <table:table-cell table:number-columns-repeated="16362"/>
        </table:table-row>
        <table:table-row table:style-name="ro8">
          <table:table-cell office:value-type="date" office:date-value="2011-01-13T00:00:00" table:style-name="ce40">
            <text:p>13-1-2011</text:p>
          </table:table-cell>
          <table:table-cell office:value-type="float" office:value="634" table:formula="of:=[.B25]" table:style-name="ce44">
            <text:p>634</text:p>
          </table:table-cell>
          <table:table-cell office:value-type="float" office:value="417" table:style-name="ce45">
            <text:p>417</text:p>
          </table:table-cell>
          <table:table-cell office:value-type="float" office:value="52" table:formula="of:=[.D25]" table:style-name="ce44">
            <text:p>52</text:p>
          </table:table-cell>
          <table:table-cell office:value-type="float" office:value="51" table:style-name="ce45">
            <text:p>51</text:p>
          </table:table-cell>
          <table:table-cell office:value-type="float" office:value="124" table:formula="of:=[.F25]" table:style-name="ce44">
            <text:p>124</text:p>
          </table:table-cell>
          <table:table-cell office:value-type="float" office:value="122" table:style-name="ce45">
            <text:p>122</text:p>
          </table:table-cell>
          <table:table-cell office:value-type="float" office:value="247" table:formula="of:=[.H25]" table:style-name="ce44">
            <text:p>247</text:p>
          </table:table-cell>
          <table:table-cell office:value-type="float" office:value="243" table:style-name="ce45">
            <text:p>243</text:p>
          </table:table-cell>
          <table:table-cell office:value-type="float" office:value="203" table:formula="of:=[.J25]" table:style-name="ce44">
            <text:p>203</text:p>
          </table:table-cell>
          <table:table-cell office:value-type="float" office:value="201" table:style-name="ce45">
            <text:p>201</text:p>
          </table:table-cell>
          <table:table-cell office:value-type="float" office:value="508" table:formula="of:=[.L25]" table:style-name="ce44">
            <text:p>508</text:p>
          </table:table-cell>
          <table:table-cell office:value-type="float" office:value="502" table:style-name="ce45">
            <text:p>502</text:p>
          </table:table-cell>
          <table:table-cell office:value-type="float" office:value="124" table:formula="of:=[.N25]" table:style-name="ce44">
            <text:p>124</text:p>
          </table:table-cell>
          <table:table-cell office:value-type="float" office:value="121" table:style-name="ce45">
            <text:p>121</text:p>
          </table:table-cell>
          <table:table-cell office:value-type="float" office:value="124" table:formula="of:=[.P25]" table:style-name="ce44">
            <text:p>124</text:p>
          </table:table-cell>
          <table:table-cell office:value-type="float" office:value="123" table:style-name="ce45">
            <text:p>123</text:p>
          </table:table-cell>
          <table:table-cell office:value-type="float" office:value="497" table:formula="of:=[.R25]" table:style-name="ce44">
            <text:p>497</text:p>
          </table:table-cell>
          <table:table-cell office:value-type="float" office:value="497" table:style-name="ce45">
            <text:p>497</text:p>
          </table:table-cell>
          <table:table-cell table:number-columns-repeated="2" table:style-name="ce1"/>
          <table:table-cell office:value-type="float" office:value="2277" table:formula="of:=SUM([.C26]+[.E26]+[.G26]+[.I26]+[.K26]+[.M26]+[.O26]+[.Q26]+[.S26])" table:style-name="ce1">
            <text:p>2277</text:p>
          </table:table-cell>
          <table:table-cell table:number-columns-repeated="16362"/>
        </table:table-row>
        <table:table-row table:style-name="ro8">
          <table:table-cell office:value-type="date" office:date-value="2011-01-14T00:00:00" table:style-name="ce40">
            <text:p>14-1-2011</text:p>
          </table:table-cell>
          <table:table-cell office:value-type="float" office:value="634" table:formula="of:=[.B26]" table:style-name="ce44">
            <text:p>634</text:p>
          </table:table-cell>
          <table:table-cell office:value-type="float" office:value="417" table:style-name="ce45">
            <text:p>417</text:p>
          </table:table-cell>
          <table:table-cell office:value-type="float" office:value="52" table:formula="of:=[.D26]" table:style-name="ce44">
            <text:p>52</text:p>
          </table:table-cell>
          <table:table-cell office:value-type="float" office:value="51" table:style-name="ce45">
            <text:p>51</text:p>
          </table:table-cell>
          <table:table-cell office:value-type="float" office:value="124" table:formula="of:=[.F26]" table:style-name="ce44">
            <text:p>124</text:p>
          </table:table-cell>
          <table:table-cell office:value-type="float" office:value="122" table:style-name="ce45">
            <text:p>122</text:p>
          </table:table-cell>
          <table:table-cell office:value-type="float" office:value="247" table:formula="of:=[.H26]" table:style-name="ce44">
            <text:p>247</text:p>
          </table:table-cell>
          <table:table-cell office:value-type="float" office:value="243" table:style-name="ce45">
            <text:p>243</text:p>
          </table:table-cell>
          <table:table-cell office:value-type="float" office:value="203" table:formula="of:=[.J26]" table:style-name="ce44">
            <text:p>203</text:p>
          </table:table-cell>
          <table:table-cell office:value-type="float" office:value="201" table:style-name="ce45">
            <text:p>201</text:p>
          </table:table-cell>
          <table:table-cell office:value-type="float" office:value="508" table:formula="of:=[.L26]" table:style-name="ce44">
            <text:p>508</text:p>
          </table:table-cell>
          <table:table-cell office:value-type="float" office:value="502" table:style-name="ce45">
            <text:p>502</text:p>
          </table:table-cell>
          <table:table-cell office:value-type="float" office:value="124" table:formula="of:=[.N26]" table:style-name="ce44">
            <text:p>124</text:p>
          </table:table-cell>
          <table:table-cell office:value-type="float" office:value="121" table:style-name="ce45">
            <text:p>121</text:p>
          </table:table-cell>
          <table:table-cell office:value-type="float" office:value="124" table:formula="of:=[.P26]" table:style-name="ce44">
            <text:p>124</text:p>
          </table:table-cell>
          <table:table-cell office:value-type="float" office:value="123" table:style-name="ce45">
            <text:p>123</text:p>
          </table:table-cell>
          <table:table-cell office:value-type="float" office:value="497" table:formula="of:=[.R26]" table:style-name="ce44">
            <text:p>497</text:p>
          </table:table-cell>
          <table:table-cell office:value-type="float" office:value="497" table:style-name="ce45">
            <text:p>497</text:p>
          </table:table-cell>
          <table:table-cell table:number-columns-repeated="2" table:style-name="ce1"/>
          <table:table-cell office:value-type="float" office:value="2277" table:formula="of:=SUM([.C27]+[.E27]+[.G27]+[.I27]+[.K27]+[.M27]+[.O27]+[.Q27]+[.S27])" table:style-name="ce1">
            <text:p>2277</text:p>
          </table:table-cell>
          <table:table-cell table:number-columns-repeated="16362"/>
        </table:table-row>
        <table:table-row table:style-name="ro8">
          <table:table-cell office:value-type="date" office:date-value="2011-01-15T00:00:00" table:style-name="ce40">
            <text:p>15-1-2011</text:p>
          </table:table-cell>
          <table:table-cell office:value-type="float" office:value="634" table:formula="of:=[.B27]" table:style-name="ce44">
            <text:p>634</text:p>
          </table:table-cell>
          <table:table-cell office:value-type="float" office:value="417" table:style-name="ce45">
            <text:p>417</text:p>
          </table:table-cell>
          <table:table-cell office:value-type="float" office:value="52" table:formula="of:=[.D27]" table:style-name="ce44">
            <text:p>52</text:p>
          </table:table-cell>
          <table:table-cell office:value-type="float" office:value="51" table:style-name="ce45">
            <text:p>51</text:p>
          </table:table-cell>
          <table:table-cell office:value-type="float" office:value="124" table:formula="of:=[.F27]" table:style-name="ce44">
            <text:p>124</text:p>
          </table:table-cell>
          <table:table-cell office:value-type="float" office:value="122" table:style-name="ce45">
            <text:p>122</text:p>
          </table:table-cell>
          <table:table-cell office:value-type="float" office:value="247" table:formula="of:=[.H27]" table:style-name="ce44">
            <text:p>247</text:p>
          </table:table-cell>
          <table:table-cell office:value-type="float" office:value="243" table:style-name="ce45">
            <text:p>243</text:p>
          </table:table-cell>
          <table:table-cell office:value-type="float" office:value="203" table:formula="of:=[.J27]" table:style-name="ce44">
            <text:p>203</text:p>
          </table:table-cell>
          <table:table-cell office:value-type="float" office:value="201" table:style-name="ce45">
            <text:p>201</text:p>
          </table:table-cell>
          <table:table-cell office:value-type="float" office:value="508" table:formula="of:=[.L27]" table:style-name="ce44">
            <text:p>508</text:p>
          </table:table-cell>
          <table:table-cell office:value-type="float" office:value="502" table:style-name="ce45">
            <text:p>502</text:p>
          </table:table-cell>
          <table:table-cell office:value-type="float" office:value="124" table:formula="of:=[.N27]" table:style-name="ce44">
            <text:p>124</text:p>
          </table:table-cell>
          <table:table-cell office:value-type="float" office:value="121" table:style-name="ce45">
            <text:p>121</text:p>
          </table:table-cell>
          <table:table-cell office:value-type="float" office:value="124" table:formula="of:=[.P27]" table:style-name="ce44">
            <text:p>124</text:p>
          </table:table-cell>
          <table:table-cell office:value-type="float" office:value="123" table:style-name="ce45">
            <text:p>123</text:p>
          </table:table-cell>
          <table:table-cell office:value-type="float" office:value="497" table:formula="of:=[.R27]" table:style-name="ce44">
            <text:p>497</text:p>
          </table:table-cell>
          <table:table-cell office:value-type="float" office:value="497" table:style-name="ce45">
            <text:p>497</text:p>
          </table:table-cell>
          <table:table-cell table:number-columns-repeated="2" table:style-name="ce1"/>
          <table:table-cell office:value-type="float" office:value="2277" table:formula="of:=SUM([.C28]+[.E28]+[.G28]+[.I28]+[.K28]+[.M28]+[.O28]+[.Q28]+[.S28])" table:style-name="ce1">
            <text:p>2277</text:p>
          </table:table-cell>
          <table:table-cell table:number-columns-repeated="16362"/>
        </table:table-row>
        <table:table-row table:style-name="ro8">
          <table:table-cell office:value-type="date" office:date-value="2011-01-16T00:00:00" table:style-name="ce40">
            <text:p>16-1-2011</text:p>
          </table:table-cell>
          <table:table-cell office:value-type="float" office:value="634" table:formula="of:=[.B28]" table:style-name="ce44">
            <text:p>634</text:p>
          </table:table-cell>
          <table:table-cell office:value-type="float" office:value="417" table:style-name="ce45">
            <text:p>417</text:p>
          </table:table-cell>
          <table:table-cell office:value-type="float" office:value="52" table:formula="of:=[.D28]" table:style-name="ce44">
            <text:p>52</text:p>
          </table:table-cell>
          <table:table-cell office:value-type="float" office:value="51" table:style-name="ce45">
            <text:p>51</text:p>
          </table:table-cell>
          <table:table-cell office:value-type="float" office:value="124" table:formula="of:=[.F28]" table:style-name="ce44">
            <text:p>124</text:p>
          </table:table-cell>
          <table:table-cell office:value-type="float" office:value="122" table:style-name="ce45">
            <text:p>122</text:p>
          </table:table-cell>
          <table:table-cell office:value-type="float" office:value="247" table:formula="of:=[.H28]" table:style-name="ce44">
            <text:p>247</text:p>
          </table:table-cell>
          <table:table-cell office:value-type="float" office:value="243" table:style-name="ce45">
            <text:p>243</text:p>
          </table:table-cell>
          <table:table-cell office:value-type="float" office:value="203" table:formula="of:=[.J28]" table:style-name="ce44">
            <text:p>203</text:p>
          </table:table-cell>
          <table:table-cell office:value-type="float" office:value="201" table:style-name="ce45">
            <text:p>201</text:p>
          </table:table-cell>
          <table:table-cell office:value-type="float" office:value="508" table:formula="of:=[.L28]" table:style-name="ce44">
            <text:p>508</text:p>
          </table:table-cell>
          <table:table-cell office:value-type="float" office:value="502" table:style-name="ce45">
            <text:p>502</text:p>
          </table:table-cell>
          <table:table-cell office:value-type="float" office:value="124" table:formula="of:=[.N28]" table:style-name="ce44">
            <text:p>124</text:p>
          </table:table-cell>
          <table:table-cell office:value-type="float" office:value="121" table:style-name="ce45">
            <text:p>121</text:p>
          </table:table-cell>
          <table:table-cell office:value-type="float" office:value="124" table:formula="of:=[.P28]" table:style-name="ce44">
            <text:p>124</text:p>
          </table:table-cell>
          <table:table-cell office:value-type="float" office:value="123" table:style-name="ce45">
            <text:p>123</text:p>
          </table:table-cell>
          <table:table-cell office:value-type="float" office:value="497" table:formula="of:=[.R28]" table:style-name="ce44">
            <text:p>497</text:p>
          </table:table-cell>
          <table:table-cell office:value-type="float" office:value="497" table:style-name="ce45">
            <text:p>497</text:p>
          </table:table-cell>
          <table:table-cell table:number-columns-repeated="2" table:style-name="ce1"/>
          <table:table-cell office:value-type="float" office:value="2277" table:formula="of:=SUM([.C29]+[.E29]+[.G29]+[.I29]+[.K29]+[.M29]+[.O29]+[.Q29]+[.S29])" table:style-name="ce1">
            <text:p>2277</text:p>
          </table:table-cell>
          <table:table-cell table:number-columns-repeated="16362"/>
        </table:table-row>
        <table:table-row table:style-name="ro8">
          <table:table-cell office:value-type="date" office:date-value="2011-01-17T00:00:00" table:style-name="ce40">
            <text:p>17-1-2011</text:p>
          </table:table-cell>
          <table:table-cell office:value-type="float" office:value="634" table:formula="of:=[.B29]" table:style-name="ce44">
            <text:p>634</text:p>
          </table:table-cell>
          <table:table-cell office:value-type="float" office:value="417" table:style-name="ce45">
            <text:p>417</text:p>
          </table:table-cell>
          <table:table-cell office:value-type="float" office:value="52" table:formula="of:=[.D29]" table:style-name="ce44">
            <text:p>52</text:p>
          </table:table-cell>
          <table:table-cell office:value-type="float" office:value="51" table:style-name="ce45">
            <text:p>51</text:p>
          </table:table-cell>
          <table:table-cell office:value-type="float" office:value="124" table:formula="of:=[.F29]" table:style-name="ce44">
            <text:p>124</text:p>
          </table:table-cell>
          <table:table-cell office:value-type="float" office:value="122" table:style-name="ce45">
            <text:p>122</text:p>
          </table:table-cell>
          <table:table-cell office:value-type="float" office:value="247" table:formula="of:=[.H29]" table:style-name="ce44">
            <text:p>247</text:p>
          </table:table-cell>
          <table:table-cell office:value-type="float" office:value="243" table:style-name="ce45">
            <text:p>243</text:p>
          </table:table-cell>
          <table:table-cell office:value-type="float" office:value="203" table:formula="of:=[.J29]" table:style-name="ce44">
            <text:p>203</text:p>
          </table:table-cell>
          <table:table-cell office:value-type="float" office:value="201" table:style-name="ce45">
            <text:p>201</text:p>
          </table:table-cell>
          <table:table-cell office:value-type="float" office:value="508" table:formula="of:=[.L29]" table:style-name="ce44">
            <text:p>508</text:p>
          </table:table-cell>
          <table:table-cell office:value-type="float" office:value="502" table:style-name="ce45">
            <text:p>502</text:p>
          </table:table-cell>
          <table:table-cell office:value-type="float" office:value="124" table:formula="of:=[.N29]" table:style-name="ce44">
            <text:p>124</text:p>
          </table:table-cell>
          <table:table-cell office:value-type="float" office:value="121" table:style-name="ce45">
            <text:p>121</text:p>
          </table:table-cell>
          <table:table-cell office:value-type="float" office:value="124" table:formula="of:=[.P29]" table:style-name="ce44">
            <text:p>124</text:p>
          </table:table-cell>
          <table:table-cell office:value-type="float" office:value="123" table:style-name="ce45">
            <text:p>123</text:p>
          </table:table-cell>
          <table:table-cell office:value-type="float" office:value="497" table:formula="of:=[.R29]" table:style-name="ce44">
            <text:p>497</text:p>
          </table:table-cell>
          <table:table-cell office:value-type="float" office:value="497" table:style-name="ce45">
            <text:p>497</text:p>
          </table:table-cell>
          <table:table-cell table:number-columns-repeated="2" table:style-name="ce1"/>
          <table:table-cell office:value-type="float" office:value="2277" table:formula="of:=SUM([.C30]+[.E30]+[.G30]+[.I30]+[.K30]+[.M30]+[.O30]+[.Q30]+[.S30])" table:style-name="ce1">
            <text:p>2277</text:p>
          </table:table-cell>
          <table:table-cell table:number-columns-repeated="16362"/>
        </table:table-row>
        <table:table-row table:style-name="ro8">
          <table:table-cell office:value-type="date" office:date-value="2011-01-18T00:00:00" table:style-name="ce40">
            <text:p>18-1-2011</text:p>
          </table:table-cell>
          <table:table-cell office:value-type="float" office:value="634" table:formula="of:=[.B30]" table:style-name="ce44">
            <text:p>634</text:p>
          </table:table-cell>
          <table:table-cell office:value-type="float" office:value="417" table:style-name="ce45">
            <text:p>417</text:p>
          </table:table-cell>
          <table:table-cell office:value-type="float" office:value="52" table:formula="of:=[.D30]" table:style-name="ce44">
            <text:p>52</text:p>
          </table:table-cell>
          <table:table-cell office:value-type="float" office:value="51" table:style-name="ce45">
            <text:p>51</text:p>
          </table:table-cell>
          <table:table-cell office:value-type="float" office:value="124" table:formula="of:=[.F30]" table:style-name="ce44">
            <text:p>124</text:p>
          </table:table-cell>
          <table:table-cell office:value-type="float" office:value="122" table:style-name="ce45">
            <text:p>122</text:p>
          </table:table-cell>
          <table:table-cell office:value-type="float" office:value="247" table:formula="of:=[.H30]" table:style-name="ce44">
            <text:p>247</text:p>
          </table:table-cell>
          <table:table-cell office:value-type="float" office:value="243" table:style-name="ce45">
            <text:p>243</text:p>
          </table:table-cell>
          <table:table-cell office:value-type="float" office:value="203" table:formula="of:=[.J30]" table:style-name="ce44">
            <text:p>203</text:p>
          </table:table-cell>
          <table:table-cell office:value-type="float" office:value="201" table:style-name="ce45">
            <text:p>201</text:p>
          </table:table-cell>
          <table:table-cell office:value-type="float" office:value="508" table:formula="of:=[.L30]" table:style-name="ce44">
            <text:p>508</text:p>
          </table:table-cell>
          <table:table-cell office:value-type="float" office:value="502" table:style-name="ce45">
            <text:p>502</text:p>
          </table:table-cell>
          <table:table-cell office:value-type="float" office:value="124" table:formula="of:=[.N30]" table:style-name="ce44">
            <text:p>124</text:p>
          </table:table-cell>
          <table:table-cell office:value-type="float" office:value="121" table:style-name="ce45">
            <text:p>121</text:p>
          </table:table-cell>
          <table:table-cell office:value-type="float" office:value="124" table:formula="of:=[.P30]" table:style-name="ce44">
            <text:p>124</text:p>
          </table:table-cell>
          <table:table-cell office:value-type="float" office:value="123" table:style-name="ce45">
            <text:p>123</text:p>
          </table:table-cell>
          <table:table-cell office:value-type="float" office:value="497" table:formula="of:=[.R30]" table:style-name="ce44">
            <text:p>497</text:p>
          </table:table-cell>
          <table:table-cell office:value-type="float" office:value="497" table:style-name="ce45">
            <text:p>497</text:p>
          </table:table-cell>
          <table:table-cell table:number-columns-repeated="2" table:style-name="ce1"/>
          <table:table-cell office:value-type="float" office:value="2277" table:formula="of:=SUM([.C31]+[.E31]+[.G31]+[.I31]+[.K31]+[.M31]+[.O31]+[.Q31]+[.S31])" table:style-name="ce1">
            <text:p>2277</text:p>
          </table:table-cell>
          <table:table-cell table:number-columns-repeated="16362"/>
        </table:table-row>
        <table:table-row table:style-name="ro8">
          <table:table-cell office:value-type="date" office:date-value="2011-01-19T00:00:00" table:style-name="ce40">
            <text:p>19-1-2011</text:p>
          </table:table-cell>
          <table:table-cell office:value-type="float" office:value="634" table:formula="of:=[.B31]" table:style-name="ce44">
            <text:p>634</text:p>
          </table:table-cell>
          <table:table-cell office:value-type="float" office:value="417" table:style-name="ce45">
            <text:p>417</text:p>
          </table:table-cell>
          <table:table-cell office:value-type="float" office:value="52" table:formula="of:=[.D31]" table:style-name="ce44">
            <text:p>52</text:p>
          </table:table-cell>
          <table:table-cell office:value-type="float" office:value="51" table:style-name="ce45">
            <text:p>51</text:p>
          </table:table-cell>
          <table:table-cell office:value-type="float" office:value="124" table:formula="of:=[.F31]" table:style-name="ce44">
            <text:p>124</text:p>
          </table:table-cell>
          <table:table-cell office:value-type="float" office:value="122" table:style-name="ce45">
            <text:p>122</text:p>
          </table:table-cell>
          <table:table-cell office:value-type="float" office:value="247" table:formula="of:=[.H31]" table:style-name="ce44">
            <text:p>247</text:p>
          </table:table-cell>
          <table:table-cell office:value-type="float" office:value="243" table:style-name="ce45">
            <text:p>243</text:p>
          </table:table-cell>
          <table:table-cell office:value-type="float" office:value="203" table:formula="of:=[.J31]" table:style-name="ce44">
            <text:p>203</text:p>
          </table:table-cell>
          <table:table-cell office:value-type="float" office:value="201" table:style-name="ce45">
            <text:p>201</text:p>
          </table:table-cell>
          <table:table-cell office:value-type="float" office:value="508" table:formula="of:=[.L31]" table:style-name="ce44">
            <text:p>508</text:p>
          </table:table-cell>
          <table:table-cell office:value-type="float" office:value="502" table:style-name="ce45">
            <text:p>502</text:p>
          </table:table-cell>
          <table:table-cell office:value-type="float" office:value="124" table:formula="of:=[.N31]" table:style-name="ce44">
            <text:p>124</text:p>
          </table:table-cell>
          <table:table-cell office:value-type="float" office:value="121" table:style-name="ce45">
            <text:p>121</text:p>
          </table:table-cell>
          <table:table-cell office:value-type="float" office:value="124" table:formula="of:=[.P31]" table:style-name="ce44">
            <text:p>124</text:p>
          </table:table-cell>
          <table:table-cell office:value-type="float" office:value="123" table:style-name="ce45">
            <text:p>123</text:p>
          </table:table-cell>
          <table:table-cell office:value-type="float" office:value="497" table:formula="of:=[.R31]" table:style-name="ce44">
            <text:p>497</text:p>
          </table:table-cell>
          <table:table-cell office:value-type="float" office:value="497" table:style-name="ce45">
            <text:p>497</text:p>
          </table:table-cell>
          <table:table-cell table:number-columns-repeated="2" table:style-name="ce1"/>
          <table:table-cell office:value-type="float" office:value="2277" table:formula="of:=SUM([.C32]+[.E32]+[.G32]+[.I32]+[.K32]+[.M32]+[.O32]+[.Q32]+[.S32])" table:style-name="ce1">
            <text:p>2277</text:p>
          </table:table-cell>
          <table:table-cell table:number-columns-repeated="16362"/>
        </table:table-row>
        <table:table-row table:style-name="ro8">
          <table:table-cell office:value-type="date" office:date-value="2011-01-20T00:00:00" table:style-name="ce40">
            <text:p>20-1-2011</text:p>
          </table:table-cell>
          <table:table-cell office:value-type="float" office:value="634" table:formula="of:=[.B32]" table:style-name="ce44">
            <text:p>634</text:p>
          </table:table-cell>
          <table:table-cell office:value-type="float" office:value="417" table:style-name="ce45">
            <text:p>417</text:p>
          </table:table-cell>
          <table:table-cell office:value-type="float" office:value="52" table:formula="of:=[.D32]" table:style-name="ce44">
            <text:p>52</text:p>
          </table:table-cell>
          <table:table-cell office:value-type="float" office:value="51" table:style-name="ce45">
            <text:p>51</text:p>
          </table:table-cell>
          <table:table-cell office:value-type="float" office:value="124" table:formula="of:=[.F32]" table:style-name="ce44">
            <text:p>124</text:p>
          </table:table-cell>
          <table:table-cell office:value-type="float" office:value="122" table:style-name="ce45">
            <text:p>122</text:p>
          </table:table-cell>
          <table:table-cell office:value-type="float" office:value="247" table:formula="of:=[.H32]" table:style-name="ce44">
            <text:p>247</text:p>
          </table:table-cell>
          <table:table-cell office:value-type="float" office:value="243" table:style-name="ce45">
            <text:p>243</text:p>
          </table:table-cell>
          <table:table-cell office:value-type="float" office:value="203" table:formula="of:=[.J32]" table:style-name="ce44">
            <text:p>203</text:p>
          </table:table-cell>
          <table:table-cell office:value-type="float" office:value="201" table:style-name="ce45">
            <text:p>201</text:p>
          </table:table-cell>
          <table:table-cell office:value-type="float" office:value="508" table:formula="of:=[.L32]" table:style-name="ce44">
            <text:p>508</text:p>
          </table:table-cell>
          <table:table-cell office:value-type="float" office:value="502" table:style-name="ce45">
            <text:p>502</text:p>
          </table:table-cell>
          <table:table-cell office:value-type="float" office:value="124" table:formula="of:=[.N32]" table:style-name="ce44">
            <text:p>124</text:p>
          </table:table-cell>
          <table:table-cell office:value-type="float" office:value="121" table:style-name="ce45">
            <text:p>121</text:p>
          </table:table-cell>
          <table:table-cell office:value-type="float" office:value="124" table:formula="of:=[.P32]" table:style-name="ce44">
            <text:p>124</text:p>
          </table:table-cell>
          <table:table-cell office:value-type="float" office:value="123" table:style-name="ce45">
            <text:p>123</text:p>
          </table:table-cell>
          <table:table-cell office:value-type="float" office:value="497" table:formula="of:=[.R32]" table:style-name="ce44">
            <text:p>497</text:p>
          </table:table-cell>
          <table:table-cell office:value-type="float" office:value="497" table:style-name="ce45">
            <text:p>497</text:p>
          </table:table-cell>
          <table:table-cell table:number-columns-repeated="2" table:style-name="ce1"/>
          <table:table-cell office:value-type="float" office:value="2277" table:formula="of:=SUM([.C33]+[.E33]+[.G33]+[.I33]+[.K33]+[.M33]+[.O33]+[.Q33]+[.S33])" table:style-name="ce1">
            <text:p>2277</text:p>
          </table:table-cell>
          <table:table-cell table:number-columns-repeated="16362"/>
        </table:table-row>
        <table:table-row table:style-name="ro8">
          <table:table-cell office:value-type="date" office:date-value="2011-01-21T00:00:00" table:style-name="ce40">
            <text:p>21-1-2011</text:p>
          </table:table-cell>
          <table:table-cell office:value-type="float" office:value="634" table:formula="of:=[.B33]" table:style-name="ce44">
            <text:p>634</text:p>
          </table:table-cell>
          <table:table-cell office:value-type="float" office:value="417" table:style-name="ce45">
            <text:p>417</text:p>
          </table:table-cell>
          <table:table-cell office:value-type="float" office:value="52" table:formula="of:=[.D33]" table:style-name="ce44">
            <text:p>52</text:p>
          </table:table-cell>
          <table:table-cell office:value-type="float" office:value="51" table:style-name="ce45">
            <text:p>51</text:p>
          </table:table-cell>
          <table:table-cell office:value-type="float" office:value="124" table:formula="of:=[.F33]" table:style-name="ce44">
            <text:p>124</text:p>
          </table:table-cell>
          <table:table-cell office:value-type="float" office:value="122" table:style-name="ce45">
            <text:p>122</text:p>
          </table:table-cell>
          <table:table-cell office:value-type="float" office:value="247" table:formula="of:=[.H33]" table:style-name="ce44">
            <text:p>247</text:p>
          </table:table-cell>
          <table:table-cell office:value-type="float" office:value="243" table:style-name="ce45">
            <text:p>243</text:p>
          </table:table-cell>
          <table:table-cell office:value-type="float" office:value="203" table:formula="of:=[.J33]" table:style-name="ce44">
            <text:p>203</text:p>
          </table:table-cell>
          <table:table-cell office:value-type="float" office:value="201" table:style-name="ce45">
            <text:p>201</text:p>
          </table:table-cell>
          <table:table-cell office:value-type="float" office:value="508" table:formula="of:=[.L33]" table:style-name="ce44">
            <text:p>508</text:p>
          </table:table-cell>
          <table:table-cell office:value-type="float" office:value="502" table:style-name="ce45">
            <text:p>502</text:p>
          </table:table-cell>
          <table:table-cell office:value-type="float" office:value="124" table:formula="of:=[.N33]" table:style-name="ce44">
            <text:p>124</text:p>
          </table:table-cell>
          <table:table-cell office:value-type="float" office:value="121" table:style-name="ce45">
            <text:p>121</text:p>
          </table:table-cell>
          <table:table-cell office:value-type="float" office:value="124" table:formula="of:=[.P33]" table:style-name="ce44">
            <text:p>124</text:p>
          </table:table-cell>
          <table:table-cell office:value-type="float" office:value="123" table:style-name="ce45">
            <text:p>123</text:p>
          </table:table-cell>
          <table:table-cell office:value-type="float" office:value="497" table:formula="of:=[.R33]" table:style-name="ce44">
            <text:p>497</text:p>
          </table:table-cell>
          <table:table-cell office:value-type="float" office:value="497" table:style-name="ce45">
            <text:p>497</text:p>
          </table:table-cell>
          <table:table-cell table:number-columns-repeated="2" table:style-name="ce1"/>
          <table:table-cell office:value-type="float" office:value="2277" table:formula="of:=SUM([.C34]+[.E34]+[.G34]+[.I34]+[.K34]+[.M34]+[.O34]+[.Q34]+[.S34])" table:style-name="ce1">
            <text:p>2277</text:p>
          </table:table-cell>
          <table:table-cell table:number-columns-repeated="16362"/>
        </table:table-row>
        <table:table-row table:style-name="ro8">
          <table:table-cell office:value-type="date" office:date-value="2011-01-22T00:00:00" table:style-name="ce40">
            <text:p>22-1-2011</text:p>
          </table:table-cell>
          <table:table-cell office:value-type="float" office:value="634" table:formula="of:=[.B34]" table:style-name="ce44">
            <text:p>634</text:p>
          </table:table-cell>
          <table:table-cell office:value-type="float" office:value="417" table:style-name="ce45">
            <text:p>417</text:p>
          </table:table-cell>
          <table:table-cell office:value-type="float" office:value="52" table:formula="of:=[.D34]" table:style-name="ce44">
            <text:p>52</text:p>
          </table:table-cell>
          <table:table-cell office:value-type="float" office:value="51" table:style-name="ce45">
            <text:p>51</text:p>
          </table:table-cell>
          <table:table-cell office:value-type="float" office:value="124" table:formula="of:=[.F34]" table:style-name="ce44">
            <text:p>124</text:p>
          </table:table-cell>
          <table:table-cell office:value-type="float" office:value="122" table:style-name="ce45">
            <text:p>122</text:p>
          </table:table-cell>
          <table:table-cell office:value-type="float" office:value="247" table:formula="of:=[.H34]" table:style-name="ce44">
            <text:p>247</text:p>
          </table:table-cell>
          <table:table-cell office:value-type="float" office:value="243" table:style-name="ce45">
            <text:p>243</text:p>
          </table:table-cell>
          <table:table-cell office:value-type="float" office:value="203" table:formula="of:=[.J34]" table:style-name="ce44">
            <text:p>203</text:p>
          </table:table-cell>
          <table:table-cell office:value-type="float" office:value="201" table:style-name="ce45">
            <text:p>201</text:p>
          </table:table-cell>
          <table:table-cell office:value-type="float" office:value="508" table:formula="of:=[.L34]" table:style-name="ce44">
            <text:p>508</text:p>
          </table:table-cell>
          <table:table-cell office:value-type="float" office:value="502" table:style-name="ce45">
            <text:p>502</text:p>
          </table:table-cell>
          <table:table-cell office:value-type="float" office:value="124" table:formula="of:=[.N34]" table:style-name="ce44">
            <text:p>124</text:p>
          </table:table-cell>
          <table:table-cell office:value-type="float" office:value="121" table:style-name="ce45">
            <text:p>121</text:p>
          </table:table-cell>
          <table:table-cell office:value-type="float" office:value="124" table:formula="of:=[.P34]" table:style-name="ce44">
            <text:p>124</text:p>
          </table:table-cell>
          <table:table-cell office:value-type="float" office:value="123" table:style-name="ce45">
            <text:p>123</text:p>
          </table:table-cell>
          <table:table-cell office:value-type="float" office:value="497" table:formula="of:=[.R34]" table:style-name="ce44">
            <text:p>497</text:p>
          </table:table-cell>
          <table:table-cell office:value-type="float" office:value="497" table:style-name="ce45">
            <text:p>497</text:p>
          </table:table-cell>
          <table:table-cell table:number-columns-repeated="2" table:style-name="ce1"/>
          <table:table-cell office:value-type="float" office:value="2277" table:formula="of:=SUM([.C35]+[.E35]+[.G35]+[.I35]+[.K35]+[.M35]+[.O35]+[.Q35]+[.S35])" table:style-name="ce1">
            <text:p>2277</text:p>
          </table:table-cell>
          <table:table-cell table:number-columns-repeated="16362"/>
        </table:table-row>
        <table:table-row table:style-name="ro8">
          <table:table-cell office:value-type="date" office:date-value="2011-01-23T00:00:00" table:style-name="ce40">
            <text:p>23-1-2011</text:p>
          </table:table-cell>
          <table:table-cell office:value-type="float" office:value="634" table:formula="of:=[.B35]" table:style-name="ce44">
            <text:p>634</text:p>
          </table:table-cell>
          <table:table-cell office:value-type="float" office:value="417" table:style-name="ce45">
            <text:p>417</text:p>
          </table:table-cell>
          <table:table-cell office:value-type="float" office:value="52" table:formula="of:=[.D35]" table:style-name="ce44">
            <text:p>52</text:p>
          </table:table-cell>
          <table:table-cell office:value-type="float" office:value="51" table:style-name="ce45">
            <text:p>51</text:p>
          </table:table-cell>
          <table:table-cell office:value-type="float" office:value="124" table:formula="of:=[.F35]" table:style-name="ce44">
            <text:p>124</text:p>
          </table:table-cell>
          <table:table-cell office:value-type="float" office:value="122" table:style-name="ce45">
            <text:p>122</text:p>
          </table:table-cell>
          <table:table-cell office:value-type="float" office:value="247" table:formula="of:=[.H35]" table:style-name="ce44">
            <text:p>247</text:p>
          </table:table-cell>
          <table:table-cell office:value-type="float" office:value="243" table:style-name="ce45">
            <text:p>243</text:p>
          </table:table-cell>
          <table:table-cell office:value-type="float" office:value="203" table:formula="of:=[.J35]" table:style-name="ce44">
            <text:p>203</text:p>
          </table:table-cell>
          <table:table-cell office:value-type="float" office:value="201" table:style-name="ce45">
            <text:p>201</text:p>
          </table:table-cell>
          <table:table-cell office:value-type="float" office:value="508" table:formula="of:=[.L35]" table:style-name="ce44">
            <text:p>508</text:p>
          </table:table-cell>
          <table:table-cell office:value-type="float" office:value="502" table:style-name="ce45">
            <text:p>502</text:p>
          </table:table-cell>
          <table:table-cell office:value-type="float" office:value="124" table:formula="of:=[.N35]" table:style-name="ce44">
            <text:p>124</text:p>
          </table:table-cell>
          <table:table-cell office:value-type="float" office:value="121" table:style-name="ce45">
            <text:p>121</text:p>
          </table:table-cell>
          <table:table-cell office:value-type="float" office:value="124" table:formula="of:=[.P35]" table:style-name="ce44">
            <text:p>124</text:p>
          </table:table-cell>
          <table:table-cell office:value-type="float" office:value="123" table:style-name="ce45">
            <text:p>123</text:p>
          </table:table-cell>
          <table:table-cell office:value-type="float" office:value="497" table:formula="of:=[.R35]" table:style-name="ce44">
            <text:p>497</text:p>
          </table:table-cell>
          <table:table-cell office:value-type="float" office:value="497" table:style-name="ce45">
            <text:p>497</text:p>
          </table:table-cell>
          <table:table-cell table:number-columns-repeated="2" table:style-name="ce1"/>
          <table:table-cell office:value-type="float" office:value="2277" table:formula="of:=SUM([.C36]+[.E36]+[.G36]+[.I36]+[.K36]+[.M36]+[.O36]+[.Q36]+[.S36])" table:style-name="ce1">
            <text:p>2277</text:p>
          </table:table-cell>
          <table:table-cell table:number-columns-repeated="16362"/>
        </table:table-row>
        <table:table-row table:style-name="ro8">
          <table:table-cell office:value-type="date" office:date-value="2011-01-24T00:00:00" table:style-name="ce40">
            <text:p>24-1-2011</text:p>
          </table:table-cell>
          <table:table-cell office:value-type="float" office:value="634" table:formula="of:=[.B36]" table:style-name="ce44">
            <text:p>634</text:p>
          </table:table-cell>
          <table:table-cell office:value-type="float" office:value="417" table:style-name="ce45">
            <text:p>417</text:p>
          </table:table-cell>
          <table:table-cell office:value-type="float" office:value="52" table:formula="of:=[.D36]" table:style-name="ce44">
            <text:p>52</text:p>
          </table:table-cell>
          <table:table-cell office:value-type="float" office:value="51" table:style-name="ce45">
            <text:p>51</text:p>
          </table:table-cell>
          <table:table-cell office:value-type="float" office:value="124" table:formula="of:=[.F36]" table:style-name="ce44">
            <text:p>124</text:p>
          </table:table-cell>
          <table:table-cell office:value-type="float" office:value="122" table:style-name="ce45">
            <text:p>122</text:p>
          </table:table-cell>
          <table:table-cell office:value-type="float" office:value="247" table:formula="of:=[.H36]" table:style-name="ce44">
            <text:p>247</text:p>
          </table:table-cell>
          <table:table-cell office:value-type="float" office:value="243" table:style-name="ce45">
            <text:p>243</text:p>
          </table:table-cell>
          <table:table-cell office:value-type="float" office:value="203" table:formula="of:=[.J36]" table:style-name="ce44">
            <text:p>203</text:p>
          </table:table-cell>
          <table:table-cell office:value-type="float" office:value="201" table:style-name="ce45">
            <text:p>201</text:p>
          </table:table-cell>
          <table:table-cell office:value-type="float" office:value="508" table:formula="of:=[.L36]" table:style-name="ce44">
            <text:p>508</text:p>
          </table:table-cell>
          <table:table-cell office:value-type="float" office:value="502" table:style-name="ce45">
            <text:p>502</text:p>
          </table:table-cell>
          <table:table-cell office:value-type="float" office:value="124" table:formula="of:=[.N36]" table:style-name="ce44">
            <text:p>124</text:p>
          </table:table-cell>
          <table:table-cell office:value-type="float" office:value="121" table:style-name="ce45">
            <text:p>121</text:p>
          </table:table-cell>
          <table:table-cell office:value-type="float" office:value="124" table:formula="of:=[.P36]" table:style-name="ce44">
            <text:p>124</text:p>
          </table:table-cell>
          <table:table-cell office:value-type="float" office:value="123" table:style-name="ce45">
            <text:p>123</text:p>
          </table:table-cell>
          <table:table-cell office:value-type="float" office:value="497" table:formula="of:=[.R36]" table:style-name="ce44">
            <text:p>497</text:p>
          </table:table-cell>
          <table:table-cell office:value-type="float" office:value="497" table:style-name="ce45">
            <text:p>497</text:p>
          </table:table-cell>
          <table:table-cell table:number-columns-repeated="2" table:style-name="ce1"/>
          <table:table-cell office:value-type="float" office:value="2277" table:formula="of:=SUM([.C37]+[.E37]+[.G37]+[.I37]+[.K37]+[.M37]+[.O37]+[.Q37]+[.S37])" table:style-name="ce1">
            <text:p>2277</text:p>
          </table:table-cell>
          <table:table-cell table:number-columns-repeated="16362"/>
        </table:table-row>
        <table:table-row table:style-name="ro8">
          <table:table-cell office:value-type="date" office:date-value="2011-01-25T00:00:00" table:style-name="ce40">
            <text:p>25-1-2011</text:p>
          </table:table-cell>
          <table:table-cell office:value-type="float" office:value="634" table:formula="of:=[.B37]" table:style-name="ce44">
            <text:p>634</text:p>
          </table:table-cell>
          <table:table-cell office:value-type="float" office:value="417" table:style-name="ce45">
            <text:p>417</text:p>
          </table:table-cell>
          <table:table-cell office:value-type="float" office:value="52" table:formula="of:=[.D37]" table:style-name="ce44">
            <text:p>52</text:p>
          </table:table-cell>
          <table:table-cell office:value-type="float" office:value="51" table:style-name="ce45">
            <text:p>51</text:p>
          </table:table-cell>
          <table:table-cell office:value-type="float" office:value="124" table:formula="of:=[.F37]" table:style-name="ce44">
            <text:p>124</text:p>
          </table:table-cell>
          <table:table-cell office:value-type="float" office:value="122" table:style-name="ce45">
            <text:p>122</text:p>
          </table:table-cell>
          <table:table-cell office:value-type="float" office:value="247" table:formula="of:=[.H37]" table:style-name="ce44">
            <text:p>247</text:p>
          </table:table-cell>
          <table:table-cell office:value-type="float" office:value="243" table:style-name="ce45">
            <text:p>243</text:p>
          </table:table-cell>
          <table:table-cell office:value-type="float" office:value="203" table:formula="of:=[.J37]" table:style-name="ce44">
            <text:p>203</text:p>
          </table:table-cell>
          <table:table-cell office:value-type="float" office:value="201" table:style-name="ce45">
            <text:p>201</text:p>
          </table:table-cell>
          <table:table-cell office:value-type="float" office:value="508" table:formula="of:=[.L37]" table:style-name="ce44">
            <text:p>508</text:p>
          </table:table-cell>
          <table:table-cell office:value-type="float" office:value="502" table:style-name="ce45">
            <text:p>502</text:p>
          </table:table-cell>
          <table:table-cell office:value-type="float" office:value="124" table:formula="of:=[.N37]" table:style-name="ce44">
            <text:p>124</text:p>
          </table:table-cell>
          <table:table-cell office:value-type="float" office:value="121" table:style-name="ce45">
            <text:p>121</text:p>
          </table:table-cell>
          <table:table-cell office:value-type="float" office:value="124" table:formula="of:=[.P37]" table:style-name="ce44">
            <text:p>124</text:p>
          </table:table-cell>
          <table:table-cell office:value-type="float" office:value="123" table:style-name="ce45">
            <text:p>123</text:p>
          </table:table-cell>
          <table:table-cell office:value-type="float" office:value="497" table:formula="of:=[.R37]" table:style-name="ce44">
            <text:p>497</text:p>
          </table:table-cell>
          <table:table-cell office:value-type="float" office:value="497" table:style-name="ce45">
            <text:p>497</text:p>
          </table:table-cell>
          <table:table-cell table:number-columns-repeated="2" table:style-name="ce1"/>
          <table:table-cell office:value-type="float" office:value="2277" table:formula="of:=SUM([.C38]+[.E38]+[.G38]+[.I38]+[.K38]+[.M38]+[.O38]+[.Q38]+[.S38])" table:style-name="ce1">
            <text:p>2277</text:p>
          </table:table-cell>
          <table:table-cell table:number-columns-repeated="16362"/>
        </table:table-row>
        <table:table-row table:style-name="ro8">
          <table:table-cell office:value-type="date" office:date-value="2011-01-26T00:00:00" table:style-name="ce40">
            <text:p>26-1-2011</text:p>
          </table:table-cell>
          <table:table-cell office:value-type="float" office:value="634" table:formula="of:=[.B38]" table:style-name="ce44">
            <text:p>634</text:p>
          </table:table-cell>
          <table:table-cell office:value-type="float" office:value="417" table:style-name="ce45">
            <text:p>417</text:p>
          </table:table-cell>
          <table:table-cell office:value-type="float" office:value="52" table:formula="of:=[.D38]" table:style-name="ce44">
            <text:p>52</text:p>
          </table:table-cell>
          <table:table-cell office:value-type="float" office:value="51" table:style-name="ce45">
            <text:p>51</text:p>
          </table:table-cell>
          <table:table-cell office:value-type="float" office:value="124" table:formula="of:=[.F38]" table:style-name="ce44">
            <text:p>124</text:p>
          </table:table-cell>
          <table:table-cell office:value-type="float" office:value="122" table:style-name="ce45">
            <text:p>122</text:p>
          </table:table-cell>
          <table:table-cell office:value-type="float" office:value="247" table:formula="of:=[.H38]" table:style-name="ce44">
            <text:p>247</text:p>
          </table:table-cell>
          <table:table-cell office:value-type="float" office:value="243" table:style-name="ce45">
            <text:p>243</text:p>
          </table:table-cell>
          <table:table-cell office:value-type="float" office:value="203" table:formula="of:=[.J38]" table:style-name="ce44">
            <text:p>203</text:p>
          </table:table-cell>
          <table:table-cell office:value-type="float" office:value="201" table:style-name="ce45">
            <text:p>201</text:p>
          </table:table-cell>
          <table:table-cell office:value-type="float" office:value="508" table:formula="of:=[.L38]" table:style-name="ce44">
            <text:p>508</text:p>
          </table:table-cell>
          <table:table-cell office:value-type="float" office:value="502" table:style-name="ce45">
            <text:p>502</text:p>
          </table:table-cell>
          <table:table-cell office:value-type="float" office:value="124" table:formula="of:=[.N38]" table:style-name="ce44">
            <text:p>124</text:p>
          </table:table-cell>
          <table:table-cell office:value-type="float" office:value="121" table:style-name="ce45">
            <text:p>121</text:p>
          </table:table-cell>
          <table:table-cell office:value-type="float" office:value="124" table:formula="of:=[.P38]" table:style-name="ce44">
            <text:p>124</text:p>
          </table:table-cell>
          <table:table-cell office:value-type="float" office:value="123" table:style-name="ce45">
            <text:p>123</text:p>
          </table:table-cell>
          <table:table-cell office:value-type="float" office:value="497" table:formula="of:=[.R38]" table:style-name="ce44">
            <text:p>497</text:p>
          </table:table-cell>
          <table:table-cell office:value-type="float" office:value="497" table:style-name="ce45">
            <text:p>497</text:p>
          </table:table-cell>
          <table:table-cell table:number-columns-repeated="2" table:style-name="ce1"/>
          <table:table-cell office:value-type="float" office:value="2277" table:formula="of:=SUM([.C39]+[.E39]+[.G39]+[.I39]+[.K39]+[.M39]+[.O39]+[.Q39]+[.S39])" table:style-name="ce1">
            <text:p>2277</text:p>
          </table:table-cell>
          <table:table-cell table:number-columns-repeated="16362"/>
        </table:table-row>
        <table:table-row table:style-name="ro8">
          <table:table-cell office:value-type="date" office:date-value="2011-01-27T00:00:00" table:style-name="ce40">
            <text:p>27-1-2011</text:p>
          </table:table-cell>
          <table:table-cell office:value-type="float" office:value="634" table:formula="of:=[.B39]" table:style-name="ce44">
            <text:p>634</text:p>
          </table:table-cell>
          <table:table-cell office:value-type="float" office:value="417" table:style-name="ce45">
            <text:p>417</text:p>
          </table:table-cell>
          <table:table-cell office:value-type="float" office:value="52" table:formula="of:=[.D39]" table:style-name="ce44">
            <text:p>52</text:p>
          </table:table-cell>
          <table:table-cell office:value-type="float" office:value="51" table:style-name="ce45">
            <text:p>51</text:p>
          </table:table-cell>
          <table:table-cell office:value-type="float" office:value="124" table:formula="of:=[.F39]" table:style-name="ce44">
            <text:p>124</text:p>
          </table:table-cell>
          <table:table-cell office:value-type="float" office:value="122" table:style-name="ce45">
            <text:p>122</text:p>
          </table:table-cell>
          <table:table-cell office:value-type="float" office:value="247" table:formula="of:=[.H39]" table:style-name="ce44">
            <text:p>247</text:p>
          </table:table-cell>
          <table:table-cell office:value-type="float" office:value="243" table:style-name="ce45">
            <text:p>243</text:p>
          </table:table-cell>
          <table:table-cell office:value-type="float" office:value="203" table:formula="of:=[.J39]" table:style-name="ce44">
            <text:p>203</text:p>
          </table:table-cell>
          <table:table-cell office:value-type="float" office:value="201" table:style-name="ce45">
            <text:p>201</text:p>
          </table:table-cell>
          <table:table-cell office:value-type="float" office:value="508" table:formula="of:=[.L39]" table:style-name="ce44">
            <text:p>508</text:p>
          </table:table-cell>
          <table:table-cell office:value-type="float" office:value="502" table:style-name="ce45">
            <text:p>502</text:p>
          </table:table-cell>
          <table:table-cell office:value-type="float" office:value="124" table:formula="of:=[.N39]" table:style-name="ce44">
            <text:p>124</text:p>
          </table:table-cell>
          <table:table-cell office:value-type="float" office:value="121" table:style-name="ce45">
            <text:p>121</text:p>
          </table:table-cell>
          <table:table-cell office:value-type="float" office:value="124" table:formula="of:=[.P39]" table:style-name="ce44">
            <text:p>124</text:p>
          </table:table-cell>
          <table:table-cell office:value-type="float" office:value="123" table:style-name="ce45">
            <text:p>123</text:p>
          </table:table-cell>
          <table:table-cell office:value-type="float" office:value="497" table:formula="of:=[.R39]" table:style-name="ce44">
            <text:p>497</text:p>
          </table:table-cell>
          <table:table-cell office:value-type="float" office:value="497" table:style-name="ce45">
            <text:p>497</text:p>
          </table:table-cell>
          <table:table-cell table:number-columns-repeated="2" table:style-name="ce1"/>
          <table:table-cell office:value-type="float" office:value="2277" table:formula="of:=SUM([.C40]+[.E40]+[.G40]+[.I40]+[.K40]+[.M40]+[.O40]+[.Q40]+[.S40])" table:style-name="ce1">
            <text:p>2277</text:p>
          </table:table-cell>
          <table:table-cell table:number-columns-repeated="16362"/>
        </table:table-row>
        <table:table-row table:style-name="ro8">
          <table:table-cell office:value-type="date" office:date-value="2011-01-28T00:00:00" table:style-name="ce40">
            <text:p>28-1-2011</text:p>
          </table:table-cell>
          <table:table-cell office:value-type="float" office:value="623" table:style-name="ce44">
            <text:p>623</text:p>
          </table:table-cell>
          <table:table-cell office:value-type="float" office:value="417" table:style-name="ce45">
            <text:p>417</text:p>
          </table:table-cell>
          <table:table-cell office:value-type="float" office:value="52" table:formula="of:=[.D40]" table:style-name="ce44">
            <text:p>52</text:p>
          </table:table-cell>
          <table:table-cell office:value-type="float" office:value="51" table:style-name="ce45">
            <text:p>51</text:p>
          </table:table-cell>
          <table:table-cell office:value-type="float" office:value="122" table:style-name="ce44">
            <text:p>122</text:p>
          </table:table-cell>
          <table:table-cell office:value-type="float" office:value="119" table:style-name="ce47">
            <text:p>119</text:p>
          </table:table-cell>
          <table:table-cell office:value-type="float" office:value="242" table:style-name="ce44">
            <text:p>242</text:p>
          </table:table-cell>
          <table:table-cell office:value-type="float" office:value="237" table:style-name="ce47">
            <text:p>237</text:p>
          </table:table-cell>
          <table:table-cell office:value-type="float" office:value="199" table:style-name="ce44">
            <text:p>199</text:p>
          </table:table-cell>
          <table:table-cell office:value-type="float" office:value="186" table:style-name="ce47">
            <text:p>186</text:p>
          </table:table-cell>
          <table:table-cell office:value-type="float" office:value="498" table:style-name="ce44">
            <text:p>498</text:p>
          </table:table-cell>
          <table:table-cell office:value-type="float" office:value="489" table:style-name="ce47">
            <text:p>489</text:p>
          </table:table-cell>
          <table:table-cell office:value-type="float" office:value="122" table:style-name="ce44">
            <text:p>122</text:p>
          </table:table-cell>
          <table:table-cell office:value-type="float" office:value="119" table:style-name="ce47">
            <text:p>119</text:p>
          </table:table-cell>
          <table:table-cell office:value-type="float" office:value="122" table:style-name="ce44">
            <text:p>122</text:p>
          </table:table-cell>
          <table:table-cell office:value-type="float" office:value="120" table:style-name="ce47">
            <text:p>120</text:p>
          </table:table-cell>
          <table:table-cell office:value-type="float" office:value="487" table:style-name="ce44">
            <text:p>487</text:p>
          </table:table-cell>
          <table:table-cell office:value-type="float" office:value="486" table:style-name="ce47">
            <text:p>486</text:p>
          </table:table-cell>
          <table:table-cell table:number-columns-repeated="2" table:style-name="ce1"/>
          <table:table-cell office:value-type="float" office:value="2224" table:formula="of:=SUM([.C41]+[.E41]+[.G41]+[.I41]+[.K41]+[.M41]+[.O41]+[.Q41]+[.S41])" table:style-name="ce1">
            <text:p>2224</text:p>
          </table:table-cell>
          <table:table-cell table:number-columns-repeated="16362"/>
        </table:table-row>
        <table:table-row table:style-name="ro8">
          <table:table-cell office:value-type="date" office:date-value="2011-01-29T00:00:00" table:style-name="ce40">
            <text:p>29-1-2011</text:p>
          </table:table-cell>
          <table:table-cell office:value-type="float" office:value="623" table:formula="of:=[.B41]" table:style-name="ce44">
            <text:p>623</text:p>
          </table:table-cell>
          <table:table-cell office:value-type="float" office:value="417" table:style-name="ce45">
            <text:p>417</text:p>
          </table:table-cell>
          <table:table-cell office:value-type="float" office:value="52" table:formula="of:=[.D41]" table:style-name="ce44">
            <text:p>52</text:p>
          </table:table-cell>
          <table:table-cell office:value-type="float" office:value="51" table:style-name="ce45">
            <text:p>51</text:p>
          </table:table-cell>
          <table:table-cell office:value-type="float" office:value="122" table:formula="of:=[.F41]" table:style-name="ce44">
            <text:p>122</text:p>
          </table:table-cell>
          <table:table-cell office:value-type="float" office:value="119" table:style-name="ce47">
            <text:p>119</text:p>
          </table:table-cell>
          <table:table-cell office:value-type="float" office:value="242" table:formula="of:=[.H41]" table:style-name="ce44">
            <text:p>242</text:p>
          </table:table-cell>
          <table:table-cell office:value-type="float" office:value="237" table:style-name="ce47">
            <text:p>237</text:p>
          </table:table-cell>
          <table:table-cell office:value-type="float" office:value="199" table:formula="of:=[.J41]" table:style-name="ce44">
            <text:p>199</text:p>
          </table:table-cell>
          <table:table-cell office:value-type="float" office:value="186" table:style-name="ce47">
            <text:p>186</text:p>
          </table:table-cell>
          <table:table-cell office:value-type="float" office:value="498" table:formula="of:=[.L41]" table:style-name="ce44">
            <text:p>498</text:p>
          </table:table-cell>
          <table:table-cell office:value-type="float" office:value="489" table:style-name="ce47">
            <text:p>489</text:p>
          </table:table-cell>
          <table:table-cell office:value-type="float" office:value="122" table:formula="of:=[.N41]" table:style-name="ce44">
            <text:p>122</text:p>
          </table:table-cell>
          <table:table-cell office:value-type="float" office:value="119" table:style-name="ce47">
            <text:p>119</text:p>
          </table:table-cell>
          <table:table-cell office:value-type="float" office:value="122" table:formula="of:=[.P41]" table:style-name="ce44">
            <text:p>122</text:p>
          </table:table-cell>
          <table:table-cell office:value-type="float" office:value="120" table:style-name="ce47">
            <text:p>120</text:p>
          </table:table-cell>
          <table:table-cell office:value-type="float" office:value="487" table:formula="of:=[.R41]" table:style-name="ce44">
            <text:p>487</text:p>
          </table:table-cell>
          <table:table-cell office:value-type="float" office:value="486" table:style-name="ce47">
            <text:p>486</text:p>
          </table:table-cell>
          <table:table-cell table:number-columns-repeated="2" table:style-name="ce1"/>
          <table:table-cell office:value-type="float" office:value="2224" table:formula="of:=SUM([.C42]+[.E42]+[.G42]+[.I42]+[.K42]+[.M42]+[.O42]+[.Q42]+[.S42])" table:style-name="ce1">
            <text:p>2224</text:p>
          </table:table-cell>
          <table:table-cell table:number-columns-repeated="16362"/>
        </table:table-row>
        <table:table-row table:style-name="ro8">
          <table:table-cell office:value-type="date" office:date-value="2011-01-30T00:00:00" table:style-name="ce40">
            <text:p>30-1-2011</text:p>
          </table:table-cell>
          <table:table-cell office:value-type="float" office:value="623" table:formula="of:=[.B42]" table:style-name="ce44">
            <text:p>623</text:p>
          </table:table-cell>
          <table:table-cell office:value-type="float" office:value="417" table:style-name="ce45">
            <text:p>417</text:p>
          </table:table-cell>
          <table:table-cell office:value-type="float" office:value="52" table:formula="of:=[.D42]" table:style-name="ce44">
            <text:p>52</text:p>
          </table:table-cell>
          <table:table-cell office:value-type="float" office:value="51" table:style-name="ce45">
            <text:p>51</text:p>
          </table:table-cell>
          <table:table-cell office:value-type="float" office:value="122" table:formula="of:=[.F42]" table:style-name="ce44">
            <text:p>122</text:p>
          </table:table-cell>
          <table:table-cell office:value-type="float" office:value="119" table:style-name="ce47">
            <text:p>119</text:p>
          </table:table-cell>
          <table:table-cell office:value-type="float" office:value="242" table:formula="of:=[.H42]" table:style-name="ce44">
            <text:p>242</text:p>
          </table:table-cell>
          <table:table-cell office:value-type="float" office:value="237" table:style-name="ce47">
            <text:p>237</text:p>
          </table:table-cell>
          <table:table-cell office:value-type="float" office:value="199" table:formula="of:=[.J42]" table:style-name="ce44">
            <text:p>199</text:p>
          </table:table-cell>
          <table:table-cell office:value-type="float" office:value="186" table:style-name="ce47">
            <text:p>186</text:p>
          </table:table-cell>
          <table:table-cell office:value-type="float" office:value="498" table:formula="of:=[.L42]" table:style-name="ce44">
            <text:p>498</text:p>
          </table:table-cell>
          <table:table-cell office:value-type="float" office:value="489" table:style-name="ce47">
            <text:p>489</text:p>
          </table:table-cell>
          <table:table-cell office:value-type="float" office:value="122" table:formula="of:=[.N42]" table:style-name="ce44">
            <text:p>122</text:p>
          </table:table-cell>
          <table:table-cell office:value-type="float" office:value="119" table:style-name="ce47">
            <text:p>119</text:p>
          </table:table-cell>
          <table:table-cell office:value-type="float" office:value="122" table:formula="of:=[.P42]" table:style-name="ce44">
            <text:p>122</text:p>
          </table:table-cell>
          <table:table-cell office:value-type="float" office:value="120" table:style-name="ce47">
            <text:p>120</text:p>
          </table:table-cell>
          <table:table-cell office:value-type="float" office:value="487" table:formula="of:=[.R42]" table:style-name="ce44">
            <text:p>487</text:p>
          </table:table-cell>
          <table:table-cell office:value-type="float" office:value="486" table:style-name="ce47">
            <text:p>486</text:p>
          </table:table-cell>
          <table:table-cell table:number-columns-repeated="2" table:style-name="ce1"/>
          <table:table-cell office:value-type="float" office:value="2224" table:formula="of:=SUM([.C43]+[.E43]+[.G43]+[.I43]+[.K43]+[.M43]+[.O43]+[.Q43]+[.S43])" table:style-name="ce1">
            <text:p>2224</text:p>
          </table:table-cell>
          <table:table-cell table:number-columns-repeated="16362"/>
        </table:table-row>
        <table:table-row table:style-name="ro8">
          <table:table-cell office:value-type="date" office:date-value="2011-01-31T00:00:00" table:style-name="ce40">
            <text:p>31-1-2011</text:p>
          </table:table-cell>
          <table:table-cell office:value-type="float" office:value="623" table:formula="of:=[.B43]" table:style-name="ce44">
            <text:p>623</text:p>
          </table:table-cell>
          <table:table-cell office:value-type="float" office:value="417" table:style-name="ce45">
            <text:p>417</text:p>
          </table:table-cell>
          <table:table-cell office:value-type="float" office:value="52" table:formula="of:=[.D43]" table:style-name="ce44">
            <text:p>52</text:p>
          </table:table-cell>
          <table:table-cell office:value-type="float" office:value="51" table:style-name="ce45">
            <text:p>51</text:p>
          </table:table-cell>
          <table:table-cell office:value-type="float" office:value="122" table:formula="of:=[.F43]" table:style-name="ce44">
            <text:p>122</text:p>
          </table:table-cell>
          <table:table-cell office:value-type="float" office:value="119" table:style-name="ce47">
            <text:p>119</text:p>
          </table:table-cell>
          <table:table-cell office:value-type="float" office:value="242" table:formula="of:=[.H43]" table:style-name="ce44">
            <text:p>242</text:p>
          </table:table-cell>
          <table:table-cell office:value-type="float" office:value="237" table:style-name="ce47">
            <text:p>237</text:p>
          </table:table-cell>
          <table:table-cell office:value-type="float" office:value="199" table:formula="of:=[.J43]" table:style-name="ce44">
            <text:p>199</text:p>
          </table:table-cell>
          <table:table-cell office:value-type="float" office:value="186" table:style-name="ce47">
            <text:p>186</text:p>
          </table:table-cell>
          <table:table-cell office:value-type="float" office:value="498" table:formula="of:=[.L43]" table:style-name="ce44">
            <text:p>498</text:p>
          </table:table-cell>
          <table:table-cell office:value-type="float" office:value="489" table:style-name="ce47">
            <text:p>489</text:p>
          </table:table-cell>
          <table:table-cell office:value-type="float" office:value="122" table:formula="of:=[.N43]" table:style-name="ce44">
            <text:p>122</text:p>
          </table:table-cell>
          <table:table-cell office:value-type="float" office:value="119" table:style-name="ce47">
            <text:p>119</text:p>
          </table:table-cell>
          <table:table-cell office:value-type="float" office:value="122" table:formula="of:=[.P43]" table:style-name="ce44">
            <text:p>122</text:p>
          </table:table-cell>
          <table:table-cell office:value-type="float" office:value="120" table:style-name="ce47">
            <text:p>120</text:p>
          </table:table-cell>
          <table:table-cell office:value-type="float" office:value="487" table:formula="of:=[.R43]" table:style-name="ce44">
            <text:p>487</text:p>
          </table:table-cell>
          <table:table-cell office:value-type="float" office:value="486" table:style-name="ce47">
            <text:p>486</text:p>
          </table:table-cell>
          <table:table-cell table:number-columns-repeated="2" table:style-name="ce1"/>
          <table:table-cell office:value-type="float" office:value="2224" table:formula="of:=SUM([.C44]+[.E44]+[.G44]+[.I44]+[.K44]+[.M44]+[.O44]+[.Q44]+[.S44])" table:style-name="ce1">
            <text:p>2224</text:p>
          </table:table-cell>
          <table:table-cell table:number-columns-repeated="16362"/>
        </table:table-row>
        <table:table-row table:style-name="ro8">
          <table:table-cell office:value-type="date" office:date-value="2011-02-01T00:00:00" table:style-name="ce40">
            <text:p>1-2-2011</text:p>
          </table:table-cell>
          <table:table-cell office:value-type="float" office:value="623" table:formula="of:=[.B44]" table:style-name="ce44">
            <text:p>623</text:p>
          </table:table-cell>
          <table:table-cell office:value-type="float" office:value="417" table:style-name="ce45">
            <text:p>417</text:p>
          </table:table-cell>
          <table:table-cell office:value-type="float" office:value="52" table:formula="of:=[.D44]" table:style-name="ce44">
            <text:p>52</text:p>
          </table:table-cell>
          <table:table-cell office:value-type="float" office:value="51" table:style-name="ce45">
            <text:p>51</text:p>
          </table:table-cell>
          <table:table-cell office:value-type="float" office:value="122" table:formula="of:=[.F44]" table:style-name="ce44">
            <text:p>122</text:p>
          </table:table-cell>
          <table:table-cell office:value-type="float" office:value="119" table:style-name="ce47">
            <text:p>119</text:p>
          </table:table-cell>
          <table:table-cell office:value-type="float" office:value="242" table:formula="of:=[.H44]" table:style-name="ce44">
            <text:p>242</text:p>
          </table:table-cell>
          <table:table-cell office:value-type="float" office:value="237" table:style-name="ce47">
            <text:p>237</text:p>
          </table:table-cell>
          <table:table-cell office:value-type="float" office:value="199" table:formula="of:=[.J44]" table:style-name="ce44">
            <text:p>199</text:p>
          </table:table-cell>
          <table:table-cell office:value-type="float" office:value="186" table:style-name="ce47">
            <text:p>186</text:p>
          </table:table-cell>
          <table:table-cell office:value-type="float" office:value="498" table:formula="of:=[.L44]" table:style-name="ce44">
            <text:p>498</text:p>
          </table:table-cell>
          <table:table-cell office:value-type="float" office:value="489" table:style-name="ce47">
            <text:p>489</text:p>
          </table:table-cell>
          <table:table-cell office:value-type="float" office:value="122" table:formula="of:=[.N44]" table:style-name="ce44">
            <text:p>122</text:p>
          </table:table-cell>
          <table:table-cell office:value-type="float" office:value="119" table:style-name="ce47">
            <text:p>119</text:p>
          </table:table-cell>
          <table:table-cell office:value-type="float" office:value="122" table:formula="of:=[.P44]" table:style-name="ce44">
            <text:p>122</text:p>
          </table:table-cell>
          <table:table-cell office:value-type="float" office:value="120" table:style-name="ce47">
            <text:p>120</text:p>
          </table:table-cell>
          <table:table-cell office:value-type="float" office:value="487" table:formula="of:=[.R44]" table:style-name="ce44">
            <text:p>487</text:p>
          </table:table-cell>
          <table:table-cell office:value-type="float" office:value="486" table:style-name="ce47">
            <text:p>486</text:p>
          </table:table-cell>
          <table:table-cell table:number-columns-repeated="2" table:style-name="ce1"/>
          <table:table-cell office:value-type="float" office:value="2224" table:formula="of:=SUM([.C45]+[.E45]+[.G45]+[.I45]+[.K45]+[.M45]+[.O45]+[.Q45]+[.S45])" table:style-name="ce1">
            <text:p>2224</text:p>
          </table:table-cell>
          <table:table-cell table:number-columns-repeated="16362"/>
        </table:table-row>
        <table:table-row table:style-name="ro8">
          <table:table-cell office:value-type="date" office:date-value="2011-02-02T00:00:00" table:style-name="ce40">
            <text:p>2-2-2011</text:p>
          </table:table-cell>
          <table:table-cell office:value-type="float" office:value="623" table:formula="of:=[.B45]" table:style-name="ce44">
            <text:p>623</text:p>
          </table:table-cell>
          <table:table-cell office:value-type="float" office:value="417" table:style-name="ce45">
            <text:p>417</text:p>
          </table:table-cell>
          <table:table-cell office:value-type="float" office:value="52" table:formula="of:=[.D45]" table:style-name="ce44">
            <text:p>52</text:p>
          </table:table-cell>
          <table:table-cell office:value-type="float" office:value="51" table:style-name="ce45">
            <text:p>51</text:p>
          </table:table-cell>
          <table:table-cell office:value-type="float" office:value="122" table:formula="of:=[.F45]" table:style-name="ce44">
            <text:p>122</text:p>
          </table:table-cell>
          <table:table-cell office:value-type="float" office:value="119" table:style-name="ce47">
            <text:p>119</text:p>
          </table:table-cell>
          <table:table-cell office:value-type="float" office:value="242" table:formula="of:=[.H45]" table:style-name="ce44">
            <text:p>242</text:p>
          </table:table-cell>
          <table:table-cell office:value-type="float" office:value="237" table:style-name="ce47">
            <text:p>237</text:p>
          </table:table-cell>
          <table:table-cell office:value-type="float" office:value="199" table:formula="of:=[.J45]" table:style-name="ce44">
            <text:p>199</text:p>
          </table:table-cell>
          <table:table-cell office:value-type="float" office:value="186" table:style-name="ce47">
            <text:p>186</text:p>
          </table:table-cell>
          <table:table-cell office:value-type="float" office:value="498" table:formula="of:=[.L45]" table:style-name="ce44">
            <text:p>498</text:p>
          </table:table-cell>
          <table:table-cell office:value-type="float" office:value="489" table:style-name="ce47">
            <text:p>489</text:p>
          </table:table-cell>
          <table:table-cell office:value-type="float" office:value="122" table:formula="of:=[.N45]" table:style-name="ce44">
            <text:p>122</text:p>
          </table:table-cell>
          <table:table-cell office:value-type="float" office:value="119" table:style-name="ce47">
            <text:p>119</text:p>
          </table:table-cell>
          <table:table-cell office:value-type="float" office:value="122" table:formula="of:=[.P45]" table:style-name="ce44">
            <text:p>122</text:p>
          </table:table-cell>
          <table:table-cell office:value-type="float" office:value="120" table:style-name="ce47">
            <text:p>120</text:p>
          </table:table-cell>
          <table:table-cell office:value-type="float" office:value="487" table:formula="of:=[.R45]" table:style-name="ce44">
            <text:p>487</text:p>
          </table:table-cell>
          <table:table-cell office:value-type="float" office:value="486" table:style-name="ce47">
            <text:p>486</text:p>
          </table:table-cell>
          <table:table-cell table:number-columns-repeated="2" table:style-name="ce1"/>
          <table:table-cell office:value-type="float" office:value="2224" table:formula="of:=SUM([.C46]+[.E46]+[.G46]+[.I46]+[.K46]+[.M46]+[.O46]+[.Q46]+[.S46])" table:style-name="ce1">
            <text:p>2224</text:p>
          </table:table-cell>
          <table:table-cell table:number-columns-repeated="16362"/>
        </table:table-row>
        <table:table-row table:style-name="ro8">
          <table:table-cell office:value-type="date" office:date-value="2011-02-03T00:00:00" table:style-name="ce40">
            <text:p>3-2-2011</text:p>
          </table:table-cell>
          <table:table-cell office:value-type="float" office:value="623" table:formula="of:=[.B46]" table:style-name="ce44">
            <text:p>623</text:p>
          </table:table-cell>
          <table:table-cell office:value-type="float" office:value="417" table:style-name="ce45">
            <text:p>417</text:p>
          </table:table-cell>
          <table:table-cell office:value-type="float" office:value="52" table:formula="of:=[.D46]" table:style-name="ce44">
            <text:p>52</text:p>
          </table:table-cell>
          <table:table-cell office:value-type="float" office:value="51" table:style-name="ce45">
            <text:p>51</text:p>
          </table:table-cell>
          <table:table-cell office:value-type="float" office:value="122" table:formula="of:=[.F46]" table:style-name="ce44">
            <text:p>122</text:p>
          </table:table-cell>
          <table:table-cell office:value-type="float" office:value="119" table:style-name="ce47">
            <text:p>119</text:p>
          </table:table-cell>
          <table:table-cell office:value-type="float" office:value="242" table:formula="of:=[.H46]" table:style-name="ce44">
            <text:p>242</text:p>
          </table:table-cell>
          <table:table-cell office:value-type="float" office:value="237" table:style-name="ce47">
            <text:p>237</text:p>
          </table:table-cell>
          <table:table-cell office:value-type="float" office:value="199" table:formula="of:=[.J46]" table:style-name="ce44">
            <text:p>199</text:p>
          </table:table-cell>
          <table:table-cell office:value-type="float" office:value="186" table:style-name="ce47">
            <text:p>186</text:p>
          </table:table-cell>
          <table:table-cell office:value-type="float" office:value="498" table:formula="of:=[.L46]" table:style-name="ce44">
            <text:p>498</text:p>
          </table:table-cell>
          <table:table-cell office:value-type="float" office:value="489" table:style-name="ce47">
            <text:p>489</text:p>
          </table:table-cell>
          <table:table-cell office:value-type="float" office:value="122" table:formula="of:=[.N46]" table:style-name="ce44">
            <text:p>122</text:p>
          </table:table-cell>
          <table:table-cell office:value-type="float" office:value="119" table:style-name="ce47">
            <text:p>119</text:p>
          </table:table-cell>
          <table:table-cell office:value-type="float" office:value="122" table:formula="of:=[.P46]" table:style-name="ce44">
            <text:p>122</text:p>
          </table:table-cell>
          <table:table-cell office:value-type="float" office:value="120" table:style-name="ce47">
            <text:p>120</text:p>
          </table:table-cell>
          <table:table-cell office:value-type="float" office:value="487" table:formula="of:=[.R46]" table:style-name="ce44">
            <text:p>487</text:p>
          </table:table-cell>
          <table:table-cell office:value-type="float" office:value="486" table:style-name="ce47">
            <text:p>486</text:p>
          </table:table-cell>
          <table:table-cell table:number-columns-repeated="2" table:style-name="ce1"/>
          <table:table-cell office:value-type="float" office:value="2224" table:formula="of:=SUM([.C47]+[.E47]+[.G47]+[.I47]+[.K47]+[.M47]+[.O47]+[.Q47]+[.S47])" table:style-name="ce1">
            <text:p>2224</text:p>
          </table:table-cell>
          <table:table-cell table:number-columns-repeated="16362"/>
        </table:table-row>
        <table:table-row table:style-name="ro8">
          <table:table-cell office:value-type="date" office:date-value="2011-02-04T00:00:00" table:style-name="ce40">
            <text:p>4-2-2011</text:p>
          </table:table-cell>
          <table:table-cell office:value-type="float" office:value="623" table:formula="of:=[.B47]" table:style-name="ce44">
            <text:p>623</text:p>
          </table:table-cell>
          <table:table-cell office:value-type="float" office:value="417" table:style-name="ce45">
            <text:p>417</text:p>
          </table:table-cell>
          <table:table-cell office:value-type="float" office:value="52" table:formula="of:=[.D47]" table:style-name="ce44">
            <text:p>52</text:p>
          </table:table-cell>
          <table:table-cell office:value-type="float" office:value="51" table:style-name="ce45">
            <text:p>51</text:p>
          </table:table-cell>
          <table:table-cell office:value-type="float" office:value="122" table:formula="of:=[.F47]" table:style-name="ce44">
            <text:p>122</text:p>
          </table:table-cell>
          <table:table-cell office:value-type="float" office:value="119" table:style-name="ce47">
            <text:p>119</text:p>
          </table:table-cell>
          <table:table-cell office:value-type="float" office:value="242" table:formula="of:=[.H47]" table:style-name="ce44">
            <text:p>242</text:p>
          </table:table-cell>
          <table:table-cell office:value-type="float" office:value="237" table:style-name="ce47">
            <text:p>237</text:p>
          </table:table-cell>
          <table:table-cell office:value-type="float" office:value="199" table:formula="of:=[.J47]" table:style-name="ce44">
            <text:p>199</text:p>
          </table:table-cell>
          <table:table-cell office:value-type="float" office:value="186" table:style-name="ce47">
            <text:p>186</text:p>
          </table:table-cell>
          <table:table-cell office:value-type="float" office:value="498" table:formula="of:=[.L47]" table:style-name="ce44">
            <text:p>498</text:p>
          </table:table-cell>
          <table:table-cell office:value-type="float" office:value="489" table:style-name="ce47">
            <text:p>489</text:p>
          </table:table-cell>
          <table:table-cell office:value-type="float" office:value="122" table:formula="of:=[.N47]" table:style-name="ce44">
            <text:p>122</text:p>
          </table:table-cell>
          <table:table-cell office:value-type="float" office:value="119" table:style-name="ce47">
            <text:p>119</text:p>
          </table:table-cell>
          <table:table-cell office:value-type="float" office:value="122" table:formula="of:=[.P47]" table:style-name="ce44">
            <text:p>122</text:p>
          </table:table-cell>
          <table:table-cell office:value-type="float" office:value="120" table:style-name="ce47">
            <text:p>120</text:p>
          </table:table-cell>
          <table:table-cell office:value-type="float" office:value="487" table:formula="of:=[.R47]" table:style-name="ce44">
            <text:p>487</text:p>
          </table:table-cell>
          <table:table-cell office:value-type="float" office:value="486" table:style-name="ce47">
            <text:p>486</text:p>
          </table:table-cell>
          <table:table-cell table:number-columns-repeated="2" table:style-name="ce1"/>
          <table:table-cell office:value-type="float" office:value="2224" table:formula="of:=SUM([.C48]+[.E48]+[.G48]+[.I48]+[.K48]+[.M48]+[.O48]+[.Q48]+[.S48])" table:style-name="ce1">
            <text:p>2224</text:p>
          </table:table-cell>
          <table:table-cell table:number-columns-repeated="16362"/>
        </table:table-row>
        <table:table-row table:style-name="ro8">
          <table:table-cell office:value-type="date" office:date-value="2011-02-05T00:00:00" table:style-name="ce40">
            <text:p>5-2-2011</text:p>
          </table:table-cell>
          <table:table-cell office:value-type="float" office:value="623" table:formula="of:=[.B48]" table:style-name="ce44">
            <text:p>623</text:p>
          </table:table-cell>
          <table:table-cell office:value-type="float" office:value="417" table:style-name="ce45">
            <text:p>417</text:p>
          </table:table-cell>
          <table:table-cell office:value-type="float" office:value="52" table:formula="of:=[.D48]" table:style-name="ce44">
            <text:p>52</text:p>
          </table:table-cell>
          <table:table-cell office:value-type="float" office:value="51" table:style-name="ce45">
            <text:p>51</text:p>
          </table:table-cell>
          <table:table-cell office:value-type="float" office:value="122" table:formula="of:=[.F48]" table:style-name="ce44">
            <text:p>122</text:p>
          </table:table-cell>
          <table:table-cell office:value-type="float" office:value="119" table:style-name="ce47">
            <text:p>119</text:p>
          </table:table-cell>
          <table:table-cell office:value-type="float" office:value="242" table:formula="of:=[.H48]" table:style-name="ce44">
            <text:p>242</text:p>
          </table:table-cell>
          <table:table-cell office:value-type="float" office:value="237" table:style-name="ce47">
            <text:p>237</text:p>
          </table:table-cell>
          <table:table-cell office:value-type="float" office:value="199" table:formula="of:=[.J48]" table:style-name="ce44">
            <text:p>199</text:p>
          </table:table-cell>
          <table:table-cell office:value-type="float" office:value="186" table:style-name="ce47">
            <text:p>186</text:p>
          </table:table-cell>
          <table:table-cell office:value-type="float" office:value="498" table:formula="of:=[.L48]" table:style-name="ce44">
            <text:p>498</text:p>
          </table:table-cell>
          <table:table-cell office:value-type="float" office:value="489" table:style-name="ce47">
            <text:p>489</text:p>
          </table:table-cell>
          <table:table-cell office:value-type="float" office:value="122" table:formula="of:=[.N48]" table:style-name="ce44">
            <text:p>122</text:p>
          </table:table-cell>
          <table:table-cell office:value-type="float" office:value="119" table:style-name="ce47">
            <text:p>119</text:p>
          </table:table-cell>
          <table:table-cell office:value-type="float" office:value="122" table:formula="of:=[.P48]" table:style-name="ce44">
            <text:p>122</text:p>
          </table:table-cell>
          <table:table-cell office:value-type="float" office:value="120" table:style-name="ce47">
            <text:p>120</text:p>
          </table:table-cell>
          <table:table-cell office:value-type="float" office:value="487" table:formula="of:=[.R48]" table:style-name="ce44">
            <text:p>487</text:p>
          </table:table-cell>
          <table:table-cell office:value-type="float" office:value="486" table:style-name="ce47">
            <text:p>486</text:p>
          </table:table-cell>
          <table:table-cell table:number-columns-repeated="2" table:style-name="ce1"/>
          <table:table-cell office:value-type="float" office:value="2224" table:formula="of:=SUM([.C49]+[.E49]+[.G49]+[.I49]+[.K49]+[.M49]+[.O49]+[.Q49]+[.S49])" table:style-name="ce1">
            <text:p>2224</text:p>
          </table:table-cell>
          <table:table-cell table:number-columns-repeated="16362"/>
        </table:table-row>
        <table:table-row table:style-name="ro8">
          <table:table-cell office:value-type="date" office:date-value="2011-02-06T00:00:00" table:style-name="ce40">
            <text:p>6-2-2011</text:p>
          </table:table-cell>
          <table:table-cell office:value-type="float" office:value="623" table:formula="of:=[.B49]" table:style-name="ce44">
            <text:p>623</text:p>
          </table:table-cell>
          <table:table-cell office:value-type="float" office:value="417" table:style-name="ce45">
            <text:p>417</text:p>
          </table:table-cell>
          <table:table-cell office:value-type="float" office:value="52" table:formula="of:=[.D49]" table:style-name="ce44">
            <text:p>52</text:p>
          </table:table-cell>
          <table:table-cell office:value-type="float" office:value="51" table:style-name="ce45">
            <text:p>51</text:p>
          </table:table-cell>
          <table:table-cell office:value-type="float" office:value="122" table:formula="of:=[.F49]" table:style-name="ce44">
            <text:p>122</text:p>
          </table:table-cell>
          <table:table-cell office:value-type="float" office:value="119" table:style-name="ce47">
            <text:p>119</text:p>
          </table:table-cell>
          <table:table-cell office:value-type="float" office:value="242" table:formula="of:=[.H49]" table:style-name="ce44">
            <text:p>242</text:p>
          </table:table-cell>
          <table:table-cell office:value-type="float" office:value="237" table:style-name="ce47">
            <text:p>237</text:p>
          </table:table-cell>
          <table:table-cell office:value-type="float" office:value="199" table:formula="of:=[.J49]" table:style-name="ce44">
            <text:p>199</text:p>
          </table:table-cell>
          <table:table-cell office:value-type="float" office:value="186" table:style-name="ce47">
            <text:p>186</text:p>
          </table:table-cell>
          <table:table-cell office:value-type="float" office:value="498" table:formula="of:=[.L49]" table:style-name="ce44">
            <text:p>498</text:p>
          </table:table-cell>
          <table:table-cell office:value-type="float" office:value="489" table:style-name="ce47">
            <text:p>489</text:p>
          </table:table-cell>
          <table:table-cell office:value-type="float" office:value="122" table:formula="of:=[.N49]" table:style-name="ce44">
            <text:p>122</text:p>
          </table:table-cell>
          <table:table-cell office:value-type="float" office:value="119" table:style-name="ce47">
            <text:p>119</text:p>
          </table:table-cell>
          <table:table-cell office:value-type="float" office:value="122" table:formula="of:=[.P49]" table:style-name="ce44">
            <text:p>122</text:p>
          </table:table-cell>
          <table:table-cell office:value-type="float" office:value="120" table:style-name="ce47">
            <text:p>120</text:p>
          </table:table-cell>
          <table:table-cell office:value-type="float" office:value="487" table:formula="of:=[.R49]" table:style-name="ce44">
            <text:p>487</text:p>
          </table:table-cell>
          <table:table-cell office:value-type="float" office:value="486" table:style-name="ce47">
            <text:p>486</text:p>
          </table:table-cell>
          <table:table-cell table:number-columns-repeated="2" table:style-name="ce1"/>
          <table:table-cell office:value-type="float" office:value="2224" table:formula="of:=SUM([.C50]+[.E50]+[.G50]+[.I50]+[.K50]+[.M50]+[.O50]+[.Q50]+[.S50])" table:style-name="ce1">
            <text:p>2224</text:p>
          </table:table-cell>
          <table:table-cell table:number-columns-repeated="16362"/>
        </table:table-row>
        <table:table-row table:style-name="ro8">
          <table:table-cell office:value-type="date" office:date-value="2011-02-07T00:00:00" table:style-name="ce40">
            <text:p>7-2-2011</text:p>
          </table:table-cell>
          <table:table-cell office:value-type="float" office:value="623" table:formula="of:=[.B50]" table:style-name="ce44">
            <text:p>623</text:p>
          </table:table-cell>
          <table:table-cell office:value-type="float" office:value="417" table:style-name="ce45">
            <text:p>417</text:p>
          </table:table-cell>
          <table:table-cell office:value-type="float" office:value="52" table:formula="of:=[.D50]" table:style-name="ce44">
            <text:p>52</text:p>
          </table:table-cell>
          <table:table-cell office:value-type="float" office:value="51" table:style-name="ce45">
            <text:p>51</text:p>
          </table:table-cell>
          <table:table-cell office:value-type="float" office:value="122" table:formula="of:=[.F50]" table:style-name="ce44">
            <text:p>122</text:p>
          </table:table-cell>
          <table:table-cell office:value-type="float" office:value="119" table:style-name="ce47">
            <text:p>119</text:p>
          </table:table-cell>
          <table:table-cell office:value-type="float" office:value="242" table:formula="of:=[.H50]" table:style-name="ce44">
            <text:p>242</text:p>
          </table:table-cell>
          <table:table-cell office:value-type="float" office:value="237" table:style-name="ce47">
            <text:p>237</text:p>
          </table:table-cell>
          <table:table-cell office:value-type="float" office:value="199" table:formula="of:=[.J50]" table:style-name="ce44">
            <text:p>199</text:p>
          </table:table-cell>
          <table:table-cell office:value-type="float" office:value="186" table:style-name="ce47">
            <text:p>186</text:p>
          </table:table-cell>
          <table:table-cell office:value-type="float" office:value="498" table:formula="of:=[.L50]" table:style-name="ce44">
            <text:p>498</text:p>
          </table:table-cell>
          <table:table-cell office:value-type="float" office:value="489" table:style-name="ce47">
            <text:p>489</text:p>
          </table:table-cell>
          <table:table-cell office:value-type="float" office:value="122" table:formula="of:=[.N50]" table:style-name="ce44">
            <text:p>122</text:p>
          </table:table-cell>
          <table:table-cell office:value-type="float" office:value="119" table:style-name="ce47">
            <text:p>119</text:p>
          </table:table-cell>
          <table:table-cell office:value-type="float" office:value="122" table:formula="of:=[.P50]" table:style-name="ce44">
            <text:p>122</text:p>
          </table:table-cell>
          <table:table-cell office:value-type="float" office:value="120" table:style-name="ce47">
            <text:p>120</text:p>
          </table:table-cell>
          <table:table-cell office:value-type="float" office:value="487" table:formula="of:=[.R50]" table:style-name="ce44">
            <text:p>487</text:p>
          </table:table-cell>
          <table:table-cell office:value-type="float" office:value="486" table:style-name="ce47">
            <text:p>486</text:p>
          </table:table-cell>
          <table:table-cell table:number-columns-repeated="2" table:style-name="ce1"/>
          <table:table-cell office:value-type="float" office:value="2224" table:formula="of:=SUM([.C51]+[.E51]+[.G51]+[.I51]+[.K51]+[.M51]+[.O51]+[.Q51]+[.S51])" table:style-name="ce1">
            <text:p>2224</text:p>
          </table:table-cell>
          <table:table-cell table:number-columns-repeated="16362"/>
        </table:table-row>
        <table:table-row table:style-name="ro8">
          <table:table-cell office:value-type="date" office:date-value="2011-02-08T00:00:00" table:style-name="ce40">
            <text:p>8-2-2011</text:p>
          </table:table-cell>
          <table:table-cell office:value-type="float" office:value="623" table:formula="of:=[.B51]" table:style-name="ce44">
            <text:p>623</text:p>
          </table:table-cell>
          <table:table-cell office:value-type="float" office:value="417" table:style-name="ce45">
            <text:p>417</text:p>
          </table:table-cell>
          <table:table-cell office:value-type="float" office:value="52" table:formula="of:=[.D51]" table:style-name="ce44">
            <text:p>52</text:p>
          </table:table-cell>
          <table:table-cell office:value-type="float" office:value="51" table:style-name="ce45">
            <text:p>51</text:p>
          </table:table-cell>
          <table:table-cell office:value-type="float" office:value="122" table:formula="of:=[.F51]" table:style-name="ce44">
            <text:p>122</text:p>
          </table:table-cell>
          <table:table-cell office:value-type="float" office:value="119" table:style-name="ce47">
            <text:p>119</text:p>
          </table:table-cell>
          <table:table-cell office:value-type="float" office:value="242" table:formula="of:=[.H51]" table:style-name="ce44">
            <text:p>242</text:p>
          </table:table-cell>
          <table:table-cell office:value-type="float" office:value="237" table:style-name="ce47">
            <text:p>237</text:p>
          </table:table-cell>
          <table:table-cell office:value-type="float" office:value="199" table:formula="of:=[.J51]" table:style-name="ce44">
            <text:p>199</text:p>
          </table:table-cell>
          <table:table-cell office:value-type="float" office:value="186" table:style-name="ce47">
            <text:p>186</text:p>
          </table:table-cell>
          <table:table-cell office:value-type="float" office:value="498" table:formula="of:=[.L51]" table:style-name="ce44">
            <text:p>498</text:p>
          </table:table-cell>
          <table:table-cell office:value-type="float" office:value="489" table:style-name="ce47">
            <text:p>489</text:p>
          </table:table-cell>
          <table:table-cell office:value-type="float" office:value="122" table:formula="of:=[.N51]" table:style-name="ce44">
            <text:p>122</text:p>
          </table:table-cell>
          <table:table-cell office:value-type="float" office:value="119" table:style-name="ce47">
            <text:p>119</text:p>
          </table:table-cell>
          <table:table-cell office:value-type="float" office:value="122" table:formula="of:=[.P51]" table:style-name="ce44">
            <text:p>122</text:p>
          </table:table-cell>
          <table:table-cell office:value-type="float" office:value="120" table:style-name="ce47">
            <text:p>120</text:p>
          </table:table-cell>
          <table:table-cell office:value-type="float" office:value="487" table:formula="of:=[.R51]" table:style-name="ce44">
            <text:p>487</text:p>
          </table:table-cell>
          <table:table-cell office:value-type="float" office:value="486" table:style-name="ce47">
            <text:p>486</text:p>
          </table:table-cell>
          <table:table-cell table:number-columns-repeated="2" table:style-name="ce1"/>
          <table:table-cell office:value-type="float" office:value="2224" table:formula="of:=SUM([.C52]+[.E52]+[.G52]+[.I52]+[.K52]+[.M52]+[.O52]+[.Q52]+[.S52])" table:style-name="ce1">
            <text:p>2224</text:p>
          </table:table-cell>
          <table:table-cell table:number-columns-repeated="16362"/>
        </table:table-row>
        <table:table-row table:style-name="ro8">
          <table:table-cell office:value-type="date" office:date-value="2011-02-09T00:00:00" table:style-name="ce40">
            <text:p>9-2-2011</text:p>
          </table:table-cell>
          <table:table-cell office:value-type="float" office:value="623" table:formula="of:=[.B52]" table:style-name="ce44">
            <text:p>623</text:p>
          </table:table-cell>
          <table:table-cell office:value-type="float" office:value="417" table:style-name="ce45">
            <text:p>417</text:p>
          </table:table-cell>
          <table:table-cell office:value-type="float" office:value="52" table:formula="of:=[.D52]" table:style-name="ce44">
            <text:p>52</text:p>
          </table:table-cell>
          <table:table-cell office:value-type="float" office:value="51" table:style-name="ce45">
            <text:p>51</text:p>
          </table:table-cell>
          <table:table-cell office:value-type="float" office:value="122" table:formula="of:=[.F52]" table:style-name="ce44">
            <text:p>122</text:p>
          </table:table-cell>
          <table:table-cell office:value-type="float" office:value="119" table:style-name="ce47">
            <text:p>119</text:p>
          </table:table-cell>
          <table:table-cell office:value-type="float" office:value="242" table:formula="of:=[.H52]" table:style-name="ce44">
            <text:p>242</text:p>
          </table:table-cell>
          <table:table-cell office:value-type="float" office:value="237" table:style-name="ce47">
            <text:p>237</text:p>
          </table:table-cell>
          <table:table-cell office:value-type="float" office:value="199" table:formula="of:=[.J52]" table:style-name="ce44">
            <text:p>199</text:p>
          </table:table-cell>
          <table:table-cell office:value-type="float" office:value="186" table:style-name="ce47">
            <text:p>186</text:p>
          </table:table-cell>
          <table:table-cell office:value-type="float" office:value="498" table:formula="of:=[.L52]" table:style-name="ce44">
            <text:p>498</text:p>
          </table:table-cell>
          <table:table-cell office:value-type="float" office:value="489" table:style-name="ce47">
            <text:p>489</text:p>
          </table:table-cell>
          <table:table-cell office:value-type="float" office:value="122" table:formula="of:=[.N52]" table:style-name="ce44">
            <text:p>122</text:p>
          </table:table-cell>
          <table:table-cell office:value-type="float" office:value="119" table:style-name="ce47">
            <text:p>119</text:p>
          </table:table-cell>
          <table:table-cell office:value-type="float" office:value="122" table:formula="of:=[.P52]" table:style-name="ce44">
            <text:p>122</text:p>
          </table:table-cell>
          <table:table-cell office:value-type="float" office:value="120" table:style-name="ce47">
            <text:p>120</text:p>
          </table:table-cell>
          <table:table-cell office:value-type="float" office:value="487" table:formula="of:=[.R52]" table:style-name="ce44">
            <text:p>487</text:p>
          </table:table-cell>
          <table:table-cell office:value-type="float" office:value="486" table:style-name="ce47">
            <text:p>486</text:p>
          </table:table-cell>
          <table:table-cell table:number-columns-repeated="2" table:style-name="ce1"/>
          <table:table-cell office:value-type="float" office:value="2224" table:formula="of:=SUM([.C53]+[.E53]+[.G53]+[.I53]+[.K53]+[.M53]+[.O53]+[.Q53]+[.S53])" table:style-name="ce1">
            <text:p>2224</text:p>
          </table:table-cell>
          <table:table-cell table:number-columns-repeated="16362"/>
        </table:table-row>
        <table:table-row table:style-name="ro8">
          <table:table-cell office:value-type="date" office:date-value="2011-02-10T00:00:00" table:style-name="ce40">
            <text:p>10-2-2011</text:p>
          </table:table-cell>
          <table:table-cell office:value-type="float" office:value="623" table:formula="of:=[.B53]" table:style-name="ce44">
            <text:p>623</text:p>
          </table:table-cell>
          <table:table-cell office:value-type="float" office:value="417" table:style-name="ce45">
            <text:p>417</text:p>
          </table:table-cell>
          <table:table-cell office:value-type="float" office:value="52" table:formula="of:=[.D53]" table:style-name="ce44">
            <text:p>52</text:p>
          </table:table-cell>
          <table:table-cell office:value-type="float" office:value="51" table:style-name="ce45">
            <text:p>51</text:p>
          </table:table-cell>
          <table:table-cell office:value-type="float" office:value="122" table:formula="of:=[.F53]" table:style-name="ce44">
            <text:p>122</text:p>
          </table:table-cell>
          <table:table-cell office:value-type="float" office:value="119" table:style-name="ce47">
            <text:p>119</text:p>
          </table:table-cell>
          <table:table-cell office:value-type="float" office:value="242" table:formula="of:=[.H53]" table:style-name="ce44">
            <text:p>242</text:p>
          </table:table-cell>
          <table:table-cell office:value-type="float" office:value="237" table:style-name="ce47">
            <text:p>237</text:p>
          </table:table-cell>
          <table:table-cell office:value-type="float" office:value="199" table:formula="of:=[.J53]" table:style-name="ce44">
            <text:p>199</text:p>
          </table:table-cell>
          <table:table-cell office:value-type="float" office:value="186" table:style-name="ce47">
            <text:p>186</text:p>
          </table:table-cell>
          <table:table-cell office:value-type="float" office:value="498" table:formula="of:=[.L53]" table:style-name="ce44">
            <text:p>498</text:p>
          </table:table-cell>
          <table:table-cell office:value-type="float" office:value="489" table:style-name="ce47">
            <text:p>489</text:p>
          </table:table-cell>
          <table:table-cell office:value-type="float" office:value="122" table:formula="of:=[.N53]" table:style-name="ce44">
            <text:p>122</text:p>
          </table:table-cell>
          <table:table-cell office:value-type="float" office:value="119" table:style-name="ce47">
            <text:p>119</text:p>
          </table:table-cell>
          <table:table-cell office:value-type="float" office:value="122" table:formula="of:=[.P53]" table:style-name="ce44">
            <text:p>122</text:p>
          </table:table-cell>
          <table:table-cell office:value-type="float" office:value="120" table:style-name="ce47">
            <text:p>120</text:p>
          </table:table-cell>
          <table:table-cell office:value-type="float" office:value="487" table:formula="of:=[.R53]" table:style-name="ce44">
            <text:p>487</text:p>
          </table:table-cell>
          <table:table-cell office:value-type="float" office:value="486" table:style-name="ce47">
            <text:p>486</text:p>
          </table:table-cell>
          <table:table-cell table:number-columns-repeated="2" table:style-name="ce1"/>
          <table:table-cell office:value-type="float" office:value="2224" table:formula="of:=SUM([.C54]+[.E54]+[.G54]+[.I54]+[.K54]+[.M54]+[.O54]+[.Q54]+[.S54])" table:style-name="ce1">
            <text:p>2224</text:p>
          </table:table-cell>
          <table:table-cell table:number-columns-repeated="16362"/>
        </table:table-row>
        <table:table-row table:style-name="ro8">
          <table:table-cell office:value-type="date" office:date-value="2011-02-11T00:00:00" table:style-name="ce40">
            <text:p>11-2-2011</text:p>
          </table:table-cell>
          <table:table-cell office:value-type="float" office:value="623" table:formula="of:=[.B54]" table:style-name="ce44">
            <text:p>623</text:p>
          </table:table-cell>
          <table:table-cell office:value-type="float" office:value="417" table:style-name="ce45">
            <text:p>417</text:p>
          </table:table-cell>
          <table:table-cell office:value-type="float" office:value="52" table:formula="of:=[.D54]" table:style-name="ce44">
            <text:p>52</text:p>
          </table:table-cell>
          <table:table-cell office:value-type="float" office:value="51" table:style-name="ce45">
            <text:p>51</text:p>
          </table:table-cell>
          <table:table-cell office:value-type="float" office:value="122" table:formula="of:=[.F54]" table:style-name="ce44">
            <text:p>122</text:p>
          </table:table-cell>
          <table:table-cell office:value-type="float" office:value="119" table:style-name="ce47">
            <text:p>119</text:p>
          </table:table-cell>
          <table:table-cell office:value-type="float" office:value="242" table:formula="of:=[.H54]" table:style-name="ce44">
            <text:p>242</text:p>
          </table:table-cell>
          <table:table-cell office:value-type="float" office:value="237" table:style-name="ce47">
            <text:p>237</text:p>
          </table:table-cell>
          <table:table-cell office:value-type="float" office:value="199" table:formula="of:=[.J54]" table:style-name="ce44">
            <text:p>199</text:p>
          </table:table-cell>
          <table:table-cell office:value-type="float" office:value="186" table:style-name="ce47">
            <text:p>186</text:p>
          </table:table-cell>
          <table:table-cell office:value-type="float" office:value="498" table:formula="of:=[.L54]" table:style-name="ce44">
            <text:p>498</text:p>
          </table:table-cell>
          <table:table-cell office:value-type="float" office:value="489" table:style-name="ce47">
            <text:p>489</text:p>
          </table:table-cell>
          <table:table-cell office:value-type="float" office:value="122" table:formula="of:=[.N54]" table:style-name="ce44">
            <text:p>122</text:p>
          </table:table-cell>
          <table:table-cell office:value-type="float" office:value="119" table:style-name="ce47">
            <text:p>119</text:p>
          </table:table-cell>
          <table:table-cell office:value-type="float" office:value="122" table:formula="of:=[.P54]" table:style-name="ce44">
            <text:p>122</text:p>
          </table:table-cell>
          <table:table-cell office:value-type="float" office:value="120" table:style-name="ce47">
            <text:p>120</text:p>
          </table:table-cell>
          <table:table-cell office:value-type="float" office:value="487" table:formula="of:=[.R54]" table:style-name="ce44">
            <text:p>487</text:p>
          </table:table-cell>
          <table:table-cell office:value-type="float" office:value="486" table:style-name="ce47">
            <text:p>486</text:p>
          </table:table-cell>
          <table:table-cell table:number-columns-repeated="2" table:style-name="ce1"/>
          <table:table-cell office:value-type="float" office:value="2224" table:formula="of:=SUM([.C55]+[.E55]+[.G55]+[.I55]+[.K55]+[.M55]+[.O55]+[.Q55]+[.S55])" table:style-name="ce1">
            <text:p>2224</text:p>
          </table:table-cell>
          <table:table-cell table:number-columns-repeated="16362"/>
        </table:table-row>
        <table:table-row table:style-name="ro8">
          <table:table-cell office:value-type="date" office:date-value="2011-02-12T00:00:00" table:style-name="ce40">
            <text:p>12-2-2011</text:p>
          </table:table-cell>
          <table:table-cell office:value-type="float" office:value="623" table:formula="of:=[.B55]" table:style-name="ce44">
            <text:p>623</text:p>
          </table:table-cell>
          <table:table-cell office:value-type="float" office:value="417" table:style-name="ce45">
            <text:p>417</text:p>
          </table:table-cell>
          <table:table-cell office:value-type="float" office:value="52" table:formula="of:=[.D55]" table:style-name="ce44">
            <text:p>52</text:p>
          </table:table-cell>
          <table:table-cell office:value-type="float" office:value="51" table:style-name="ce45">
            <text:p>51</text:p>
          </table:table-cell>
          <table:table-cell office:value-type="float" office:value="122" table:formula="of:=[.F55]" table:style-name="ce44">
            <text:p>122</text:p>
          </table:table-cell>
          <table:table-cell office:value-type="float" office:value="119" table:style-name="ce47">
            <text:p>119</text:p>
          </table:table-cell>
          <table:table-cell office:value-type="float" office:value="242" table:formula="of:=[.H55]" table:style-name="ce44">
            <text:p>242</text:p>
          </table:table-cell>
          <table:table-cell office:value-type="float" office:value="237" table:style-name="ce47">
            <text:p>237</text:p>
          </table:table-cell>
          <table:table-cell office:value-type="float" office:value="199" table:formula="of:=[.J55]" table:style-name="ce44">
            <text:p>199</text:p>
          </table:table-cell>
          <table:table-cell office:value-type="float" office:value="186" table:style-name="ce47">
            <text:p>186</text:p>
          </table:table-cell>
          <table:table-cell office:value-type="float" office:value="498" table:formula="of:=[.L55]" table:style-name="ce44">
            <text:p>498</text:p>
          </table:table-cell>
          <table:table-cell office:value-type="float" office:value="489" table:style-name="ce47">
            <text:p>489</text:p>
          </table:table-cell>
          <table:table-cell office:value-type="float" office:value="122" table:formula="of:=[.N55]" table:style-name="ce44">
            <text:p>122</text:p>
          </table:table-cell>
          <table:table-cell office:value-type="float" office:value="119" table:style-name="ce47">
            <text:p>119</text:p>
          </table:table-cell>
          <table:table-cell office:value-type="float" office:value="122" table:formula="of:=[.P55]" table:style-name="ce44">
            <text:p>122</text:p>
          </table:table-cell>
          <table:table-cell office:value-type="float" office:value="120" table:style-name="ce47">
            <text:p>120</text:p>
          </table:table-cell>
          <table:table-cell office:value-type="float" office:value="487" table:formula="of:=[.R55]" table:style-name="ce44">
            <text:p>487</text:p>
          </table:table-cell>
          <table:table-cell office:value-type="float" office:value="486" table:style-name="ce47">
            <text:p>486</text:p>
          </table:table-cell>
          <table:table-cell table:number-columns-repeated="2" table:style-name="ce1"/>
          <table:table-cell office:value-type="float" office:value="2224" table:formula="of:=SUM([.C56]+[.E56]+[.G56]+[.I56]+[.K56]+[.M56]+[.O56]+[.Q56]+[.S56])" table:style-name="ce1">
            <text:p>2224</text:p>
          </table:table-cell>
          <table:table-cell table:number-columns-repeated="16362"/>
        </table:table-row>
        <table:table-row table:style-name="ro8">
          <table:table-cell office:value-type="date" office:date-value="2011-02-13T00:00:00" table:style-name="ce40">
            <text:p>13-2-2011</text:p>
          </table:table-cell>
          <table:table-cell office:value-type="float" office:value="623" table:formula="of:=[.B56]" table:style-name="ce44">
            <text:p>623</text:p>
          </table:table-cell>
          <table:table-cell office:value-type="float" office:value="417" table:style-name="ce45">
            <text:p>417</text:p>
          </table:table-cell>
          <table:table-cell office:value-type="float" office:value="52" table:formula="of:=[.D56]" table:style-name="ce44">
            <text:p>52</text:p>
          </table:table-cell>
          <table:table-cell office:value-type="float" office:value="51" table:style-name="ce45">
            <text:p>51</text:p>
          </table:table-cell>
          <table:table-cell office:value-type="float" office:value="122" table:formula="of:=[.F56]" table:style-name="ce44">
            <text:p>122</text:p>
          </table:table-cell>
          <table:table-cell office:value-type="float" office:value="119" table:style-name="ce47">
            <text:p>119</text:p>
          </table:table-cell>
          <table:table-cell office:value-type="float" office:value="242" table:formula="of:=[.H56]" table:style-name="ce44">
            <text:p>242</text:p>
          </table:table-cell>
          <table:table-cell office:value-type="float" office:value="237" table:style-name="ce47">
            <text:p>237</text:p>
          </table:table-cell>
          <table:table-cell office:value-type="float" office:value="199" table:formula="of:=[.J56]" table:style-name="ce44">
            <text:p>199</text:p>
          </table:table-cell>
          <table:table-cell office:value-type="float" office:value="186" table:style-name="ce47">
            <text:p>186</text:p>
          </table:table-cell>
          <table:table-cell office:value-type="float" office:value="498" table:formula="of:=[.L56]" table:style-name="ce44">
            <text:p>498</text:p>
          </table:table-cell>
          <table:table-cell office:value-type="float" office:value="489" table:style-name="ce47">
            <text:p>489</text:p>
          </table:table-cell>
          <table:table-cell office:value-type="float" office:value="122" table:formula="of:=[.N56]" table:style-name="ce44">
            <text:p>122</text:p>
          </table:table-cell>
          <table:table-cell office:value-type="float" office:value="119" table:style-name="ce47">
            <text:p>119</text:p>
          </table:table-cell>
          <table:table-cell office:value-type="float" office:value="122" table:formula="of:=[.P56]" table:style-name="ce44">
            <text:p>122</text:p>
          </table:table-cell>
          <table:table-cell office:value-type="float" office:value="120" table:style-name="ce47">
            <text:p>120</text:p>
          </table:table-cell>
          <table:table-cell office:value-type="float" office:value="487" table:formula="of:=[.R56]" table:style-name="ce44">
            <text:p>487</text:p>
          </table:table-cell>
          <table:table-cell office:value-type="float" office:value="486" table:style-name="ce47">
            <text:p>486</text:p>
          </table:table-cell>
          <table:table-cell table:number-columns-repeated="2" table:style-name="ce1"/>
          <table:table-cell office:value-type="float" office:value="2224" table:formula="of:=SUM([.C57]+[.E57]+[.G57]+[.I57]+[.K57]+[.M57]+[.O57]+[.Q57]+[.S57])" table:style-name="ce1">
            <text:p>2224</text:p>
          </table:table-cell>
          <table:table-cell table:number-columns-repeated="16362"/>
        </table:table-row>
        <table:table-row table:style-name="ro8">
          <table:table-cell office:value-type="date" office:date-value="2011-02-14T00:00:00" table:style-name="ce40">
            <text:p>14-2-2011</text:p>
          </table:table-cell>
          <table:table-cell office:value-type="float" office:value="623" table:formula="of:=[.B57]" table:style-name="ce44">
            <text:p>623</text:p>
          </table:table-cell>
          <table:table-cell office:value-type="float" office:value="417" table:style-name="ce45">
            <text:p>417</text:p>
          </table:table-cell>
          <table:table-cell office:value-type="float" office:value="52" table:formula="of:=[.D57]" table:style-name="ce44">
            <text:p>52</text:p>
          </table:table-cell>
          <table:table-cell office:value-type="float" office:value="51" table:style-name="ce45">
            <text:p>51</text:p>
          </table:table-cell>
          <table:table-cell office:value-type="float" office:value="122" table:formula="of:=[.F57]" table:style-name="ce44">
            <text:p>122</text:p>
          </table:table-cell>
          <table:table-cell office:value-type="float" office:value="119" table:style-name="ce47">
            <text:p>119</text:p>
          </table:table-cell>
          <table:table-cell office:value-type="float" office:value="242" table:formula="of:=[.H57]" table:style-name="ce44">
            <text:p>242</text:p>
          </table:table-cell>
          <table:table-cell office:value-type="float" office:value="237" table:style-name="ce47">
            <text:p>237</text:p>
          </table:table-cell>
          <table:table-cell office:value-type="float" office:value="199" table:formula="of:=[.J57]" table:style-name="ce44">
            <text:p>199</text:p>
          </table:table-cell>
          <table:table-cell office:value-type="float" office:value="186" table:style-name="ce47">
            <text:p>186</text:p>
          </table:table-cell>
          <table:table-cell office:value-type="float" office:value="498" table:formula="of:=[.L57]" table:style-name="ce44">
            <text:p>498</text:p>
          </table:table-cell>
          <table:table-cell office:value-type="float" office:value="489" table:style-name="ce47">
            <text:p>489</text:p>
          </table:table-cell>
          <table:table-cell office:value-type="float" office:value="122" table:formula="of:=[.N57]" table:style-name="ce44">
            <text:p>122</text:p>
          </table:table-cell>
          <table:table-cell office:value-type="float" office:value="119" table:style-name="ce47">
            <text:p>119</text:p>
          </table:table-cell>
          <table:table-cell office:value-type="float" office:value="122" table:formula="of:=[.P57]" table:style-name="ce44">
            <text:p>122</text:p>
          </table:table-cell>
          <table:table-cell office:value-type="float" office:value="120" table:style-name="ce47">
            <text:p>120</text:p>
          </table:table-cell>
          <table:table-cell office:value-type="float" office:value="487" table:formula="of:=[.R57]" table:style-name="ce44">
            <text:p>487</text:p>
          </table:table-cell>
          <table:table-cell office:value-type="float" office:value="486" table:style-name="ce47">
            <text:p>486</text:p>
          </table:table-cell>
          <table:table-cell table:number-columns-repeated="2" table:style-name="ce1"/>
          <table:table-cell office:value-type="float" office:value="2224" table:formula="of:=SUM([.C58]+[.E58]+[.G58]+[.I58]+[.K58]+[.M58]+[.O58]+[.Q58]+[.S58])" table:style-name="ce1">
            <text:p>2224</text:p>
          </table:table-cell>
          <table:table-cell table:number-columns-repeated="16362"/>
        </table:table-row>
        <table:table-row table:style-name="ro8">
          <table:table-cell office:value-type="date" office:date-value="2011-02-15T00:00:00" table:style-name="ce40">
            <text:p>15-2-2011</text:p>
          </table:table-cell>
          <table:table-cell office:value-type="float" office:value="661" table:style-name="ce44">
            <text:p>661</text:p>
          </table:table-cell>
          <table:table-cell office:value-type="float" office:value="437" table:style-name="ce47">
            <text:p>437</text:p>
          </table:table-cell>
          <table:table-cell office:value-type="float" office:value="52" table:formula="of:=[.D58]" table:style-name="ce44">
            <text:p>52</text:p>
          </table:table-cell>
          <table:table-cell office:value-type="float" office:value="42" table:style-name="ce47">
            <text:p>42</text:p>
          </table:table-cell>
          <table:table-cell office:value-type="float" office:value="129" table:style-name="ce44">
            <text:p>129</text:p>
          </table:table-cell>
          <table:table-cell office:value-type="float" office:value="127" table:style-name="ce47">
            <text:p>127</text:p>
          </table:table-cell>
          <table:table-cell office:value-type="float" office:value="257" table:style-name="ce44">
            <text:p>257</text:p>
          </table:table-cell>
          <table:table-cell office:value-type="float" office:value="253" table:style-name="ce47">
            <text:p>253</text:p>
          </table:table-cell>
          <table:table-cell office:value-type="float" office:value="207" table:style-name="ce44">
            <text:p>207</text:p>
          </table:table-cell>
          <table:table-cell office:value-type="float" office:value="194" table:style-name="ce47">
            <text:p>194</text:p>
          </table:table-cell>
          <table:table-cell office:value-type="float" office:value="529" table:style-name="ce44">
            <text:p>529</text:p>
          </table:table-cell>
          <table:table-cell office:value-type="float" office:value="442" table:style-name="ce47">
            <text:p>442</text:p>
          </table:table-cell>
          <table:table-cell office:value-type="float" office:value="129" table:style-name="ce44">
            <text:p>129</text:p>
          </table:table-cell>
          <table:table-cell office:value-type="float" office:value="126" table:style-name="ce47">
            <text:p>126</text:p>
          </table:table-cell>
          <table:table-cell office:value-type="float" office:value="129" table:style-name="ce44">
            <text:p>129</text:p>
          </table:table-cell>
          <table:table-cell office:value-type="float" office:value="128" table:style-name="ce47">
            <text:p>128</text:p>
          </table:table-cell>
          <table:table-cell office:value-type="float" office:value="487" table:formula="of:=[.R58]" table:style-name="ce44">
            <text:p>487</text:p>
          </table:table-cell>
          <table:table-cell office:value-type="float" office:value="486" table:style-name="ce47">
            <text:p>486</text:p>
          </table:table-cell>
          <table:table-cell table:number-columns-repeated="2" table:style-name="ce1"/>
          <table:table-cell office:value-type="float" office:value="2235" table:formula="of:=SUM([.C59]+[.E59]+[.G59]+[.I59]+[.K59]+[.M59]+[.O59]+[.Q59]+[.S59])" table:style-name="ce1">
            <text:p>2235</text:p>
          </table:table-cell>
          <table:table-cell table:number-columns-repeated="16362"/>
        </table:table-row>
        <table:table-row table:style-name="ro8">
          <table:table-cell office:value-type="date" office:date-value="2011-02-16T00:00:00" table:style-name="ce40">
            <text:p>16-2-2011</text:p>
          </table:table-cell>
          <table:table-cell office:value-type="float" office:value="661" table:formula="of:=[.B59]" table:style-name="ce44">
            <text:p>661</text:p>
          </table:table-cell>
          <table:table-cell table:style-name="ce47"/>
          <table:table-cell office:value-type="float" office:value="52" table:formula="of:=[.D59]" table:style-name="ce44">
            <text:p>52</text:p>
          </table:table-cell>
          <table:table-cell table:style-name="ce47"/>
          <table:table-cell office:value-type="float" office:value="129" table:formula="of:=[.F59]" table:style-name="ce44">
            <text:p>129</text:p>
          </table:table-cell>
          <table:table-cell table:style-name="ce47"/>
          <table:table-cell office:value-type="float" office:value="257" table:formula="of:=[.H59]" table:style-name="ce44">
            <text:p>257</text:p>
          </table:table-cell>
          <table:table-cell table:style-name="ce47"/>
          <table:table-cell office:value-type="float" office:value="207" table:formula="of:=[.J59]" table:style-name="ce44">
            <text:p>207</text:p>
          </table:table-cell>
          <table:table-cell table:style-name="ce47"/>
          <table:table-cell office:value-type="float" office:value="529" table:formula="of:=[.L59]" table:style-name="ce44">
            <text:p>529</text:p>
          </table:table-cell>
          <table:table-cell table:style-name="ce47"/>
          <table:table-cell office:value-type="float" office:value="129" table:formula="of:=[.N59]" table:style-name="ce44">
            <text:p>129</text:p>
          </table:table-cell>
          <table:table-cell table:style-name="ce47"/>
          <table:table-cell office:value-type="float" office:value="129" table:formula="of:=[.P59]" table:style-name="ce44">
            <text:p>129</text:p>
          </table:table-cell>
          <table:table-cell table:style-name="ce47"/>
          <table:table-cell office:value-type="float" office:value="487" table:formula="of:=[.R59]" table:style-name="ce44">
            <text:p>487</text:p>
          </table:table-cell>
          <table:table-cell table:style-name="ce47"/>
          <table:table-cell table:number-columns-repeated="2" table:style-name="ce1"/>
          <table:table-cell office:value-type="float" office:value="0" table:formula="of:=SUM([.C60]+[.E60]+[.G60]+[.I60]+[.K60]+[.M60]+[.O60]+[.Q60]+[.S60])" table:style-name="ce1">
            <text:p>0</text:p>
          </table:table-cell>
          <table:table-cell table:number-columns-repeated="16362"/>
        </table:table-row>
        <table:table-row table:style-name="ro8">
          <table:table-cell office:value-type="date" office:date-value="2011-02-17T00:00:00" table:style-name="ce40">
            <text:p>17-2-2011</text:p>
          </table:table-cell>
          <table:table-cell office:value-type="float" office:value="661" table:formula="of:=[.B60]" table:style-name="ce44">
            <text:p>661</text:p>
          </table:table-cell>
          <table:table-cell table:style-name="ce47"/>
          <table:table-cell office:value-type="float" office:value="52" table:formula="of:=[.D60]" table:style-name="ce44">
            <text:p>52</text:p>
          </table:table-cell>
          <table:table-cell table:style-name="ce47"/>
          <table:table-cell office:value-type="float" office:value="129" table:formula="of:=[.F60]" table:style-name="ce44">
            <text:p>129</text:p>
          </table:table-cell>
          <table:table-cell table:style-name="ce47"/>
          <table:table-cell office:value-type="float" office:value="257" table:formula="of:=[.H60]" table:style-name="ce44">
            <text:p>257</text:p>
          </table:table-cell>
          <table:table-cell table:style-name="ce47"/>
          <table:table-cell office:value-type="float" office:value="207" table:formula="of:=[.J60]" table:style-name="ce44">
            <text:p>207</text:p>
          </table:table-cell>
          <table:table-cell table:style-name="ce47"/>
          <table:table-cell office:value-type="float" office:value="529" table:formula="of:=[.L60]" table:style-name="ce44">
            <text:p>529</text:p>
          </table:table-cell>
          <table:table-cell table:style-name="ce47"/>
          <table:table-cell office:value-type="float" office:value="129" table:formula="of:=[.N60]" table:style-name="ce44">
            <text:p>129</text:p>
          </table:table-cell>
          <table:table-cell table:style-name="ce47"/>
          <table:table-cell office:value-type="float" office:value="129" table:formula="of:=[.P60]" table:style-name="ce44">
            <text:p>129</text:p>
          </table:table-cell>
          <table:table-cell table:style-name="ce47"/>
          <table:table-cell office:value-type="float" office:value="487" table:formula="of:=[.R60]" table:style-name="ce44">
            <text:p>487</text:p>
          </table:table-cell>
          <table:table-cell table:style-name="ce47"/>
          <table:table-cell table:number-columns-repeated="2" table:style-name="ce1"/>
          <table:table-cell office:value-type="float" office:value="0" table:formula="of:=SUM([.C61]+[.E61]+[.G61]+[.I61]+[.K61]+[.M61]+[.O61]+[.Q61]+[.S61])" table:style-name="ce1">
            <text:p>0</text:p>
          </table:table-cell>
          <table:table-cell table:number-columns-repeated="16362"/>
        </table:table-row>
        <table:table-row table:style-name="ro8">
          <table:table-cell office:value-type="date" office:date-value="2011-02-18T00:00:00" table:style-name="ce40">
            <text:p>18-2-2011</text:p>
          </table:table-cell>
          <table:table-cell office:value-type="float" office:value="661" table:formula="of:=[.B61]" table:style-name="ce44">
            <text:p>661</text:p>
          </table:table-cell>
          <table:table-cell table:style-name="ce47"/>
          <table:table-cell office:value-type="float" office:value="52" table:formula="of:=[.D61]" table:style-name="ce44">
            <text:p>52</text:p>
          </table:table-cell>
          <table:table-cell table:style-name="ce47"/>
          <table:table-cell office:value-type="float" office:value="129" table:formula="of:=[.F61]" table:style-name="ce44">
            <text:p>129</text:p>
          </table:table-cell>
          <table:table-cell table:style-name="ce47"/>
          <table:table-cell office:value-type="float" office:value="257" table:formula="of:=[.H61]" table:style-name="ce44">
            <text:p>257</text:p>
          </table:table-cell>
          <table:table-cell table:style-name="ce47"/>
          <table:table-cell office:value-type="float" office:value="207" table:formula="of:=[.J61]" table:style-name="ce44">
            <text:p>207</text:p>
          </table:table-cell>
          <table:table-cell table:style-name="ce47"/>
          <table:table-cell office:value-type="float" office:value="529" table:formula="of:=[.L61]" table:style-name="ce44">
            <text:p>529</text:p>
          </table:table-cell>
          <table:table-cell table:style-name="ce47"/>
          <table:table-cell office:value-type="float" office:value="129" table:formula="of:=[.N61]" table:style-name="ce44">
            <text:p>129</text:p>
          </table:table-cell>
          <table:table-cell table:style-name="ce47"/>
          <table:table-cell office:value-type="float" office:value="129" table:formula="of:=[.P61]" table:style-name="ce44">
            <text:p>129</text:p>
          </table:table-cell>
          <table:table-cell table:style-name="ce47"/>
          <table:table-cell office:value-type="float" office:value="487" table:formula="of:=[.R61]" table:style-name="ce44">
            <text:p>487</text:p>
          </table:table-cell>
          <table:table-cell table:style-name="ce47"/>
          <table:table-cell table:number-columns-repeated="2" table:style-name="ce1"/>
          <table:table-cell office:value-type="float" office:value="0" table:formula="of:=SUM([.C62]+[.E62]+[.G62]+[.I62]+[.K62]+[.M62]+[.O62]+[.Q62]+[.S62])" table:style-name="ce1">
            <text:p>0</text:p>
          </table:table-cell>
          <table:table-cell table:number-columns-repeated="16362"/>
        </table:table-row>
        <table:table-row table:style-name="ro8">
          <table:table-cell office:value-type="date" office:date-value="2011-02-19T00:00:00" table:style-name="ce40">
            <text:p>19-2-2011</text:p>
          </table:table-cell>
          <table:table-cell office:value-type="float" office:value="661" table:formula="of:=[.B62]" table:style-name="ce44">
            <text:p>661</text:p>
          </table:table-cell>
          <table:table-cell table:style-name="ce47"/>
          <table:table-cell office:value-type="float" office:value="52" table:formula="of:=[.D62]" table:style-name="ce44">
            <text:p>52</text:p>
          </table:table-cell>
          <table:table-cell table:style-name="ce47"/>
          <table:table-cell office:value-type="float" office:value="129" table:formula="of:=[.F62]" table:style-name="ce44">
            <text:p>129</text:p>
          </table:table-cell>
          <table:table-cell table:style-name="ce47"/>
          <table:table-cell office:value-type="float" office:value="257" table:formula="of:=[.H62]" table:style-name="ce44">
            <text:p>257</text:p>
          </table:table-cell>
          <table:table-cell table:style-name="ce47"/>
          <table:table-cell office:value-type="float" office:value="207" table:formula="of:=[.J62]" table:style-name="ce44">
            <text:p>207</text:p>
          </table:table-cell>
          <table:table-cell table:style-name="ce47"/>
          <table:table-cell office:value-type="float" office:value="529" table:formula="of:=[.L62]" table:style-name="ce44">
            <text:p>529</text:p>
          </table:table-cell>
          <table:table-cell table:style-name="ce47"/>
          <table:table-cell office:value-type="float" office:value="129" table:formula="of:=[.N62]" table:style-name="ce44">
            <text:p>129</text:p>
          </table:table-cell>
          <table:table-cell table:style-name="ce47"/>
          <table:table-cell office:value-type="float" office:value="129" table:formula="of:=[.P62]" table:style-name="ce44">
            <text:p>129</text:p>
          </table:table-cell>
          <table:table-cell table:style-name="ce47"/>
          <table:table-cell office:value-type="float" office:value="487" table:formula="of:=[.R62]" table:style-name="ce44">
            <text:p>487</text:p>
          </table:table-cell>
          <table:table-cell table:style-name="ce47"/>
          <table:table-cell table:number-columns-repeated="2" table:style-name="ce1"/>
          <table:table-cell office:value-type="float" office:value="0" table:formula="of:=SUM([.C63]+[.E63]+[.G63]+[.I63]+[.K63]+[.M63]+[.O63]+[.Q63]+[.S63])" table:style-name="ce1">
            <text:p>0</text:p>
          </table:table-cell>
          <table:table-cell table:number-columns-repeated="16362"/>
        </table:table-row>
        <table:table-row table:style-name="ro8">
          <table:table-cell office:value-type="date" office:date-value="2011-02-20T00:00:00" table:style-name="ce40">
            <text:p>20-2-2011</text:p>
          </table:table-cell>
          <table:table-cell office:value-type="float" office:value="661" table:formula="of:=[.B63]" table:style-name="ce44">
            <text:p>661</text:p>
          </table:table-cell>
          <table:table-cell table:style-name="ce47"/>
          <table:table-cell office:value-type="float" office:value="52" table:formula="of:=[.D63]" table:style-name="ce44">
            <text:p>52</text:p>
          </table:table-cell>
          <table:table-cell table:style-name="ce47"/>
          <table:table-cell office:value-type="float" office:value="129" table:formula="of:=[.F63]" table:style-name="ce44">
            <text:p>129</text:p>
          </table:table-cell>
          <table:table-cell table:style-name="ce47"/>
          <table:table-cell office:value-type="float" office:value="257" table:formula="of:=[.H63]" table:style-name="ce44">
            <text:p>257</text:p>
          </table:table-cell>
          <table:table-cell table:style-name="ce47"/>
          <table:table-cell office:value-type="float" office:value="207" table:formula="of:=[.J63]" table:style-name="ce44">
            <text:p>207</text:p>
          </table:table-cell>
          <table:table-cell table:style-name="ce47"/>
          <table:table-cell office:value-type="float" office:value="529" table:formula="of:=[.L63]" table:style-name="ce44">
            <text:p>529</text:p>
          </table:table-cell>
          <table:table-cell table:style-name="ce47"/>
          <table:table-cell office:value-type="float" office:value="129" table:formula="of:=[.N63]" table:style-name="ce44">
            <text:p>129</text:p>
          </table:table-cell>
          <table:table-cell table:style-name="ce47"/>
          <table:table-cell office:value-type="float" office:value="129" table:formula="of:=[.P63]" table:style-name="ce44">
            <text:p>129</text:p>
          </table:table-cell>
          <table:table-cell table:style-name="ce47"/>
          <table:table-cell office:value-type="float" office:value="487" table:formula="of:=[.R63]" table:style-name="ce44">
            <text:p>487</text:p>
          </table:table-cell>
          <table:table-cell table:style-name="ce47"/>
          <table:table-cell table:number-columns-repeated="2" table:style-name="ce1"/>
          <table:table-cell office:value-type="float" office:value="0" table:formula="of:=SUM([.C64]+[.E64]+[.G64]+[.I64]+[.K64]+[.M64]+[.O64]+[.Q64]+[.S64])" table:style-name="ce1">
            <text:p>0</text:p>
          </table:table-cell>
          <table:table-cell table:number-columns-repeated="16362"/>
        </table:table-row>
        <table:table-row table:style-name="ro8">
          <table:table-cell office:value-type="date" office:date-value="2011-02-21T00:00:00" table:style-name="ce40">
            <text:p>21-2-2011</text:p>
          </table:table-cell>
          <table:table-cell office:value-type="float" office:value="661" table:formula="of:=[.B64]" table:style-name="ce44">
            <text:p>661</text:p>
          </table:table-cell>
          <table:table-cell table:style-name="ce47"/>
          <table:table-cell office:value-type="float" office:value="52" table:formula="of:=[.D64]" table:style-name="ce44">
            <text:p>52</text:p>
          </table:table-cell>
          <table:table-cell table:style-name="ce47"/>
          <table:table-cell office:value-type="float" office:value="129" table:formula="of:=[.F64]" table:style-name="ce44">
            <text:p>129</text:p>
          </table:table-cell>
          <table:table-cell table:style-name="ce47"/>
          <table:table-cell office:value-type="float" office:value="257" table:formula="of:=[.H64]" table:style-name="ce44">
            <text:p>257</text:p>
          </table:table-cell>
          <table:table-cell table:style-name="ce47"/>
          <table:table-cell office:value-type="float" office:value="207" table:formula="of:=[.J64]" table:style-name="ce44">
            <text:p>207</text:p>
          </table:table-cell>
          <table:table-cell table:style-name="ce47"/>
          <table:table-cell office:value-type="float" office:value="529" table:formula="of:=[.L64]" table:style-name="ce44">
            <text:p>529</text:p>
          </table:table-cell>
          <table:table-cell table:style-name="ce47"/>
          <table:table-cell office:value-type="float" office:value="129" table:formula="of:=[.N64]" table:style-name="ce44">
            <text:p>129</text:p>
          </table:table-cell>
          <table:table-cell table:style-name="ce47"/>
          <table:table-cell office:value-type="float" office:value="129" table:formula="of:=[.P64]" table:style-name="ce44">
            <text:p>129</text:p>
          </table:table-cell>
          <table:table-cell table:style-name="ce47"/>
          <table:table-cell office:value-type="float" office:value="487" table:formula="of:=[.R64]" table:style-name="ce44">
            <text:p>487</text:p>
          </table:table-cell>
          <table:table-cell table:style-name="ce47"/>
          <table:table-cell table:number-columns-repeated="2" table:style-name="ce1"/>
          <table:table-cell office:value-type="float" office:value="0" table:formula="of:=SUM([.C65]+[.E65]+[.G65]+[.I65]+[.K65]+[.M65]+[.O65]+[.Q65]+[.S65])" table:style-name="ce1">
            <text:p>0</text:p>
          </table:table-cell>
          <table:table-cell table:number-columns-repeated="16362"/>
        </table:table-row>
        <table:table-row table:style-name="ro8">
          <table:table-cell office:value-type="date" office:date-value="2011-02-22T00:00:00" table:style-name="ce40">
            <text:p>22-2-2011</text:p>
          </table:table-cell>
          <table:table-cell office:value-type="float" office:value="661" table:formula="of:=[.B65]" table:style-name="ce44">
            <text:p>661</text:p>
          </table:table-cell>
          <table:table-cell table:style-name="ce47"/>
          <table:table-cell office:value-type="float" office:value="52" table:formula="of:=[.D65]" table:style-name="ce44">
            <text:p>52</text:p>
          </table:table-cell>
          <table:table-cell table:style-name="ce47"/>
          <table:table-cell office:value-type="float" office:value="129" table:formula="of:=[.F65]" table:style-name="ce44">
            <text:p>129</text:p>
          </table:table-cell>
          <table:table-cell table:style-name="ce47"/>
          <table:table-cell office:value-type="float" office:value="257" table:formula="of:=[.H65]" table:style-name="ce44">
            <text:p>257</text:p>
          </table:table-cell>
          <table:table-cell table:style-name="ce47"/>
          <table:table-cell office:value-type="float" office:value="207" table:formula="of:=[.J65]" table:style-name="ce44">
            <text:p>207</text:p>
          </table:table-cell>
          <table:table-cell table:style-name="ce47"/>
          <table:table-cell office:value-type="float" office:value="529" table:formula="of:=[.L65]" table:style-name="ce44">
            <text:p>529</text:p>
          </table:table-cell>
          <table:table-cell table:style-name="ce47"/>
          <table:table-cell office:value-type="float" office:value="129" table:formula="of:=[.N65]" table:style-name="ce44">
            <text:p>129</text:p>
          </table:table-cell>
          <table:table-cell table:style-name="ce47"/>
          <table:table-cell office:value-type="float" office:value="129" table:formula="of:=[.P65]" table:style-name="ce44">
            <text:p>129</text:p>
          </table:table-cell>
          <table:table-cell table:style-name="ce47"/>
          <table:table-cell office:value-type="float" office:value="487" table:formula="of:=[.R65]" table:style-name="ce44">
            <text:p>487</text:p>
          </table:table-cell>
          <table:table-cell table:style-name="ce47"/>
          <table:table-cell table:number-columns-repeated="2" table:style-name="ce1"/>
          <table:table-cell office:value-type="float" office:value="0" table:formula="of:=SUM([.C66]+[.E66]+[.G66]+[.I66]+[.K66]+[.M66]+[.O66]+[.Q66]+[.S66])" table:style-name="ce1">
            <text:p>0</text:p>
          </table:table-cell>
          <table:table-cell table:number-columns-repeated="16362"/>
        </table:table-row>
        <table:table-row table:style-name="ro8">
          <table:table-cell office:value-type="date" office:date-value="2011-02-23T00:00:00" table:style-name="ce40">
            <text:p>23-2-2011</text:p>
          </table:table-cell>
          <table:table-cell office:value-type="float" office:value="661" table:formula="of:=[.B66]" table:style-name="ce44">
            <text:p>661</text:p>
          </table:table-cell>
          <table:table-cell table:style-name="ce47"/>
          <table:table-cell office:value-type="float" office:value="52" table:formula="of:=[.D66]" table:style-name="ce44">
            <text:p>52</text:p>
          </table:table-cell>
          <table:table-cell table:style-name="ce47"/>
          <table:table-cell office:value-type="float" office:value="129" table:formula="of:=[.F66]" table:style-name="ce44">
            <text:p>129</text:p>
          </table:table-cell>
          <table:table-cell table:style-name="ce47"/>
          <table:table-cell office:value-type="float" office:value="257" table:formula="of:=[.H66]" table:style-name="ce44">
            <text:p>257</text:p>
          </table:table-cell>
          <table:table-cell table:style-name="ce47"/>
          <table:table-cell office:value-type="float" office:value="207" table:formula="of:=[.J66]" table:style-name="ce44">
            <text:p>207</text:p>
          </table:table-cell>
          <table:table-cell table:style-name="ce47"/>
          <table:table-cell office:value-type="float" office:value="529" table:formula="of:=[.L66]" table:style-name="ce44">
            <text:p>529</text:p>
          </table:table-cell>
          <table:table-cell table:style-name="ce47"/>
          <table:table-cell office:value-type="float" office:value="129" table:formula="of:=[.N66]" table:style-name="ce44">
            <text:p>129</text:p>
          </table:table-cell>
          <table:table-cell table:style-name="ce47"/>
          <table:table-cell office:value-type="float" office:value="129" table:formula="of:=[.P66]" table:style-name="ce44">
            <text:p>129</text:p>
          </table:table-cell>
          <table:table-cell table:style-name="ce47"/>
          <table:table-cell office:value-type="float" office:value="487" table:formula="of:=[.R66]" table:style-name="ce44">
            <text:p>487</text:p>
          </table:table-cell>
          <table:table-cell table:style-name="ce47"/>
          <table:table-cell table:number-columns-repeated="2" table:style-name="ce1"/>
          <table:table-cell office:value-type="float" office:value="0" table:formula="of:=SUM([.C67]+[.E67]+[.G67]+[.I67]+[.K67]+[.M67]+[.O67]+[.Q67]+[.S67])" table:style-name="ce1">
            <text:p>0</text:p>
          </table:table-cell>
          <table:table-cell table:number-columns-repeated="16362"/>
        </table:table-row>
        <table:table-row table:style-name="ro8">
          <table:table-cell office:value-type="date" office:date-value="2011-02-24T00:00:00" table:style-name="ce40">
            <text:p>24-2-2011</text:p>
          </table:table-cell>
          <table:table-cell office:value-type="float" office:value="661" table:formula="of:=[.B67]" table:style-name="ce44">
            <text:p>661</text:p>
          </table:table-cell>
          <table:table-cell table:style-name="ce47"/>
          <table:table-cell office:value-type="float" office:value="52" table:formula="of:=[.D67]" table:style-name="ce44">
            <text:p>52</text:p>
          </table:table-cell>
          <table:table-cell table:style-name="ce47"/>
          <table:table-cell office:value-type="float" office:value="129" table:formula="of:=[.F67]" table:style-name="ce44">
            <text:p>129</text:p>
          </table:table-cell>
          <table:table-cell table:style-name="ce47"/>
          <table:table-cell office:value-type="float" office:value="257" table:formula="of:=[.H67]" table:style-name="ce44">
            <text:p>257</text:p>
          </table:table-cell>
          <table:table-cell table:style-name="ce47"/>
          <table:table-cell office:value-type="float" office:value="207" table:formula="of:=[.J67]" table:style-name="ce44">
            <text:p>207</text:p>
          </table:table-cell>
          <table:table-cell table:style-name="ce47"/>
          <table:table-cell office:value-type="float" office:value="529" table:formula="of:=[.L67]" table:style-name="ce44">
            <text:p>529</text:p>
          </table:table-cell>
          <table:table-cell table:style-name="ce47"/>
          <table:table-cell office:value-type="float" office:value="129" table:formula="of:=[.N67]" table:style-name="ce44">
            <text:p>129</text:p>
          </table:table-cell>
          <table:table-cell table:style-name="ce47"/>
          <table:table-cell office:value-type="float" office:value="129" table:formula="of:=[.P67]" table:style-name="ce44">
            <text:p>129</text:p>
          </table:table-cell>
          <table:table-cell table:style-name="ce47"/>
          <table:table-cell office:value-type="float" office:value="487" table:formula="of:=[.R67]" table:style-name="ce44">
            <text:p>487</text:p>
          </table:table-cell>
          <table:table-cell table:style-name="ce47"/>
          <table:table-cell table:number-columns-repeated="2" table:style-name="ce1"/>
          <table:table-cell office:value-type="float" office:value="0" table:formula="of:=SUM([.C68]+[.E68]+[.G68]+[.I68]+[.K68]+[.M68]+[.O68]+[.Q68]+[.S68])" table:style-name="ce1">
            <text:p>0</text:p>
          </table:table-cell>
          <table:table-cell table:number-columns-repeated="16362"/>
        </table:table-row>
        <table:table-row table:style-name="ro8">
          <table:table-cell office:value-type="date" office:date-value="2011-02-25T00:00:00" table:style-name="ce40">
            <text:p>25-2-2011</text:p>
          </table:table-cell>
          <table:table-cell office:value-type="float" office:value="661" table:formula="of:=[.B68]" table:style-name="ce44">
            <text:p>661</text:p>
          </table:table-cell>
          <table:table-cell table:style-name="ce47"/>
          <table:table-cell office:value-type="float" office:value="52" table:formula="of:=[.D68]" table:style-name="ce44">
            <text:p>52</text:p>
          </table:table-cell>
          <table:table-cell table:style-name="ce47"/>
          <table:table-cell office:value-type="float" office:value="129" table:formula="of:=[.F68]" table:style-name="ce44">
            <text:p>129</text:p>
          </table:table-cell>
          <table:table-cell table:style-name="ce47"/>
          <table:table-cell office:value-type="float" office:value="257" table:formula="of:=[.H68]" table:style-name="ce44">
            <text:p>257</text:p>
          </table:table-cell>
          <table:table-cell table:style-name="ce47"/>
          <table:table-cell office:value-type="float" office:value="207" table:formula="of:=[.J68]" table:style-name="ce44">
            <text:p>207</text:p>
          </table:table-cell>
          <table:table-cell table:style-name="ce47"/>
          <table:table-cell office:value-type="float" office:value="529" table:formula="of:=[.L68]" table:style-name="ce44">
            <text:p>529</text:p>
          </table:table-cell>
          <table:table-cell table:style-name="ce47"/>
          <table:table-cell office:value-type="float" office:value="129" table:formula="of:=[.N68]" table:style-name="ce44">
            <text:p>129</text:p>
          </table:table-cell>
          <table:table-cell table:style-name="ce47"/>
          <table:table-cell office:value-type="float" office:value="129" table:formula="of:=[.P68]" table:style-name="ce44">
            <text:p>129</text:p>
          </table:table-cell>
          <table:table-cell table:style-name="ce47"/>
          <table:table-cell office:value-type="float" office:value="487" table:formula="of:=[.R68]" table:style-name="ce44">
            <text:p>487</text:p>
          </table:table-cell>
          <table:table-cell table:style-name="ce47"/>
          <table:table-cell table:number-columns-repeated="2" table:style-name="ce1"/>
          <table:table-cell office:value-type="float" office:value="0" table:formula="of:=SUM([.C69]+[.E69]+[.G69]+[.I69]+[.K69]+[.M69]+[.O69]+[.Q69]+[.S69])" table:style-name="ce1">
            <text:p>0</text:p>
          </table:table-cell>
          <table:table-cell table:number-columns-repeated="16362"/>
        </table:table-row>
        <table:table-row table:style-name="ro8">
          <table:table-cell office:value-type="date" office:date-value="2011-02-26T00:00:00" table:style-name="ce40">
            <text:p>26-2-2011</text:p>
          </table:table-cell>
          <table:table-cell office:value-type="float" office:value="661" table:formula="of:=[.B69]" table:style-name="ce44">
            <text:p>661</text:p>
          </table:table-cell>
          <table:table-cell table:style-name="ce47"/>
          <table:table-cell office:value-type="float" office:value="52" table:formula="of:=[.D69]" table:style-name="ce44">
            <text:p>52</text:p>
          </table:table-cell>
          <table:table-cell table:style-name="ce47"/>
          <table:table-cell office:value-type="float" office:value="129" table:formula="of:=[.F69]" table:style-name="ce44">
            <text:p>129</text:p>
          </table:table-cell>
          <table:table-cell table:style-name="ce47"/>
          <table:table-cell office:value-type="float" office:value="257" table:formula="of:=[.H69]" table:style-name="ce44">
            <text:p>257</text:p>
          </table:table-cell>
          <table:table-cell table:style-name="ce47"/>
          <table:table-cell office:value-type="float" office:value="207" table:formula="of:=[.J69]" table:style-name="ce44">
            <text:p>207</text:p>
          </table:table-cell>
          <table:table-cell table:style-name="ce47"/>
          <table:table-cell office:value-type="float" office:value="529" table:formula="of:=[.L69]" table:style-name="ce44">
            <text:p>529</text:p>
          </table:table-cell>
          <table:table-cell table:style-name="ce47"/>
          <table:table-cell office:value-type="float" office:value="129" table:formula="of:=[.N69]" table:style-name="ce44">
            <text:p>129</text:p>
          </table:table-cell>
          <table:table-cell table:style-name="ce47"/>
          <table:table-cell office:value-type="float" office:value="129" table:formula="of:=[.P69]" table:style-name="ce44">
            <text:p>129</text:p>
          </table:table-cell>
          <table:table-cell table:style-name="ce47"/>
          <table:table-cell office:value-type="float" office:value="487" table:formula="of:=[.R69]" table:style-name="ce44">
            <text:p>487</text:p>
          </table:table-cell>
          <table:table-cell table:style-name="ce47"/>
          <table:table-cell table:number-columns-repeated="2" table:style-name="ce1"/>
          <table:table-cell office:value-type="float" office:value="0" table:formula="of:=SUM([.C70]+[.E70]+[.G70]+[.I70]+[.K70]+[.M70]+[.O70]+[.Q70]+[.S70])" table:style-name="ce1">
            <text:p>0</text:p>
          </table:table-cell>
          <table:table-cell table:number-columns-repeated="16362"/>
        </table:table-row>
        <table:table-row table:style-name="ro8">
          <table:table-cell office:value-type="date" office:date-value="2011-02-27T00:00:00" table:style-name="ce40">
            <text:p>27-2-2011</text:p>
          </table:table-cell>
          <table:table-cell office:value-type="float" office:value="661" table:formula="of:=[.B70]" table:style-name="ce44">
            <text:p>661</text:p>
          </table:table-cell>
          <table:table-cell table:style-name="ce47"/>
          <table:table-cell office:value-type="float" office:value="52" table:formula="of:=[.D70]" table:style-name="ce44">
            <text:p>52</text:p>
          </table:table-cell>
          <table:table-cell table:style-name="ce47"/>
          <table:table-cell office:value-type="float" office:value="129" table:formula="of:=[.F70]" table:style-name="ce44">
            <text:p>129</text:p>
          </table:table-cell>
          <table:table-cell table:style-name="ce47"/>
          <table:table-cell office:value-type="float" office:value="257" table:formula="of:=[.H70]" table:style-name="ce44">
            <text:p>257</text:p>
          </table:table-cell>
          <table:table-cell table:style-name="ce47"/>
          <table:table-cell office:value-type="float" office:value="207" table:formula="of:=[.J70]" table:style-name="ce44">
            <text:p>207</text:p>
          </table:table-cell>
          <table:table-cell table:style-name="ce47"/>
          <table:table-cell office:value-type="float" office:value="529" table:formula="of:=[.L70]" table:style-name="ce44">
            <text:p>529</text:p>
          </table:table-cell>
          <table:table-cell table:style-name="ce47"/>
          <table:table-cell office:value-type="float" office:value="129" table:formula="of:=[.N70]" table:style-name="ce44">
            <text:p>129</text:p>
          </table:table-cell>
          <table:table-cell table:style-name="ce47"/>
          <table:table-cell office:value-type="float" office:value="129" table:formula="of:=[.P70]" table:style-name="ce44">
            <text:p>129</text:p>
          </table:table-cell>
          <table:table-cell table:style-name="ce47"/>
          <table:table-cell office:value-type="float" office:value="487" table:formula="of:=[.R70]" table:style-name="ce44">
            <text:p>487</text:p>
          </table:table-cell>
          <table:table-cell table:style-name="ce47"/>
          <table:table-cell table:number-columns-repeated="2" table:style-name="ce1"/>
          <table:table-cell office:value-type="float" office:value="0" table:formula="of:=SUM([.C71]+[.E71]+[.G71]+[.I71]+[.K71]+[.M71]+[.O71]+[.Q71]+[.S71])" table:style-name="ce1">
            <text:p>0</text:p>
          </table:table-cell>
          <table:table-cell table:number-columns-repeated="16362"/>
        </table:table-row>
        <table:table-row table:style-name="ro8">
          <table:table-cell office:value-type="date" office:date-value="2011-02-28T00:00:00" table:style-name="ce40">
            <text:p>28-2-2011</text:p>
          </table:table-cell>
          <table:table-cell office:value-type="float" office:value="661" table:formula="of:=[.B71]" table:style-name="ce44">
            <text:p>661</text:p>
          </table:table-cell>
          <table:table-cell table:style-name="ce47"/>
          <table:table-cell office:value-type="float" office:value="52" table:formula="of:=[.D71]" table:style-name="ce44">
            <text:p>52</text:p>
          </table:table-cell>
          <table:table-cell table:style-name="ce47"/>
          <table:table-cell office:value-type="float" office:value="129" table:formula="of:=[.F71]" table:style-name="ce44">
            <text:p>129</text:p>
          </table:table-cell>
          <table:table-cell table:style-name="ce47"/>
          <table:table-cell office:value-type="float" office:value="257" table:formula="of:=[.H71]" table:style-name="ce44">
            <text:p>257</text:p>
          </table:table-cell>
          <table:table-cell table:style-name="ce47"/>
          <table:table-cell office:value-type="float" office:value="207" table:formula="of:=[.J71]" table:style-name="ce44">
            <text:p>207</text:p>
          </table:table-cell>
          <table:table-cell table:style-name="ce47"/>
          <table:table-cell office:value-type="float" office:value="529" table:formula="of:=[.L71]" table:style-name="ce44">
            <text:p>529</text:p>
          </table:table-cell>
          <table:table-cell table:style-name="ce47"/>
          <table:table-cell office:value-type="float" office:value="129" table:formula="of:=[.N71]" table:style-name="ce44">
            <text:p>129</text:p>
          </table:table-cell>
          <table:table-cell table:style-name="ce47"/>
          <table:table-cell office:value-type="float" office:value="129" table:formula="of:=[.P71]" table:style-name="ce44">
            <text:p>129</text:p>
          </table:table-cell>
          <table:table-cell table:style-name="ce47"/>
          <table:table-cell office:value-type="float" office:value="487" table:formula="of:=[.R71]" table:style-name="ce44">
            <text:p>487</text:p>
          </table:table-cell>
          <table:table-cell table:style-name="ce47"/>
          <table:table-cell table:number-columns-repeated="2" table:style-name="ce1"/>
          <table:table-cell office:value-type="float" office:value="0" table:formula="of:=SUM([.C72]+[.E72]+[.G72]+[.I72]+[.K72]+[.M72]+[.O72]+[.Q72]+[.S72])" table:style-name="ce1">
            <text:p>0</text:p>
          </table:table-cell>
          <table:table-cell table:number-columns-repeated="16362"/>
        </table:table-row>
        <table:table-row table:style-name="ro8">
          <table:table-cell office:value-type="date" office:date-value="2011-03-01T00:00:00" table:style-name="ce40">
            <text:p>1-3-2011</text:p>
          </table:table-cell>
          <table:table-cell office:value-type="float" office:value="661" table:formula="of:=[.B72]" table:style-name="ce44">
            <text:p>661</text:p>
          </table:table-cell>
          <table:table-cell table:style-name="ce47"/>
          <table:table-cell office:value-type="float" office:value="52" table:formula="of:=[.D72]" table:style-name="ce44">
            <text:p>52</text:p>
          </table:table-cell>
          <table:table-cell table:style-name="ce47"/>
          <table:table-cell office:value-type="float" office:value="129" table:formula="of:=[.F72]" table:style-name="ce44">
            <text:p>129</text:p>
          </table:table-cell>
          <table:table-cell table:style-name="ce47"/>
          <table:table-cell office:value-type="float" office:value="257" table:formula="of:=[.H72]" table:style-name="ce44">
            <text:p>257</text:p>
          </table:table-cell>
          <table:table-cell table:style-name="ce47"/>
          <table:table-cell office:value-type="float" office:value="207" table:formula="of:=[.J72]" table:style-name="ce44">
            <text:p>207</text:p>
          </table:table-cell>
          <table:table-cell table:style-name="ce47"/>
          <table:table-cell office:value-type="float" office:value="529" table:formula="of:=[.L72]" table:style-name="ce44">
            <text:p>529</text:p>
          </table:table-cell>
          <table:table-cell table:style-name="ce47"/>
          <table:table-cell office:value-type="float" office:value="129" table:formula="of:=[.N72]" table:style-name="ce44">
            <text:p>129</text:p>
          </table:table-cell>
          <table:table-cell table:style-name="ce47"/>
          <table:table-cell office:value-type="float" office:value="129" table:formula="of:=[.P72]" table:style-name="ce44">
            <text:p>129</text:p>
          </table:table-cell>
          <table:table-cell table:style-name="ce47"/>
          <table:table-cell office:value-type="float" office:value="487" table:formula="of:=[.R72]" table:style-name="ce44">
            <text:p>487</text:p>
          </table:table-cell>
          <table:table-cell table:style-name="ce47"/>
          <table:table-cell table:number-columns-repeated="2" table:style-name="ce1"/>
          <table:table-cell office:value-type="float" office:value="0" table:formula="of:=SUM([.C73]+[.E73]+[.G73]+[.I73]+[.K73]+[.M73]+[.O73]+[.Q73]+[.S73])" table:style-name="ce1">
            <text:p>0</text:p>
          </table:table-cell>
          <table:table-cell table:number-columns-repeated="16362"/>
        </table:table-row>
        <table:table-row table:style-name="ro8">
          <table:table-cell office:value-type="date" office:date-value="2011-03-02T00:00:00" table:style-name="ce40">
            <text:p>2-3-2011</text:p>
          </table:table-cell>
          <table:table-cell office:value-type="float" office:value="661" table:formula="of:=[.B73]" table:style-name="ce44">
            <text:p>661</text:p>
          </table:table-cell>
          <table:table-cell table:style-name="ce47"/>
          <table:table-cell office:value-type="float" office:value="52" table:formula="of:=[.D73]" table:style-name="ce44">
            <text:p>52</text:p>
          </table:table-cell>
          <table:table-cell table:style-name="ce47"/>
          <table:table-cell office:value-type="float" office:value="129" table:formula="of:=[.F73]" table:style-name="ce44">
            <text:p>129</text:p>
          </table:table-cell>
          <table:table-cell table:style-name="ce47"/>
          <table:table-cell office:value-type="float" office:value="257" table:formula="of:=[.H73]" table:style-name="ce44">
            <text:p>257</text:p>
          </table:table-cell>
          <table:table-cell table:style-name="ce47"/>
          <table:table-cell office:value-type="float" office:value="207" table:formula="of:=[.J73]" table:style-name="ce44">
            <text:p>207</text:p>
          </table:table-cell>
          <table:table-cell table:style-name="ce47"/>
          <table:table-cell office:value-type="float" office:value="529" table:formula="of:=[.L73]" table:style-name="ce44">
            <text:p>529</text:p>
          </table:table-cell>
          <table:table-cell table:style-name="ce47"/>
          <table:table-cell office:value-type="float" office:value="129" table:formula="of:=[.N73]" table:style-name="ce44">
            <text:p>129</text:p>
          </table:table-cell>
          <table:table-cell table:style-name="ce47"/>
          <table:table-cell office:value-type="float" office:value="129" table:formula="of:=[.P73]" table:style-name="ce44">
            <text:p>129</text:p>
          </table:table-cell>
          <table:table-cell table:style-name="ce47"/>
          <table:table-cell office:value-type="float" office:value="487" table:formula="of:=[.R73]" table:style-name="ce44">
            <text:p>487</text:p>
          </table:table-cell>
          <table:table-cell table:style-name="ce47"/>
          <table:table-cell table:number-columns-repeated="2" table:style-name="ce1"/>
          <table:table-cell office:value-type="float" office:value="0" table:formula="of:=SUM([.C74]+[.E74]+[.G74]+[.I74]+[.K74]+[.M74]+[.O74]+[.Q74]+[.S74])" table:style-name="ce1">
            <text:p>0</text:p>
          </table:table-cell>
          <table:table-cell table:number-columns-repeated="16362"/>
        </table:table-row>
        <table:table-row table:style-name="ro8">
          <table:table-cell office:value-type="date" office:date-value="2011-03-03T00:00:00" table:style-name="ce40">
            <text:p>3-3-2011</text:p>
          </table:table-cell>
          <table:table-cell office:value-type="float" office:value="661" table:formula="of:=[.B74]" table:style-name="ce44">
            <text:p>661</text:p>
          </table:table-cell>
          <table:table-cell table:style-name="ce47"/>
          <table:table-cell office:value-type="float" office:value="52" table:formula="of:=[.D74]" table:style-name="ce44">
            <text:p>52</text:p>
          </table:table-cell>
          <table:table-cell table:style-name="ce47"/>
          <table:table-cell office:value-type="float" office:value="129" table:formula="of:=[.F74]" table:style-name="ce44">
            <text:p>129</text:p>
          </table:table-cell>
          <table:table-cell table:style-name="ce47"/>
          <table:table-cell office:value-type="float" office:value="257" table:formula="of:=[.H74]" table:style-name="ce44">
            <text:p>257</text:p>
          </table:table-cell>
          <table:table-cell table:style-name="ce47"/>
          <table:table-cell office:value-type="float" office:value="207" table:formula="of:=[.J74]" table:style-name="ce44">
            <text:p>207</text:p>
          </table:table-cell>
          <table:table-cell table:style-name="ce47"/>
          <table:table-cell office:value-type="float" office:value="529" table:formula="of:=[.L74]" table:style-name="ce44">
            <text:p>529</text:p>
          </table:table-cell>
          <table:table-cell table:style-name="ce47"/>
          <table:table-cell office:value-type="float" office:value="129" table:formula="of:=[.N74]" table:style-name="ce44">
            <text:p>129</text:p>
          </table:table-cell>
          <table:table-cell table:style-name="ce47"/>
          <table:table-cell office:value-type="float" office:value="129" table:formula="of:=[.P74]" table:style-name="ce44">
            <text:p>129</text:p>
          </table:table-cell>
          <table:table-cell table:style-name="ce47"/>
          <table:table-cell office:value-type="float" office:value="487" table:formula="of:=[.R74]" table:style-name="ce44">
            <text:p>487</text:p>
          </table:table-cell>
          <table:table-cell table:style-name="ce47"/>
          <table:table-cell table:number-columns-repeated="2" table:style-name="ce1"/>
          <table:table-cell office:value-type="float" office:value="0" table:formula="of:=SUM([.C75]+[.E75]+[.G75]+[.I75]+[.K75]+[.M75]+[.O75]+[.Q75]+[.S75])" table:style-name="ce1">
            <text:p>0</text:p>
          </table:table-cell>
          <table:table-cell table:number-columns-repeated="16362"/>
        </table:table-row>
        <table:table-row table:style-name="ro8">
          <table:table-cell office:value-type="date" office:date-value="2011-03-04T00:00:00" table:style-name="ce40">
            <text:p>4-3-2011</text:p>
          </table:table-cell>
          <table:table-cell office:value-type="float" office:value="661" table:formula="of:=[.B75]" table:style-name="ce44">
            <text:p>661</text:p>
          </table:table-cell>
          <table:table-cell table:style-name="ce47"/>
          <table:table-cell office:value-type="float" office:value="52" table:formula="of:=[.D75]" table:style-name="ce44">
            <text:p>52</text:p>
          </table:table-cell>
          <table:table-cell table:style-name="ce47"/>
          <table:table-cell office:value-type="float" office:value="129" table:formula="of:=[.F75]" table:style-name="ce44">
            <text:p>129</text:p>
          </table:table-cell>
          <table:table-cell table:style-name="ce47"/>
          <table:table-cell office:value-type="float" office:value="257" table:formula="of:=[.H75]" table:style-name="ce44">
            <text:p>257</text:p>
          </table:table-cell>
          <table:table-cell table:style-name="ce47"/>
          <table:table-cell office:value-type="float" office:value="207" table:formula="of:=[.J75]" table:style-name="ce44">
            <text:p>207</text:p>
          </table:table-cell>
          <table:table-cell table:style-name="ce47"/>
          <table:table-cell office:value-type="float" office:value="529" table:formula="of:=[.L75]" table:style-name="ce44">
            <text:p>529</text:p>
          </table:table-cell>
          <table:table-cell table:style-name="ce47"/>
          <table:table-cell office:value-type="float" office:value="129" table:formula="of:=[.N75]" table:style-name="ce44">
            <text:p>129</text:p>
          </table:table-cell>
          <table:table-cell table:style-name="ce47"/>
          <table:table-cell office:value-type="float" office:value="129" table:formula="of:=[.P75]" table:style-name="ce44">
            <text:p>129</text:p>
          </table:table-cell>
          <table:table-cell table:style-name="ce47"/>
          <table:table-cell office:value-type="float" office:value="487" table:formula="of:=[.R75]" table:style-name="ce44">
            <text:p>487</text:p>
          </table:table-cell>
          <table:table-cell table:style-name="ce47"/>
          <table:table-cell table:number-columns-repeated="2" table:style-name="ce1"/>
          <table:table-cell office:value-type="float" office:value="0" table:formula="of:=SUM([.C76]+[.E76]+[.G76]+[.I76]+[.K76]+[.M76]+[.O76]+[.Q76]+[.S76])" table:style-name="ce1">
            <text:p>0</text:p>
          </table:table-cell>
          <table:table-cell table:number-columns-repeated="16362"/>
        </table:table-row>
        <table:table-row table:style-name="ro8">
          <table:table-cell office:value-type="date" office:date-value="2011-03-05T00:00:00" table:style-name="ce40">
            <text:p>5-3-2011</text:p>
          </table:table-cell>
          <table:table-cell office:value-type="float" office:value="661" table:formula="of:=[.B76]" table:style-name="ce44">
            <text:p>661</text:p>
          </table:table-cell>
          <table:table-cell table:style-name="ce47"/>
          <table:table-cell office:value-type="float" office:value="52" table:formula="of:=[.D76]" table:style-name="ce44">
            <text:p>52</text:p>
          </table:table-cell>
          <table:table-cell table:style-name="ce47"/>
          <table:table-cell office:value-type="float" office:value="129" table:formula="of:=[.F76]" table:style-name="ce44">
            <text:p>129</text:p>
          </table:table-cell>
          <table:table-cell table:style-name="ce47"/>
          <table:table-cell office:value-type="float" office:value="257" table:formula="of:=[.H76]" table:style-name="ce44">
            <text:p>257</text:p>
          </table:table-cell>
          <table:table-cell table:style-name="ce47"/>
          <table:table-cell office:value-type="float" office:value="207" table:formula="of:=[.J76]" table:style-name="ce44">
            <text:p>207</text:p>
          </table:table-cell>
          <table:table-cell table:style-name="ce47"/>
          <table:table-cell office:value-type="float" office:value="529" table:formula="of:=[.L76]" table:style-name="ce44">
            <text:p>529</text:p>
          </table:table-cell>
          <table:table-cell table:style-name="ce47"/>
          <table:table-cell office:value-type="float" office:value="129" table:formula="of:=[.N76]" table:style-name="ce44">
            <text:p>129</text:p>
          </table:table-cell>
          <table:table-cell table:style-name="ce47"/>
          <table:table-cell office:value-type="float" office:value="129" table:formula="of:=[.P76]" table:style-name="ce44">
            <text:p>129</text:p>
          </table:table-cell>
          <table:table-cell table:style-name="ce47"/>
          <table:table-cell office:value-type="float" office:value="487" table:formula="of:=[.R76]" table:style-name="ce44">
            <text:p>487</text:p>
          </table:table-cell>
          <table:table-cell table:style-name="ce47"/>
          <table:table-cell table:number-columns-repeated="2" table:style-name="ce1"/>
          <table:table-cell office:value-type="float" office:value="0" table:formula="of:=SUM([.C77]+[.E77]+[.G77]+[.I77]+[.K77]+[.M77]+[.O77]+[.Q77]+[.S77])" table:style-name="ce1">
            <text:p>0</text:p>
          </table:table-cell>
          <table:table-cell table:number-columns-repeated="16362"/>
        </table:table-row>
        <table:table-row table:style-name="ro8">
          <table:table-cell office:value-type="date" office:date-value="2011-03-06T00:00:00" table:style-name="ce40">
            <text:p>6-3-2011</text:p>
          </table:table-cell>
          <table:table-cell office:value-type="float" office:value="661" table:formula="of:=[.B77]" table:style-name="ce44">
            <text:p>661</text:p>
          </table:table-cell>
          <table:table-cell table:style-name="ce47"/>
          <table:table-cell office:value-type="float" office:value="52" table:formula="of:=[.D77]" table:style-name="ce44">
            <text:p>52</text:p>
          </table:table-cell>
          <table:table-cell table:style-name="ce47"/>
          <table:table-cell office:value-type="float" office:value="129" table:formula="of:=[.F77]" table:style-name="ce44">
            <text:p>129</text:p>
          </table:table-cell>
          <table:table-cell table:style-name="ce47"/>
          <table:table-cell office:value-type="float" office:value="257" table:formula="of:=[.H77]" table:style-name="ce44">
            <text:p>257</text:p>
          </table:table-cell>
          <table:table-cell table:style-name="ce47"/>
          <table:table-cell office:value-type="float" office:value="207" table:formula="of:=[.J77]" table:style-name="ce44">
            <text:p>207</text:p>
          </table:table-cell>
          <table:table-cell table:style-name="ce47"/>
          <table:table-cell office:value-type="float" office:value="529" table:formula="of:=[.L77]" table:style-name="ce44">
            <text:p>529</text:p>
          </table:table-cell>
          <table:table-cell table:style-name="ce47"/>
          <table:table-cell office:value-type="float" office:value="129" table:formula="of:=[.N77]" table:style-name="ce44">
            <text:p>129</text:p>
          </table:table-cell>
          <table:table-cell table:style-name="ce47"/>
          <table:table-cell office:value-type="float" office:value="129" table:formula="of:=[.P77]" table:style-name="ce44">
            <text:p>129</text:p>
          </table:table-cell>
          <table:table-cell table:style-name="ce47"/>
          <table:table-cell office:value-type="float" office:value="487" table:formula="of:=[.R77]" table:style-name="ce44">
            <text:p>487</text:p>
          </table:table-cell>
          <table:table-cell table:style-name="ce47"/>
          <table:table-cell table:number-columns-repeated="2" table:style-name="ce1"/>
          <table:table-cell office:value-type="float" office:value="0" table:formula="of:=SUM([.C78]+[.E78]+[.G78]+[.I78]+[.K78]+[.M78]+[.O78]+[.Q78]+[.S78])" table:style-name="ce1">
            <text:p>0</text:p>
          </table:table-cell>
          <table:table-cell table:number-columns-repeated="16362"/>
        </table:table-row>
        <table:table-row table:style-name="ro8">
          <table:table-cell office:value-type="date" office:date-value="2011-03-07T00:00:00" table:style-name="ce40">
            <text:p>7-3-2011</text:p>
          </table:table-cell>
          <table:table-cell office:value-type="float" office:value="661" table:formula="of:=[.B78]" table:style-name="ce44">
            <text:p>661</text:p>
          </table:table-cell>
          <table:table-cell table:style-name="ce47"/>
          <table:table-cell office:value-type="float" office:value="52" table:formula="of:=[.D78]" table:style-name="ce44">
            <text:p>52</text:p>
          </table:table-cell>
          <table:table-cell table:style-name="ce47"/>
          <table:table-cell office:value-type="float" office:value="129" table:formula="of:=[.F78]" table:style-name="ce44">
            <text:p>129</text:p>
          </table:table-cell>
          <table:table-cell table:style-name="ce47"/>
          <table:table-cell office:value-type="float" office:value="257" table:formula="of:=[.H78]" table:style-name="ce44">
            <text:p>257</text:p>
          </table:table-cell>
          <table:table-cell table:style-name="ce47"/>
          <table:table-cell office:value-type="float" office:value="207" table:formula="of:=[.J78]" table:style-name="ce44">
            <text:p>207</text:p>
          </table:table-cell>
          <table:table-cell table:style-name="ce47"/>
          <table:table-cell office:value-type="float" office:value="529" table:formula="of:=[.L78]" table:style-name="ce44">
            <text:p>529</text:p>
          </table:table-cell>
          <table:table-cell table:style-name="ce47"/>
          <table:table-cell office:value-type="float" office:value="129" table:formula="of:=[.N78]" table:style-name="ce44">
            <text:p>129</text:p>
          </table:table-cell>
          <table:table-cell table:style-name="ce47"/>
          <table:table-cell office:value-type="float" office:value="129" table:formula="of:=[.P78]" table:style-name="ce44">
            <text:p>129</text:p>
          </table:table-cell>
          <table:table-cell table:style-name="ce47"/>
          <table:table-cell office:value-type="float" office:value="487" table:formula="of:=[.R78]" table:style-name="ce44">
            <text:p>487</text:p>
          </table:table-cell>
          <table:table-cell table:style-name="ce47"/>
          <table:table-cell table:number-columns-repeated="2" table:style-name="ce1"/>
          <table:table-cell office:value-type="float" office:value="0" table:formula="of:=SUM([.C79]+[.E79]+[.G79]+[.I79]+[.K79]+[.M79]+[.O79]+[.Q79]+[.S79])" table:style-name="ce1">
            <text:p>0</text:p>
          </table:table-cell>
          <table:table-cell table:number-columns-repeated="16362"/>
        </table:table-row>
        <table:table-row table:style-name="ro8">
          <table:table-cell office:value-type="date" office:date-value="2011-03-08T00:00:00" table:style-name="ce40">
            <text:p>8-3-2011</text:p>
          </table:table-cell>
          <table:table-cell office:value-type="float" office:value="661" table:formula="of:=[.B79]" table:style-name="ce44">
            <text:p>661</text:p>
          </table:table-cell>
          <table:table-cell table:style-name="ce47"/>
          <table:table-cell office:value-type="float" office:value="52" table:formula="of:=[.D79]" table:style-name="ce44">
            <text:p>52</text:p>
          </table:table-cell>
          <table:table-cell table:style-name="ce47"/>
          <table:table-cell office:value-type="float" office:value="129" table:formula="of:=[.F79]" table:style-name="ce44">
            <text:p>129</text:p>
          </table:table-cell>
          <table:table-cell table:style-name="ce47"/>
          <table:table-cell office:value-type="float" office:value="257" table:formula="of:=[.H79]" table:style-name="ce44">
            <text:p>257</text:p>
          </table:table-cell>
          <table:table-cell table:style-name="ce47"/>
          <table:table-cell office:value-type="float" office:value="207" table:formula="of:=[.J79]" table:style-name="ce44">
            <text:p>207</text:p>
          </table:table-cell>
          <table:table-cell table:style-name="ce47"/>
          <table:table-cell office:value-type="float" office:value="529" table:formula="of:=[.L79]" table:style-name="ce44">
            <text:p>529</text:p>
          </table:table-cell>
          <table:table-cell table:style-name="ce47"/>
          <table:table-cell office:value-type="float" office:value="129" table:formula="of:=[.N79]" table:style-name="ce44">
            <text:p>129</text:p>
          </table:table-cell>
          <table:table-cell table:style-name="ce47"/>
          <table:table-cell office:value-type="float" office:value="129" table:formula="of:=[.P79]" table:style-name="ce44">
            <text:p>129</text:p>
          </table:table-cell>
          <table:table-cell table:style-name="ce47"/>
          <table:table-cell office:value-type="float" office:value="487" table:formula="of:=[.R79]" table:style-name="ce44">
            <text:p>487</text:p>
          </table:table-cell>
          <table:table-cell table:style-name="ce47"/>
          <table:table-cell table:number-columns-repeated="2" table:style-name="ce1"/>
          <table:table-cell office:value-type="float" office:value="0" table:formula="of:=SUM([.C80]+[.E80]+[.G80]+[.I80]+[.K80]+[.M80]+[.O80]+[.Q80]+[.S80])" table:style-name="ce1">
            <text:p>0</text:p>
          </table:table-cell>
          <table:table-cell table:number-columns-repeated="16362"/>
        </table:table-row>
        <table:table-row table:style-name="ro8">
          <table:table-cell office:value-type="date" office:date-value="2011-03-09T00:00:00" table:style-name="ce40">
            <text:p>9-3-2011</text:p>
          </table:table-cell>
          <table:table-cell office:value-type="float" office:value="661" table:formula="of:=[.B80]" table:style-name="ce44">
            <text:p>661</text:p>
          </table:table-cell>
          <table:table-cell table:style-name="ce47"/>
          <table:table-cell office:value-type="float" office:value="52" table:formula="of:=[.D80]" table:style-name="ce44">
            <text:p>52</text:p>
          </table:table-cell>
          <table:table-cell table:style-name="ce47"/>
          <table:table-cell office:value-type="float" office:value="129" table:formula="of:=[.F80]" table:style-name="ce44">
            <text:p>129</text:p>
          </table:table-cell>
          <table:table-cell table:style-name="ce47"/>
          <table:table-cell office:value-type="float" office:value="257" table:formula="of:=[.H80]" table:style-name="ce44">
            <text:p>257</text:p>
          </table:table-cell>
          <table:table-cell table:style-name="ce47"/>
          <table:table-cell office:value-type="float" office:value="207" table:formula="of:=[.J80]" table:style-name="ce44">
            <text:p>207</text:p>
          </table:table-cell>
          <table:table-cell table:style-name="ce47"/>
          <table:table-cell office:value-type="float" office:value="529" table:formula="of:=[.L80]" table:style-name="ce44">
            <text:p>529</text:p>
          </table:table-cell>
          <table:table-cell table:style-name="ce47"/>
          <table:table-cell office:value-type="float" office:value="129" table:formula="of:=[.N80]" table:style-name="ce44">
            <text:p>129</text:p>
          </table:table-cell>
          <table:table-cell table:style-name="ce47"/>
          <table:table-cell office:value-type="float" office:value="129" table:formula="of:=[.P80]" table:style-name="ce44">
            <text:p>129</text:p>
          </table:table-cell>
          <table:table-cell table:style-name="ce47"/>
          <table:table-cell office:value-type="float" office:value="487" table:formula="of:=[.R80]" table:style-name="ce44">
            <text:p>487</text:p>
          </table:table-cell>
          <table:table-cell table:style-name="ce47"/>
          <table:table-cell table:number-columns-repeated="2" table:style-name="ce1"/>
          <table:table-cell office:value-type="float" office:value="0" table:formula="of:=SUM([.C81]+[.E81]+[.G81]+[.I81]+[.K81]+[.M81]+[.O81]+[.Q81]+[.S81])" table:style-name="ce1">
            <text:p>0</text:p>
          </table:table-cell>
          <table:table-cell table:number-columns-repeated="16362"/>
        </table:table-row>
        <table:table-row table:style-name="ro8">
          <table:table-cell office:value-type="date" office:date-value="2011-03-10T00:00:00" table:style-name="ce40">
            <text:p>10-3-2011</text:p>
          </table:table-cell>
          <table:table-cell office:value-type="float" office:value="661" table:formula="of:=[.B81]" table:style-name="ce44">
            <text:p>661</text:p>
          </table:table-cell>
          <table:table-cell table:style-name="ce47"/>
          <table:table-cell office:value-type="float" office:value="52" table:formula="of:=[.D81]" table:style-name="ce44">
            <text:p>52</text:p>
          </table:table-cell>
          <table:table-cell table:style-name="ce47"/>
          <table:table-cell office:value-type="float" office:value="129" table:formula="of:=[.F81]" table:style-name="ce44">
            <text:p>129</text:p>
          </table:table-cell>
          <table:table-cell table:style-name="ce47"/>
          <table:table-cell office:value-type="float" office:value="257" table:formula="of:=[.H81]" table:style-name="ce44">
            <text:p>257</text:p>
          </table:table-cell>
          <table:table-cell table:style-name="ce47"/>
          <table:table-cell office:value-type="float" office:value="207" table:formula="of:=[.J81]" table:style-name="ce44">
            <text:p>207</text:p>
          </table:table-cell>
          <table:table-cell table:style-name="ce47"/>
          <table:table-cell office:value-type="float" office:value="529" table:formula="of:=[.L81]" table:style-name="ce44">
            <text:p>529</text:p>
          </table:table-cell>
          <table:table-cell table:style-name="ce47"/>
          <table:table-cell office:value-type="float" office:value="129" table:formula="of:=[.N81]" table:style-name="ce44">
            <text:p>129</text:p>
          </table:table-cell>
          <table:table-cell table:style-name="ce47"/>
          <table:table-cell office:value-type="float" office:value="129" table:formula="of:=[.P81]" table:style-name="ce44">
            <text:p>129</text:p>
          </table:table-cell>
          <table:table-cell table:style-name="ce47"/>
          <table:table-cell office:value-type="float" office:value="487" table:formula="of:=[.R81]" table:style-name="ce44">
            <text:p>487</text:p>
          </table:table-cell>
          <table:table-cell table:style-name="ce47"/>
          <table:table-cell table:number-columns-repeated="2" table:style-name="ce1"/>
          <table:table-cell office:value-type="float" office:value="0" table:formula="of:=SUM([.C82]+[.E82]+[.G82]+[.I82]+[.K82]+[.M82]+[.O82]+[.Q82]+[.S82])" table:style-name="ce1">
            <text:p>0</text:p>
          </table:table-cell>
          <table:table-cell table:number-columns-repeated="16362"/>
        </table:table-row>
        <table:table-row table:style-name="ro8">
          <table:table-cell office:value-type="date" office:date-value="2011-03-11T00:00:00" table:style-name="ce40">
            <text:p>11-3-2011</text:p>
          </table:table-cell>
          <table:table-cell office:value-type="float" office:value="661" table:formula="of:=[.B82]" table:style-name="ce44">
            <text:p>661</text:p>
          </table:table-cell>
          <table:table-cell table:style-name="ce47"/>
          <table:table-cell office:value-type="float" office:value="52" table:formula="of:=[.D82]" table:style-name="ce44">
            <text:p>52</text:p>
          </table:table-cell>
          <table:table-cell table:style-name="ce47"/>
          <table:table-cell office:value-type="float" office:value="129" table:formula="of:=[.F82]" table:style-name="ce44">
            <text:p>129</text:p>
          </table:table-cell>
          <table:table-cell table:style-name="ce47"/>
          <table:table-cell office:value-type="float" office:value="257" table:formula="of:=[.H82]" table:style-name="ce44">
            <text:p>257</text:p>
          </table:table-cell>
          <table:table-cell table:style-name="ce47"/>
          <table:table-cell office:value-type="float" office:value="207" table:formula="of:=[.J82]" table:style-name="ce44">
            <text:p>207</text:p>
          </table:table-cell>
          <table:table-cell table:style-name="ce47"/>
          <table:table-cell office:value-type="float" office:value="529" table:formula="of:=[.L82]" table:style-name="ce44">
            <text:p>529</text:p>
          </table:table-cell>
          <table:table-cell table:style-name="ce47"/>
          <table:table-cell office:value-type="float" office:value="129" table:formula="of:=[.N82]" table:style-name="ce44">
            <text:p>129</text:p>
          </table:table-cell>
          <table:table-cell table:style-name="ce47"/>
          <table:table-cell office:value-type="float" office:value="129" table:formula="of:=[.P82]" table:style-name="ce44">
            <text:p>129</text:p>
          </table:table-cell>
          <table:table-cell table:style-name="ce47"/>
          <table:table-cell office:value-type="float" office:value="487" table:formula="of:=[.R82]" table:style-name="ce44">
            <text:p>487</text:p>
          </table:table-cell>
          <table:table-cell table:style-name="ce47"/>
          <table:table-cell table:number-columns-repeated="2" table:style-name="ce1"/>
          <table:table-cell office:value-type="float" office:value="0" table:formula="of:=SUM([.C83]+[.E83]+[.G83]+[.I83]+[.K83]+[.M83]+[.O83]+[.Q83]+[.S83])" table:style-name="ce1">
            <text:p>0</text:p>
          </table:table-cell>
          <table:table-cell table:number-columns-repeated="16362"/>
        </table:table-row>
        <table:table-row table:style-name="ro8">
          <table:table-cell office:value-type="date" office:date-value="2011-03-12T00:00:00" table:style-name="ce40">
            <text:p>12-3-2011</text:p>
          </table:table-cell>
          <table:table-cell office:value-type="float" office:value="661" table:formula="of:=[.B83]" table:style-name="ce44">
            <text:p>661</text:p>
          </table:table-cell>
          <table:table-cell table:style-name="ce47"/>
          <table:table-cell office:value-type="float" office:value="52" table:formula="of:=[.D83]" table:style-name="ce44">
            <text:p>52</text:p>
          </table:table-cell>
          <table:table-cell table:style-name="ce47"/>
          <table:table-cell office:value-type="float" office:value="129" table:formula="of:=[.F83]" table:style-name="ce44">
            <text:p>129</text:p>
          </table:table-cell>
          <table:table-cell table:style-name="ce47"/>
          <table:table-cell office:value-type="float" office:value="257" table:formula="of:=[.H83]" table:style-name="ce44">
            <text:p>257</text:p>
          </table:table-cell>
          <table:table-cell table:style-name="ce47"/>
          <table:table-cell office:value-type="float" office:value="207" table:formula="of:=[.J83]" table:style-name="ce44">
            <text:p>207</text:p>
          </table:table-cell>
          <table:table-cell table:style-name="ce47"/>
          <table:table-cell office:value-type="float" office:value="529" table:formula="of:=[.L83]" table:style-name="ce44">
            <text:p>529</text:p>
          </table:table-cell>
          <table:table-cell table:style-name="ce47"/>
          <table:table-cell office:value-type="float" office:value="129" table:formula="of:=[.N83]" table:style-name="ce44">
            <text:p>129</text:p>
          </table:table-cell>
          <table:table-cell table:style-name="ce47"/>
          <table:table-cell office:value-type="float" office:value="129" table:formula="of:=[.P83]" table:style-name="ce44">
            <text:p>129</text:p>
          </table:table-cell>
          <table:table-cell table:style-name="ce47"/>
          <table:table-cell office:value-type="float" office:value="487" table:formula="of:=[.R83]" table:style-name="ce44">
            <text:p>487</text:p>
          </table:table-cell>
          <table:table-cell table:style-name="ce47"/>
          <table:table-cell table:number-columns-repeated="2" table:style-name="ce1"/>
          <table:table-cell office:value-type="float" office:value="0" table:formula="of:=SUM([.C84]+[.E84]+[.G84]+[.I84]+[.K84]+[.M84]+[.O84]+[.Q84]+[.S84])" table:style-name="ce1">
            <text:p>0</text:p>
          </table:table-cell>
          <table:table-cell table:number-columns-repeated="16362"/>
        </table:table-row>
        <table:table-row table:style-name="ro8">
          <table:table-cell office:value-type="date" office:date-value="2011-03-13T00:00:00" table:style-name="ce40">
            <text:p>13-3-2011</text:p>
          </table:table-cell>
          <table:table-cell office:value-type="float" office:value="661" table:formula="of:=[.B84]" table:style-name="ce44">
            <text:p>661</text:p>
          </table:table-cell>
          <table:table-cell table:style-name="ce47"/>
          <table:table-cell office:value-type="float" office:value="52" table:formula="of:=[.D84]" table:style-name="ce44">
            <text:p>52</text:p>
          </table:table-cell>
          <table:table-cell table:style-name="ce47"/>
          <table:table-cell office:value-type="float" office:value="129" table:formula="of:=[.F84]" table:style-name="ce44">
            <text:p>129</text:p>
          </table:table-cell>
          <table:table-cell table:style-name="ce47"/>
          <table:table-cell office:value-type="float" office:value="257" table:formula="of:=[.H84]" table:style-name="ce44">
            <text:p>257</text:p>
          </table:table-cell>
          <table:table-cell table:style-name="ce47"/>
          <table:table-cell office:value-type="float" office:value="207" table:formula="of:=[.J84]" table:style-name="ce44">
            <text:p>207</text:p>
          </table:table-cell>
          <table:table-cell table:style-name="ce47"/>
          <table:table-cell office:value-type="float" office:value="529" table:formula="of:=[.L84]" table:style-name="ce44">
            <text:p>529</text:p>
          </table:table-cell>
          <table:table-cell table:style-name="ce47"/>
          <table:table-cell office:value-type="float" office:value="129" table:formula="of:=[.N84]" table:style-name="ce44">
            <text:p>129</text:p>
          </table:table-cell>
          <table:table-cell table:style-name="ce47"/>
          <table:table-cell office:value-type="float" office:value="129" table:formula="of:=[.P84]" table:style-name="ce44">
            <text:p>129</text:p>
          </table:table-cell>
          <table:table-cell table:style-name="ce47"/>
          <table:table-cell office:value-type="float" office:value="487" table:formula="of:=[.R84]" table:style-name="ce44">
            <text:p>487</text:p>
          </table:table-cell>
          <table:table-cell table:style-name="ce47"/>
          <table:table-cell table:number-columns-repeated="2" table:style-name="ce1"/>
          <table:table-cell office:value-type="float" office:value="0" table:formula="of:=SUM([.C85]+[.E85]+[.G85]+[.I85]+[.K85]+[.M85]+[.O85]+[.Q85]+[.S85])" table:style-name="ce1">
            <text:p>0</text:p>
          </table:table-cell>
          <table:table-cell table:number-columns-repeated="16362"/>
        </table:table-row>
        <table:table-row table:style-name="ro8">
          <table:table-cell office:value-type="date" office:date-value="2011-03-14T00:00:00" table:style-name="ce40">
            <text:p>14-3-2011</text:p>
          </table:table-cell>
          <table:table-cell office:value-type="float" office:value="661" table:formula="of:=[.B85]" table:style-name="ce44">
            <text:p>661</text:p>
          </table:table-cell>
          <table:table-cell table:style-name="ce47"/>
          <table:table-cell office:value-type="float" office:value="52" table:formula="of:=[.D85]" table:style-name="ce44">
            <text:p>52</text:p>
          </table:table-cell>
          <table:table-cell table:style-name="ce47"/>
          <table:table-cell office:value-type="float" office:value="129" table:formula="of:=[.F85]" table:style-name="ce44">
            <text:p>129</text:p>
          </table:table-cell>
          <table:table-cell table:style-name="ce47"/>
          <table:table-cell office:value-type="float" office:value="257" table:formula="of:=[.H85]" table:style-name="ce44">
            <text:p>257</text:p>
          </table:table-cell>
          <table:table-cell table:style-name="ce47"/>
          <table:table-cell office:value-type="float" office:value="207" table:formula="of:=[.J85]" table:style-name="ce44">
            <text:p>207</text:p>
          </table:table-cell>
          <table:table-cell table:style-name="ce47"/>
          <table:table-cell office:value-type="float" office:value="529" table:formula="of:=[.L85]" table:style-name="ce44">
            <text:p>529</text:p>
          </table:table-cell>
          <table:table-cell table:style-name="ce47"/>
          <table:table-cell office:value-type="float" office:value="129" table:formula="of:=[.N85]" table:style-name="ce44">
            <text:p>129</text:p>
          </table:table-cell>
          <table:table-cell table:style-name="ce47"/>
          <table:table-cell office:value-type="float" office:value="129" table:formula="of:=[.P85]" table:style-name="ce44">
            <text:p>129</text:p>
          </table:table-cell>
          <table:table-cell table:style-name="ce47"/>
          <table:table-cell office:value-type="float" office:value="487" table:formula="of:=[.R85]" table:style-name="ce44">
            <text:p>487</text:p>
          </table:table-cell>
          <table:table-cell table:style-name="ce47"/>
          <table:table-cell table:number-columns-repeated="2" table:style-name="ce1"/>
          <table:table-cell office:value-type="float" office:value="0" table:formula="of:=SUM([.C86]+[.E86]+[.G86]+[.I86]+[.K86]+[.M86]+[.O86]+[.Q86]+[.S86])" table:style-name="ce1">
            <text:p>0</text:p>
          </table:table-cell>
          <table:table-cell table:number-columns-repeated="16362"/>
        </table:table-row>
        <table:table-row table:style-name="ro8">
          <table:table-cell office:value-type="date" office:date-value="2011-03-15T00:00:00" table:style-name="ce40">
            <text:p>15-3-2011</text:p>
          </table:table-cell>
          <table:table-cell office:value-type="float" office:value="661" table:formula="of:=[.B86]" table:style-name="ce44">
            <text:p>661</text:p>
          </table:table-cell>
          <table:table-cell table:style-name="ce47"/>
          <table:table-cell office:value-type="float" office:value="52" table:formula="of:=[.D86]" table:style-name="ce44">
            <text:p>52</text:p>
          </table:table-cell>
          <table:table-cell table:style-name="ce47"/>
          <table:table-cell office:value-type="float" office:value="129" table:formula="of:=[.F86]" table:style-name="ce44">
            <text:p>129</text:p>
          </table:table-cell>
          <table:table-cell table:style-name="ce47"/>
          <table:table-cell office:value-type="float" office:value="257" table:formula="of:=[.H86]" table:style-name="ce44">
            <text:p>257</text:p>
          </table:table-cell>
          <table:table-cell table:style-name="ce47"/>
          <table:table-cell office:value-type="float" office:value="207" table:formula="of:=[.J86]" table:style-name="ce44">
            <text:p>207</text:p>
          </table:table-cell>
          <table:table-cell table:style-name="ce47"/>
          <table:table-cell office:value-type="float" office:value="529" table:formula="of:=[.L86]" table:style-name="ce44">
            <text:p>529</text:p>
          </table:table-cell>
          <table:table-cell table:style-name="ce47"/>
          <table:table-cell office:value-type="float" office:value="129" table:formula="of:=[.N86]" table:style-name="ce44">
            <text:p>129</text:p>
          </table:table-cell>
          <table:table-cell table:style-name="ce47"/>
          <table:table-cell office:value-type="float" office:value="129" table:formula="of:=[.P86]" table:style-name="ce44">
            <text:p>129</text:p>
          </table:table-cell>
          <table:table-cell table:style-name="ce47"/>
          <table:table-cell office:value-type="float" office:value="487" table:formula="of:=[.R86]" table:style-name="ce44">
            <text:p>487</text:p>
          </table:table-cell>
          <table:table-cell table:style-name="ce47"/>
          <table:table-cell table:number-columns-repeated="2" table:style-name="ce1"/>
          <table:table-cell office:value-type="float" office:value="0" table:formula="of:=SUM([.C87]+[.E87]+[.G87]+[.I87]+[.K87]+[.M87]+[.O87]+[.Q87]+[.S87])" table:style-name="ce1">
            <text:p>0</text:p>
          </table:table-cell>
          <table:table-cell table:number-columns-repeated="16362"/>
        </table:table-row>
        <table:table-row table:style-name="ro8">
          <table:table-cell office:value-type="date" office:date-value="2011-03-16T00:00:00" table:style-name="ce40">
            <text:p>16-3-2011</text:p>
          </table:table-cell>
          <table:table-cell office:value-type="float" office:value="661" table:formula="of:=[.B87]" table:style-name="ce44">
            <text:p>661</text:p>
          </table:table-cell>
          <table:table-cell table:style-name="ce47"/>
          <table:table-cell office:value-type="float" office:value="52" table:formula="of:=[.D87]" table:style-name="ce44">
            <text:p>52</text:p>
          </table:table-cell>
          <table:table-cell table:style-name="ce47"/>
          <table:table-cell office:value-type="float" office:value="129" table:formula="of:=[.F87]" table:style-name="ce44">
            <text:p>129</text:p>
          </table:table-cell>
          <table:table-cell table:style-name="ce47"/>
          <table:table-cell office:value-type="float" office:value="257" table:formula="of:=[.H87]" table:style-name="ce44">
            <text:p>257</text:p>
          </table:table-cell>
          <table:table-cell table:style-name="ce47"/>
          <table:table-cell office:value-type="float" office:value="207" table:formula="of:=[.J87]" table:style-name="ce44">
            <text:p>207</text:p>
          </table:table-cell>
          <table:table-cell table:style-name="ce47"/>
          <table:table-cell office:value-type="float" office:value="529" table:formula="of:=[.L87]" table:style-name="ce44">
            <text:p>529</text:p>
          </table:table-cell>
          <table:table-cell table:style-name="ce47"/>
          <table:table-cell office:value-type="float" office:value="129" table:formula="of:=[.N87]" table:style-name="ce44">
            <text:p>129</text:p>
          </table:table-cell>
          <table:table-cell table:style-name="ce47"/>
          <table:table-cell office:value-type="float" office:value="129" table:formula="of:=[.P87]" table:style-name="ce44">
            <text:p>129</text:p>
          </table:table-cell>
          <table:table-cell table:style-name="ce47"/>
          <table:table-cell office:value-type="float" office:value="487" table:formula="of:=[.R87]" table:style-name="ce44">
            <text:p>487</text:p>
          </table:table-cell>
          <table:table-cell table:style-name="ce47"/>
          <table:table-cell table:number-columns-repeated="2" table:style-name="ce1"/>
          <table:table-cell office:value-type="float" office:value="0" table:formula="of:=SUM([.C88]+[.E88]+[.G88]+[.I88]+[.K88]+[.M88]+[.O88]+[.Q88]+[.S88])" table:style-name="ce1">
            <text:p>0</text:p>
          </table:table-cell>
          <table:table-cell table:number-columns-repeated="16362"/>
        </table:table-row>
        <table:table-row table:style-name="ro8">
          <table:table-cell office:value-type="date" office:date-value="2011-03-17T00:00:00" table:style-name="ce40">
            <text:p>17-3-2011</text:p>
          </table:table-cell>
          <table:table-cell office:value-type="float" office:value="661" table:formula="of:=[.B88]" table:style-name="ce44">
            <text:p>661</text:p>
          </table:table-cell>
          <table:table-cell table:style-name="ce47"/>
          <table:table-cell office:value-type="float" office:value="52" table:formula="of:=[.D88]" table:style-name="ce44">
            <text:p>52</text:p>
          </table:table-cell>
          <table:table-cell table:style-name="ce47"/>
          <table:table-cell office:value-type="float" office:value="129" table:formula="of:=[.F88]" table:style-name="ce44">
            <text:p>129</text:p>
          </table:table-cell>
          <table:table-cell table:style-name="ce47"/>
          <table:table-cell office:value-type="float" office:value="257" table:formula="of:=[.H88]" table:style-name="ce44">
            <text:p>257</text:p>
          </table:table-cell>
          <table:table-cell table:style-name="ce47"/>
          <table:table-cell office:value-type="float" office:value="207" table:formula="of:=[.J88]" table:style-name="ce44">
            <text:p>207</text:p>
          </table:table-cell>
          <table:table-cell table:style-name="ce47"/>
          <table:table-cell office:value-type="float" office:value="529" table:formula="of:=[.L88]" table:style-name="ce44">
            <text:p>529</text:p>
          </table:table-cell>
          <table:table-cell table:style-name="ce47"/>
          <table:table-cell office:value-type="float" office:value="129" table:formula="of:=[.N88]" table:style-name="ce44">
            <text:p>129</text:p>
          </table:table-cell>
          <table:table-cell table:style-name="ce47"/>
          <table:table-cell office:value-type="float" office:value="129" table:formula="of:=[.P88]" table:style-name="ce44">
            <text:p>129</text:p>
          </table:table-cell>
          <table:table-cell table:style-name="ce47"/>
          <table:table-cell office:value-type="float" office:value="487" table:formula="of:=[.R88]" table:style-name="ce44">
            <text:p>487</text:p>
          </table:table-cell>
          <table:table-cell table:style-name="ce47"/>
          <table:table-cell table:number-columns-repeated="2" table:style-name="ce1"/>
          <table:table-cell office:value-type="float" office:value="0" table:formula="of:=SUM([.C89]+[.E89]+[.G89]+[.I89]+[.K89]+[.M89]+[.O89]+[.Q89]+[.S89])" table:style-name="ce1">
            <text:p>0</text:p>
          </table:table-cell>
          <table:table-cell table:number-columns-repeated="16362"/>
        </table:table-row>
        <table:table-row table:style-name="ro8">
          <table:table-cell office:value-type="date" office:date-value="2011-03-18T00:00:00" table:style-name="ce40">
            <text:p>18-3-2011</text:p>
          </table:table-cell>
          <table:table-cell office:value-type="float" office:value="661" table:formula="of:=[.B89]" table:style-name="ce44">
            <text:p>661</text:p>
          </table:table-cell>
          <table:table-cell table:style-name="ce47"/>
          <table:table-cell office:value-type="float" office:value="52" table:formula="of:=[.D89]" table:style-name="ce44">
            <text:p>52</text:p>
          </table:table-cell>
          <table:table-cell table:style-name="ce47"/>
          <table:table-cell office:value-type="float" office:value="129" table:formula="of:=[.F89]" table:style-name="ce44">
            <text:p>129</text:p>
          </table:table-cell>
          <table:table-cell table:style-name="ce47"/>
          <table:table-cell office:value-type="float" office:value="257" table:formula="of:=[.H89]" table:style-name="ce44">
            <text:p>257</text:p>
          </table:table-cell>
          <table:table-cell table:style-name="ce47"/>
          <table:table-cell office:value-type="float" office:value="207" table:formula="of:=[.J89]" table:style-name="ce44">
            <text:p>207</text:p>
          </table:table-cell>
          <table:table-cell table:style-name="ce47"/>
          <table:table-cell office:value-type="float" office:value="529" table:formula="of:=[.L89]" table:style-name="ce44">
            <text:p>529</text:p>
          </table:table-cell>
          <table:table-cell table:style-name="ce47"/>
          <table:table-cell office:value-type="float" office:value="129" table:formula="of:=[.N89]" table:style-name="ce44">
            <text:p>129</text:p>
          </table:table-cell>
          <table:table-cell table:style-name="ce47"/>
          <table:table-cell office:value-type="float" office:value="129" table:formula="of:=[.P89]" table:style-name="ce44">
            <text:p>129</text:p>
          </table:table-cell>
          <table:table-cell table:style-name="ce47"/>
          <table:table-cell office:value-type="float" office:value="487" table:formula="of:=[.R89]" table:style-name="ce44">
            <text:p>487</text:p>
          </table:table-cell>
          <table:table-cell table:style-name="ce47"/>
          <table:table-cell table:number-columns-repeated="2" table:style-name="ce1"/>
          <table:table-cell office:value-type="float" office:value="0" table:formula="of:=SUM([.C90]+[.E90]+[.G90]+[.I90]+[.K90]+[.M90]+[.O90]+[.Q90]+[.S90])" table:style-name="ce1">
            <text:p>0</text:p>
          </table:table-cell>
          <table:table-cell table:number-columns-repeated="16362"/>
        </table:table-row>
        <table:table-row table:style-name="ro8">
          <table:table-cell office:value-type="date" office:date-value="2011-03-19T00:00:00" table:style-name="ce40">
            <text:p>19-3-2011</text:p>
          </table:table-cell>
          <table:table-cell office:value-type="float" office:value="661" table:formula="of:=[.B90]" table:style-name="ce44">
            <text:p>661</text:p>
          </table:table-cell>
          <table:table-cell table:style-name="ce47"/>
          <table:table-cell office:value-type="float" office:value="52" table:formula="of:=[.D90]" table:style-name="ce44">
            <text:p>52</text:p>
          </table:table-cell>
          <table:table-cell table:style-name="ce47"/>
          <table:table-cell office:value-type="float" office:value="129" table:formula="of:=[.F90]" table:style-name="ce44">
            <text:p>129</text:p>
          </table:table-cell>
          <table:table-cell table:style-name="ce47"/>
          <table:table-cell office:value-type="float" office:value="257" table:formula="of:=[.H90]" table:style-name="ce44">
            <text:p>257</text:p>
          </table:table-cell>
          <table:table-cell table:style-name="ce47"/>
          <table:table-cell office:value-type="float" office:value="207" table:formula="of:=[.J90]" table:style-name="ce44">
            <text:p>207</text:p>
          </table:table-cell>
          <table:table-cell table:style-name="ce47"/>
          <table:table-cell office:value-type="float" office:value="529" table:formula="of:=[.L90]" table:style-name="ce44">
            <text:p>529</text:p>
          </table:table-cell>
          <table:table-cell table:style-name="ce47"/>
          <table:table-cell office:value-type="float" office:value="129" table:formula="of:=[.N90]" table:style-name="ce44">
            <text:p>129</text:p>
          </table:table-cell>
          <table:table-cell table:style-name="ce47"/>
          <table:table-cell office:value-type="float" office:value="129" table:formula="of:=[.P90]" table:style-name="ce44">
            <text:p>129</text:p>
          </table:table-cell>
          <table:table-cell table:style-name="ce47"/>
          <table:table-cell office:value-type="float" office:value="487" table:formula="of:=[.R90]" table:style-name="ce44">
            <text:p>487</text:p>
          </table:table-cell>
          <table:table-cell table:style-name="ce47"/>
          <table:table-cell table:number-columns-repeated="2" table:style-name="ce1"/>
          <table:table-cell office:value-type="float" office:value="0" table:formula="of:=SUM([.C91]+[.E91]+[.G91]+[.I91]+[.K91]+[.M91]+[.O91]+[.Q91]+[.S91])" table:style-name="ce1">
            <text:p>0</text:p>
          </table:table-cell>
          <table:table-cell table:number-columns-repeated="16362"/>
        </table:table-row>
        <table:table-row table:style-name="ro8">
          <table:table-cell office:value-type="date" office:date-value="2011-03-20T00:00:00" table:style-name="ce40">
            <text:p>20-3-2011</text:p>
          </table:table-cell>
          <table:table-cell office:value-type="float" office:value="661" table:formula="of:=[.B91]" table:style-name="ce44">
            <text:p>661</text:p>
          </table:table-cell>
          <table:table-cell table:style-name="ce47"/>
          <table:table-cell office:value-type="float" office:value="52" table:formula="of:=[.D91]" table:style-name="ce44">
            <text:p>52</text:p>
          </table:table-cell>
          <table:table-cell table:style-name="ce47"/>
          <table:table-cell office:value-type="float" office:value="129" table:formula="of:=[.F91]" table:style-name="ce44">
            <text:p>129</text:p>
          </table:table-cell>
          <table:table-cell table:style-name="ce47"/>
          <table:table-cell office:value-type="float" office:value="257" table:formula="of:=[.H91]" table:style-name="ce44">
            <text:p>257</text:p>
          </table:table-cell>
          <table:table-cell table:style-name="ce47"/>
          <table:table-cell office:value-type="float" office:value="207" table:formula="of:=[.J91]" table:style-name="ce44">
            <text:p>207</text:p>
          </table:table-cell>
          <table:table-cell table:style-name="ce47"/>
          <table:table-cell office:value-type="float" office:value="529" table:formula="of:=[.L91]" table:style-name="ce44">
            <text:p>529</text:p>
          </table:table-cell>
          <table:table-cell table:style-name="ce47"/>
          <table:table-cell office:value-type="float" office:value="129" table:formula="of:=[.N91]" table:style-name="ce44">
            <text:p>129</text:p>
          </table:table-cell>
          <table:table-cell table:style-name="ce47"/>
          <table:table-cell office:value-type="float" office:value="129" table:formula="of:=[.P91]" table:style-name="ce44">
            <text:p>129</text:p>
          </table:table-cell>
          <table:table-cell table:style-name="ce47"/>
          <table:table-cell office:value-type="float" office:value="487" table:formula="of:=[.R91]" table:style-name="ce44">
            <text:p>487</text:p>
          </table:table-cell>
          <table:table-cell table:style-name="ce47"/>
          <table:table-cell table:number-columns-repeated="2" table:style-name="ce1"/>
          <table:table-cell office:value-type="float" office:value="0" table:formula="of:=SUM([.C92]+[.E92]+[.G92]+[.I92]+[.K92]+[.M92]+[.O92]+[.Q92]+[.S92])" table:style-name="ce1">
            <text:p>0</text:p>
          </table:table-cell>
          <table:table-cell table:number-columns-repeated="16362"/>
        </table:table-row>
        <table:table-row table:style-name="ro8">
          <table:table-cell office:value-type="date" office:date-value="2011-03-21T00:00:00" table:style-name="ce40">
            <text:p>21-3-2011</text:p>
          </table:table-cell>
          <table:table-cell office:value-type="float" office:value="661" table:formula="of:=[.B92]" table:style-name="ce44">
            <text:p>661</text:p>
          </table:table-cell>
          <table:table-cell table:style-name="ce47"/>
          <table:table-cell office:value-type="float" office:value="52" table:formula="of:=[.D92]" table:style-name="ce44">
            <text:p>52</text:p>
          </table:table-cell>
          <table:table-cell table:style-name="ce47"/>
          <table:table-cell office:value-type="float" office:value="129" table:formula="of:=[.F92]" table:style-name="ce44">
            <text:p>129</text:p>
          </table:table-cell>
          <table:table-cell table:style-name="ce47"/>
          <table:table-cell office:value-type="float" office:value="257" table:formula="of:=[.H92]" table:style-name="ce44">
            <text:p>257</text:p>
          </table:table-cell>
          <table:table-cell table:style-name="ce47"/>
          <table:table-cell office:value-type="float" office:value="207" table:formula="of:=[.J92]" table:style-name="ce44">
            <text:p>207</text:p>
          </table:table-cell>
          <table:table-cell table:style-name="ce47"/>
          <table:table-cell office:value-type="float" office:value="529" table:formula="of:=[.L92]" table:style-name="ce44">
            <text:p>529</text:p>
          </table:table-cell>
          <table:table-cell table:style-name="ce47"/>
          <table:table-cell office:value-type="float" office:value="129" table:formula="of:=[.N92]" table:style-name="ce44">
            <text:p>129</text:p>
          </table:table-cell>
          <table:table-cell table:style-name="ce47"/>
          <table:table-cell office:value-type="float" office:value="129" table:formula="of:=[.P92]" table:style-name="ce44">
            <text:p>129</text:p>
          </table:table-cell>
          <table:table-cell table:style-name="ce47"/>
          <table:table-cell office:value-type="float" office:value="487" table:formula="of:=[.R92]" table:style-name="ce44">
            <text:p>487</text:p>
          </table:table-cell>
          <table:table-cell table:style-name="ce47"/>
          <table:table-cell table:number-columns-repeated="2" table:style-name="ce1"/>
          <table:table-cell office:value-type="float" office:value="0" table:formula="of:=SUM([.C93]+[.E93]+[.G93]+[.I93]+[.K93]+[.M93]+[.O93]+[.Q93]+[.S93])" table:style-name="ce1">
            <text:p>0</text:p>
          </table:table-cell>
          <table:table-cell table:number-columns-repeated="16362"/>
        </table:table-row>
        <table:table-row table:style-name="ro8">
          <table:table-cell office:value-type="date" office:date-value="2011-03-22T00:00:00" table:style-name="ce40">
            <text:p>22-3-2011</text:p>
          </table:table-cell>
          <table:table-cell office:value-type="float" office:value="661" table:formula="of:=[.B93]" table:style-name="ce44">
            <text:p>661</text:p>
          </table:table-cell>
          <table:table-cell table:style-name="ce47"/>
          <table:table-cell office:value-type="float" office:value="52" table:formula="of:=[.D93]" table:style-name="ce44">
            <text:p>52</text:p>
          </table:table-cell>
          <table:table-cell table:style-name="ce47"/>
          <table:table-cell office:value-type="float" office:value="129" table:formula="of:=[.F93]" table:style-name="ce44">
            <text:p>129</text:p>
          </table:table-cell>
          <table:table-cell table:style-name="ce47"/>
          <table:table-cell office:value-type="float" office:value="257" table:formula="of:=[.H93]" table:style-name="ce44">
            <text:p>257</text:p>
          </table:table-cell>
          <table:table-cell table:style-name="ce47"/>
          <table:table-cell office:value-type="float" office:value="207" table:formula="of:=[.J93]" table:style-name="ce44">
            <text:p>207</text:p>
          </table:table-cell>
          <table:table-cell table:style-name="ce47"/>
          <table:table-cell office:value-type="float" office:value="529" table:formula="of:=[.L93]" table:style-name="ce44">
            <text:p>529</text:p>
          </table:table-cell>
          <table:table-cell table:style-name="ce47"/>
          <table:table-cell office:value-type="float" office:value="129" table:formula="of:=[.N93]" table:style-name="ce44">
            <text:p>129</text:p>
          </table:table-cell>
          <table:table-cell table:style-name="ce47"/>
          <table:table-cell office:value-type="float" office:value="129" table:formula="of:=[.P93]" table:style-name="ce44">
            <text:p>129</text:p>
          </table:table-cell>
          <table:table-cell table:style-name="ce47"/>
          <table:table-cell office:value-type="float" office:value="487" table:formula="of:=[.R93]" table:style-name="ce44">
            <text:p>487</text:p>
          </table:table-cell>
          <table:table-cell table:style-name="ce47"/>
          <table:table-cell table:number-columns-repeated="2" table:style-name="ce1"/>
          <table:table-cell office:value-type="float" office:value="0" table:formula="of:=SUM([.C94]+[.E94]+[.G94]+[.I94]+[.K94]+[.M94]+[.O94]+[.Q94]+[.S94])" table:style-name="ce1">
            <text:p>0</text:p>
          </table:table-cell>
          <table:table-cell table:number-columns-repeated="16362"/>
        </table:table-row>
        <table:table-row table:style-name="ro8">
          <table:table-cell office:value-type="date" office:date-value="2011-03-23T00:00:00" table:style-name="ce40">
            <text:p>23-3-2011</text:p>
          </table:table-cell>
          <table:table-cell office:value-type="float" office:value="661" table:formula="of:=[.B94]" table:style-name="ce44">
            <text:p>661</text:p>
          </table:table-cell>
          <table:table-cell table:style-name="ce47"/>
          <table:table-cell office:value-type="float" office:value="52" table:formula="of:=[.D94]" table:style-name="ce44">
            <text:p>52</text:p>
          </table:table-cell>
          <table:table-cell table:style-name="ce47"/>
          <table:table-cell office:value-type="float" office:value="129" table:formula="of:=[.F94]" table:style-name="ce44">
            <text:p>129</text:p>
          </table:table-cell>
          <table:table-cell table:style-name="ce47"/>
          <table:table-cell office:value-type="float" office:value="257" table:formula="of:=[.H94]" table:style-name="ce44">
            <text:p>257</text:p>
          </table:table-cell>
          <table:table-cell table:style-name="ce47"/>
          <table:table-cell office:value-type="float" office:value="207" table:formula="of:=[.J94]" table:style-name="ce44">
            <text:p>207</text:p>
          </table:table-cell>
          <table:table-cell table:style-name="ce47"/>
          <table:table-cell office:value-type="float" office:value="529" table:formula="of:=[.L94]" table:style-name="ce44">
            <text:p>529</text:p>
          </table:table-cell>
          <table:table-cell table:style-name="ce47"/>
          <table:table-cell office:value-type="float" office:value="129" table:formula="of:=[.N94]" table:style-name="ce44">
            <text:p>129</text:p>
          </table:table-cell>
          <table:table-cell table:style-name="ce47"/>
          <table:table-cell office:value-type="float" office:value="129" table:formula="of:=[.P94]" table:style-name="ce44">
            <text:p>129</text:p>
          </table:table-cell>
          <table:table-cell table:style-name="ce47"/>
          <table:table-cell office:value-type="float" office:value="487" table:formula="of:=[.R94]" table:style-name="ce44">
            <text:p>487</text:p>
          </table:table-cell>
          <table:table-cell table:style-name="ce47"/>
          <table:table-cell table:number-columns-repeated="2" table:style-name="ce1"/>
          <table:table-cell office:value-type="float" office:value="0" table:formula="of:=SUM([.C95]+[.E95]+[.G95]+[.I95]+[.K95]+[.M95]+[.O95]+[.Q95]+[.S95])" table:style-name="ce1">
            <text:p>0</text:p>
          </table:table-cell>
          <table:table-cell table:number-columns-repeated="16362"/>
        </table:table-row>
        <table:table-row table:style-name="ro8">
          <table:table-cell office:value-type="date" office:date-value="2011-03-24T00:00:00" table:style-name="ce40">
            <text:p>24-3-2011</text:p>
          </table:table-cell>
          <table:table-cell office:value-type="float" office:value="661" table:formula="of:=[.B95]" table:style-name="ce44">
            <text:p>661</text:p>
          </table:table-cell>
          <table:table-cell table:style-name="ce47"/>
          <table:table-cell office:value-type="float" office:value="52" table:formula="of:=[.D95]" table:style-name="ce44">
            <text:p>52</text:p>
          </table:table-cell>
          <table:table-cell table:style-name="ce47"/>
          <table:table-cell office:value-type="float" office:value="129" table:formula="of:=[.F95]" table:style-name="ce44">
            <text:p>129</text:p>
          </table:table-cell>
          <table:table-cell table:style-name="ce47"/>
          <table:table-cell office:value-type="float" office:value="257" table:formula="of:=[.H95]" table:style-name="ce44">
            <text:p>257</text:p>
          </table:table-cell>
          <table:table-cell table:style-name="ce47"/>
          <table:table-cell office:value-type="float" office:value="207" table:formula="of:=[.J95]" table:style-name="ce44">
            <text:p>207</text:p>
          </table:table-cell>
          <table:table-cell table:style-name="ce47"/>
          <table:table-cell office:value-type="float" office:value="529" table:formula="of:=[.L95]" table:style-name="ce44">
            <text:p>529</text:p>
          </table:table-cell>
          <table:table-cell table:style-name="ce47"/>
          <table:table-cell office:value-type="float" office:value="129" table:formula="of:=[.N95]" table:style-name="ce44">
            <text:p>129</text:p>
          </table:table-cell>
          <table:table-cell table:style-name="ce47"/>
          <table:table-cell office:value-type="float" office:value="129" table:formula="of:=[.P95]" table:style-name="ce44">
            <text:p>129</text:p>
          </table:table-cell>
          <table:table-cell table:style-name="ce47"/>
          <table:table-cell office:value-type="float" office:value="487" table:formula="of:=[.R95]" table:style-name="ce44">
            <text:p>487</text:p>
          </table:table-cell>
          <table:table-cell table:style-name="ce47"/>
          <table:table-cell table:number-columns-repeated="2" table:style-name="ce1"/>
          <table:table-cell office:value-type="float" office:value="0" table:formula="of:=SUM([.C96]+[.E96]+[.G96]+[.I96]+[.K96]+[.M96]+[.O96]+[.Q96]+[.S96])" table:style-name="ce1">
            <text:p>0</text:p>
          </table:table-cell>
          <table:table-cell table:number-columns-repeated="16362"/>
        </table:table-row>
        <table:table-row table:style-name="ro8">
          <table:table-cell office:value-type="date" office:date-value="2011-03-25T00:00:00" table:style-name="ce40">
            <text:p>25-3-2011</text:p>
          </table:table-cell>
          <table:table-cell office:value-type="float" office:value="661" table:formula="of:=[.B96]" table:style-name="ce44">
            <text:p>661</text:p>
          </table:table-cell>
          <table:table-cell table:style-name="ce47"/>
          <table:table-cell office:value-type="float" office:value="52" table:formula="of:=[.D96]" table:style-name="ce44">
            <text:p>52</text:p>
          </table:table-cell>
          <table:table-cell table:style-name="ce47"/>
          <table:table-cell office:value-type="float" office:value="129" table:formula="of:=[.F96]" table:style-name="ce44">
            <text:p>129</text:p>
          </table:table-cell>
          <table:table-cell table:style-name="ce47"/>
          <table:table-cell office:value-type="float" office:value="257" table:formula="of:=[.H96]" table:style-name="ce44">
            <text:p>257</text:p>
          </table:table-cell>
          <table:table-cell table:style-name="ce47"/>
          <table:table-cell office:value-type="float" office:value="207" table:formula="of:=[.J96]" table:style-name="ce44">
            <text:p>207</text:p>
          </table:table-cell>
          <table:table-cell table:style-name="ce47"/>
          <table:table-cell office:value-type="float" office:value="529" table:formula="of:=[.L96]" table:style-name="ce44">
            <text:p>529</text:p>
          </table:table-cell>
          <table:table-cell table:style-name="ce47"/>
          <table:table-cell office:value-type="float" office:value="129" table:formula="of:=[.N96]" table:style-name="ce44">
            <text:p>129</text:p>
          </table:table-cell>
          <table:table-cell table:style-name="ce47"/>
          <table:table-cell office:value-type="float" office:value="129" table:formula="of:=[.P96]" table:style-name="ce44">
            <text:p>129</text:p>
          </table:table-cell>
          <table:table-cell table:style-name="ce47"/>
          <table:table-cell office:value-type="float" office:value="487" table:formula="of:=[.R96]" table:style-name="ce44">
            <text:p>487</text:p>
          </table:table-cell>
          <table:table-cell table:style-name="ce47"/>
          <table:table-cell table:number-columns-repeated="2" table:style-name="ce1"/>
          <table:table-cell office:value-type="float" office:value="0" table:formula="of:=SUM([.C97]+[.E97]+[.G97]+[.I97]+[.K97]+[.M97]+[.O97]+[.Q97]+[.S97])" table:style-name="ce1">
            <text:p>0</text:p>
          </table:table-cell>
          <table:table-cell table:number-columns-repeated="16362"/>
        </table:table-row>
        <table:table-row table:style-name="ro8">
          <table:table-cell office:value-type="date" office:date-value="2011-03-26T00:00:00" table:style-name="ce40">
            <text:p>26-3-2011</text:p>
          </table:table-cell>
          <table:table-cell office:value-type="float" office:value="661" table:formula="of:=[.B97]" table:style-name="ce44">
            <text:p>661</text:p>
          </table:table-cell>
          <table:table-cell table:style-name="ce47"/>
          <table:table-cell office:value-type="float" office:value="52" table:formula="of:=[.D97]" table:style-name="ce44">
            <text:p>52</text:p>
          </table:table-cell>
          <table:table-cell table:style-name="ce47"/>
          <table:table-cell office:value-type="float" office:value="129" table:formula="of:=[.F97]" table:style-name="ce44">
            <text:p>129</text:p>
          </table:table-cell>
          <table:table-cell table:style-name="ce47"/>
          <table:table-cell office:value-type="float" office:value="257" table:formula="of:=[.H97]" table:style-name="ce44">
            <text:p>257</text:p>
          </table:table-cell>
          <table:table-cell table:style-name="ce47"/>
          <table:table-cell office:value-type="float" office:value="207" table:formula="of:=[.J97]" table:style-name="ce44">
            <text:p>207</text:p>
          </table:table-cell>
          <table:table-cell table:style-name="ce47"/>
          <table:table-cell office:value-type="float" office:value="529" table:formula="of:=[.L97]" table:style-name="ce44">
            <text:p>529</text:p>
          </table:table-cell>
          <table:table-cell table:style-name="ce47"/>
          <table:table-cell office:value-type="float" office:value="129" table:formula="of:=[.N97]" table:style-name="ce44">
            <text:p>129</text:p>
          </table:table-cell>
          <table:table-cell table:style-name="ce47"/>
          <table:table-cell office:value-type="float" office:value="129" table:formula="of:=[.P97]" table:style-name="ce44">
            <text:p>129</text:p>
          </table:table-cell>
          <table:table-cell table:style-name="ce47"/>
          <table:table-cell office:value-type="float" office:value="487" table:formula="of:=[.R97]" table:style-name="ce44">
            <text:p>487</text:p>
          </table:table-cell>
          <table:table-cell table:style-name="ce47"/>
          <table:table-cell table:number-columns-repeated="2" table:style-name="ce1"/>
          <table:table-cell office:value-type="float" office:value="0" table:formula="of:=SUM([.C98]+[.E98]+[.G98]+[.I98]+[.K98]+[.M98]+[.O98]+[.Q98]+[.S98])" table:style-name="ce1">
            <text:p>0</text:p>
          </table:table-cell>
          <table:table-cell table:number-columns-repeated="16362"/>
        </table:table-row>
        <table:table-row table:style-name="ro8">
          <table:table-cell office:value-type="date" office:date-value="2011-03-27T00:00:00" table:style-name="ce40">
            <text:p>27-3-2011</text:p>
          </table:table-cell>
          <table:table-cell office:value-type="float" office:value="661" table:formula="of:=[.B98]" table:style-name="ce44">
            <text:p>661</text:p>
          </table:table-cell>
          <table:table-cell table:style-name="ce47"/>
          <table:table-cell office:value-type="float" office:value="52" table:formula="of:=[.D98]" table:style-name="ce44">
            <text:p>52</text:p>
          </table:table-cell>
          <table:table-cell table:style-name="ce47"/>
          <table:table-cell office:value-type="float" office:value="129" table:formula="of:=[.F98]" table:style-name="ce44">
            <text:p>129</text:p>
          </table:table-cell>
          <table:table-cell table:style-name="ce47"/>
          <table:table-cell office:value-type="float" office:value="257" table:formula="of:=[.H98]" table:style-name="ce44">
            <text:p>257</text:p>
          </table:table-cell>
          <table:table-cell table:style-name="ce47"/>
          <table:table-cell office:value-type="float" office:value="207" table:formula="of:=[.J98]" table:style-name="ce44">
            <text:p>207</text:p>
          </table:table-cell>
          <table:table-cell table:style-name="ce47"/>
          <table:table-cell office:value-type="float" office:value="529" table:formula="of:=[.L98]" table:style-name="ce44">
            <text:p>529</text:p>
          </table:table-cell>
          <table:table-cell table:style-name="ce47"/>
          <table:table-cell office:value-type="float" office:value="129" table:formula="of:=[.N98]" table:style-name="ce44">
            <text:p>129</text:p>
          </table:table-cell>
          <table:table-cell table:style-name="ce47"/>
          <table:table-cell office:value-type="float" office:value="129" table:formula="of:=[.P98]" table:style-name="ce44">
            <text:p>129</text:p>
          </table:table-cell>
          <table:table-cell table:style-name="ce47"/>
          <table:table-cell office:value-type="float" office:value="487" table:formula="of:=[.R98]" table:style-name="ce44">
            <text:p>487</text:p>
          </table:table-cell>
          <table:table-cell table:style-name="ce47"/>
          <table:table-cell table:number-columns-repeated="2" table:style-name="ce1"/>
          <table:table-cell office:value-type="float" office:value="0" table:formula="of:=SUM([.C99]+[.E99]+[.G99]+[.I99]+[.K99]+[.M99]+[.O99]+[.Q99]+[.S99])" table:style-name="ce1">
            <text:p>0</text:p>
          </table:table-cell>
          <table:table-cell table:number-columns-repeated="16362"/>
        </table:table-row>
        <table:table-row table:style-name="ro8">
          <table:table-cell office:value-type="date" office:date-value="2011-03-28T00:00:00" table:style-name="ce40">
            <text:p>28-3-2011</text:p>
          </table:table-cell>
          <table:table-cell office:value-type="float" office:value="661" table:formula="of:=[.B99]" table:style-name="ce44">
            <text:p>661</text:p>
          </table:table-cell>
          <table:table-cell table:style-name="ce47"/>
          <table:table-cell office:value-type="float" office:value="52" table:formula="of:=[.D99]" table:style-name="ce44">
            <text:p>52</text:p>
          </table:table-cell>
          <table:table-cell table:style-name="ce47"/>
          <table:table-cell office:value-type="float" office:value="129" table:formula="of:=[.F99]" table:style-name="ce44">
            <text:p>129</text:p>
          </table:table-cell>
          <table:table-cell table:style-name="ce47"/>
          <table:table-cell office:value-type="float" office:value="257" table:formula="of:=[.H99]" table:style-name="ce44">
            <text:p>257</text:p>
          </table:table-cell>
          <table:table-cell table:style-name="ce47"/>
          <table:table-cell office:value-type="float" office:value="207" table:formula="of:=[.J99]" table:style-name="ce44">
            <text:p>207</text:p>
          </table:table-cell>
          <table:table-cell table:style-name="ce47"/>
          <table:table-cell office:value-type="float" office:value="529" table:formula="of:=[.L99]" table:style-name="ce44">
            <text:p>529</text:p>
          </table:table-cell>
          <table:table-cell table:style-name="ce47"/>
          <table:table-cell office:value-type="float" office:value="129" table:formula="of:=[.N99]" table:style-name="ce44">
            <text:p>129</text:p>
          </table:table-cell>
          <table:table-cell table:style-name="ce47"/>
          <table:table-cell office:value-type="float" office:value="129" table:formula="of:=[.P99]" table:style-name="ce44">
            <text:p>129</text:p>
          </table:table-cell>
          <table:table-cell table:style-name="ce47"/>
          <table:table-cell office:value-type="float" office:value="487" table:formula="of:=[.R99]" table:style-name="ce44">
            <text:p>487</text:p>
          </table:table-cell>
          <table:table-cell table:style-name="ce47"/>
          <table:table-cell table:number-columns-repeated="2" table:style-name="ce1"/>
          <table:table-cell office:value-type="float" office:value="0" table:formula="of:=SUM([.C100]+[.E100]+[.G100]+[.I100]+[.K100]+[.M100]+[.O100]+[.Q100]+[.S100])" table:style-name="ce1">
            <text:p>0</text:p>
          </table:table-cell>
          <table:table-cell table:number-columns-repeated="16362"/>
        </table:table-row>
        <table:table-row table:style-name="ro8">
          <table:table-cell office:value-type="date" office:date-value="2011-03-29T00:00:00" table:style-name="ce40">
            <text:p>29-3-2011</text:p>
          </table:table-cell>
          <table:table-cell office:value-type="float" office:value="661" table:formula="of:=[.B100]" table:style-name="ce44">
            <text:p>661</text:p>
          </table:table-cell>
          <table:table-cell table:style-name="ce47"/>
          <table:table-cell office:value-type="float" office:value="52" table:formula="of:=[.D100]" table:style-name="ce44">
            <text:p>52</text:p>
          </table:table-cell>
          <table:table-cell table:style-name="ce47"/>
          <table:table-cell office:value-type="float" office:value="129" table:formula="of:=[.F100]" table:style-name="ce44">
            <text:p>129</text:p>
          </table:table-cell>
          <table:table-cell table:style-name="ce47"/>
          <table:table-cell office:value-type="float" office:value="257" table:formula="of:=[.H100]" table:style-name="ce44">
            <text:p>257</text:p>
          </table:table-cell>
          <table:table-cell table:style-name="ce47"/>
          <table:table-cell office:value-type="float" office:value="207" table:formula="of:=[.J100]" table:style-name="ce44">
            <text:p>207</text:p>
          </table:table-cell>
          <table:table-cell table:style-name="ce47"/>
          <table:table-cell office:value-type="float" office:value="529" table:formula="of:=[.L100]" table:style-name="ce44">
            <text:p>529</text:p>
          </table:table-cell>
          <table:table-cell table:style-name="ce47"/>
          <table:table-cell office:value-type="float" office:value="129" table:formula="of:=[.N100]" table:style-name="ce44">
            <text:p>129</text:p>
          </table:table-cell>
          <table:table-cell table:style-name="ce47"/>
          <table:table-cell office:value-type="float" office:value="129" table:formula="of:=[.P100]" table:style-name="ce44">
            <text:p>129</text:p>
          </table:table-cell>
          <table:table-cell table:style-name="ce47"/>
          <table:table-cell office:value-type="float" office:value="487" table:formula="of:=[.R100]" table:style-name="ce44">
            <text:p>487</text:p>
          </table:table-cell>
          <table:table-cell table:style-name="ce47"/>
          <table:table-cell table:number-columns-repeated="2" table:style-name="ce1"/>
          <table:table-cell office:value-type="float" office:value="0" table:formula="of:=SUM([.C101]+[.E101]+[.G101]+[.I101]+[.K101]+[.M101]+[.O101]+[.Q101]+[.S101])" table:style-name="ce1">
            <text:p>0</text:p>
          </table:table-cell>
          <table:table-cell table:number-columns-repeated="16362"/>
        </table:table-row>
        <table:table-row table:style-name="ro8">
          <table:table-cell office:value-type="date" office:date-value="2011-03-30T00:00:00" table:style-name="ce40">
            <text:p>30-3-2011</text:p>
          </table:table-cell>
          <table:table-cell office:value-type="float" office:value="661" table:formula="of:=[.B101]" table:style-name="ce44">
            <text:p>661</text:p>
          </table:table-cell>
          <table:table-cell table:style-name="ce47"/>
          <table:table-cell office:value-type="float" office:value="52" table:formula="of:=[.D101]" table:style-name="ce44">
            <text:p>52</text:p>
          </table:table-cell>
          <table:table-cell table:style-name="ce47"/>
          <table:table-cell office:value-type="float" office:value="129" table:formula="of:=[.F101]" table:style-name="ce44">
            <text:p>129</text:p>
          </table:table-cell>
          <table:table-cell table:style-name="ce47"/>
          <table:table-cell office:value-type="float" office:value="257" table:formula="of:=[.H101]" table:style-name="ce44">
            <text:p>257</text:p>
          </table:table-cell>
          <table:table-cell table:style-name="ce47"/>
          <table:table-cell office:value-type="float" office:value="207" table:formula="of:=[.J101]" table:style-name="ce44">
            <text:p>207</text:p>
          </table:table-cell>
          <table:table-cell table:style-name="ce47"/>
          <table:table-cell office:value-type="float" office:value="529" table:formula="of:=[.L101]" table:style-name="ce44">
            <text:p>529</text:p>
          </table:table-cell>
          <table:table-cell table:style-name="ce47"/>
          <table:table-cell office:value-type="float" office:value="129" table:formula="of:=[.N101]" table:style-name="ce44">
            <text:p>129</text:p>
          </table:table-cell>
          <table:table-cell table:style-name="ce47"/>
          <table:table-cell office:value-type="float" office:value="129" table:formula="of:=[.P101]" table:style-name="ce44">
            <text:p>129</text:p>
          </table:table-cell>
          <table:table-cell table:style-name="ce47"/>
          <table:table-cell office:value-type="float" office:value="487" table:formula="of:=[.R101]" table:style-name="ce44">
            <text:p>487</text:p>
          </table:table-cell>
          <table:table-cell table:style-name="ce47"/>
          <table:table-cell table:number-columns-repeated="2" table:style-name="ce1"/>
          <table:table-cell office:value-type="float" office:value="0" table:formula="of:=SUM([.C102]+[.E102]+[.G102]+[.I102]+[.K102]+[.M102]+[.O102]+[.Q102]+[.S102])" table:style-name="ce1">
            <text:p>0</text:p>
          </table:table-cell>
          <table:table-cell table:number-columns-repeated="16362"/>
        </table:table-row>
        <table:table-row table:style-name="ro8">
          <table:table-cell office:value-type="date" office:date-value="2011-03-31T00:00:00" table:style-name="ce40">
            <text:p>31-3-2011</text:p>
          </table:table-cell>
          <table:table-cell office:value-type="float" office:value="661" table:formula="of:=[.B102]" table:style-name="ce44">
            <text:p>661</text:p>
          </table:table-cell>
          <table:table-cell table:style-name="ce47"/>
          <table:table-cell office:value-type="float" office:value="52" table:formula="of:=[.D102]" table:style-name="ce44">
            <text:p>52</text:p>
          </table:table-cell>
          <table:table-cell table:style-name="ce47"/>
          <table:table-cell office:value-type="float" office:value="129" table:formula="of:=[.F102]" table:style-name="ce44">
            <text:p>129</text:p>
          </table:table-cell>
          <table:table-cell table:style-name="ce47"/>
          <table:table-cell office:value-type="float" office:value="257" table:formula="of:=[.H102]" table:style-name="ce44">
            <text:p>257</text:p>
          </table:table-cell>
          <table:table-cell table:style-name="ce47"/>
          <table:table-cell office:value-type="float" office:value="207" table:formula="of:=[.J102]" table:style-name="ce44">
            <text:p>207</text:p>
          </table:table-cell>
          <table:table-cell table:style-name="ce47"/>
          <table:table-cell office:value-type="float" office:value="529" table:formula="of:=[.L102]" table:style-name="ce44">
            <text:p>529</text:p>
          </table:table-cell>
          <table:table-cell table:style-name="ce47"/>
          <table:table-cell office:value-type="float" office:value="129" table:formula="of:=[.N102]" table:style-name="ce44">
            <text:p>129</text:p>
          </table:table-cell>
          <table:table-cell table:style-name="ce47"/>
          <table:table-cell office:value-type="float" office:value="129" table:formula="of:=[.P102]" table:style-name="ce44">
            <text:p>129</text:p>
          </table:table-cell>
          <table:table-cell table:style-name="ce47"/>
          <table:table-cell office:value-type="float" office:value="487" table:formula="of:=[.R102]" table:style-name="ce44">
            <text:p>487</text:p>
          </table:table-cell>
          <table:table-cell table:style-name="ce47"/>
          <table:table-cell table:number-columns-repeated="2" table:style-name="ce1"/>
          <table:table-cell office:value-type="float" office:value="0" table:formula="of:=SUM([.C103]+[.E103]+[.G103]+[.I103]+[.K103]+[.M103]+[.O103]+[.Q103]+[.S103])" table:style-name="ce1">
            <text:p>0</text:p>
          </table:table-cell>
          <table:table-cell table:number-columns-repeated="16362"/>
        </table:table-row>
        <table:table-row table:number-rows-repeated="1048473" table:style-name="ro8">
          <table:table-cell table:number-columns-repeated="16384"/>
        </table:table-row>
      </table:table>
      <table:table table:name="Data" table:style-name="ta2">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2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24" table:number-columns-repeated="16373" table:default-cell-style-name="ce1"/>
        <table:table-row table:style-name="ro26">
          <table:table-cell office:value-type="string" table:style-name="ce65">
            <text:p>Absolute progress</text:p>
          </table:table-cell>
          <table:table-cell table:number-columns-repeated="16383" table:style-name="ce1"/>
        </table:table-row>
        <table:table-row table:style-name="ro8">
          <table:table-cell table:number-columns-repeated="16384"/>
        </table:table-row>
        <table:table-row table:style-name="ro8">
          <table:table-cell office:value-type="string" table:style-name="ce3">
            <text:p>Status</text:p>
          </table:table-cell>
          <table:table-cell office:value-type="string" table:style-name="ce6">
            <text:p>Status per</text:p>
          </table:table-cell>
          <table:table-cell office:value-type="date" office:date-value="2015-06-07T00:00:00" table:formula="of:=TODAY()" table:style-name="ce5">
            <text:p>7-6-2015</text:p>
          </table:table-cell>
          <table:table-cell office:value-type="string" table:style-name="ce5">
            <text:p>Omschrijving</text:p>
          </table:table-cell>
          <table:table-cell table:number-columns-repeated="16380" table:style-name="ce1"/>
        </table:table-row>
        <table:table-row table:style-name="ro8">
          <table:table-cell table:style-name="ce2"/>
          <table:table-cell table:number-columns-repeated="16383" table:style-name="ce1"/>
        </table:table-row>
        <table:table-row table:style-name="ro8">
          <table:table-cell office:value-type="string" office:string-value="Scoped" table:formula="of:=[Referenties.A2]" table:style-name="ce2">
            <text:p>Scoped</text:p>
          </table:table-cell>
          <table:table-cell table:style-name="ce1"/>
          <table:table-cell office:value-type="float" office:value="223" table:formula="of:=[Keten_Backlog.F52]" table:style-name="ce1">
            <text:p>223</text:p>
          </table:table-cell>
          <table:table-cell office:value-type="string" table:style-name="ce1">
            <text:p>De hoeveelheid use case module punten in scope (alle UCMP optellen)</text:p>
          </table:table-cell>
          <table:table-cell table:number-columns-repeated="16380" table:style-name="ce1"/>
        </table:table-row>
        <table:table-row table:style-name="ro8">
          <table:table-cell office:value-type="string" office:string-value="Specification Agreed" table:formula="of:=[Referenties.A3]" table:style-name="ce2">
            <text:p>Specification Agreed</text:p>
          </table:table-cell>
          <table:table-cell table:style-name="ce1"/>
          <table:table-cell office:value-type="float" office:value="0" table:formula="of:=SUMIF([Keten_Backlog.$D$4:.$D$52];[Data.A6];[Keten_Backlog.$F$4:.$F$52])+[.C7]+[.C8]+[.C9]" table:style-name="ce1">
            <text:p>0</text:p>
          </table:table-cell>
          <table:table-cell office:value-type="string" table:style-name="ce1">
            <text:p>Alle scoped UC Modules gaan naar deze state</text:p>
          </table:table-cell>
          <table:table-cell table:number-columns-repeated="16380" table:style-name="ce1"/>
        </table:table-row>
        <table:table-row table:style-name="ro8">
          <table:table-cell office:value-type="string" office:string-value="Realized" table:formula="of:=[Referenties.A4]" table:style-name="ce2">
            <text:p>Realized</text:p>
          </table:table-cell>
          <table:table-cell table:style-name="ce1"/>
          <table:table-cell office:value-type="float" office:value="0" table:formula="of:=SUMIF([Keten_Backlog.$D$4:.$D$52];[Data.A7];[Keten_Backlog.$F$4:.$F$52])+[.C8]+[.C9]" table:style-name="ce1">
            <text:p>0</text:p>
          </table:table-cell>
          <table:table-cell office:value-type="string" table:style-name="ce1">
            <text:p>Schatting :: Alle Basic Flows + 25% <text:s/>van de alternative flows</text:p>
          </table:table-cell>
          <table:table-cell table:number-columns-repeated="16380" table:style-name="ce1"/>
        </table:table-row>
        <table:table-row table:style-name="ro8">
          <table:table-cell office:value-type="string" office:string-value="Implemented" table:formula="of:=[Referenties.A5]" table:style-name="ce2">
            <text:p>Implemented</text:p>
          </table:table-cell>
          <table:table-cell table:style-name="ce1"/>
          <table:table-cell office:value-type="float" office:value="0" table:formula="of:=SUMIF([Keten_Backlog.$D$4:.$D$52];[Data.A8];[Keten_Backlog.$F$4:.$F$52])+[.C9]" table:style-name="ce1">
            <text:p>0</text:p>
          </table:table-cell>
          <table:table-cell office:value-type="string" table:style-name="ce1">
            <text:p>Nog niet mogelijk. Verantwoordelijkheid van leveranciers BZM + BRP</text:p>
          </table:table-cell>
          <table:table-cell table:number-columns-repeated="16380" table:style-name="ce1"/>
        </table:table-row>
        <table:table-row table:style-name="ro8">
          <table:table-cell office:value-type="string" office:string-value="Verified" table:formula="of:=[Referenties.A6]" table:style-name="ce2">
            <text:p>Verified</text:p>
          </table:table-cell>
          <table:table-cell table:style-name="ce1"/>
          <table:table-cell office:value-type="float" office:value="0" table:formula="of:=SUMIF([Keten_Backlog.$D$4:.$D$52];[Data.A9];[Keten_Backlog.$F$4:.$F$52])" table:style-name="ce1">
            <text:p>0</text:p>
          </table:table-cell>
          <table:table-cell office:value-type="string" table:style-name="ce1">
            <text:p>Nog niet mogelijk. Verantwoordelijkheid van leveranciers BZM + BRP</text:p>
          </table:table-cell>
          <table:table-cell table:number-columns-repeated="16380" table:style-name="ce1"/>
        </table:table-row>
        <table:table-row table:number-rows-repeated="2" table:style-name="ro8">
          <table:table-cell table:style-name="ce2"/>
          <table:table-cell table:number-columns-repeated="16383" table:style-name="ce1"/>
        </table:table-row>
        <table:table-row table:style-name="ro8">
          <table:table-cell table:number-columns-repeated="3" table:style-name="ce1"/>
          <table:table-cell office:value-type="string" table:number-columns-spanned="5" table:number-rows-spanned="1" table:style-name="ce126">
            <text:p>UCM Points</text:p>
          </table:table-cell>
          <table:covered-table-cell table:number-columns-repeated="4"/>
          <table:table-cell office:value-type="string" table:style-name="ce92">
            <text:p>Target</text:p>
          </table:table-cell>
          <table:table-cell table:style-name="ce93"/>
          <table:table-cell table:style-name="ce94"/>
          <table:table-cell table:number-columns-repeated="16373"/>
        </table:table-row>
        <table:table-row table:style-name="ro8">
          <table:table-cell office:value-type="string" table:style-name="ce3">
            <text:p>Iteratie</text:p>
          </table:table-cell>
          <table:table-cell office:value-type="string" table:style-name="ce3">
            <text:p>Start</text:p>
          </table:table-cell>
          <table:table-cell office:value-type="string" table:style-name="ce3">
            <text:p>Einde</text:p>
          </table:table-cell>
          <table:table-cell office:value-type="string" office:string-value="Scoped" table:formula="of:=[.A5]" table:style-name="ce3">
            <text:p>Scoped</text:p>
          </table:table-cell>
          <table:table-cell office:value-type="string" office:string-value="Specification Agreed" table:formula="of:=[.A6]" table:style-name="ce3">
            <text:p>Specification Agreed</text:p>
          </table:table-cell>
          <table:table-cell office:value-type="string" office:string-value="Realized" table:formula="of:=[.A7]" table:style-name="ce3">
            <text:p>Realized</text:p>
          </table:table-cell>
          <table:table-cell office:value-type="string" table:style-name="ce3">
            <text:p>Voor Acceptatie</text:p>
          </table:table-cell>
          <table:table-cell office:value-type="string" office:string-value="Verified" table:formula="of:=[.A9]" table:style-name="ce3">
            <text:p>Verified</text:p>
          </table:table-cell>
          <table:table-cell office:value-type="string" table:style-name="ce3">
            <text:p>Target Spec Agreed</text:p>
          </table:table-cell>
          <table:table-cell office:value-type="string" table:style-name="ce3">
            <text:p>Target Realized</text:p>
          </table:table-cell>
          <table:table-cell office:value-type="string" table:style-name="ce3">
            <text:p>Target Voor Acceptatie</text:p>
          </table:table-cell>
          <table:table-cell table:number-columns-repeated="16373"/>
        </table:table-row>
        <table:table-row table:style-name="ro8">
          <table:table-cell office:value-type="string" table:style-name="ce1">
            <text:p>I1</text:p>
          </table:table-cell>
          <table:table-cell office:value-type="date" office:date-value="2011-10-25T00:00:00" table:style-name="ce7">
            <text:p>25-okt</text:p>
          </table:table-cell>
          <table:table-cell office:value-type="date" office:date-value="2011-11-12T00:00:00" table:style-name="ce7">
            <text:p>12-nov</text:p>
          </table:table-cell>
          <table:table-cell office:value-type="float" office:value="25" table:style-name="ce1">
            <text:p>2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office:value-type="float" office:value="400" table:style-name="ce1">
            <text:p>400</text:p>
          </table:table-cell>
          <table:table-cell office:value-type="float" office:value="140" table:formula="of:=[.I14]*(0.1+0.25)" table:style-name="ce1">
            <text:p>140</text:p>
          </table:table-cell>
          <table:table-cell office:value-type="float" office:value="357.5" table:style-name="ce1">
            <text:p>357,5</text:p>
          </table:table-cell>
          <table:table-cell table:number-columns-repeated="16373"/>
        </table:table-row>
        <table:table-row table:style-name="ro8">
          <table:table-cell office:value-type="string" table:style-name="ce1">
            <text:p>I2</text:p>
          </table:table-cell>
          <table:table-cell office:value-type="date" office:date-value="2011-11-16T00:00:00" table:style-name="ce7">
            <text:p>16-nov</text:p>
          </table:table-cell>
          <table:table-cell office:value-type="date" office:date-value="2011-12-07T00:00:00" table:style-name="ce7">
            <text:p>7-dec</text:p>
          </table:table-cell>
          <table:table-cell office:value-type="float" office:value="138.75" table:style-name="ce1">
            <text:p>138,7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office:value-type="float" office:value="400" table:style-name="ce1">
            <text:p>400</text:p>
          </table:table-cell>
          <table:table-cell office:value-type="float" office:value="140" table:formula="of:=[.I15]*(0.1+0.25)" table:style-name="ce1">
            <text:p>140</text:p>
          </table:table-cell>
          <table:table-cell office:value-type="float" office:value="357.5" table:style-name="ce1">
            <text:p>357,5</text:p>
          </table:table-cell>
          <table:table-cell table:number-columns-repeated="16373"/>
        </table:table-row>
        <table:table-row table:style-name="ro8">
          <table:table-cell office:value-type="string" table:style-name="ce1">
            <text:p>I3</text:p>
          </table:table-cell>
          <table:table-cell office:value-type="date" office:date-value="2011-12-08T00:00:00" table:style-name="ce7">
            <text:p>8-dec</text:p>
          </table:table-cell>
          <table:table-cell office:value-type="date" office:date-value="2011-12-29T00:00:00" table:style-name="ce7">
            <text:p>29-dec</text:p>
          </table:table-cell>
          <table:table-cell office:value-type="float" office:value="253.75" table:style-name="ce1">
            <text:p>253,7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office:value-type="float" office:value="400" table:style-name="ce1">
            <text:p>400</text:p>
          </table:table-cell>
          <table:table-cell office:value-type="float" office:value="140" table:formula="of:=[.I16]*(0.1+0.25)" table:style-name="ce1">
            <text:p>140</text:p>
          </table:table-cell>
          <table:table-cell office:value-type="float" office:value="357.5" table:style-name="ce1">
            <text:p>357,5</text:p>
          </table:table-cell>
          <table:table-cell table:number-columns-repeated="16373"/>
        </table:table-row>
        <table:table-row table:style-name="ro8">
          <table:table-cell office:value-type="string" table:style-name="ce1">
            <text:p>I4</text:p>
          </table:table-cell>
          <table:table-cell office:value-type="date" office:date-value="2010-12-30T00:00:00" table:style-name="ce7">
            <text:p>30-dec</text:p>
          </table:table-cell>
          <table:table-cell office:value-type="date" office:date-value="2011-01-25T00:00:00" table:style-name="ce7">
            <text:p>25-jan</text:p>
          </table:table-cell>
          <table:table-cell office:value-type="float" office:value="248.75" table:style-name="ce1">
            <text:p>248,7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office:value-type="float" office:value="400" table:style-name="ce1">
            <text:p>400</text:p>
          </table:table-cell>
          <table:table-cell office:value-type="float" office:value="140" table:formula="of:=[.I17]*(0.1+0.25)" table:style-name="ce1">
            <text:p>140</text:p>
          </table:table-cell>
          <table:table-cell office:value-type="float" office:value="357.5" table:style-name="ce1">
            <text:p>357,5</text:p>
          </table:table-cell>
          <table:table-cell table:number-columns-repeated="16373" table:style-name="ce1"/>
        </table:table-row>
        <table:table-row table:style-name="ro8">
          <table:table-cell office:value-type="string" table:style-name="ce1">
            <text:p>I5</text:p>
          </table:table-cell>
          <table:table-cell office:value-type="date" office:date-value="2011-01-26T00:00:00" table:style-name="ce7">
            <text:p>26-jan</text:p>
          </table:table-cell>
          <table:table-cell office:value-type="date" office:date-value="2011-02-15T00:00:00" table:style-name="ce7">
            <text:p>15-feb</text:p>
          </table:table-cell>
          <table:table-cell office:value-type="float" office:value="286.75" table:style-name="ce1">
            <text:p>286,75</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table:style-name="ce1"/>
          <table:table-cell office:value-type="float" office:value="400" table:style-name="ce1">
            <text:p>400</text:p>
          </table:table-cell>
          <table:table-cell office:value-type="float" office:value="140" table:formula="of:=[.I18]*(0.1+0.25)" table:style-name="ce1">
            <text:p>140</text:p>
          </table:table-cell>
          <table:table-cell office:value-type="float" office:value="357.5" table:style-name="ce1">
            <text:p>357,5</text:p>
          </table:table-cell>
          <table:table-cell table:number-columns-repeated="16373" table:style-name="ce1"/>
        </table:table-row>
        <table:table-row table:style-name="ro8">
          <table:table-cell office:value-type="string" table:style-name="ce1">
            <text:p>I6</text:p>
          </table:table-cell>
          <table:table-cell office:value-type="date" office:date-value="2011-02-17T00:00:00" table:style-name="ce7">
            <text:p>17-feb</text:p>
          </table:table-cell>
          <table:table-cell office:value-type="date" office:date-value="2011-03-07T00:00:00" table:style-name="ce7">
            <text:p>7-mrt</text:p>
          </table:table-cell>
          <table:table-cell office:value-type="float" office:value="377.75" table:style-name="ce1">
            <text:p>377,75</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table:style-name="ce1"/>
          <table:table-cell office:value-type="float" office:value="400" table:style-name="ce1">
            <text:p>400</text:p>
          </table:table-cell>
          <table:table-cell office:value-type="float" office:value="140" table:formula="of:=[.I19]*(0.1+0.25)" table:style-name="ce1">
            <text:p>140</text:p>
          </table:table-cell>
          <table:table-cell office:value-type="float" office:value="357.5" table:style-name="ce1">
            <text:p>357,5</text:p>
          </table:table-cell>
          <table:table-cell table:number-columns-repeated="16373" table:style-name="ce1"/>
        </table:table-row>
        <table:table-row table:style-name="ro8">
          <table:table-cell office:value-type="string" table:style-name="ce1">
            <text:p>I7</text:p>
          </table:table-cell>
          <table:table-cell office:value-type="date" office:date-value="2011-03-08T00:00:00" table:formula="of:=[.C19]+1" table:style-name="ce7">
            <text:p>8-mrt</text:p>
          </table:table-cell>
          <table:table-cell office:value-type="date" office:date-value="2011-03-28T00:00:00" table:formula="of:=[.B20]+20" table:style-name="ce7">
            <text:p>28-mrt</text:p>
          </table:table-cell>
          <table:table-cell office:value-type="float" office:value="351.25" table:style-name="ce1">
            <text:p>351,25</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table:style-name="ce1"/>
          <table:table-cell office:value-type="float" office:value="280" table:style-name="ce1">
            <text:p>280</text:p>
          </table:table-cell>
          <table:table-cell office:value-type="float" office:value="98" table:formula="of:=[.I20]*(0.1+0.25)" table:style-name="ce1">
            <text:p>98</text:p>
          </table:table-cell>
          <table:table-cell office:value-type="float" office:value="357.5" table:style-name="ce1">
            <text:p>357,5</text:p>
          </table:table-cell>
          <table:table-cell table:number-columns-repeated="16373" table:style-name="ce1"/>
        </table:table-row>
        <table:table-row table:style-name="ro8">
          <table:table-cell office:value-type="string" table:style-name="ce1">
            <text:p>I8</text:p>
          </table:table-cell>
          <table:table-cell office:value-type="date" office:date-value="2011-03-29T00:00:00" table:formula="of:=[.C20]+1" table:style-name="ce7">
            <text:p>29-mrt</text:p>
          </table:table-cell>
          <table:table-cell office:value-type="date" office:date-value="2011-04-18T00:00:00" table:formula="of:=[.B21]+20" table:style-name="ce7">
            <text:p>18-apr</text:p>
          </table:table-cell>
          <table:table-cell office:value-type="float" office:value="245.5" table:style-name="ce1">
            <text:p>245,5</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table:style-name="ce1"/>
          <table:table-cell office:value-type="float" office:value="280" table:style-name="ce1">
            <text:p>280</text:p>
          </table:table-cell>
          <table:table-cell office:value-type="float" office:value="98" table:formula="of:=[.I21]*(0.1+0.25)" table:style-name="ce1">
            <text:p>98</text:p>
          </table:table-cell>
          <table:table-cell office:value-type="float" office:value="357.5" table:style-name="ce1">
            <text:p>357,5</text:p>
          </table:table-cell>
          <table:table-cell table:number-columns-repeated="16373" table:style-name="ce1"/>
        </table:table-row>
        <table:table-row table:style-name="ro8">
          <table:table-cell office:value-type="string" table:style-name="ce1">
            <text:p>I9</text:p>
          </table:table-cell>
          <table:table-cell office:value-type="date" office:date-value="2011-04-19T00:00:00" table:formula="of:=[.C21]+1" table:style-name="ce7">
            <text:p>19-apr</text:p>
          </table:table-cell>
          <table:table-cell office:value-type="date" office:date-value="2011-05-10T00:00:00" table:formula="of:=[.B22]+21" table:style-name="ce7">
            <text:p>10-mei</text:p>
          </table:table-cell>
          <table:table-cell office:value-type="float" office:value="208.5" table:formula="of:=301.5-93" table:style-name="ce1">
            <office:annotation draw:style-name="a84" svg:x="4.63541666666667in" svg:y="5.22916666666667in" svg:width="1.92708333333333in" svg:height="0.989583333333333in">
              <dc:creator>Eric</dc:creator>
              <text:p><text:span text:style-name="T5">Eric:</text:span><text:span text:style-name="T4"/></text:p>
              <text:p><text:span text:style-name="T4">is size van aantal in scope module - size van out of scope modules</text:span></text:p>
            </office:annotation>
            <text:p>208,5</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table:style-name="ce1"/>
          <table:table-cell office:value-type="float" office:value="280" table:style-name="ce1">
            <text:p>280</text:p>
          </table:table-cell>
          <table:table-cell office:value-type="float" office:value="98" table:formula="of:=[.I22]*(0.1+0.25)" table:style-name="ce1">
            <text:p>98</text:p>
          </table:table-cell>
          <table:table-cell office:value-type="float" office:value="357.5" table:style-name="ce1">
            <text:p>357,5</text:p>
          </table:table-cell>
          <table:table-cell table:number-columns-repeated="16373" table:style-name="ce1"/>
        </table:table-row>
        <table:table-row table:style-name="ro8">
          <table:table-cell office:value-type="string" table:style-name="ce1">
            <text:p>I10</text:p>
          </table:table-cell>
          <table:table-cell office:value-type="date" office:date-value="2011-05-11T00:00:00" table:formula="of:=[.C22]+1" table:style-name="ce7">
            <text:p>11-mei</text:p>
          </table:table-cell>
          <table:table-cell office:value-type="date" office:date-value="2011-05-30T00:00:00" table:style-name="ce7">
            <text:p>30-mei</text:p>
          </table:table-cell>
          <table:table-cell office:value-type="float" office:value="357.75" table:formula="of:=300.25-96.5+154" table:style-name="ce1">
            <office:annotation draw:style-name="a85" svg:x="4.63541666666667in" svg:y="5.47916666666667in" svg:width="1.92708333333333in" svg:height="0.989583333333333in">
              <dc:creator>Eric</dc:creator>
              <text:p><text:span text:style-name="T5">Eric:</text:span><text:span text:style-name="T4"/></text:p>
              <text:p><text:span text:style-name="T4">is size van aantal in scope module - size van out of scope modules + transition werk</text:span></text:p>
            </office:annotation>
            <text:p>357,75</text:p>
          </table:table-cell>
          <table:table-cell office:value-type="float" office:value="104" table:style-name="ce1">
            <text:p>104</text:p>
          </table:table-cell>
          <table:table-cell office:value-type="float" office:value="1" table:style-name="ce1">
            <text:p>1</text:p>
          </table:table-cell>
          <table:table-cell office:value-type="float" office:value="0" table:style-name="ce1">
            <text:p>0</text:p>
          </table:table-cell>
          <table:table-cell table:style-name="ce1"/>
          <table:table-cell office:value-type="float" office:value="461.75" table:style-name="ce1">
            <text:p>461,75</text:p>
          </table:table-cell>
          <table:table-cell office:value-type="float" office:value="161.61249999999998" table:formula="of:=[.I23]*(0.1+0.25)" table:style-name="ce1">
            <text:p>161,6125</text:p>
          </table:table-cell>
          <table:table-cell office:value-type="float" office:value="357.5" table:style-name="ce1">
            <text:p>357,5</text:p>
          </table:table-cell>
          <table:table-cell table:number-columns-repeated="16373" table:style-name="ce1"/>
        </table:table-row>
        <table:table-row table:style-name="ro8">
          <table:table-cell office:value-type="string" table:style-name="ce1">
            <text:p>I11</text:p>
          </table:table-cell>
          <table:table-cell office:value-type="date" office:date-value="2011-05-31T00:00:00" table:formula="of:=[.C23]+1" table:style-name="ce7">
            <text:p>31-mei</text:p>
          </table:table-cell>
          <table:table-cell office:value-type="date" office:date-value="2011-06-20T00:00:00" table:style-name="ce7">
            <text:p>20-jun</text:p>
          </table:table-cell>
          <table:table-cell office:value-type="float" office:value="234.75" table:style-name="ce1">
            <text:p>234,75</text:p>
          </table:table-cell>
          <table:table-cell office:value-type="float" office:value="154.25" table:style-name="ce1">
            <text:p>154,25</text:p>
          </table:table-cell>
          <table:table-cell office:value-type="float" office:value="5" table:style-name="ce1">
            <text:p>5</text:p>
          </table:table-cell>
          <table:table-cell office:value-type="float" office:value="0" table:style-name="ce1">
            <text:p>0</text:p>
          </table:table-cell>
          <table:table-cell table:style-name="ce1"/>
          <table:table-cell office:value-type="float" office:value="389" table:style-name="ce1">
            <text:p>389</text:p>
          </table:table-cell>
          <table:table-cell office:value-type="float" office:value="136.14999999999998" table:formula="of:=[.I24]*(0.1+0.25)" table:style-name="ce1">
            <text:p>136,15</text:p>
          </table:table-cell>
          <table:table-cell office:value-type="float" office:value="348" table:style-name="ce1">
            <text:p>348</text:p>
          </table:table-cell>
          <table:table-cell table:number-columns-repeated="16373" table:style-name="ce1"/>
        </table:table-row>
        <table:table-row table:style-name="ro8">
          <table:table-cell office:value-type="string" table:style-name="ce1">
            <text:p>I12</text:p>
          </table:table-cell>
          <table:table-cell office:value-type="date" office:date-value="2011-06-21T00:00:00" table:style-name="ce7">
            <text:p>21-jun</text:p>
          </table:table-cell>
          <table:table-cell office:value-type="date" office:date-value="2011-07-11T00:00:00" table:style-name="ce7">
            <text:p>11-jul</text:p>
          </table:table-cell>
          <table:table-cell office:value-type="float" office:value="151.75" table:style-name="ce1">
            <text:p>151,75</text:p>
          </table:table-cell>
          <table:table-cell office:value-type="float" office:value="237" table:style-name="ce1">
            <text:p>237</text:p>
          </table:table-cell>
          <table:table-cell office:value-type="float" office:value="5.5" table:style-name="ce1">
            <text:p>5,5</text:p>
          </table:table-cell>
          <table:table-cell office:value-type="float" office:value="0" table:style-name="ce1">
            <text:p>0</text:p>
          </table:table-cell>
          <table:table-cell table:style-name="ce1"/>
          <table:table-cell office:value-type="float" office:value="388.75" table:style-name="ce1">
            <text:p>388,75</text:p>
          </table:table-cell>
          <table:table-cell office:value-type="float" office:value="136.0625" table:formula="of:=[.I25]*(0.1+0.25)" table:style-name="ce1">
            <text:p>136,0625</text:p>
          </table:table-cell>
          <table:table-cell office:value-type="float" office:value="348" table:style-name="ce1">
            <text:p>348</text:p>
          </table:table-cell>
          <table:table-cell table:number-columns-repeated="16373" table:style-name="ce1"/>
        </table:table-row>
        <table:table-row table:style-name="ro8">
          <table:table-cell office:value-type="string" table:style-name="ce1">
            <text:p>I13</text:p>
          </table:table-cell>
          <table:table-cell table:number-columns-repeated="2" table:style-name="ce7"/>
          <table:table-cell table:number-columns-repeated="5" table:style-name="ce1"/>
          <table:table-cell office:value-type="float" office:value="388.75" table:style-name="ce1">
            <text:p>388,75</text:p>
          </table:table-cell>
          <table:table-cell office:value-type="float" office:value="136.0625" table:formula="of:=[.I26]*(0.1+0.25)" table:style-name="ce1">
            <text:p>136,0625</text:p>
          </table:table-cell>
          <table:table-cell office:value-type="float" office:value="348" table:style-name="ce1">
            <text:p>348</text:p>
          </table:table-cell>
          <table:table-cell table:number-columns-repeated="16373" table:style-name="ce1"/>
        </table:table-row>
        <table:table-row table:style-name="ro8">
          <table:table-cell table:number-columns-repeated="16384"/>
        </table:table-row>
        <table:table-row table:style-name="ro26">
          <table:table-cell office:value-type="string" table:style-name="ce65">
            <text:p>Velocity</text:p>
          </table:table-cell>
          <table:table-cell table:number-columns-repeated="16383" table:style-name="ce1"/>
        </table:table-row>
        <table:table-row table:style-name="ro8">
          <table:table-cell table:number-columns-repeated="12" table:style-name="ce1"/>
          <table:table-cell office:value-type="float" office:value="105.75" table:formula="of:=[.D20]-[.D21]" table:style-name="ce1">
            <text:p>105,75</text:p>
          </table:table-cell>
          <table:table-cell table:number-columns-repeated="16371"/>
        </table:table-row>
        <table:table-row table:style-name="ro8">
          <table:table-cell table:number-columns-repeated="3" table:style-name="ce1"/>
          <table:table-cell office:value-type="string" table:number-columns-spanned="2" table:number-rows-spanned="1" table:style-name="ce124">
            <text:p>Scope</text:p>
          </table:table-cell>
          <table:covered-table-cell/>
          <table:table-cell office:value-type="string" table:number-columns-spanned="2" table:number-rows-spanned="1" table:style-name="ce124">
            <text:p>Spec. Agreed</text:p>
          </table:table-cell>
          <table:covered-table-cell/>
          <table:table-cell office:value-type="string" table:number-columns-spanned="2" table:number-rows-spanned="1" table:style-name="ce124">
            <text:p>Realized</text:p>
          </table:table-cell>
          <table:covered-table-cell/>
          <table:table-cell table:style-name="ce78"/>
          <table:table-cell table:number-columns-repeated="16374" table:style-name="ce1"/>
        </table:table-row>
        <table:table-row table:style-name="ro8">
          <table:table-cell office:value-type="string" table:style-name="ce3">
            <text:p>Iteratie</text:p>
          </table:table-cell>
          <table:table-cell office:value-type="string" table:style-name="ce3">
            <text:p>Start</text:p>
          </table:table-cell>
          <table:table-cell office:value-type="string" table:style-name="ce3">
            <text:p>Einde</text:p>
          </table:table-cell>
          <table:table-cell office:value-type="string" table:style-name="ce3">
            <text:p>Add</text:p>
          </table:table-cell>
          <table:table-cell office:value-type="string" table:style-name="ce3">
            <text:p>Delete</text:p>
          </table:table-cell>
          <table:table-cell office:value-type="string" table:style-name="ce3">
            <text:p>Add</text:p>
          </table:table-cell>
          <table:table-cell office:value-type="string" table:style-name="ce3">
            <text:p>Delete</text:p>
          </table:table-cell>
          <table:table-cell office:value-type="string" table:style-name="ce3">
            <text:p>Add</text:p>
          </table:table-cell>
          <table:table-cell office:value-type="string" table:style-name="ce3">
            <text:p>Delete</text:p>
          </table:table-cell>
          <table:table-cell office:value-type="string" table:style-name="ce3">
            <text:p>Productiesnelheid</text:p>
          </table:table-cell>
          <table:table-cell table:number-columns-repeated="2" table:style-name="ce1"/>
          <table:table-cell office:value-type="float" office:value="-48.5" table:formula="of:=[.E39]+[.D39]" table:style-name="ce1">
            <text:p>-48,5</text:p>
          </table:table-cell>
          <table:table-cell table:number-columns-repeated="16371"/>
        </table:table-row>
        <table:table-row table:style-name="ro8">
          <table:table-cell office:value-type="string" office:string-value="I1" table:formula="of:=[.A14]" table:style-name="ce66">
            <text:p>I1</text:p>
          </table:table-cell>
          <table:table-cell office:value-type="date" office:date-value="2011-10-25T00:00:00" table:formula="of:=[.B14]" table:style-name="ce67">
            <text:p>25-okt</text:p>
          </table:table-cell>
          <table:table-cell office:value-type="date" office:date-value="2011-11-12T00:00:00" table:formula="of:=[.C14]" table:style-name="ce67">
            <text:p>12-nov</text:p>
          </table:table-cell>
          <table:table-cell office:value-type="float" office:value="25" table:formula="of:=[.D14]" table:style-name="ce1">
            <text:p>25</text:p>
          </table:table-cell>
          <table:table-cell office:value-type="float" office:value="0" table:formula="of:=[.E14]" table:style-name="ce1">
            <text:p>0</text:p>
          </table:table-cell>
          <table:table-cell office:value-type="float" office:value="0" table:formula="of:=[.F14]"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50" table:formula="of:=400/8" table:style-name="ce1">
            <text:p>50</text:p>
          </table:table-cell>
          <table:table-cell table:number-columns-repeated="16374" table:style-name="ce1"/>
        </table:table-row>
        <table:table-row table:style-name="ro8">
          <table:table-cell office:value-type="string" office:string-value="I2" table:formula="of:=[.A15]" table:style-name="ce66">
            <text:p>I2</text:p>
          </table:table-cell>
          <table:table-cell office:value-type="date" office:date-value="2011-11-16T00:00:00" table:formula="of:=[.B15]" table:style-name="ce67">
            <text:p>16-nov</text:p>
          </table:table-cell>
          <table:table-cell office:value-type="date" office:date-value="2011-12-07T00:00:00" table:formula="of:=[.C15]" table:style-name="ce67">
            <text:p>7-dec</text:p>
          </table:table-cell>
          <table:table-cell office:value-type="float" office:value="113.75" table:formula="of:=[.D15]-[.D14]" table:style-name="ce1">
            <text:p>113,75</text:p>
          </table:table-cell>
          <table:table-cell office:value-type="float" office:value="0" table:formula="of:=[.E15]-[.E14]" table:style-name="ce1">
            <text:p>0</text:p>
          </table:table-cell>
          <table:table-cell office:value-type="float" office:value="0" table:formula="of:=[.F15]-[.F14]"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57.142857142857146" table:formula="of:=400/7" table:style-name="ce1">
            <text:p>57,14285714</text:p>
          </table:table-cell>
          <table:table-cell table:number-columns-repeated="16374"/>
        </table:table-row>
        <table:table-row table:style-name="ro8">
          <table:table-cell office:value-type="string" office:string-value="I3" table:formula="of:=[.A16]" table:style-name="ce66">
            <text:p>I3</text:p>
          </table:table-cell>
          <table:table-cell office:value-type="date" office:date-value="2011-12-08T00:00:00" table:formula="of:=[.B16]" table:style-name="ce67">
            <text:p>8-dec</text:p>
          </table:table-cell>
          <table:table-cell office:value-type="date" office:date-value="2011-12-29T00:00:00" table:formula="of:=[.C16]" table:style-name="ce67">
            <text:p>29-dec</text:p>
          </table:table-cell>
          <table:table-cell office:value-type="float" office:value="115" table:formula="of:=[.D16]-[.D15]" table:style-name="ce1">
            <text:p>115</text:p>
          </table:table-cell>
          <table:table-cell office:value-type="float" office:value="-6.75" table:style-name="ce1">
            <text:p>-6,75</text:p>
          </table:table-cell>
          <table:table-cell office:value-type="float" office:value="0" table:formula="of:=[.F16]-[.F15]"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66.666666666666671" table:formula="of:=400/6" table:style-name="ce1">
            <text:p>66,66666667</text:p>
          </table:table-cell>
          <table:table-cell table:number-columns-repeated="16374"/>
        </table:table-row>
        <table:table-row table:style-name="ro8">
          <table:table-cell office:value-type="string" office:string-value="I4" table:formula="of:=[.A17]" table:style-name="ce66">
            <text:p>I4</text:p>
          </table:table-cell>
          <table:table-cell office:value-type="date" office:date-value="2010-12-30T00:00:00" table:formula="of:=[.B17]" table:style-name="ce67">
            <text:p>30-dec</text:p>
          </table:table-cell>
          <table:table-cell office:value-type="date" office:date-value="2011-01-25T00:00:00" table:formula="of:=[.C17]" table:style-name="ce67">
            <text:p>25-jan</text:p>
          </table:table-cell>
          <table:table-cell office:value-type="float" office:value="1.75" table:style-name="ce1">
            <text:p>1,75</text:p>
          </table:table-cell>
          <table:table-cell office:value-type="float" office:value="-6" table:style-name="ce1">
            <text:p>-6</text:p>
          </table:table-cell>
          <table:table-cell office:value-type="float" office:value="0" table:formula="of:=[.F17]-[.F16]"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80" table:formula="of:=400/5" table:style-name="ce1">
            <text:p>80</text:p>
          </table:table-cell>
          <table:table-cell table:number-columns-repeated="16374"/>
        </table:table-row>
        <table:table-row table:style-name="ro8">
          <table:table-cell office:value-type="string" office:string-value="I5" table:formula="of:=[.A18]" table:style-name="ce66">
            <text:p>I5</text:p>
          </table:table-cell>
          <table:table-cell office:value-type="date" office:date-value="2011-01-26T00:00:00" table:formula="of:=[.B18]" table:style-name="ce67">
            <text:p>26-jan</text:p>
          </table:table-cell>
          <table:table-cell office:value-type="date" office:date-value="2011-02-15T00:00:00" table:formula="of:=[.C18]" table:style-name="ce67">
            <text:p>15-feb</text:p>
          </table:table-cell>
          <table:table-cell office:value-type="float" office:value="44" table:style-name="ce1">
            <text:p>44</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00" table:formula="of:=400/4" table:style-name="ce1">
            <text:p>100</text:p>
          </table:table-cell>
          <table:table-cell table:number-columns-repeated="16374"/>
        </table:table-row>
        <table:table-row table:style-name="ro8">
          <table:table-cell office:value-type="string" office:string-value="I6" table:formula="of:=[.A19]" table:style-name="ce66">
            <text:p>I6</text:p>
          </table:table-cell>
          <table:table-cell office:value-type="date" office:date-value="2011-02-17T00:00:00" table:formula="of:=[.B19]" table:style-name="ce67">
            <text:p>17-feb</text:p>
          </table:table-cell>
          <table:table-cell office:value-type="date" office:date-value="2011-03-07T00:00:00" table:formula="of:=[.C19]" table:style-name="ce67">
            <text:p>7-mrt</text:p>
          </table:table-cell>
          <table:table-cell office:value-type="float" office:value="95" table:style-name="ce1">
            <text:p>95</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5.66666666666667" table:formula="of:=377/3" table:style-name="ce1">
            <text:p>125,6666667</text:p>
          </table:table-cell>
          <table:table-cell table:number-columns-repeated="16374"/>
        </table:table-row>
        <table:table-row table:style-name="ro8">
          <table:table-cell office:value-type="string" office:string-value="I7" table:formula="of:=[.A20]" table:style-name="ce66">
            <text:p>I7</text:p>
          </table:table-cell>
          <table:table-cell office:value-type="date" office:date-value="2011-03-08T00:00:00" table:formula="of:=[.B20]" table:style-name="ce67">
            <text:p>8-mrt</text:p>
          </table:table-cell>
          <table:table-cell office:value-type="date" office:date-value="2011-03-28T00:00:00" table:formula="of:=[.C20]" table:style-name="ce67">
            <text:p>28-mrt</text:p>
          </table:table-cell>
          <table:table-cell office:value-type="float" office:value="11" table:style-name="ce1">
            <text:p>11</text:p>
          </table:table-cell>
          <table:table-cell office:value-type="float" office:value="-37.5" table:style-name="ce1">
            <text:p>-37,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75" table:formula="of:=350/2" table:style-name="ce1">
            <text:p>175</text:p>
          </table:table-cell>
          <table:table-cell table:number-columns-repeated="16374"/>
        </table:table-row>
        <table:table-row table:style-name="ro8">
          <table:table-cell office:value-type="string" office:string-value="I8" table:formula="of:=[.A21]" table:style-name="ce66">
            <text:p>I8</text:p>
          </table:table-cell>
          <table:table-cell office:value-type="date" office:date-value="2011-03-29T00:00:00" table:formula="of:=[.B21]" table:style-name="ce67">
            <text:p>29-mrt</text:p>
          </table:table-cell>
          <table:table-cell office:value-type="date" office:date-value="2011-04-18T00:00:00" table:formula="of:=[.C21]" table:style-name="ce67">
            <text:p>18-apr</text:p>
          </table:table-cell>
          <table:table-cell office:value-type="float" office:value="2.75" table:style-name="ce1">
            <text:p>2,75</text:p>
          </table:table-cell>
          <table:table-cell office:value-type="float" office:value="-51.25" table:style-name="ce1">
            <text:p>-51,2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45.5" table:formula="of:=[.D21]" table:style-name="ce1">
            <text:p>245,5</text:p>
          </table:table-cell>
          <table:table-cell table:number-columns-repeated="16374"/>
        </table:table-row>
        <table:table-row table:style-name="ro8">
          <table:table-cell office:value-type="string" office:string-value="I9" table:formula="of:=[.A22]" table:style-name="ce66">
            <text:p>I9</text:p>
          </table:table-cell>
          <table:table-cell office:value-type="date" office:date-value="2011-04-19T00:00:00" table:formula="of:=[.B22]" table:style-name="ce67">
            <text:p>19-apr</text:p>
          </table:table-cell>
          <table:table-cell office:value-type="date" office:date-value="2011-05-10T00:00:00" table:formula="of:=[.C22]" table:style-name="ce67">
            <text:p>10-mei</text:p>
          </table:table-cell>
          <table:table-cell office:value-type="float" office:value="0.25" table:style-name="ce1">
            <text:p>0,25</text:p>
          </table:table-cell>
          <table:table-cell office:value-type="float" office:value="-94.5" table:formula="of:=-1.5-93" table:style-name="ce1">
            <office:annotation draw:style-name="a86" svg:x="6.5625in" svg:y="9.84375in" svg:width="1.90625in" svg:height="0.989583333333333in">
              <dc:creator>Eric</dc:creator>
              <text:p><text:span text:style-name="T5">Eric:</text:span><text:span text:style-name="T4"/></text:p>
              <text:p><text:span text:style-name="T4">Out of Scope ook aangemerkt als zijnde Deleted en dat opgeteld bij 'verwijderde' modules</text:span></text:p>
            </office:annotation>
            <text:p>-94,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52.5" table:formula="of:=210/4" table:style-name="ce1">
            <text:p>52,5</text:p>
          </table:table-cell>
          <table:table-cell table:number-columns-repeated="16374"/>
        </table:table-row>
        <table:table-row table:style-name="ro8">
          <table:table-cell office:value-type="string" office:string-value="I10" table:formula="of:=[.A23]" table:style-name="ce66">
            <text:p>I10</text:p>
          </table:table-cell>
          <table:table-cell office:value-type="date" office:date-value="2011-05-11T00:00:00" table:formula="of:=[.B23]" table:style-name="ce67">
            <text:p>11-mei</text:p>
          </table:table-cell>
          <table:table-cell office:value-type="date" office:date-value="2011-05-30T00:00:00" table:formula="of:=[.C23]" table:style-name="ce67">
            <text:p>30-mei</text:p>
          </table:table-cell>
          <table:table-cell office:value-type="float" office:value="0.25" table:style-name="ce1">
            <text:p>0,25</text:p>
          </table:table-cell>
          <table:table-cell office:value-type="float" office:value="-1.25" table:style-name="ce1">
            <text:p>-1,25</text:p>
          </table:table-cell>
          <table:table-cell office:value-type="float" office:value="101" table:style-name="ce1">
            <text:p>10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68.31920798019951" table:formula="of:=357.75/1.3333" table:style-name="ce1">
            <text:p>268,319208</text:p>
          </table:table-cell>
          <table:table-cell table:number-columns-repeated="16374"/>
        </table:table-row>
        <table:table-row table:style-name="ro8">
          <table:table-cell office:value-type="string" office:string-value="I11" table:formula="of:=[.A24]" table:style-name="ce66">
            <text:p>I11</text:p>
          </table:table-cell>
          <table:table-cell office:value-type="date" office:date-value="2011-05-31T00:00:00" table:formula="of:=[.B24]" table:style-name="ce67">
            <text:p>31-mei</text:p>
          </table:table-cell>
          <table:table-cell office:value-type="date" office:date-value="2011-06-20T00:00:00" table:formula="of:=[.C24]" table:style-name="ce67">
            <text:p>20-jun</text:p>
          </table:table-cell>
          <table:table-cell office:value-type="float" office:value="0" table:style-name="ce1">
            <text:p>0</text:p>
          </table:table-cell>
          <table:table-cell office:value-type="float" office:value="-1.5" table:style-name="ce1">
            <text:p>-1,5</text:p>
          </table:table-cell>
          <table:table-cell office:value-type="float" office:value="50.25" table:formula="of:=[.E24]-[.E23]" table:style-name="ce1">
            <text:p>50,25</text:p>
          </table:table-cell>
          <table:table-cell table:style-name="ce1"/>
          <table:table-cell office:value-type="float" office:value="4" table:formula="of:=[.F24]-[.F23]" table:style-name="ce1">
            <text:p>4</text:p>
          </table:table-cell>
          <table:table-cell table:style-name="ce1"/>
          <table:table-cell office:value-type="float" office:value="283.5" table:formula="of:=[.F60]/2" table:style-name="ce1">
            <text:p>283,5</text:p>
          </table:table-cell>
          <table:table-cell table:number-columns-repeated="16374"/>
        </table:table-row>
        <table:table-row table:style-name="ro8">
          <table:table-cell office:value-type="string" office:string-value="I12" table:formula="of:=[.A25]" table:style-name="ce66">
            <text:p>I12</text:p>
          </table:table-cell>
          <table:table-cell office:value-type="date" office:date-value="2011-06-21T00:00:00" table:formula="of:=[.B25]" table:style-name="ce67">
            <text:p>21-jun</text:p>
          </table:table-cell>
          <table:table-cell office:value-type="date" office:date-value="2011-07-11T00:00:00" table:formula="of:=[.C25]" table:style-name="ce67">
            <text:p>11-jul</text:p>
          </table:table-cell>
          <table:table-cell office:value-type="float" office:value="7" table:style-name="ce1">
            <text:p>7</text:p>
          </table:table-cell>
          <table:table-cell office:value-type="float" office:value="-10.5" table:style-name="ce1">
            <text:p>-10,5</text:p>
          </table:table-cell>
          <table:table-cell office:value-type="float" office:value="82.75" table:formula="of:=[.E25]-[.E24]" table:style-name="ce1">
            <text:p>82,75</text:p>
          </table:table-cell>
          <table:table-cell table:style-name="ce1"/>
          <table:table-cell office:value-type="float" office:value="0.5" table:formula="of:=[.F25]-[.F24]" table:style-name="ce1">
            <text:p>0,5</text:p>
          </table:table-cell>
          <table:table-cell table:style-name="ce1"/>
          <table:table-cell office:value-type="float" office:value="190.5" table:formula="of:=[.F61]/2" table:style-name="ce1">
            <text:p>190,5</text:p>
          </table:table-cell>
          <table:table-cell table:number-columns-repeated="16374"/>
        </table:table-row>
        <table:table-row table:style-name="ro8">
          <table:table-cell office:value-type="string" office:string-value="I13" table:formula="of:=[.A26]" table:style-name="ce66">
            <text:p>I13</text:p>
          </table:table-cell>
          <table:table-cell office:value-type="float" office:value="0" table:formula="of:=[.B26]" table:style-name="ce67">
            <text:p>0-jan</text:p>
          </table:table-cell>
          <table:table-cell office:value-type="float" office:value="0" table:formula="of:=[.C26]" table:style-name="ce67">
            <text:p>0-jan</text:p>
          </table:table-cell>
          <table:table-cell table:number-columns-repeated="16381" table:style-name="ce1"/>
        </table:table-row>
        <table:table-row table:number-rows-repeated="2" table:style-name="ro8">
          <table:table-cell table:number-columns-repeated="16384"/>
        </table:table-row>
        <table:table-row table:style-name="ro26">
          <table:table-cell office:value-type="string" table:style-name="ce65">
            <text:p>Effort</text:p>
          </table:table-cell>
          <table:table-cell table:style-name="ce65"/>
          <table:table-cell table:number-columns-repeated="16382" table:style-name="ce1"/>
        </table:table-row>
        <table:table-row table:style-name="ro8">
          <table:table-cell table:number-columns-repeated="3" table:style-name="ce1"/>
          <table:table-cell office:value-type="string" table:number-columns-spanned="2" table:number-rows-spanned="1" table:style-name="ce120">
            <text:p>Iteratie</text:p>
          </table:table-cell>
          <table:covered-table-cell/>
          <table:table-cell office:value-type="string" table:style-name="ce68">
            <text:p>Project</text:p>
          </table:table-cell>
          <table:table-cell table:style-name="ce68"/>
          <table:table-cell table:number-columns-repeated="16377" table:style-name="ce1"/>
        </table:table-row>
        <table:table-row table:style-name="ro8">
          <table:table-cell office:value-type="string" table:style-name="ce3">
            <text:p>Iteratie</text:p>
          </table:table-cell>
          <table:table-cell office:value-type="string" table:style-name="ce3">
            <text:p>Start</text:p>
          </table:table-cell>
          <table:table-cell office:value-type="string" table:style-name="ce3">
            <text:p>Einde</text:p>
          </table:table-cell>
          <table:table-cell office:value-type="string" table:style-name="ce3">
            <text:p>Uren Beschikbaar</text:p>
          </table:table-cell>
          <table:table-cell office:value-type="string" table:style-name="ce3">
            <text:p>Uren Gepland</text:p>
          </table:table-cell>
          <table:table-cell office:value-type="string" table:style-name="ce3">
            <text:p>Resterend werk</text:p>
          </table:table-cell>
          <table:table-cell table:style-name="ce3"/>
          <table:table-cell table:number-columns-repeated="16377"/>
        </table:table-row>
        <table:table-row table:style-name="ro8">
          <table:table-cell office:value-type="string" office:string-value="I1" table:formula="of:=[.A32]" table:style-name="ce66">
            <text:p>I1</text:p>
          </table:table-cell>
          <table:table-cell office:value-type="date" office:date-value="2011-10-25T00:00:00" table:formula="of:=[.B14]" table:style-name="ce67">
            <text:p>25-okt</text:p>
          </table:table-cell>
          <table:table-cell office:value-type="date" office:date-value="2011-11-12T00:00:00" table:formula="of:=[.C14]" table:style-name="ce67">
            <text:p>12-nov</text:p>
          </table:table-cell>
          <table:table-cell office:value-type="float" office:value="828" table:formula="of:=840-12" table:style-name="ce1">
            <text:p>828</text:p>
          </table:table-cell>
          <table:table-cell office:value-type="float" office:value="343" table:style-name="ce1">
            <text:p>343</text:p>
          </table:table-cell>
          <table:table-cell table:number-columns-repeated="16379" table:style-name="ce1"/>
        </table:table-row>
        <table:table-row table:style-name="ro8">
          <table:table-cell office:value-type="string" office:string-value="I2" table:formula="of:=[.A33]" table:style-name="ce66">
            <text:p>I2</text:p>
          </table:table-cell>
          <table:table-cell office:value-type="date" office:date-value="2011-11-16T00:00:00" table:formula="of:=[.B15]" table:style-name="ce67">
            <text:p>16-nov</text:p>
          </table:table-cell>
          <table:table-cell office:value-type="date" office:date-value="2011-12-07T00:00:00" table:formula="of:=[.C15]" table:style-name="ce67">
            <text:p>7-dec</text:p>
          </table:table-cell>
          <table:table-cell office:value-type="float" office:value="828" table:formula="of:=840-12" table:style-name="ce1">
            <text:p>828</text:p>
          </table:table-cell>
          <table:table-cell office:value-type="float" office:value="653" table:style-name="ce1">
            <text:p>653</text:p>
          </table:table-cell>
          <table:table-cell table:number-columns-repeated="16379" table:style-name="ce1"/>
        </table:table-row>
        <table:table-row table:style-name="ro8">
          <table:table-cell office:value-type="string" office:string-value="I3" table:formula="of:=[.A34]" table:style-name="ce66">
            <text:p>I3</text:p>
          </table:table-cell>
          <table:table-cell office:value-type="date" office:date-value="2011-12-08T00:00:00" table:formula="of:=[.B16]" table:style-name="ce67">
            <text:p>8-dec</text:p>
          </table:table-cell>
          <table:table-cell office:value-type="date" office:date-value="2011-12-29T00:00:00" table:formula="of:=[.C16]" table:style-name="ce67">
            <text:p>29-dec</text:p>
          </table:table-cell>
          <table:table-cell office:value-type="float" office:value="828" table:formula="of:=840-12" table:style-name="ce1">
            <text:p>828</text:p>
          </table:table-cell>
          <table:table-cell office:value-type="float" office:value="580" table:style-name="ce1">
            <text:p>580</text:p>
          </table:table-cell>
          <table:table-cell office:value-type="float" office:value="2277" table:formula="of:=[Work_Remaining_Data.V13]" table:style-name="ce1">
            <text:p>2277</text:p>
          </table:table-cell>
          <table:table-cell table:number-columns-repeated="16378" table:style-name="ce1"/>
        </table:table-row>
        <table:table-row table:style-name="ro8">
          <table:table-cell office:value-type="string" office:string-value="I4" table:formula="of:=[.A35]" table:style-name="ce66">
            <text:p>I4</text:p>
          </table:table-cell>
          <table:table-cell office:value-type="date" office:date-value="2010-12-30T00:00:00" table:formula="of:=[.B17]" table:style-name="ce67">
            <text:p>30-dec</text:p>
          </table:table-cell>
          <table:table-cell office:value-type="date" office:date-value="2011-01-25T00:00:00" table:formula="of:=[.C17]" table:style-name="ce67">
            <text:p>25-jan</text:p>
          </table:table-cell>
          <table:table-cell office:value-type="float" office:value="876" table:formula="of:=888-12" table:style-name="ce1">
            <text:p>876</text:p>
          </table:table-cell>
          <table:table-cell office:value-type="float" office:value="585" table:style-name="ce1">
            <text:p>585</text:p>
          </table:table-cell>
          <table:table-cell office:value-type="float" office:value="2277" table:formula="of:=[Work_Remaining_Data.V38]" table:style-name="ce1">
            <text:p>2277</text:p>
          </table:table-cell>
          <table:table-cell table:number-columns-repeated="16378" table:style-name="ce1"/>
        </table:table-row>
        <table:table-row table:style-name="ro8">
          <table:table-cell office:value-type="string" office:string-value="I5" table:formula="of:=[.A36]" table:style-name="ce66">
            <text:p>I5</text:p>
          </table:table-cell>
          <table:table-cell office:value-type="date" office:date-value="2011-01-26T00:00:00" table:formula="of:=[.B18]" table:style-name="ce67">
            <text:p>26-jan</text:p>
          </table:table-cell>
          <table:table-cell office:value-type="date" office:date-value="2011-02-15T00:00:00" table:formula="of:=[.C18]" table:style-name="ce67">
            <text:p>15-feb</text:p>
          </table:table-cell>
          <table:table-cell office:value-type="float" office:value="656" table:formula="of:=668-12" table:style-name="ce1">
            <text:p>656</text:p>
          </table:table-cell>
          <table:table-cell office:value-type="float" office:value="384" table:style-name="ce1">
            <text:p>384</text:p>
          </table:table-cell>
          <table:table-cell office:value-type="float" office:value="2235" table:formula="of:=[Work_Remaining_Data.V59]" table:style-name="ce1">
            <text:p>2235</text:p>
          </table:table-cell>
          <table:table-cell table:number-columns-repeated="16378" table:style-name="ce1"/>
        </table:table-row>
        <table:table-row table:style-name="ro8">
          <table:table-cell office:value-type="string" office:string-value="I6" table:formula="of:=[.A37]" table:style-name="ce66">
            <text:p>I6</text:p>
          </table:table-cell>
          <table:table-cell office:value-type="date" office:date-value="2011-02-17T00:00:00" table:formula="of:=[.B19]" table:style-name="ce67">
            <text:p>17-feb</text:p>
          </table:table-cell>
          <table:table-cell office:value-type="date" office:date-value="2011-03-07T00:00:00" table:formula="of:=[.C19]" table:style-name="ce67">
            <text:p>7-mrt</text:p>
          </table:table-cell>
          <table:table-cell office:value-type="float" office:value="800" table:style-name="ce1">
            <text:p>800</text:p>
          </table:table-cell>
          <table:table-cell office:value-type="float" office:value="619" table:style-name="ce1">
            <text:p>619</text:p>
          </table:table-cell>
          <table:table-cell office:value-type="float" office:value="3446" table:style-name="ce1">
            <text:p>3446</text:p>
          </table:table-cell>
          <table:table-cell table:number-columns-repeated="16378" table:style-name="ce1"/>
        </table:table-row>
        <table:table-row table:style-name="ro8">
          <table:table-cell office:value-type="string" office:string-value="I7" table:formula="of:=[.A38]" table:style-name="ce66">
            <text:p>I7</text:p>
          </table:table-cell>
          <table:table-cell office:value-type="date" office:date-value="2011-03-08T00:00:00" table:formula="of:=[.B20]" table:style-name="ce67">
            <text:p>8-mrt</text:p>
          </table:table-cell>
          <table:table-cell office:value-type="date" office:date-value="2011-03-28T00:00:00" table:formula="of:=[.C20]" table:style-name="ce67">
            <text:p>28-mrt</text:p>
          </table:table-cell>
          <table:table-cell office:value-type="float" office:value="840" table:style-name="ce1">
            <text:p>840</text:p>
          </table:table-cell>
          <table:table-cell office:value-type="float" office:value="647" table:style-name="ce1">
            <text:p>647</text:p>
          </table:table-cell>
          <table:table-cell office:value-type="float" office:value="3125" table:style-name="ce1">
            <text:p>3125</text:p>
          </table:table-cell>
          <table:table-cell table:number-columns-repeated="16378" table:style-name="ce1"/>
        </table:table-row>
        <table:table-row table:style-name="ro8">
          <table:table-cell office:value-type="string" office:string-value="I8" table:formula="of:=[.A39]" table:style-name="ce66">
            <text:p>I8</text:p>
          </table:table-cell>
          <table:table-cell office:value-type="date" office:date-value="2011-03-29T00:00:00" table:formula="of:=[.B21]" table:style-name="ce67">
            <text:p>29-mrt</text:p>
          </table:table-cell>
          <table:table-cell office:value-type="date" office:date-value="2011-04-18T00:00:00" table:formula="of:=[.C21]" table:style-name="ce67">
            <text:p>18-apr</text:p>
          </table:table-cell>
          <table:table-cell office:value-type="float" office:value="900" table:style-name="ce1">
            <text:p>900</text:p>
          </table:table-cell>
          <table:table-cell office:value-type="float" office:value="638" table:style-name="ce1">
            <text:p>638</text:p>
          </table:table-cell>
          <table:table-cell office:value-type="float" office:value="1665" table:style-name="ce1">
            <text:p>1665</text:p>
          </table:table-cell>
          <table:table-cell table:number-columns-repeated="16378" table:style-name="ce1"/>
        </table:table-row>
        <table:table-row table:style-name="ro8">
          <table:table-cell office:value-type="string" office:string-value="I9" table:formula="of:=[.A40]" table:style-name="ce66">
            <text:p>I9</text:p>
          </table:table-cell>
          <table:table-cell office:value-type="date" office:date-value="2011-04-19T00:00:00" table:formula="of:=[.B22]" table:style-name="ce67">
            <text:p>19-apr</text:p>
          </table:table-cell>
          <table:table-cell office:value-type="date" office:date-value="2011-05-10T00:00:00" table:formula="of:=[.C22]" table:style-name="ce67">
            <text:p>10-mei</text:p>
          </table:table-cell>
          <table:table-cell office:value-type="float" office:value="780" table:style-name="ce1">
            <text:p>780</text:p>
          </table:table-cell>
          <table:table-cell office:value-type="float" office:value="702" table:style-name="ce1">
            <text:p>702</text:p>
          </table:table-cell>
          <table:table-cell office:value-type="float" office:value="1074" table:style-name="ce1">
            <text:p>1074</text:p>
          </table:table-cell>
          <table:table-cell table:number-columns-repeated="16378" table:style-name="ce1"/>
        </table:table-row>
        <table:table-row table:style-name="ro8">
          <table:table-cell office:value-type="string" office:string-value="I10" table:formula="of:=[.A41]" table:style-name="ce66">
            <text:p>I10</text:p>
          </table:table-cell>
          <table:table-cell office:value-type="date" office:date-value="2011-05-11T00:00:00" table:formula="of:=[.B23]" table:style-name="ce67">
            <text:p>11-mei</text:p>
          </table:table-cell>
          <table:table-cell office:value-type="date" office:date-value="2011-05-30T00:00:00" table:formula="of:=[.C23]" table:style-name="ce67">
            <text:p>30-mei</text:p>
          </table:table-cell>
          <table:table-cell office:value-type="float" office:value="812" table:style-name="ce1">
            <text:p>812</text:p>
          </table:table-cell>
          <table:table-cell office:value-type="float" office:value="600" table:style-name="ce1">
            <text:p>600</text:p>
          </table:table-cell>
          <table:table-cell office:value-type="float" office:value="610" table:formula="of:=385+225" table:style-name="ce1">
            <office:annotation office:display="true" draw:style-name="a87" svg:x="8.29166666666667in" svg:y="13.8541666666667in" svg:width="1.92708333333333in" svg:height="0.989583333333333in">
              <dc:creator>Eric</dc:creator>
              <text:p><text:span text:style-name="T7">Eric:</text:span><text:span text:style-name="T6"/></text:p>
              <text:p><text:span text:style-name="T6">is KUC werk t/m status spec agreed, reallized is afgezonderd vermeerderd met non KUC werk</text:span></text:p>
            </office:annotation>
            <text:p>610</text:p>
          </table:table-cell>
          <table:table-cell table:number-columns-repeated="16378" table:style-name="ce1"/>
        </table:table-row>
        <table:table-row table:style-name="ro8">
          <table:table-cell office:value-type="string" office:string-value="I11" table:formula="of:=[.A42]" table:style-name="ce66">
            <text:p>I11</text:p>
          </table:table-cell>
          <table:table-cell office:value-type="date" office:date-value="2011-05-31T00:00:00" table:formula="of:=[.B24]" table:style-name="ce67">
            <text:p>31-mei</text:p>
          </table:table-cell>
          <table:table-cell office:value-type="date" office:date-value="2011-06-20T00:00:00" table:formula="of:=[.C24]" table:style-name="ce67">
            <text:p>20-jun</text:p>
          </table:table-cell>
          <table:table-cell office:value-type="float" office:value="424" table:style-name="ce1">
            <text:p>424</text:p>
          </table:table-cell>
          <table:table-cell office:value-type="float" office:value="353" table:style-name="ce1">
            <text:p>353</text:p>
          </table:table-cell>
          <table:table-cell office:value-type="float" office:value="567" table:style-name="ce1">
            <text:p>567</text:p>
          </table:table-cell>
          <table:table-cell table:number-columns-repeated="16378" table:style-name="ce1"/>
        </table:table-row>
        <table:table-row table:style-name="ro8">
          <table:table-cell office:value-type="string" office:string-value="I12" table:formula="of:=[.A43]" table:style-name="ce66">
            <text:p>I12</text:p>
          </table:table-cell>
          <table:table-cell office:value-type="date" office:date-value="2011-06-21T00:00:00" table:formula="of:=[.B25]" table:style-name="ce67">
            <text:p>21-jun</text:p>
          </table:table-cell>
          <table:table-cell office:value-type="date" office:date-value="2011-07-11T00:00:00" table:formula="of:=[.C25]" table:style-name="ce67">
            <text:p>11-jul</text:p>
          </table:table-cell>
          <table:table-cell office:value-type="float" office:value="254" table:style-name="ce1">
            <text:p>254</text:p>
          </table:table-cell>
          <table:table-cell office:value-type="float" office:value="254" table:style-name="ce1">
            <text:p>254</text:p>
          </table:table-cell>
          <table:table-cell office:value-type="float" office:value="381" table:style-name="ce1">
            <text:p>381</text:p>
          </table:table-cell>
          <table:table-cell table:number-columns-repeated="16378" table:style-name="ce1"/>
        </table:table-row>
        <table:table-row table:style-name="ro8">
          <table:table-cell office:value-type="string" office:string-value="I13" table:formula="of:=[.A44]" table:style-name="ce66">
            <text:p>I13</text:p>
          </table:table-cell>
          <table:table-cell office:value-type="float" office:value="0" table:formula="of:=[.B26]" table:style-name="ce67">
            <text:p>0-jan</text:p>
          </table:table-cell>
          <table:table-cell office:value-type="float" office:value="0" table:formula="of:=[.C26]" table:style-name="ce67">
            <text:p>0-jan</text:p>
          </table:table-cell>
          <table:table-cell table:number-columns-repeated="16381" table:style-name="ce1"/>
        </table:table-row>
        <table:table-row table:number-rows-repeated="1048514" table:style-name="ro8">
          <table:table-cell table:number-columns-repeated="16384"/>
        </table:table-row>
      </table:table>
      <table:table table:name="Referenties" table:style-name="ta4">
        <table:table-column table:style-name="co4" table:default-cell-style-name="ce1"/>
        <table:table-column table:style-name="co8" table:default-cell-style-name="ce1"/>
        <table:table-column table:style-name="co40" table:default-cell-style-name="ce1"/>
        <table:table-column table:style-name="co41" table:default-cell-style-name="ce1"/>
        <table:table-column table:style-name="co42" table:default-cell-style-name="ce1"/>
        <table:table-column table:style-name="co24" table:number-columns-repeated="9" table:default-cell-style-name="ce1"/>
        <table:table-column table:style-name="co43" table:default-cell-style-name="ce1"/>
        <table:table-column table:style-name="co24" table:number-columns-repeated="16369" table:default-cell-style-name="ce1"/>
        <table:table-row table:style-name="ro8">
          <table:table-cell office:value-type="string" table:style-name="ce3">
            <text:p>ModuleState</text:p>
          </table:table-cell>
          <table:table-cell office:value-type="string" table:style-name="ce3">
            <text:p>Size</text:p>
          </table:table-cell>
          <table:table-cell table:number-columns-repeated="2" table:style-name="ce15"/>
          <table:table-cell table:style-name="ce16"/>
          <table:table-cell table:number-columns-repeated="16379" table:style-name="ce15"/>
        </table:table-row>
        <table:table-row table:style-name="ro8">
          <table:table-cell office:value-type="string" table:style-name="ce1">
            <text:p>Scoped</text:p>
          </table:table-cell>
          <table:table-cell office:value-type="string" table:style-name="ce1">
            <text:p>Large</text:p>
          </table:table-cell>
          <table:table-cell office:value-type="float" office:value="2" table:style-name="ce1">
            <text:p>2</text:p>
          </table:table-cell>
          <table:table-cell office:value-type="float" office:value="4" table:style-name="ce1">
            <text:p>4</text:p>
          </table:table-cell>
          <table:table-cell office:value-type="float" office:value="6" table:style-name="ce1">
            <text:p>6</text:p>
          </table:table-cell>
          <table:table-cell office:value-type="float" office:value="9" table:style-name="ce1">
            <text:p>9</text:p>
          </table:table-cell>
          <table:table-cell table:number-columns-repeated="16378" table:style-name="ce1"/>
        </table:table-row>
        <table:table-row table:style-name="ro8">
          <table:table-cell office:value-type="string" table:style-name="ce1">
            <text:p>Specification Agreed</text:p>
          </table:table-cell>
          <table:table-cell office:value-type="string" table:style-name="ce1">
            <text:p>Medium</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6" table:style-name="ce1">
            <text:p>6</text:p>
          </table:table-cell>
          <table:table-cell table:number-columns-repeated="16378" table:style-name="ce1"/>
        </table:table-row>
        <table:table-row table:style-name="ro8">
          <table:table-cell office:value-type="string" table:style-name="ce1">
            <text:p>Realized</text:p>
          </table:table-cell>
          <table:table-cell office:value-type="string" table:style-name="ce1">
            <text:p>Small</text:p>
          </table:table-cell>
          <table:table-cell office:value-type="float" office:value="0.5" table:style-name="ce1">
            <text:p>0,5</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table:number-columns-repeated="16378" table:style-name="ce1"/>
        </table:table-row>
        <table:table-row table:style-name="ro8">
          <table:table-cell office:value-type="string" table:style-name="ce1">
            <text:p>Implemented</text:p>
          </table:table-cell>
          <table:table-cell office:value-type="string" table:style-name="ce1">
            <text:p>Very Small</text:p>
          </table:table-cell>
          <table:table-cell office:value-type="float" office:value="0.25" table:style-name="ce1">
            <text:p>0,25</text:p>
          </table:table-cell>
          <table:table-cell office:value-type="float" office:value="0.5" table:style-name="ce1">
            <text:p>0,5</text:p>
          </table:table-cell>
          <table:table-cell office:value-type="float" office:value="1" table:style-name="ce1">
            <text:p>1</text:p>
          </table:table-cell>
          <table:table-cell office:value-type="float" office:value="2" table:style-name="ce1">
            <text:p>2</text:p>
          </table:table-cell>
          <table:table-cell table:number-columns-repeated="16378" table:style-name="ce1"/>
        </table:table-row>
        <table:table-row table:style-name="ro8">
          <table:table-cell office:value-type="string" table:style-name="ce1">
            <text:p>Verified</text:p>
          </table:table-cell>
          <table:table-cell office:value-type="string" table:style-name="ce2">
            <text:p>Complexity</text:p>
          </table:table-cell>
          <table:table-cell office:value-type="string" table:style-name="ce1">
            <text:p>Trivial</text:p>
          </table:table-cell>
          <table:table-cell office:value-type="string" table:style-name="ce1">
            <text:p>Easy</text:p>
          </table:table-cell>
          <table:table-cell office:value-type="string" table:style-name="ce1">
            <text:p>Hard</text:p>
          </table:table-cell>
          <table:table-cell office:value-type="string" table:style-name="ce1">
            <text:p>Very Hard</text:p>
          </table:table-cell>
          <table:table-cell table:number-columns-repeated="16378" table:style-name="ce1"/>
        </table:table-row>
        <table:table-row table:style-name="ro8">
          <table:table-cell office:value-type="string" table:style-name="ce1">
            <text:p>Out of Scope</text:p>
          </table:table-cell>
          <table:table-cell table:number-columns-repeated="16383" table:style-name="ce1"/>
        </table:table-row>
        <table:table-row table:style-name="ro8">
          <table:table-cell office:value-type="string" table:style-name="ce1">
            <text:p>Identified</text:p>
          </table:table-cell>
          <table:table-cell table:number-columns-repeated="16383" table:style-name="ce1"/>
        </table:table-row>
        <table:table-row table:number-rows-repeated="4" table:style-name="ro8">
          <table:table-cell table:number-columns-repeated="16384"/>
        </table:table-row>
        <table:table-row table:style-name="ro8">
          <table:table-cell office:value-type="string" table:style-name="ce3">
            <text:p>Priority</text:p>
          </table:table-cell>
          <table:table-cell office:value-type="string" table:style-name="ce3">
            <text:p>Modules</text:p>
          </table:table-cell>
          <table:table-cell office:value-type="string" table:style-name="ce3">
            <text:p>Taak status</text:p>
          </table:table-cell>
          <table:table-cell office:value-type="string" table:style-name="ce3">
            <text:p>Taken</text:p>
          </table:table-cell>
          <table:table-cell office:value-type="string" table:style-name="ce3">
            <text:p>Uren per taak</text:p>
          </table:table-cell>
          <table:table-cell table:style-name="ce15"/>
          <table:table-cell office:value-type="string" table:style-name="ce3">
            <text:p>Toelichting geschatte uren</text:p>
          </table:table-cell>
          <table:table-cell table:number-columns-repeated="7" table:style-name="ce15"/>
          <table:table-cell office:value-type="string" table:style-name="ce15">
            <text:p>Type</text:p>
          </table:table-cell>
          <table:table-cell table:number-columns-repeated="16369" table:style-name="ce15"/>
        </table:table-row>
        <table:table-row table:style-name="ro3">
          <table:table-cell office:value-type="string" table:style-name="ce1">
            <text:p>Very high</text:p>
          </table:table-cell>
          <table:table-cell table:style-name="ce1"/>
          <table:table-cell office:value-type="string" table:style-name="ce1">
            <text:p>To Do</text:p>
          </table:table-cell>
          <table:table-cell office:value-type="string" table:style-name="ce178">
            <text:p>UCM detailleren</text:p>
          </table:table-cell>
          <table:table-cell office:value-type="float" office:value="2.5" table:style-name="ce52">
            <text:p>2,5</text:p>
          </table:table-cell>
          <table:table-cell table:style-name="ce28"/>
          <table:table-cell office:value-type="string" table:number-columns-spanned="8" table:number-rows-spanned="11" table:style-name="ce113">
            <text:p>De uren per taak zijn als volgt tot stand gekomen:</text:p>
            <text:p>- er is voor elke module een schatting gemaakt van complexiteit en omvang, op basis daarvan is een aantal punten toegekend</text:p>
            <text:p>- vervolgens is gekeken naar de ervaringscijfers en daaruit is een aantal uren per punt geextrapoleerd</text:p>
            <text:p/>
          </table:table-cell>
          <table:covered-table-cell table:number-columns-repeated="7"/>
          <table:table-cell office:value-type="string" table:style-name="ce8">
            <text:p>BRP zoeken</text:p>
          </table:table-cell>
          <table:table-cell table:number-columns-repeated="16369"/>
        </table:table-row>
        <table:table-row table:style-name="ro8">
          <table:table-cell office:value-type="string" table:style-name="ce1">
            <text:p>High</text:p>
          </table:table-cell>
          <table:table-cell table:style-name="ce1"/>
          <table:table-cell office:value-type="string" table:style-name="ce1">
            <text:p>N.v.t.</text:p>
          </table:table-cell>
          <table:table-cell office:value-type="string" table:style-name="ce178">
            <text:p>Glossary bijwerken</text:p>
          </table:table-cell>
          <table:table-cell office:value-type="float" office:value="0.25" table:style-name="ce52">
            <text:p>0,25</text:p>
          </table:table-cell>
          <table:table-cell table:style-name="ce28"/>
          <table:covered-table-cell/>
          <table:covered-table-cell table:number-columns-repeated="7"/>
          <table:table-cell office:value-type="string" table:style-name="ce8">
            <text:p>DMS</text:p>
          </table:table-cell>
          <table:table-cell table:number-columns-repeated="16369"/>
        </table:table-row>
        <table:table-row table:style-name="ro12">
          <table:table-cell office:value-type="string" table:style-name="ce1">
            <text:p>Medium</text:p>
          </table:table-cell>
          <table:table-cell table:style-name="ce1"/>
          <table:table-cell office:value-type="string" table:style-name="ce1">
            <text:p>Finished</text:p>
          </table:table-cell>
          <table:table-cell office:value-type="string" table:style-name="ce178">
            <text:p>Needs en features traceren</text:p>
          </table:table-cell>
          <table:table-cell office:value-type="float" office:value="0.5" table:style-name="ce52">
            <text:p>0,5</text:p>
          </table:table-cell>
          <table:table-cell table:style-name="ce28"/>
          <table:covered-table-cell/>
          <table:covered-table-cell table:number-columns-repeated="7"/>
          <table:table-cell office:value-type="string" table:style-name="ce8">
            <text:p>Printen</text:p>
          </table:table-cell>
          <table:table-cell table:number-columns-repeated="16369"/>
        </table:table-row>
        <table:table-row table:style-name="ro12">
          <table:table-cell office:value-type="string" table:style-name="ce1">
            <text:p>Low</text:p>
          </table:table-cell>
          <table:table-cell table:style-name="ce1"/>
          <table:table-cell office:value-type="string" table:style-name="ce1">
            <text:p>Out of Scope</text:p>
          </table:table-cell>
          <table:table-cell office:value-type="string" table:style-name="ce178">
            <text:p>Business rules vastleggen</text:p>
          </table:table-cell>
          <table:table-cell office:value-type="float" office:value="1" table:style-name="ce52">
            <text:p>1</text:p>
          </table:table-cell>
          <table:table-cell table:style-name="ce28"/>
          <table:covered-table-cell/>
          <table:covered-table-cell table:number-columns-repeated="7"/>
          <table:table-cell office:value-type="string" table:style-name="ce8">
            <text:p>Zaaksysteem</text:p>
          </table:table-cell>
          <table:table-cell table:number-columns-repeated="16369"/>
        </table:table-row>
        <table:table-row table:style-name="ro12">
          <table:table-cell table:number-columns-repeated="2" table:style-name="ce1"/>
          <table:table-cell office:value-type="string" table:style-name="ce1">
            <text:p>Identified</text:p>
          </table:table-cell>
          <table:table-cell office:value-type="string" table:style-name="ce178">
            <text:p>Domeinmodel bijwerken</text:p>
          </table:table-cell>
          <table:table-cell office:value-type="float" office:value="1" table:style-name="ce52">
            <text:p>1</text:p>
          </table:table-cell>
          <table:table-cell table:style-name="ce28"/>
          <table:covered-table-cell/>
          <table:covered-table-cell table:number-columns-repeated="7"/>
          <table:table-cell office:value-type="string" table:style-name="ce8">
            <text:p>Sluiten</text:p>
          </table:table-cell>
          <table:table-cell table:number-columns-repeated="16369"/>
        </table:table-row>
        <table:table-row table:style-name="ro8">
          <table:table-cell table:number-columns-repeated="3" table:style-name="ce1"/>
          <table:table-cell office:value-type="string" table:style-name="ce178">
            <text:p>AUC identificeren</text:p>
          </table:table-cell>
          <table:table-cell office:value-type="float" office:value="0.5" table:style-name="ce52">
            <text:p>0,5</text:p>
          </table:table-cell>
          <table:table-cell table:style-name="ce28"/>
          <table:covered-table-cell/>
          <table:covered-table-cell table:number-columns-repeated="7"/>
          <table:table-cell table:number-columns-repeated="16370" table:style-name="ce1"/>
        </table:table-row>
        <table:table-row table:style-name="ro12">
          <table:table-cell table:number-columns-repeated="3" table:style-name="ce1"/>
          <table:table-cell office:value-type="string" table:style-name="ce178">
            <text:p>Test cases identificeren</text:p>
          </table:table-cell>
          <table:table-cell office:value-type="float" office:value="2" table:style-name="ce52">
            <text:p>2</text:p>
          </table:table-cell>
          <table:table-cell table:style-name="ce28"/>
          <table:covered-table-cell/>
          <table:covered-table-cell table:number-columns-repeated="7"/>
          <table:table-cell table:number-columns-repeated="16370" table:style-name="ce1"/>
        </table:table-row>
        <table:table-row table:style-name="ro8">
          <table:table-cell table:number-columns-repeated="3" table:style-name="ce1"/>
          <table:table-cell office:value-type="string" table:style-name="ce178">
            <text:p>UCR maken</text:p>
          </table:table-cell>
          <table:table-cell office:value-type="float" office:value="0.5" table:style-name="ce52">
            <text:p>0,5</text:p>
          </table:table-cell>
          <table:table-cell table:style-name="ce28"/>
          <table:covered-table-cell/>
          <table:covered-table-cell table:number-columns-repeated="7"/>
          <table:table-cell table:number-columns-repeated="16370" table:style-name="ce1"/>
        </table:table-row>
        <table:table-row table:style-name="ro12">
          <table:table-cell table:number-columns-repeated="3" table:style-name="ce1"/>
          <table:table-cell office:value-type="string" table:style-name="ce178">
            <text:p>Interfaces specificeren</text:p>
          </table:table-cell>
          <table:table-cell office:value-type="float" office:value="2" table:style-name="ce52">
            <text:p>2</text:p>
          </table:table-cell>
          <table:table-cell table:style-name="ce28"/>
          <table:covered-table-cell/>
          <table:covered-table-cell table:number-columns-repeated="7"/>
          <table:table-cell table:style-name="ce8"/>
          <table:table-cell table:number-columns-repeated="16369"/>
        </table:table-row>
        <table:table-row table:style-name="ro8">
          <table:table-cell table:number-columns-repeated="3" table:style-name="ce1"/>
          <table:table-cell office:value-type="string" table:style-name="ce178">
            <text:p>LO gegevensset</text:p>
          </table:table-cell>
          <table:table-cell office:value-type="float" office:value="1" table:style-name="ce52">
            <text:p>1</text:p>
          </table:table-cell>
          <table:table-cell table:style-name="ce1"/>
          <table:covered-table-cell/>
          <table:covered-table-cell table:number-columns-repeated="7"/>
          <table:table-cell table:style-name="ce8"/>
          <table:table-cell table:number-columns-repeated="16369"/>
        </table:table-row>
        <table:table-row table:style-name="ro8">
          <table:table-cell table:number-columns-repeated="6" table:style-name="ce1"/>
          <table:covered-table-cell/>
          <table:covered-table-cell table:number-columns-repeated="7"/>
          <table:table-cell table:style-name="ce8"/>
          <table:table-cell table:number-columns-repeated="16369"/>
        </table:table-row>
        <table:table-row table:number-rows-repeated="7" table:style-name="ro8">
          <table:table-cell table:number-columns-repeated="6" table:style-name="ce1"/>
          <table:table-cell table:number-columns-repeated="9" table:style-name="ce8"/>
          <table:table-cell table:number-columns-repeated="16369"/>
        </table:table-row>
        <table:table-row table:number-rows-repeated="1048545" table:style-name="ro8">
          <table:table-cell table:number-columns-repeated="16384"/>
        </table:table-row>
      </table:table>
      <table:table table:name="'file:///C:/Users/Dennis%20Geluk/Mijn%20Projecten/NVVB-KING%20Beheer%20BZM/Tags/Oplevering%20Keten%20specificaties%20-%203.0.0%20(2015)/99%20Publicatie/05%20Aanvullende%20Documenten/BRP-BZM%20-%20TakenLijst%20I1.xls'#Instructie" table:style-name="ta5">
        <table:table-source xlink:href="file:///C:/Users/Dennis%20Geluk/Mijn%20Projecten/NVVB-KING%20Beheer%20BZM/Tags/Oplevering%20Keten%20specificaties%20-%203.0.0%20(2015)/99%20Publicatie/05%20Aanvullende%20Documenten/BRP-BZM%20-%20TakenLijst%20I1.xls" table:table-name="Instructie" table:mode="copy-results-only"/>
        <table:table-column/>
        <table:table-row table:number-rows-repeated="1048576">
          <table:table-cell table:number-columns-repeated="16384"/>
        </table:table-row>
      </table:table>
      <table:table table:name="'file:///C:/Users/Dennis%20Geluk/Mijn%20Projecten/NVVB-KING%20Beheer%20BZM/Tags/Oplevering%20Keten%20specificaties%20-%203.0.0%20(2015)/99%20Publicatie/05%20Aanvullende%20Documenten/BRP-BZM%20-%20TakenLijst%20I1.xls'#Taken" table:style-name="ta5">
        <table:table-source xlink:href="file:///C:/Users/Dennis%20Geluk/Mijn%20Projecten/NVVB-KING%20Beheer%20BZM/Tags/Oplevering%20Keten%20specificaties%20-%203.0.0%20(2015)/99%20Publicatie/05%20Aanvullende%20Documenten/BRP-BZM%20-%20TakenLijst%20I1.xls" table:table-name="Taken" table:mode="copy-results-only"/>
        <table:table-column/>
        <table:table-row table:number-rows-repeated="1048576">
          <table:table-cell table:number-columns-repeated="16384"/>
        </table:table-row>
      </table:table>
      <table:table table:name="'file:///C:/Users/Dennis%20Geluk/Mijn%20Projecten/NVVB-KING%20Beheer%20BZM/Tags/Oplevering%20Keten%20specificaties%20-%203.0.0%20(2015)/99%20Publicatie/05%20Aanvullende%20Documenten/BRP-BZM%20-%20TakenLijst%20I1.xls'#Burn_Chart" table:style-name="ta5">
        <table:table-source xlink:href="file:///C:/Users/Dennis%20Geluk/Mijn%20Projecten/NVVB-KING%20Beheer%20BZM/Tags/Oplevering%20Keten%20specificaties%20-%203.0.0%20(2015)/99%20Publicatie/05%20Aanvullende%20Documenten/BRP-BZM%20-%20TakenLijst%20I1.xls" table:table-name="Burn_Chart" table:mode="copy-results-only"/>
        <table:table-column/>
        <table:table-row table:number-rows-repeated="1048576">
          <table:table-cell table:number-columns-repeated="16384"/>
        </table:table-row>
      </table:table>
      <table:table table:name="'file:///C:/Users/Dennis%20Geluk/Mijn%20Projecten/NVVB-KING%20Beheer%20BZM/Tags/Oplevering%20Keten%20specificaties%20-%203.0.0%20(2015)/99%20Publicatie/05%20Aanvullende%20Documenten/BRP-BZM%20-%20TakenLijst%20I1.xls'#Capaciteit" table:style-name="ta5">
        <table:table-source xlink:href="file:///C:/Users/Dennis%20Geluk/Mijn%20Projecten/NVVB-KING%20Beheer%20BZM/Tags/Oplevering%20Keten%20specificaties%20-%203.0.0%20(2015)/99%20Publicatie/05%20Aanvullende%20Documenten/BRP-BZM%20-%20TakenLijst%20I1.xls" table:table-name="Capaciteit" table:mode="copy-results-only"/>
        <table:table-column/>
        <table:table-row table:number-rows-repeated="1048576">
          <table:table-cell table:number-columns-repeated="16384"/>
        </table:table-row>
      </table:table>
      <table:table table:name="'file:///C:/Users/Dennis%20Geluk/Mijn%20Projecten/NVVB-KING%20Beheer%20BZM/Tags/Oplevering%20Keten%20specificaties%20-%203.0.0%20(2015)/99%20Publicatie/05%20Aanvullende%20Documenten/BRP-BZM%20-%20TakenLijst%20I1.xls'#data" table:style-name="ta5">
        <table:table-source xlink:href="file:///C:/Users/Dennis%20Geluk/Mijn%20Projecten/NVVB-KING%20Beheer%20BZM/Tags/Oplevering%20Keten%20specificaties%20-%203.0.0%20(2015)/99%20Publicatie/05%20Aanvullende%20Documenten/BRP-BZM%20-%20TakenLijst%20I1.xls" table:table-name="data" table:mode="copy-results-only"/>
        <table:table-column/>
        <table:table-row table:number-rows-repeated="1048576">
          <table:table-cell table:number-columns-repeated="16384"/>
        </table:table-row>
      </table:table>
      <table:table table:name="'file:///C:/Users/Dennis%20Geluk/Mijn%20Projecten/NVVB-KING%20Beheer%20BZM/Tags/Oplevering%20Keten%20specificaties%20-%203.0.0%20(2015)/99%20Publicatie/05%20Aanvullende%20Documenten/BRP-BZM%20-%20TakenLijst%20I1.xls'#referenties" table:style-name="ta5">
        <table:table-source xlink:href="file:///C:/Users/Dennis%20Geluk/Mijn%20Projecten/NVVB-KING%20Beheer%20BZM/Tags/Oplevering%20Keten%20specificaties%20-%203.0.0%20(2015)/99%20Publicatie/05%20Aanvullende%20Documenten/BRP-BZM%20-%20TakenLijst%20I1.xls" table:table-name="referenties" table:mode="copy-results-only"/>
        <table:table-column/>
        <table:table-row>
          <table:table-cell table:number-columns-repeated="16384"/>
        </table:table-row>
        <table:table-row>
          <table:table-cell table:number-columns-repeated="3"/>
          <table:table-cell office:value-type="string" office:string-value="KUC001 Registreren geboorte"/>
          <table:table-cell table:number-columns-repeated="16380"/>
        </table:table-row>
        <table:table-row>
          <table:table-cell table:number-columns-repeated="3"/>
          <table:table-cell office:value-type="string" office:string-value="KUC002 Registratie erkenning ongeboren vrucht"/>
          <table:table-cell table:number-columns-repeated="16380"/>
        </table:table-row>
        <table:table-row>
          <table:table-cell table:number-columns-repeated="3"/>
          <table:table-cell office:value-type="string" office:string-value="KUC003 Registreren ontbrekende geboorteakte"/>
          <table:table-cell table:number-columns-repeated="16380"/>
        </table:table-row>
        <table:table-row>
          <table:table-cell table:number-columns-repeated="3"/>
          <table:table-cell office:value-type="string" office:string-value="KUC004 Registratie ontkenning vaderschap"/>
          <table:table-cell table:number-columns-repeated="16380"/>
        </table:table-row>
        <table:table-row>
          <table:table-cell table:number-columns-repeated="3"/>
          <table:table-cell office:value-type="string" office:string-value="KUC005 Verwijderen erkenning"/>
          <table:table-cell table:number-columns-repeated="16380"/>
        </table:table-row>
        <table:table-row>
          <table:table-cell table:number-columns-repeated="3"/>
          <table:table-cell office:value-type="string" office:string-value="KUC006 Registratie adoptie"/>
          <table:table-cell table:number-columns-repeated="16380"/>
        </table:table-row>
        <table:table-row>
          <table:table-cell table:number-columns-repeated="3"/>
          <table:table-cell office:value-type="string" office:string-value="KUC007 Verwijderen adoptie"/>
          <table:table-cell table:number-columns-repeated="16380"/>
        </table:table-row>
        <table:table-row>
          <table:table-cell table:number-columns-repeated="3"/>
          <table:table-cell office:value-type="string" office:string-value="KUC008 Onderhouden geboorteakte"/>
          <table:table-cell table:number-columns-repeated="16380"/>
        </table:table-row>
        <table:table-row>
          <table:table-cell table:number-columns-repeated="3"/>
          <table:table-cell office:value-type="string" office:string-value="KUC009 Registratie gegrondverklaring van staat"/>
          <table:table-cell table:number-columns-repeated="16380"/>
        </table:table-row>
        <table:table-row>
          <table:table-cell table:number-columns-repeated="3"/>
          <table:table-cell office:value-type="string" office:string-value="KUC010 Registratie betwisting van staat"/>
          <table:table-cell table:number-columns-repeated="16380"/>
        </table:table-row>
        <table:table-row>
          <table:table-cell table:number-columns-repeated="3"/>
          <table:table-cell office:value-type="string" office:string-value="KUC021 Wijzigen naam en/of geslacht"/>
          <table:table-cell table:number-columns-repeated="16380"/>
        </table:table-row>
        <table:table-row>
          <table:table-cell table:number-columns-repeated="3"/>
          <table:table-cell office:value-type="string" office:string-value="KUC041 Registreren huwelijk/partnerschap"/>
          <table:table-cell table:number-columns-repeated="16380"/>
        </table:table-row>
        <table:table-row>
          <table:table-cell table:number-columns-repeated="3"/>
          <table:table-cell office:value-type="string" office:string-value="KUC042 Registreren ondertrouw"/>
          <table:table-cell table:number-columns-repeated="16380"/>
        </table:table-row>
        <table:table-row>
          <table:table-cell table:number-columns-repeated="3"/>
          <table:table-cell office:value-type="string" office:string-value="KUC043 Ontbinden huwelijk of partnerschap"/>
          <table:table-cell table:number-columns-repeated="16380"/>
        </table:table-row>
        <table:table-row>
          <table:table-cell table:number-columns-repeated="3"/>
          <table:table-cell office:value-type="string" office:string-value="KUC044 Omzetten partnerschap naar huwelijk"/>
          <table:table-cell table:number-columns-repeated="16380"/>
        </table:table-row>
        <table:table-row>
          <table:table-cell table:number-columns-repeated="3"/>
          <table:table-cell office:value-type="string" office:string-value="KUC045 Corrigeren huwelijks- of partnerschapsakte"/>
          <table:table-cell table:number-columns-repeated="16380"/>
        </table:table-row>
        <table:table-row>
          <table:table-cell table:number-columns-repeated="3"/>
          <table:table-cell office:value-type="string" office:string-value="KUC046 Ongedaan maken nietigverklaring"/>
          <table:table-cell table:number-columns-repeated="16380"/>
        </table:table-row>
        <table:table-row>
          <table:table-cell table:number-columns-repeated="3"/>
          <table:table-cell office:value-type="string" office:string-value="KUC051 Registreren verhuizing binnen Nederland"/>
          <table:table-cell table:number-columns-repeated="16380"/>
        </table:table-row>
        <table:table-row>
          <table:table-cell table:number-columns-repeated="3"/>
          <table:table-cell office:value-type="string" office:string-value="KUC052 Registreren verhuizing naar Nederland"/>
          <table:table-cell table:number-columns-repeated="16380"/>
        </table:table-row>
        <table:table-row>
          <table:table-cell table:number-columns-repeated="3"/>
          <table:table-cell office:value-type="string" office:string-value="KUC053 Registreren verhuizing vanuit Nederland"/>
          <table:table-cell table:number-columns-repeated="16380"/>
        </table:table-row>
        <table:table-row>
          <table:table-cell table:number-columns-repeated="3"/>
          <table:table-cell office:value-type="string" office:string-value="KUC054 Uitschrijven ingezetene"/>
          <table:table-cell table:number-columns-repeated="16380"/>
        </table:table-row>
        <table:table-row>
          <table:table-cell table:number-columns-repeated="3"/>
          <table:table-cell office:value-type="string" office:string-value="KUC055 Onderhouden adres"/>
          <table:table-cell table:number-columns-repeated="16380"/>
        </table:table-row>
        <table:table-row>
          <table:table-cell table:number-columns-repeated="3"/>
          <table:table-cell office:value-type="string" office:string-value="KUC061 Registreren verzoek verkrijgen Nederlands nationaliteit"/>
          <table:table-cell table:number-columns-repeated="16380"/>
        </table:table-row>
        <table:table-row>
          <table:table-cell table:number-columns-repeated="3"/>
          <table:table-cell office:value-type="string" office:string-value="KUC062 Registreren nationaliteit persoon"/>
          <table:table-cell table:number-columns-repeated="16380"/>
        </table:table-row>
        <table:table-row>
          <table:table-cell table:number-columns-repeated="3"/>
          <table:table-cell office:value-type="string" office:string-value="KUC063 Beëindigen nationaliteit"/>
          <table:table-cell table:number-columns-repeated="16380"/>
        </table:table-row>
        <table:table-row>
          <table:table-cell table:number-columns-repeated="3"/>
          <table:table-cell office:value-type="string" office:string-value="KUC071 Uitgifte reisdocument"/>
          <table:table-cell table:number-columns-repeated="16380"/>
        </table:table-row>
        <table:table-row>
          <table:table-cell table:number-columns-repeated="3"/>
          <table:table-cell office:value-type="string" office:string-value="KUC072 Inname reisodocument"/>
          <table:table-cell table:number-columns-repeated="16380"/>
        </table:table-row>
        <table:table-row>
          <table:table-cell table:number-columns-repeated="3"/>
          <table:table-cell office:value-type="string" office:string-value="KUC073 Registratie vermissing reisdocument"/>
          <table:table-cell table:number-columns-repeated="16380"/>
        </table:table-row>
        <table:table-row>
          <table:table-cell table:number-columns-repeated="3"/>
          <table:table-cell office:value-type="string" office:string-value="KUC081 Uitgifte rijbewijs"/>
          <table:table-cell table:number-columns-repeated="16380"/>
        </table:table-row>
        <table:table-row>
          <table:table-cell table:number-columns-repeated="3"/>
          <table:table-cell office:value-type="string" office:string-value="KUC082 Onderhouden rijbewijs"/>
          <table:table-cell table:number-columns-repeated="16380"/>
        </table:table-row>
        <table:table-row>
          <table:table-cell table:number-columns-repeated="3"/>
          <table:table-cell office:value-type="string" office:string-value="KUC083 Inname rijbewijs"/>
          <table:table-cell table:number-columns-repeated="16380"/>
        </table:table-row>
        <table:table-row>
          <table:table-cell table:number-columns-repeated="3"/>
          <table:table-cell office:value-type="string" office:string-value="KUC084 Registratie vermissing rijbewijs"/>
          <table:table-cell table:number-columns-repeated="16380"/>
        </table:table-row>
        <table:table-row>
          <table:table-cell table:number-columns-repeated="3"/>
          <table:table-cell office:value-type="string" office:string-value="KUC091 Registratie overlijden"/>
          <table:table-cell table:number-columns-repeated="16380"/>
        </table:table-row>
        <table:table-row>
          <table:table-cell table:number-columns-repeated="3"/>
          <table:table-cell office:value-type="string" office:string-value="KUC092 Corrigeren overlijdensaktie"/>
          <table:table-cell table:number-columns-repeated="16380"/>
        </table:table-row>
        <table:table-row>
          <table:table-cell table:number-columns-repeated="3"/>
          <table:table-cell office:value-type="string" office:string-value="KUC093 Registreren leveloos geboren kind"/>
          <table:table-cell table:number-columns-repeated="16380"/>
        </table:table-row>
        <table:table-row>
          <table:table-cell table:number-columns-repeated="3"/>
          <table:table-cell office:value-type="string" office:string-value="KUCR001 Registreren geboorte"/>
          <table:table-cell table:number-columns-repeated="16380"/>
        </table:table-row>
        <table:table-row>
          <table:table-cell table:number-columns-repeated="3"/>
          <table:table-cell office:value-type="string" office:string-value="KUCR002 Registratie erkenning ongeboren vrucht"/>
          <table:table-cell table:number-columns-repeated="16380"/>
        </table:table-row>
        <table:table-row>
          <table:table-cell table:number-columns-repeated="3"/>
          <table:table-cell office:value-type="string" office:string-value="KUCR003 Registreren ontbrekende geboorteakte"/>
          <table:table-cell table:number-columns-repeated="16380"/>
        </table:table-row>
        <table:table-row>
          <table:table-cell table:number-columns-repeated="3"/>
          <table:table-cell office:value-type="string" office:string-value="KUCR004 Registratie ontkenning vaderschap"/>
          <table:table-cell table:number-columns-repeated="16380"/>
        </table:table-row>
        <table:table-row>
          <table:table-cell table:number-columns-repeated="3"/>
          <table:table-cell office:value-type="string" office:string-value="KUCR005 Verwijderen erkenning"/>
          <table:table-cell table:number-columns-repeated="16380"/>
        </table:table-row>
        <table:table-row>
          <table:table-cell table:number-columns-repeated="3"/>
          <table:table-cell office:value-type="string" office:string-value="KUCR006 Registratie adoptie"/>
          <table:table-cell table:number-columns-repeated="16380"/>
        </table:table-row>
        <table:table-row>
          <table:table-cell table:number-columns-repeated="3"/>
          <table:table-cell office:value-type="string" office:string-value="KUCR007 Verwijderen adoptie"/>
          <table:table-cell table:number-columns-repeated="16380"/>
        </table:table-row>
        <table:table-row>
          <table:table-cell table:number-columns-repeated="3"/>
          <table:table-cell office:value-type="string" office:string-value="KUCR008 Onderhouden geboorteakte"/>
          <table:table-cell table:number-columns-repeated="16380"/>
        </table:table-row>
        <table:table-row>
          <table:table-cell table:number-columns-repeated="3"/>
          <table:table-cell office:value-type="string" office:string-value="KUCR009 Registratie gegrondverklaring van staat"/>
          <table:table-cell table:number-columns-repeated="16380"/>
        </table:table-row>
        <table:table-row>
          <table:table-cell table:number-columns-repeated="3"/>
          <table:table-cell office:value-type="string" office:string-value="KUCR010 Registratie betwisting van staat"/>
          <table:table-cell table:number-columns-repeated="16380"/>
        </table:table-row>
        <table:table-row>
          <table:table-cell table:number-columns-repeated="3"/>
          <table:table-cell office:value-type="string" office:string-value="KUCR021 Wijzigen naam en/of geslacht"/>
          <table:table-cell table:number-columns-repeated="16380"/>
        </table:table-row>
        <table:table-row>
          <table:table-cell table:number-columns-repeated="3"/>
          <table:table-cell office:value-type="string" office:string-value="KUCR041 Registreren huwelijk/partnerschap"/>
          <table:table-cell table:number-columns-repeated="16380"/>
        </table:table-row>
        <table:table-row>
          <table:table-cell table:number-columns-repeated="3"/>
          <table:table-cell office:value-type="string" office:string-value="KUCR042 Registreren ondertrouw"/>
          <table:table-cell table:number-columns-repeated="16380"/>
        </table:table-row>
        <table:table-row>
          <table:table-cell table:number-columns-repeated="3"/>
          <table:table-cell office:value-type="string" office:string-value="KUCR043 Ontbinden huwelijk of partnerschap"/>
          <table:table-cell table:number-columns-repeated="16380"/>
        </table:table-row>
        <table:table-row>
          <table:table-cell table:number-columns-repeated="3"/>
          <table:table-cell office:value-type="string" office:string-value="KUCR044 Omzetten partnerschap naar huwelijk"/>
          <table:table-cell table:number-columns-repeated="16380"/>
        </table:table-row>
        <table:table-row>
          <table:table-cell table:number-columns-repeated="3"/>
          <table:table-cell office:value-type="string" office:string-value="KUCR045 Corrigeren huwelijks- of partnerschapsakte"/>
          <table:table-cell table:number-columns-repeated="16380"/>
        </table:table-row>
        <table:table-row>
          <table:table-cell table:number-columns-repeated="3"/>
          <table:table-cell office:value-type="string" office:string-value="KUCR046 Ongedaan maken nietigverklaring"/>
          <table:table-cell table:number-columns-repeated="16380"/>
        </table:table-row>
        <table:table-row>
          <table:table-cell table:number-columns-repeated="3"/>
          <table:table-cell office:value-type="string" office:string-value="KUCR051 Registreren verhuizing binnen Nederland"/>
          <table:table-cell table:number-columns-repeated="16380"/>
        </table:table-row>
        <table:table-row>
          <table:table-cell table:number-columns-repeated="3"/>
          <table:table-cell office:value-type="string" office:string-value="KUCR052 Registreren verhuizing naar Nederland"/>
          <table:table-cell table:number-columns-repeated="16380"/>
        </table:table-row>
        <table:table-row>
          <table:table-cell table:number-columns-repeated="3"/>
          <table:table-cell office:value-type="string" office:string-value="KUCR053 Registreren verhuizing vanuit Nederland"/>
          <table:table-cell table:number-columns-repeated="16380"/>
        </table:table-row>
        <table:table-row>
          <table:table-cell table:number-columns-repeated="3"/>
          <table:table-cell office:value-type="string" office:string-value="KUCR054 Uitschrijven ingezetene"/>
          <table:table-cell table:number-columns-repeated="16380"/>
        </table:table-row>
        <table:table-row>
          <table:table-cell table:number-columns-repeated="3"/>
          <table:table-cell office:value-type="string" office:string-value="KUCR055 Onderhouden adres"/>
          <table:table-cell table:number-columns-repeated="16380"/>
        </table:table-row>
        <table:table-row>
          <table:table-cell table:number-columns-repeated="3"/>
          <table:table-cell office:value-type="string" office:string-value="KUCR061 Registreren verzoek verkrijgen Nederlands nationaliteit"/>
          <table:table-cell table:number-columns-repeated="16380"/>
        </table:table-row>
        <table:table-row>
          <table:table-cell table:number-columns-repeated="3"/>
          <table:table-cell office:value-type="string" office:string-value="KUCR062 Registreren nationaliteit persoon"/>
          <table:table-cell table:number-columns-repeated="16380"/>
        </table:table-row>
        <table:table-row>
          <table:table-cell table:number-columns-repeated="3"/>
          <table:table-cell office:value-type="string" office:string-value="KUCR063 Beëindigen nationaliteit"/>
          <table:table-cell table:number-columns-repeated="16380"/>
        </table:table-row>
        <table:table-row>
          <table:table-cell table:number-columns-repeated="3"/>
          <table:table-cell office:value-type="string" office:string-value="KUCR071 Uitgifte reisdocument"/>
          <table:table-cell table:number-columns-repeated="16380"/>
        </table:table-row>
        <table:table-row>
          <table:table-cell table:number-columns-repeated="3"/>
          <table:table-cell office:value-type="string" office:string-value="KUCR072 Inname reisodocument"/>
          <table:table-cell table:number-columns-repeated="16380"/>
        </table:table-row>
        <table:table-row>
          <table:table-cell table:number-columns-repeated="3"/>
          <table:table-cell office:value-type="string" office:string-value="KUCR073 Registratie vermissing reisdocument"/>
          <table:table-cell table:number-columns-repeated="16380"/>
        </table:table-row>
        <table:table-row>
          <table:table-cell table:number-columns-repeated="3"/>
          <table:table-cell office:value-type="string" office:string-value="KUCR081 Uitgifte rijbewijs"/>
          <table:table-cell table:number-columns-repeated="16380"/>
        </table:table-row>
        <table:table-row>
          <table:table-cell table:number-columns-repeated="3"/>
          <table:table-cell office:value-type="string" office:string-value="KUCR082 Onderhouden rijbewijs"/>
          <table:table-cell table:number-columns-repeated="16380"/>
        </table:table-row>
        <table:table-row>
          <table:table-cell table:number-columns-repeated="3"/>
          <table:table-cell office:value-type="string" office:string-value="KUCR083 Inname rijbewijs"/>
          <table:table-cell table:number-columns-repeated="16380"/>
        </table:table-row>
        <table:table-row>
          <table:table-cell table:number-columns-repeated="3"/>
          <table:table-cell office:value-type="string" office:string-value="KUCR084 Registratie vermissing rijbewijs"/>
          <table:table-cell table:number-columns-repeated="16380"/>
        </table:table-row>
        <table:table-row>
          <table:table-cell table:number-columns-repeated="3"/>
          <table:table-cell office:value-type="string" office:string-value="KUCR091 Registratie overlijden"/>
          <table:table-cell table:number-columns-repeated="16380"/>
        </table:table-row>
        <table:table-row>
          <table:table-cell table:number-columns-repeated="3"/>
          <table:table-cell office:value-type="string" office:string-value="KUCR092 Corrigeren overlijdensaktie"/>
          <table:table-cell table:number-columns-repeated="16380"/>
        </table:table-row>
        <table:table-row>
          <table:table-cell table:number-columns-repeated="3"/>
          <table:table-cell office:value-type="string" office:string-value="KUCR093 Registreren leveloos geboren kind"/>
          <table:table-cell table:number-columns-repeated="16380"/>
        </table:table-row>
        <table:table-row>
          <table:table-cell table:number-columns-repeated="3"/>
          <table:table-cell office:value-type="string" office:string-value="Use Case Model (Keten)"/>
          <table:table-cell table:number-columns-repeated="16380"/>
        </table:table-row>
        <table:table-row>
          <table:table-cell table:number-columns-repeated="3"/>
          <table:table-cell office:value-type="string" office:string-value="Use Case Model (Applicatie)"/>
          <table:table-cell table:number-columns-repeated="16380"/>
        </table:table-row>
        <table:table-row>
          <table:table-cell table:number-columns-repeated="3"/>
          <table:table-cell office:value-type="string" office:string-value="Aanvullende Specificaties"/>
          <table:table-cell table:number-columns-repeated="16380"/>
        </table:table-row>
        <table:table-row>
          <table:table-cell table:number-columns-repeated="3"/>
          <table:table-cell office:value-type="string" office:string-value="Configuratie Management Plan"/>
          <table:table-cell table:number-columns-repeated="16380"/>
        </table:table-row>
        <table:table-row>
          <table:table-cell table:number-columns-repeated="3"/>
          <table:table-cell office:value-type="string" office:string-value="Iteratieplan"/>
          <table:table-cell table:number-columns-repeated="16380"/>
        </table:table-row>
        <table:table-row>
          <table:table-cell table:number-columns-repeated="3"/>
          <table:table-cell office:value-type="string" office:string-value="Faseplan"/>
          <table:table-cell table:number-columns-repeated="16380"/>
        </table:table-row>
        <table:table-row>
          <table:table-cell table:number-columns-repeated="3"/>
          <table:table-cell office:value-type="string" office:string-value="RACI-matrix"/>
          <table:table-cell table:number-columns-repeated="16380"/>
        </table:table-row>
        <table:table-row>
          <table:table-cell table:number-columns-repeated="3"/>
          <table:table-cell office:value-type="string" office:string-value="Ervaringscijfers"/>
          <table:table-cell table:number-columns-repeated="16380"/>
        </table:table-row>
        <table:table-row>
          <table:table-cell table:number-columns-repeated="3"/>
          <table:table-cell office:value-type="string" office:string-value="Iteratie Assessment"/>
          <table:table-cell table:number-columns-repeated="16380"/>
        </table:table-row>
        <table:table-row table:number-rows-repeated="1048496">
          <table:table-cell table:number-columns-repeated="16380"/>
        </table:table-row>
      </table:table>
      <table:table table:name="'file:///C:/Users/Dennis%20Geluk/Mijn%20Projecten/NVVB-KING%20Beheer%20BZM/Tags/Oplevering%20Keten%20specificaties%20-%203.0.0%20(2015)/99%20Publicatie/05%20Aanvullende%20Documenten/BRP-BZM%20-%20Risk%20List.xls'#Instructions" table:style-name="ta5">
        <table:table-source xlink:href="file:///C:/Users/Dennis%20Geluk/Mijn%20Projecten/NVVB-KING%20Beheer%20BZM/Tags/Oplevering%20Keten%20specificaties%20-%203.0.0%20(2015)/99%20Publicatie/05%20Aanvullende%20Documenten/BRP-BZM%20-%20Risk%20List.xls" table:table-name="Instructions" table:mode="copy-results-only"/>
        <table:table-column/>
        <table:table-row table:number-rows-repeated="1048576">
          <table:table-cell table:number-columns-repeated="16384"/>
        </table:table-row>
      </table:table>
      <table:table table:name="'file:///C:/Users/Dennis%20Geluk/Mijn%20Projecten/NVVB-KING%20Beheer%20BZM/Tags/Oplevering%20Keten%20specificaties%20-%203.0.0%20(2015)/99%20Publicatie/05%20Aanvullende%20Documenten/BRP-BZM%20-%20Risk%20List.xls'#Risks" table:style-name="ta5">
        <table:table-source xlink:href="file:///C:/Users/Dennis%20Geluk/Mijn%20Projecten/NVVB-KING%20Beheer%20BZM/Tags/Oplevering%20Keten%20specificaties%20-%203.0.0%20(2015)/99%20Publicatie/05%20Aanvullende%20Documenten/BRP-BZM%20-%20Risk%20List.xls" table:table-name="Risks" table:mode="copy-results-only"/>
        <table:table-column/>
        <table:table-row table:number-rows-repeated="1048576">
          <table:table-cell table:number-columns-repeated="16384"/>
        </table:table-row>
      </table:table>
      <table:table table:name="'file:///C:/Users/Dennis%20Geluk/Mijn%20Projecten/NVVB-KING%20Beheer%20BZM/Tags/Oplevering%20Keten%20specificaties%20-%203.0.0%20(2015)/99%20Publicatie/05%20Aanvullende%20Documenten/BRP-BZM%20-%20Risk%20List.xls'#Risks_(other)" table:style-name="ta5">
        <table:table-source xlink:href="file:///C:/Users/Dennis%20Geluk/Mijn%20Projecten/NVVB-KING%20Beheer%20BZM/Tags/Oplevering%20Keten%20specificaties%20-%203.0.0%20(2015)/99%20Publicatie/05%20Aanvullende%20Documenten/BRP-BZM%20-%20Risk%20List.xls" table:table-name="Risks_(other)" table:mode="copy-results-only"/>
        <table:table-column/>
        <table:table-row table:number-rows-repeated="1048576">
          <table:table-cell table:number-columns-repeated="16384"/>
        </table:table-row>
      </table:table>
      <table:table table:name="'file:///C:/Users/Dennis%20Geluk/Mijn%20Projecten/NVVB-KING%20Beheer%20BZM/Tags/Oplevering%20Keten%20specificaties%20-%203.0.0%20(2015)/99%20Publicatie/05%20Aanvullende%20Documenten/BRP-BZM%20-%20Risk%20List.xls'#Dash" table:style-name="ta5">
        <table:table-source xlink:href="file:///C:/Users/Dennis%20Geluk/Mijn%20Projecten/NVVB-KING%20Beheer%20BZM/Tags/Oplevering%20Keten%20specificaties%20-%203.0.0%20(2015)/99%20Publicatie/05%20Aanvullende%20Documenten/BRP-BZM%20-%20Risk%20List.xls" table:table-name="Dash" table:mode="copy-results-only"/>
        <table:table-column/>
        <table:table-row table:number-rows-repeated="1048576">
          <table:table-cell table:number-columns-repeated="16384"/>
        </table:table-row>
      </table:table>
      <table:table table:name="'file:///C:/Users/Dennis%20Geluk/Mijn%20Projecten/NVVB-KING%20Beheer%20BZM/Tags/Oplevering%20Keten%20specificaties%20-%203.0.0%20(2015)/99%20Publicatie/05%20Aanvullende%20Documenten/BRP-BZM%20-%20Risk%20List.xls'#Data" table:style-name="ta5">
        <table:table-source xlink:href="file:///C:/Users/Dennis%20Geluk/Mijn%20Projecten/NVVB-KING%20Beheer%20BZM/Tags/Oplevering%20Keten%20specificaties%20-%203.0.0%20(2015)/99%20Publicatie/05%20Aanvullende%20Documenten/BRP-BZM%20-%20Risk%20List.xls" table:table-name="Data" table:mode="copy-results-only"/>
        <table:table-column/>
        <table:table-row table:number-rows-repeated="3">
          <table:table-cell table:number-columns-repeated="16384"/>
        </table:table-row>
        <table:table-row>
          <table:table-cell/>
          <table:table-cell office:value-type="float" office:value="96"/>
          <table:table-cell office:value-type="float" office:value="40"/>
          <table:table-cell table:number-columns-repeated="16381"/>
        </table:table-row>
        <table:table-row>
          <table:table-cell office:value-type="string" office:string-value="I1"/>
          <table:table-cell office:value-type="float" office:value="176"/>
          <table:table-cell office:value-type="float" office:value="40"/>
          <table:table-cell table:number-columns-repeated="16381"/>
        </table:table-row>
        <table:table-row>
          <table:table-cell office:value-type="string" office:string-value="I2"/>
          <table:table-cell office:value-type="float" office:value="135"/>
          <table:table-cell office:value-type="float" office:value="40"/>
          <table:table-cell table:number-columns-repeated="16381"/>
        </table:table-row>
        <table:table-row>
          <table:table-cell office:value-type="string" office:string-value="I3"/>
          <table:table-cell office:value-type="float" office:value="139"/>
          <table:table-cell office:value-type="float" office:value="40"/>
          <table:table-cell table:number-columns-repeated="16381"/>
        </table:table-row>
        <table:table-row>
          <table:table-cell office:value-type="string" office:string-value="I4"/>
          <table:table-cell office:value-type="float" office:value="225"/>
          <table:table-cell office:value-type="float" office:value="40"/>
          <table:table-cell table:number-columns-repeated="16381"/>
        </table:table-row>
        <table:table-row>
          <table:table-cell office:value-type="string" office:string-value="I5"/>
          <table:table-cell office:value-type="float" office:value="195"/>
          <table:table-cell office:value-type="float" office:value="40"/>
          <table:table-cell table:number-columns-repeated="16381"/>
        </table:table-row>
        <table:table-row>
          <table:table-cell office:value-type="string" office:string-value="I6"/>
          <table:table-cell office:value-type="float" office:value="194"/>
          <table:table-cell office:value-type="float" office:value="40"/>
          <table:table-cell table:number-columns-repeated="16381"/>
        </table:table-row>
        <table:table-row>
          <table:table-cell office:value-type="string" office:string-value="I7"/>
          <table:table-cell office:value-type="float" office:value="192"/>
          <table:table-cell office:value-type="float" office:value="40"/>
          <table:table-cell table:number-columns-repeated="16381"/>
        </table:table-row>
        <table:table-row>
          <table:table-cell office:value-type="string" office:string-value="I8"/>
          <table:table-cell office:value-type="float" office:value="188"/>
          <table:table-cell office:value-type="float" office:value="40"/>
          <table:table-cell table:number-columns-repeated="16381"/>
        </table:table-row>
        <table:table-row>
          <table:table-cell office:value-type="string" office:string-value="I9"/>
          <table:table-cell office:value-type="float" office:value="202"/>
          <table:table-cell office:value-type="float" office:value="40"/>
          <table:table-cell table:number-columns-repeated="16381"/>
        </table:table-row>
        <table:table-row>
          <table:table-cell office:value-type="string" office:string-value="I10"/>
          <table:table-cell office:value-type="float" office:value="117"/>
          <table:table-cell office:value-type="float" office:value="40"/>
          <table:table-cell table:number-columns-repeated="16381"/>
        </table:table-row>
        <table:table-row>
          <table:table-cell office:value-type="string" office:string-value="I11"/>
          <table:table-cell office:value-type="float" office:value="48"/>
          <table:table-cell office:value-type="float" office:value="40"/>
          <table:table-cell table:number-columns-repeated="16381"/>
        </table:table-row>
        <table:table-row>
          <table:table-cell office:value-type="string" office:string-value="I12"/>
          <table:table-cell office:value-type="float" office:value="73"/>
          <table:table-cell office:value-type="float" office:value="40"/>
          <table:table-cell table:number-columns-repeated="16381"/>
        </table:table-row>
        <table:table-row>
          <table:table-cell office:value-type="string" office:string-value="I13"/>
          <table:table-cell/>
          <table:table-cell office:value-type="float" office:value="40"/>
          <table:table-cell table:number-columns-repeated="16381"/>
        </table:table-row>
        <table:table-row table:number-rows-repeated="1048559">
          <table:table-cell table:number-columns-repeated="16381"/>
        </table:table-row>
      </table:table>
      <table:table table:name="'file:///C:/Users/Dennis%20Geluk/Mijn%20Projecten/NVVB-KING%20Beheer%20BZM/Tags/Oplevering%20Keten%20specificaties%20-%203.0.0%20(2015)/99%20Publicatie/05%20Aanvullende%20Documenten/BRP-BZM%20-%20Risk%20List.xls'#Configuration" table:style-name="ta5">
        <table:table-source xlink:href="file:///C:/Users/Dennis%20Geluk/Mijn%20Projecten/NVVB-KING%20Beheer%20BZM/Tags/Oplevering%20Keten%20specificaties%20-%203.0.0%20(2015)/99%20Publicatie/05%20Aanvullende%20Documenten/BRP-BZM%20-%20Risk%20List.xls" table:table-name="Configuration" table:mode="copy-results-only"/>
        <table:table-column/>
        <table:table-row table:number-rows-repeated="1048576">
          <table:table-cell table:number-columns-repeated="16384"/>
        </table:table-row>
      </table:table>
      <table:named-expressions>
        <table:named-range table:name="Complexity" table:cell-range-address="Referenties.$C$6:Referenties.$F$6" table:base-cell-address="Referenties.$A$1"/>
        <table:named-range table:name="EstimateMatrix" table:cell-range-address="Referenties.$B$2:Referenties.$F$6" table:base-cell-address="Referenties.$A$1"/>
        <table:named-range table:name="Modules" table:cell-range-address="Referenties.$B$14:Referenties.$B$27" table:base-cell-address="Referenties.$A$1"/>
        <table:named-range table:name="ModuleState" table:cell-range-address="Referenties.$A$2:Referenties.$A$8" table:base-cell-address="Referenties.$A$1"/>
        <table:named-range table:name="Priority" table:cell-range-address="Referenties.$A$14:Referenties.$A$17" table:base-cell-address="Referenties.$A$1"/>
        <table:named-range table:name="Size" table:cell-range-address="Referenties.$B$2:Referenties.$B$5" table:base-cell-address="Referenties.$A$1"/>
        <table:named-range table:name="TaakStatus" table:cell-range-address="Referenties.$C$14:Referenties.$C$18" table:base-cell-address="Referenties.$A$1"/>
        <table:named-range table:name="Type" table:cell-range-address="Referenties.$O$14:Referenties.$O$18" table:base-cell-address="Referenties.$A$1"/>
        <table:named-range table:name="WorkProduct" table:cell-range-address="'file:///C:/Users/Dennis%20Geluk/Mijn%20Projecten/NVVB-KING%20Beheer%20BZM/Tags/Oplevering%20Keten%20specificaties%20-%203.0.0%20(2015)/99%20Publicatie/05%20Aanvullende%20Documenten/BRP-BZM%20-%20TakenLijst%20I1.xls'#referenties.$D$2:referenties.$D$80" table:base-cell-address="Keten_Backlog_KUC.$A$1"/>
      </table:named-expressions>
      <table:database-ranges>
        <table:database-range table:target-range-address="Keten_Backlog_KUC.A2:Keten_Backlog_KUC.AD425" table:display-filter-buttons="true"/>
        <table:database-range table:target-range-address="Keten_Backlog.A2:Keten_Backlog.J50"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date-style style:name="N19">
      <number:day/>
      <number:text>-</number:text>
      <number:month/>
      <number:text>-</number:text>
      <number:year number:style="long"/>
    </number:date-style>
    <number:date-style style:name="N21">
      <number:day/>
      <number:text>-</number:text>
      <number:month number:textual="true"/>
    </number:date-style>
    <number:number-style style:name="N72">
      <number:number number:decimal-places="1" number:min-integer-digits="1"/>
    </number:number-style>
    <style:style style:name="Berekening" style:family="table-cell" style:data-style-name="N0">
      <style:table-cell-properties fo:border="thin solid #808080" fo:background-color="#C0C0C0"/>
      <style:text-properties fo:color="#FF9900"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Standaard_32_2" style:display-name="Standaard 2" style:family="table-cell" style:data-style-name="N0">
      <style:table-cell-properties style:vertical-align="automatic" fo:background-color="transparent"/>
    </style:style>
    <style:style style:name="cf1" style:family="table-cell">
      <style:table-cell-properties fo:background-color="#FF0000"/>
    </style:style>
    <style:style style:name="cf2" style:family="table-cell">
      <style:table-cell-properties fo:background-color="#FF9900"/>
    </style:style>
    <style:style style:name="cf3" style:family="table-cell">
      <style:table-cell-properties fo:background-color="#00FF00"/>
    </style:style>
    <style:style style:name="cf4" style:family="table-cell">
      <style:table-cell-properties fo:background-color="#FFFF00"/>
    </style:style>
    <style:style style:name="cf5" style:family="table-cell">
      <style:table-cell-properties fo:background-color="#FDE9D9"/>
      <style:text-properties fo:color="#FF0000"/>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landscape" style:print-page-order="ttb" style:first-page-number="continue" style:scale-to="42%"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fo:margin-top="0.3in" fo:margin-bottom="0.3in" fo:margin-left="0.7in" fo:margin-right="0.7in" style:print-orientation="landscape" style:print-page-order="ttb" style:first-page-number="continue" style:scale-to="75%"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
    <meta:initial-creator/>
    <dc:creator/>
    <meta:creation-date>2006-09-16T00:00:00</meta:creation-date>
    <dc:date>2015-06-07T13:00:01</dc:date>
    <dc:title/>
    <dc:subject/>
    <dc:description/>
    <meta:printed-by/>
    <meta:editing-cycles>0</meta:editing-cycles>
    <meta:editing-duration>P0DT0H0M0S</meta:editing-duration>
    <meta:keywor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link-data-style-to-source="false" chart:visible="true" chart:logarithmic="false" chart:interval-major="1"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4653in" style:font-size-asian="0.04653in" style:font-size-complex="0.0465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868686" svg:stroke-opacity="100%" draw:stroke-linejoin="round" svg:stroke-linecap="butt"/>
    </style:style>
    <style:style style:family="chart" style:name="G0S0">
      <style:chart-properties chart:symbol-type="automatic" chart:connect-bars="false" chart:solid-type="cuboid" chart:stacked="false" chart:percentage="false"/>
      <style:graphic-properties draw:fill="none" draw:stroke="solid" svg:stroke-width="0.03125in" svg:stroke-color="#4a7ebb"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25in" svg:stroke-color="#be4b48" svg:stroke-opacity="100%" draw:stroke-linejoin="round" svg:stroke-linecap="round"/>
    </style:style>
    <style:style style:family="chart" style:name="Crt0">
      <style:chart-properties chart:three-dimensional="false" chart:deep="false" chart:symbol-type="automatic" chart:connect-bars="false" chart:solid-type="cuboid" chart:stacked="false" chart:percentage="false" chart:include-hidden-cells="false" chart:treat-empty-cells="leave-gap"/>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false"/>
      <style:graphic-properties draw:fill="solid" draw:fill-color="#ffffff" draw:opacity="100%" draw:stroke="none"/>
    </style:style>
  </office:automatic-styles>
  <office:body>
    <office:chart>
      <chart:chart chart:class="chart:line" svg:height="201.6pt" svg:width="411.6pt" chart:style-name="Crt0">
        <chart:title chart:style-name="CT00">
          <text:p text:style-name="a0" text:class-names="" text:cond-style-name="">Risicoprofiel</text:p>
        </chart:title>
        <chart:legend svg:x="337.8005511811024pt" svg:y="101.4005511811024pt" chart:style-name="Lgnd"/>
        <chart:plot-area svg:x="7.751968503937008pt" svg:y="29.17755905511811pt" svg:width="314.4835433070866pt" svg:height="143.5144094488189pt" chart:style-name="Plt0" chart:data-source-has-labels="both">
          <chart:axis chart:dimension="x" chart:name="primary-x" chart:style-name="Axs0">
            <chart:title chart:style-name="AT00">
              <text:p text:style-name="a1" text:class-names="" text:cond-style-name="">Iteraties</text:p>
            </chart:title>
            <chart:categories table:cell-range-address="local-table.$A$2:.$A$15"/>
          </chart:axis>
          <chart:axis chart:dimension="y" chart:name="primary-y" chart:style-name="Axs1">
            <chart:title chart:style-name="AT01">
              <text:p text:style-name="a2" text:class-names="" text:cond-style-name="">Risicopunten (kans x impact)</text:p>
            </chart:title>
            <chart:grid chart:class="major" chart:style-name="GMa1"/>
          </chart:axis>
          <chart:series chart:label-cell-address="local-table.$B$1" chart:values-cell-range-address="local-table.$B$2:.$B$14" chart:class="chart:line" chart:attached-axis="primary-y" chart:style-name="G0S0">
            <chart:data-point chart:repeated="13"/>
          </chart:series>
          <chart:series chart:label-cell-address="local-table.$C$1" chart:values-cell-range-address="local-table.$C$2:.$C$15" chart:class="chart:line" chart:attached-axis="primary-y" chart:style-name="G0S1">
            <chart:data-point chart:repeated="1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Top 10 Risico's</text:p>
              </table:table-cell>
              <table:table-cell office:value-type="string">
                <text:p>Target</text:p>
              </table:table-cell>
            </table:table-row>
          </table:table-header-rows>
          <table:table-row>
            <table:table-cell office:value-type="string">
              <text:p>I1</text:p>
            </table:table-cell>
            <table:table-cell office:value-type="float" office:value="96"/>
            <table:table-cell office:value-type="float" office:value="40"/>
          </table:table-row>
          <table:table-row>
            <table:table-cell office:value-type="string">
              <text:p>I2</text:p>
            </table:table-cell>
            <table:table-cell office:value-type="float" office:value="176"/>
            <table:table-cell office:value-type="float" office:value="40"/>
          </table:table-row>
          <table:table-row>
            <table:table-cell office:value-type="string">
              <text:p>I3</text:p>
            </table:table-cell>
            <table:table-cell office:value-type="float" office:value="135"/>
            <table:table-cell office:value-type="float" office:value="40"/>
          </table:table-row>
          <table:table-row>
            <table:table-cell office:value-type="string">
              <text:p>I4</text:p>
            </table:table-cell>
            <table:table-cell office:value-type="float" office:value="139"/>
            <table:table-cell office:value-type="float" office:value="40"/>
          </table:table-row>
          <table:table-row>
            <table:table-cell office:value-type="string">
              <text:p>I5</text:p>
            </table:table-cell>
            <table:table-cell office:value-type="float" office:value="225"/>
            <table:table-cell office:value-type="float" office:value="40"/>
          </table:table-row>
          <table:table-row>
            <table:table-cell office:value-type="string">
              <text:p>I6</text:p>
            </table:table-cell>
            <table:table-cell office:value-type="float" office:value="195"/>
            <table:table-cell office:value-type="float" office:value="40"/>
          </table:table-row>
          <table:table-row>
            <table:table-cell office:value-type="string">
              <text:p>I7</text:p>
            </table:table-cell>
            <table:table-cell office:value-type="float" office:value="194"/>
            <table:table-cell office:value-type="float" office:value="40"/>
          </table:table-row>
          <table:table-row>
            <table:table-cell office:value-type="string">
              <text:p>I8</text:p>
            </table:table-cell>
            <table:table-cell office:value-type="float" office:value="192"/>
            <table:table-cell office:value-type="float" office:value="40"/>
          </table:table-row>
          <table:table-row>
            <table:table-cell office:value-type="string">
              <text:p>I9</text:p>
            </table:table-cell>
            <table:table-cell office:value-type="float" office:value="188"/>
            <table:table-cell office:value-type="float" office:value="40"/>
          </table:table-row>
          <table:table-row>
            <table:table-cell office:value-type="string">
              <text:p>I10</text:p>
            </table:table-cell>
            <table:table-cell office:value-type="float" office:value="202"/>
            <table:table-cell office:value-type="float" office:value="40"/>
          </table:table-row>
          <table:table-row>
            <table:table-cell office:value-type="string">
              <text:p>I11</text:p>
            </table:table-cell>
            <table:table-cell office:value-type="float" office:value="117"/>
            <table:table-cell office:value-type="float" office:value="40"/>
          </table:table-row>
          <table:table-row>
            <table:table-cell office:value-type="string">
              <text:p>I12</text:p>
            </table:table-cell>
            <table:table-cell office:value-type="float" office:value="48"/>
            <table:table-cell office:value-type="float" office:value="40"/>
          </table:table-row>
          <table:table-row>
            <table:table-cell office:value-type="string">
              <text:p>I13</text:p>
            </table:table-cell>
            <table:table-cell office:value-type="float" office:value="73"/>
            <table:table-cell office:value-type="float" office:value="40"/>
          </table:table-row>
          <table:table-row>
            <table:table-cell/>
            <table:table-cell/>
            <table:table-cell office:value-type="float" office:value="4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0" chart:auto-position="false"/>
      <style:graphic-properties draw:fill="none" draw:stroke="none"/>
    </style:style>
    <style:style style:family="chart" style:name="Wal0">
      <style:graphic-properties draw:fill="none" draw:stroke="none"/>
    </style:style>
    <style:style style:family="chart" style:name="G0S0P2">
      <style:graphic-properties draw:fill="solid" draw:fill-color="#ffff00"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3">
      <style:graphic-properties draw:fill="solid" draw:fill-color="#6af30d" draw:opacity="100%" draw:stroke="none"/>
    </style:style>
    <style:style style:family="chart" style:name="Crt0">
      <style:chart-properties chart:three-dimensional="false" chart:deep="false" chart:symbol-type="none" chart:connect-bars="false" chart:solid-type="cuboid" chart:include-hidden-cells="false" chart:treat-empty-cells="use-zero"/>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00b0f0"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00b050" draw:opacity="100%" draw:stroke="none"/>
    </style:style>
    <style:style style:family="chart" style:name="G0S0P1">
      <style:graphic-properties draw:fill="solid" draw:fill-color="#ff0000" draw:opacity="100%" draw:stroke="none"/>
    </style:style>
  </office:automatic-styles>
  <office:body>
    <office:chart>
      <chart:chart chart:class="chart:circle" svg:height="89.4pt" svg:width="108.0pt" chart:style-name="Crt0">
        <chart:title chart:style-name="CT00">
          <text:p text:style-name="a0" text:class-names="" text:cond-style-name="">Bz. Object Model</text:p>
        </chart:title>
        <chart:plot-area svg:x="26.75023622047244pt" svg:y="23.79204724409449pt" svg:width="49.50015748031496pt" svg:height="47.5840157480315pt" chart:style-name="Plt0" chart:data-source-has-labels="both">
          <chart:axis chart:dimension="x"/>
          <chart:axis chart:dimension="y"/>
          <chart:series chart:label-cell-address="local-table.$B$1" chart:values-cell-range-address="local-table.$B$2:.$B$5" chart:class="chart:circle" chart:attached-axis="primary-y" chart:style-name="G0S0">
            <chart:data-point chart:style-name="G0S0P0"/>
            <chart:data-point chart:style-name="G0S0P1"/>
            <chart:data-point chart:style-name="G0S0P2"/>
            <chart:data-point chart:style-name="G0S0P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Domeinmodel bijwerken</text:p>
              </table:table-cell>
            </table:table-row>
          </table:table-header-rows>
          <table:table-row>
            <table:table-cell office:value-type="string">
              <text:p>1</text:p>
            </table:table-cell>
            <table:table-cell office:value-type="float" office:value="94"/>
          </table:table-row>
          <table:table-row>
            <table:table-cell office:value-type="string">
              <text:p>2</text:p>
            </table:table-cell>
            <table:table-cell office:value-type="float" office:value="0"/>
          </table:table-row>
          <table:table-row>
            <table:table-cell office:value-type="string">
              <text:p>3</text:p>
            </table:table-cell>
            <table:table-cell office:value-type="float" office:value="23.75"/>
          </table:table-row>
          <table:table-row>
            <table:table-cell office:value-type="string">
              <text:p>4</text:p>
            </table:table-cell>
            <table:table-cell office:value-type="float" office:value="180.75"/>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0" chart:auto-position="false"/>
      <style:graphic-properties draw:fill="none" draw:stroke="none"/>
    </style:style>
    <style:style style:family="chart" style:name="Wal0">
      <style:graphic-properties draw:fill="none" draw:stroke="none"/>
    </style:style>
    <style:style style:family="chart" style:name="G0S0P2">
      <style:graphic-properties draw:fill="solid" draw:fill-color="#00b0f0"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3">
      <style:graphic-properties draw:fill="solid" draw:fill-color="#6af30d" draw:opacity="100%" draw:stroke="none"/>
    </style:style>
    <style:style style:family="chart" style:name="Crt0">
      <style:chart-properties chart:three-dimensional="false" chart:deep="false" chart:symbol-type="none" chart:connect-bars="false" chart:solid-type="cuboid" chart:include-hidden-cells="false" chart:treat-empty-cells="use-zero"/>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00b0f0"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00b050" draw:opacity="100%" draw:stroke="none"/>
    </style:style>
    <style:style style:family="chart" style:name="G0S0P1">
      <style:graphic-properties draw:fill="solid" draw:fill-color="#ff0000" draw:opacity="100%" draw:stroke="none"/>
    </style:style>
  </office:automatic-styles>
  <office:body>
    <office:chart>
      <chart:chart chart:class="chart:circle" svg:height="88.8pt" svg:width="108.0pt" chart:style-name="Crt0">
        <chart:title chart:style-name="CT00">
          <text:p text:style-name="a0" text:class-names="" text:cond-style-name="">Test Cases</text:p>
        </chart:title>
        <chart:plot-area svg:x="23.50023622047244pt" svg:y="25.99047244094488pt" svg:width="47.75023622047244pt" svg:height="45.96448818897638pt" chart:style-name="Plt0" chart:data-source-has-labels="both">
          <chart:axis chart:dimension="x"/>
          <chart:axis chart:dimension="y"/>
          <chart:series chart:label-cell-address="local-table.$B$1" chart:values-cell-range-address="local-table.$B$2:.$B$5" chart:class="chart:circle" chart:attached-axis="primary-y" chart:style-name="G0S0">
            <chart:data-point chart:style-name="G0S0P0"/>
            <chart:data-point chart:style-name="G0S0P1"/>
            <chart:data-point chart:style-name="G0S0P2"/>
            <chart:data-point chart:style-name="G0S0P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est cases</text:p>
              </table:table-cell>
            </table:table-row>
          </table:table-header-rows>
          <table:table-row>
            <table:table-cell office:value-type="string">
              <text:p>1</text:p>
            </table:table-cell>
            <table:table-cell office:value-type="float" office:value="202"/>
          </table:table-row>
          <table:table-row>
            <table:table-cell office:value-type="string">
              <text:p>2</text:p>
            </table:table-cell>
            <table:table-cell office:value-type="float" office:value="0"/>
          </table:table-row>
          <table:table-row>
            <table:table-cell office:value-type="string">
              <text:p>3</text:p>
            </table:table-cell>
            <table:table-cell office:value-type="float" office:value="0"/>
          </table:table-row>
          <table:table-row>
            <table:table-cell office:value-type="string">
              <text:p>4</text:p>
            </table:table-cell>
            <table:table-cell office:value-type="float" office:value="395"/>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0" chart:auto-position="false"/>
      <style:graphic-properties draw:fill="none" draw:stroke="none"/>
    </style:style>
    <style:style style:family="chart" style:name="Wal0">
      <style:graphic-properties draw:fill="none" draw:stroke="none"/>
    </style:style>
    <style:style style:family="chart" style:name="G0S0P2">
      <style:graphic-properties draw:fill="solid" draw:fill-color="#ffff00"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3">
      <style:graphic-properties draw:fill="solid" draw:fill-color="#6af30d" draw:opacity="100%" draw:stroke="none"/>
    </style:style>
    <style:style style:family="chart" style:name="Crt0">
      <style:chart-properties chart:three-dimensional="false" chart:deep="false" chart:symbol-type="none" chart:connect-bars="false" chart:solid-type="cuboid" chart:include-hidden-cells="false" chart:treat-empty-cells="use-zero"/>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ff0000"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00b050" draw:opacity="100%" draw:stroke="none"/>
    </style:style>
    <style:style style:family="chart" style:name="G0S0P1">
      <style:graphic-properties draw:fill="solid" draw:fill-color="#ff0000" draw:opacity="100%" draw:stroke="none"/>
    </style:style>
  </office:automatic-styles>
  <office:body>
    <office:chart>
      <chart:chart chart:class="chart:circle" svg:height="90.6pt" svg:width="105.6pt" chart:style-name="Crt0">
        <chart:title chart:style-name="CT00">
          <text:p text:style-name="a0" text:class-names="" text:cond-style-name="">UCR Maken</text:p>
        </chart:title>
        <chart:plot-area svg:x="23.71653543307087pt" svg:y="25.88590551181102pt" svg:width="48.18188976377953pt" svg:height="46.25905511811023pt" chart:style-name="Plt0" chart:data-source-has-labels="both">
          <chart:axis chart:dimension="x"/>
          <chart:axis chart:dimension="y"/>
          <chart:series chart:label-cell-address="local-table.$B$1" chart:values-cell-range-address="local-table.$B$2:.$B$5" chart:class="chart:circle" chart:attached-axis="primary-y" chart:style-name="G0S0">
            <chart:data-point chart:style-name="G0S0P0"/>
            <chart:data-point chart:style-name="G0S0P1"/>
            <chart:data-point chart:style-name="G0S0P2"/>
            <chart:data-point chart:style-name="G0S0P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UCR maken</text:p>
              </table:table-cell>
            </table:table-row>
          </table:table-header-rows>
          <table:table-row>
            <table:table-cell office:value-type="string">
              <text:p>1</text:p>
            </table:table-cell>
            <table:table-cell office:value-type="float" office:value="80.875"/>
          </table:table-row>
          <table:table-row>
            <table:table-cell office:value-type="string">
              <text:p>2</text:p>
            </table:table-cell>
            <table:table-cell office:value-type="float" office:value="10.875"/>
          </table:table-row>
          <table:table-row>
            <table:table-cell office:value-type="string">
              <text:p>3</text:p>
            </table:table-cell>
            <table:table-cell office:value-type="float" office:value="2.25"/>
          </table:table-row>
          <table:table-row>
            <table:table-cell office:value-type="string">
              <text:p>4</text:p>
            </table:table-cell>
            <table:table-cell office:value-type="float" office:value="54.75"/>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0" chart:auto-position="false"/>
      <style:graphic-properties draw:fill="none" draw:stroke="none"/>
    </style:style>
    <style:style style:family="chart" style:name="Wal0">
      <style:graphic-properties draw:fill="none" draw:stroke="none"/>
    </style:style>
    <style:style style:family="chart" style:name="G0S0P2">
      <style:graphic-properties draw:fill="solid" draw:fill-color="#ffff00"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3">
      <style:graphic-properties draw:fill="solid" draw:fill-color="#66ff33" draw:opacity="100%" draw:stroke="none"/>
    </style:style>
    <style:style style:family="chart" style:name="Crt0">
      <style:chart-properties chart:three-dimensional="false" chart:deep="false" chart:symbol-type="none" chart:connect-bars="false" chart:solid-type="cuboid" chart:include-hidden-cells="false" chart:treat-empty-cells="use-zero"/>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c0504d"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00b050" draw:opacity="100%" draw:stroke="none"/>
    </style:style>
    <style:style style:family="chart" style:name="G0S0P1">
      <style:graphic-properties draw:fill="solid" draw:fill-color="#ff0000" draw:opacity="100%" draw:stroke="none"/>
    </style:style>
  </office:automatic-styles>
  <office:body>
    <office:chart>
      <chart:chart chart:class="chart:circle" svg:height="87.6pt" svg:width="106.2pt" chart:style-name="Crt0">
        <chart:title chart:style-name="CT00">
          <text:p text:style-name="a0" text:class-names="" text:cond-style-name="">Interfaces</text:p>
        </chart:title>
        <chart:plot-area svg:x="26.36204724409449pt" svg:y="26.56724409448819pt" svg:width="45.19149606299212pt" svg:height="43.08196850393701pt" chart:style-name="Plt0" chart:data-source-has-labels="both">
          <chart:axis chart:dimension="x"/>
          <chart:axis chart:dimension="y"/>
          <chart:series chart:label-cell-address="local-table.$B$1" chart:values-cell-range-address="local-table.$B$2:.$B$5" chart:class="chart:circle" chart:attached-axis="primary-y" chart:style-name="G0S0">
            <chart:data-point chart:style-name="G0S0P0"/>
            <chart:data-point chart:style-name="G0S0P1"/>
            <chart:data-point chart:style-name="G0S0P2"/>
            <chart:data-point chart:style-name="G0S0P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nterfaces specificeren</text:p>
              </table:table-cell>
            </table:table-row>
          </table:table-header-rows>
          <table:table-row>
            <table:table-cell office:value-type="string">
              <text:p>1</text:p>
            </table:table-cell>
            <table:table-cell office:value-type="float" office:value="322.5"/>
          </table:table-row>
          <table:table-row>
            <table:table-cell office:value-type="string">
              <text:p>2</text:p>
            </table:table-cell>
            <table:table-cell office:value-type="float" office:value="43.5"/>
          </table:table-row>
          <table:table-row>
            <table:table-cell office:value-type="string">
              <text:p>3</text:p>
            </table:table-cell>
            <table:table-cell office:value-type="float" office:value="10"/>
          </table:table-row>
          <table:table-row>
            <table:table-cell office:value-type="string">
              <text:p>4</text:p>
            </table:table-cell>
            <table:table-cell office:value-type="float" office:value="219"/>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0" chart:auto-position="false"/>
      <style:graphic-properties draw:fill="none" draw:stroke="none"/>
    </style:style>
    <style:style style:family="chart" style:name="Wal0">
      <style:graphic-properties draw:fill="none" draw:stroke="none"/>
    </style:style>
    <style:style style:family="chart" style:name="G0S0P2">
      <style:graphic-properties draw:fill="solid" draw:fill-color="#00b0f0"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3">
      <style:graphic-properties draw:fill="solid" draw:fill-color="#66ff33" draw:opacity="100%" draw:stroke="none"/>
    </style:style>
    <style:style style:family="chart" style:name="Crt0">
      <style:chart-properties chart:three-dimensional="false" chart:deep="false" chart:symbol-type="none" chart:connect-bars="false" chart:solid-type="cuboid" chart:include-hidden-cells="false" chart:treat-empty-cells="use-zero"/>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00b0f0" draw:opacity="100%"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0070c0" draw:opacity="100%" draw:stroke="none"/>
    </style:style>
    <style:style style:family="chart" style:name="G0S0P1">
      <style:graphic-properties draw:fill="solid" draw:fill-color="#ff0000" draw:opacity="100%" draw:stroke="none"/>
    </style:style>
  </office:automatic-styles>
  <office:body>
    <office:chart>
      <chart:chart chart:class="chart:circle" svg:height="89.4pt" svg:width="103.8pt" chart:style-name="Crt0">
        <chart:title svg:x="24.16102362204725pt" svg:y="4.966692913385826pt" chart:style-name="CT00">
          <text:p text:style-name="a0" text:class-names="" text:cond-style-name=""><text:s text:c="2"/>Transitie</text:p>
        </chart:title>
        <chart:plot-area svg:x="23.14968503937008pt" svg:y="25.95496062992126pt" svg:width="47.79299212598424pt" svg:height="46.14212598425196pt" chart:style-name="Plt0" chart:data-source-has-labels="both">
          <chart:axis chart:dimension="x"/>
          <chart:axis chart:dimension="y"/>
          <chart:series chart:label-cell-address="local-table.$B$1" chart:values-cell-range-address="local-table.$B$2:.$B$5" chart:class="chart:circle" chart:attached-axis="primary-y" chart:style-name="G0S0">
            <chart:data-point chart:style-name="G0S0P0"/>
            <chart:data-point chart:style-name="G0S0P1"/>
            <chart:data-point chart:style-name="G0S0P2"/>
            <chart:data-point chart:style-name="G0S0P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ransitie</text:p>
              </table:table-cell>
            </table:table-row>
          </table:table-header-rows>
          <table:table-row>
            <table:table-cell office:value-type="string">
              <text:p>1</text:p>
            </table:table-cell>
            <table:table-cell office:value-type="float" office:value="77.5"/>
          </table:table-row>
          <table:table-row>
            <table:table-cell office:value-type="string">
              <text:p>2</text:p>
            </table:table-cell>
            <table:table-cell office:value-type="float" office:value="0"/>
          </table:table-row>
          <table:table-row>
            <table:table-cell office:value-type="string">
              <text:p>3</text:p>
            </table:table-cell>
            <table:table-cell office:value-type="float" office:value="0"/>
          </table:table-row>
          <table:table-row>
            <table:table-cell office:value-type="string">
              <text:p>4</text:p>
            </table:table-cell>
            <table:table-cell office:value-type="float" office:value="480"/>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chart" style:name="Crt0">
      <style:chart-properties chart:three-dimensional="false" chart:deep="false" chart:symbol-type="none" chart:connect-bars="false" chart:solid-type="cuboid" chart:include-hidden-cells="false" chart:treat-empty-cells="use-zero"/>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c0504d" draw:opacity="100%" draw:stroke="none"/>
    </style:style>
    <style:style style:family="chart" style:name="G0S0P0">
      <style:graphic-properties draw:fill="solid" draw:fill-color="#ff0000" draw:opacity="100%" draw:stroke="none"/>
    </style:style>
  </office:automatic-styles>
  <office:body>
    <office:chart>
      <chart:chart chart:class="chart:circle" svg:height="87.6pt" svg:width="103.2pt" chart:style-name="Crt0">
        <chart:plot-area chart:style-name="Plt0" chart:data-source-has-labels="both">
          <chart:axis chart:dimension="x"/>
          <chart:axis chart:dimension="y"/>
          <chart:series chart:label-cell-address="local-table.$B$1" chart:values-cell-range-address="local-table.$B$2" chart:class="chart:circle" chart:attached-axis="primary-y" chart:style-name="G0S0">
            <chart:data-point chart:style-name="G0S0P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LO</text:p>
              </table:table-cell>
            </table:table-row>
          </table:table-header-rows>
          <table:table-row>
            <table:table-cell office:value-type="string">
              <text:p>1</text:p>
            </table:table-cell>
            <table:table-cell office:value-type="float" office:value="0"/>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5347in" style:font-size-asian="0.05347in" style:font-size-complex="0.0534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868686" svg:stroke-opacity="100%" draw:stroke-linejoin="round" svg:stroke-linecap="butt"/>
    </style:style>
    <style:style style:family="chart" style:name="G0S0">
      <style:chart-properties chart:symbol-type="none" chart:connect-bars="false" chart:solid-type="cuboid" chart:stacked="false" chart:percentage="false"/>
      <style:graphic-properties draw:fill="solid" draw:fill-color="#4f81bd" draw:opacity="100%" draw:stroke="none"/>
    </style:style>
    <style:style style:family="chart" style:name="G0S1">
      <style:chart-properties chart:symbol-type="none" chart:connect-bars="false" chart:solid-type="cuboid" chart:stacked="false" chart:percentage="false"/>
      <style:graphic-properties draw:fill="solid" draw:fill-color="#ffc000" draw:opacity="50%" draw:stroke="none"/>
    </style:style>
    <style:style style:family="chart" style:name="G0S2">
      <style:chart-properties chart:symbol-type="none" chart:connect-bars="false" chart:solid-type="cuboid" chart:stacked="false" chart:percentage="false"/>
      <style:graphic-properties draw:fill="solid" draw:fill-color="#9bbb59" draw:opacity="100%" draw:stroke="none"/>
    </style:style>
    <style:style style:family="chart" style:name="Crt0">
      <style:chart-properties chart:three-dimensional="false" chart:deep="false" chart:symbol-type="none" chart:connect-bars="false" chart:solid-type="cuboid" chart:stacked="false" chart:percentage="false" chart:include-hidden-cells="false" chart:treat-empty-cells="use-zero"/>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false"/>
      <style:graphic-properties draw:fill="solid" draw:fill-color="#ffffff" draw:opacity="100%" draw:stroke="none"/>
    </style:style>
    <style:style style:family="chart" style:name="G1S0">
      <style:chart-properties chart:symbol-type="none" chart:connect-bars="false" chart:solid-type="cuboid" chart:stacked="false" chart:percentage="false"/>
      <style:graphic-properties draw:fill="none" draw:stroke="solid" svg:stroke-width="0.03125in" svg:stroke-color="#ff0000" svg:stroke-opacity="100%" draw:stroke-linejoin="round" svg:stroke-linecap="round"/>
    </style:style>
    <style:style style:family="chart" style:name="G1S1">
      <style:chart-properties chart:symbol-type="none" chart:connect-bars="false" chart:solid-type="cuboid" chart:stacked="false" chart:percentage="false"/>
      <style:graphic-properties draw:fill="none" draw:stroke="solid" svg:stroke-width="0.03125in" svg:stroke-color="#00b050" svg:stroke-opacity="100%" draw:stroke-linejoin="round" svg:stroke-linecap="round"/>
    </style:style>
  </office:automatic-styles>
  <office:body>
    <office:chart>
      <chart:chart chart:class="chart:area" svg:height="201.0pt" svg:width="384.6pt" chart:style-name="Crt0">
        <chart:title chart:style-name="CT00">
          <text:p text:style-name="a0" text:class-names="" text:cond-style-name="">Voortgang Keten</text:p>
        </chart:title>
        <chart:legend svg:x="261.0004724409449pt" svg:y="73.20031496062992pt" chart:style-name="Lgnd"/>
        <chart:plot-area svg:x="7.751102362204724pt" svg:y="29.19866141732284pt" svg:width="250.2528346456693pt" svg:height="142.8642519685039pt" chart:style-name="Plt0">
          <chart:axis chart:dimension="x" chart:name="primary-x" chart:style-name="Axs0">
            <chart:title chart:style-name="AT00">
              <text:p text:style-name="a1" text:class-names="" text:cond-style-name="">Iteraties</text:p>
            </chart:title>
            <chart:categories table:cell-range-address="Data.$A$14:.$A$26"/>
          </chart:axis>
          <chart:axis chart:dimension="y" chart:name="primary-y" chart:style-name="Axs1">
            <chart:title chart:style-name="AT01">
              <text:p text:style-name="a2" text:class-names="" text:cond-style-name="">Use Case Module Punten</text:p>
            </chart:title>
            <chart:grid chart:class="major" chart:style-name="GMa1"/>
          </chart:axis>
          <chart:series chart:label-cell-address="Data.$G$13" chart:values-cell-range-address="Data.$G$14:.$G$25" chart:class="chart:area" chart:attached-axis="primary-y" chart:style-name="G0S2">
            <chart:data-point chart:repeated="12"/>
          </chart:series>
          <chart:series chart:label-cell-address="Data.$A$6" chart:values-cell-range-address="Data.$E$14:.$E$25" chart:class="chart:area" chart:attached-axis="primary-y" chart:style-name="G0S1">
            <chart:data-point chart:repeated="12"/>
          </chart:series>
          <chart:series chart:label-cell-address="Data.$A$5" chart:values-cell-range-address="Data.$D$14:.$D$25" chart:class="chart:area" chart:attached-axis="primary-y" chart:style-name="G0S0">
            <chart:data-point chart:repeated="12"/>
          </chart:series>
          <chart:series chart:label-cell-address="Data.$I$13" chart:values-cell-range-address="Data.$I$14:.$I$26" chart:class="chart:line" chart:attached-axis="primary-y" chart:style-name="G1S0">
            <chart:data-point chart:repeated="13"/>
          </chart:series>
          <chart:series chart:label-cell-address="Data.$K$13" chart:values-cell-range-address="Data.$K$14:.$K$26" chart:class="chart:line" chart:attached-axis="primary-y" chart:style-name="G1S1">
            <chart:data-point chart:repeated="13"/>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5347in" style:font-size-asian="0.05347in" style:font-size-complex="0.0534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868686" svg:stroke-opacity="100%" draw:stroke-linejoin="round" svg:stroke-linecap="butt"/>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G0S1">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2">
      <style:chart-properties chart:symbol-type="none" chart:vertical="false" chart:connect-bars="false" chart:solid-type="cuboid" chart:stacked="false" chart:percentage="false"/>
      <style:graphic-properties draw:fill="solid" draw:fill-color="#9bbb59"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false"/>
      <style:graphic-properties draw:fill="solid" draw:fill-color="#ffffff" draw:opacity="100%" draw:stroke="none"/>
    </style:style>
    <style:style style:family="chart" style:name="G1S0">
      <style:chart-properties chart:symbol-type="automatic" chart:connect-bars="false" chart:solid-type="cuboid" chart:stacked="false" chart:percentage="false"/>
      <style:graphic-properties draw:fill="none" draw:stroke="solid" svg:stroke-width="0.03125in" svg:stroke-color="#7d60a0" svg:stroke-opacity="100%" draw:stroke-linejoin="round" svg:stroke-linecap="round"/>
    </style:style>
    <style:style style:family="chart" style:name="G1S1">
      <style:chart-properties chart:symbol-type="automatic" chart:connect-bars="false" chart:solid-type="cuboid" chart:stacked="false" chart:percentage="false"/>
      <style:graphic-properties draw:fill="none" draw:stroke="solid" svg:stroke-width="0.03125in" svg:stroke-color="#46aac5" svg:stroke-opacity="100%" draw:stroke-linejoin="round" svg:stroke-linecap="round"/>
    </style:style>
  </office:automatic-styles>
  <office:body>
    <office:chart>
      <chart:chart chart:class="chart:bar" svg:height="201.6pt" svg:width="384.6pt" chart:style-name="Crt0">
        <chart:title chart:style-name="CT00">
          <text:p text:style-name="a0" text:class-names="" text:cond-style-name="">Productiesnelheid</text:p>
        </chart:title>
        <chart:legend svg:x="277.8004724409449pt" svg:y="45.00023622047244pt" chart:style-name="Lgnd"/>
        <chart:plot-area svg:x="28.68173228346457pt" svg:y="29.17755905511811pt" svg:width="243.9847244094488pt" svg:height="154.7652755905512pt" chart:style-name="Plt0">
          <chart:axis chart:dimension="x" chart:name="primary-x" chart:style-name="Axs0">
            <chart:title chart:style-name="AT00">
              <text:p text:style-name="a1" text:class-names="" text:cond-style-name="">Iteraties</text:p>
            </chart:title>
            <chart:categories table:cell-range-address="Data.$A$32:.$A$44"/>
          </chart:axis>
          <chart:axis chart:dimension="y" chart:name="primary-y" chart:style-name="Axs1">
            <chart:title chart:style-name="AT01">
              <text:p text:style-name="a2" text:class-names="" text:cond-style-name="">Use Case Module Punten</text:p>
            </chart:title>
            <chart:grid chart:class="major" chart:style-name="GMa1"/>
          </chart:axis>
          <chart:series chart:values-cell-range-address="Data.$D$32:.$D$43" chart:class="chart:bar" chart:attached-axis="primary-y" chart:style-name="G0S0">
            <chart:data-point chart:repeated="12"/>
          </chart:series>
          <chart:series chart:values-cell-range-address="Data.$E$32:.$E$43" chart:class="chart:bar" chart:attached-axis="primary-y" chart:style-name="G0S1">
            <chart:data-point chart:repeated="12"/>
          </chart:series>
          <chart:series chart:values-cell-range-address="Data.$F$32:.$F$43" chart:class="chart:bar" chart:attached-axis="primary-y" chart:style-name="G0S2">
            <chart:data-point chart:repeated="12"/>
          </chart:series>
          <chart:series chart:values-cell-range-address="Data.$H$32:.$H$43" chart:class="chart:line" chart:attached-axis="primary-y" chart:style-name="G1S0">
            <chart:data-point chart:repeated="12"/>
          </chart:series>
          <chart:series chart:values-cell-range-address="Data.$J$32:.$J$43" chart:class="chart:line" chart:attached-axis="primary-y" chart:style-name="G1S1">
            <chart:data-point chart:repeated="12"/>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5347in" style:font-size-asian="0.05347in" style:font-size-complex="0.0534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868686" svg:stroke-opacity="100%" draw:stroke-linejoin="round" svg:stroke-linecap="butt"/>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false"/>
      <style:graphic-properties draw:fill="solid" draw:fill-color="#ffffff" draw:opacity="100%" draw:stroke="none"/>
    </style:style>
    <style:style style:family="chart" style:name="G1S0">
      <style:chart-properties chart:symbol-type="automatic" chart:connect-bars="false" chart:solid-type="cuboid" chart:stacked="false" chart:percentage="false"/>
      <style:graphic-properties draw:fill="none" draw:stroke="solid" svg:stroke-width="0.03125in" svg:stroke-color="#be4b48" svg:stroke-opacity="100%" draw:stroke-linejoin="round" svg:stroke-linecap="round"/>
    </style:style>
  </office:automatic-styles>
  <office:body>
    <office:chart>
      <chart:chart chart:class="chart:bar" svg:height="231.0pt" svg:width="384.6pt" chart:style-name="Crt0">
        <chart:title chart:style-name="CT00">
          <text:p text:style-name="a0" text:class-names="" text:cond-style-name="">Inspanning per Iteratie</text:p>
        </chart:title>
        <chart:legend svg:x="276.6004724409449pt" svg:y="111.0002362204724pt" chart:style-name="Lgnd"/>
        <chart:plot-area svg:x="28.1711811023622pt" svg:y="26.2807874015748pt" svg:width="261.0825984251969pt" svg:height="175.8368503937008pt" chart:style-name="Plt0">
          <chart:axis chart:dimension="x" chart:name="primary-x" chart:style-name="Axs0">
            <chart:title chart:style-name="AT00">
              <text:p text:style-name="a1" text:class-names="" text:cond-style-name="">Iteraties</text:p>
            </chart:title>
            <chart:categories table:cell-range-address="Data.$A$50:.$A$62"/>
          </chart:axis>
          <chart:axis chart:dimension="y" chart:name="primary-y" chart:style-name="Axs1">
            <chart:title chart:style-name="AT01">
              <text:p text:style-name="a2" text:class-names="" text:cond-style-name="">Uren</text:p>
            </chart:title>
            <chart:grid chart:class="major" chart:style-name="GMa1"/>
          </chart:axis>
          <chart:series chart:label-cell-address="Data.$E$49" chart:values-cell-range-address="Data.$E$50:.$E$61" chart:class="chart:bar" chart:attached-axis="primary-y" chart:style-name="G0S0">
            <chart:data-point chart:repeated="12"/>
          </chart:series>
          <chart:series chart:label-cell-address="Data.$D$49" chart:values-cell-range-address="Data.$D$50:.$D$61" chart:class="chart:line" chart:attached-axis="primary-y" chart:style-name="G1S0">
            <chart:data-point chart:repeated="12"/>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T000">
      <style:graphic-properties draw:fill="none" draw:stroke="solid" svg:stroke-width="0.01042in" svg:stroke-color="#000000" svg:stroke-opacity="100%" draw:stroke-linejoin="round" svg:stroke-linecap="round"/>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5347in" style:font-size-asian="0.05347in" style:font-size-complex="0.0534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868686" svg:stroke-opacity="100%" draw:stroke-linejoin="round" svg:stroke-linecap="butt"/>
    </style:style>
    <style:style style:family="chart" style:name="G0S0">
      <style:chart-properties chart:symbol-type="none" chart:connect-bars="false" chart:solid-type="cuboid" chart:stacked="false" chart:percentage="false"/>
      <style:graphic-properties draw:fill="none" draw:stroke="solid" svg:stroke-width="0.03125in" svg:stroke-color="#4a7ebb"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regression-type="linear" chart:auto-position="false"/>
      <style:graphic-properties draw:fill="solid" draw:fill-color="#ffffff" draw:opacity="100%" draw:stroke="none"/>
    </style:style>
  </office:automatic-styles>
  <office:body>
    <office:chart>
      <chart:chart chart:class="chart:line" svg:height="201.6pt" svg:width="412.8pt" chart:style-name="Crt0">
        <chart:title chart:style-name="CT00">
          <text:p text:style-name="a0" text:class-names="" text:cond-style-name="">Resterend werk</text:p>
        </chart:title>
        <chart:legend svg:x="307.2007086614173pt" svg:y="105.6005511811024pt" chart:style-name="Lgnd"/>
        <chart:plot-area svg:x="28.8788188976378pt" svg:y="29.17755905511811pt" svg:width="269.5455905511811pt" svg:height="143.5144094488189pt" chart:style-name="Plt0">
          <chart:axis chart:dimension="x" chart:name="primary-x" chart:style-name="Axs0">
            <chart:title chart:style-name="AT00">
              <text:p text:style-name="a1" text:class-names="" text:cond-style-name="">Iteraties</text:p>
            </chart:title>
            <chart:categories table:cell-range-address="Data.$A$50:.$A$62"/>
          </chart:axis>
          <chart:axis chart:dimension="y" chart:name="primary-y" chart:style-name="Axs1">
            <chart:title chart:style-name="AT01">
              <text:p text:style-name="a2" text:class-names="" text:cond-style-name="">Uren</text:p>
            </chart:title>
            <chart:grid chart:class="major" chart:style-name="GMa1"/>
          </chart:axis>
          <chart:series chart:label-cell-address="Data.$F$49" chart:values-cell-range-address="Data.$F$50:.$F$61" chart:class="chart:line" chart:attached-axis="primary-y" chart:style-name="G0S0">
            <chart:regression-curve chart:style-name="T000">
              <chart:equation chart:automatic-content="true" chart:display-equation="false" chart:display-r-square="false" chart:style-name="TL000"/>
            </chart:regression-curve>
            <chart:data-point chart:repeated="12"/>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2" chart:angle-offset="0" chart:auto-position="false"/>
      <style:graphic-properties draw:fill="none" draw:stroke="none"/>
    </style:style>
    <style:style style:family="chart" style:name="Wal0">
      <style:graphic-properties draw:fill="none" draw:stroke="none"/>
    </style:style>
    <style:style style:family="chart" style:name="G0S0P2">
      <style:graphic-properties draw:fill="solid" draw:fill-color="#6af30d"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3">
      <style:graphic-properties draw:fill="solid" draw:fill-color="#6af30d" draw:opacity="100%" draw:stroke="none"/>
    </style:style>
    <style:style style:family="chart" style:name="Crt0">
      <style:chart-properties chart:three-dimensional="false" chart:deep="false" chart:symbol-type="none" chart:connect-bars="false" chart:solid-type="cuboid" chart:include-hidden-cells="false" chart:treat-empty-cells="use-zero"/>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2" chart:solid-type="cuboid"/>
      <style:graphic-properties draw:fill="solid" draw:fill-color="#6af30d"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chart-properties chart:pie-offset="0"/>
      <style:graphic-properties draw:fill="solid" draw:fill-color="#00b050" draw:opacity="100%" draw:stroke="none"/>
    </style:style>
    <style:style style:family="chart" style:name="G0S0P1">
      <style:graphic-properties draw:fill="solid" draw:fill-color="#ff0000" draw:opacity="100%" draw:stroke="none"/>
    </style:style>
  </office:automatic-styles>
  <office:body>
    <office:chart>
      <chart:chart chart:class="chart:circle" svg:height="87.6pt" svg:width="104.4pt" chart:style-name="Crt0">
        <chart:title chart:style-name="CT00">
          <text:p text:style-name="a0" text:class-names="" text:cond-style-name="">UCM detailleren</text:p>
        </chart:title>
        <chart:plot-area svg:x="23.28354330708661pt" svg:y="24.65244094488189pt" svg:width="47.06763779527559pt" svg:height="44.99669291338582pt" chart:style-name="Plt0" chart:data-source-has-labels="both">
          <chart:axis chart:dimension="x"/>
          <chart:axis chart:dimension="y"/>
          <chart:series chart:label-cell-address="local-table.$B$1" chart:values-cell-range-address="local-table.$B$2:.$B$5" chart:class="chart:circle" chart:attached-axis="primary-y" chart:style-name="G0S0">
            <chart:data-point chart:style-name="G0S0P0"/>
            <chart:data-point chart:style-name="G0S0P1"/>
            <chart:data-point chart:style-name="G0S0P2"/>
            <chart:data-point chart:style-name="G0S0P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UCM detailleren</text:p>
              </table:table-cell>
            </table:table-row>
          </table:table-header-rows>
          <table:table-row>
            <table:table-cell office:value-type="string">
              <text:p>1</text:p>
            </table:table-cell>
            <table:table-cell office:value-type="float" office:value="242.5"/>
          </table:table-row>
          <table:table-row>
            <table:table-cell office:value-type="string">
              <text:p>2</text:p>
            </table:table-cell>
            <table:table-cell office:value-type="float" office:value="0"/>
          </table:table-row>
          <table:table-row>
            <table:table-cell office:value-type="string">
              <text:p>3</text:p>
            </table:table-cell>
            <table:table-cell office:value-type="float" office:value="0"/>
          </table:table-row>
          <table:table-row>
            <table:table-cell office:value-type="string">
              <text:p>4</text:p>
            </table:table-cell>
            <table:table-cell office:value-type="float" office:value="503.75"/>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0" chart:auto-position="false"/>
      <style:graphic-properties draw:fill="none" draw:stroke="none"/>
    </style:style>
    <style:style style:family="chart" style:name="Wal0">
      <style:graphic-properties draw:fill="none" draw:stroke="none"/>
    </style:style>
    <style:style style:family="chart" style:name="G0S0P2">
      <style:graphic-properties draw:fill="solid" draw:fill-color="#ffff00"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3">
      <style:graphic-properties draw:fill="solid" draw:fill-color="#6af30d" draw:opacity="100%" draw:stroke="none"/>
    </style:style>
    <style:style style:family="chart" style:name="Crt0">
      <style:chart-properties chart:three-dimensional="false" chart:deep="false" chart:symbol-type="none" chart:connect-bars="false" chart:solid-type="cuboid" chart:include-hidden-cells="false" chart:treat-empty-cells="use-zero"/>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c0504d"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00b050" draw:opacity="100%" draw:stroke="none"/>
    </style:style>
    <style:style style:family="chart" style:name="G0S0P1">
      <style:graphic-properties draw:fill="solid" draw:fill-color="#ff0000" draw:opacity="100%" draw:stroke="none"/>
    </style:style>
  </office:automatic-styles>
  <office:body>
    <office:chart>
      <chart:chart chart:class="chart:circle" svg:height="88.2pt" svg:width="106.2pt" chart:style-name="Crt0">
        <chart:title chart:style-name="CT00">
          <text:p text:style-name="a0" text:class-names="" text:cond-style-name="">Glossary</text:p>
        </chart:title>
        <chart:plot-area svg:x="28.91842519685039pt" svg:y="24.85874015748032pt" svg:width="48.61283464566929pt" svg:height="46.60992125984252pt" chart:style-name="Plt0" chart:data-source-has-labels="both">
          <chart:axis chart:dimension="x"/>
          <chart:axis chart:dimension="y"/>
          <chart:series chart:label-cell-address="local-table.$B$1" chart:values-cell-range-address="local-table.$B$2:.$B$5" chart:class="chart:circle" chart:attached-axis="primary-y" chart:style-name="G0S0">
            <chart:data-point chart:style-name="G0S0P0"/>
            <chart:data-point chart:style-name="G0S0P1"/>
            <chart:data-point chart:style-name="G0S0P2"/>
            <chart:data-point chart:style-name="G0S0P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Glossary bijwerken</text:p>
              </table:table-cell>
            </table:table-row>
          </table:table-header-rows>
          <table:table-row>
            <table:table-cell office:value-type="string">
              <text:p>1</text:p>
            </table:table-cell>
            <table:table-cell office:value-type="float" office:value="23.5"/>
          </table:table-row>
          <table:table-row>
            <table:table-cell office:value-type="string">
              <text:p>2</text:p>
            </table:table-cell>
            <table:table-cell office:value-type="float" office:value="0"/>
          </table:table-row>
          <table:table-row>
            <table:table-cell office:value-type="string">
              <text:p>3</text:p>
            </table:table-cell>
            <table:table-cell office:value-type="float" office:value="2"/>
          </table:table-row>
          <table:table-row>
            <table:table-cell office:value-type="string">
              <text:p>4</text:p>
            </table:table-cell>
            <table:table-cell office:value-type="float" office:value="49.125"/>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0" chart:auto-position="false"/>
      <style:graphic-properties draw:fill="none" draw:stroke="none"/>
    </style:style>
    <style:style style:family="chart" style:name="Wal0">
      <style:graphic-properties draw:fill="none" draw:stroke="none"/>
    </style:style>
    <style:style style:family="chart" style:name="G0S0P2">
      <style:graphic-properties draw:fill="solid" draw:fill-color="#ffff00"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3">
      <style:graphic-properties draw:fill="solid" draw:fill-color="#6af30d" draw:opacity="100%" draw:stroke="none"/>
    </style:style>
    <style:style style:family="chart" style:name="Crt0">
      <style:chart-properties chart:three-dimensional="false" chart:deep="false" chart:symbol-type="none" chart:connect-bars="false" chart:solid-type="cuboid" chart:include-hidden-cells="false" chart:treat-empty-cells="use-zero"/>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9bbb59"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00b050" draw:opacity="100%" draw:stroke="none"/>
    </style:style>
    <style:style style:family="chart" style:name="G0S0P1">
      <style:graphic-properties draw:fill="solid" draw:fill-color="#ff0000" draw:opacity="100%" draw:stroke="none"/>
    </style:style>
  </office:automatic-styles>
  <office:body>
    <office:chart>
      <chart:chart chart:class="chart:circle" svg:height="90.0pt" svg:width="107.4pt" chart:style-name="Crt0">
        <chart:title chart:style-name="CT00">
          <text:p text:style-name="a0" text:class-names="" text:cond-style-name="">Needs &amp;Features</text:p>
        </chart:title>
        <chart:plot-area svg:x="21.7803937007874pt" svg:y="23.76pt" svg:width="49.5692125984252pt" svg:height="47.52pt" chart:style-name="Plt0" chart:data-source-has-labels="both">
          <chart:axis chart:dimension="x"/>
          <chart:axis chart:dimension="y"/>
          <chart:series chart:label-cell-address="local-table.$B$1" chart:values-cell-range-address="local-table.$B$2:.$B$5" chart:class="chart:circle" chart:attached-axis="primary-y" chart:style-name="G0S0">
            <chart:data-point chart:style-name="G0S0P0"/>
            <chart:data-point chart:style-name="G0S0P1"/>
            <chart:data-point chart:style-name="G0S0P2"/>
            <chart:data-point chart:style-name="G0S0P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Needs en features traceren</text:p>
              </table:table-cell>
            </table:table-row>
          </table:table-header-rows>
          <table:table-row>
            <table:table-cell office:value-type="string">
              <text:p>1</text:p>
            </table:table-cell>
            <table:table-cell office:value-type="float" office:value="48.5"/>
          </table:table-row>
          <table:table-row>
            <table:table-cell office:value-type="string">
              <text:p>2</text:p>
            </table:table-cell>
            <table:table-cell office:value-type="float" office:value="0"/>
          </table:table-row>
          <table:table-row>
            <table:table-cell office:value-type="string">
              <text:p>3</text:p>
            </table:table-cell>
            <table:table-cell office:value-type="float" office:value="0.875"/>
          </table:table-row>
          <table:table-row>
            <table:table-cell office:value-type="string">
              <text:p>4</text:p>
            </table:table-cell>
            <table:table-cell office:value-type="float" office:value="99.875"/>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0" chart:auto-position="false"/>
      <style:graphic-properties draw:fill="none" draw:stroke="none"/>
    </style:style>
    <style:style style:family="chart" style:name="Wal0">
      <style:graphic-properties draw:fill="none" draw:stroke="none"/>
    </style:style>
    <style:style style:family="chart" style:name="G0S0P2">
      <style:graphic-properties draw:fill="solid" draw:fill-color="#ffff00"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3">
      <style:graphic-properties draw:fill="solid" draw:fill-color="#6af30d" draw:opacity="100%" draw:stroke="none"/>
    </style:style>
    <style:style style:family="chart" style:name="Crt0">
      <style:chart-properties chart:three-dimensional="false" chart:deep="false" chart:symbol-type="none" chart:connect-bars="false" chart:solid-type="cuboid" chart:include-hidden-cells="false" chart:treat-empty-cells="use-zero"/>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8064a2" draw:opacity="100%"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00b050" draw:opacity="100%" draw:stroke="none"/>
    </style:style>
    <style:style style:family="chart" style:name="G0S0P1">
      <style:graphic-properties draw:fill="solid" draw:fill-color="#ff0000" draw:opacity="100%" draw:stroke="none"/>
    </style:style>
  </office:automatic-styles>
  <office:body>
    <office:chart>
      <chart:chart chart:class="chart:circle" svg:height="88.2pt" svg:width="106.2pt" chart:style-name="Crt0">
        <chart:title svg:x="11.47653543307087pt" svg:y="4.9pt" chart:style-name="CT00">
          <text:p text:style-name="a0" text:class-names="" text:cond-style-name="">Business Rules</text:p>
        </chart:title>
        <chart:plot-area svg:x="22.84708661417323pt" svg:y="26.02622047244094pt" svg:width="47.2pt" svg:height="45.30488188976378pt" chart:style-name="Plt0" chart:data-source-has-labels="both">
          <chart:axis chart:dimension="x"/>
          <chart:axis chart:dimension="y"/>
          <chart:series chart:label-cell-address="local-table.$B$1" chart:values-cell-range-address="local-table.$B$2:.$B$5" chart:class="chart:circle" chart:attached-axis="primary-y" chart:style-name="G0S0">
            <chart:data-point chart:style-name="G0S0P0"/>
            <chart:data-point chart:style-name="G0S0P1"/>
            <chart:data-point chart:style-name="G0S0P2"/>
            <chart:data-point chart:style-name="G0S0P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Business rules vastleggen</text:p>
              </table:table-cell>
            </table:table-row>
          </table:table-header-rows>
          <table:table-row>
            <table:table-cell office:value-type="string">
              <text:p>1</text:p>
            </table:table-cell>
            <table:table-cell office:value-type="float" office:value="97"/>
          </table:table-row>
          <table:table-row>
            <table:table-cell office:value-type="string">
              <text:p>2</text:p>
            </table:table-cell>
            <table:table-cell office:value-type="float" office:value="0"/>
          </table:table-row>
          <table:table-row>
            <table:table-cell office:value-type="string">
              <text:p>3</text:p>
            </table:table-cell>
            <table:table-cell office:value-type="float" office:value="2.5"/>
          </table:table-row>
          <table:table-row>
            <table:table-cell office:value-type="string">
              <text:p>4</text:p>
            </table:table-cell>
            <table:table-cell office:value-type="float" office:value="199"/>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